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8.75pt"/>
    </style:style>
    <style:style style:name="co2" style:family="table-column">
      <style:table-column-properties fo:break-before="auto" style:column-width="61.74pt"/>
    </style:style>
    <style:style style:name="co3" style:family="table-column">
      <style:table-column-properties fo:break-before="auto" style:column-width="77.95pt"/>
    </style:style>
    <style:style style:name="co4" style:family="table-column">
      <style:table-column-properties fo:break-before="auto" style:column-width="24.69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21.6pt"/>
    </style:style>
    <style:style style:name="co7" style:family="table-column">
      <style:table-column-properties fo:break-before="auto" style:column-width="27.01pt"/>
    </style:style>
    <style:style style:name="co8" style:family="table-column">
      <style:table-column-properties fo:break-before="auto" style:column-width="108.06pt"/>
    </style:style>
    <style:style style:name="co9" style:family="table-column">
      <style:table-column-properties fo:break-before="auto" style:column-width="117.3pt"/>
    </style:style>
    <style:style style:name="co10" style:family="table-column">
      <style:table-column-properties fo:break-before="auto" style:column-width="84.1pt"/>
    </style:style>
    <style:style style:name="co11" style:family="table-column">
      <style:table-column-properties fo:break-before="auto" style:column-width="133.51pt"/>
    </style:style>
    <style:style style:name="co12" style:family="table-column">
      <style:table-column-properties fo:break-before="auto" style:column-width="39.34pt"/>
    </style:style>
    <style:style style:name="co13" style:family="table-column">
      <style:table-column-properties fo:break-before="auto" style:column-width="19.25pt"/>
    </style:style>
    <style:style style:name="co14" style:family="table-column">
      <style:table-column-properties fo:break-before="auto" style:column-width="28.54pt"/>
    </style:style>
    <style:style style:name="co15" style:family="table-column">
      <style:table-column-properties fo:break-before="auto" style:column-width="29.31pt"/>
    </style:style>
    <style:style style:name="co16" style:family="table-column">
      <style:table-column-properties fo:break-before="auto" style:column-width="97.99pt"/>
    </style:style>
    <style:style style:name="co17" style:family="table-column">
      <style:table-column-properties fo:break-before="auto" style:column-width="109.59pt"/>
    </style:style>
    <style:style style:name="co18" style:family="table-column">
      <style:table-column-properties fo:break-before="auto" style:column-width="36.26pt"/>
    </style:style>
    <style:style style:name="co19" style:family="table-column">
      <style:table-column-properties fo:break-before="auto" style:column-width="37.81pt"/>
    </style:style>
    <style:style style:name="co20" style:family="table-column">
      <style:table-column-properties fo:break-before="auto" style:column-width="93.4pt"/>
    </style:style>
    <style:style style:name="co21" style:family="table-column">
      <style:table-column-properties fo:break-before="auto" style:column-width="40.11pt"/>
    </style:style>
    <style:style style:name="co22" style:family="table-column">
      <style:table-column-properties fo:break-before="auto" style:column-width="89.49pt"/>
    </style:style>
    <style:style style:name="co23" style:family="table-column">
      <style:table-column-properties fo:break-before="auto" style:column-width="23.1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7.35pt" fo:break-before="auto" style:use-optimal-row-height="true"/>
    </style:style>
    <style:style style:name="ro3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 style:data-style-name="N1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4" style:family="table-cell" style:parent-style-name="Default" style:data-style-name="N1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5" style:family="table-cell" style:parent-style-name="Default" style:data-style-name="N1">
      <style:table-cell-properties style:text-align-source="fix" style:repeat-content="false"/>
      <style:paragraph-properties fo:text-align="start" fo:margin-left="0pt"/>
      <style:text-properties fo:color="#ff3333" fo:font-weight="bold" style:font-weight-asian="bold" style:font-weight-complex="bold"/>
    </style:style>
    <style:style style:name="ce6" style:family="table-cell" style:parent-style-name="Default" style:data-style-name="N1">
      <style:table-cell-properties style:text-align-source="fix" style:repeat-content="false"/>
      <style:paragraph-properties fo:text-align="center" fo:margin-left="0pt"/>
      <style:text-properties fo:color="#ff3333" fo:font-weight="bold" style:font-weight-asian="bold" style:font-weight-complex="bold"/>
    </style:style>
    <style:style style:name="ce7" style:family="table-cell" style:parent-style-name="Default" style:data-style-name="N1">
      <style:table-cell-properties fo:background-color="#666666"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8" style:family="table-cell" style:parent-style-name="Default" style:data-style-name="N1">
      <style:table-cell-properties fo:background-color="#666666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666666"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666666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666666" style:text-align-source="fix" style:repeat-content="false"/>
      <style:paragraph-properties fo:text-align="center" fo:margin-left="0pt"/>
      <style:text-properties fo:color="#666666"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pt"/>
      <style:text-properties fo:color="#ff0000" fo:font-weight="bold" style:font-weight-asian="bold" style:font-weight-complex="bold"/>
    </style:style>
    <style:style style:name="ce13" style:family="table-cell" style:parent-style-name="Default">
      <style:table-cell-properties fo:background-color="#ffff99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4" style:family="table-cell" style:parent-style-name="Default" style:data-style-name="N1">
      <style:table-cell-properties style:text-align-source="fix" style:repeat-content="false"/>
      <style:paragraph-properties fo:text-align="center" fo:margin-left="0pt"/>
      <style:text-properties fo:color="#ff0000" fo:font-weight="bold" style:font-weight-asian="bold" style:font-weight-complex="bold"/>
    </style:style>
    <style:style style:name="ce15" style:family="table-cell" style:parent-style-name="Default" style:data-style-name="N1">
      <style:table-cell-properties fo:background-color="#ffff99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fff200" style:text-align-source="fix" style:repeat-content="false"/>
      <style:paragraph-properties fo:text-align="center" fo:margin-left="0pt"/>
      <style:text-properties fo:color="#000000" fo:font-weight="bold" style:font-weight-asian="bold" style:font-weight-complex="bold"/>
    </style:style>
    <style:style style:name="ce17" style:family="table-cell" style:parent-style-name="Default">
      <style:table-cell-properties fo:background-color="#ffff00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pt"/>
      <style:text-properties fo:color="#ce181e" fo:font-weight="bold" style:font-weight-asian="bold" style:font-weight-complex="bold"/>
    </style:style>
    <style:style style:name="ce19" style:family="table-cell" style:parent-style-name="Default">
      <style:table-cell-properties fo:background-color="#fff200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45" style:family="table-cell" style:parent-style-name="Default" style:data-style-name="N1">
      <style:table-cell-properties fo:background-color="#000000" style:text-align-source="fix" style:repeat-content="false"/>
      <style:paragraph-properties fo:text-align="center" fo:margin-left="0pt"/>
      <style:text-properties fo:color="#fff200" fo:font-weight="bold" style:font-weight-asian="bold" style:font-weight-complex="bold"/>
    </style:style>
    <style:style style:name="ce62" style:family="table-cell" style:parent-style-name="Default" style:data-style-name="N1">
      <style:text-properties fo:color="#0066b3" fo:font-weight="bold" style:font-weight-asian="bold" style:font-weight-complex="bold"/>
    </style:style>
    <style:style style:name="ce41" style:family="table-cell" style:parent-style-name="Default" style:data-style-name="N1">
      <style:table-cell-properties fo:background-color="#fff200"/>
      <style:text-properties fo:font-size="14pt" fo:font-weight="bold" style:font-size-asian="14pt" style:font-weight-asian="bold" style:font-size-complex="14pt" style:font-weight-complex="bold"/>
    </style:style>
    <style:style style:name="ce64" style:family="table-cell" style:parent-style-name="Default" style:data-style-name="N2">
      <style:text-properties fo:color="#ed1c24" fo:font-weight="bold" style:font-weight-asian="bold" style:font-weight-complex="bold"/>
    </style:style>
    <style:style style:name="ce65" style:family="table-cell" style:parent-style-name="Default" style:data-style-name="N1">
      <style:text-properties fo:color="#ed1c24" fo:font-weight="bold" style:font-weight-asian="bold" style:font-weight-complex="bold"/>
    </style:style>
    <style:style style:name="ce66" style:family="table-cell" style:parent-style-name="Default" style:data-style-name="N1">
      <style:table-cell-properties fo:background-color="#cccccc"/>
      <style:text-properties fo:color="#ed1c24" fo:font-weight="bold" style:font-weight-asian="bold" style:font-weight-complex="bold"/>
    </style:style>
    <style:style style:name="ce63" style:family="table-cell" style:parent-style-name="Default" style:data-style-name="N1">
      <style:text-properties fo:font-weight="bold" style:font-weight-asian="bold" style:font-weight-complex="bold"/>
    </style:style>
    <style:style style:name="ce47" style:family="table-cell" style:parent-style-name="Default" style:data-style-name="N1">
      <style:table-cell-properties fo:background-color="#fff200"/>
      <style:text-properties fo:font-weight="bold" style:font-weight-asian="bold" style:font-weight-complex="bold"/>
    </style:style>
    <style:style style:name="ce67" style:family="table-cell" style:parent-style-name="Default" style:data-style-name="N1">
      <style:table-cell-properties fo:background-color="transparent"/>
      <style:text-properties fo:font-weight="bold" style:font-weight-asian="bold" style:font-weight-complex="bold"/>
    </style:style>
    <style:style style:name="ce49" style:family="table-cell" style:parent-style-name="Default" style:data-style-name="N0">
      <style:text-properties fo:color="#ed1c24" fo:font-weight="bold" style:font-weight-asian="bold" style:font-weight-complex="bold"/>
    </style:style>
    <style:style style:name="ce69" style:family="table-cell" style:parent-style-name="Default" style:data-style-name="N1">
      <style:text-properties fo:color="#000000" fo:font-weight="bold" style:font-weight-asian="bold" style:font-weight-complex="bold"/>
    </style:style>
    <style:style style:name="ce70" style:family="table-cell" style:parent-style-name="Default" style:data-style-name="N1">
      <style:table-cell-properties style:text-align-source="fix" style:repeat-content="false"/>
      <style:paragraph-properties fo:text-align="end" fo:margin-left="0pt"/>
      <style:text-properties fo:color="#0066b3" fo:font-weight="bold" style:font-weight-asian="bold" style:font-weight-complex="bold"/>
    </style:style>
    <style:style style:name="ce56" style:family="table-cell" style:parent-style-name="Default" style:data-style-name="N1">
      <style:table-cell-properties style:text-align-source="fix" style:repeat-content="false"/>
      <style:paragraph-properties fo:text-align="center" fo:margin-left="0pt"/>
      <style:text-properties fo:color="#ed1c24" fo:font-weight="bold" style:font-weight-asian="bold" style:font-weight-complex="bold"/>
    </style:style>
    <style:style style:name="ce71" style:family="table-cell" style:parent-style-name="Default" style:data-style-name="N1">
      <style:table-cell-properties fo:background-color="transparent"/>
      <style:text-properties fo:color="#ed1c24" fo:font-weight="bold" style:font-weight-asian="bold" style:font-weight-complex="bold"/>
    </style:style>
    <style:style style:name="ce78" style:family="table-cell" style:parent-style-name="Default" style:data-style-name="N0">
      <style:text-properties fo:font-weight="bold" style:font-weight-asian="bold" style:font-weight-complex="bold"/>
    </style:style>
    <style:style style:name="ce74" style:family="table-cell" style:parent-style-name="Default" style:data-style-name="N1">
      <style:table-cell-properties style:text-align-source="fix" style:repeat-content="false"/>
      <style:paragraph-properties fo:text-align="center" fo:margin-left="0pt"/>
      <style:text-properties fo:color="#f58220" fo:font-weight="bold" style:font-weight-asian="bold" style:font-weight-complex="bold"/>
    </style:style>
    <style:style style:name="ce72" style:family="table-cell" style:parent-style-name="Default" style:data-style-name="N1">
      <style:table-cell-properties style:text-align-source="fix" style:repeat-content="false"/>
      <style:paragraph-properties fo:text-align="center" fo:margin-left="0pt"/>
      <style:text-properties fo:color="#0066b3" fo:font-weight="bold" style:font-weight-asian="bold" style:font-weight-complex="bold"/>
    </style:style>
    <style:style style:name="ce81" style:family="table-cell" style:parent-style-name="Default" style:data-style-name="N1">
      <style:table-cell-properties fo:background-color="#fff200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73" style:family="table-cell" style:parent-style-name="Default" style:data-style-name="N2">
      <style:table-cell-properties style:text-align-source="fix" style:repeat-content="false"/>
      <style:paragraph-properties fo:text-align="center" fo:margin-left="0pt"/>
      <style:text-properties fo:color="#ed1c24" fo:font-weight="bold" style:font-weight-asian="bold" style:font-weight-complex="bold"/>
    </style:style>
    <style:style style:name="ce83" style:family="table-cell" style:parent-style-name="Default" style:data-style-name="N1">
      <style:table-cell-properties style:text-align-source="fix" style:repeat-content="false"/>
      <style:paragraph-properties fo:text-align="start" fo:margin-left="0pt"/>
      <style:text-properties fo:color="#ed1c24" fo:font-weight="bold" style:font-weight-asian="bold" style:font-weight-complex="bold"/>
    </style:style>
    <style:style style:name="ce84" style:family="table-cell" style:parent-style-name="Default" style:data-style-name="N1">
      <style:table-cell-properties style:text-align-source="fix" style:repeat-content="false"/>
      <style:paragraph-properties fo:text-align="end" fo:margin-left="0pt"/>
      <style:text-properties fo:color="#ed1c24" fo:font-weight="bold" style:font-weight-asian="bold" style:font-weight-complex="bold"/>
    </style:style>
    <style:style style:name="ce75" style:family="table-cell" style:parent-style-name="Default" style:data-style-name="N1">
      <style:table-cell-properties style:text-align-source="fix" style:repeat-content="false" fo:background-color="transparent"/>
      <style:paragraph-properties fo:text-align="center" fo:margin-left="0pt"/>
      <style:text-properties fo:color="#f58220" fo:font-weight="bold" style:font-weight-asian="bold" style:font-weight-complex="bold"/>
    </style:style>
    <style:style style:name="ce86" style:family="table-cell" style:parent-style-name="Default" style:data-style-name="N1">
      <style:text-properties fo:color="#ce181e" fo:font-weight="bold" style:font-weight-asian="bold" style:font-weight-complex="bold"/>
    </style:style>
    <style:style style:name="ce87" style:family="table-cell" style:parent-style-name="Default" style:data-style-name="N1">
      <style:table-cell-properties fo:background-color="#fff200"/>
      <style:text-properties fo:color="#ce181e" fo:font-weight="bold" style:font-weight-asian="bold" style:font-weight-complex="bold"/>
    </style:style>
    <style:style style:name="ce88" style:family="table-cell" style:parent-style-name="Default" style:data-style-name="N2">
      <style:text-properties fo:color="#ce181e" fo:font-weight="bold" style:font-weight-asian="bold" style:font-weight-complex="bold"/>
    </style:style>
    <style:style style:name="ce109" style:family="table-cell" style:parent-style-name="Default" style:data-style-name="N1">
      <style:table-cell-properties fo:background-color="transparent"/>
      <style:text-properties fo:color="#ce181e" fo:font-weight="bold" style:font-weight-asian="bold" style:font-weight-complex="bold"/>
    </style:style>
    <style:style style:name="ce52" style:family="table-cell" style:parent-style-name="Default" style:data-style-name="N1">
      <style:table-cell-properties style:text-align-source="fix" style:repeat-content="false"/>
      <style:paragraph-properties fo:text-align="center" fo:margin-left="0pt"/>
      <style:text-properties fo:color="#ce181e" fo:font-weight="bold" style:font-weight-asian="bold" style:font-weight-complex="bold"/>
    </style:style>
    <style:style style:name="ce53" style:family="table-cell" style:parent-style-name="Default" style:data-style-name="N1">
      <style:table-cell-properties fo:background-color="#dddddd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54" style:family="table-cell" style:parent-style-name="Default" style:data-style-name="N1">
      <style:table-cell-properties style:text-align-source="fix" style:repeat-content="false"/>
      <style:paragraph-properties fo:text-align="center" fo:margin-left="0pt"/>
      <style:text-properties fo:color="#b2b2b2" fo:font-weight="bold" style:font-weight-asian="bold" style:font-weight-complex="bold"/>
    </style:style>
    <style:style style:name="ce55" style:family="table-cell" style:parent-style-name="Default" style:data-style-name="N1">
      <style:table-cell-properties style:text-align-source="fix" style:repeat-content="false"/>
      <style:paragraph-properties fo:text-align="center" fo:margin-left="0pt"/>
      <style:text-properties fo:color="#000000" fo:font-weight="bold" style:font-weight-asian="bold" style:font-weight-complex="bold"/>
    </style:style>
    <style:style style:name="ce57" style:family="table-cell" style:parent-style-name="Default" style:data-style-name="N1">
      <style:table-cell-properties fo:background-color="#cccccc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58" style:family="table-cell" style:parent-style-name="Default" style:data-style-name="N1">
      <style:table-cell-properties fo:background-color="#cccccc" style:text-align-source="fix" style:repeat-content="false"/>
      <style:paragraph-properties fo:text-align="center" fo:margin-left="0pt"/>
      <style:text-properties fo:color="#000000" fo:font-weight="bold" style:font-weight-asian="bold" style:font-weight-complex="bold"/>
    </style:style>
    <style:style style:name="ce59" style:family="table-cell" style:parent-style-name="Default" style:data-style-name="N1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  <style:map style:condition="cell-content()&gt;=100" style:apply-style-name="Bad" style:base-cell-address="priority.H4"/>
      <style:map style:condition="cell-content()&lt;=0" style:apply-style-name="Good" style:base-cell-address="priority.H4"/>
    </style:style>
    <style:style style:name="ce60" style:family="table-cell" style:parent-style-name="Default" style:data-style-name="N1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  <style:map style:condition="cell-content()&gt;=100" style:apply-style-name="Bad" style:base-cell-address="priority.H19"/>
      <style:map style:condition="cell-content()&lt;=0" style:apply-style-name="Good" style:base-cell-address="priority.H19"/>
    </style:style>
    <style:style style:name="ce61" style:family="table-cell" style:parent-style-name="Default" style:data-style-name="N1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  <style:map style:condition="cell-content()&gt;=100" style:apply-style-name="Bad" style:base-cell-address="priority.L4"/>
      <style:map style:condition="cell-content()&lt;=0" style:apply-style-name="Good" style:base-cell-address="priority.L4"/>
    </style:style>
    <style:style style:name="ce89" style:family="table-cell" style:parent-style-name="Default">
      <style:table-cell-properties fo:border="0.06pt solid #999999"/>
      <style:text-properties fo:color="#000000" fo:font-size="12pt" fo:font-weight="bold" style:font-size-asian="12pt" style:font-weight-asian="bold" style:font-size-complex="12pt" style:font-weight-complex="bold"/>
    </style:style>
    <style:style style:name="ce90" style:family="table-cell" style:parent-style-name="Default">
      <style:table-cell-properties fo:border="0.06pt solid #999999"/>
      <style:text-properties fo:color="#000000" fo:font-weight="bold" style:font-weight-asian="bold" style:font-weight-complex="bold"/>
    </style:style>
    <style:style style:name="ce91" style:family="table-cell" style:parent-style-name="Default">
      <style:table-cell-properties fo:border="0.06pt solid #999999"/>
      <style:text-properties fo:color="#a3238e" fo:font-weight="bold" style:font-weight-asian="bold" style:font-weight-complex="bold"/>
    </style:style>
    <style:style style:name="ce92" style:family="table-cell" style:parent-style-name="Default">
      <style:table-cell-properties fo:border="0.06pt solid #999999"/>
      <style:text-properties fo:font-size="12pt" fo:font-weight="bold" style:font-size-asian="12pt" style:font-weight-asian="bold" style:font-size-complex="12pt" style:font-weight-complex="bold"/>
    </style:style>
    <style:style style:name="ce93" style:family="table-cell" style:parent-style-name="Default">
      <style:table-cell-properties fo:border="0.06pt solid #999999"/>
      <style:text-properties fo:font-weight="bold" style:font-weight-asian="bold" style:font-weight-complex="bold"/>
    </style:style>
    <style:style style:name="ce94" style:family="table-cell" style:parent-style-name="Default">
      <style:table-cell-properties fo:border="0.06pt solid #999999"/>
      <style:text-properties fo:color="#0066b3" fo:font-weight="bold" style:font-weight-asian="bold" style:font-weight-complex="bold"/>
    </style:style>
    <style:style style:name="ce95" style:family="table-cell" style:parent-style-name="Default" style:data-style-name="N1">
      <style:table-cell-properties fo:border="0.06pt solid #999999"/>
      <style:text-properties fo:color="#ed1c24" fo:font-weight="bold" style:font-weight-asian="bold" style:font-weight-complex="bold"/>
      <style:map style:condition="cell-content()&lt;0.5" style:apply-style-name="Bad" style:base-cell-address="armure.B7"/>
    </style:style>
    <style:style style:name="ce96" style:family="table-cell" style:parent-style-name="Default" style:data-style-name="N1">
      <style:table-cell-properties fo:border="0.06pt solid #999999"/>
      <style:text-properties fo:color="#ed1c24" fo:font-weight="bold" style:font-weight-asian="bold" style:font-weight-complex="bold"/>
      <style:map style:condition="cell-content()&lt;0.5" style:apply-style-name="Bad" style:base-cell-address="armure.B31"/>
    </style:style>
    <style:style style:name="ce97" style:family="table-cell" style:parent-style-name="Default" style:data-style-name="N1">
      <style:table-cell-properties fo:border="0.06pt solid #999999"/>
      <style:text-properties fo:color="#ed1c24" fo:font-weight="bold" style:font-weight-asian="bold" style:font-weight-complex="bold"/>
      <style:map style:condition="cell-content()&lt;0.5" style:apply-style-name="Bad" style:base-cell-address="armure.B55"/>
    </style:style>
    <style:style style:name="ce98" style:family="table-cell" style:parent-style-name="Default">
      <style:table-cell-properties fo:background-color="#fffbcc" fo:border="0.06pt solid #999999"/>
      <style:text-properties fo:font-weight="bold" style:font-weight-asian="bold" style:font-weight-complex="bold"/>
    </style:style>
    <style:style style:name="ce99" style:family="table-cell" style:parent-style-name="Default" style:data-style-name="N1">
      <style:table-cell-properties fo:background-color="#fffbcc" fo:border="0.06pt solid #999999"/>
      <style:text-properties fo:color="#ed1c24" fo:font-weight="bold" style:font-weight-asian="bold" style:font-weight-complex="bold"/>
      <style:map style:condition="cell-content()&lt;0.5" style:apply-style-name="Bad" style:base-cell-address="armure.B7"/>
    </style:style>
    <style:style style:name="ce100" style:family="table-cell" style:parent-style-name="Default" style:data-style-name="N1">
      <style:table-cell-properties fo:background-color="#fffbcc" fo:border="0.06pt solid #999999"/>
      <style:text-properties fo:color="#ed1c24" fo:font-weight="bold" style:font-weight-asian="bold" style:font-weight-complex="bold"/>
      <style:map style:condition="cell-content()&lt;0.5" style:apply-style-name="Bad" style:base-cell-address="armure.B31"/>
    </style:style>
    <style:style style:name="ce101" style:family="table-cell" style:parent-style-name="Default" style:data-style-name="N1">
      <style:table-cell-properties fo:background-color="#fffbcc" fo:border="0.06pt solid #999999"/>
      <style:text-properties fo:color="#ed1c24" fo:font-weight="bold" style:font-weight-asian="bold" style:font-weight-complex="bold"/>
      <style:map style:condition="cell-content()&lt;0.5" style:apply-style-name="Bad" style:base-cell-address="armure.B55"/>
    </style:style>
    <style:style style:name="ce102" style:family="table-cell" style:parent-style-name="Default" style:data-style-name="N1">
      <style:table-cell-properties fo:border="0.06pt solid #999999"/>
      <style:text-properties fo:color="#ed1c24" fo:font-weight="bold" style:font-weight-asian="bold" style:font-weight-complex="bold"/>
    </style:style>
    <style:style style:name="ce103" style:family="table-cell" style:parent-style-name="Default" style:data-style-name="N1">
      <style:table-cell-properties fo:background-color="#fffbcc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34" style:family="table-cell" style:parent-style-name="Default" style:data-style-name="N123">
      <style:table-cell-properties style:text-align-source="fix" style:repeat-content="false"/>
      <style:paragraph-properties fo:text-align="center" fo:margin-left="0pt"/>
      <style:text-properties fo:color="#ed1c24" fo:font-weight="bold" style:font-weight-asian="bold" style:font-weight-complex="bold"/>
    </style:style>
    <style:style style:name="ce146" style:family="table-cell" style:parent-style-name="Default" style:data-style-name="N123">
      <style:table-cell-properties style:text-align-source="fix" style:repeat-content="false"/>
      <style:paragraph-properties fo:text-align="center" fo:margin-left="0pt"/>
      <style:text-properties fo:color="#a3238e" fo:font-weight="bold" style:font-weight-asian="bold" style:font-weight-complex="bold"/>
    </style:style>
    <style:style style:name="ce147" style:family="table-cell" style:parent-style-name="Default" style:data-style-name="N1"/>
    <style:style style:name="ce148" style:family="table-cell" style:parent-style-name="Default" style:data-style-name="N1">
      <style:text-properties fo:color="#a3238e" fo:font-weight="bold" style:font-weight-asian="bold" style:font-weight-complex="bold"/>
    </style:style>
    <style:style style:name="ce149" style:family="table-cell" style:parent-style-name="Default" style:data-style-name="N1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150" style:family="table-cell" style:parent-style-name="Default" style:data-style-name="N1">
      <style:table-cell-properties style:text-align-source="fix" style:repeat-content="false"/>
      <style:paragraph-properties fo:text-align="start" fo:margin-left="0pt"/>
      <style:text-properties fo:color="#0066b3" fo:font-weight="bold" style:font-weight-asian="bold" style:font-weight-complex="bold"/>
    </style:style>
    <style:style style:name="ce104" style:family="table-cell" style:parent-style-name="Default">
      <style:text-properties fo:font-weight="bold" style:font-weight-asian="bold" style:font-weight-complex="bold"/>
    </style:style>
    <style:style style:name="ce107" style:family="table-cell" style:parent-style-name="Default">
      <style:text-properties fo:color="#0066b3" fo:font-weight="bold" style:font-weight-asian="bold" style:font-weight-complex="bold"/>
    </style:style>
    <style:style style:name="ce153" style:family="table-cell" style:parent-style-name="Default" style:data-style-name="N1">
      <style:text-properties fo:color="#ed1c24" fo:font-size="12pt" fo:font-weight="bold" style:font-size-asian="12pt" style:font-weight-asian="bold" style:font-size-complex="12pt" style:font-weight-complex="bold"/>
    </style:style>
    <style:style style:name="ce154" style:family="table-cell" style:parent-style-name="Default" style:data-style-name="N1">
      <style:table-cell-properties fo:background-color="#dddddd"/>
      <style:text-properties fo:font-weight="bold" style:font-weight-asian="bold" style:font-weight-complex="bold"/>
    </style:style>
    <style:style style:name="ce155" style:family="table-cell" style:parent-style-name="Default" style:data-style-name="N123">
      <style:text-properties fo:color="#ed1c24" fo:font-size="12pt" fo:font-weight="bold" style:font-size-asian="12pt" style:font-weight-asian="bold" style:font-size-complex="12pt" style:font-weight-complex="bold"/>
    </style:style>
    <style:style style:name="ce156" style:family="table-cell" style:parent-style-name="Default" style:data-style-name="N123">
      <style:text-properties fo:font-weight="bold" style:font-weight-asian="bold" style:font-weight-complex="bold"/>
    </style:style>
    <style:style style:name="ce157" style:family="table-cell" style:parent-style-name="Default" style:data-style-name="N123">
      <style:text-properties fo:color="#ed1c24" fo:font-weight="bold" style:font-weight-asian="bold" style:font-weight-complex="bold"/>
    </style:style>
    <style:style style:name="ce158" style:family="table-cell" style:parent-style-name="Default" style:data-style-name="N123">
      <style:table-cell-properties fo:background-color="#dddddd"/>
      <style:text-properties fo:color="#ed1c24" fo:font-weight="bold" style:font-weight-asian="bold" style:font-weight-complex="bold"/>
    </style:style>
    <style:style style:name="ce159" style:family="table-cell" style:parent-style-name="Default">
      <style:text-properties fo:color="#ed1c24" fo:font-size="12pt" fo:font-weight="bold" style:font-size-asian="12pt" style:font-weight-asian="bold" style:font-size-complex="12pt" style:font-weight-complex="bold"/>
    </style:style>
    <style:style style:name="ce160" style:family="table-cell" style:parent-style-name="Default">
      <style:table-cell-properties style:text-align-source="fix" style:repeat-content="false"/>
      <style:paragraph-properties fo:text-align="end" fo:margin-left="0pt"/>
      <style:text-properties fo:color="#0066b3" fo:font-weight="bold" style:font-weight-asian="bold" style:font-weight-complex="bold"/>
    </style:style>
    <style:style style:name="ce161" style:family="table-cell" style:parent-style-name="Default">
      <style:table-cell-properties style:text-align-source="fix" style:repeat-content="false"/>
      <style:paragraph-properties fo:text-align="start" fo:margin-left="0pt"/>
      <style:text-properties fo:color="#0066b3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/>
      <table:table table:name="explo&amp;carto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6"/>
        <table:table-column table:style-name="co4" table:default-cell-style-name="ce8"/>
        <table:table-column table:style-name="co5" table:number-columns-repeated="2" table:default-cell-style-name="ce4"/>
        <table:table-column table:style-name="co5" table:default-cell-style-name="ce6"/>
        <table:table-column table:style-name="co6" table:default-cell-style-name="ce10"/>
        <table:table-column table:style-name="co5" table:default-cell-style-name="ce2"/>
        <table:table-column table:style-name="co7" table:number-columns-repeated="20" table:default-cell-style-name="ce4"/>
        <table:table-column table:style-name="co5" table:number-columns-repeated="995" table:default-cell-style-name="ce2"/>
        <table:table-row table:style-name="ro1">
          <table:table-cell table:style-name="ce1" office:value-type="string" calcext:value-type="string">
            <text:p>Discretion ADJ by number of units</text:p>
          </table:table-cell>
          <table:table-cell table:style-name="ce3"/>
          <table:table-cell table:style-name="ce5"/>
          <table:table-cell table:style-name="ce7"/>
          <table:table-cell table:style-name="ce3" office:value-type="string" calcext:value-type="string">
            <text:p>Detection ADJ by number of units</text:p>
          </table:table-cell>
          <table:table-cell table:style-name="ce3"/>
          <table:table-cell table:style-name="ce5"/>
          <table:table-cell table:style-name="ce9"/>
          <table:table-cell table:style-name="ce1" office:value-type="string" calcext:value-type="string">
            <text:p>identify moveLossFactor</text:p>
          </table:table-cell>
          <table:table-cell table:style-name="ce3" table:number-columns-repeated="3"/>
          <table:table-cell table:style-name="ce3" office:value-type="float" office:value="65" calcext:value-type="float">
            <text:p>65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number-columns-repeated="15"/>
          <table:table-cell table:style-name="ce1" table:number-columns-repeated="995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umber</text:p>
          </table:table-cell>
          <table:table-cell table:number-columns-repeated="7"/>
          <table:table-cell table:style-name="ce12" office:value-type="string" calcext:value-type="string">
            <text:p>groups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13" calcext:value-type="float">
            <text:p>13</text:p>
          </table:table-cell>
          <table:table-cell table:style-name="ce14" office:value-type="float" office:value="14" calcext:value-type="float">
            <text:p>14</text:p>
          </table:table-cell>
          <table:table-cell table:style-name="ce14" office:value-type="float" office:value="15" calcext:value-type="float">
            <text:p>15</text:p>
          </table:table-cell>
          <table:table-cell table:style-name="ce14" office:value-type="float" office:value="16" calcext:value-type="float">
            <text:p>16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18" calcext:value-type="float">
            <text:p>18</text:p>
          </table:table-cell>
          <table:table-cell table:style-name="ce14" office:value-type="float" office:value="19" calcext:value-type="float">
            <text:p>19</text:p>
          </table:table-cell>
          <table:table-cell table:style-name="ce14" office:value-type="float" office:value="20" calcext:value-type="float">
            <text:p>20</text:p>
          </table:table-cell>
          <table:table-cell table:number-columns-repeated="99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QRT([.$A4]+[.B$2])*10-17" office:value-type="float" office:value="0.320508075688771" calcext:value-type="float">
            <text:p>0</text:p>
          </table:table-cell>
          <table:table-cell table:formula="of:=SQRT([.$A4]+[.C$2])*10-10" office:value-type="float" office:value="0" calcext:value-type="float">
            <text:p>0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/>
          <table:table-cell table:formula="of:=(SQRT([.$E4])-5)*[.G$2]" office:value-type="float" office:value="-32" calcext:value-type="float">
            <text:p>-32</text:p>
          </table:table-cell>
          <table:table-cell/>
          <table:table-cell table:style-name="ce12" office:value-type="float" office:value="1" calcext:value-type="float">
            <text:p>1</text:p>
          </table:table-cell>
          <table:table-cell table:formula="of:=[.$M$1]*([.$I4]+[.$N$1])/([.J$3]+[.$N$1])" office:value-type="float" office:value="65" calcext:value-type="float">
            <text:p>65</text:p>
          </table:table-cell>
          <table:table-cell table:formula="of:=[.$M$1]*([.$I4]+[.$N$1])/([.K$3]+[.$N$1])" office:value-type="float" office:value="54.1666666666667" calcext:value-type="float">
            <text:p>54</text:p>
          </table:table-cell>
          <table:table-cell table:formula="of:=[.$M$1]*([.$I4]+[.$N$1])/([.L$3]+[.$N$1])" office:value-type="float" office:value="46.4285714285714" calcext:value-type="float">
            <text:p>46</text:p>
          </table:table-cell>
          <table:table-cell table:formula="of:=[.$M$1]*([.$I4]+[.$N$1])/([.M$3]+[.$N$1])" office:value-type="float" office:value="40.625" calcext:value-type="float">
            <text:p>41</text:p>
          </table:table-cell>
          <table:table-cell table:formula="of:=[.$M$1]*([.$I4]+[.$N$1])/([.N$3]+[.$N$1])" office:value-type="float" office:value="36.1111111111111" calcext:value-type="float">
            <text:p>36</text:p>
          </table:table-cell>
          <table:table-cell table:formula="of:=[.$M$1]*([.$I4]+[.$N$1])/([.O$3]+[.$N$1])" office:value-type="float" office:value="32.5" calcext:value-type="float">
            <text:p>33</text:p>
          </table:table-cell>
          <table:table-cell table:formula="of:=[.$M$1]*([.$I4]+[.$N$1])/([.P$3]+[.$N$1])" office:value-type="float" office:value="29.5454545454545" calcext:value-type="float">
            <text:p>30</text:p>
          </table:table-cell>
          <table:table-cell table:formula="of:=[.$M$1]*([.$I4]+[.$N$1])/([.Q$3]+[.$N$1])" office:value-type="float" office:value="27.0833333333333" calcext:value-type="float">
            <text:p>27</text:p>
          </table:table-cell>
          <table:table-cell table:formula="of:=[.$M$1]*([.$I4]+[.$N$1])/([.R$3]+[.$N$1])" office:value-type="float" office:value="25" calcext:value-type="float">
            <text:p>25</text:p>
          </table:table-cell>
          <table:table-cell table:formula="of:=[.$M$1]*([.$I4]+[.$N$1])/([.S$3]+[.$N$1])" office:value-type="float" office:value="23.2142857142857" calcext:value-type="float">
            <text:p>23</text:p>
          </table:table-cell>
          <table:table-cell table:formula="of:=[.$M$1]*([.$I4]+[.$N$1])/([.T$3]+[.$N$1])" office:value-type="float" office:value="21.6666666666667" calcext:value-type="float">
            <text:p>22</text:p>
          </table:table-cell>
          <table:table-cell table:formula="of:=[.$M$1]*([.$I4]+[.$N$1])/([.U$3]+[.$N$1])" office:value-type="float" office:value="20.3125" calcext:value-type="float">
            <text:p>20</text:p>
          </table:table-cell>
          <table:table-cell table:formula="of:=[.$M$1]*([.$I4]+[.$N$1])/([.V$3]+[.$N$1])" office:value-type="float" office:value="19.1176470588235" calcext:value-type="float">
            <text:p>19</text:p>
          </table:table-cell>
          <table:table-cell table:formula="of:=[.$M$1]*([.$I4]+[.$N$1])/([.W$3]+[.$N$1])" office:value-type="float" office:value="18.0555555555556" calcext:value-type="float">
            <text:p>18</text:p>
          </table:table-cell>
          <table:table-cell table:formula="of:=[.$M$1]*([.$I4]+[.$N$1])/([.X$3]+[.$N$1])" office:value-type="float" office:value="17.1052631578947" calcext:value-type="float">
            <text:p>17</text:p>
          </table:table-cell>
          <table:table-cell table:formula="of:=[.$M$1]*([.$I4]+[.$N$1])/([.Y$3]+[.$N$1])" office:value-type="float" office:value="16.25" calcext:value-type="float">
            <text:p>16</text:p>
          </table:table-cell>
          <table:table-cell table:formula="of:=[.$M$1]*([.$I4]+[.$N$1])/([.Z$3]+[.$N$1])" office:value-type="float" office:value="15.4761904761905" calcext:value-type="float">
            <text:p>15</text:p>
          </table:table-cell>
          <table:table-cell table:formula="of:=[.$M$1]*([.$I4]+[.$N$1])/([.AA$3]+[.$N$1])" office:value-type="float" office:value="14.7727272727273" calcext:value-type="float">
            <text:p>15</text:p>
          </table:table-cell>
          <table:table-cell table:formula="of:=[.$M$1]*([.$I4]+[.$N$1])/([.AB$3]+[.$N$1])" office:value-type="float" office:value="14.1304347826087" calcext:value-type="float">
            <text:p>14</text:p>
          </table:table-cell>
          <table:table-cell table:formula="of:=[.$M$1]*([.$I4]+[.$N$1])/([.AC$3]+[.$N$1])" office:value-type="float" office:value="13.5416666666667" calcext:value-type="float">
            <text:p>14</text:p>
          </table:table-cell>
          <table:table-cell table:number-columns-repeated="99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QRT([.$A5]+2)*10-17" office:value-type="float" office:value="3" calcext:value-type="float">
            <text:p>3</text:p>
          </table:table-cell>
          <table:table-cell table:formula="of:=SQRT([.$A5]+[.C$2])*10-10" office:value-type="float" office:value="4.14213562373095" calcext:value-type="float">
            <text:p>4</text:p>
          </table:table-cell>
          <table:table-cell/>
          <table:table-cell table:style-name="ce2" office:value-type="float" office:value="2" calcext:value-type="float">
            <text:p>2</text:p>
          </table:table-cell>
          <table:table-cell/>
          <table:table-cell table:formula="of:=(SQRT([.$E5])-5)*[.G$2]" office:value-type="float" office:value="-28.6862915010152" calcext:value-type="float">
            <text:p>-29</text:p>
          </table:table-cell>
          <table:table-cell/>
          <table:table-cell table:style-name="ce12" office:value-type="float" office:value="2" calcext:value-type="float">
            <text:p>2</text:p>
          </table:table-cell>
          <table:table-cell table:formula="of:=[.$M$1]*([.$I5]+[.$N$1])/([.J$3]+[.$N$1])" office:value-type="float" office:value="78" calcext:value-type="float">
            <text:p>78</text:p>
          </table:table-cell>
          <table:table-cell table:formula="of:=[.$M$1]*([.$I5]+[.$N$1])/([.K$3]+[.$N$1])" office:value-type="float" office:value="65" calcext:value-type="float">
            <text:p>65</text:p>
          </table:table-cell>
          <table:table-cell table:formula="of:=[.$M$1]*([.$I5]+[.$N$1])/([.L$3]+[.$N$1])" office:value-type="float" office:value="55.7142857142857" calcext:value-type="float">
            <text:p>56</text:p>
          </table:table-cell>
          <table:table-cell table:formula="of:=[.$M$1]*([.$I5]+[.$N$1])/([.M$3]+[.$N$1])" office:value-type="float" office:value="48.75" calcext:value-type="float">
            <text:p>49</text:p>
          </table:table-cell>
          <table:table-cell table:formula="of:=[.$M$1]*([.$I5]+[.$N$1])/([.N$3]+[.$N$1])" office:value-type="float" office:value="43.3333333333333" calcext:value-type="float">
            <text:p>43</text:p>
          </table:table-cell>
          <table:table-cell table:formula="of:=[.$M$1]*([.$I5]+[.$N$1])/([.O$3]+[.$N$1])" office:value-type="float" office:value="39" calcext:value-type="float">
            <text:p>39</text:p>
          </table:table-cell>
          <table:table-cell table:formula="of:=[.$M$1]*([.$I5]+[.$N$1])/([.P$3]+[.$N$1])" office:value-type="float" office:value="35.4545454545455" calcext:value-type="float">
            <text:p>35</text:p>
          </table:table-cell>
          <table:table-cell table:formula="of:=[.$M$1]*([.$I5]+[.$N$1])/([.Q$3]+[.$N$1])" office:value-type="float" office:value="32.5" calcext:value-type="float">
            <text:p>33</text:p>
          </table:table-cell>
          <table:table-cell table:formula="of:=[.$M$1]*([.$I5]+[.$N$1])/([.R$3]+[.$N$1])" office:value-type="float" office:value="30" calcext:value-type="float">
            <text:p>30</text:p>
          </table:table-cell>
          <table:table-cell table:formula="of:=[.$M$1]*([.$I5]+[.$N$1])/([.S$3]+[.$N$1])" office:value-type="float" office:value="27.8571428571429" calcext:value-type="float">
            <text:p>28</text:p>
          </table:table-cell>
          <table:table-cell table:formula="of:=[.$M$1]*([.$I5]+[.$N$1])/([.T$3]+[.$N$1])" office:value-type="float" office:value="26" calcext:value-type="float">
            <text:p>26</text:p>
          </table:table-cell>
          <table:table-cell table:formula="of:=[.$M$1]*([.$I5]+[.$N$1])/([.U$3]+[.$N$1])" office:value-type="float" office:value="24.375" calcext:value-type="float">
            <text:p>24</text:p>
          </table:table-cell>
          <table:table-cell table:formula="of:=[.$M$1]*([.$I5]+[.$N$1])/([.V$3]+[.$N$1])" office:value-type="float" office:value="22.9411764705882" calcext:value-type="float">
            <text:p>23</text:p>
          </table:table-cell>
          <table:table-cell table:formula="of:=[.$M$1]*([.$I5]+[.$N$1])/([.W$3]+[.$N$1])" office:value-type="float" office:value="21.6666666666667" calcext:value-type="float">
            <text:p>22</text:p>
          </table:table-cell>
          <table:table-cell table:formula="of:=[.$M$1]*([.$I5]+[.$N$1])/([.X$3]+[.$N$1])" office:value-type="float" office:value="20.5263157894737" calcext:value-type="float">
            <text:p>21</text:p>
          </table:table-cell>
          <table:table-cell table:formula="of:=[.$M$1]*([.$I5]+[.$N$1])/([.Y$3]+[.$N$1])" office:value-type="float" office:value="19.5" calcext:value-type="float">
            <text:p>20</text:p>
          </table:table-cell>
          <table:table-cell table:formula="of:=[.$M$1]*([.$I5]+[.$N$1])/([.Z$3]+[.$N$1])" office:value-type="float" office:value="18.5714285714286" calcext:value-type="float">
            <text:p>19</text:p>
          </table:table-cell>
          <table:table-cell table:formula="of:=[.$M$1]*([.$I5]+[.$N$1])/([.AA$3]+[.$N$1])" office:value-type="float" office:value="17.7272727272727" calcext:value-type="float">
            <text:p>18</text:p>
          </table:table-cell>
          <table:table-cell table:formula="of:=[.$M$1]*([.$I5]+[.$N$1])/([.AB$3]+[.$N$1])" office:value-type="float" office:value="16.9565217391304" calcext:value-type="float">
            <text:p>17</text:p>
          </table:table-cell>
          <table:table-cell table:formula="of:=[.$M$1]*([.$I5]+[.$N$1])/([.AC$3]+[.$N$1])" office:value-type="float" office:value="16.25" calcext:value-type="float">
            <text:p>16</text:p>
          </table:table-cell>
          <table:table-cell table:number-columns-repeated="99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SQRT([.$A6]+2)*10-17" office:value-type="float" office:value="5.3606797749979" calcext:value-type="float">
            <text:p>5</text:p>
          </table:table-cell>
          <table:table-cell table:formula="of:=SQRT([.$A6]+[.C$2])*10-10" office:value-type="float" office:value="7.32050807568877" calcext:value-type="float">
            <text:p>7</text:p>
          </table:table-cell>
          <table:table-cell/>
          <table:table-cell table:style-name="ce2" office:value-type="float" office:value="3" calcext:value-type="float">
            <text:p>3</text:p>
          </table:table-cell>
          <table:table-cell/>
          <table:table-cell table:formula="of:=(SQRT([.$E6])-5)*[.G$2]" office:value-type="float" office:value="-26.143593539449" calcext:value-type="float">
            <text:p>-26</text:p>
          </table:table-cell>
          <table:table-cell/>
          <table:table-cell table:style-name="ce12" office:value-type="float" office:value="3" calcext:value-type="float">
            <text:p>3</text:p>
          </table:table-cell>
          <table:table-cell table:formula="of:=[.$M$1]*([.$I6]+[.$N$1])/([.J$3]+[.$N$1])" office:value-type="float" office:value="91" calcext:value-type="float">
            <text:p>91</text:p>
          </table:table-cell>
          <table:table-cell table:formula="of:=[.$M$1]*([.$I6]+[.$N$1])/([.K$3]+[.$N$1])" office:value-type="float" office:value="75.8333333333333" calcext:value-type="float">
            <text:p>76</text:p>
          </table:table-cell>
          <table:table-cell table:formula="of:=[.$M$1]*([.$I6]+[.$N$1])/([.L$3]+[.$N$1])" office:value-type="float" office:value="65" calcext:value-type="float">
            <text:p>65</text:p>
          </table:table-cell>
          <table:table-cell table:formula="of:=[.$M$1]*([.$I6]+[.$N$1])/([.M$3]+[.$N$1])" office:value-type="float" office:value="56.875" calcext:value-type="float">
            <text:p>57</text:p>
          </table:table-cell>
          <table:table-cell table:formula="of:=[.$M$1]*([.$I6]+[.$N$1])/([.N$3]+[.$N$1])" office:value-type="float" office:value="50.5555555555556" calcext:value-type="float">
            <text:p>51</text:p>
          </table:table-cell>
          <table:table-cell table:formula="of:=[.$M$1]*([.$I6]+[.$N$1])/([.O$3]+[.$N$1])" office:value-type="float" office:value="45.5" calcext:value-type="float">
            <text:p>46</text:p>
          </table:table-cell>
          <table:table-cell table:formula="of:=[.$M$1]*([.$I6]+[.$N$1])/([.P$3]+[.$N$1])" office:value-type="float" office:value="41.3636363636364" calcext:value-type="float">
            <text:p>41</text:p>
          </table:table-cell>
          <table:table-cell table:formula="of:=[.$M$1]*([.$I6]+[.$N$1])/([.Q$3]+[.$N$1])" office:value-type="float" office:value="37.9166666666667" calcext:value-type="float">
            <text:p>38</text:p>
          </table:table-cell>
          <table:table-cell table:formula="of:=[.$M$1]*([.$I6]+[.$N$1])/([.R$3]+[.$N$1])" office:value-type="float" office:value="35" calcext:value-type="float">
            <text:p>35</text:p>
          </table:table-cell>
          <table:table-cell table:formula="of:=[.$M$1]*([.$I6]+[.$N$1])/([.S$3]+[.$N$1])" office:value-type="float" office:value="32.5" calcext:value-type="float">
            <text:p>33</text:p>
          </table:table-cell>
          <table:table-cell table:formula="of:=[.$M$1]*([.$I6]+[.$N$1])/([.T$3]+[.$N$1])" office:value-type="float" office:value="30.3333333333333" calcext:value-type="float">
            <text:p>30</text:p>
          </table:table-cell>
          <table:table-cell table:formula="of:=[.$M$1]*([.$I6]+[.$N$1])/([.U$3]+[.$N$1])" office:value-type="float" office:value="28.4375" calcext:value-type="float">
            <text:p>28</text:p>
          </table:table-cell>
          <table:table-cell table:formula="of:=[.$M$1]*([.$I6]+[.$N$1])/([.V$3]+[.$N$1])" office:value-type="float" office:value="26.7647058823529" calcext:value-type="float">
            <text:p>27</text:p>
          </table:table-cell>
          <table:table-cell table:formula="of:=[.$M$1]*([.$I6]+[.$N$1])/([.W$3]+[.$N$1])" office:value-type="float" office:value="25.2777777777778" calcext:value-type="float">
            <text:p>25</text:p>
          </table:table-cell>
          <table:table-cell table:formula="of:=[.$M$1]*([.$I6]+[.$N$1])/([.X$3]+[.$N$1])" office:value-type="float" office:value="23.9473684210526" calcext:value-type="float">
            <text:p>24</text:p>
          </table:table-cell>
          <table:table-cell table:formula="of:=[.$M$1]*([.$I6]+[.$N$1])/([.Y$3]+[.$N$1])" office:value-type="float" office:value="22.75" calcext:value-type="float">
            <text:p>23</text:p>
          </table:table-cell>
          <table:table-cell table:formula="of:=[.$M$1]*([.$I6]+[.$N$1])/([.Z$3]+[.$N$1])" office:value-type="float" office:value="21.6666666666667" calcext:value-type="float">
            <text:p>22</text:p>
          </table:table-cell>
          <table:table-cell table:formula="of:=[.$M$1]*([.$I6]+[.$N$1])/([.AA$3]+[.$N$1])" office:value-type="float" office:value="20.6818181818182" calcext:value-type="float">
            <text:p>21</text:p>
          </table:table-cell>
          <table:table-cell table:formula="of:=[.$M$1]*([.$I6]+[.$N$1])/([.AB$3]+[.$N$1])" office:value-type="float" office:value="19.7826086956522" calcext:value-type="float">
            <text:p>20</text:p>
          </table:table-cell>
          <table:table-cell table:formula="of:=[.$M$1]*([.$I6]+[.$N$1])/([.AC$3]+[.$N$1])" office:value-type="float" office:value="18.9583333333333" calcext:value-type="float">
            <text:p>19</text:p>
          </table:table-cell>
          <table:table-cell table:number-columns-repeated="99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SQRT([.$A7]+2)*10-17" office:value-type="float" office:value="7.49489742783178" calcext:value-type="float">
            <text:p>7</text:p>
          </table:table-cell>
          <table:table-cell table:formula="of:=SQRT([.$A7]+[.C$2])*10-10" office:value-type="float" office:value="10" calcext:value-type="float">
            <text:p>10</text:p>
          </table:table-cell>
          <table:table-cell/>
          <table:table-cell table:style-name="ce2" office:value-type="float" office:value="4" calcext:value-type="float">
            <text:p>4</text:p>
          </table:table-cell>
          <table:table-cell/>
          <table:table-cell table:formula="of:=(SQRT([.$E7])-5)*[.G$2]" office:value-type="float" office:value="-24" calcext:value-type="float">
            <text:p>-24</text:p>
          </table:table-cell>
          <table:table-cell/>
          <table:table-cell table:style-name="ce12" office:value-type="float" office:value="4" calcext:value-type="float">
            <text:p>4</text:p>
          </table:table-cell>
          <table:table-cell table:formula="of:=[.$M$1]*([.$I7]+[.$N$1])/([.J$3]+[.$N$1])" office:value-type="float" office:value="104" calcext:value-type="float">
            <text:p>104</text:p>
          </table:table-cell>
          <table:table-cell table:formula="of:=[.$M$1]*([.$I7]+[.$N$1])/([.K$3]+[.$N$1])" office:value-type="float" office:value="86.6666666666667" calcext:value-type="float">
            <text:p>87</text:p>
          </table:table-cell>
          <table:table-cell table:formula="of:=[.$M$1]*([.$I7]+[.$N$1])/([.L$3]+[.$N$1])" office:value-type="float" office:value="74.2857142857143" calcext:value-type="float">
            <text:p>74</text:p>
          </table:table-cell>
          <table:table-cell table:formula="of:=[.$M$1]*([.$I7]+[.$N$1])/([.M$3]+[.$N$1])" office:value-type="float" office:value="65" calcext:value-type="float">
            <text:p>65</text:p>
          </table:table-cell>
          <table:table-cell table:formula="of:=[.$M$1]*([.$I7]+[.$N$1])/([.N$3]+[.$N$1])" office:value-type="float" office:value="57.7777777777778" calcext:value-type="float">
            <text:p>58</text:p>
          </table:table-cell>
          <table:table-cell table:formula="of:=[.$M$1]*([.$I7]+[.$N$1])/([.O$3]+[.$N$1])" office:value-type="float" office:value="52" calcext:value-type="float">
            <text:p>52</text:p>
          </table:table-cell>
          <table:table-cell table:formula="of:=[.$M$1]*([.$I7]+[.$N$1])/([.P$3]+[.$N$1])" office:value-type="float" office:value="47.2727272727273" calcext:value-type="float">
            <text:p>47</text:p>
          </table:table-cell>
          <table:table-cell table:formula="of:=[.$M$1]*([.$I7]+[.$N$1])/([.Q$3]+[.$N$1])" office:value-type="float" office:value="43.3333333333333" calcext:value-type="float">
            <text:p>43</text:p>
          </table:table-cell>
          <table:table-cell table:formula="of:=[.$M$1]*([.$I7]+[.$N$1])/([.R$3]+[.$N$1])" office:value-type="float" office:value="40" calcext:value-type="float">
            <text:p>40</text:p>
          </table:table-cell>
          <table:table-cell table:formula="of:=[.$M$1]*([.$I7]+[.$N$1])/([.S$3]+[.$N$1])" office:value-type="float" office:value="37.1428571428571" calcext:value-type="float">
            <text:p>37</text:p>
          </table:table-cell>
          <table:table-cell table:formula="of:=[.$M$1]*([.$I7]+[.$N$1])/([.T$3]+[.$N$1])" office:value-type="float" office:value="34.6666666666667" calcext:value-type="float">
            <text:p>35</text:p>
          </table:table-cell>
          <table:table-cell table:formula="of:=[.$M$1]*([.$I7]+[.$N$1])/([.U$3]+[.$N$1])" office:value-type="float" office:value="32.5" calcext:value-type="float">
            <text:p>33</text:p>
          </table:table-cell>
          <table:table-cell table:formula="of:=[.$M$1]*([.$I7]+[.$N$1])/([.V$3]+[.$N$1])" office:value-type="float" office:value="30.5882352941176" calcext:value-type="float">
            <text:p>31</text:p>
          </table:table-cell>
          <table:table-cell table:formula="of:=[.$M$1]*([.$I7]+[.$N$1])/([.W$3]+[.$N$1])" office:value-type="float" office:value="28.8888888888889" calcext:value-type="float">
            <text:p>29</text:p>
          </table:table-cell>
          <table:table-cell table:formula="of:=[.$M$1]*([.$I7]+[.$N$1])/([.X$3]+[.$N$1])" office:value-type="float" office:value="27.3684210526316" calcext:value-type="float">
            <text:p>27</text:p>
          </table:table-cell>
          <table:table-cell table:formula="of:=[.$M$1]*([.$I7]+[.$N$1])/([.Y$3]+[.$N$1])" office:value-type="float" office:value="26" calcext:value-type="float">
            <text:p>26</text:p>
          </table:table-cell>
          <table:table-cell table:formula="of:=[.$M$1]*([.$I7]+[.$N$1])/([.Z$3]+[.$N$1])" office:value-type="float" office:value="24.7619047619048" calcext:value-type="float">
            <text:p>25</text:p>
          </table:table-cell>
          <table:table-cell table:formula="of:=[.$M$1]*([.$I7]+[.$N$1])/([.AA$3]+[.$N$1])" office:value-type="float" office:value="23.6363636363636" calcext:value-type="float">
            <text:p>24</text:p>
          </table:table-cell>
          <table:table-cell table:formula="of:=[.$M$1]*([.$I7]+[.$N$1])/([.AB$3]+[.$N$1])" office:value-type="float" office:value="22.6086956521739" calcext:value-type="float">
            <text:p>23</text:p>
          </table:table-cell>
          <table:table-cell table:formula="of:=[.$M$1]*([.$I7]+[.$N$1])/([.AC$3]+[.$N$1])" office:value-type="float" office:value="21.6666666666667" calcext:value-type="float">
            <text:p>22</text:p>
          </table:table-cell>
          <table:table-cell table:number-columns-repeated="995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SQRT([.$A8]+2)*10-17" office:value-type="float" office:value="9.45751311064591" calcext:value-type="float">
            <text:p>9</text:p>
          </table:table-cell>
          <table:table-cell table:formula="of:=SQRT([.$A8]+[.C$2])*10-10" office:value-type="float" office:value="12.3606797749979" calcext:value-type="float">
            <text:p>12</text:p>
          </table:table-cell>
          <table:table-cell/>
          <table:table-cell table:style-name="ce2" office:value-type="float" office:value="6" calcext:value-type="float">
            <text:p>6</text:p>
          </table:table-cell>
          <table:table-cell/>
          <table:table-cell table:formula="of:=(SQRT([.$E8])-5)*[.G$2]" office:value-type="float" office:value="-20.4040820577346" calcext:value-type="float">
            <text:p>-20</text:p>
          </table:table-cell>
          <table:table-cell table:style-name="ce11"/>
          <table:table-cell table:style-name="ce12" office:value-type="float" office:value="5" calcext:value-type="float">
            <text:p>5</text:p>
          </table:table-cell>
          <table:table-cell table:formula="of:=[.$M$1]*([.$I8]+[.$N$1])/([.J$3]+[.$N$1])" office:value-type="float" office:value="117" calcext:value-type="float">
            <text:p>117</text:p>
          </table:table-cell>
          <table:table-cell table:formula="of:=[.$M$1]*([.$I8]+[.$N$1])/([.K$3]+[.$N$1])" office:value-type="float" office:value="97.5" calcext:value-type="float">
            <text:p>98</text:p>
          </table:table-cell>
          <table:table-cell table:formula="of:=[.$M$1]*([.$I8]+[.$N$1])/([.L$3]+[.$N$1])" office:value-type="float" office:value="83.5714285714286" calcext:value-type="float">
            <text:p>84</text:p>
          </table:table-cell>
          <table:table-cell table:formula="of:=[.$M$1]*([.$I8]+[.$N$1])/([.M$3]+[.$N$1])" office:value-type="float" office:value="73.125" calcext:value-type="float">
            <text:p>73</text:p>
          </table:table-cell>
          <table:table-cell table:formula="of:=[.$M$1]*([.$I8]+[.$N$1])/([.N$3]+[.$N$1])" office:value-type="float" office:value="65" calcext:value-type="float">
            <text:p>65</text:p>
          </table:table-cell>
          <table:table-cell table:formula="of:=[.$M$1]*([.$I8]+[.$N$1])/([.O$3]+[.$N$1])" office:value-type="float" office:value="58.5" calcext:value-type="float">
            <text:p>59</text:p>
          </table:table-cell>
          <table:table-cell table:formula="of:=[.$M$1]*([.$I8]+[.$N$1])/([.P$3]+[.$N$1])" office:value-type="float" office:value="53.1818181818182" calcext:value-type="float">
            <text:p>53</text:p>
          </table:table-cell>
          <table:table-cell table:formula="of:=[.$M$1]*([.$I8]+[.$N$1])/([.Q$3]+[.$N$1])" office:value-type="float" office:value="48.75" calcext:value-type="float">
            <text:p>49</text:p>
          </table:table-cell>
          <table:table-cell table:formula="of:=[.$M$1]*([.$I8]+[.$N$1])/([.R$3]+[.$N$1])" office:value-type="float" office:value="45" calcext:value-type="float">
            <text:p>45</text:p>
          </table:table-cell>
          <table:table-cell table:formula="of:=[.$M$1]*([.$I8]+[.$N$1])/([.S$3]+[.$N$1])" office:value-type="float" office:value="41.7857142857143" calcext:value-type="float">
            <text:p>42</text:p>
          </table:table-cell>
          <table:table-cell table:formula="of:=[.$M$1]*([.$I8]+[.$N$1])/([.T$3]+[.$N$1])" office:value-type="float" office:value="39" calcext:value-type="float">
            <text:p>39</text:p>
          </table:table-cell>
          <table:table-cell table:formula="of:=[.$M$1]*([.$I8]+[.$N$1])/([.U$3]+[.$N$1])" office:value-type="float" office:value="36.5625" calcext:value-type="float">
            <text:p>37</text:p>
          </table:table-cell>
          <table:table-cell table:formula="of:=[.$M$1]*([.$I8]+[.$N$1])/([.V$3]+[.$N$1])" office:value-type="float" office:value="34.4117647058824" calcext:value-type="float">
            <text:p>34</text:p>
          </table:table-cell>
          <table:table-cell table:formula="of:=[.$M$1]*([.$I8]+[.$N$1])/([.W$3]+[.$N$1])" office:value-type="float" office:value="32.5" calcext:value-type="float">
            <text:p>33</text:p>
          </table:table-cell>
          <table:table-cell table:formula="of:=[.$M$1]*([.$I8]+[.$N$1])/([.X$3]+[.$N$1])" office:value-type="float" office:value="30.7894736842105" calcext:value-type="float">
            <text:p>31</text:p>
          </table:table-cell>
          <table:table-cell table:formula="of:=[.$M$1]*([.$I8]+[.$N$1])/([.Y$3]+[.$N$1])" office:value-type="float" office:value="29.25" calcext:value-type="float">
            <text:p>29</text:p>
          </table:table-cell>
          <table:table-cell table:formula="of:=[.$M$1]*([.$I8]+[.$N$1])/([.Z$3]+[.$N$1])" office:value-type="float" office:value="27.8571428571429" calcext:value-type="float">
            <text:p>28</text:p>
          </table:table-cell>
          <table:table-cell table:formula="of:=[.$M$1]*([.$I8]+[.$N$1])/([.AA$3]+[.$N$1])" office:value-type="float" office:value="26.5909090909091" calcext:value-type="float">
            <text:p>27</text:p>
          </table:table-cell>
          <table:table-cell table:formula="of:=[.$M$1]*([.$I8]+[.$N$1])/([.AB$3]+[.$N$1])" office:value-type="float" office:value="25.4347826086957" calcext:value-type="float">
            <text:p>25</text:p>
          </table:table-cell>
          <table:table-cell table:formula="of:=[.$M$1]*([.$I8]+[.$N$1])/([.AC$3]+[.$N$1])" office:value-type="float" office:value="24.375" calcext:value-type="float">
            <text:p>24</text:p>
          </table:table-cell>
          <table:table-cell table:number-columns-repeated="995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SQRT([.$A9]+2)*10-17" office:value-type="float" office:value="11.2842712474619" calcext:value-type="float">
            <text:p>11</text:p>
          </table:table-cell>
          <table:table-cell table:formula="of:=SQRT([.$A9]+[.C$2])*10-10" office:value-type="float" office:value="14.4948974278318" calcext:value-type="float">
            <text:p>14</text:p>
          </table:table-cell>
          <table:table-cell/>
          <table:table-cell table:style-name="ce2" office:value-type="float" office:value="8" calcext:value-type="float">
            <text:p>8</text:p>
          </table:table-cell>
          <table:table-cell/>
          <table:table-cell table:formula="of:=(SQRT([.$E9])-5)*[.G$2]" office:value-type="float" office:value="-17.3725830020305" calcext:value-type="float">
            <text:p>-17</text:p>
          </table:table-cell>
          <table:table-cell/>
          <table:table-cell table:style-name="ce12" office:value-type="float" office:value="6" calcext:value-type="float">
            <text:p>6</text:p>
          </table:table-cell>
          <table:table-cell table:formula="of:=[.$M$1]*([.$I9]+[.$N$1])/([.J$3]+[.$N$1])" office:value-type="float" office:value="130" calcext:value-type="float">
            <text:p>130</text:p>
          </table:table-cell>
          <table:table-cell table:formula="of:=[.$M$1]*([.$I9]+[.$N$1])/([.K$3]+[.$N$1])" office:value-type="float" office:value="108.333333333333" calcext:value-type="float">
            <text:p>108</text:p>
          </table:table-cell>
          <table:table-cell table:formula="of:=[.$M$1]*([.$I9]+[.$N$1])/([.L$3]+[.$N$1])" office:value-type="float" office:value="92.8571428571429" calcext:value-type="float">
            <text:p>93</text:p>
          </table:table-cell>
          <table:table-cell table:formula="of:=[.$M$1]*([.$I9]+[.$N$1])/([.M$3]+[.$N$1])" office:value-type="float" office:value="81.25" calcext:value-type="float">
            <text:p>81</text:p>
          </table:table-cell>
          <table:table-cell table:formula="of:=[.$M$1]*([.$I9]+[.$N$1])/([.N$3]+[.$N$1])" office:value-type="float" office:value="72.2222222222222" calcext:value-type="float">
            <text:p>72</text:p>
          </table:table-cell>
          <table:table-cell table:formula="of:=[.$M$1]*([.$I9]+[.$N$1])/([.O$3]+[.$N$1])" office:value-type="float" office:value="65" calcext:value-type="float">
            <text:p>65</text:p>
          </table:table-cell>
          <table:table-cell table:formula="of:=[.$M$1]*([.$I9]+[.$N$1])/([.P$3]+[.$N$1])" office:value-type="float" office:value="59.0909090909091" calcext:value-type="float">
            <text:p>59</text:p>
          </table:table-cell>
          <table:table-cell table:formula="of:=[.$M$1]*([.$I9]+[.$N$1])/([.Q$3]+[.$N$1])" office:value-type="float" office:value="54.1666666666667" calcext:value-type="float">
            <text:p>54</text:p>
          </table:table-cell>
          <table:table-cell table:formula="of:=[.$M$1]*([.$I9]+[.$N$1])/([.R$3]+[.$N$1])" office:value-type="float" office:value="50" calcext:value-type="float">
            <text:p>50</text:p>
          </table:table-cell>
          <table:table-cell table:formula="of:=[.$M$1]*([.$I9]+[.$N$1])/([.S$3]+[.$N$1])" office:value-type="float" office:value="46.4285714285714" calcext:value-type="float">
            <text:p>46</text:p>
          </table:table-cell>
          <table:table-cell table:formula="of:=[.$M$1]*([.$I9]+[.$N$1])/([.T$3]+[.$N$1])" office:value-type="float" office:value="43.3333333333333" calcext:value-type="float">
            <text:p>43</text:p>
          </table:table-cell>
          <table:table-cell table:formula="of:=[.$M$1]*([.$I9]+[.$N$1])/([.U$3]+[.$N$1])" office:value-type="float" office:value="40.625" calcext:value-type="float">
            <text:p>41</text:p>
          </table:table-cell>
          <table:table-cell table:formula="of:=[.$M$1]*([.$I9]+[.$N$1])/([.V$3]+[.$N$1])" office:value-type="float" office:value="38.2352941176471" calcext:value-type="float">
            <text:p>38</text:p>
          </table:table-cell>
          <table:table-cell table:formula="of:=[.$M$1]*([.$I9]+[.$N$1])/([.W$3]+[.$N$1])" office:value-type="float" office:value="36.1111111111111" calcext:value-type="float">
            <text:p>36</text:p>
          </table:table-cell>
          <table:table-cell table:formula="of:=[.$M$1]*([.$I9]+[.$N$1])/([.X$3]+[.$N$1])" office:value-type="float" office:value="34.2105263157895" calcext:value-type="float">
            <text:p>34</text:p>
          </table:table-cell>
          <table:table-cell table:formula="of:=[.$M$1]*([.$I9]+[.$N$1])/([.Y$3]+[.$N$1])" office:value-type="float" office:value="32.5" calcext:value-type="float">
            <text:p>33</text:p>
          </table:table-cell>
          <table:table-cell table:formula="of:=[.$M$1]*([.$I9]+[.$N$1])/([.Z$3]+[.$N$1])" office:value-type="float" office:value="30.952380952381" calcext:value-type="float">
            <text:p>31</text:p>
          </table:table-cell>
          <table:table-cell table:formula="of:=[.$M$1]*([.$I9]+[.$N$1])/([.AA$3]+[.$N$1])" office:value-type="float" office:value="29.5454545454545" calcext:value-type="float">
            <text:p>30</text:p>
          </table:table-cell>
          <table:table-cell table:formula="of:=[.$M$1]*([.$I9]+[.$N$1])/([.AB$3]+[.$N$1])" office:value-type="float" office:value="28.2608695652174" calcext:value-type="float">
            <text:p>28</text:p>
          </table:table-cell>
          <table:table-cell table:formula="of:=[.$M$1]*([.$I9]+[.$N$1])/([.AC$3]+[.$N$1])" office:value-type="float" office:value="27.0833333333333" calcext:value-type="float">
            <text:p>27</text:p>
          </table:table-cell>
          <table:table-cell table:number-columns-repeated="995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SQRT([.$A10]+2)*10-17" office:value-type="float" office:value="14.6227766016838" calcext:value-type="float">
            <text:p>15</text:p>
          </table:table-cell>
          <table:table-cell table:formula="of:=SQRT([.$A10]+[.C$2])*10-10" office:value-type="float" office:value="18.2842712474619" calcext:value-type="float">
            <text:p>18</text:p>
          </table:table-cell>
          <table:table-cell/>
          <table:table-cell table:style-name="ce2" office:value-type="float" office:value="12" calcext:value-type="float">
            <text:p>12</text:p>
          </table:table-cell>
          <table:table-cell/>
          <table:table-cell table:formula="of:=(SQRT([.$E10])-5)*[.G$2]" office:value-type="float" office:value="-12.287187078898" calcext:value-type="float">
            <text:p>-12</text:p>
          </table:table-cell>
          <table:table-cell/>
          <table:table-cell table:style-name="ce12" office:value-type="float" office:value="7" calcext:value-type="float">
            <text:p>7</text:p>
          </table:table-cell>
          <table:table-cell table:formula="of:=[.$M$1]*([.$I10]+[.$N$1])/([.J$3]+[.$N$1])" office:value-type="float" office:value="143" calcext:value-type="float">
            <text:p>143</text:p>
          </table:table-cell>
          <table:table-cell table:formula="of:=[.$M$1]*([.$I10]+[.$N$1])/([.K$3]+[.$N$1])" office:value-type="float" office:value="119.166666666667" calcext:value-type="float">
            <text:p>119</text:p>
          </table:table-cell>
          <table:table-cell table:formula="of:=[.$M$1]*([.$I10]+[.$N$1])/([.L$3]+[.$N$1])" office:value-type="float" office:value="102.142857142857" calcext:value-type="float">
            <text:p>102</text:p>
          </table:table-cell>
          <table:table-cell table:formula="of:=[.$M$1]*([.$I10]+[.$N$1])/([.M$3]+[.$N$1])" office:value-type="float" office:value="89.375" calcext:value-type="float">
            <text:p>89</text:p>
          </table:table-cell>
          <table:table-cell table:formula="of:=[.$M$1]*([.$I10]+[.$N$1])/([.N$3]+[.$N$1])" office:value-type="float" office:value="79.4444444444444" calcext:value-type="float">
            <text:p>79</text:p>
          </table:table-cell>
          <table:table-cell table:formula="of:=[.$M$1]*([.$I10]+[.$N$1])/([.O$3]+[.$N$1])" office:value-type="float" office:value="71.5" calcext:value-type="float">
            <text:p>72</text:p>
          </table:table-cell>
          <table:table-cell table:formula="of:=[.$M$1]*([.$I10]+[.$N$1])/([.P$3]+[.$N$1])" office:value-type="float" office:value="65" calcext:value-type="float">
            <text:p>65</text:p>
          </table:table-cell>
          <table:table-cell table:formula="of:=[.$M$1]*([.$I10]+[.$N$1])/([.Q$3]+[.$N$1])" office:value-type="float" office:value="59.5833333333333" calcext:value-type="float">
            <text:p>60</text:p>
          </table:table-cell>
          <table:table-cell table:formula="of:=[.$M$1]*([.$I10]+[.$N$1])/([.R$3]+[.$N$1])" office:value-type="float" office:value="55" calcext:value-type="float">
            <text:p>55</text:p>
          </table:table-cell>
          <table:table-cell table:formula="of:=[.$M$1]*([.$I10]+[.$N$1])/([.S$3]+[.$N$1])" office:value-type="float" office:value="51.0714285714286" calcext:value-type="float">
            <text:p>51</text:p>
          </table:table-cell>
          <table:table-cell table:formula="of:=[.$M$1]*([.$I10]+[.$N$1])/([.T$3]+[.$N$1])" office:value-type="float" office:value="47.6666666666667" calcext:value-type="float">
            <text:p>48</text:p>
          </table:table-cell>
          <table:table-cell table:formula="of:=[.$M$1]*([.$I10]+[.$N$1])/([.U$3]+[.$N$1])" office:value-type="float" office:value="44.6875" calcext:value-type="float">
            <text:p>45</text:p>
          </table:table-cell>
          <table:table-cell table:formula="of:=[.$M$1]*([.$I10]+[.$N$1])/([.V$3]+[.$N$1])" office:value-type="float" office:value="42.0588235294118" calcext:value-type="float">
            <text:p>42</text:p>
          </table:table-cell>
          <table:table-cell table:formula="of:=[.$M$1]*([.$I10]+[.$N$1])/([.W$3]+[.$N$1])" office:value-type="float" office:value="39.7222222222222" calcext:value-type="float">
            <text:p>40</text:p>
          </table:table-cell>
          <table:table-cell table:formula="of:=[.$M$1]*([.$I10]+[.$N$1])/([.X$3]+[.$N$1])" office:value-type="float" office:value="37.6315789473684" calcext:value-type="float">
            <text:p>38</text:p>
          </table:table-cell>
          <table:table-cell table:formula="of:=[.$M$1]*([.$I10]+[.$N$1])/([.Y$3]+[.$N$1])" office:value-type="float" office:value="35.75" calcext:value-type="float">
            <text:p>36</text:p>
          </table:table-cell>
          <table:table-cell table:formula="of:=[.$M$1]*([.$I10]+[.$N$1])/([.Z$3]+[.$N$1])" office:value-type="float" office:value="34.047619047619" calcext:value-type="float">
            <text:p>34</text:p>
          </table:table-cell>
          <table:table-cell table:formula="of:=[.$M$1]*([.$I10]+[.$N$1])/([.AA$3]+[.$N$1])" office:value-type="float" office:value="32.5" calcext:value-type="float">
            <text:p>33</text:p>
          </table:table-cell>
          <table:table-cell table:formula="of:=[.$M$1]*([.$I10]+[.$N$1])/([.AB$3]+[.$N$1])" office:value-type="float" office:value="31.0869565217391" calcext:value-type="float">
            <text:p>31</text:p>
          </table:table-cell>
          <table:table-cell table:formula="of:=[.$M$1]*([.$I10]+[.$N$1])/([.AC$3]+[.$N$1])" office:value-type="float" office:value="29.7916666666667" calcext:value-type="float">
            <text:p>30</text:p>
          </table:table-cell>
          <table:table-cell table:number-columns-repeated="995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SQRT([.$A11]+2)*10-17" office:value-type="float" office:value="17.6410161513775" calcext:value-type="float">
            <text:p>18</text:p>
          </table:table-cell>
          <table:table-cell table:formula="of:=SQRT([.$A11]+[.C$2])*10-10" office:value-type="float" office:value="21.6227766016838" calcext:value-type="float">
            <text:p>22</text:p>
          </table:table-cell>
          <table:table-cell/>
          <table:table-cell table:style-name="ce2" office:value-type="float" office:value="18" calcext:value-type="float">
            <text:p>18</text:p>
          </table:table-cell>
          <table:table-cell/>
          <table:table-cell table:formula="of:=(SQRT([.$E11])-5)*[.G$2]" office:value-type="float" office:value="-6.05887450304572" calcext:value-type="float">
            <text:p>-6</text:p>
          </table:table-cell>
          <table:table-cell/>
          <table:table-cell table:style-name="ce12" office:value-type="float" office:value="8" calcext:value-type="float">
            <text:p>8</text:p>
          </table:table-cell>
          <table:table-cell table:formula="of:=[.$M$1]*([.$I11]+[.$N$1])/([.J$3]+[.$N$1])" office:value-type="float" office:value="156" calcext:value-type="float">
            <text:p>156</text:p>
          </table:table-cell>
          <table:table-cell table:formula="of:=[.$M$1]*([.$I11]+[.$N$1])/([.K$3]+[.$N$1])" office:value-type="float" office:value="130" calcext:value-type="float">
            <text:p>130</text:p>
          </table:table-cell>
          <table:table-cell table:formula="of:=[.$M$1]*([.$I11]+[.$N$1])/([.L$3]+[.$N$1])" office:value-type="float" office:value="111.428571428571" calcext:value-type="float">
            <text:p>111</text:p>
          </table:table-cell>
          <table:table-cell table:formula="of:=[.$M$1]*([.$I11]+[.$N$1])/([.M$3]+[.$N$1])" office:value-type="float" office:value="97.5" calcext:value-type="float">
            <text:p>98</text:p>
          </table:table-cell>
          <table:table-cell table:formula="of:=[.$M$1]*([.$I11]+[.$N$1])/([.N$3]+[.$N$1])" office:value-type="float" office:value="86.6666666666667" calcext:value-type="float">
            <text:p>87</text:p>
          </table:table-cell>
          <table:table-cell table:formula="of:=[.$M$1]*([.$I11]+[.$N$1])/([.O$3]+[.$N$1])" office:value-type="float" office:value="78" calcext:value-type="float">
            <text:p>78</text:p>
          </table:table-cell>
          <table:table-cell table:formula="of:=[.$M$1]*([.$I11]+[.$N$1])/([.P$3]+[.$N$1])" office:value-type="float" office:value="70.9090909090909" calcext:value-type="float">
            <text:p>71</text:p>
          </table:table-cell>
          <table:table-cell table:formula="of:=[.$M$1]*([.$I11]+[.$N$1])/([.Q$3]+[.$N$1])" office:value-type="float" office:value="65" calcext:value-type="float">
            <text:p>65</text:p>
          </table:table-cell>
          <table:table-cell table:formula="of:=[.$M$1]*([.$I11]+[.$N$1])/([.R$3]+[.$N$1])" office:value-type="float" office:value="60" calcext:value-type="float">
            <text:p>60</text:p>
          </table:table-cell>
          <table:table-cell table:formula="of:=[.$M$1]*([.$I11]+[.$N$1])/([.S$3]+[.$N$1])" office:value-type="float" office:value="55.7142857142857" calcext:value-type="float">
            <text:p>56</text:p>
          </table:table-cell>
          <table:table-cell table:formula="of:=[.$M$1]*([.$I11]+[.$N$1])/([.T$3]+[.$N$1])" office:value-type="float" office:value="52" calcext:value-type="float">
            <text:p>52</text:p>
          </table:table-cell>
          <table:table-cell table:formula="of:=[.$M$1]*([.$I11]+[.$N$1])/([.U$3]+[.$N$1])" office:value-type="float" office:value="48.75" calcext:value-type="float">
            <text:p>49</text:p>
          </table:table-cell>
          <table:table-cell table:formula="of:=[.$M$1]*([.$I11]+[.$N$1])/([.V$3]+[.$N$1])" office:value-type="float" office:value="45.8823529411765" calcext:value-type="float">
            <text:p>46</text:p>
          </table:table-cell>
          <table:table-cell table:formula="of:=[.$M$1]*([.$I11]+[.$N$1])/([.W$3]+[.$N$1])" office:value-type="float" office:value="43.3333333333333" calcext:value-type="float">
            <text:p>43</text:p>
          </table:table-cell>
          <table:table-cell table:formula="of:=[.$M$1]*([.$I11]+[.$N$1])/([.X$3]+[.$N$1])" office:value-type="float" office:value="41.0526315789474" calcext:value-type="float">
            <text:p>41</text:p>
          </table:table-cell>
          <table:table-cell table:formula="of:=[.$M$1]*([.$I11]+[.$N$1])/([.Y$3]+[.$N$1])" office:value-type="float" office:value="39" calcext:value-type="float">
            <text:p>39</text:p>
          </table:table-cell>
          <table:table-cell table:formula="of:=[.$M$1]*([.$I11]+[.$N$1])/([.Z$3]+[.$N$1])" office:value-type="float" office:value="37.1428571428571" calcext:value-type="float">
            <text:p>37</text:p>
          </table:table-cell>
          <table:table-cell table:formula="of:=[.$M$1]*([.$I11]+[.$N$1])/([.AA$3]+[.$N$1])" office:value-type="float" office:value="35.4545454545455" calcext:value-type="float">
            <text:p>35</text:p>
          </table:table-cell>
          <table:table-cell table:formula="of:=[.$M$1]*([.$I11]+[.$N$1])/([.AB$3]+[.$N$1])" office:value-type="float" office:value="33.9130434782609" calcext:value-type="float">
            <text:p>34</text:p>
          </table:table-cell>
          <table:table-cell table:formula="of:=[.$M$1]*([.$I11]+[.$N$1])/([.AC$3]+[.$N$1])" office:value-type="float" office:value="32.5" calcext:value-type="float">
            <text:p>33</text:p>
          </table:table-cell>
          <table:table-cell table:number-columns-repeated="995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SQRT([.$A12]+2)*10-17" office:value-type="float" office:value="20.4165738677394" calcext:value-type="float">
            <text:p>20</text:p>
          </table:table-cell>
          <table:table-cell table:formula="of:=SQRT([.$A12]+[.C$2])*10-10" office:value-type="float" office:value="24.6410161513775" calcext:value-type="float">
            <text:p>25</text:p>
          </table:table-cell>
          <table:table-cell/>
          <table:table-cell table:style-name="ce2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(SQRT([.$E12])-5)*[.G$2]" office:value-type="float" office:value="-0.808164115469154" calcext:value-type="float">
            <text:p>-1</text:p>
          </table:table-cell>
          <table:table-cell/>
          <table:table-cell table:style-name="ce12" office:value-type="float" office:value="9" calcext:value-type="float">
            <text:p>9</text:p>
          </table:table-cell>
          <table:table-cell table:formula="of:=[.$M$1]*([.$I12]+[.$N$1])/([.J$3]+[.$N$1])" office:value-type="float" office:value="169" calcext:value-type="float">
            <text:p>169</text:p>
          </table:table-cell>
          <table:table-cell table:formula="of:=[.$M$1]*([.$I12]+[.$N$1])/([.K$3]+[.$N$1])" office:value-type="float" office:value="140.833333333333" calcext:value-type="float">
            <text:p>141</text:p>
          </table:table-cell>
          <table:table-cell table:formula="of:=[.$M$1]*([.$I12]+[.$N$1])/([.L$3]+[.$N$1])" office:value-type="float" office:value="120.714285714286" calcext:value-type="float">
            <text:p>121</text:p>
          </table:table-cell>
          <table:table-cell table:formula="of:=[.$M$1]*([.$I12]+[.$N$1])/([.M$3]+[.$N$1])" office:value-type="float" office:value="105.625" calcext:value-type="float">
            <text:p>106</text:p>
          </table:table-cell>
          <table:table-cell table:formula="of:=[.$M$1]*([.$I12]+[.$N$1])/([.N$3]+[.$N$1])" office:value-type="float" office:value="93.8888888888889" calcext:value-type="float">
            <text:p>94</text:p>
          </table:table-cell>
          <table:table-cell table:formula="of:=[.$M$1]*([.$I12]+[.$N$1])/([.O$3]+[.$N$1])" office:value-type="float" office:value="84.5" calcext:value-type="float">
            <text:p>85</text:p>
          </table:table-cell>
          <table:table-cell table:formula="of:=[.$M$1]*([.$I12]+[.$N$1])/([.P$3]+[.$N$1])" office:value-type="float" office:value="76.8181818181818" calcext:value-type="float">
            <text:p>77</text:p>
          </table:table-cell>
          <table:table-cell table:formula="of:=[.$M$1]*([.$I12]+[.$N$1])/([.Q$3]+[.$N$1])" office:value-type="float" office:value="70.4166666666667" calcext:value-type="float">
            <text:p>70</text:p>
          </table:table-cell>
          <table:table-cell table:formula="of:=[.$M$1]*([.$I12]+[.$N$1])/([.R$3]+[.$N$1])" office:value-type="float" office:value="65" calcext:value-type="float">
            <text:p>65</text:p>
          </table:table-cell>
          <table:table-cell table:formula="of:=[.$M$1]*([.$I12]+[.$N$1])/([.S$3]+[.$N$1])" office:value-type="float" office:value="60.3571428571429" calcext:value-type="float">
            <text:p>60</text:p>
          </table:table-cell>
          <table:table-cell table:formula="of:=[.$M$1]*([.$I12]+[.$N$1])/([.T$3]+[.$N$1])" office:value-type="float" office:value="56.3333333333333" calcext:value-type="float">
            <text:p>56</text:p>
          </table:table-cell>
          <table:table-cell table:formula="of:=[.$M$1]*([.$I12]+[.$N$1])/([.U$3]+[.$N$1])" office:value-type="float" office:value="52.8125" calcext:value-type="float">
            <text:p>53</text:p>
          </table:table-cell>
          <table:table-cell table:formula="of:=[.$M$1]*([.$I12]+[.$N$1])/([.V$3]+[.$N$1])" office:value-type="float" office:value="49.7058823529412" calcext:value-type="float">
            <text:p>50</text:p>
          </table:table-cell>
          <table:table-cell table:formula="of:=[.$M$1]*([.$I12]+[.$N$1])/([.W$3]+[.$N$1])" office:value-type="float" office:value="46.9444444444444" calcext:value-type="float">
            <text:p>47</text:p>
          </table:table-cell>
          <table:table-cell table:formula="of:=[.$M$1]*([.$I12]+[.$N$1])/([.X$3]+[.$N$1])" office:value-type="float" office:value="44.4736842105263" calcext:value-type="float">
            <text:p>44</text:p>
          </table:table-cell>
          <table:table-cell table:formula="of:=[.$M$1]*([.$I12]+[.$N$1])/([.Y$3]+[.$N$1])" office:value-type="float" office:value="42.25" calcext:value-type="float">
            <text:p>42</text:p>
          </table:table-cell>
          <table:table-cell table:formula="of:=[.$M$1]*([.$I12]+[.$N$1])/([.Z$3]+[.$N$1])" office:value-type="float" office:value="40.2380952380952" calcext:value-type="float">
            <text:p>40</text:p>
          </table:table-cell>
          <table:table-cell table:formula="of:=[.$M$1]*([.$I12]+[.$N$1])/([.AA$3]+[.$N$1])" office:value-type="float" office:value="38.4090909090909" calcext:value-type="float">
            <text:p>38</text:p>
          </table:table-cell>
          <table:table-cell table:formula="of:=[.$M$1]*([.$I12]+[.$N$1])/([.AB$3]+[.$N$1])" office:value-type="float" office:value="36.7391304347826" calcext:value-type="float">
            <text:p>37</text:p>
          </table:table-cell>
          <table:table-cell table:formula="of:=[.$M$1]*([.$I12]+[.$N$1])/([.AC$3]+[.$N$1])" office:value-type="float" office:value="35.2083333333333" calcext:value-type="float">
            <text:p>35</text:p>
          </table:table-cell>
          <table:table-cell table:number-columns-repeated="995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SQRT([.$A13]+2)*10-17" office:value-type="float" office:value="24.2310562561766" calcext:value-type="float">
            <text:p>24</text:p>
          </table:table-cell>
          <table:table-cell table:formula="of:=SQRT([.$A13]+[.C$2])*10-10" office:value-type="float" office:value="28.7298334620742" calcext:value-type="float">
            <text:p>29</text:p>
          </table:table-cell>
          <table:table-cell/>
          <table:table-cell table:style-name="ce2" office:value-type="float" office:value="35" calcext:value-type="float">
            <text:p>35</text:p>
          </table:table-cell>
          <table:table-cell/>
          <table:table-cell table:formula="of:=(SQRT([.$E13])-5)*[.G$2]" office:value-type="float" office:value="7.32863826479693" calcext:value-type="float">
            <text:p>7</text:p>
          </table:table-cell>
          <table:table-cell/>
          <table:table-cell table:style-name="ce12" office:value-type="float" office:value="10" calcext:value-type="float">
            <text:p>10</text:p>
          </table:table-cell>
          <table:table-cell table:formula="of:=[.$M$1]*([.$I13]+[.$N$1])/([.J$3]+[.$N$1])" office:value-type="float" office:value="182" calcext:value-type="float">
            <text:p>182</text:p>
          </table:table-cell>
          <table:table-cell table:formula="of:=[.$M$1]*([.$I13]+[.$N$1])/([.K$3]+[.$N$1])" office:value-type="float" office:value="151.666666666667" calcext:value-type="float">
            <text:p>152</text:p>
          </table:table-cell>
          <table:table-cell table:formula="of:=[.$M$1]*([.$I13]+[.$N$1])/([.L$3]+[.$N$1])" office:value-type="float" office:value="130" calcext:value-type="float">
            <text:p>130</text:p>
          </table:table-cell>
          <table:table-cell table:formula="of:=[.$M$1]*([.$I13]+[.$N$1])/([.M$3]+[.$N$1])" office:value-type="float" office:value="113.75" calcext:value-type="float">
            <text:p>114</text:p>
          </table:table-cell>
          <table:table-cell table:formula="of:=[.$M$1]*([.$I13]+[.$N$1])/([.N$3]+[.$N$1])" office:value-type="float" office:value="101.111111111111" calcext:value-type="float">
            <text:p>101</text:p>
          </table:table-cell>
          <table:table-cell table:formula="of:=[.$M$1]*([.$I13]+[.$N$1])/([.O$3]+[.$N$1])" office:value-type="float" office:value="91" calcext:value-type="float">
            <text:p>91</text:p>
          </table:table-cell>
          <table:table-cell table:formula="of:=[.$M$1]*([.$I13]+[.$N$1])/([.P$3]+[.$N$1])" office:value-type="float" office:value="82.7272727272727" calcext:value-type="float">
            <text:p>83</text:p>
          </table:table-cell>
          <table:table-cell table:formula="of:=[.$M$1]*([.$I13]+[.$N$1])/([.Q$3]+[.$N$1])" office:value-type="float" office:value="75.8333333333333" calcext:value-type="float">
            <text:p>76</text:p>
          </table:table-cell>
          <table:table-cell table:formula="of:=[.$M$1]*([.$I13]+[.$N$1])/([.R$3]+[.$N$1])" office:value-type="float" office:value="70" calcext:value-type="float">
            <text:p>70</text:p>
          </table:table-cell>
          <table:table-cell table:formula="of:=[.$M$1]*([.$I13]+[.$N$1])/([.S$3]+[.$N$1])" office:value-type="float" office:value="65" calcext:value-type="float">
            <text:p>65</text:p>
          </table:table-cell>
          <table:table-cell table:formula="of:=[.$M$1]*([.$I13]+[.$N$1])/([.T$3]+[.$N$1])" office:value-type="float" office:value="60.6666666666667" calcext:value-type="float">
            <text:p>61</text:p>
          </table:table-cell>
          <table:table-cell table:formula="of:=[.$M$1]*([.$I13]+[.$N$1])/([.U$3]+[.$N$1])" office:value-type="float" office:value="56.875" calcext:value-type="float">
            <text:p>57</text:p>
          </table:table-cell>
          <table:table-cell table:formula="of:=[.$M$1]*([.$I13]+[.$N$1])/([.V$3]+[.$N$1])" office:value-type="float" office:value="53.5294117647059" calcext:value-type="float">
            <text:p>54</text:p>
          </table:table-cell>
          <table:table-cell table:formula="of:=[.$M$1]*([.$I13]+[.$N$1])/([.W$3]+[.$N$1])" office:value-type="float" office:value="50.5555555555556" calcext:value-type="float">
            <text:p>51</text:p>
          </table:table-cell>
          <table:table-cell table:formula="of:=[.$M$1]*([.$I13]+[.$N$1])/([.X$3]+[.$N$1])" office:value-type="float" office:value="47.8947368421053" calcext:value-type="float">
            <text:p>48</text:p>
          </table:table-cell>
          <table:table-cell table:formula="of:=[.$M$1]*([.$I13]+[.$N$1])/([.Y$3]+[.$N$1])" office:value-type="float" office:value="45.5" calcext:value-type="float">
            <text:p>46</text:p>
          </table:table-cell>
          <table:table-cell table:formula="of:=[.$M$1]*([.$I13]+[.$N$1])/([.Z$3]+[.$N$1])" office:value-type="float" office:value="43.3333333333333" calcext:value-type="float">
            <text:p>43</text:p>
          </table:table-cell>
          <table:table-cell table:formula="of:=[.$M$1]*([.$I13]+[.$N$1])/([.AA$3]+[.$N$1])" office:value-type="float" office:value="41.3636363636364" calcext:value-type="float">
            <text:p>41</text:p>
          </table:table-cell>
          <table:table-cell table:formula="of:=[.$M$1]*([.$I13]+[.$N$1])/([.AB$3]+[.$N$1])" office:value-type="float" office:value="39.5652173913043" calcext:value-type="float">
            <text:p>40</text:p>
          </table:table-cell>
          <table:table-cell table:formula="of:=[.$M$1]*([.$I13]+[.$N$1])/([.AC$3]+[.$N$1])" office:value-type="float" office:value="37.9166666666667" calcext:value-type="float">
            <text:p>38</text:p>
          </table:table-cell>
          <table:table-cell table:number-columns-repeated="995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SQRT([.$A14]+2)*10-17" office:value-type="float" office:value="29.9041575982343" calcext:value-type="float">
            <text:p>30</text:p>
          </table:table-cell>
          <table:table-cell table:formula="of:=SQRT([.$A14]+[.C$2])*10-10" office:value-type="float" office:value="34.7213595499958" calcext:value-type="float">
            <text:p>35</text:p>
          </table:table-cell>
          <table:table-cell/>
          <table:table-cell table:style-name="ce2" office:value-type="float" office:value="50" calcext:value-type="float">
            <text:p>50</text:p>
          </table:table-cell>
          <table:table-cell/>
          <table:table-cell table:formula="of:=(SQRT([.$E14])-5)*[.G$2]" office:value-type="float" office:value="16.5685424949238" calcext:value-type="float">
            <text:p>17</text:p>
          </table:table-cell>
          <table:table-cell/>
          <table:table-cell table:style-name="ce12" office:value-type="float" office:value="11" calcext:value-type="float">
            <text:p>11</text:p>
          </table:table-cell>
          <table:table-cell table:formula="of:=[.$M$1]*([.$I14]+[.$N$1])/([.J$3]+[.$N$1])" office:value-type="float" office:value="195" calcext:value-type="float">
            <text:p>195</text:p>
          </table:table-cell>
          <table:table-cell table:formula="of:=[.$M$1]*([.$I14]+[.$N$1])/([.K$3]+[.$N$1])" office:value-type="float" office:value="162.5" calcext:value-type="float">
            <text:p>163</text:p>
          </table:table-cell>
          <table:table-cell table:formula="of:=[.$M$1]*([.$I14]+[.$N$1])/([.L$3]+[.$N$1])" office:value-type="float" office:value="139.285714285714" calcext:value-type="float">
            <text:p>139</text:p>
          </table:table-cell>
          <table:table-cell table:formula="of:=[.$M$1]*([.$I14]+[.$N$1])/([.M$3]+[.$N$1])" office:value-type="float" office:value="121.875" calcext:value-type="float">
            <text:p>122</text:p>
          </table:table-cell>
          <table:table-cell table:formula="of:=[.$M$1]*([.$I14]+[.$N$1])/([.N$3]+[.$N$1])" office:value-type="float" office:value="108.333333333333" calcext:value-type="float">
            <text:p>108</text:p>
          </table:table-cell>
          <table:table-cell table:formula="of:=[.$M$1]*([.$I14]+[.$N$1])/([.O$3]+[.$N$1])" office:value-type="float" office:value="97.5" calcext:value-type="float">
            <text:p>98</text:p>
          </table:table-cell>
          <table:table-cell table:formula="of:=[.$M$1]*([.$I14]+[.$N$1])/([.P$3]+[.$N$1])" office:value-type="float" office:value="88.6363636363636" calcext:value-type="float">
            <text:p>89</text:p>
          </table:table-cell>
          <table:table-cell table:formula="of:=[.$M$1]*([.$I14]+[.$N$1])/([.Q$3]+[.$N$1])" office:value-type="float" office:value="81.25" calcext:value-type="float">
            <text:p>81</text:p>
          </table:table-cell>
          <table:table-cell table:formula="of:=[.$M$1]*([.$I14]+[.$N$1])/([.R$3]+[.$N$1])" office:value-type="float" office:value="75" calcext:value-type="float">
            <text:p>75</text:p>
          </table:table-cell>
          <table:table-cell table:formula="of:=[.$M$1]*([.$I14]+[.$N$1])/([.S$3]+[.$N$1])" office:value-type="float" office:value="69.6428571428571" calcext:value-type="float">
            <text:p>70</text:p>
          </table:table-cell>
          <table:table-cell table:formula="of:=[.$M$1]*([.$I14]+[.$N$1])/([.T$3]+[.$N$1])" office:value-type="float" office:value="65" calcext:value-type="float">
            <text:p>65</text:p>
          </table:table-cell>
          <table:table-cell table:formula="of:=[.$M$1]*([.$I14]+[.$N$1])/([.U$3]+[.$N$1])" office:value-type="float" office:value="60.9375" calcext:value-type="float">
            <text:p>61</text:p>
          </table:table-cell>
          <table:table-cell table:formula="of:=[.$M$1]*([.$I14]+[.$N$1])/([.V$3]+[.$N$1])" office:value-type="float" office:value="57.3529411764706" calcext:value-type="float">
            <text:p>57</text:p>
          </table:table-cell>
          <table:table-cell table:formula="of:=[.$M$1]*([.$I14]+[.$N$1])/([.W$3]+[.$N$1])" office:value-type="float" office:value="54.1666666666667" calcext:value-type="float">
            <text:p>54</text:p>
          </table:table-cell>
          <table:table-cell table:formula="of:=[.$M$1]*([.$I14]+[.$N$1])/([.X$3]+[.$N$1])" office:value-type="float" office:value="51.3157894736842" calcext:value-type="float">
            <text:p>51</text:p>
          </table:table-cell>
          <table:table-cell table:formula="of:=[.$M$1]*([.$I14]+[.$N$1])/([.Y$3]+[.$N$1])" office:value-type="float" office:value="48.75" calcext:value-type="float">
            <text:p>49</text:p>
          </table:table-cell>
          <table:table-cell table:formula="of:=[.$M$1]*([.$I14]+[.$N$1])/([.Z$3]+[.$N$1])" office:value-type="float" office:value="46.4285714285714" calcext:value-type="float">
            <text:p>46</text:p>
          </table:table-cell>
          <table:table-cell table:formula="of:=[.$M$1]*([.$I14]+[.$N$1])/([.AA$3]+[.$N$1])" office:value-type="float" office:value="44.3181818181818" calcext:value-type="float">
            <text:p>44</text:p>
          </table:table-cell>
          <table:table-cell table:formula="of:=[.$M$1]*([.$I14]+[.$N$1])/([.AB$3]+[.$N$1])" office:value-type="float" office:value="42.3913043478261" calcext:value-type="float">
            <text:p>42</text:p>
          </table:table-cell>
          <table:table-cell table:formula="of:=[.$M$1]*([.$I14]+[.$N$1])/([.AC$3]+[.$N$1])" office:value-type="float" office:value="40.625" calcext:value-type="float">
            <text:p>41</text:p>
          </table:table-cell>
          <table:table-cell table:number-columns-repeated="995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SQRT([.$A15]+2)*10-17" office:value-type="float" office:value="39.5685424949238" calcext:value-type="float">
            <text:p>40</text:p>
          </table:table-cell>
          <table:table-cell table:formula="of:=SQRT([.$A15]+[.C$2])*10-10" office:value-type="float" office:value="44.7722557505166" calcext:value-type="float">
            <text:p>45</text:p>
          </table:table-cell>
          <table:table-cell/>
          <table:table-cell table:style-name="ce2" office:value-type="float" office:value="100" calcext:value-type="float">
            <text:p>100</text:p>
          </table:table-cell>
          <table:table-cell/>
          <table:table-cell table:formula="of:=(SQRT([.$E15])-5)*[.G$2]" office:value-type="float" office:value="40" calcext:value-type="float">
            <text:p>40</text:p>
          </table:table-cell>
          <table:table-cell/>
          <table:table-cell table:style-name="ce12" office:value-type="float" office:value="12" calcext:value-type="float">
            <text:p>12</text:p>
          </table:table-cell>
          <table:table-cell table:formula="of:=[.$M$1]*([.$I15]+[.$N$1])/([.J$3]+[.$N$1])" office:value-type="float" office:value="208" calcext:value-type="float">
            <text:p>208</text:p>
          </table:table-cell>
          <table:table-cell table:formula="of:=[.$M$1]*([.$I15]+[.$N$1])/([.K$3]+[.$N$1])" office:value-type="float" office:value="173.333333333333" calcext:value-type="float">
            <text:p>173</text:p>
          </table:table-cell>
          <table:table-cell table:formula="of:=[.$M$1]*([.$I15]+[.$N$1])/([.L$3]+[.$N$1])" office:value-type="float" office:value="148.571428571429" calcext:value-type="float">
            <text:p>149</text:p>
          </table:table-cell>
          <table:table-cell table:formula="of:=[.$M$1]*([.$I15]+[.$N$1])/([.M$3]+[.$N$1])" office:value-type="float" office:value="130" calcext:value-type="float">
            <text:p>130</text:p>
          </table:table-cell>
          <table:table-cell table:formula="of:=[.$M$1]*([.$I15]+[.$N$1])/([.N$3]+[.$N$1])" office:value-type="float" office:value="115.555555555556" calcext:value-type="float">
            <text:p>116</text:p>
          </table:table-cell>
          <table:table-cell table:formula="of:=[.$M$1]*([.$I15]+[.$N$1])/([.O$3]+[.$N$1])" office:value-type="float" office:value="104" calcext:value-type="float">
            <text:p>104</text:p>
          </table:table-cell>
          <table:table-cell table:formula="of:=[.$M$1]*([.$I15]+[.$N$1])/([.P$3]+[.$N$1])" office:value-type="float" office:value="94.5454545454546" calcext:value-type="float">
            <text:p>95</text:p>
          </table:table-cell>
          <table:table-cell table:formula="of:=[.$M$1]*([.$I15]+[.$N$1])/([.Q$3]+[.$N$1])" office:value-type="float" office:value="86.6666666666667" calcext:value-type="float">
            <text:p>87</text:p>
          </table:table-cell>
          <table:table-cell table:formula="of:=[.$M$1]*([.$I15]+[.$N$1])/([.R$3]+[.$N$1])" office:value-type="float" office:value="80" calcext:value-type="float">
            <text:p>80</text:p>
          </table:table-cell>
          <table:table-cell table:formula="of:=[.$M$1]*([.$I15]+[.$N$1])/([.S$3]+[.$N$1])" office:value-type="float" office:value="74.2857142857143" calcext:value-type="float">
            <text:p>74</text:p>
          </table:table-cell>
          <table:table-cell table:formula="of:=[.$M$1]*([.$I15]+[.$N$1])/([.T$3]+[.$N$1])" office:value-type="float" office:value="69.3333333333333" calcext:value-type="float">
            <text:p>69</text:p>
          </table:table-cell>
          <table:table-cell table:formula="of:=[.$M$1]*([.$I15]+[.$N$1])/([.U$3]+[.$N$1])" office:value-type="float" office:value="65" calcext:value-type="float">
            <text:p>65</text:p>
          </table:table-cell>
          <table:table-cell table:formula="of:=[.$M$1]*([.$I15]+[.$N$1])/([.V$3]+[.$N$1])" office:value-type="float" office:value="61.1764705882353" calcext:value-type="float">
            <text:p>61</text:p>
          </table:table-cell>
          <table:table-cell table:formula="of:=[.$M$1]*([.$I15]+[.$N$1])/([.W$3]+[.$N$1])" office:value-type="float" office:value="57.7777777777778" calcext:value-type="float">
            <text:p>58</text:p>
          </table:table-cell>
          <table:table-cell table:formula="of:=[.$M$1]*([.$I15]+[.$N$1])/([.X$3]+[.$N$1])" office:value-type="float" office:value="54.7368421052632" calcext:value-type="float">
            <text:p>55</text:p>
          </table:table-cell>
          <table:table-cell table:formula="of:=[.$M$1]*([.$I15]+[.$N$1])/([.Y$3]+[.$N$1])" office:value-type="float" office:value="52" calcext:value-type="float">
            <text:p>52</text:p>
          </table:table-cell>
          <table:table-cell table:formula="of:=[.$M$1]*([.$I15]+[.$N$1])/([.Z$3]+[.$N$1])" office:value-type="float" office:value="49.5238095238095" calcext:value-type="float">
            <text:p>50</text:p>
          </table:table-cell>
          <table:table-cell table:formula="of:=[.$M$1]*([.$I15]+[.$N$1])/([.AA$3]+[.$N$1])" office:value-type="float" office:value="47.2727272727273" calcext:value-type="float">
            <text:p>47</text:p>
          </table:table-cell>
          <table:table-cell table:formula="of:=[.$M$1]*([.$I15]+[.$N$1])/([.AB$3]+[.$N$1])" office:value-type="float" office:value="45.2173913043478" calcext:value-type="float">
            <text:p>45</text:p>
          </table:table-cell>
          <table:table-cell table:formula="of:=[.$M$1]*([.$I15]+[.$N$1])/([.AC$3]+[.$N$1])" office:value-type="float" office:value="43.3333333333333" calcext:value-type="float">
            <text:p>43</text:p>
          </table:table-cell>
          <table:table-cell table:number-columns-repeated="995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SQRT([.$A16]+2)*10-17" office:value-type="float" office:value="55.1110255092798" calcext:value-type="float">
            <text:p>55</text:p>
          </table:table-cell>
          <table:table-cell table:formula="of:=SQRT([.$A16]+[.C$2])*10-10" office:value-type="float" office:value="60.7106781186548" calcext:value-type="float">
            <text:p>61</text:p>
          </table:table-cell>
          <table:table-cell/>
          <table:table-cell table:style-name="ce2" office:value-type="float" office:value="150" calcext:value-type="float">
            <text:p>150</text:p>
          </table:table-cell>
          <table:table-cell/>
          <table:table-cell table:formula="of:=(SQRT([.$E16])-5)*[.G$2]" office:value-type="float" office:value="57.9795897113271" calcext:value-type="float">
            <text:p>58</text:p>
          </table:table-cell>
          <table:table-cell/>
          <table:table-cell table:style-name="ce12" office:value-type="float" office:value="13" calcext:value-type="float">
            <text:p>13</text:p>
          </table:table-cell>
          <table:table-cell table:formula="of:=[.$M$1]*([.$I16]+[.$N$1])/([.J$3]+[.$N$1])" office:value-type="float" office:value="221" calcext:value-type="float">
            <text:p>221</text:p>
          </table:table-cell>
          <table:table-cell table:formula="of:=[.$M$1]*([.$I16]+[.$N$1])/([.K$3]+[.$N$1])" office:value-type="float" office:value="184.166666666667" calcext:value-type="float">
            <text:p>184</text:p>
          </table:table-cell>
          <table:table-cell table:formula="of:=[.$M$1]*([.$I16]+[.$N$1])/([.L$3]+[.$N$1])" office:value-type="float" office:value="157.857142857143" calcext:value-type="float">
            <text:p>158</text:p>
          </table:table-cell>
          <table:table-cell table:formula="of:=[.$M$1]*([.$I16]+[.$N$1])/([.M$3]+[.$N$1])" office:value-type="float" office:value="138.125" calcext:value-type="float">
            <text:p>138</text:p>
          </table:table-cell>
          <table:table-cell table:formula="of:=[.$M$1]*([.$I16]+[.$N$1])/([.N$3]+[.$N$1])" office:value-type="float" office:value="122.777777777778" calcext:value-type="float">
            <text:p>123</text:p>
          </table:table-cell>
          <table:table-cell table:formula="of:=[.$M$1]*([.$I16]+[.$N$1])/([.O$3]+[.$N$1])" office:value-type="float" office:value="110.5" calcext:value-type="float">
            <text:p>111</text:p>
          </table:table-cell>
          <table:table-cell table:formula="of:=[.$M$1]*([.$I16]+[.$N$1])/([.P$3]+[.$N$1])" office:value-type="float" office:value="100.454545454545" calcext:value-type="float">
            <text:p>100</text:p>
          </table:table-cell>
          <table:table-cell table:formula="of:=[.$M$1]*([.$I16]+[.$N$1])/([.Q$3]+[.$N$1])" office:value-type="float" office:value="92.0833333333333" calcext:value-type="float">
            <text:p>92</text:p>
          </table:table-cell>
          <table:table-cell table:formula="of:=[.$M$1]*([.$I16]+[.$N$1])/([.R$3]+[.$N$1])" office:value-type="float" office:value="85" calcext:value-type="float">
            <text:p>85</text:p>
          </table:table-cell>
          <table:table-cell table:formula="of:=[.$M$1]*([.$I16]+[.$N$1])/([.S$3]+[.$N$1])" office:value-type="float" office:value="78.9285714285714" calcext:value-type="float">
            <text:p>79</text:p>
          </table:table-cell>
          <table:table-cell table:formula="of:=[.$M$1]*([.$I16]+[.$N$1])/([.T$3]+[.$N$1])" office:value-type="float" office:value="73.6666666666667" calcext:value-type="float">
            <text:p>74</text:p>
          </table:table-cell>
          <table:table-cell table:formula="of:=[.$M$1]*([.$I16]+[.$N$1])/([.U$3]+[.$N$1])" office:value-type="float" office:value="69.0625" calcext:value-type="float">
            <text:p>69</text:p>
          </table:table-cell>
          <table:table-cell table:formula="of:=[.$M$1]*([.$I16]+[.$N$1])/([.V$3]+[.$N$1])" office:value-type="float" office:value="65" calcext:value-type="float">
            <text:p>65</text:p>
          </table:table-cell>
          <table:table-cell table:formula="of:=[.$M$1]*([.$I16]+[.$N$1])/([.W$3]+[.$N$1])" office:value-type="float" office:value="61.3888888888889" calcext:value-type="float">
            <text:p>61</text:p>
          </table:table-cell>
          <table:table-cell table:formula="of:=[.$M$1]*([.$I16]+[.$N$1])/([.X$3]+[.$N$1])" office:value-type="float" office:value="58.1578947368421" calcext:value-type="float">
            <text:p>58</text:p>
          </table:table-cell>
          <table:table-cell table:formula="of:=[.$M$1]*([.$I16]+[.$N$1])/([.Y$3]+[.$N$1])" office:value-type="float" office:value="55.25" calcext:value-type="float">
            <text:p>55</text:p>
          </table:table-cell>
          <table:table-cell table:formula="of:=[.$M$1]*([.$I16]+[.$N$1])/([.Z$3]+[.$N$1])" office:value-type="float" office:value="52.6190476190476" calcext:value-type="float">
            <text:p>53</text:p>
          </table:table-cell>
          <table:table-cell table:formula="of:=[.$M$1]*([.$I16]+[.$N$1])/([.AA$3]+[.$N$1])" office:value-type="float" office:value="50.2272727272727" calcext:value-type="float">
            <text:p>50</text:p>
          </table:table-cell>
          <table:table-cell table:formula="of:=[.$M$1]*([.$I16]+[.$N$1])/([.AB$3]+[.$N$1])" office:value-type="float" office:value="48.0434782608696" calcext:value-type="float">
            <text:p>48</text:p>
          </table:table-cell>
          <table:table-cell table:formula="of:=[.$M$1]*([.$I16]+[.$N$1])/([.AC$3]+[.$N$1])" office:value-type="float" office:value="46.0416666666667" calcext:value-type="float">
            <text:p>46</text:p>
          </table:table-cell>
          <table:table-cell table:number-columns-repeated="995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SQRT([.$A17]+2)*10-17" office:value-type="float" office:value="70.7496438739212" calcext:value-type="float">
            <text:p>71</text:p>
          </table:table-cell>
          <table:table-cell table:formula="of:=SQRT([.$A17]+[.C$2])*10-10" office:value-type="float" office:value="76.6025403784439" calcext:value-type="float">
            <text:p>77</text:p>
          </table:table-cell>
          <table:table-cell/>
          <table:table-cell table:style-name="ce2" office:value-type="float" office:value="200" calcext:value-type="float">
            <text:p>200</text:p>
          </table:table-cell>
          <table:table-cell/>
          <table:table-cell table:formula="of:=(SQRT([.$E17])-5)*[.G$2]" office:value-type="float" office:value="73.1370849898476" calcext:value-type="float">
            <text:p>73</text:p>
          </table:table-cell>
          <table:table-cell/>
          <table:table-cell table:style-name="ce12" office:value-type="float" office:value="14" calcext:value-type="float">
            <text:p>14</text:p>
          </table:table-cell>
          <table:table-cell table:formula="of:=[.$M$1]*([.$I17]+[.$N$1])/([.J$3]+[.$N$1])" office:value-type="float" office:value="234" calcext:value-type="float">
            <text:p>234</text:p>
          </table:table-cell>
          <table:table-cell table:formula="of:=[.$M$1]*([.$I17]+[.$N$1])/([.K$3]+[.$N$1])" office:value-type="float" office:value="195" calcext:value-type="float">
            <text:p>195</text:p>
          </table:table-cell>
          <table:table-cell table:formula="of:=[.$M$1]*([.$I17]+[.$N$1])/([.L$3]+[.$N$1])" office:value-type="float" office:value="167.142857142857" calcext:value-type="float">
            <text:p>167</text:p>
          </table:table-cell>
          <table:table-cell table:formula="of:=[.$M$1]*([.$I17]+[.$N$1])/([.M$3]+[.$N$1])" office:value-type="float" office:value="146.25" calcext:value-type="float">
            <text:p>146</text:p>
          </table:table-cell>
          <table:table-cell table:formula="of:=[.$M$1]*([.$I17]+[.$N$1])/([.N$3]+[.$N$1])" office:value-type="float" office:value="130" calcext:value-type="float">
            <text:p>130</text:p>
          </table:table-cell>
          <table:table-cell table:formula="of:=[.$M$1]*([.$I17]+[.$N$1])/([.O$3]+[.$N$1])" office:value-type="float" office:value="117" calcext:value-type="float">
            <text:p>117</text:p>
          </table:table-cell>
          <table:table-cell table:formula="of:=[.$M$1]*([.$I17]+[.$N$1])/([.P$3]+[.$N$1])" office:value-type="float" office:value="106.363636363636" calcext:value-type="float">
            <text:p>106</text:p>
          </table:table-cell>
          <table:table-cell table:formula="of:=[.$M$1]*([.$I17]+[.$N$1])/([.Q$3]+[.$N$1])" office:value-type="float" office:value="97.5" calcext:value-type="float">
            <text:p>98</text:p>
          </table:table-cell>
          <table:table-cell table:formula="of:=[.$M$1]*([.$I17]+[.$N$1])/([.R$3]+[.$N$1])" office:value-type="float" office:value="90" calcext:value-type="float">
            <text:p>90</text:p>
          </table:table-cell>
          <table:table-cell table:formula="of:=[.$M$1]*([.$I17]+[.$N$1])/([.S$3]+[.$N$1])" office:value-type="float" office:value="83.5714285714286" calcext:value-type="float">
            <text:p>84</text:p>
          </table:table-cell>
          <table:table-cell table:formula="of:=[.$M$1]*([.$I17]+[.$N$1])/([.T$3]+[.$N$1])" office:value-type="float" office:value="78" calcext:value-type="float">
            <text:p>78</text:p>
          </table:table-cell>
          <table:table-cell table:formula="of:=[.$M$1]*([.$I17]+[.$N$1])/([.U$3]+[.$N$1])" office:value-type="float" office:value="73.125" calcext:value-type="float">
            <text:p>73</text:p>
          </table:table-cell>
          <table:table-cell table:formula="of:=[.$M$1]*([.$I17]+[.$N$1])/([.V$3]+[.$N$1])" office:value-type="float" office:value="68.8235294117647" calcext:value-type="float">
            <text:p>69</text:p>
          </table:table-cell>
          <table:table-cell table:formula="of:=[.$M$1]*([.$I17]+[.$N$1])/([.W$3]+[.$N$1])" office:value-type="float" office:value="65" calcext:value-type="float">
            <text:p>65</text:p>
          </table:table-cell>
          <table:table-cell table:formula="of:=[.$M$1]*([.$I17]+[.$N$1])/([.X$3]+[.$N$1])" office:value-type="float" office:value="61.5789473684211" calcext:value-type="float">
            <text:p>62</text:p>
          </table:table-cell>
          <table:table-cell table:formula="of:=[.$M$1]*([.$I17]+[.$N$1])/([.Y$3]+[.$N$1])" office:value-type="float" office:value="58.5" calcext:value-type="float">
            <text:p>59</text:p>
          </table:table-cell>
          <table:table-cell table:formula="of:=[.$M$1]*([.$I17]+[.$N$1])/([.Z$3]+[.$N$1])" office:value-type="float" office:value="55.7142857142857" calcext:value-type="float">
            <text:p>56</text:p>
          </table:table-cell>
          <table:table-cell table:formula="of:=[.$M$1]*([.$I17]+[.$N$1])/([.AA$3]+[.$N$1])" office:value-type="float" office:value="53.1818181818182" calcext:value-type="float">
            <text:p>53</text:p>
          </table:table-cell>
          <table:table-cell table:formula="of:=[.$M$1]*([.$I17]+[.$N$1])/([.AB$3]+[.$N$1])" office:value-type="float" office:value="50.8695652173913" calcext:value-type="float">
            <text:p>51</text:p>
          </table:table-cell>
          <table:table-cell table:formula="of:=[.$M$1]*([.$I17]+[.$N$1])/([.AC$3]+[.$N$1])" office:value-type="float" office:value="48.75" calcext:value-type="float">
            <text:p>49</text:p>
          </table:table-cell>
          <table:table-cell table:number-columns-repeated="995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SQRT([.$A18]+2)*10-17" office:value-type="float" office:value="83.9950493836208" calcext:value-type="float">
            <text:p>84</text:p>
          </table:table-cell>
          <table:table-cell table:formula="of:=SQRT([.$A18]+[.C$2])*10-10" office:value-type="float" office:value="90" calcext:value-type="float">
            <text:p>90</text:p>
          </table:table-cell>
          <table:table-cell/>
          <table:table-cell table:style-name="ce2" office:value-type="float" office:value="300" calcext:value-type="float">
            <text:p>300</text:p>
          </table:table-cell>
          <table:table-cell/>
          <table:table-cell table:formula="of:=(SQRT([.$E18])-5)*[.G$2]" office:value-type="float" office:value="98.5640646055102" calcext:value-type="float">
            <text:p>99</text:p>
          </table:table-cell>
          <table:table-cell/>
          <table:table-cell table:style-name="ce12" office:value-type="float" office:value="15" calcext:value-type="float">
            <text:p>15</text:p>
          </table:table-cell>
          <table:table-cell table:formula="of:=[.$M$1]*([.$I18]+[.$N$1])/([.J$3]+[.$N$1])" office:value-type="float" office:value="247" calcext:value-type="float">
            <text:p>247</text:p>
          </table:table-cell>
          <table:table-cell table:formula="of:=[.$M$1]*([.$I18]+[.$N$1])/([.K$3]+[.$N$1])" office:value-type="float" office:value="205.833333333333" calcext:value-type="float">
            <text:p>206</text:p>
          </table:table-cell>
          <table:table-cell table:formula="of:=[.$M$1]*([.$I18]+[.$N$1])/([.L$3]+[.$N$1])" office:value-type="float" office:value="176.428571428571" calcext:value-type="float">
            <text:p>176</text:p>
          </table:table-cell>
          <table:table-cell table:formula="of:=[.$M$1]*([.$I18]+[.$N$1])/([.M$3]+[.$N$1])" office:value-type="float" office:value="154.375" calcext:value-type="float">
            <text:p>154</text:p>
          </table:table-cell>
          <table:table-cell table:formula="of:=[.$M$1]*([.$I18]+[.$N$1])/([.N$3]+[.$N$1])" office:value-type="float" office:value="137.222222222222" calcext:value-type="float">
            <text:p>137</text:p>
          </table:table-cell>
          <table:table-cell table:formula="of:=[.$M$1]*([.$I18]+[.$N$1])/([.O$3]+[.$N$1])" office:value-type="float" office:value="123.5" calcext:value-type="float">
            <text:p>124</text:p>
          </table:table-cell>
          <table:table-cell table:formula="of:=[.$M$1]*([.$I18]+[.$N$1])/([.P$3]+[.$N$1])" office:value-type="float" office:value="112.272727272727" calcext:value-type="float">
            <text:p>112</text:p>
          </table:table-cell>
          <table:table-cell table:formula="of:=[.$M$1]*([.$I18]+[.$N$1])/([.Q$3]+[.$N$1])" office:value-type="float" office:value="102.916666666667" calcext:value-type="float">
            <text:p>103</text:p>
          </table:table-cell>
          <table:table-cell table:formula="of:=[.$M$1]*([.$I18]+[.$N$1])/([.R$3]+[.$N$1])" office:value-type="float" office:value="95" calcext:value-type="float">
            <text:p>95</text:p>
          </table:table-cell>
          <table:table-cell table:formula="of:=[.$M$1]*([.$I18]+[.$N$1])/([.S$3]+[.$N$1])" office:value-type="float" office:value="88.2142857142857" calcext:value-type="float">
            <text:p>88</text:p>
          </table:table-cell>
          <table:table-cell table:formula="of:=[.$M$1]*([.$I18]+[.$N$1])/([.T$3]+[.$N$1])" office:value-type="float" office:value="82.3333333333333" calcext:value-type="float">
            <text:p>82</text:p>
          </table:table-cell>
          <table:table-cell table:formula="of:=[.$M$1]*([.$I18]+[.$N$1])/([.U$3]+[.$N$1])" office:value-type="float" office:value="77.1875" calcext:value-type="float">
            <text:p>77</text:p>
          </table:table-cell>
          <table:table-cell table:formula="of:=[.$M$1]*([.$I18]+[.$N$1])/([.V$3]+[.$N$1])" office:value-type="float" office:value="72.6470588235294" calcext:value-type="float">
            <text:p>73</text:p>
          </table:table-cell>
          <table:table-cell table:formula="of:=[.$M$1]*([.$I18]+[.$N$1])/([.W$3]+[.$N$1])" office:value-type="float" office:value="68.6111111111111" calcext:value-type="float">
            <text:p>69</text:p>
          </table:table-cell>
          <table:table-cell table:formula="of:=[.$M$1]*([.$I18]+[.$N$1])/([.X$3]+[.$N$1])" office:value-type="float" office:value="65" calcext:value-type="float">
            <text:p>65</text:p>
          </table:table-cell>
          <table:table-cell table:formula="of:=[.$M$1]*([.$I18]+[.$N$1])/([.Y$3]+[.$N$1])" office:value-type="float" office:value="61.75" calcext:value-type="float">
            <text:p>62</text:p>
          </table:table-cell>
          <table:table-cell table:formula="of:=[.$M$1]*([.$I18]+[.$N$1])/([.Z$3]+[.$N$1])" office:value-type="float" office:value="58.8095238095238" calcext:value-type="float">
            <text:p>59</text:p>
          </table:table-cell>
          <table:table-cell table:formula="of:=[.$M$1]*([.$I18]+[.$N$1])/([.AA$3]+[.$N$1])" office:value-type="float" office:value="56.1363636363636" calcext:value-type="float">
            <text:p>56</text:p>
          </table:table-cell>
          <table:table-cell table:formula="of:=[.$M$1]*([.$I18]+[.$N$1])/([.AB$3]+[.$N$1])" office:value-type="float" office:value="53.695652173913" calcext:value-type="float">
            <text:p>54</text:p>
          </table:table-cell>
          <table:table-cell table:formula="of:=[.$M$1]*([.$I18]+[.$N$1])/([.AC$3]+[.$N$1])" office:value-type="float" office:value="51.4583333333333" calcext:value-type="float">
            <text:p>51</text:p>
          </table:table-cell>
          <table:table-cell table:number-columns-repeated="995"/>
        </table:table-row>
        <table:table-row table:style-name="ro1">
          <table:table-cell table:number-columns-repeated="4"/>
          <table:table-cell office:value-type="float" office:value="500" calcext:value-type="float">
            <text:p>500</text:p>
          </table:table-cell>
          <table:table-cell/>
          <table:table-cell table:formula="of:=(SQRT([.$E19])-5)*[.G$2]" office:value-type="float" office:value="138.885438199983" calcext:value-type="float">
            <text:p>139</text:p>
          </table:table-cell>
          <table:table-cell/>
          <table:table-cell table:style-name="ce12" office:value-type="float" office:value="16" calcext:value-type="float">
            <text:p>16</text:p>
          </table:table-cell>
          <table:table-cell table:formula="of:=[.$M$1]*([.$I19]+[.$N$1])/([.J$3]+[.$N$1])" office:value-type="float" office:value="260" calcext:value-type="float">
            <text:p>260</text:p>
          </table:table-cell>
          <table:table-cell table:formula="of:=[.$M$1]*([.$I19]+[.$N$1])/([.K$3]+[.$N$1])" office:value-type="float" office:value="216.666666666667" calcext:value-type="float">
            <text:p>217</text:p>
          </table:table-cell>
          <table:table-cell table:formula="of:=[.$M$1]*([.$I19]+[.$N$1])/([.L$3]+[.$N$1])" office:value-type="float" office:value="185.714285714286" calcext:value-type="float">
            <text:p>186</text:p>
          </table:table-cell>
          <table:table-cell table:formula="of:=[.$M$1]*([.$I19]+[.$N$1])/([.M$3]+[.$N$1])" office:value-type="float" office:value="162.5" calcext:value-type="float">
            <text:p>163</text:p>
          </table:table-cell>
          <table:table-cell table:formula="of:=[.$M$1]*([.$I19]+[.$N$1])/([.N$3]+[.$N$1])" office:value-type="float" office:value="144.444444444444" calcext:value-type="float">
            <text:p>144</text:p>
          </table:table-cell>
          <table:table-cell table:formula="of:=[.$M$1]*([.$I19]+[.$N$1])/([.O$3]+[.$N$1])" office:value-type="float" office:value="130" calcext:value-type="float">
            <text:p>130</text:p>
          </table:table-cell>
          <table:table-cell table:formula="of:=[.$M$1]*([.$I19]+[.$N$1])/([.P$3]+[.$N$1])" office:value-type="float" office:value="118.181818181818" calcext:value-type="float">
            <text:p>118</text:p>
          </table:table-cell>
          <table:table-cell table:formula="of:=[.$M$1]*([.$I19]+[.$N$1])/([.Q$3]+[.$N$1])" office:value-type="float" office:value="108.333333333333" calcext:value-type="float">
            <text:p>108</text:p>
          </table:table-cell>
          <table:table-cell table:formula="of:=[.$M$1]*([.$I19]+[.$N$1])/([.R$3]+[.$N$1])" office:value-type="float" office:value="100" calcext:value-type="float">
            <text:p>100</text:p>
          </table:table-cell>
          <table:table-cell table:formula="of:=[.$M$1]*([.$I19]+[.$N$1])/([.S$3]+[.$N$1])" office:value-type="float" office:value="92.8571428571429" calcext:value-type="float">
            <text:p>93</text:p>
          </table:table-cell>
          <table:table-cell table:formula="of:=[.$M$1]*([.$I19]+[.$N$1])/([.T$3]+[.$N$1])" office:value-type="float" office:value="86.6666666666667" calcext:value-type="float">
            <text:p>87</text:p>
          </table:table-cell>
          <table:table-cell table:formula="of:=[.$M$1]*([.$I19]+[.$N$1])/([.U$3]+[.$N$1])" office:value-type="float" office:value="81.25" calcext:value-type="float">
            <text:p>81</text:p>
          </table:table-cell>
          <table:table-cell table:formula="of:=[.$M$1]*([.$I19]+[.$N$1])/([.V$3]+[.$N$1])" office:value-type="float" office:value="76.4705882352941" calcext:value-type="float">
            <text:p>76</text:p>
          </table:table-cell>
          <table:table-cell table:formula="of:=[.$M$1]*([.$I19]+[.$N$1])/([.W$3]+[.$N$1])" office:value-type="float" office:value="72.2222222222222" calcext:value-type="float">
            <text:p>72</text:p>
          </table:table-cell>
          <table:table-cell table:formula="of:=[.$M$1]*([.$I19]+[.$N$1])/([.X$3]+[.$N$1])" office:value-type="float" office:value="68.421052631579" calcext:value-type="float">
            <text:p>68</text:p>
          </table:table-cell>
          <table:table-cell table:formula="of:=[.$M$1]*([.$I19]+[.$N$1])/([.Y$3]+[.$N$1])" office:value-type="float" office:value="65" calcext:value-type="float">
            <text:p>65</text:p>
          </table:table-cell>
          <table:table-cell table:formula="of:=[.$M$1]*([.$I19]+[.$N$1])/([.Z$3]+[.$N$1])" office:value-type="float" office:value="61.9047619047619" calcext:value-type="float">
            <text:p>62</text:p>
          </table:table-cell>
          <table:table-cell table:formula="of:=[.$M$1]*([.$I19]+[.$N$1])/([.AA$3]+[.$N$1])" office:value-type="float" office:value="59.0909090909091" calcext:value-type="float">
            <text:p>59</text:p>
          </table:table-cell>
          <table:table-cell table:formula="of:=[.$M$1]*([.$I19]+[.$N$1])/([.AB$3]+[.$N$1])" office:value-type="float" office:value="56.5217391304348" calcext:value-type="float">
            <text:p>57</text:p>
          </table:table-cell>
          <table:table-cell table:formula="of:=[.$M$1]*([.$I19]+[.$N$1])/([.AC$3]+[.$N$1])" office:value-type="float" office:value="54.1666666666667" calcext:value-type="float">
            <text:p>54</text:p>
          </table:table-cell>
          <table:table-cell table:number-columns-repeated="995"/>
        </table:table-row>
        <table:table-row table:style-name="ro1">
          <table:table-cell table:number-columns-repeated="4"/>
          <table:table-cell office:value-type="float" office:value="1000" calcext:value-type="float">
            <text:p>1000</text:p>
          </table:table-cell>
          <table:table-cell/>
          <table:table-cell table:formula="of:=(SQRT([.$E20])-5)*[.G$2]" office:value-type="float" office:value="212.98221281347" calcext:value-type="float">
            <text:p>213</text:p>
          </table:table-cell>
          <table:table-cell/>
          <table:table-cell table:style-name="ce12" office:value-type="float" office:value="17" calcext:value-type="float">
            <text:p>17</text:p>
          </table:table-cell>
          <table:table-cell table:formula="of:=[.$M$1]*([.$I20]+[.$N$1])/([.J$3]+[.$N$1])" office:value-type="float" office:value="273" calcext:value-type="float">
            <text:p>273</text:p>
          </table:table-cell>
          <table:table-cell table:formula="of:=[.$M$1]*([.$I20]+[.$N$1])/([.K$3]+[.$N$1])" office:value-type="float" office:value="227.5" calcext:value-type="float">
            <text:p>228</text:p>
          </table:table-cell>
          <table:table-cell table:formula="of:=[.$M$1]*([.$I20]+[.$N$1])/([.L$3]+[.$N$1])" office:value-type="float" office:value="195" calcext:value-type="float">
            <text:p>195</text:p>
          </table:table-cell>
          <table:table-cell table:formula="of:=[.$M$1]*([.$I20]+[.$N$1])/([.M$3]+[.$N$1])" office:value-type="float" office:value="170.625" calcext:value-type="float">
            <text:p>171</text:p>
          </table:table-cell>
          <table:table-cell table:formula="of:=[.$M$1]*([.$I20]+[.$N$1])/([.N$3]+[.$N$1])" office:value-type="float" office:value="151.666666666667" calcext:value-type="float">
            <text:p>152</text:p>
          </table:table-cell>
          <table:table-cell table:formula="of:=[.$M$1]*([.$I20]+[.$N$1])/([.O$3]+[.$N$1])" office:value-type="float" office:value="136.5" calcext:value-type="float">
            <text:p>137</text:p>
          </table:table-cell>
          <table:table-cell table:formula="of:=[.$M$1]*([.$I20]+[.$N$1])/([.P$3]+[.$N$1])" office:value-type="float" office:value="124.090909090909" calcext:value-type="float">
            <text:p>124</text:p>
          </table:table-cell>
          <table:table-cell table:formula="of:=[.$M$1]*([.$I20]+[.$N$1])/([.Q$3]+[.$N$1])" office:value-type="float" office:value="113.75" calcext:value-type="float">
            <text:p>114</text:p>
          </table:table-cell>
          <table:table-cell table:formula="of:=[.$M$1]*([.$I20]+[.$N$1])/([.R$3]+[.$N$1])" office:value-type="float" office:value="105" calcext:value-type="float">
            <text:p>105</text:p>
          </table:table-cell>
          <table:table-cell table:formula="of:=[.$M$1]*([.$I20]+[.$N$1])/([.S$3]+[.$N$1])" office:value-type="float" office:value="97.5" calcext:value-type="float">
            <text:p>98</text:p>
          </table:table-cell>
          <table:table-cell table:formula="of:=[.$M$1]*([.$I20]+[.$N$1])/([.T$3]+[.$N$1])" office:value-type="float" office:value="91" calcext:value-type="float">
            <text:p>91</text:p>
          </table:table-cell>
          <table:table-cell table:formula="of:=[.$M$1]*([.$I20]+[.$N$1])/([.U$3]+[.$N$1])" office:value-type="float" office:value="85.3125" calcext:value-type="float">
            <text:p>85</text:p>
          </table:table-cell>
          <table:table-cell table:formula="of:=[.$M$1]*([.$I20]+[.$N$1])/([.V$3]+[.$N$1])" office:value-type="float" office:value="80.2941176470588" calcext:value-type="float">
            <text:p>80</text:p>
          </table:table-cell>
          <table:table-cell table:formula="of:=[.$M$1]*([.$I20]+[.$N$1])/([.W$3]+[.$N$1])" office:value-type="float" office:value="75.8333333333333" calcext:value-type="float">
            <text:p>76</text:p>
          </table:table-cell>
          <table:table-cell table:formula="of:=[.$M$1]*([.$I20]+[.$N$1])/([.X$3]+[.$N$1])" office:value-type="float" office:value="71.8421052631579" calcext:value-type="float">
            <text:p>72</text:p>
          </table:table-cell>
          <table:table-cell table:formula="of:=[.$M$1]*([.$I20]+[.$N$1])/([.Y$3]+[.$N$1])" office:value-type="float" office:value="68.25" calcext:value-type="float">
            <text:p>68</text:p>
          </table:table-cell>
          <table:table-cell table:formula="of:=[.$M$1]*([.$I20]+[.$N$1])/([.Z$3]+[.$N$1])" office:value-type="float" office:value="65" calcext:value-type="float">
            <text:p>65</text:p>
          </table:table-cell>
          <table:table-cell table:formula="of:=[.$M$1]*([.$I20]+[.$N$1])/([.AA$3]+[.$N$1])" office:value-type="float" office:value="62.0454545454546" calcext:value-type="float">
            <text:p>62</text:p>
          </table:table-cell>
          <table:table-cell table:formula="of:=[.$M$1]*([.$I20]+[.$N$1])/([.AB$3]+[.$N$1])" office:value-type="float" office:value="59.3478260869565" calcext:value-type="float">
            <text:p>59</text:p>
          </table:table-cell>
          <table:table-cell table:formula="of:=[.$M$1]*([.$I20]+[.$N$1])/([.AC$3]+[.$N$1])" office:value-type="float" office:value="56.875" calcext:value-type="float">
            <text:p>57</text:p>
          </table:table-cell>
          <table:table-cell table:number-columns-repeated="995"/>
        </table:table-row>
        <table:table-row table:style-name="ro1">
          <table:table-cell table:number-columns-repeated="8"/>
          <table:table-cell table:style-name="ce12" office:value-type="float" office:value="18" calcext:value-type="float">
            <text:p>18</text:p>
          </table:table-cell>
          <table:table-cell table:formula="of:=[.$M$1]*([.$I21]+[.$N$1])/([.J$3]+[.$N$1])" office:value-type="float" office:value="286" calcext:value-type="float">
            <text:p>286</text:p>
          </table:table-cell>
          <table:table-cell table:formula="of:=[.$M$1]*([.$I21]+[.$N$1])/([.K$3]+[.$N$1])" office:value-type="float" office:value="238.333333333333" calcext:value-type="float">
            <text:p>238</text:p>
          </table:table-cell>
          <table:table-cell table:formula="of:=[.$M$1]*([.$I21]+[.$N$1])/([.L$3]+[.$N$1])" office:value-type="float" office:value="204.285714285714" calcext:value-type="float">
            <text:p>204</text:p>
          </table:table-cell>
          <table:table-cell table:formula="of:=[.$M$1]*([.$I21]+[.$N$1])/([.M$3]+[.$N$1])" office:value-type="float" office:value="178.75" calcext:value-type="float">
            <text:p>179</text:p>
          </table:table-cell>
          <table:table-cell table:formula="of:=[.$M$1]*([.$I21]+[.$N$1])/([.N$3]+[.$N$1])" office:value-type="float" office:value="158.888888888889" calcext:value-type="float">
            <text:p>159</text:p>
          </table:table-cell>
          <table:table-cell table:formula="of:=[.$M$1]*([.$I21]+[.$N$1])/([.O$3]+[.$N$1])" office:value-type="float" office:value="143" calcext:value-type="float">
            <text:p>143</text:p>
          </table:table-cell>
          <table:table-cell table:formula="of:=[.$M$1]*([.$I21]+[.$N$1])/([.P$3]+[.$N$1])" office:value-type="float" office:value="130" calcext:value-type="float">
            <text:p>130</text:p>
          </table:table-cell>
          <table:table-cell table:formula="of:=[.$M$1]*([.$I21]+[.$N$1])/([.Q$3]+[.$N$1])" office:value-type="float" office:value="119.166666666667" calcext:value-type="float">
            <text:p>119</text:p>
          </table:table-cell>
          <table:table-cell table:formula="of:=[.$M$1]*([.$I21]+[.$N$1])/([.R$3]+[.$N$1])" office:value-type="float" office:value="110" calcext:value-type="float">
            <text:p>110</text:p>
          </table:table-cell>
          <table:table-cell table:formula="of:=[.$M$1]*([.$I21]+[.$N$1])/([.S$3]+[.$N$1])" office:value-type="float" office:value="102.142857142857" calcext:value-type="float">
            <text:p>102</text:p>
          </table:table-cell>
          <table:table-cell table:formula="of:=[.$M$1]*([.$I21]+[.$N$1])/([.T$3]+[.$N$1])" office:value-type="float" office:value="95.3333333333333" calcext:value-type="float">
            <text:p>95</text:p>
          </table:table-cell>
          <table:table-cell table:formula="of:=[.$M$1]*([.$I21]+[.$N$1])/([.U$3]+[.$N$1])" office:value-type="float" office:value="89.375" calcext:value-type="float">
            <text:p>89</text:p>
          </table:table-cell>
          <table:table-cell table:formula="of:=[.$M$1]*([.$I21]+[.$N$1])/([.V$3]+[.$N$1])" office:value-type="float" office:value="84.1176470588235" calcext:value-type="float">
            <text:p>84</text:p>
          </table:table-cell>
          <table:table-cell table:formula="of:=[.$M$1]*([.$I21]+[.$N$1])/([.W$3]+[.$N$1])" office:value-type="float" office:value="79.4444444444444" calcext:value-type="float">
            <text:p>79</text:p>
          </table:table-cell>
          <table:table-cell table:formula="of:=[.$M$1]*([.$I21]+[.$N$1])/([.X$3]+[.$N$1])" office:value-type="float" office:value="75.2631578947368" calcext:value-type="float">
            <text:p>75</text:p>
          </table:table-cell>
          <table:table-cell table:formula="of:=[.$M$1]*([.$I21]+[.$N$1])/([.Y$3]+[.$N$1])" office:value-type="float" office:value="71.5" calcext:value-type="float">
            <text:p>72</text:p>
          </table:table-cell>
          <table:table-cell table:formula="of:=[.$M$1]*([.$I21]+[.$N$1])/([.Z$3]+[.$N$1])" office:value-type="float" office:value="68.0952380952381" calcext:value-type="float">
            <text:p>68</text:p>
          </table:table-cell>
          <table:table-cell table:formula="of:=[.$M$1]*([.$I21]+[.$N$1])/([.AA$3]+[.$N$1])" office:value-type="float" office:value="65" calcext:value-type="float">
            <text:p>65</text:p>
          </table:table-cell>
          <table:table-cell table:formula="of:=[.$M$1]*([.$I21]+[.$N$1])/([.AB$3]+[.$N$1])" office:value-type="float" office:value="62.1739130434783" calcext:value-type="float">
            <text:p>62</text:p>
          </table:table-cell>
          <table:table-cell table:formula="of:=[.$M$1]*([.$I21]+[.$N$1])/([.AC$3]+[.$N$1])" office:value-type="float" office:value="59.5833333333333" calcext:value-type="float">
            <text:p>60</text:p>
          </table:table-cell>
          <table:table-cell table:number-columns-repeated="995"/>
        </table:table-row>
        <table:table-row table:style-name="ro1">
          <table:table-cell table:number-columns-repeated="8"/>
          <table:table-cell table:style-name="ce12" office:value-type="float" office:value="19" calcext:value-type="float">
            <text:p>19</text:p>
          </table:table-cell>
          <table:table-cell table:formula="of:=[.$M$1]*([.$I22]+[.$N$1])/([.J$3]+[.$N$1])" office:value-type="float" office:value="299" calcext:value-type="float">
            <text:p>299</text:p>
          </table:table-cell>
          <table:table-cell table:formula="of:=[.$M$1]*([.$I22]+[.$N$1])/([.K$3]+[.$N$1])" office:value-type="float" office:value="249.166666666667" calcext:value-type="float">
            <text:p>249</text:p>
          </table:table-cell>
          <table:table-cell table:formula="of:=[.$M$1]*([.$I22]+[.$N$1])/([.L$3]+[.$N$1])" office:value-type="float" office:value="213.571428571429" calcext:value-type="float">
            <text:p>214</text:p>
          </table:table-cell>
          <table:table-cell table:formula="of:=[.$M$1]*([.$I22]+[.$N$1])/([.M$3]+[.$N$1])" office:value-type="float" office:value="186.875" calcext:value-type="float">
            <text:p>187</text:p>
          </table:table-cell>
          <table:table-cell table:formula="of:=[.$M$1]*([.$I22]+[.$N$1])/([.N$3]+[.$N$1])" office:value-type="float" office:value="166.111111111111" calcext:value-type="float">
            <text:p>166</text:p>
          </table:table-cell>
          <table:table-cell table:formula="of:=[.$M$1]*([.$I22]+[.$N$1])/([.O$3]+[.$N$1])" office:value-type="float" office:value="149.5" calcext:value-type="float">
            <text:p>150</text:p>
          </table:table-cell>
          <table:table-cell table:formula="of:=[.$M$1]*([.$I22]+[.$N$1])/([.P$3]+[.$N$1])" office:value-type="float" office:value="135.909090909091" calcext:value-type="float">
            <text:p>136</text:p>
          </table:table-cell>
          <table:table-cell table:formula="of:=[.$M$1]*([.$I22]+[.$N$1])/([.Q$3]+[.$N$1])" office:value-type="float" office:value="124.583333333333" calcext:value-type="float">
            <text:p>125</text:p>
          </table:table-cell>
          <table:table-cell table:formula="of:=[.$M$1]*([.$I22]+[.$N$1])/([.R$3]+[.$N$1])" office:value-type="float" office:value="115" calcext:value-type="float">
            <text:p>115</text:p>
          </table:table-cell>
          <table:table-cell table:formula="of:=[.$M$1]*([.$I22]+[.$N$1])/([.S$3]+[.$N$1])" office:value-type="float" office:value="106.785714285714" calcext:value-type="float">
            <text:p>107</text:p>
          </table:table-cell>
          <table:table-cell table:formula="of:=[.$M$1]*([.$I22]+[.$N$1])/([.T$3]+[.$N$1])" office:value-type="float" office:value="99.6666666666667" calcext:value-type="float">
            <text:p>100</text:p>
          </table:table-cell>
          <table:table-cell table:formula="of:=[.$M$1]*([.$I22]+[.$N$1])/([.U$3]+[.$N$1])" office:value-type="float" office:value="93.4375" calcext:value-type="float">
            <text:p>93</text:p>
          </table:table-cell>
          <table:table-cell table:formula="of:=[.$M$1]*([.$I22]+[.$N$1])/([.V$3]+[.$N$1])" office:value-type="float" office:value="87.9411764705882" calcext:value-type="float">
            <text:p>88</text:p>
          </table:table-cell>
          <table:table-cell table:formula="of:=[.$M$1]*([.$I22]+[.$N$1])/([.W$3]+[.$N$1])" office:value-type="float" office:value="83.0555555555556" calcext:value-type="float">
            <text:p>83</text:p>
          </table:table-cell>
          <table:table-cell table:formula="of:=[.$M$1]*([.$I22]+[.$N$1])/([.X$3]+[.$N$1])" office:value-type="float" office:value="78.6842105263158" calcext:value-type="float">
            <text:p>79</text:p>
          </table:table-cell>
          <table:table-cell table:formula="of:=[.$M$1]*([.$I22]+[.$N$1])/([.Y$3]+[.$N$1])" office:value-type="float" office:value="74.75" calcext:value-type="float">
            <text:p>75</text:p>
          </table:table-cell>
          <table:table-cell table:formula="of:=[.$M$1]*([.$I22]+[.$N$1])/([.Z$3]+[.$N$1])" office:value-type="float" office:value="71.1904761904762" calcext:value-type="float">
            <text:p>71</text:p>
          </table:table-cell>
          <table:table-cell table:formula="of:=[.$M$1]*([.$I22]+[.$N$1])/([.AA$3]+[.$N$1])" office:value-type="float" office:value="67.9545454545455" calcext:value-type="float">
            <text:p>68</text:p>
          </table:table-cell>
          <table:table-cell table:formula="of:=[.$M$1]*([.$I22]+[.$N$1])/([.AB$3]+[.$N$1])" office:value-type="float" office:value="65" calcext:value-type="float">
            <text:p>65</text:p>
          </table:table-cell>
          <table:table-cell table:formula="of:=[.$M$1]*([.$I22]+[.$N$1])/([.AC$3]+[.$N$1])" office:value-type="float" office:value="62.2916666666667" calcext:value-type="float">
            <text:p>62</text:p>
          </table:table-cell>
          <table:table-cell table:number-columns-repeated="995"/>
        </table:table-row>
        <table:table-row table:style-name="ro1">
          <table:table-cell table:number-columns-repeated="8"/>
          <table:table-cell table:style-name="ce12" office:value-type="float" office:value="20" calcext:value-type="float">
            <text:p>20</text:p>
          </table:table-cell>
          <table:table-cell table:formula="of:=[.$M$1]*([.$I23]+[.$N$1])/([.J$3]+[.$N$1])" office:value-type="float" office:value="312" calcext:value-type="float">
            <text:p>312</text:p>
          </table:table-cell>
          <table:table-cell table:formula="of:=[.$M$1]*([.$I23]+[.$N$1])/([.K$3]+[.$N$1])" office:value-type="float" office:value="260" calcext:value-type="float">
            <text:p>260</text:p>
          </table:table-cell>
          <table:table-cell table:formula="of:=[.$M$1]*([.$I23]+[.$N$1])/([.L$3]+[.$N$1])" office:value-type="float" office:value="222.857142857143" calcext:value-type="float">
            <text:p>223</text:p>
          </table:table-cell>
          <table:table-cell table:formula="of:=[.$M$1]*([.$I23]+[.$N$1])/([.M$3]+[.$N$1])" office:value-type="float" office:value="195" calcext:value-type="float">
            <text:p>195</text:p>
          </table:table-cell>
          <table:table-cell table:formula="of:=[.$M$1]*([.$I23]+[.$N$1])/([.N$3]+[.$N$1])" office:value-type="float" office:value="173.333333333333" calcext:value-type="float">
            <text:p>173</text:p>
          </table:table-cell>
          <table:table-cell table:formula="of:=[.$M$1]*([.$I23]+[.$N$1])/([.O$3]+[.$N$1])" office:value-type="float" office:value="156" calcext:value-type="float">
            <text:p>156</text:p>
          </table:table-cell>
          <table:table-cell table:formula="of:=[.$M$1]*([.$I23]+[.$N$1])/([.P$3]+[.$N$1])" office:value-type="float" office:value="141.818181818182" calcext:value-type="float">
            <text:p>142</text:p>
          </table:table-cell>
          <table:table-cell table:formula="of:=[.$M$1]*([.$I23]+[.$N$1])/([.Q$3]+[.$N$1])" office:value-type="float" office:value="130" calcext:value-type="float">
            <text:p>130</text:p>
          </table:table-cell>
          <table:table-cell table:formula="of:=[.$M$1]*([.$I23]+[.$N$1])/([.R$3]+[.$N$1])" office:value-type="float" office:value="120" calcext:value-type="float">
            <text:p>120</text:p>
          </table:table-cell>
          <table:table-cell table:formula="of:=[.$M$1]*([.$I23]+[.$N$1])/([.S$3]+[.$N$1])" office:value-type="float" office:value="111.428571428571" calcext:value-type="float">
            <text:p>111</text:p>
          </table:table-cell>
          <table:table-cell table:formula="of:=[.$M$1]*([.$I23]+[.$N$1])/([.T$3]+[.$N$1])" office:value-type="float" office:value="104" calcext:value-type="float">
            <text:p>104</text:p>
          </table:table-cell>
          <table:table-cell table:formula="of:=[.$M$1]*([.$I23]+[.$N$1])/([.U$3]+[.$N$1])" office:value-type="float" office:value="97.5" calcext:value-type="float">
            <text:p>98</text:p>
          </table:table-cell>
          <table:table-cell table:formula="of:=[.$M$1]*([.$I23]+[.$N$1])/([.V$3]+[.$N$1])" office:value-type="float" office:value="91.7647058823529" calcext:value-type="float">
            <text:p>92</text:p>
          </table:table-cell>
          <table:table-cell table:formula="of:=[.$M$1]*([.$I23]+[.$N$1])/([.W$3]+[.$N$1])" office:value-type="float" office:value="86.6666666666667" calcext:value-type="float">
            <text:p>87</text:p>
          </table:table-cell>
          <table:table-cell table:formula="of:=[.$M$1]*([.$I23]+[.$N$1])/([.X$3]+[.$N$1])" office:value-type="float" office:value="82.1052631578947" calcext:value-type="float">
            <text:p>82</text:p>
          </table:table-cell>
          <table:table-cell table:formula="of:=[.$M$1]*([.$I23]+[.$N$1])/([.Y$3]+[.$N$1])" office:value-type="float" office:value="78" calcext:value-type="float">
            <text:p>78</text:p>
          </table:table-cell>
          <table:table-cell table:formula="of:=[.$M$1]*([.$I23]+[.$N$1])/([.Z$3]+[.$N$1])" office:value-type="float" office:value="74.2857142857143" calcext:value-type="float">
            <text:p>74</text:p>
          </table:table-cell>
          <table:table-cell table:formula="of:=[.$M$1]*([.$I23]+[.$N$1])/([.AA$3]+[.$N$1])" office:value-type="float" office:value="70.9090909090909" calcext:value-type="float">
            <text:p>71</text:p>
          </table:table-cell>
          <table:table-cell table:formula="of:=[.$M$1]*([.$I23]+[.$N$1])/([.AB$3]+[.$N$1])" office:value-type="float" office:value="67.8260869565217" calcext:value-type="float">
            <text:p>68</text:p>
          </table:table-cell>
          <table:table-cell table:formula="of:=[.$M$1]*([.$I23]+[.$N$1])/([.AC$3]+[.$N$1])" office:value-type="float" office:value="65" calcext:value-type="float">
            <text:p>65</text:p>
          </table:table-cell>
          <table:table-cell table:number-columns-repeated="99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8"/>
          <table:table-cell table:style-name="ce1" office:value-type="string" calcext:value-type="string">
            <text:p>carto moveLoss</text:p>
          </table:table-cell>
          <table:table-cell table:style-name="ce3" table:number-columns-repeated="3"/>
          <table:table-cell table:style-name="ce3" office:value-type="float" office:value="300" calcext:value-type="float">
            <text:p>300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number-columns-repeated="15"/>
          <table:table-cell table:number-columns-repeated="99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12" office:value-type="string" calcext:value-type="string">
            <text:p>detect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14" calcext:value-type="float">
            <text:p>14</text:p>
          </table:table-cell>
          <table:table-cell table:style-name="ce14" office:value-type="float" office:value="16" calcext:value-type="float">
            <text:p>16</text:p>
          </table:table-cell>
          <table:table-cell table:style-name="ce14" office:value-type="float" office:value="18" calcext:value-type="float">
            <text:p>18</text:p>
          </table:table-cell>
          <table:table-cell table:style-name="ce14" office:value-type="float" office:value="20" calcext:value-type="float">
            <text:p>20</text:p>
          </table:table-cell>
          <table:table-cell table:style-name="ce14" office:value-type="float" office:value="24" calcext:value-type="float">
            <text:p>24</text:p>
          </table:table-cell>
          <table:table-cell table:style-name="ce14" office:value-type="float" office:value="36" calcext:value-type="float">
            <text:p>36</text:p>
          </table:table-cell>
          <table:table-cell table:style-name="ce14" office:value-type="float" office:value="72" calcext:value-type="float">
            <text:p>72</text:p>
          </table:table-cell>
          <table:table-cell table:style-name="ce14" office:value-type="float" office:value="144" calcext:value-type="float">
            <text:p>144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float" office:value="10" calcext:value-type="float">
            <text:p>10</text:p>
          </table:table-cell>
          <table:table-cell table:formula="of:=([.$M$26]/([.J$28]+(SQRT([.J$28])*3))*300/[.$I29])" office:value-type="float" office:value="2250" calcext:value-type="float">
            <text:p>2250</text:p>
          </table:table-cell>
          <table:table-cell table:formula="of:=([.$M$26]/([.K$28]+(SQRT([.K$28])*3))*300/[.$I29])" office:value-type="float" office:value="1441.69758457668" calcext:value-type="float">
            <text:p>1442</text:p>
          </table:table-cell>
          <table:table-cell table:formula="of:=([.$M$26]/([.L$28]+(SQRT([.L$28])*3))*300/[.$I29])" office:value-type="float" office:value="1098.07621135332" calcext:value-type="float">
            <text:p>1098</text:p>
          </table:table-cell>
          <table:table-cell table:formula="of:=([.$M$26]/([.M$28]+(SQRT([.M$28])*3))*300/[.$I29])" office:value-type="float" office:value="900" calcext:value-type="float">
            <text:p>900</text:p>
          </table:table-cell>
          <table:table-cell table:formula="of:=([.$M$26]/([.N$28]+(SQRT([.N$28])*3))*300/[.$I29])" office:value-type="float" office:value="768.691769624716" calcext:value-type="float">
            <text:p>769</text:p>
          </table:table-cell>
          <table:table-cell table:formula="of:=([.$M$26]/([.O$28]+(SQRT([.O$28])*3))*300/[.$I29])" office:value-type="float" office:value="674.234614174767" calcext:value-type="float">
            <text:p>674</text:p>
          </table:table-cell>
          <table:table-cell table:formula="of:=([.$M$26]/([.P$28]+(SQRT([.P$28])*3))*300/[.$I29])" office:value-type="float" office:value="602.520385624568" calcext:value-type="float">
            <text:p>603</text:p>
          </table:table-cell>
          <table:table-cell table:formula="of:=([.$M$26]/([.Q$28]+(SQRT([.Q$28])*3))*300/[.$I29])" office:value-type="float" office:value="545.941546018392" calcext:value-type="float">
            <text:p>546</text:p>
          </table:table-cell>
          <table:table-cell table:formula="of:=([.$M$26]/([.R$28]+(SQRT([.R$28])*3))*300/[.$I29])" office:value-type="float" office:value="500" calcext:value-type="float">
            <text:p>500</text:p>
          </table:table-cell>
          <table:table-cell table:formula="of:=([.$M$26]/([.S$28]+(SQRT([.S$28])*3))*300/[.$I29])" office:value-type="float" office:value="461.850317545376" calcext:value-type="float">
            <text:p>462</text:p>
          </table:table-cell>
          <table:table-cell table:formula="of:=([.$M$26]/([.T$28]+(SQRT([.T$28])*3))*300/[.$I29])" office:value-type="float" office:value="429.596848200191" calcext:value-type="float">
            <text:p>430</text:p>
          </table:table-cell>
          <table:table-cell table:formula="of:=([.$M$26]/([.U$28]+(SQRT([.U$28])*3))*300/[.$I29])" office:value-type="float" office:value="401.923788646684" calcext:value-type="float">
            <text:p>402</text:p>
          </table:table-cell>
          <table:table-cell table:formula="of:=([.$M$26]/([.V$28]+(SQRT([.V$28])*3))*300/[.$I29])" office:value-type="float" office:value="356.789293672908" calcext:value-type="float">
            <text:p>357</text:p>
          </table:table-cell>
          <table:table-cell table:formula="of:=([.$M$26]/([.W$28]+(SQRT([.W$28])*3))*300/[.$I29])" office:value-type="float" office:value="321.428571428571" calcext:value-type="float">
            <text:p>321</text:p>
          </table:table-cell>
          <table:table-cell table:formula="of:=([.$M$26]/([.X$28]+(SQRT([.X$28])*3))*300/[.$I29])" office:value-type="float" office:value="292.893218813452" calcext:value-type="float">
            <text:p>293</text:p>
          </table:table-cell>
          <table:table-cell table:formula="of:=([.$M$26]/([.Y$28]+(SQRT([.Y$28])*3))*300/[.$I29])" office:value-type="float" office:value="269.328769159143" calcext:value-type="float">
            <text:p>269</text:p>
          </table:table-cell>
          <table:table-cell table:formula="of:=([.$M$26]/([.Z$28]+(SQRT([.Z$28])*3))*300/[.$I29])" office:value-type="float" office:value="232.576538582523" calcext:value-type="float">
            <text:p>233</text:p>
          </table:table-cell>
          <table:table-cell table:formula="of:=([.$M$26]/([.AA$28]+(SQRT([.AA$28])*3))*300/[.$I29])" office:value-type="float" office:value="166.666666666667" calcext:value-type="float">
            <text:p>167</text:p>
          </table:table-cell>
          <table:table-cell table:formula="of:=([.$M$26]/([.AB$28]+(SQRT([.AB$28])*3))*300/[.$I29])" office:value-type="float" office:value="92.3495156295323" calcext:value-type="float">
            <text:p>92</text:p>
          </table:table-cell>
          <table:table-cell table:formula="of:=([.$M$26]/([.AC$28]+(SQRT([.AC$28])*3))*300/[.$I29])" office:value-type="float" office:value="50" calcext:value-type="float">
            <text:p>50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float" office:value="20" calcext:value-type="float">
            <text:p>20</text:p>
          </table:table-cell>
          <table:table-cell table:formula="of:=([.$M$26]/([.J$28]+(SQRT([.J$28])*3))*300/[.$I30])" office:value-type="float" office:value="1125" calcext:value-type="float">
            <text:p>1125</text:p>
          </table:table-cell>
          <table:table-cell table:formula="of:=([.$M$26]/([.K$28]+(SQRT([.K$28])*3))*300/[.$I30])" office:value-type="float" office:value="720.848792288342" calcext:value-type="float">
            <text:p>721</text:p>
          </table:table-cell>
          <table:table-cell table:formula="of:=([.$M$26]/([.L$28]+(SQRT([.L$28])*3))*300/[.$I30])" office:value-type="float" office:value="549.038105676658" calcext:value-type="float">
            <text:p>549</text:p>
          </table:table-cell>
          <table:table-cell table:formula="of:=([.$M$26]/([.M$28]+(SQRT([.M$28])*3))*300/[.$I30])" office:value-type="float" office:value="450" calcext:value-type="float">
            <text:p>450</text:p>
          </table:table-cell>
          <table:table-cell table:formula="of:=([.$M$26]/([.N$28]+(SQRT([.N$28])*3))*300/[.$I30])" office:value-type="float" office:value="384.345884812358" calcext:value-type="float">
            <text:p>384</text:p>
          </table:table-cell>
          <table:table-cell table:formula="of:=([.$M$26]/([.O$28]+(SQRT([.O$28])*3))*300/[.$I30])" office:value-type="float" office:value="337.117307087384" calcext:value-type="float">
            <text:p>337</text:p>
          </table:table-cell>
          <table:table-cell table:formula="of:=([.$M$26]/([.P$28]+(SQRT([.P$28])*3))*300/[.$I30])" office:value-type="float" office:value="301.260192812284" calcext:value-type="float">
            <text:p>301</text:p>
          </table:table-cell>
          <table:table-cell table:formula="of:=([.$M$26]/([.Q$28]+(SQRT([.Q$28])*3))*300/[.$I30])" office:value-type="float" office:value="272.970773009196" calcext:value-type="float">
            <text:p>273</text:p>
          </table:table-cell>
          <table:table-cell table:formula="of:=([.$M$26]/([.R$28]+(SQRT([.R$28])*3))*300/[.$I30])" office:value-type="float" office:value="250" calcext:value-type="float">
            <text:p>250</text:p>
          </table:table-cell>
          <table:table-cell table:formula="of:=([.$M$26]/([.S$28]+(SQRT([.S$28])*3))*300/[.$I30])" office:value-type="float" office:value="230.925158772688" calcext:value-type="float">
            <text:p>231</text:p>
          </table:table-cell>
          <table:table-cell table:formula="of:=([.$M$26]/([.T$28]+(SQRT([.T$28])*3))*300/[.$I30])" office:value-type="float" office:value="214.798424100096" calcext:value-type="float">
            <text:p>215</text:p>
          </table:table-cell>
          <table:table-cell table:formula="of:=([.$M$26]/([.U$28]+(SQRT([.U$28])*3))*300/[.$I30])" office:value-type="float" office:value="200.961894323342" calcext:value-type="float">
            <text:p>201</text:p>
          </table:table-cell>
          <table:table-cell table:formula="of:=([.$M$26]/([.V$28]+(SQRT([.V$28])*3))*300/[.$I30])" office:value-type="float" office:value="178.394646836454" calcext:value-type="float">
            <text:p>178</text:p>
          </table:table-cell>
          <table:table-cell table:formula="of:=([.$M$26]/([.W$28]+(SQRT([.W$28])*3))*300/[.$I30])" office:value-type="float" office:value="160.714285714286" calcext:value-type="float">
            <text:p>161</text:p>
          </table:table-cell>
          <table:table-cell table:formula="of:=([.$M$26]/([.X$28]+(SQRT([.X$28])*3))*300/[.$I30])" office:value-type="float" office:value="146.446609406726" calcext:value-type="float">
            <text:p>146</text:p>
          </table:table-cell>
          <table:table-cell table:formula="of:=([.$M$26]/([.Y$28]+(SQRT([.Y$28])*3))*300/[.$I30])" office:value-type="float" office:value="134.664384579571" calcext:value-type="float">
            <text:p>135</text:p>
          </table:table-cell>
          <table:table-cell table:formula="of:=([.$M$26]/([.Z$28]+(SQRT([.Z$28])*3))*300/[.$I30])" office:value-type="float" office:value="116.288269291262" calcext:value-type="float">
            <text:p>116</text:p>
          </table:table-cell>
          <table:table-cell table:formula="of:=([.$M$26]/([.AA$28]+(SQRT([.AA$28])*3))*300/[.$I30])" office:value-type="float" office:value="83.3333333333333" calcext:value-type="float">
            <text:p>83</text:p>
          </table:table-cell>
          <table:table-cell table:formula="of:=([.$M$26]/([.AB$28]+(SQRT([.AB$28])*3))*300/[.$I30])" office:value-type="float" office:value="46.1747578147662" calcext:value-type="float">
            <text:p>46</text:p>
          </table:table-cell>
          <table:table-cell table:formula="of:=([.$M$26]/([.AC$28]+(SQRT([.AC$28])*3))*300/[.$I30])" office:value-type="float" office:value="25" calcext:value-type="float">
            <text:p>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float" office:value="30" calcext:value-type="float">
            <text:p>30</text:p>
          </table:table-cell>
          <table:table-cell table:formula="of:=([.$M$26]/([.J$28]+(SQRT([.J$28])*3))*300/[.$I31])" office:value-type="float" office:value="750" calcext:value-type="float">
            <text:p>750</text:p>
          </table:table-cell>
          <table:table-cell table:formula="of:=([.$M$26]/([.K$28]+(SQRT([.K$28])*3))*300/[.$I31])" office:value-type="float" office:value="480.565861525561" calcext:value-type="float">
            <text:p>481</text:p>
          </table:table-cell>
          <table:table-cell table:formula="of:=([.$M$26]/([.L$28]+(SQRT([.L$28])*3))*300/[.$I31])" office:value-type="float" office:value="366.025403784439" calcext:value-type="float">
            <text:p>366</text:p>
          </table:table-cell>
          <table:table-cell table:formula="of:=([.$M$26]/([.M$28]+(SQRT([.M$28])*3))*300/[.$I31])" office:value-type="float" office:value="300" calcext:value-type="float">
            <text:p>300</text:p>
          </table:table-cell>
          <table:table-cell table:formula="of:=([.$M$26]/([.N$28]+(SQRT([.N$28])*3))*300/[.$I31])" office:value-type="float" office:value="256.230589874905" calcext:value-type="float">
            <text:p>256</text:p>
          </table:table-cell>
          <table:table-cell table:formula="of:=([.$M$26]/([.O$28]+(SQRT([.O$28])*3))*300/[.$I31])" office:value-type="float" office:value="224.744871391589" calcext:value-type="float">
            <text:p>225</text:p>
          </table:table-cell>
          <table:table-cell table:formula="of:=([.$M$26]/([.P$28]+(SQRT([.P$28])*3))*300/[.$I31])" office:value-type="float" office:value="200.840128541522" calcext:value-type="float">
            <text:p>201</text:p>
          </table:table-cell>
          <table:table-cell table:formula="of:=([.$M$26]/([.Q$28]+(SQRT([.Q$28])*3))*300/[.$I31])" office:value-type="float" office:value="181.980515339464" calcext:value-type="float">
            <text:p>182</text:p>
          </table:table-cell>
          <table:table-cell table:formula="of:=([.$M$26]/([.R$28]+(SQRT([.R$28])*3))*300/[.$I31])" office:value-type="float" office:value="166.666666666667" calcext:value-type="float">
            <text:p>167</text:p>
          </table:table-cell>
          <table:table-cell table:formula="of:=([.$M$26]/([.S$28]+(SQRT([.S$28])*3))*300/[.$I31])" office:value-type="float" office:value="153.950105848459" calcext:value-type="float">
            <text:p>154</text:p>
          </table:table-cell>
          <table:table-cell table:formula="of:=([.$M$26]/([.T$28]+(SQRT([.T$28])*3))*300/[.$I31])" office:value-type="float" office:value="143.198949400064" calcext:value-type="float">
            <text:p>143</text:p>
          </table:table-cell>
          <table:table-cell table:formula="of:=([.$M$26]/([.U$28]+(SQRT([.U$28])*3))*300/[.$I31])" office:value-type="float" office:value="133.974596215561" calcext:value-type="float">
            <text:p>134</text:p>
          </table:table-cell>
          <table:table-cell table:formula="of:=([.$M$26]/([.V$28]+(SQRT([.V$28])*3))*300/[.$I31])" office:value-type="float" office:value="118.929764557636" calcext:value-type="float">
            <text:p>119</text:p>
          </table:table-cell>
          <table:table-cell table:formula="of:=([.$M$26]/([.W$28]+(SQRT([.W$28])*3))*300/[.$I31])" office:value-type="float" office:value="107.142857142857" calcext:value-type="float">
            <text:p>107</text:p>
          </table:table-cell>
          <table:table-cell table:formula="of:=([.$M$26]/([.X$28]+(SQRT([.X$28])*3))*300/[.$I31])" office:value-type="float" office:value="97.6310729378175" calcext:value-type="float">
            <text:p>98</text:p>
          </table:table-cell>
          <table:table-cell table:formula="of:=([.$M$26]/([.Y$28]+(SQRT([.Y$28])*3))*300/[.$I31])" office:value-type="float" office:value="89.7762563863808" calcext:value-type="float">
            <text:p>90</text:p>
          </table:table-cell>
          <table:table-cell table:formula="of:=([.$M$26]/([.Z$28]+(SQRT([.Z$28])*3))*300/[.$I31])" office:value-type="float" office:value="77.5255128608411" calcext:value-type="float">
            <text:p>78</text:p>
          </table:table-cell>
          <table:table-cell table:formula="of:=([.$M$26]/([.AA$28]+(SQRT([.AA$28])*3))*300/[.$I31])" office:value-type="float" office:value="55.5555555555556" calcext:value-type="float">
            <text:p>56</text:p>
          </table:table-cell>
          <table:table-cell table:formula="of:=([.$M$26]/([.AB$28]+(SQRT([.AB$28])*3))*300/[.$I31])" office:value-type="float" office:value="30.7831718765108" calcext:value-type="float">
            <text:p>31</text:p>
          </table:table-cell>
          <table:table-cell table:formula="of:=([.$M$26]/([.AC$28]+(SQRT([.AC$28])*3))*300/[.$I31])" office:value-type="float" office:value="16.6666666666667" calcext:value-type="float">
            <text:p>17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float" office:value="40" calcext:value-type="float">
            <text:p>40</text:p>
          </table:table-cell>
          <table:table-cell table:formula="of:=([.$M$26]/([.J$28]+(SQRT([.J$28])*3))*300/[.$I32])" office:value-type="float" office:value="562.5" calcext:value-type="float">
            <text:p>563</text:p>
          </table:table-cell>
          <table:table-cell table:formula="of:=([.$M$26]/([.K$28]+(SQRT([.K$28])*3))*300/[.$I32])" office:value-type="float" office:value="360.424396144171" calcext:value-type="float">
            <text:p>360</text:p>
          </table:table-cell>
          <table:table-cell table:formula="of:=([.$M$26]/([.L$28]+(SQRT([.L$28])*3))*300/[.$I32])" office:value-type="float" office:value="274.519052838329" calcext:value-type="float">
            <text:p>275</text:p>
          </table:table-cell>
          <table:table-cell table:formula="of:=([.$M$26]/([.M$28]+(SQRT([.M$28])*3))*300/[.$I32])" office:value-type="float" office:value="225" calcext:value-type="float">
            <text:p>225</text:p>
          </table:table-cell>
          <table:table-cell table:formula="of:=([.$M$26]/([.N$28]+(SQRT([.N$28])*3))*300/[.$I32])" office:value-type="float" office:value="192.172942406179" calcext:value-type="float">
            <text:p>192</text:p>
          </table:table-cell>
          <table:table-cell table:formula="of:=([.$M$26]/([.O$28]+(SQRT([.O$28])*3))*300/[.$I32])" office:value-type="float" office:value="168.558653543692" calcext:value-type="float">
            <text:p>169</text:p>
          </table:table-cell>
          <table:table-cell table:formula="of:=([.$M$26]/([.P$28]+(SQRT([.P$28])*3))*300/[.$I32])" office:value-type="float" office:value="150.630096406142" calcext:value-type="float">
            <text:p>151</text:p>
          </table:table-cell>
          <table:table-cell table:formula="of:=([.$M$26]/([.Q$28]+(SQRT([.Q$28])*3))*300/[.$I32])" office:value-type="float" office:value="136.485386504598" calcext:value-type="float">
            <text:p>136</text:p>
          </table:table-cell>
          <table:table-cell table:formula="of:=([.$M$26]/([.R$28]+(SQRT([.R$28])*3))*300/[.$I32])" office:value-type="float" office:value="125" calcext:value-type="float">
            <text:p>125</text:p>
          </table:table-cell>
          <table:table-cell table:formula="of:=([.$M$26]/([.S$28]+(SQRT([.S$28])*3))*300/[.$I32])" office:value-type="float" office:value="115.462579386344" calcext:value-type="float">
            <text:p>115</text:p>
          </table:table-cell>
          <table:table-cell table:formula="of:=([.$M$26]/([.T$28]+(SQRT([.T$28])*3))*300/[.$I32])" office:value-type="float" office:value="107.399212050048" calcext:value-type="float">
            <text:p>107</text:p>
          </table:table-cell>
          <table:table-cell table:formula="of:=([.$M$26]/([.U$28]+(SQRT([.U$28])*3))*300/[.$I32])" office:value-type="float" office:value="100.480947161671" calcext:value-type="float">
            <text:p>100</text:p>
          </table:table-cell>
          <table:table-cell table:formula="of:=([.$M$26]/([.V$28]+(SQRT([.V$28])*3))*300/[.$I32])" office:value-type="float" office:value="89.1973234182271" calcext:value-type="float">
            <text:p>89</text:p>
          </table:table-cell>
          <table:table-cell table:formula="of:=([.$M$26]/([.W$28]+(SQRT([.W$28])*3))*300/[.$I32])" office:value-type="float" office:value="80.3571428571429" calcext:value-type="float">
            <text:p>80</text:p>
          </table:table-cell>
          <table:table-cell table:formula="of:=([.$M$26]/([.X$28]+(SQRT([.X$28])*3))*300/[.$I32])" office:value-type="float" office:value="73.2233047033631" calcext:value-type="float">
            <text:p>73</text:p>
          </table:table-cell>
          <table:table-cell table:formula="of:=([.$M$26]/([.Y$28]+(SQRT([.Y$28])*3))*300/[.$I32])" office:value-type="float" office:value="67.3321922897856" calcext:value-type="float">
            <text:p>67</text:p>
          </table:table-cell>
          <table:table-cell table:formula="of:=([.$M$26]/([.Z$28]+(SQRT([.Z$28])*3))*300/[.$I32])" office:value-type="float" office:value="58.1441346456308" calcext:value-type="float">
            <text:p>58</text:p>
          </table:table-cell>
          <table:table-cell table:formula="of:=([.$M$26]/([.AA$28]+(SQRT([.AA$28])*3))*300/[.$I32])" office:value-type="float" office:value="41.6666666666667" calcext:value-type="float">
            <text:p>42</text:p>
          </table:table-cell>
          <table:table-cell table:formula="of:=([.$M$26]/([.AB$28]+(SQRT([.AB$28])*3))*300/[.$I32])" office:value-type="float" office:value="23.0873789073831" calcext:value-type="float">
            <text:p>23</text:p>
          </table:table-cell>
          <table:table-cell table:formula="of:=([.$M$26]/([.AC$28]+(SQRT([.AC$28])*3))*300/[.$I32])" office:value-type="float" office:value="12.5" calcext:value-type="float">
            <text:p>13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float" office:value="50" calcext:value-type="float">
            <text:p>50</text:p>
          </table:table-cell>
          <table:table-cell table:formula="of:=([.$M$26]/([.J$28]+(SQRT([.J$28])*3))*300/[.$I33])" office:value-type="float" office:value="450" calcext:value-type="float">
            <text:p>450</text:p>
          </table:table-cell>
          <table:table-cell table:formula="of:=([.$M$26]/([.K$28]+(SQRT([.K$28])*3))*300/[.$I33])" office:value-type="float" office:value="288.339516915337" calcext:value-type="float">
            <text:p>288</text:p>
          </table:table-cell>
          <table:table-cell table:formula="of:=([.$M$26]/([.L$28]+(SQRT([.L$28])*3))*300/[.$I33])" office:value-type="float" office:value="219.615242270663" calcext:value-type="float">
            <text:p>220</text:p>
          </table:table-cell>
          <table:table-cell table:formula="of:=([.$M$26]/([.M$28]+(SQRT([.M$28])*3))*300/[.$I33])" office:value-type="float" office:value="180" calcext:value-type="float">
            <text:p>180</text:p>
          </table:table-cell>
          <table:table-cell table:formula="of:=([.$M$26]/([.N$28]+(SQRT([.N$28])*3))*300/[.$I33])" office:value-type="float" office:value="153.738353924943" calcext:value-type="float">
            <text:p>154</text:p>
          </table:table-cell>
          <table:table-cell table:formula="of:=([.$M$26]/([.O$28]+(SQRT([.O$28])*3))*300/[.$I33])" office:value-type="float" office:value="134.846922834953" calcext:value-type="float">
            <text:p>135</text:p>
          </table:table-cell>
          <table:table-cell table:formula="of:=([.$M$26]/([.P$28]+(SQRT([.P$28])*3))*300/[.$I33])" office:value-type="float" office:value="120.504077124913" calcext:value-type="float">
            <text:p>121</text:p>
          </table:table-cell>
          <table:table-cell table:formula="of:=([.$M$26]/([.Q$28]+(SQRT([.Q$28])*3))*300/[.$I33])" office:value-type="float" office:value="109.188309203678" calcext:value-type="float">
            <text:p>109</text:p>
          </table:table-cell>
          <table:table-cell table:formula="of:=([.$M$26]/([.R$28]+(SQRT([.R$28])*3))*300/[.$I33])" office:value-type="float" office:value="100" calcext:value-type="float">
            <text:p>100</text:p>
          </table:table-cell>
          <table:table-cell table:formula="of:=([.$M$26]/([.S$28]+(SQRT([.S$28])*3))*300/[.$I33])" office:value-type="float" office:value="92.3700635090752" calcext:value-type="float">
            <text:p>92</text:p>
          </table:table-cell>
          <table:table-cell table:formula="of:=([.$M$26]/([.T$28]+(SQRT([.T$28])*3))*300/[.$I33])" office:value-type="float" office:value="85.9193696400382" calcext:value-type="float">
            <text:p>86</text:p>
          </table:table-cell>
          <table:table-cell table:formula="of:=([.$M$26]/([.U$28]+(SQRT([.U$28])*3))*300/[.$I33])" office:value-type="float" office:value="80.3847577293368" calcext:value-type="float">
            <text:p>80</text:p>
          </table:table-cell>
          <table:table-cell table:formula="of:=([.$M$26]/([.V$28]+(SQRT([.V$28])*3))*300/[.$I33])" office:value-type="float" office:value="71.3578587345817" calcext:value-type="float">
            <text:p>71</text:p>
          </table:table-cell>
          <table:table-cell table:formula="of:=([.$M$26]/([.W$28]+(SQRT([.W$28])*3))*300/[.$I33])" office:value-type="float" office:value="64.2857142857143" calcext:value-type="float">
            <text:p>64</text:p>
          </table:table-cell>
          <table:table-cell table:formula="of:=([.$M$26]/([.X$28]+(SQRT([.X$28])*3))*300/[.$I33])" office:value-type="float" office:value="58.5786437626905" calcext:value-type="float">
            <text:p>59</text:p>
          </table:table-cell>
          <table:table-cell table:formula="of:=([.$M$26]/([.Y$28]+(SQRT([.Y$28])*3))*300/[.$I33])" office:value-type="float" office:value="53.8657538318285" calcext:value-type="float">
            <text:p>54</text:p>
          </table:table-cell>
          <table:table-cell table:formula="of:=([.$M$26]/([.Z$28]+(SQRT([.Z$28])*3))*300/[.$I33])" office:value-type="float" office:value="46.5153077165047" calcext:value-type="float">
            <text:p>47</text:p>
          </table:table-cell>
          <table:table-cell table:formula="of:=([.$M$26]/([.AA$28]+(SQRT([.AA$28])*3))*300/[.$I33])" office:value-type="float" office:value="33.3333333333333" calcext:value-type="float">
            <text:p>33</text:p>
          </table:table-cell>
          <table:table-cell table:formula="of:=([.$M$26]/([.AB$28]+(SQRT([.AB$28])*3))*300/[.$I33])" office:value-type="float" office:value="18.4699031259065" calcext:value-type="float">
            <text:p>18</text:p>
          </table:table-cell>
          <table:table-cell table:formula="of:=([.$M$26]/([.AC$28]+(SQRT([.AC$28])*3))*300/[.$I33])" office:value-type="float" office:value="10" calcext:value-type="float">
            <text:p>10</text:p>
          </table:table-cell>
          <table:table-cell table:number-columns-repeated="995"/>
        </table:table-row>
        <table:table-row table:style-name="ro1">
          <table:table-cell table:number-columns-repeated="8"/>
          <table:table-cell table:style-name="ce13" office:value-type="float" office:value="60" calcext:value-type="float">
            <text:p>60</text:p>
          </table:table-cell>
          <table:table-cell table:style-name="ce15" table:formula="of:=([.$M$26]/([.J$28]+(SQRT([.J$28])*3))*300/[.$I34])" office:value-type="float" office:value="375" calcext:value-type="float">
            <text:p>375</text:p>
          </table:table-cell>
          <table:table-cell table:style-name="ce15" table:formula="of:=([.$M$26]/([.K$28]+(SQRT([.K$28])*3))*300/[.$I34])" office:value-type="float" office:value="240.28293076278" calcext:value-type="float">
            <text:p>240</text:p>
          </table:table-cell>
          <table:table-cell table:style-name="ce15" table:formula="of:=([.$M$26]/([.L$28]+(SQRT([.L$28])*3))*300/[.$I34])" office:value-type="float" office:value="183.012701892219" calcext:value-type="float">
            <text:p>183</text:p>
          </table:table-cell>
          <table:table-cell table:style-name="ce15" table:formula="of:=([.$M$26]/([.M$28]+(SQRT([.M$28])*3))*300/[.$I34])" office:value-type="float" office:value="150" calcext:value-type="float">
            <text:p>150</text:p>
          </table:table-cell>
          <table:table-cell table:style-name="ce15" table:formula="of:=([.$M$26]/([.N$28]+(SQRT([.N$28])*3))*300/[.$I34])" office:value-type="float" office:value="128.115294937453" calcext:value-type="float">
            <text:p>128</text:p>
          </table:table-cell>
          <table:table-cell table:style-name="ce15" table:formula="of:=([.$M$26]/([.O$28]+(SQRT([.O$28])*3))*300/[.$I34])" office:value-type="float" office:value="112.372435695795" calcext:value-type="float">
            <text:p>112</text:p>
          </table:table-cell>
          <table:table-cell table:style-name="ce15" table:formula="of:=([.$M$26]/([.P$28]+(SQRT([.P$28])*3))*300/[.$I34])" office:value-type="float" office:value="100.420064270761" calcext:value-type="float">
            <text:p>100</text:p>
          </table:table-cell>
          <table:table-cell table:style-name="ce15" table:formula="of:=([.$M$26]/([.Q$28]+(SQRT([.Q$28])*3))*300/[.$I34])" office:value-type="float" office:value="90.9902576697319" calcext:value-type="float">
            <text:p>91</text:p>
          </table:table-cell>
          <table:table-cell table:style-name="ce15" table:formula="of:=([.$M$26]/([.R$28]+(SQRT([.R$28])*3))*300/[.$I34])" office:value-type="float" office:value="83.3333333333333" calcext:value-type="float">
            <text:p>83</text:p>
          </table:table-cell>
          <table:table-cell table:style-name="ce15" table:formula="of:=([.$M$26]/([.S$28]+(SQRT([.S$28])*3))*300/[.$I34])" office:value-type="float" office:value="76.9750529242293" calcext:value-type="float">
            <text:p>77</text:p>
          </table:table-cell>
          <table:table-cell table:style-name="ce15" table:formula="of:=([.$M$26]/([.T$28]+(SQRT([.T$28])*3))*300/[.$I34])" office:value-type="float" office:value="71.5994747000318" calcext:value-type="float">
            <text:p>72</text:p>
          </table:table-cell>
          <table:table-cell table:style-name="ce15" table:formula="of:=([.$M$26]/([.U$28]+(SQRT([.U$28])*3))*300/[.$I34])" office:value-type="float" office:value="66.9872981077807" calcext:value-type="float">
            <text:p>67</text:p>
          </table:table-cell>
          <table:table-cell table:style-name="ce15" table:formula="of:=([.$M$26]/([.V$28]+(SQRT([.V$28])*3))*300/[.$I34])" office:value-type="float" office:value="59.464882278818" calcext:value-type="float">
            <text:p>59</text:p>
          </table:table-cell>
          <table:table-cell table:style-name="ce15" table:formula="of:=([.$M$26]/([.W$28]+(SQRT([.W$28])*3))*300/[.$I34])" office:value-type="float" office:value="53.5714285714286" calcext:value-type="float">
            <text:p>54</text:p>
          </table:table-cell>
          <table:table-cell table:style-name="ce15" table:formula="of:=([.$M$26]/([.X$28]+(SQRT([.X$28])*3))*300/[.$I34])" office:value-type="float" office:value="48.8155364689087" calcext:value-type="float">
            <text:p>49</text:p>
          </table:table-cell>
          <table:table-cell table:style-name="ce15" table:formula="of:=([.$M$26]/([.Y$28]+(SQRT([.Y$28])*3))*300/[.$I34])" office:value-type="float" office:value="44.8881281931904" calcext:value-type="float">
            <text:p>45</text:p>
          </table:table-cell>
          <table:table-cell table:style-name="ce15" table:formula="of:=([.$M$26]/([.Z$28]+(SQRT([.Z$28])*3))*300/[.$I34])" office:value-type="float" office:value="38.7627564304205" calcext:value-type="float">
            <text:p>39</text:p>
          </table:table-cell>
          <table:table-cell table:style-name="ce15" table:formula="of:=([.$M$26]/([.AA$28]+(SQRT([.AA$28])*3))*300/[.$I34])" office:value-type="float" office:value="27.7777777777778" calcext:value-type="float">
            <text:p>28</text:p>
          </table:table-cell>
          <table:table-cell table:style-name="ce15" table:formula="of:=([.$M$26]/([.AB$28]+(SQRT([.AB$28])*3))*300/[.$I34])" office:value-type="float" office:value="15.3915859382554" calcext:value-type="float">
            <text:p>15</text:p>
          </table:table-cell>
          <table:table-cell table:style-name="ce15" table:formula="of:=([.$M$26]/([.AC$28]+(SQRT([.AC$28])*3))*300/[.$I34])" office:value-type="float" office:value="8.33333333333333" calcext:value-type="float">
            <text:p>8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float" office:value="70" calcext:value-type="float">
            <text:p>70</text:p>
          </table:table-cell>
          <table:table-cell table:formula="of:=([.$M$26]/([.J$28]+(SQRT([.J$28])*3))*300/[.$I35])" office:value-type="float" office:value="321.428571428571" calcext:value-type="float">
            <text:p>321</text:p>
          </table:table-cell>
          <table:table-cell table:formula="of:=([.$M$26]/([.K$28]+(SQRT([.K$28])*3))*300/[.$I35])" office:value-type="float" office:value="205.956797796669" calcext:value-type="float">
            <text:p>206</text:p>
          </table:table-cell>
          <table:table-cell table:formula="of:=([.$M$26]/([.L$28]+(SQRT([.L$28])*3))*300/[.$I35])" office:value-type="float" office:value="156.868030193331" calcext:value-type="float">
            <text:p>157</text:p>
          </table:table-cell>
          <table:table-cell table:formula="of:=([.$M$26]/([.M$28]+(SQRT([.M$28])*3))*300/[.$I35])" office:value-type="float" office:value="128.571428571429" calcext:value-type="float">
            <text:p>129</text:p>
          </table:table-cell>
          <table:table-cell table:formula="of:=([.$M$26]/([.N$28]+(SQRT([.N$28])*3))*300/[.$I35])" office:value-type="float" office:value="109.813109946388" calcext:value-type="float">
            <text:p>110</text:p>
          </table:table-cell>
          <table:table-cell table:formula="of:=([.$M$26]/([.O$28]+(SQRT([.O$28])*3))*300/[.$I35])" office:value-type="float" office:value="96.3192305963953" calcext:value-type="float">
            <text:p>96</text:p>
          </table:table-cell>
          <table:table-cell table:formula="of:=([.$M$26]/([.P$28]+(SQRT([.P$28])*3))*300/[.$I35])" office:value-type="float" office:value="86.0743408035096" calcext:value-type="float">
            <text:p>86</text:p>
          </table:table-cell>
          <table:table-cell table:formula="of:=([.$M$26]/([.Q$28]+(SQRT([.Q$28])*3))*300/[.$I35])" office:value-type="float" office:value="77.9916494311988" calcext:value-type="float">
            <text:p>78</text:p>
          </table:table-cell>
          <table:table-cell table:formula="of:=([.$M$26]/([.R$28]+(SQRT([.R$28])*3))*300/[.$I35])" office:value-type="float" office:value="71.4285714285714" calcext:value-type="float">
            <text:p>71</text:p>
          </table:table-cell>
          <table:table-cell table:formula="of:=([.$M$26]/([.S$28]+(SQRT([.S$28])*3))*300/[.$I35])" office:value-type="float" office:value="65.9786167921965" calcext:value-type="float">
            <text:p>66</text:p>
          </table:table-cell>
          <table:table-cell table:formula="of:=([.$M$26]/([.T$28]+(SQRT([.T$28])*3))*300/[.$I35])" office:value-type="float" office:value="61.370978314313" calcext:value-type="float">
            <text:p>61</text:p>
          </table:table-cell>
          <table:table-cell table:formula="of:=([.$M$26]/([.U$28]+(SQRT([.U$28])*3))*300/[.$I35])" office:value-type="float" office:value="57.4176840923834" calcext:value-type="float">
            <text:p>57</text:p>
          </table:table-cell>
          <table:table-cell table:formula="of:=([.$M$26]/([.V$28]+(SQRT([.V$28])*3))*300/[.$I35])" office:value-type="float" office:value="50.9698990961298" calcext:value-type="float">
            <text:p>51</text:p>
          </table:table-cell>
          <table:table-cell table:formula="of:=([.$M$26]/([.W$28]+(SQRT([.W$28])*3))*300/[.$I35])" office:value-type="float" office:value="45.9183673469388" calcext:value-type="float">
            <text:p>46</text:p>
          </table:table-cell>
          <table:table-cell table:formula="of:=([.$M$26]/([.X$28]+(SQRT([.X$28])*3))*300/[.$I35])" office:value-type="float" office:value="41.8418884019218" calcext:value-type="float">
            <text:p>42</text:p>
          </table:table-cell>
          <table:table-cell table:formula="of:=([.$M$26]/([.Y$28]+(SQRT([.Y$28])*3))*300/[.$I35])" office:value-type="float" office:value="38.4755384513061" calcext:value-type="float">
            <text:p>38</text:p>
          </table:table-cell>
          <table:table-cell table:formula="of:=([.$M$26]/([.Z$28]+(SQRT([.Z$28])*3))*300/[.$I35])" office:value-type="float" office:value="33.2252197975033" calcext:value-type="float">
            <text:p>33</text:p>
          </table:table-cell>
          <table:table-cell table:formula="of:=([.$M$26]/([.AA$28]+(SQRT([.AA$28])*3))*300/[.$I35])" office:value-type="float" office:value="23.8095238095238" calcext:value-type="float">
            <text:p>24</text:p>
          </table:table-cell>
          <table:table-cell table:formula="of:=([.$M$26]/([.AB$28]+(SQRT([.AB$28])*3))*300/[.$I35])" office:value-type="float" office:value="13.192787947076" calcext:value-type="float">
            <text:p>13</text:p>
          </table:table-cell>
          <table:table-cell table:formula="of:=([.$M$26]/([.AC$28]+(SQRT([.AC$28])*3))*300/[.$I35])" office:value-type="float" office:value="7.14285714285714" calcext:value-type="float">
            <text:p>7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float" office:value="80" calcext:value-type="float">
            <text:p>80</text:p>
          </table:table-cell>
          <table:table-cell table:formula="of:=([.$M$26]/([.J$28]+(SQRT([.J$28])*3))*300/[.$I36])" office:value-type="float" office:value="281.25" calcext:value-type="float">
            <text:p>281</text:p>
          </table:table-cell>
          <table:table-cell table:formula="of:=([.$M$26]/([.K$28]+(SQRT([.K$28])*3))*300/[.$I36])" office:value-type="float" office:value="180.212198072085" calcext:value-type="float">
            <text:p>180</text:p>
          </table:table-cell>
          <table:table-cell table:formula="of:=([.$M$26]/([.L$28]+(SQRT([.L$28])*3))*300/[.$I36])" office:value-type="float" office:value="137.259526419165" calcext:value-type="float">
            <text:p>137</text:p>
          </table:table-cell>
          <table:table-cell table:formula="of:=([.$M$26]/([.M$28]+(SQRT([.M$28])*3))*300/[.$I36])" office:value-type="float" office:value="112.5" calcext:value-type="float">
            <text:p>113</text:p>
          </table:table-cell>
          <table:table-cell table:formula="of:=([.$M$26]/([.N$28]+(SQRT([.N$28])*3))*300/[.$I36])" office:value-type="float" office:value="96.0864712030895" calcext:value-type="float">
            <text:p>96</text:p>
          </table:table-cell>
          <table:table-cell table:formula="of:=([.$M$26]/([.O$28]+(SQRT([.O$28])*3))*300/[.$I36])" office:value-type="float" office:value="84.2793267718459" calcext:value-type="float">
            <text:p>84</text:p>
          </table:table-cell>
          <table:table-cell table:formula="of:=([.$M$26]/([.P$28]+(SQRT([.P$28])*3))*300/[.$I36])" office:value-type="float" office:value="75.3150482030709" calcext:value-type="float">
            <text:p>75</text:p>
          </table:table-cell>
          <table:table-cell table:formula="of:=([.$M$26]/([.Q$28]+(SQRT([.Q$28])*3))*300/[.$I36])" office:value-type="float" office:value="68.242693252299" calcext:value-type="float">
            <text:p>68</text:p>
          </table:table-cell>
          <table:table-cell table:formula="of:=([.$M$26]/([.R$28]+(SQRT([.R$28])*3))*300/[.$I36])" office:value-type="float" office:value="62.5" calcext:value-type="float">
            <text:p>63</text:p>
          </table:table-cell>
          <table:table-cell table:formula="of:=([.$M$26]/([.S$28]+(SQRT([.S$28])*3))*300/[.$I36])" office:value-type="float" office:value="57.731289693172" calcext:value-type="float">
            <text:p>58</text:p>
          </table:table-cell>
          <table:table-cell table:formula="of:=([.$M$26]/([.T$28]+(SQRT([.T$28])*3))*300/[.$I36])" office:value-type="float" office:value="53.6996060250239" calcext:value-type="float">
            <text:p>54</text:p>
          </table:table-cell>
          <table:table-cell table:formula="of:=([.$M$26]/([.U$28]+(SQRT([.U$28])*3))*300/[.$I36])" office:value-type="float" office:value="50.2404735808355" calcext:value-type="float">
            <text:p>50</text:p>
          </table:table-cell>
          <table:table-cell table:formula="of:=([.$M$26]/([.V$28]+(SQRT([.V$28])*3))*300/[.$I36])" office:value-type="float" office:value="44.5986617091135" calcext:value-type="float">
            <text:p>45</text:p>
          </table:table-cell>
          <table:table-cell table:formula="of:=([.$M$26]/([.W$28]+(SQRT([.W$28])*3))*300/[.$I36])" office:value-type="float" office:value="40.1785714285714" calcext:value-type="float">
            <text:p>40</text:p>
          </table:table-cell>
          <table:table-cell table:formula="of:=([.$M$26]/([.X$28]+(SQRT([.X$28])*3))*300/[.$I36])" office:value-type="float" office:value="36.6116523516816" calcext:value-type="float">
            <text:p>37</text:p>
          </table:table-cell>
          <table:table-cell table:formula="of:=([.$M$26]/([.Y$28]+(SQRT([.Y$28])*3))*300/[.$I36])" office:value-type="float" office:value="33.6660961448928" calcext:value-type="float">
            <text:p>34</text:p>
          </table:table-cell>
          <table:table-cell table:formula="of:=([.$M$26]/([.Z$28]+(SQRT([.Z$28])*3))*300/[.$I36])" office:value-type="float" office:value="29.0720673228154" calcext:value-type="float">
            <text:p>29</text:p>
          </table:table-cell>
          <table:table-cell table:formula="of:=([.$M$26]/([.AA$28]+(SQRT([.AA$28])*3))*300/[.$I36])" office:value-type="float" office:value="20.8333333333333" calcext:value-type="float">
            <text:p>21</text:p>
          </table:table-cell>
          <table:table-cell table:formula="of:=([.$M$26]/([.AB$28]+(SQRT([.AB$28])*3))*300/[.$I36])" office:value-type="float" office:value="11.5436894536915" calcext:value-type="float">
            <text:p>12</text:p>
          </table:table-cell>
          <table:table-cell table:formula="of:=([.$M$26]/([.AC$28]+(SQRT([.AC$28])*3))*300/[.$I36])" office:value-type="float" office:value="6.25" calcext:value-type="float">
            <text:p>6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float" office:value="90" calcext:value-type="float">
            <text:p>90</text:p>
          </table:table-cell>
          <table:table-cell table:formula="of:=([.$M$26]/([.J$28]+(SQRT([.J$28])*3))*300/[.$I37])" office:value-type="float" office:value="250" calcext:value-type="float">
            <text:p>250</text:p>
          </table:table-cell>
          <table:table-cell table:formula="of:=([.$M$26]/([.K$28]+(SQRT([.K$28])*3))*300/[.$I37])" office:value-type="float" office:value="160.18862050852" calcext:value-type="float">
            <text:p>160</text:p>
          </table:table-cell>
          <table:table-cell table:formula="of:=([.$M$26]/([.L$28]+(SQRT([.L$28])*3))*300/[.$I37])" office:value-type="float" office:value="122.008467928146" calcext:value-type="float">
            <text:p>122</text:p>
          </table:table-cell>
          <table:table-cell table:formula="of:=([.$M$26]/([.M$28]+(SQRT([.M$28])*3))*300/[.$I37])" office:value-type="float" office:value="100" calcext:value-type="float">
            <text:p>100</text:p>
          </table:table-cell>
          <table:table-cell table:formula="of:=([.$M$26]/([.N$28]+(SQRT([.N$28])*3))*300/[.$I37])" office:value-type="float" office:value="85.4101966249685" calcext:value-type="float">
            <text:p>85</text:p>
          </table:table-cell>
          <table:table-cell table:formula="of:=([.$M$26]/([.O$28]+(SQRT([.O$28])*3))*300/[.$I37])" office:value-type="float" office:value="74.9149571305297" calcext:value-type="float">
            <text:p>75</text:p>
          </table:table-cell>
          <table:table-cell table:formula="of:=([.$M$26]/([.P$28]+(SQRT([.P$28])*3))*300/[.$I37])" office:value-type="float" office:value="66.9467095138408" calcext:value-type="float">
            <text:p>67</text:p>
          </table:table-cell>
          <table:table-cell table:formula="of:=([.$M$26]/([.Q$28]+(SQRT([.Q$28])*3))*300/[.$I37])" office:value-type="float" office:value="60.6601717798213" calcext:value-type="float">
            <text:p>61</text:p>
          </table:table-cell>
          <table:table-cell table:formula="of:=([.$M$26]/([.R$28]+(SQRT([.R$28])*3))*300/[.$I37])" office:value-type="float" office:value="55.5555555555556" calcext:value-type="float">
            <text:p>56</text:p>
          </table:table-cell>
          <table:table-cell table:formula="of:=([.$M$26]/([.S$28]+(SQRT([.S$28])*3))*300/[.$I37])" office:value-type="float" office:value="51.3167019494862" calcext:value-type="float">
            <text:p>51</text:p>
          </table:table-cell>
          <table:table-cell table:formula="of:=([.$M$26]/([.T$28]+(SQRT([.T$28])*3))*300/[.$I37])" office:value-type="float" office:value="47.7329831333546" calcext:value-type="float">
            <text:p>48</text:p>
          </table:table-cell>
          <table:table-cell table:formula="of:=([.$M$26]/([.U$28]+(SQRT([.U$28])*3))*300/[.$I37])" office:value-type="float" office:value="44.6581987385205" calcext:value-type="float">
            <text:p>45</text:p>
          </table:table-cell>
          <table:table-cell table:formula="of:=([.$M$26]/([.V$28]+(SQRT([.V$28])*3))*300/[.$I37])" office:value-type="float" office:value="39.6432548525454" calcext:value-type="float">
            <text:p>40</text:p>
          </table:table-cell>
          <table:table-cell table:formula="of:=([.$M$26]/([.W$28]+(SQRT([.W$28])*3))*300/[.$I37])" office:value-type="float" office:value="35.7142857142857" calcext:value-type="float">
            <text:p>36</text:p>
          </table:table-cell>
          <table:table-cell table:formula="of:=([.$M$26]/([.X$28]+(SQRT([.X$28])*3))*300/[.$I37])" office:value-type="float" office:value="32.5436909792725" calcext:value-type="float">
            <text:p>33</text:p>
          </table:table-cell>
          <table:table-cell table:formula="of:=([.$M$26]/([.Y$28]+(SQRT([.Y$28])*3))*300/[.$I37])" office:value-type="float" office:value="29.9254187954603" calcext:value-type="float">
            <text:p>30</text:p>
          </table:table-cell>
          <table:table-cell table:formula="of:=([.$M$26]/([.Z$28]+(SQRT([.Z$28])*3))*300/[.$I37])" office:value-type="float" office:value="25.8418376202804" calcext:value-type="float">
            <text:p>26</text:p>
          </table:table-cell>
          <table:table-cell table:formula="of:=([.$M$26]/([.AA$28]+(SQRT([.AA$28])*3))*300/[.$I37])" office:value-type="float" office:value="18.5185185185185" calcext:value-type="float">
            <text:p>19</text:p>
          </table:table-cell>
          <table:table-cell table:formula="of:=([.$M$26]/([.AB$28]+(SQRT([.AB$28])*3))*300/[.$I37])" office:value-type="float" office:value="10.2610572921703" calcext:value-type="float">
            <text:p>10</text:p>
          </table:table-cell>
          <table:table-cell table:formula="of:=([.$M$26]/([.AC$28]+(SQRT([.AC$28])*3))*300/[.$I37])" office:value-type="float" office:value="5.55555555555556" calcext:value-type="float">
            <text:p>6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float" office:value="100" calcext:value-type="float">
            <text:p>100</text:p>
          </table:table-cell>
          <table:table-cell table:formula="of:=([.$M$26]/([.J$28]+(SQRT([.J$28])*3))*300/[.$I38])" office:value-type="float" office:value="225" calcext:value-type="float">
            <text:p>225</text:p>
          </table:table-cell>
          <table:table-cell table:formula="of:=([.$M$26]/([.K$28]+(SQRT([.K$28])*3))*300/[.$I38])" office:value-type="float" office:value="144.169758457668" calcext:value-type="float">
            <text:p>144</text:p>
          </table:table-cell>
          <table:table-cell table:formula="of:=([.$M$26]/([.L$28]+(SQRT([.L$28])*3))*300/[.$I38])" office:value-type="float" office:value="109.807621135332" calcext:value-type="float">
            <text:p>110</text:p>
          </table:table-cell>
          <table:table-cell table:formula="of:=([.$M$26]/([.M$28]+(SQRT([.M$28])*3))*300/[.$I38])" office:value-type="float" office:value="90" calcext:value-type="float">
            <text:p>90</text:p>
          </table:table-cell>
          <table:table-cell table:formula="of:=([.$M$26]/([.N$28]+(SQRT([.N$28])*3))*300/[.$I38])" office:value-type="float" office:value="76.8691769624716" calcext:value-type="float">
            <text:p>77</text:p>
          </table:table-cell>
          <table:table-cell table:formula="of:=([.$M$26]/([.O$28]+(SQRT([.O$28])*3))*300/[.$I38])" office:value-type="float" office:value="67.4234614174767" calcext:value-type="float">
            <text:p>67</text:p>
          </table:table-cell>
          <table:table-cell table:formula="of:=([.$M$26]/([.P$28]+(SQRT([.P$28])*3))*300/[.$I38])" office:value-type="float" office:value="60.2520385624568" calcext:value-type="float">
            <text:p>60</text:p>
          </table:table-cell>
          <table:table-cell table:formula="of:=([.$M$26]/([.Q$28]+(SQRT([.Q$28])*3))*300/[.$I38])" office:value-type="float" office:value="54.5941546018392" calcext:value-type="float">
            <text:p>55</text:p>
          </table:table-cell>
          <table:table-cell table:formula="of:=([.$M$26]/([.R$28]+(SQRT([.R$28])*3))*300/[.$I38])" office:value-type="float" office:value="50" calcext:value-type="float">
            <text:p>50</text:p>
          </table:table-cell>
          <table:table-cell table:formula="of:=([.$M$26]/([.S$28]+(SQRT([.S$28])*3))*300/[.$I38])" office:value-type="float" office:value="46.1850317545376" calcext:value-type="float">
            <text:p>46</text:p>
          </table:table-cell>
          <table:table-cell table:formula="of:=([.$M$26]/([.T$28]+(SQRT([.T$28])*3))*300/[.$I38])" office:value-type="float" office:value="42.9596848200191" calcext:value-type="float">
            <text:p>43</text:p>
          </table:table-cell>
          <table:table-cell table:formula="of:=([.$M$26]/([.U$28]+(SQRT([.U$28])*3))*300/[.$I38])" office:value-type="float" office:value="40.1923788646684" calcext:value-type="float">
            <text:p>40</text:p>
          </table:table-cell>
          <table:table-cell table:formula="of:=([.$M$26]/([.V$28]+(SQRT([.V$28])*3))*300/[.$I38])" office:value-type="float" office:value="35.6789293672908" calcext:value-type="float">
            <text:p>36</text:p>
          </table:table-cell>
          <table:table-cell table:formula="of:=([.$M$26]/([.W$28]+(SQRT([.W$28])*3))*300/[.$I38])" office:value-type="float" office:value="32.1428571428571" calcext:value-type="float">
            <text:p>32</text:p>
          </table:table-cell>
          <table:table-cell table:formula="of:=([.$M$26]/([.X$28]+(SQRT([.X$28])*3))*300/[.$I38])" office:value-type="float" office:value="29.2893218813452" calcext:value-type="float">
            <text:p>29</text:p>
          </table:table-cell>
          <table:table-cell table:formula="of:=([.$M$26]/([.Y$28]+(SQRT([.Y$28])*3))*300/[.$I38])" office:value-type="float" office:value="26.9328769159143" calcext:value-type="float">
            <text:p>27</text:p>
          </table:table-cell>
          <table:table-cell table:formula="of:=([.$M$26]/([.Z$28]+(SQRT([.Z$28])*3))*300/[.$I38])" office:value-type="float" office:value="23.2576538582523" calcext:value-type="float">
            <text:p>23</text:p>
          </table:table-cell>
          <table:table-cell table:formula="of:=([.$M$26]/([.AA$28]+(SQRT([.AA$28])*3))*300/[.$I38])" office:value-type="float" office:value="16.6666666666667" calcext:value-type="float">
            <text:p>17</text:p>
          </table:table-cell>
          <table:table-cell table:formula="of:=([.$M$26]/([.AB$28]+(SQRT([.AB$28])*3))*300/[.$I38])" office:value-type="float" office:value="9.23495156295323" calcext:value-type="float">
            <text:p>9</text:p>
          </table:table-cell>
          <table:table-cell table:formula="of:=([.$M$26]/([.AC$28]+(SQRT([.AC$28])*3))*300/[.$I38])" office:value-type="float" office:value="5" calcext:value-type="float">
            <text:p>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float" office:value="120" calcext:value-type="float">
            <text:p>120</text:p>
          </table:table-cell>
          <table:table-cell table:formula="of:=([.$M$26]/([.J$28]+(SQRT([.J$28])*3))*300/[.$I39])" office:value-type="float" office:value="187.5" calcext:value-type="float">
            <text:p>188</text:p>
          </table:table-cell>
          <table:table-cell table:formula="of:=([.$M$26]/([.K$28]+(SQRT([.K$28])*3))*300/[.$I39])" office:value-type="float" office:value="120.14146538139" calcext:value-type="float">
            <text:p>120</text:p>
          </table:table-cell>
          <table:table-cell table:formula="of:=([.$M$26]/([.L$28]+(SQRT([.L$28])*3))*300/[.$I39])" office:value-type="float" office:value="91.5063509461097" calcext:value-type="float">
            <text:p>92</text:p>
          </table:table-cell>
          <table:table-cell table:formula="of:=([.$M$26]/([.M$28]+(SQRT([.M$28])*3))*300/[.$I39])" office:value-type="float" office:value="75" calcext:value-type="float">
            <text:p>75</text:p>
          </table:table-cell>
          <table:table-cell table:formula="of:=([.$M$26]/([.N$28]+(SQRT([.N$28])*3))*300/[.$I39])" office:value-type="float" office:value="64.0576474687263" calcext:value-type="float">
            <text:p>64</text:p>
          </table:table-cell>
          <table:table-cell table:formula="of:=([.$M$26]/([.O$28]+(SQRT([.O$28])*3))*300/[.$I39])" office:value-type="float" office:value="56.1862178478973" calcext:value-type="float">
            <text:p>56</text:p>
          </table:table-cell>
          <table:table-cell table:formula="of:=([.$M$26]/([.P$28]+(SQRT([.P$28])*3))*300/[.$I39])" office:value-type="float" office:value="50.2100321353806" calcext:value-type="float">
            <text:p>50</text:p>
          </table:table-cell>
          <table:table-cell table:formula="of:=([.$M$26]/([.Q$28]+(SQRT([.Q$28])*3))*300/[.$I39])" office:value-type="float" office:value="45.495128834866" calcext:value-type="float">
            <text:p>45</text:p>
          </table:table-cell>
          <table:table-cell table:formula="of:=([.$M$26]/([.R$28]+(SQRT([.R$28])*3))*300/[.$I39])" office:value-type="float" office:value="41.6666666666667" calcext:value-type="float">
            <text:p>42</text:p>
          </table:table-cell>
          <table:table-cell table:formula="of:=([.$M$26]/([.S$28]+(SQRT([.S$28])*3))*300/[.$I39])" office:value-type="float" office:value="38.4875264621146" calcext:value-type="float">
            <text:p>38</text:p>
          </table:table-cell>
          <table:table-cell table:formula="of:=([.$M$26]/([.T$28]+(SQRT([.T$28])*3))*300/[.$I39])" office:value-type="float" office:value="35.7997373500159" calcext:value-type="float">
            <text:p>36</text:p>
          </table:table-cell>
          <table:table-cell table:formula="of:=([.$M$26]/([.U$28]+(SQRT([.U$28])*3))*300/[.$I39])" office:value-type="float" office:value="33.4936490538903" calcext:value-type="float">
            <text:p>33</text:p>
          </table:table-cell>
          <table:table-cell table:formula="of:=([.$M$26]/([.V$28]+(SQRT([.V$28])*3))*300/[.$I39])" office:value-type="float" office:value="29.732441139409" calcext:value-type="float">
            <text:p>30</text:p>
          </table:table-cell>
          <table:table-cell table:formula="of:=([.$M$26]/([.W$28]+(SQRT([.W$28])*3))*300/[.$I39])" office:value-type="float" office:value="26.7857142857143" calcext:value-type="float">
            <text:p>27</text:p>
          </table:table-cell>
          <table:table-cell table:formula="of:=([.$M$26]/([.X$28]+(SQRT([.X$28])*3))*300/[.$I39])" office:value-type="float" office:value="24.4077682344544" calcext:value-type="float">
            <text:p>24</text:p>
          </table:table-cell>
          <table:table-cell table:formula="of:=([.$M$26]/([.Y$28]+(SQRT([.Y$28])*3))*300/[.$I39])" office:value-type="float" office:value="22.4440640965952" calcext:value-type="float">
            <text:p>22</text:p>
          </table:table-cell>
          <table:table-cell table:formula="of:=([.$M$26]/([.Z$28]+(SQRT([.Z$28])*3))*300/[.$I39])" office:value-type="float" office:value="19.3813782152103" calcext:value-type="float">
            <text:p>19</text:p>
          </table:table-cell>
          <table:table-cell table:formula="of:=([.$M$26]/([.AA$28]+(SQRT([.AA$28])*3))*300/[.$I39])" office:value-type="float" office:value="13.8888888888889" calcext:value-type="float">
            <text:p>14</text:p>
          </table:table-cell>
          <table:table-cell table:formula="of:=([.$M$26]/([.AB$28]+(SQRT([.AB$28])*3))*300/[.$I39])" office:value-type="float" office:value="7.69579296912769" calcext:value-type="float">
            <text:p>8</text:p>
          </table:table-cell>
          <table:table-cell table:formula="of:=([.$M$26]/([.AC$28]+(SQRT([.AC$28])*3))*300/[.$I39])" office:value-type="float" office:value="4.16666666666667" calcext:value-type="float">
            <text:p>4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float" office:value="150" calcext:value-type="float">
            <text:p>150</text:p>
          </table:table-cell>
          <table:table-cell table:formula="of:=([.$M$26]/([.J$28]+(SQRT([.J$28])*3))*300/[.$I40])" office:value-type="float" office:value="150" calcext:value-type="float">
            <text:p>150</text:p>
          </table:table-cell>
          <table:table-cell table:formula="of:=([.$M$26]/([.K$28]+(SQRT([.K$28])*3))*300/[.$I40])" office:value-type="float" office:value="96.1131723051122" calcext:value-type="float">
            <text:p>96</text:p>
          </table:table-cell>
          <table:table-cell table:formula="of:=([.$M$26]/([.L$28]+(SQRT([.L$28])*3))*300/[.$I40])" office:value-type="float" office:value="73.2050807568877" calcext:value-type="float">
            <text:p>73</text:p>
          </table:table-cell>
          <table:table-cell table:formula="of:=([.$M$26]/([.M$28]+(SQRT([.M$28])*3))*300/[.$I40])" office:value-type="float" office:value="60" calcext:value-type="float">
            <text:p>60</text:p>
          </table:table-cell>
          <table:table-cell table:formula="of:=([.$M$26]/([.N$28]+(SQRT([.N$28])*3))*300/[.$I40])" office:value-type="float" office:value="51.2461179749811" calcext:value-type="float">
            <text:p>51</text:p>
          </table:table-cell>
          <table:table-cell table:formula="of:=([.$M$26]/([.O$28]+(SQRT([.O$28])*3))*300/[.$I40])" office:value-type="float" office:value="44.9489742783178" calcext:value-type="float">
            <text:p>45</text:p>
          </table:table-cell>
          <table:table-cell table:formula="of:=([.$M$26]/([.P$28]+(SQRT([.P$28])*3))*300/[.$I40])" office:value-type="float" office:value="40.1680257083045" calcext:value-type="float">
            <text:p>40</text:p>
          </table:table-cell>
          <table:table-cell table:formula="of:=([.$M$26]/([.Q$28]+(SQRT([.Q$28])*3))*300/[.$I40])" office:value-type="float" office:value="36.3961030678928" calcext:value-type="float">
            <text:p>36</text:p>
          </table:table-cell>
          <table:table-cell table:formula="of:=([.$M$26]/([.R$28]+(SQRT([.R$28])*3))*300/[.$I40])" office:value-type="float" office:value="33.3333333333333" calcext:value-type="float">
            <text:p>33</text:p>
          </table:table-cell>
          <table:table-cell table:formula="of:=([.$M$26]/([.S$28]+(SQRT([.S$28])*3))*300/[.$I40])" office:value-type="float" office:value="30.7900211696917" calcext:value-type="float">
            <text:p>31</text:p>
          </table:table-cell>
          <table:table-cell table:formula="of:=([.$M$26]/([.T$28]+(SQRT([.T$28])*3))*300/[.$I40])" office:value-type="float" office:value="28.6397898800127" calcext:value-type="float">
            <text:p>29</text:p>
          </table:table-cell>
          <table:table-cell table:formula="of:=([.$M$26]/([.U$28]+(SQRT([.U$28])*3))*300/[.$I40])" office:value-type="float" office:value="26.7949192431123" calcext:value-type="float">
            <text:p>27</text:p>
          </table:table-cell>
          <table:table-cell table:formula="of:=([.$M$26]/([.V$28]+(SQRT([.V$28])*3))*300/[.$I40])" office:value-type="float" office:value="23.7859529115272" calcext:value-type="float">
            <text:p>24</text:p>
          </table:table-cell>
          <table:table-cell table:formula="of:=([.$M$26]/([.W$28]+(SQRT([.W$28])*3))*300/[.$I40])" office:value-type="float" office:value="21.4285714285714" calcext:value-type="float">
            <text:p>21</text:p>
          </table:table-cell>
          <table:table-cell table:formula="of:=([.$M$26]/([.X$28]+(SQRT([.X$28])*3))*300/[.$I40])" office:value-type="float" office:value="19.5262145875635" calcext:value-type="float">
            <text:p>20</text:p>
          </table:table-cell>
          <table:table-cell table:formula="of:=([.$M$26]/([.Y$28]+(SQRT([.Y$28])*3))*300/[.$I40])" office:value-type="float" office:value="17.9552512772762" calcext:value-type="float">
            <text:p>18</text:p>
          </table:table-cell>
          <table:table-cell table:formula="of:=([.$M$26]/([.Z$28]+(SQRT([.Z$28])*3))*300/[.$I40])" office:value-type="float" office:value="15.5051025721682" calcext:value-type="float">
            <text:p>16</text:p>
          </table:table-cell>
          <table:table-cell table:formula="of:=([.$M$26]/([.AA$28]+(SQRT([.AA$28])*3))*300/[.$I40])" office:value-type="float" office:value="11.1111111111111" calcext:value-type="float">
            <text:p>11</text:p>
          </table:table-cell>
          <table:table-cell table:formula="of:=([.$M$26]/([.AB$28]+(SQRT([.AB$28])*3))*300/[.$I40])" office:value-type="float" office:value="6.15663437530215" calcext:value-type="float">
            <text:p>6</text:p>
          </table:table-cell>
          <table:table-cell table:formula="of:=([.$M$26]/([.AC$28]+(SQRT([.AC$28])*3))*300/[.$I40])" office:value-type="float" office:value="3.33333333333333" calcext:value-type="float">
            <text:p>3</text:p>
          </table:table-cell>
          <table:table-cell table:number-columns-repeated="99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3" office:value-type="string" calcext:value-type="string">
            <text:p>Carto: x1/4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3" office:value-type="string" calcext:value-type="string">
            <text:p>Pisteur: x2/3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3" office:value-type="string" calcext:value-type="string">
            <text:p>Si coût &gt; move*3 : NON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3" office:value-type="string" calcext:value-type="string">
            <text:p>Minimum : coût = move</text:p>
          </table:table-cell>
          <table:table-cell table:number-columns-repeated="1014"/>
        </table:table-row>
        <table:table-row table:style-name="ro1" table:number-rows-repeated="104853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errains" table:style-name="ta1">
        <table:table-column table:style-name="co5" table:default-cell-style-name="Default"/>
        <table:table-column table:style-name="co8" table:default-cell-style-name="ce16"/>
        <table:table-column table:style-name="co9" table:number-columns-repeated="5" table:default-cell-style-name="ce2"/>
        <table:table-column table:style-name="co9" table:default-cell-style-name="ce19"/>
        <table:table-row table:style-name="ro1">
          <table:table-cell table:number-columns-repeated="2"/>
          <table:table-cell table:style-name="ce17" office:value-type="string" calcext:value-type="string">
            <text:p>Glacial</text:p>
          </table:table-cell>
          <table:table-cell table:style-name="ce17" office:value-type="string" calcext:value-type="string">
            <text:p>Froid</text:p>
          </table:table-cell>
          <table:table-cell table:style-name="ce17" office:value-type="string" calcext:value-type="string">
            <text:p>Tempéré</text:p>
          </table:table-cell>
          <table:table-cell table:style-name="ce17" office:value-type="string" calcext:value-type="string">
            <text:p>Sub-Tropical</text:p>
          </table:table-cell>
          <table:table-cell table:style-name="ce17" office:value-type="string" calcext:value-type="string">
            <text:p>Tropical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collines</text:p>
          </table:table-cell>
          <table:table-cell table:number-columns-repeated="2"/>
          <table:table-cell table:style-name="ce18" office:value-type="string" calcext:value-type="string">
            <text:p>collin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ollines</text:p>
          </table:table-cell>
          <table:table-cell table:number-columns-repeated="2"/>
          <table:table-cell table:style-name="ce18" office:value-type="string" calcext:value-type="string">
            <text:p>haut plateau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ollines / maquis</text:p>
          </table:table-cell>
          <table:table-cell/>
          <table:table-cell table:style-name="ce18" office:value-type="string" calcext:value-type="string">
            <text:p>piémont</text:p>
          </table:table-cell>
          <table:table-cell table:style-name="ce18" office:value-type="string" calcext:value-type="string">
            <text:p>maquis</text:p>
          </table:table-cell>
          <table:table-cell table:style-name="ce18" office:value-type="string" calcext:value-type="string">
            <text:p>caatinga</text:p>
          </table:table-cell>
          <table:table-cell table:style-name="ce18" office:value-type="string" calcext:value-type="string">
            <text:p>brouss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llines / maquis</text:p>
          </table:table-cell>
          <table:table-cell table:number-columns-repeated="2"/>
          <table:table-cell table:style-name="ce18" office:value-type="string" calcext:value-type="string">
            <text:p>collines boisées</text:p>
          </table:table-cell>
          <table:table-cell table:style-name="ce18" office:value-type="string" calcext:value-type="string">
            <text:p>chaparral</text:p>
          </table:table-cell>
          <table:table-cell table:style-name="ce18" office:value-type="string" calcext:value-type="string">
            <text:p>miomb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orêt</text:p>
          </table:table-cell>
          <table:table-cell/>
          <table:table-cell table:style-name="ce18"/>
          <table:table-cell table:style-name="ce18" office:value-type="string" calcext:value-type="string">
            <text:p>futaie</text:p>
          </table:table-cell>
          <table:table-cell table:style-name="ce18" table:number-columns-repeated="2"/>
          <table:table-cell/>
        </table:table-row>
        <table:table-row table:style-name="ro1">
          <table:table-cell/>
          <table:table-cell office:value-type="string" calcext:value-type="string">
            <text:p>forêt</text:p>
          </table:table-cell>
          <table:table-cell/>
          <table:table-cell table:style-name="ce18"/>
          <table:table-cell table:style-name="ce18" office:value-type="string" calcext:value-type="string">
            <text:p>pinède</text:p>
          </table:table-cell>
          <table:table-cell table:style-name="ce18" table:number-columns-repeated="2"/>
          <table:table-cell/>
        </table:table-row>
        <table:table-row table:style-name="ro1">
          <table:table-cell/>
          <table:table-cell office:value-type="string" calcext:value-type="string">
            <text:p>forêt</text:p>
          </table:table-cell>
          <table:table-cell/>
          <table:table-cell table:style-name="ce18" office:value-type="string" calcext:value-type="string">
            <text:p>taiga</text:p>
          </table:table-cell>
          <table:table-cell table:style-name="ce18" office:value-type="string" calcext:value-type="string">
            <text:p>forêt mixte</text:p>
          </table:table-cell>
          <table:table-cell table:style-name="ce18" office:value-type="string" calcext:value-type="string">
            <text:p>forêt sèche</text:p>
          </table:table-cell>
          <table:table-cell table:style-name="ce18" office:value-type="string" calcext:value-type="string">
            <text:p>jungl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rais</text:p>
          </table:table-cell>
          <table:table-cell/>
          <table:table-cell table:style-name="ce18" office:value-type="string" calcext:value-type="string">
            <text:p>fagne</text:p>
          </table:table-cell>
          <table:table-cell table:style-name="ce18" office:value-type="string" calcext:value-type="string">
            <text:p>marécage</text:p>
          </table:table-cell>
          <table:table-cell table:style-name="ce18" office:value-type="string" calcext:value-type="string">
            <text:p>pantanal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rais</text:p>
          </table:table-cell>
          <table:table-cell/>
          <table:table-cell table:style-name="ce18" office:value-type="string" calcext:value-type="string">
            <text:p>pré-salé</text:p>
          </table:table-cell>
          <table:table-cell table:style-name="ce18" office:value-type="string" calcext:value-type="string">
            <text:p>tourbièr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rais / forêt</text:p>
          </table:table-cell>
          <table:table-cell table:number-columns-repeated="2"/>
          <table:table-cell table:style-name="ce18" office:value-type="string" calcext:value-type="string">
            <text:p>palud</text:p>
          </table:table-cell>
          <table:table-cell table:style-name="ce18" office:value-type="string" calcext:value-type="string">
            <text:p>bayou</text:p>
          </table:table-cell>
          <table:table-cell table:style-name="ce18" office:value-type="string" calcext:value-type="string">
            <text:p>mangrov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ontagnes</text:p>
          </table:table-cell>
          <table:table-cell table:style-name="ce18" office:value-type="string" calcext:value-type="string">
            <text:p>neiges éternelles</text:p>
          </table:table-cell>
          <table:table-cell/>
          <table:table-cell table:style-name="ce18" office:value-type="string" calcext:value-type="string">
            <text:p>montagn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ontagnes / forêt</text:p>
          </table:table-cell>
          <table:table-cell table:number-columns-repeated="3"/>
          <table:table-cell table:style-name="ce18" office:value-type="string" calcext:value-type="string">
            <text:p>laurisylve</text:p>
          </table:table-cell>
          <table:table-cell table:style-name="ce18" office:value-type="string" calcext:value-type="string">
            <text:p>forêt de nuag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laine</text:p>
          </table:table-cell>
          <table:table-cell table:style-name="ce18" office:value-type="string" calcext:value-type="string">
            <text:p>banquise</text:p>
          </table:table-cell>
          <table:table-cell table:style-name="ce18" office:value-type="string" calcext:value-type="string">
            <text:p>toundra</text:p>
          </table:table-cell>
          <table:table-cell/>
          <table:table-cell table:style-name="ce18" office:value-type="string" calcext:value-type="string">
            <text:p>pampa</text:p>
          </table:table-cell>
          <table:table-cell table:style-name="ce18" office:value-type="string" calcext:value-type="string">
            <text:p>désert de sabl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laine</text:p>
          </table:table-cell>
          <table:table-cell table:style-name="ce18" office:value-type="string" calcext:value-type="string">
            <text:p>désert polaire</text:p>
          </table:table-cell>
          <table:table-cell table:style-name="ce18" office:value-type="string" calcext:value-type="string">
            <text:p>steppe</text:p>
          </table:table-cell>
          <table:table-cell table:style-name="ce18" office:value-type="string" calcext:value-type="string">
            <text:p>plaine</text:p>
          </table:table-cell>
          <table:table-cell table:style-name="ce18" office:value-type="string" calcext:value-type="string">
            <text:p>veld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laine</text:p>
          </table:table-cell>
          <table:table-cell table:number-columns-repeated="2"/>
          <table:table-cell table:style-name="ce18" office:value-type="string" calcext:value-type="string">
            <text:p>prairie</text:p>
          </table:table-cell>
          <table:table-cell table:style-name="ce18" office:value-type="string" calcext:value-type="string">
            <text:p>sava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laine</text:p>
          </table:table-cell>
          <table:table-cell table:style-name="ce18" office:value-type="string" calcext:value-type="string">
            <text:p>inlandsis</text:p>
          </table:table-cell>
          <table:table-cell/>
          <table:table-cell table:style-name="ce18" office:value-type="string" calcext:value-type="string">
            <text:p>pâturages</text:p>
          </table:table-cell>
          <table:table-cell/>
          <table:table-cell table:style-name="ce18" office:value-type="string" calcext:value-type="string">
            <text:p>oasi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quis</text:p>
          </table:table-cell>
          <table:table-cell/>
          <table:table-cell table:style-name="ce18" office:value-type="string" calcext:value-type="string">
            <text:p>lande</text:p>
          </table:table-cell>
          <table:table-cell table:style-name="ce18" office:value-type="string" calcext:value-type="string">
            <text:p>garrigue</text:p>
          </table:table-cell>
          <table:table-cell table:style-name="ce18" office:value-type="string" calcext:value-type="string">
            <text:p>bush</text:p>
          </table:table-cell>
          <table:table-cell table:style-name="ce18" office:value-type="string" calcext:value-type="string">
            <text:p>brousse</text:p>
          </table:table-cell>
          <table:table-cell/>
        </table:table-row>
        <table:table-row table:style-name="ro1">
          <table:table-cell table:number-columns-repeated="2"/>
          <table:table-cell table:style-name="ce16" table:number-columns-repeated="6"/>
        </table:table-row>
        <table:table-row table:style-name="ro1">
          <table:table-cell/>
          <table:table-cell office:value-type="string" calcext:value-type="string">
            <text:p>mer</text:p>
          </table:table-cell>
          <table:table-cell table:style-name="ce18" office:value-type="string" calcext:value-type="string">
            <text:p>récifs</text:p>
          </table:table-cell>
          <table:table-cell table:style-name="ce18" office:value-type="string" calcext:value-type="string">
            <text:p>mer</text:p>
          </table:table-cell>
          <table:table-cell table:style-name="ce18" office:value-type="string" calcext:value-type="string">
            <text:p>océan</text:p>
          </table:table-cell>
          <table:table-cell table:style-name="ce18" office:value-type="string" calcext:value-type="string">
            <text:p>abysse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ac</text:p>
          </table:table-cell>
          <table:table-cell table:style-name="ce18" table:number-columns-repeated="2"/>
          <table:table-cell table:style-name="ce18" office:value-type="string" calcext:value-type="string">
            <text:p>lac</text:p>
          </table:table-cell>
          <table:table-cell table:style-name="ce18"/>
          <table:table-cell table:number-columns-repeated="2"/>
        </table:table-row>
        <table:table-row table:style-name="ro1" table:number-rows-repeated="1048553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calcTerrains" table:style-name="ta1">
        <table:table-column table:style-name="co10" table:number-columns-repeated="2" table:default-cell-style-name="ce4"/>
        <table:table-column table:style-name="co5" table:number-columns-repeated="1022" table:default-cell-style-name="ce4"/>
        <table:table-row table:style-name="ro1">
          <table:table-cell table:style-name="ce45"/>
          <table:table-cell table:style-name="ce45" office:value-type="string" calcext:value-type="string">
            <text:p>vegetation</text:p>
          </table:table-cell>
          <table:table-cell table:style-name="ce45" office:value-type="string" calcext:value-type="string">
            <text:p>move</text:p>
          </table:table-cell>
          <table:table-cell table:style-name="ce45" office:value-type="string" calcext:value-type="string">
            <text:p>cover</text:p>
          </table:table-cell>
          <table:table-cell table:style-name="ce45" office:value-type="string" calcext:value-type="string">
            <text:p>defense</text:p>
          </table:table-cell>
          <table:table-cell table:style-name="ce45" table:number-columns-repeated="1019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([.B2])*([.B2])/50" office:value-type="float" office:value="0.5" calcext:value-type="float">
            <text:p>1</text:p>
          </table:table-cell>
          <table:table-cell/>
          <table:table-cell table:formula="of:=[.B2]*[.B2]/123" office:value-type="float" office:value="0.203252032520325" calcext:value-type="float">
            <text:p>0</text:p>
          </table:table-cell>
          <table:table-cell table:formula="of:=[.B2]*[.B2]*[.B2]/1500" office:value-type="float" office:value="0.0833333333333333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formula="of:=([.B3])*([.B3])/50" office:value-type="float" office:value="2" calcext:value-type="float">
            <text:p>2</text:p>
          </table:table-cell>
          <table:table-cell/>
          <table:table-cell table:formula="of:=[.B3]*[.B3]/123" office:value-type="float" office:value="0.813008130081301" calcext:value-type="float">
            <text:p>1</text:p>
          </table:table-cell>
          <table:table-cell table:formula="of:=[.B3]*[.B3]*[.B3]/1500" office:value-type="float" office:value="0.666666666666667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formula="of:=([.B4])*([.B4])/50" office:value-type="float" office:value="4.5" calcext:value-type="float">
            <text:p>5</text:p>
          </table:table-cell>
          <table:table-cell table:formula="of:=([.B4]+5)*([.B4]+5)/32" office:value-type="float" office:value="12.5" calcext:value-type="float">
            <text:p>13</text:p>
          </table:table-cell>
          <table:table-cell table:formula="of:=[.B4]*[.B4]/123" office:value-type="float" office:value="1.82926829268293" calcext:value-type="float">
            <text:p>2</text:p>
          </table:table-cell>
          <table:table-cell table:formula="of:=[.B4]*[.B4]*[.B4]/1500" office:value-type="float" office:value="2.25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formula="of:=([.B5])*([.B5])/50" office:value-type="float" office:value="8" calcext:value-type="float">
            <text:p>8</text:p>
          </table:table-cell>
          <table:table-cell table:formula="of:=([.B5]+5)*([.B5]+5)/32" office:value-type="float" office:value="19.53125" calcext:value-type="float">
            <text:p>20</text:p>
          </table:table-cell>
          <table:table-cell table:formula="of:=[.B5]*[.B5]/123" office:value-type="float" office:value="3.2520325203252" calcext:value-type="float">
            <text:p>3</text:p>
          </table:table-cell>
          <table:table-cell table:formula="of:=[.B5]*[.B5]*[.B5]/1500" office:value-type="float" office:value="5.33333333333333" calcext:value-type="float">
            <text:p>5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formula="of:=([.B6])*([.B6])/50" office:value-type="float" office:value="12.5" calcext:value-type="float">
            <text:p>13</text:p>
          </table:table-cell>
          <table:table-cell table:formula="of:=([.B6]+5)*([.B6]+5)/32" office:value-type="float" office:value="28.125" calcext:value-type="float">
            <text:p>28</text:p>
          </table:table-cell>
          <table:table-cell table:formula="of:=[.B6]*[.B6]/123" office:value-type="float" office:value="5.08130081300813" calcext:value-type="float">
            <text:p>5</text:p>
          </table:table-cell>
          <table:table-cell table:formula="of:=[.B6]*[.B6]*[.B6]/1500" office:value-type="float" office:value="10.4166666666667" calcext:value-type="float">
            <text:p>1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formula="of:=([.B7])*([.B7])/50" office:value-type="float" office:value="18" calcext:value-type="float">
            <text:p>18</text:p>
          </table:table-cell>
          <table:table-cell table:formula="of:=([.B7]+5)*([.B7]+5)/32" office:value-type="float" office:value="38.28125" calcext:value-type="float">
            <text:p>38</text:p>
          </table:table-cell>
          <table:table-cell table:formula="of:=[.B7]*[.B7]/123" office:value-type="float" office:value="7.31707317073171" calcext:value-type="float">
            <text:p>7</text:p>
          </table:table-cell>
          <table:table-cell table:formula="of:=[.B7]*[.B7]*[.B7]/1500" office:value-type="float" office:value="18" calcext:value-type="float">
            <text:p>18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table:formula="of:=([.B8])*([.B8])/50" office:value-type="float" office:value="24.5" calcext:value-type="float">
            <text:p>25</text:p>
          </table:table-cell>
          <table:table-cell table:formula="of:=([.B8]+5)*([.B8]+5)/32" office:value-type="float" office:value="50" calcext:value-type="float">
            <text:p>50</text:p>
          </table:table-cell>
          <table:table-cell table:formula="of:=[.B8]*[.B8]/123" office:value-type="float" office:value="9.95934959349593" calcext:value-type="float">
            <text:p>10</text:p>
          </table:table-cell>
          <table:table-cell table:formula="of:=[.B8]*[.B8]*[.B8]/1500" office:value-type="float" office:value="28.5833333333333" calcext:value-type="float">
            <text:p>29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formula="of:=([.B9])*([.B9])/50" office:value-type="float" office:value="32" calcext:value-type="float">
            <text:p>32</text:p>
          </table:table-cell>
          <table:table-cell table:formula="of:=[.B9]+15" office:value-type="float" office:value="55" calcext:value-type="float">
            <text:p>55</text:p>
          </table:table-cell>
          <table:table-cell table:formula="of:=[.B9]*[.B9]/123" office:value-type="float" office:value="13.0081300813008" calcext:value-type="float">
            <text:p>13</text:p>
          </table:table-cell>
          <table:table-cell table:formula="of:=[.B9]*[.B9]*[.B9]/1500" office:value-type="float" office:value="42.6666666666667" calcext:value-type="float">
            <text:p>43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table:formula="of:=([.B10])*([.B10])/50" office:value-type="float" office:value="40.5" calcext:value-type="float">
            <text:p>41</text:p>
          </table:table-cell>
          <table:table-cell table:formula="of:=[.B10]+15" office:value-type="float" office:value="60" calcext:value-type="float">
            <text:p>60</text:p>
          </table:table-cell>
          <table:table-cell table:formula="of:=[.B10]*[.B10]/123" office:value-type="float" office:value="16.4634146341463" calcext:value-type="float">
            <text:p>16</text:p>
          </table:table-cell>
          <table:table-cell table:formula="of:=[.B10]*[.B10]*[.B10]/1500" office:value-type="float" office:value="60.75" calcext:value-type="float">
            <text:p>6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formula="of:=([.B11])*([.B11])/50" office:value-type="float" office:value="50" calcext:value-type="float">
            <text:p>50</text:p>
          </table:table-cell>
          <table:table-cell table:formula="of:=[.B11]+15" office:value-type="float" office:value="65" calcext:value-type="float">
            <text:p>65</text:p>
          </table:table-cell>
          <table:table-cell table:formula="of:=[.B11]*[.B11]/123" office:value-type="float" office:value="20.3252032520325" calcext:value-type="float">
            <text:p>20</text:p>
          </table:table-cell>
          <table:table-cell table:formula="of:=[.B11]*[.B11]*[.B11]/1500" office:value-type="float" office:value="83.3333333333333" calcext:value-type="float">
            <text:p>83</text:p>
          </table:table-cell>
          <table:table-cell table:number-columns-repeated="1018"/>
        </table:table-row>
        <table:table-row table:style-name="ro1">
          <table:table-cell/>
          <table:table-cell table:style-name="ce45" office:value-type="string" calcext:value-type="string">
            <text:p>escarpement</text:p>
          </table:table-cell>
          <table:table-cell table:style-name="ce45" office:value-type="string" calcext:value-type="string">
            <text:p>move</text:p>
          </table:table-cell>
          <table:table-cell table:style-name="ce45" office:value-type="string" calcext:value-type="string">
            <text:p>cover</text:p>
          </table:table-cell>
          <table:table-cell table:style-name="ce45" office:value-type="string" calcext:value-type="string">
            <text:p>defense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([.B13])*([.B13])/16" office:value-type="float" office:value="1.5625" calcext:value-type="float">
            <text:p>2</text:p>
          </table:table-cell>
          <table:table-cell table:number-columns-repeated="2"/>
          <table:table-cell table:formula="of:=[.B13]*[.B13]*[.B13]/200" office:value-type="float" office:value="0.625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formula="of:=([.B14])*([.B14])/16" office:value-type="float" office:value="6.25" calcext:value-type="float">
            <text:p>6</text:p>
          </table:table-cell>
          <table:table-cell table:number-columns-repeated="2"/>
          <table:table-cell table:formula="of:=[.B14]*[.B14]*[.B14]/200"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formula="of:=([.B15])*([.B15])/16" office:value-type="float" office:value="14.0625" calcext:value-type="float">
            <text:p>14</text:p>
          </table:table-cell>
          <table:table-cell table:formula="of:=SQRT([.B26]-15)*5" office:value-type="float" office:value="0" calcext:value-type="float">
            <text:p>0</text:p>
          </table:table-cell>
          <table:table-cell table:formula="of:=(([.B15]-10)*5/4)+1" office:value-type="float" office:value="7.25" calcext:value-type="float">
            <text:p>7</text:p>
          </table:table-cell>
          <table:table-cell table:formula="of:=[.B15]*[.B15]*[.B15]/200" office:value-type="float" office:value="16.875" calcext:value-type="float">
            <text:p>17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formula="of:=([.B16])*([.B16])/16" office:value-type="float" office:value="25" calcext:value-type="float">
            <text:p>25</text:p>
          </table:table-cell>
          <table:table-cell table:formula="of:=SQRT([.B27]-15)*5" office:value-type="float" office:value="11.180339887499" calcext:value-type="float">
            <text:p>11</text:p>
          </table:table-cell>
          <table:table-cell table:formula="of:=(([.B16]-10)*5/4)+1" office:value-type="float" office:value="13.5" calcext:value-type="float">
            <text:p>14</text:p>
          </table:table-cell>
          <table:table-cell table:formula="of:=[.B16]*[.B16]*[.B16]/200" office:value-type="float" office:value="40" calcext:value-type="float">
            <text:p>4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formula="of:=([.B17])*([.B17])/16" office:value-type="float" office:value="39.0625" calcext:value-type="float">
            <text:p>39</text:p>
          </table:table-cell>
          <table:table-cell table:formula="of:=SQRT([.B28]-15)*5" office:value-type="float" office:value="15.8113883008419" calcext:value-type="float">
            <text:p>16</text:p>
          </table:table-cell>
          <table:table-cell table:formula="of:=(([.B17]-10)*5/4)+1" office:value-type="float" office:value="19.75" calcext:value-type="float">
            <text:p>20</text:p>
          </table:table-cell>
          <table:table-cell table:formula="of:=[.B17]*[.B17]*[.B17]/200" office:value-type="float" office:value="78.125" calcext:value-type="float">
            <text:p>78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formula="of:=([.B18])*([.B18])/16" office:value-type="float" office:value="56.25" calcext:value-type="float">
            <text:p>56</text:p>
          </table:table-cell>
          <table:table-cell table:formula="of:=SQRT([.B29]-15)*5" office:value-type="float" office:value="19.3649167310371" calcext:value-type="float">
            <text:p>19</text:p>
          </table:table-cell>
          <table:table-cell table:formula="of:=(([.B18]-10)*5/4)+1" office:value-type="float" office:value="26" calcext:value-type="float">
            <text:p>26</text:p>
          </table:table-cell>
          <table:table-cell table:formula="of:=[.B18]*[.B18]*[.B18]/200" office:value-type="float" office:value="135" calcext:value-type="float">
            <text:p>135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table:formula="of:=([.B19])*([.B19])/16" office:value-type="float" office:value="76.5625" calcext:value-type="float">
            <text:p>77</text:p>
          </table:table-cell>
          <table:table-cell table:formula="of:=SQRT([.B30]-15)*5" office:value-type="float" office:value="22.3606797749979" calcext:value-type="float">
            <text:p>22</text:p>
          </table:table-cell>
          <table:table-cell table:formula="of:=(([.B19]-10)*5/4)+1" office:value-type="float" office:value="32.25" calcext:value-type="float">
            <text:p>32</text:p>
          </table:table-cell>
          <table:table-cell table:formula="of:=[.B19]*[.B19]*[.B19]/200" office:value-type="float" office:value="214.375" calcext:value-type="float">
            <text:p>214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formula="of:=([.B20])*([.B20])/16" office:value-type="float" office:value="100" calcext:value-type="float">
            <text:p>100</text:p>
          </table:table-cell>
          <table:table-cell table:formula="of:=SQRT([.B31]-15)*5" office:value-type="float" office:value="25" calcext:value-type="float">
            <text:p>25</text:p>
          </table:table-cell>
          <table:table-cell table:formula="of:=(([.B20]-10)*5/4)+1" office:value-type="float" office:value="38.5" calcext:value-type="float">
            <text:p>39</text:p>
          </table:table-cell>
          <table:table-cell table:formula="of:=[.B20]*[.B20]*[.B20]/200" office:value-type="float" office:value="320" calcext:value-type="float">
            <text:p>32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table:formula="of:=([.B21])*([.B21])/16" office:value-type="float" office:value="126.5625" calcext:value-type="float">
            <text:p>127</text:p>
          </table:table-cell>
          <table:table-cell table:formula="of:=SQRT([.B32]-15)*5" office:value-type="float" office:value="27.3861278752583" calcext:value-type="float">
            <text:p>27</text:p>
          </table:table-cell>
          <table:table-cell table:formula="of:=(([.B21]-10)*5/4)+1" office:value-type="float" office:value="44.75" calcext:value-type="float">
            <text:p>45</text:p>
          </table:table-cell>
          <table:table-cell table:formula="of:=[.B21]*[.B21]*[.B21]/200" office:value-type="float" office:value="455.625" calcext:value-type="float">
            <text:p>456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formula="of:=([.B22])*([.B22])/16" office:value-type="float" office:value="156.25" calcext:value-type="float">
            <text:p>156</text:p>
          </table:table-cell>
          <table:table-cell table:formula="of:=SQRT([.B33]-15)*5" office:value-type="float" office:value="29.5803989154981" calcext:value-type="float">
            <text:p>30</text:p>
          </table:table-cell>
          <table:table-cell table:formula="of:=(([.B22]-10)*5/4)+1" office:value-type="float" office:value="51" calcext:value-type="float">
            <text:p>51</text:p>
          </table:table-cell>
          <table:table-cell table:formula="of:=[.B22]*[.B22]*[.B22]/200" office:value-type="float" office:value="625" calcext:value-type="float">
            <text:p>625</text:p>
          </table:table-cell>
          <table:table-cell table:number-columns-repeated="1018"/>
        </table:table-row>
        <table:table-row table:style-name="ro1">
          <table:table-cell/>
          <table:table-cell table:style-name="ce45" office:value-type="string" calcext:value-type="string">
            <text:p>innondation</text:p>
          </table:table-cell>
          <table:table-cell table:style-name="ce45" office:value-type="string" calcext:value-type="string">
            <text:p>move</text:p>
          </table:table-cell>
          <table:table-cell table:style-name="ce45" office:value-type="string" calcext:value-type="string">
            <text:p>cover</text:p>
          </table:table-cell>
          <table:table-cell table:style-name="ce45" office:value-type="string" calcext:value-type="string">
            <text:p>defense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[.B24]*2"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formula="of:=[.B25]*2" office:value-type="float" office:value="20" calcext:value-type="float">
            <text:p>20</text:p>
          </table:table-cell>
          <table:table-cell/>
          <table:table-cell table:formula="of:=([.B25]-5)*4/5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formula="of:=[.B26]*2" office:value-type="float" office:value="30" calcext:value-type="float">
            <text:p>30</text:p>
          </table:table-cell>
          <table:table-cell table:style-name="Default"/>
          <table:table-cell table:formula="of:=([.B26]-5)*4/5"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formula="of:=[.B27]*2" office:value-type="float" office:value="40" calcext:value-type="float">
            <text:p>40</text:p>
          </table:table-cell>
          <table:table-cell table:style-name="Default"/>
          <table:table-cell table:formula="of:=([.B27]-5)*4/5" office:value-type="float" office:value="12" calcext:value-type="float">
            <text:p>1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formula="of:=[.B28]*2" office:value-type="float" office:value="50" calcext:value-type="float">
            <text:p>50</text:p>
          </table:table-cell>
          <table:table-cell table:style-name="Default"/>
          <table:table-cell table:formula="of:=([.B28]-5)*4/5" office:value-type="float" office:value="16" calcext:value-type="float">
            <text:p>16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formula="of:=[.B29]*2" office:value-type="float" office:value="60" calcext:value-type="float">
            <text:p>60</text:p>
          </table:table-cell>
          <table:table-cell table:style-name="Default"/>
          <table:table-cell table:formula="of:=([.B29]-5)*4/5" office:value-type="float" office:value="20" calcext:value-type="float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table:formula="of:=[.B30]*2" office:value-type="float" office:value="70" calcext:value-type="float">
            <text:p>70</text:p>
          </table:table-cell>
          <table:table-cell table:style-name="Default"/>
          <table:table-cell table:formula="of:=([.B30]-5)*4/5" office:value-type="float" office:value="24" calcext:value-type="float">
            <text:p>24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formula="of:=[.B31]*2" office:value-type="float" office:value="80" calcext:value-type="float">
            <text:p>80</text:p>
          </table:table-cell>
          <table:table-cell table:style-name="Default"/>
          <table:table-cell table:formula="of:=([.B31]-5)*4/5" office:value-type="float" office:value="28" calcext:value-type="float">
            <text:p>28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table:formula="of:=[.B32]*2" office:value-type="float" office:value="90" calcext:value-type="float">
            <text:p>90</text:p>
          </table:table-cell>
          <table:table-cell table:style-name="Default"/>
          <table:table-cell table:formula="of:=([.B32]-5)*4/5" office:value-type="float" office:value="32" calcext:value-type="float">
            <text:p>3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formula="of:=[.B33]*2" office:value-type="float" office:value="100" calcext:value-type="float">
            <text:p>100</text:p>
          </table:table-cell>
          <table:table-cell table:style-name="Default"/>
          <table:table-cell table:formula="of:=([.B33]-5)*4/5" office:value-type="float" office:value="36" calcext:value-type="float">
            <text:p>36</text:p>
          </table:table-cell>
          <table:table-cell table:number-columns-repeated="1019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ields" table:style-name="ta1">
        <table:table-column table:style-name="co11" table:default-cell-style-name="Default"/>
        <table:table-row table:style-name="ro1">
          <table:table-cell office:value-type="string" calcext:value-type="string">
            <text:p>genre</text:p>
          </table:table-cell>
        </table:table-row>
        <table:table-row table:style-name="ro1">
          <table:table-cell office:value-type="string" calcext:value-type="string">
            <text:p>cat</text:p>
          </table:table-cell>
        </table:table-row>
        <table:table-row table:style-name="ro1">
          <table:table-cell office:value-type="string" calcext:value-type="string">
            <text:p>illu</text:p>
          </table:table-cell>
        </table:table-row>
        <table:table-row table:style-name="ro1">
          <table:table-cell office:value-type="string" calcext:value-type="string">
            <text:p>attitude</text:p>
          </table:table-cell>
        </table:table-row>
        <table:table-row table:style-name="ro1">
          <table:table-cell office:value-type="string" calcext:value-type="string">
            <text:p>appui</text:p>
          </table:table-cell>
        </table:table-row>
        <table:table-row table:style-name="ro1">
          <table:table-cell office:value-type="string" calcext:value-type="string">
            <text:p>hp</text:p>
          </table:table-cell>
        </table:table-row>
        <table:table-row table:style-name="ro1">
          <table:table-cell office:value-type="string" calcext:value-type="string">
            <text:p>stature</text:p>
          </table:table-cell>
        </table:table-row>
        <table:table-row table:style-name="ro1">
          <table:table-cell office:value-type="string" calcext:value-type="string">
            <text:p>nature</text:p>
          </table:table-cell>
        </table:table-row>
        <table:table-row table:style-name="ro1">
          <table:table-cell office:value-type="string" calcext:value-type="string">
            <text:p>domaine</text:p>
          </table:table-cell>
        </table:table-row>
        <table:table-row table:style-name="ro1">
          <table:table-cell office:value-type="string" calcext:value-type="string">
            <text:p>categorie</text:p>
          </table:table-cell>
        </table:table-row>
        <table:table-row table:style-name="ro1">
          <table:table-cell office:value-type="string" calcext:value-type="string">
            <text:p>armure</text:p>
          </table:table-cell>
        </table:table-row>
        <table:table-row table:style-name="ro1">
          <table:table-cell office:value-type="string" calcext:value-type="string">
            <text:p>esquive</text:p>
          </table:table-cell>
        </table:table-row>
        <table:table-row table:style-name="ro1">
          <table:table-cell office:value-type="string" calcext:value-type="string">
            <text:p>parade</text:p>
          </table:table-cell>
        </table:table-row>
        <table:table-row table:style-name="ro1">
          <table:table-cell office:value-type="string" calcext:value-type="string">
            <text:p>coverAdj</text:p>
          </table:table-cell>
        </table:table-row>
        <table:table-row table:style-name="ro1">
          <table:table-cell office:value-type="string" calcext:value-type="string">
            <text:p>rapidite</text:p>
          </table:table-cell>
        </table:table-row>
        <table:table-row table:style-name="ro1">
          <table:table-cell office:value-type="string" calcext:value-type="string">
            <text:p>actions</text:p>
          </table:table-cell>
        </table:table-row>
        <table:table-row table:style-name="ro1">
          <table:table-cell office:value-type="string" calcext:value-type="string">
            <text:p>portee</text:p>
          </table:table-cell>
        </table:table-row>
        <table:table-row table:style-name="ro1">
          <table:table-cell office:value-type="string" calcext:value-type="string">
            <text:p>puissance</text:p>
          </table:table-cell>
        </table:table-row>
        <table:table-row table:style-name="ro1">
          <table:table-cell office:value-type="string" calcext:value-type="string">
            <text:p>penetration</text:p>
          </table:table-cell>
        </table:table-row>
        <table:table-row table:style-name="ro1">
          <table:table-cell office:value-type="string" calcext:value-type="string">
            <text:p>attaque</text:p>
          </table:table-cell>
        </table:table-row>
        <table:table-row table:style-name="ro1">
          <table:table-cell office:value-type="string" calcext:value-type="string">
            <text:p>defense</text:p>
          </table:table-cell>
        </table:table-row>
        <table:table-row table:style-name="ro1">
          <table:table-cell office:value-type="string" calcext:value-type="string">
            <text:p>degatsSurNatures</text:p>
          </table:table-cell>
        </table:table-row>
        <table:table-row table:style-name="ro1">
          <table:table-cell office:value-type="string" calcext:value-type="string">
            <text:p>degatsSurDomaines</text:p>
          </table:table-cell>
        </table:table-row>
        <table:table-row table:style-name="ro1">
          <table:table-cell office:value-type="string" calcext:value-type="string">
            <text:p>combatBoost</text:p>
          </table:table-cell>
        </table:table-row>
        <table:table-row table:style-name="ro1">
          <table:table-cell office:value-type="string" calcext:value-type="string">
            <text:p>endurance</text:p>
          </table:table-cell>
        </table:table-row>
        <table:table-row table:style-name="ro1">
          <table:table-cell office:value-type="string" calcext:value-type="string">
            <text:p>moral</text:p>
          </table:table-cell>
        </table:table-row>
        <table:table-row table:style-name="ro1">
          <table:table-cell office:value-type="string" calcext:value-type="string">
            <text:p>loyaute</text:p>
          </table:table-cell>
        </table:table-row>
        <table:table-row table:style-name="ro1"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move</text:p>
          </table:table-cell>
        </table:table-row>
        <table:table-row table:style-name="ro1">
          <table:table-cell office:value-type="string" calcext:value-type="string">
            <text:p>moveAdj</text:p>
          </table:table-cell>
        </table:table-row>
        <table:table-row table:style-name="ro1">
          <table:table-cell office:value-type="string" calcext:value-type="string">
            <text:p>moveType</text:p>
          </table:table-cell>
        </table:table-row>
        <table:table-row table:style-name="ro1">
          <table:table-cell office:value-type="string" calcext:value-type="string">
            <text:p>vegetAdj</text:p>
          </table:table-cell>
        </table:table-row>
        <table:table-row table:style-name="ro1">
          <table:table-cell office:value-type="string" calcext:value-type="string">
            <text:p>escarpAdj</text:p>
          </table:table-cell>
        </table:table-row>
        <table:table-row table:style-name="ro1">
          <table:table-cell office:value-type="string" calcext:value-type="string">
            <text:p>innondAdj</text:p>
          </table:table-cell>
        </table:table-row>
        <table:table-row table:style-name="ro1">
          <table:table-cell office:value-type="string" calcext:value-type="string">
            <text:p>contenu</text:p>
          </table:table-cell>
        </table:table-row>
        <table:table-row table:style-name="ro1">
          <table:table-cell office:value-type="string" calcext:value-type="string">
            <text:p>fardeau</text:p>
          </table:table-cell>
        </table:table-row>
        <table:table-row table:style-name="ro1">
          <table:table-cell office:value-type="string" calcext:value-type="string">
            <text:p>charge</text:p>
          </table:table-cell>
        </table:table-row>
        <table:table-row table:style-name="ro1">
          <table:table-cell office:value-type="string" calcext:value-type="string">
            <text:p>enk</text:p>
          </table:table-cell>
        </table:table-row>
        <table:table-row table:style-name="ro1">
          <table:table-cell office:value-type="string" calcext:value-type="string">
            <text:p>detection</text:p>
          </table:table-cell>
        </table:table-row>
        <table:table-row table:style-name="ro1">
          <table:table-cell office:value-type="string" calcext:value-type="string">
            <text:p>discretion</text:p>
          </table:table-cell>
        </table:table-row>
        <table:table-row table:style-name="ro1">
          <table:table-cell office:value-type="string" calcext:value-type="string">
            <text:p>skills</text:p>
          </table:table-cell>
        </table:table-row>
      </table:table>
      <table:table table:name="maxOpp" table:style-name="ta1">
        <table:table-column table:style-name="co5" table:default-cell-style-name="Default"/>
        <table:table-row table:style-name="ro1">
          <table:table-cell/>
        </table:table-row>
      </table:table>
      <table:table table:name="protection" table:style-name="ta1">
        <table:table-column table:style-name="co2" table:default-cell-style-name="ce63"/>
        <table:table-column table:style-name="co12" table:number-columns-repeated="12" table:default-cell-style-name="ce63"/>
        <table:table-column table:style-name="co5" table:number-columns-repeated="6" table:default-cell-style-name="ce63"/>
        <table:table-column table:style-name="co5" table:number-columns-repeated="2" table:default-cell-style-name="ce4"/>
        <table:table-column table:style-name="co5" table:number-columns-repeated="2" table:default-cell-style-name="ce63"/>
        <table:table-column table:style-name="co5" table:default-cell-style-name="ce86"/>
        <table:table-column table:style-name="co5" table:number-columns-repeated="1000" table:default-cell-style-name="ce63"/>
        <table:table-row table:style-name="ro1">
          <table:table-cell table:style-name="ce62" office:value-type="string" calcext:value-type="string">
            <text:p>A Couvrir</text:p>
          </table:table-cell>
          <table:table-cell table:style-name="ce62" office:value-type="float" office:value="25" calcext:value-type="float">
            <text:p>25</text:p>
          </table:table-cell>
          <table:table-cell table:style-name="ce69" table:formula="of:=(100-[.B1])*(100-[.B1])/[.F1]" office:value-type="float" office:value="78.125" calcext:value-type="float">
            <text:p>78</text:p>
          </table:table-cell>
          <table:table-cell table:style-name="ce62"/>
          <table:table-cell table:style-name="ce70" office:value-type="string" calcext:value-type="string">
            <text:p>Fac</text:p>
          </table:table-cell>
          <table:table-cell table:style-name="ce62" office:value-type="float" office:value="72" calcext:value-type="float">
            <text:p>72</text:p>
          </table:table-cell>
          <table:table-cell table:style-name="ce62" table:number-columns-repeated="13"/>
          <table:table-cell table:style-name="ce72" table:number-columns-repeated="2"/>
          <table:table-cell table:style-name="ce62" table:number-columns-repeated="2"/>
          <table:table-cell/>
          <table:table-cell table:style-name="ce62" table:number-columns-repeated="1000"/>
        </table:table-row>
        <table:table-row table:style-name="ro1">
          <table:table-cell table:style-name="ce62" office:value-type="string" calcext:value-type="string">
            <text:p>Fortif</text:p>
          </table:table-cell>
          <table:table-cell table:style-name="ce62" office:value-type="float" office:value="0" calcext:value-type="float">
            <text:p>0</text:p>
          </table:table-cell>
          <table:table-cell table:formula="of:=SQRT(SQRT([.B2]+10))*47" office:value-type="float" office:value="83.5791322718294" calcext:value-type="float">
            <text:p>84</text:p>
          </table:table-cell>
          <table:table-cell/>
          <table:table-cell table:style-name="ce70" office:value-type="string" calcext:value-type="string">
            <text:p>pFac</text:p>
          </table:table-cell>
          <table:table-cell table:style-name="ce62" office:value-type="float" office:value="90" calcext:value-type="float">
            <text:p>90</text:p>
          </table:table-cell>
          <table:table-cell table:number-columns-repeated="1018"/>
        </table:table-row>
        <table:table-row table:style-name="ro2">
          <table:table-cell table:style-name="ce41" office:value-type="string" calcext:value-type="string">
            <text:p>PROTECTION</text:p>
          </table:table-cell>
          <table:table-cell table:style-name="ce47" table:number-columns-repeated="18"/>
          <table:table-cell table:style-name="ce81" table:number-columns-repeated="2"/>
          <table:table-cell table:style-name="ce47" table:number-columns-repeated="2"/>
          <table:table-cell table:style-name="ce87"/>
          <table:table-cell table:style-name="ce47" table:number-columns-repeated="1000"/>
        </table:table-row>
        <table:table-row table:style-name="ro1">
          <table:table-cell table:style-name="ce64" office:value-type="string" calcext:value-type="string">
            <text:p>Org</text:p>
          </table:table-cell>
          <table:table-cell table:style-name="ce65" office:value-type="float" office:value="33" calcext:value-type="float">
            <text:p>33</text:p>
          </table:table-cell>
          <table:table-cell table:style-name="ce65" office:value-type="float" office:value="50" calcext:value-type="float">
            <text:p>50</text:p>
          </table:table-cell>
          <table:table-cell table:style-name="ce65" office:value-type="float" office:value="75" calcext:value-type="float">
            <text:p>75</text:p>
          </table:table-cell>
          <table:table-cell table:style-name="ce65" office:value-type="float" office:value="100" calcext:value-type="float">
            <text:p>100</text:p>
          </table:table-cell>
          <table:table-cell table:style-name="ce65" office:value-type="float" office:value="125" calcext:value-type="float">
            <text:p>125</text:p>
          </table:table-cell>
          <table:table-cell table:style-name="ce65" office:value-type="float" office:value="150" calcext:value-type="float">
            <text:p>150</text:p>
          </table:table-cell>
          <table:table-cell table:style-name="ce65" office:value-type="float" office:value="175" calcext:value-type="float">
            <text:p>175</text:p>
          </table:table-cell>
          <table:table-cell table:style-name="ce65" office:value-type="float" office:value="200" calcext:value-type="float">
            <text:p>200</text:p>
          </table:table-cell>
          <table:table-cell table:style-name="ce65" office:value-type="float" office:value="250" calcext:value-type="float">
            <text:p>250</text:p>
          </table:table-cell>
          <table:table-cell table:style-name="ce65" office:value-type="float" office:value="300" calcext:value-type="float">
            <text:p>300</text:p>
          </table:table-cell>
          <table:table-cell table:style-name="ce65" office:value-type="float" office:value="400" calcext:value-type="float">
            <text:p>400</text:p>
          </table:table-cell>
          <table:table-cell table:style-name="ce65" office:value-type="float" office:value="500" calcext:value-type="float">
            <text:p>500</text:p>
          </table:table-cell>
          <table:table-cell table:style-name="ce56" office:value-type="string" calcext:value-type="string">
            <text:p>Rapport #</text:p>
          </table:table-cell>
          <table:table-cell table:style-name="ce56"/>
          <table:table-cell table:style-name="ce64" office:value-type="string" calcext:value-type="string">
            <text:p>A Couvrir</text:p>
          </table:table-cell>
          <table:table-cell table:style-name="ce64" table:number-columns-repeated="2"/>
          <table:table-cell table:style-name="ce64" office:value-type="string" calcext:value-type="string">
            <text:p>Fortif</text:p>
          </table:table-cell>
          <table:table-cell table:style-name="ce73" table:number-columns-repeated="2"/>
          <table:table-cell table:style-name="ce64" table:number-columns-repeated="2"/>
          <table:table-cell table:style-name="ce88" office:value-type="string" calcext:value-type="string">
            <text:p>Rapport</text:p>
          </table:table-cell>
          <table:table-cell table:style-name="ce64" table:number-columns-repeated="1000"/>
        </table:table-row>
        <table:table-row table:style-name="ro1">
          <table:table-cell table:style-name="ce65" office:value-type="float" office:value="10" calcext:value-type="float">
            <text:p>10</text:p>
          </table:table-cell>
          <table:table-cell table:style-name="ce67" table:formula="of:=[.$A5]/SQRT([.B$4])*[.$C$1]*[.$C$2]/500*[.$F$2]/100" office:value-type="float" office:value="20.4598960772221" calcext:value-type="float">
            <text:p>20</text:p>
          </table:table-cell>
          <table:table-cell table:style-name="ce67" table:formula="of:=[.$A5]/SQRT([.C$4])*[.$C$1]*[.$C$2]/500*[.$F$2]/100" office:value-type="float" office:value="16.6216981486213" calcext:value-type="float">
            <text:p>17</text:p>
          </table:table-cell>
          <table:table-cell table:style-name="ce67" table:formula="of:=[.$A5]/SQRT([.D$4])*[.$C$1]*[.$C$2]/500*[.$F$2]/100" office:value-type="float" office:value="13.571559707562" calcext:value-type="float">
            <text:p>14</text:p>
          </table:table-cell>
          <table:table-cell table:style-name="ce67" table:formula="of:=[.$A5]/SQRT([.E$4])*[.$C$1]*[.$C$2]/500*[.$F$2]/100" office:value-type="float" office:value="11.753315475726" calcext:value-type="float">
            <text:p>12</text:p>
          </table:table-cell>
          <table:table-cell table:style-name="ce67" table:formula="of:=[.$A5]/SQRT([.F$4])*[.$C$1]*[.$C$2]/500*[.$F$2]/100" office:value-type="float" office:value="10.5124849458895" calcext:value-type="float">
            <text:p>11</text:p>
          </table:table-cell>
          <table:table-cell table:style-name="ce67" table:formula="of:=[.$A5]/SQRT([.G$4])*[.$C$1]*[.$C$2]/500*[.$F$2]/100" office:value-type="float" office:value="9.59654190049521" calcext:value-type="float">
            <text:p>10</text:p>
          </table:table-cell>
          <table:table-cell table:style-name="ce67" table:formula="of:=[.$A5]/SQRT([.H$4])*[.$C$1]*[.$C$2]/500*[.$F$2]/100" office:value-type="float" office:value="8.88467137978795" calcext:value-type="float">
            <text:p>9</text:p>
          </table:table-cell>
          <table:table-cell table:style-name="ce67" table:formula="of:=[.$A5]/SQRT([.I$4])*[.$C$1]*[.$C$2]/500*[.$F$2]/100" office:value-type="float" office:value="8.31084907431065" calcext:value-type="float">
            <text:p>8</text:p>
          </table:table-cell>
          <table:table-cell table:style-name="ce67" table:formula="of:=[.$A5]/SQRT([.J$4])*[.$C$1]*[.$C$2]/500*[.$F$2]/100" office:value-type="float" office:value="7.43344939235993" calcext:value-type="float">
            <text:p>7</text:p>
          </table:table-cell>
          <table:table-cell table:style-name="ce67" table:formula="of:=[.$A5]/SQRT([.K$4])*[.$C$1]*[.$C$2]/500*[.$F$2]/100" office:value-type="float" office:value="6.785779853781" calcext:value-type="float">
            <text:p>7</text:p>
          </table:table-cell>
          <table:table-cell table:style-name="ce67" table:formula="of:=[.$A5]/SQRT([.L$4])*[.$C$1]*[.$C$2]/500*[.$F$2]/100" office:value-type="float" office:value="5.876657737863" calcext:value-type="float">
            <text:p>6</text:p>
          </table:table-cell>
          <table:table-cell table:style-name="ce67" table:formula="of:=[.$A5]/SQRT([.M$4])*[.$C$1]*[.$C$2]/500*[.$F$2]/100" office:value-type="float" office:value="5.25624247294473" calcext:value-type="float">
            <text:p>5</text:p>
          </table:table-cell>
          <table:table-cell table:number-columns-repeated="2"/>
          <table:table-cell table:style-name="ce65" office:value-type="float" office:value="5" calcext:value-type="float">
            <text:p>5</text:p>
          </table:table-cell>
          <table:table-cell table:formula="of:=(100-[.P5])*(100-[.P5])/[.$F$1]" office:value-type="float" office:value="125.347222222222" calcext:value-type="float">
            <text:p>125</text:p>
          </table:table-cell>
          <table:table-cell/>
          <table:table-cell table:style-name="ce65" office:value-type="float" office:value="0" calcext:value-type="float">
            <text:p>0</text:p>
          </table:table-cell>
          <table:table-cell table:style-name="ce63" table:formula="of:=SQRT(SQRT([.S5]+10))*47" office:value-type="float" office:value="83.5791322718294" calcext:value-type="float">
            <text:p>84</text:p>
          </table:table-cell>
          <table:table-cell table:style-name="ce74" table:number-columns-repeated="2"/>
          <table:table-cell/>
          <table:table-cell office:value-type="float" office:value="33" calcext:value-type="float">
            <text:p>33</text:p>
          </table:table-cell>
          <table:table-cell table:formula="of:=SQRT([.X5])*10" office:value-type="float" office:value="57.4456264653803" calcext:value-type="float">
            <text:p>57</text:p>
          </table:table-cell>
          <table:table-cell table:number-columns-repeated="999"/>
        </table:table-row>
        <table:table-row table:style-name="ro1">
          <table:table-cell table:style-name="ce65" office:value-type="float" office:value="20" calcext:value-type="float">
            <text:p>20</text:p>
          </table:table-cell>
          <table:table-cell table:style-name="ce67" table:formula="of:=[.$A6]/SQRT([.B$4])*[.$C$1]*[.$C$2]/500*[.$F$2]/100" office:value-type="float" office:value="40.9197921544442" calcext:value-type="float">
            <text:p>41</text:p>
          </table:table-cell>
          <table:table-cell table:style-name="ce67" table:formula="of:=[.$A6]/SQRT([.C$4])*[.$C$1]*[.$C$2]/500*[.$F$2]/100" office:value-type="float" office:value="33.2433962972426" calcext:value-type="float">
            <text:p>33</text:p>
          </table:table-cell>
          <table:table-cell table:style-name="ce67" table:formula="of:=[.$A6]/SQRT([.D$4])*[.$C$1]*[.$C$2]/500*[.$F$2]/100" office:value-type="float" office:value="27.143119415124" calcext:value-type="float">
            <text:p>27</text:p>
          </table:table-cell>
          <table:table-cell table:style-name="ce67" table:formula="of:=[.$A6]/SQRT([.E$4])*[.$C$1]*[.$C$2]/500*[.$F$2]/100" office:value-type="float" office:value="23.506630951452" calcext:value-type="float">
            <text:p>24</text:p>
          </table:table-cell>
          <table:table-cell table:style-name="ce67" table:formula="of:=[.$A6]/SQRT([.F$4])*[.$C$1]*[.$C$2]/500*[.$F$2]/100" office:value-type="float" office:value="21.0249698917789" calcext:value-type="float">
            <text:p>21</text:p>
          </table:table-cell>
          <table:table-cell table:style-name="ce67" table:formula="of:=[.$A6]/SQRT([.G$4])*[.$C$1]*[.$C$2]/500*[.$F$2]/100" office:value-type="float" office:value="19.1930838009904" calcext:value-type="float">
            <text:p>19</text:p>
          </table:table-cell>
          <table:table-cell table:style-name="ce67" table:formula="of:=[.$A6]/SQRT([.H$4])*[.$C$1]*[.$C$2]/500*[.$F$2]/100" office:value-type="float" office:value="17.7693427595759" calcext:value-type="float">
            <text:p>18</text:p>
          </table:table-cell>
          <table:table-cell table:style-name="ce67" table:formula="of:=[.$A6]/SQRT([.I$4])*[.$C$1]*[.$C$2]/500*[.$F$2]/100" office:value-type="float" office:value="16.6216981486213" calcext:value-type="float">
            <text:p>17</text:p>
          </table:table-cell>
          <table:table-cell table:style-name="ce67" table:formula="of:=[.$A6]/SQRT([.J$4])*[.$C$1]*[.$C$2]/500*[.$F$2]/100" office:value-type="float" office:value="14.8668987847199" calcext:value-type="float">
            <text:p>15</text:p>
          </table:table-cell>
          <table:table-cell table:style-name="ce67" table:formula="of:=[.$A6]/SQRT([.K$4])*[.$C$1]*[.$C$2]/500*[.$F$2]/100" office:value-type="float" office:value="13.571559707562" calcext:value-type="float">
            <text:p>14</text:p>
          </table:table-cell>
          <table:table-cell table:style-name="ce67" table:formula="of:=[.$A6]/SQRT([.L$4])*[.$C$1]*[.$C$2]/500*[.$F$2]/100" office:value-type="float" office:value="11.753315475726" calcext:value-type="float">
            <text:p>12</text:p>
          </table:table-cell>
          <table:table-cell table:style-name="ce67" table:formula="of:=[.$A6]/SQRT([.M$4])*[.$C$1]*[.$C$2]/500*[.$F$2]/100" office:value-type="float" office:value="10.5124849458895" calcext:value-type="float">
            <text:p>11</text:p>
          </table:table-cell>
          <table:table-cell table:number-columns-repeated="2"/>
          <table:table-cell table:style-name="ce65" office:value-type="float" office:value="10" calcext:value-type="float">
            <text:p>10</text:p>
          </table:table-cell>
          <table:table-cell table:formula="of:=(100-[.P6])*(100-[.P6])/[.$F$1]" office:value-type="float" office:value="112.5" calcext:value-type="float">
            <text:p>113</text:p>
          </table:table-cell>
          <table:table-cell/>
          <table:table-cell table:style-name="ce65" office:value-type="float" office:value="10" calcext:value-type="float">
            <text:p>10</text:p>
          </table:table-cell>
          <table:table-cell table:style-name="ce63" table:formula="of:=SQRT(SQRT([.S6]+10))*47" office:value-type="float" office:value="99.392898763413" calcext:value-type="float">
            <text:p>99</text:p>
          </table:table-cell>
          <table:table-cell table:style-name="ce74" office:value-type="string" calcext:value-type="string">
            <text:p>Ft Camp</text:p>
          </table:table-cell>
          <table:table-cell table:style-name="ce74"/>
          <table:table-cell/>
          <table:table-cell office:value-type="float" office:value="50" calcext:value-type="float">
            <text:p>50</text:p>
          </table:table-cell>
          <table:table-cell table:formula="of:=SQRT([.X6])*10" office:value-type="float" office:value="70.7106781186548" calcext:value-type="float">
            <text:p>71</text:p>
          </table:table-cell>
          <table:table-cell table:number-columns-repeated="999"/>
        </table:table-row>
        <table:table-row table:style-name="ro1">
          <table:table-cell table:style-name="ce65" office:value-type="float" office:value="30" calcext:value-type="float">
            <text:p>30</text:p>
          </table:table-cell>
          <table:table-cell table:style-name="ce67" table:formula="of:=[.$A7]/SQRT([.B$4])*[.$C$1]*[.$C$2]/500*[.$F$2]/100" office:value-type="float" office:value="61.3796882316663" calcext:value-type="float">
            <text:p>61</text:p>
          </table:table-cell>
          <table:table-cell table:style-name="ce67" table:formula="of:=[.$A7]/SQRT([.C$4])*[.$C$1]*[.$C$2]/500*[.$F$2]/100" office:value-type="float" office:value="49.8650944458639" calcext:value-type="float">
            <text:p>50</text:p>
          </table:table-cell>
          <table:table-cell table:style-name="ce67" table:formula="of:=[.$A7]/SQRT([.D$4])*[.$C$1]*[.$C$2]/500*[.$F$2]/100" office:value-type="float" office:value="40.714679122686" calcext:value-type="float">
            <text:p>41</text:p>
          </table:table-cell>
          <table:table-cell table:style-name="ce67" table:formula="of:=[.$A7]/SQRT([.E$4])*[.$C$1]*[.$C$2]/500*[.$F$2]/100" office:value-type="float" office:value="35.259946427178" calcext:value-type="float">
            <text:p>35</text:p>
          </table:table-cell>
          <table:table-cell table:style-name="ce67" table:formula="of:=[.$A7]/SQRT([.F$4])*[.$C$1]*[.$C$2]/500*[.$F$2]/100" office:value-type="float" office:value="31.5374548376684" calcext:value-type="float">
            <text:p>32</text:p>
          </table:table-cell>
          <table:table-cell table:style-name="ce67" table:formula="of:=[.$A7]/SQRT([.G$4])*[.$C$1]*[.$C$2]/500*[.$F$2]/100" office:value-type="float" office:value="28.7896257014856" calcext:value-type="float">
            <text:p>29</text:p>
          </table:table-cell>
          <table:table-cell table:style-name="ce67" table:formula="of:=[.$A7]/SQRT([.H$4])*[.$C$1]*[.$C$2]/500*[.$F$2]/100" office:value-type="float" office:value="26.6540141393638" calcext:value-type="float">
            <text:p>27</text:p>
          </table:table-cell>
          <table:table-cell table:style-name="ce67" table:formula="of:=[.$A7]/SQRT([.I$4])*[.$C$1]*[.$C$2]/500*[.$F$2]/100" office:value-type="float" office:value="24.9325472229319" calcext:value-type="float">
            <text:p>25</text:p>
          </table:table-cell>
          <table:table-cell table:style-name="ce67" table:formula="of:=[.$A7]/SQRT([.J$4])*[.$C$1]*[.$C$2]/500*[.$F$2]/100" office:value-type="float" office:value="22.3003481770798" calcext:value-type="float">
            <text:p>22</text:p>
          </table:table-cell>
          <table:table-cell table:style-name="ce67" table:formula="of:=[.$A7]/SQRT([.K$4])*[.$C$1]*[.$C$2]/500*[.$F$2]/100" office:value-type="float" office:value="20.357339561343" calcext:value-type="float">
            <text:p>20</text:p>
          </table:table-cell>
          <table:table-cell table:style-name="ce67" table:formula="of:=[.$A7]/SQRT([.L$4])*[.$C$1]*[.$C$2]/500*[.$F$2]/100" office:value-type="float" office:value="17.629973213589" calcext:value-type="float">
            <text:p>18</text:p>
          </table:table-cell>
          <table:table-cell table:style-name="ce67" table:formula="of:=[.$A7]/SQRT([.M$4])*[.$C$1]*[.$C$2]/500*[.$F$2]/100" office:value-type="float" office:value="15.7687274188342" calcext:value-type="float">
            <text:p>16</text:p>
          </table:table-cell>
          <table:table-cell table:number-columns-repeated="2"/>
          <table:table-cell table:style-name="ce65" office:value-type="float" office:value="15" calcext:value-type="float">
            <text:p>15</text:p>
          </table:table-cell>
          <table:table-cell table:formula="of:=(100-[.P7])*(100-[.P7])/[.$F$1]" office:value-type="float" office:value="100.347222222222" calcext:value-type="float">
            <text:p>100</text:p>
          </table:table-cell>
          <table:table-cell/>
          <table:table-cell table:style-name="ce65" office:value-type="float" office:value="20" calcext:value-type="float">
            <text:p>20</text:p>
          </table:table-cell>
          <table:table-cell table:style-name="ce63" table:formula="of:=SQRT(SQRT([.S7]+10))*47" office:value-type="float" office:value="109.996324008074" calcext:value-type="float">
            <text:p>110</text:p>
          </table:table-cell>
          <table:table-cell table:style-name="ce74"/>
          <table:table-cell table:style-name="ce74" office:value-type="string" calcext:value-type="string">
            <text:p>Collines</text:p>
          </table:table-cell>
          <table:table-cell/>
          <table:table-cell office:value-type="float" office:value="75" calcext:value-type="float">
            <text:p>75</text:p>
          </table:table-cell>
          <table:table-cell table:formula="of:=SQRT([.X7])*10" office:value-type="float" office:value="86.6025403784439" calcext:value-type="float">
            <text:p>87</text:p>
          </table:table-cell>
          <table:table-cell table:number-columns-repeated="999"/>
        </table:table-row>
        <table:table-row table:style-name="ro1">
          <table:table-cell table:style-name="ce65" office:value-type="float" office:value="40" calcext:value-type="float">
            <text:p>40</text:p>
          </table:table-cell>
          <table:table-cell table:style-name="ce67" table:formula="of:=[.$A8]/SQRT([.B$4])*[.$C$1]*[.$C$2]/500*[.$F$2]/100" office:value-type="float" office:value="81.8395843088884" calcext:value-type="float">
            <text:p>82</text:p>
          </table:table-cell>
          <table:table-cell table:style-name="ce67" table:formula="of:=[.$A8]/SQRT([.C$4])*[.$C$1]*[.$C$2]/500*[.$F$2]/100" office:value-type="float" office:value="66.4867925944852" calcext:value-type="float">
            <text:p>66</text:p>
          </table:table-cell>
          <table:table-cell table:style-name="ce67" table:formula="of:=[.$A8]/SQRT([.D$4])*[.$C$1]*[.$C$2]/500*[.$F$2]/100" office:value-type="float" office:value="54.286238830248" calcext:value-type="float">
            <text:p>54</text:p>
          </table:table-cell>
          <table:table-cell table:style-name="ce67" table:formula="of:=[.$A8]/SQRT([.E$4])*[.$C$1]*[.$C$2]/500*[.$F$2]/100" office:value-type="float" office:value="47.013261902904" calcext:value-type="float">
            <text:p>47</text:p>
          </table:table-cell>
          <table:table-cell table:style-name="ce67" table:formula="of:=[.$A8]/SQRT([.F$4])*[.$C$1]*[.$C$2]/500*[.$F$2]/100" office:value-type="float" office:value="42.0499397835578" calcext:value-type="float">
            <text:p>42</text:p>
          </table:table-cell>
          <table:table-cell table:style-name="ce67" table:formula="of:=[.$A8]/SQRT([.G$4])*[.$C$1]*[.$C$2]/500*[.$F$2]/100" office:value-type="float" office:value="38.3861676019808" calcext:value-type="float">
            <text:p>38</text:p>
          </table:table-cell>
          <table:table-cell table:style-name="ce67" table:formula="of:=[.$A8]/SQRT([.H$4])*[.$C$1]*[.$C$2]/500*[.$F$2]/100" office:value-type="float" office:value="35.5386855191518" calcext:value-type="float">
            <text:p>36</text:p>
          </table:table-cell>
          <table:table-cell table:style-name="ce67" table:formula="of:=[.$A8]/SQRT([.I$4])*[.$C$1]*[.$C$2]/500*[.$F$2]/100" office:value-type="float" office:value="33.2433962972426" calcext:value-type="float">
            <text:p>33</text:p>
          </table:table-cell>
          <table:table-cell table:style-name="ce67" table:formula="of:=[.$A8]/SQRT([.J$4])*[.$C$1]*[.$C$2]/500*[.$F$2]/100" office:value-type="float" office:value="29.7337975694397" calcext:value-type="float">
            <text:p>30</text:p>
          </table:table-cell>
          <table:table-cell table:style-name="ce67" table:formula="of:=[.$A8]/SQRT([.K$4])*[.$C$1]*[.$C$2]/500*[.$F$2]/100" office:value-type="float" office:value="27.143119415124" calcext:value-type="float">
            <text:p>27</text:p>
          </table:table-cell>
          <table:table-cell table:style-name="ce67" table:formula="of:=[.$A8]/SQRT([.L$4])*[.$C$1]*[.$C$2]/500*[.$F$2]/100" office:value-type="float" office:value="23.506630951452" calcext:value-type="float">
            <text:p>24</text:p>
          </table:table-cell>
          <table:table-cell table:style-name="ce67" table:formula="of:=[.$A8]/SQRT([.M$4])*[.$C$1]*[.$C$2]/500*[.$F$2]/100" office:value-type="float" office:value="21.0249698917789" calcext:value-type="float">
            <text:p>21</text:p>
          </table:table-cell>
          <table:table-cell table:number-columns-repeated="2"/>
          <table:table-cell table:style-name="ce65" office:value-type="float" office:value="20" calcext:value-type="float">
            <text:p>20</text:p>
          </table:table-cell>
          <table:table-cell table:formula="of:=(100-[.P8])*(100-[.P8])/[.$F$1]" office:value-type="float" office:value="88.8888888888889" calcext:value-type="float">
            <text:p>89</text:p>
          </table:table-cell>
          <table:table-cell/>
          <table:table-cell table:style-name="ce65" office:value-type="float" office:value="30" calcext:value-type="float">
            <text:p>30</text:p>
          </table:table-cell>
          <table:table-cell table:style-name="ce63" table:formula="of:=SQRT(SQRT([.S8]+10))*47" office:value-type="float" office:value="118.198742390196" calcext:value-type="float">
            <text:p>118</text:p>
          </table:table-cell>
          <table:table-cell table:style-name="ce74" office:value-type="string" calcext:value-type="string">
            <text:p>Palissades</text:p>
          </table:table-cell>
          <table:table-cell table:style-name="ce74" office:value-type="string" calcext:value-type="string">
            <text:p>Marécages</text:p>
          </table:table-cell>
          <table:table-cell/>
          <table:table-cell office:value-type="float" office:value="100" calcext:value-type="float">
            <text:p>100</text:p>
          </table:table-cell>
          <table:table-cell table:formula="of:=SQRT([.X8])*10"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table:style-name="ce65" office:value-type="float" office:value="50" calcext:value-type="float">
            <text:p>50</text:p>
          </table:table-cell>
          <table:table-cell table:style-name="ce67" table:formula="of:=[.$A9]/SQRT([.B$4])*[.$C$1]*[.$C$2]/500*[.$F$2]/100" office:value-type="float" office:value="102.299480386111" calcext:value-type="float">
            <text:p>102</text:p>
          </table:table-cell>
          <table:table-cell table:style-name="ce67" table:formula="of:=[.$A9]/SQRT([.C$4])*[.$C$1]*[.$C$2]/500*[.$F$2]/100" office:value-type="float" office:value="83.1084907431065" calcext:value-type="float">
            <text:p>83</text:p>
          </table:table-cell>
          <table:table-cell table:style-name="ce67" table:formula="of:=[.$A9]/SQRT([.D$4])*[.$C$1]*[.$C$2]/500*[.$F$2]/100" office:value-type="float" office:value="67.85779853781" calcext:value-type="float">
            <text:p>68</text:p>
          </table:table-cell>
          <table:table-cell table:style-name="ce67" table:formula="of:=[.$A9]/SQRT([.E$4])*[.$C$1]*[.$C$2]/500*[.$F$2]/100" office:value-type="float" office:value="58.76657737863" calcext:value-type="float">
            <text:p>59</text:p>
          </table:table-cell>
          <table:table-cell table:style-name="ce67" table:formula="of:=[.$A9]/SQRT([.F$4])*[.$C$1]*[.$C$2]/500*[.$F$2]/100" office:value-type="float" office:value="52.5624247294473" calcext:value-type="float">
            <text:p>53</text:p>
          </table:table-cell>
          <table:table-cell table:style-name="ce67" table:formula="of:=[.$A9]/SQRT([.G$4])*[.$C$1]*[.$C$2]/500*[.$F$2]/100" office:value-type="float" office:value="47.9827095024761" calcext:value-type="float">
            <text:p>48</text:p>
          </table:table-cell>
          <table:table-cell table:style-name="ce67" table:formula="of:=[.$A9]/SQRT([.H$4])*[.$C$1]*[.$C$2]/500*[.$F$2]/100" office:value-type="float" office:value="44.4233568989398" calcext:value-type="float">
            <text:p>44</text:p>
          </table:table-cell>
          <table:table-cell table:style-name="ce67" table:formula="of:=[.$A9]/SQRT([.I$4])*[.$C$1]*[.$C$2]/500*[.$F$2]/100" office:value-type="float" office:value="41.5542453715533" calcext:value-type="float">
            <text:p>42</text:p>
          </table:table-cell>
          <table:table-cell table:style-name="ce67" table:formula="of:=[.$A9]/SQRT([.J$4])*[.$C$1]*[.$C$2]/500*[.$F$2]/100" office:value-type="float" office:value="37.1672469617996" calcext:value-type="float">
            <text:p>37</text:p>
          </table:table-cell>
          <table:table-cell table:style-name="ce67" table:formula="of:=[.$A9]/SQRT([.K$4])*[.$C$1]*[.$C$2]/500*[.$F$2]/100" office:value-type="float" office:value="33.928899268905" calcext:value-type="float">
            <text:p>34</text:p>
          </table:table-cell>
          <table:table-cell table:style-name="ce67" table:formula="of:=[.$A9]/SQRT([.L$4])*[.$C$1]*[.$C$2]/500*[.$F$2]/100" office:value-type="float" office:value="29.383288689315" calcext:value-type="float">
            <text:p>29</text:p>
          </table:table-cell>
          <table:table-cell table:style-name="ce67" table:formula="of:=[.$A9]/SQRT([.M$4])*[.$C$1]*[.$C$2]/500*[.$F$2]/100" office:value-type="float" office:value="26.2812123647236" calcext:value-type="float">
            <text:p>26</text:p>
          </table:table-cell>
          <table:table-cell table:number-columns-repeated="2"/>
          <table:table-cell table:style-name="ce65" office:value-type="float" office:value="25" calcext:value-type="float">
            <text:p>25</text:p>
          </table:table-cell>
          <table:table-cell table:formula="of:=(100-[.P9])*(100-[.P9])/[.$F$1]" office:value-type="float" office:value="78.125" calcext:value-type="float">
            <text:p>78</text:p>
          </table:table-cell>
          <table:table-cell/>
          <table:table-cell table:style-name="ce65" office:value-type="float" office:value="40" calcext:value-type="float">
            <text:p>40</text:p>
          </table:table-cell>
          <table:table-cell table:style-name="ce63" table:formula="of:=SQRT(SQRT([.S9]+10))*47" office:value-type="float" office:value="124.979953578207" calcext:value-type="float">
            <text:p>125</text:p>
          </table:table-cell>
          <table:table-cell table:style-name="ce74"/>
          <table:table-cell table:style-name="ce74" office:value-type="string" calcext:value-type="string">
            <text:p>Montagnes</text:p>
          </table:table-cell>
          <table:table-cell/>
          <table:table-cell office:value-type="float" office:value="125" calcext:value-type="float">
            <text:p>125</text:p>
          </table:table-cell>
          <table:table-cell table:formula="of:=SQRT([.X9])*10" office:value-type="float" office:value="111.80339887499" calcext:value-type="float">
            <text:p>112</text:p>
          </table:table-cell>
          <table:table-cell table:number-columns-repeated="999"/>
        </table:table-row>
        <table:table-row table:style-name="ro1">
          <table:table-cell table:style-name="ce65" office:value-type="float" office:value="60" calcext:value-type="float">
            <text:p>60</text:p>
          </table:table-cell>
          <table:table-cell table:style-name="ce67" table:formula="of:=[.$A10]/SQRT([.B$4])*[.$C$1]*[.$C$2]/500*[.$F$2]/100" office:value-type="float" office:value="122.759376463333" calcext:value-type="float">
            <text:p>123</text:p>
          </table:table-cell>
          <table:table-cell table:style-name="ce67" table:formula="of:=[.$A10]/SQRT([.C$4])*[.$C$1]*[.$C$2]/500*[.$F$2]/100" office:value-type="float" office:value="99.7301888917278" calcext:value-type="float">
            <text:p>100</text:p>
          </table:table-cell>
          <table:table-cell table:style-name="ce67" table:formula="of:=[.$A10]/SQRT([.D$4])*[.$C$1]*[.$C$2]/500*[.$F$2]/100" office:value-type="float" office:value="81.429358245372" calcext:value-type="float">
            <text:p>81</text:p>
          </table:table-cell>
          <table:table-cell table:style-name="ce67" table:formula="of:=[.$A10]/SQRT([.E$4])*[.$C$1]*[.$C$2]/500*[.$F$2]/100" office:value-type="float" office:value="70.5198928543561" calcext:value-type="float">
            <text:p>71</text:p>
          </table:table-cell>
          <table:table-cell table:style-name="ce67" table:formula="of:=[.$A10]/SQRT([.F$4])*[.$C$1]*[.$C$2]/500*[.$F$2]/100" office:value-type="float" office:value="63.0749096753367" calcext:value-type="float">
            <text:p>63</text:p>
          </table:table-cell>
          <table:table-cell table:style-name="ce67" table:formula="of:=[.$A10]/SQRT([.G$4])*[.$C$1]*[.$C$2]/500*[.$F$2]/100" office:value-type="float" office:value="57.5792514029713" calcext:value-type="float">
            <text:p>58</text:p>
          </table:table-cell>
          <table:table-cell table:style-name="ce67" table:formula="of:=[.$A10]/SQRT([.H$4])*[.$C$1]*[.$C$2]/500*[.$F$2]/100" office:value-type="float" office:value="53.3080282787277" calcext:value-type="float">
            <text:p>53</text:p>
          </table:table-cell>
          <table:table-cell table:style-name="ce67" table:formula="of:=[.$A10]/SQRT([.I$4])*[.$C$1]*[.$C$2]/500*[.$F$2]/100" office:value-type="float" office:value="49.8650944458639" calcext:value-type="float">
            <text:p>50</text:p>
          </table:table-cell>
          <table:table-cell table:style-name="ce67" table:formula="of:=[.$A10]/SQRT([.J$4])*[.$C$1]*[.$C$2]/500*[.$F$2]/100" office:value-type="float" office:value="44.6006963541596" calcext:value-type="float">
            <text:p>45</text:p>
          </table:table-cell>
          <table:table-cell table:style-name="ce67" table:formula="of:=[.$A10]/SQRT([.K$4])*[.$C$1]*[.$C$2]/500*[.$F$2]/100" office:value-type="float" office:value="40.714679122686" calcext:value-type="float">
            <text:p>41</text:p>
          </table:table-cell>
          <table:table-cell table:style-name="ce67" table:formula="of:=[.$A10]/SQRT([.L$4])*[.$C$1]*[.$C$2]/500*[.$F$2]/100" office:value-type="float" office:value="35.259946427178" calcext:value-type="float">
            <text:p>35</text:p>
          </table:table-cell>
          <table:table-cell table:style-name="ce67" table:formula="of:=[.$A10]/SQRT([.M$4])*[.$C$1]*[.$C$2]/500*[.$F$2]/100" office:value-type="float" office:value="31.5374548376684" calcext:value-type="float">
            <text:p>32</text:p>
          </table:table-cell>
          <table:table-cell table:number-columns-repeated="2"/>
          <table:table-cell table:style-name="ce65" office:value-type="float" office:value="30" calcext:value-type="float">
            <text:p>30</text:p>
          </table:table-cell>
          <table:table-cell table:formula="of:=(100-[.P10])*(100-[.P10])/[.$F$1]" office:value-type="float" office:value="68.0555555555556" calcext:value-type="float">
            <text:p>68</text:p>
          </table:table-cell>
          <table:table-cell/>
          <table:table-cell table:style-name="ce65" office:value-type="float" office:value="50" calcext:value-type="float">
            <text:p>50</text:p>
          </table:table-cell>
          <table:table-cell table:style-name="ce63" table:formula="of:=SQRT(SQRT([.S10]+10))*47" office:value-type="float" office:value="130.808411134546" calcext:value-type="float">
            <text:p>131</text:p>
          </table:table-cell>
          <table:table-cell table:style-name="ce74" office:value-type="string" calcext:value-type="string">
            <text:p>Rempart</text:p>
          </table:table-cell>
          <table:table-cell table:style-name="ce74" office:value-type="string" calcext:value-type="string">
            <text:p>Ht Mont</text:p>
          </table:table-cell>
          <table:table-cell/>
          <table:table-cell office:value-type="float" office:value="150" calcext:value-type="float">
            <text:p>150</text:p>
          </table:table-cell>
          <table:table-cell table:formula="of:=SQRT([.X10])*10" office:value-type="float" office:value="122.474487139159" calcext:value-type="float">
            <text:p>122</text:p>
          </table:table-cell>
          <table:table-cell table:number-columns-repeated="999"/>
        </table:table-row>
        <table:table-row table:style-name="ro1">
          <table:table-cell table:style-name="ce65" office:value-type="float" office:value="70" calcext:value-type="float">
            <text:p>70</text:p>
          </table:table-cell>
          <table:table-cell table:style-name="ce67" table:formula="of:=[.$A11]/SQRT([.B$4])*[.$C$1]*[.$C$2]/500*[.$F$2]/100" office:value-type="float" office:value="143.219272540555" calcext:value-type="float">
            <text:p>143</text:p>
          </table:table-cell>
          <table:table-cell table:style-name="ce67" table:formula="of:=[.$A11]/SQRT([.C$4])*[.$C$1]*[.$C$2]/500*[.$F$2]/100" office:value-type="float" office:value="116.351887040349" calcext:value-type="float">
            <text:p>116</text:p>
          </table:table-cell>
          <table:table-cell table:style-name="ce67" table:formula="of:=[.$A11]/SQRT([.D$4])*[.$C$1]*[.$C$2]/500*[.$F$2]/100" office:value-type="float" office:value="95.000917952934" calcext:value-type="float">
            <text:p>95</text:p>
          </table:table-cell>
          <table:table-cell table:style-name="ce67" table:formula="of:=[.$A11]/SQRT([.E$4])*[.$C$1]*[.$C$2]/500*[.$F$2]/100" office:value-type="float" office:value="82.273208330082" calcext:value-type="float">
            <text:p>82</text:p>
          </table:table-cell>
          <table:table-cell table:style-name="ce67" table:formula="of:=[.$A11]/SQRT([.F$4])*[.$C$1]*[.$C$2]/500*[.$F$2]/100" office:value-type="float" office:value="73.5873946212262" calcext:value-type="float">
            <text:p>74</text:p>
          </table:table-cell>
          <table:table-cell table:style-name="ce67" table:formula="of:=[.$A11]/SQRT([.G$4])*[.$C$1]*[.$C$2]/500*[.$F$2]/100" office:value-type="float" office:value="67.1757933034665" calcext:value-type="float">
            <text:p>67</text:p>
          </table:table-cell>
          <table:table-cell table:style-name="ce67" table:formula="of:=[.$A11]/SQRT([.H$4])*[.$C$1]*[.$C$2]/500*[.$F$2]/100" office:value-type="float" office:value="62.1926996585156" calcext:value-type="float">
            <text:p>62</text:p>
          </table:table-cell>
          <table:table-cell table:style-name="ce67" table:formula="of:=[.$A11]/SQRT([.I$4])*[.$C$1]*[.$C$2]/500*[.$F$2]/100" office:value-type="float" office:value="58.1759435201746" calcext:value-type="float">
            <text:p>58</text:p>
          </table:table-cell>
          <table:table-cell table:style-name="ce67" table:formula="of:=[.$A11]/SQRT([.J$4])*[.$C$1]*[.$C$2]/500*[.$F$2]/100" office:value-type="float" office:value="52.0341457465195" calcext:value-type="float">
            <text:p>52</text:p>
          </table:table-cell>
          <table:table-cell table:style-name="ce67" table:formula="of:=[.$A11]/SQRT([.K$4])*[.$C$1]*[.$C$2]/500*[.$F$2]/100" office:value-type="float" office:value="47.500458976467" calcext:value-type="float">
            <text:p>48</text:p>
          </table:table-cell>
          <table:table-cell table:style-name="ce67" table:formula="of:=[.$A11]/SQRT([.L$4])*[.$C$1]*[.$C$2]/500*[.$F$2]/100" office:value-type="float" office:value="41.136604165041" calcext:value-type="float">
            <text:p>41</text:p>
          </table:table-cell>
          <table:table-cell table:style-name="ce67" table:formula="of:=[.$A11]/SQRT([.M$4])*[.$C$1]*[.$C$2]/500*[.$F$2]/100" office:value-type="float" office:value="36.7936973106131" calcext:value-type="float">
            <text:p>37</text:p>
          </table:table-cell>
          <table:table-cell table:number-columns-repeated="2"/>
          <table:table-cell table:style-name="ce65" office:value-type="float" office:value="35" calcext:value-type="float">
            <text:p>35</text:p>
          </table:table-cell>
          <table:table-cell table:formula="of:=(100-[.P11])*(100-[.P11])/[.$F$1]" office:value-type="float" office:value="58.6805555555556" calcext:value-type="float">
            <text:p>59</text:p>
          </table:table-cell>
          <table:table-cell/>
          <table:table-cell table:style-name="ce65" office:value-type="float" office:value="60" calcext:value-type="float">
            <text:p>60</text:p>
          </table:table-cell>
          <table:table-cell table:style-name="ce63" table:formula="of:=SQRT(SQRT([.S11]+10))*47" office:value-type="float" office:value="135.947857600397" calcext:value-type="float">
            <text:p>136</text:p>
          </table:table-cell>
          <table:table-cell table:style-name="ce74" table:number-columns-repeated="2"/>
          <table:table-cell/>
          <table:table-cell office:value-type="float" office:value="175" calcext:value-type="float">
            <text:p>175</text:p>
          </table:table-cell>
          <table:table-cell table:formula="of:=SQRT([.X11])*10" office:value-type="float" office:value="132.28756555323" calcext:value-type="float">
            <text:p>132</text:p>
          </table:table-cell>
          <table:table-cell table:number-columns-repeated="999"/>
        </table:table-row>
        <table:table-row table:style-name="ro1">
          <table:table-cell table:style-name="ce65" office:value-type="float" office:value="80" calcext:value-type="float">
            <text:p>80</text:p>
          </table:table-cell>
          <table:table-cell table:style-name="ce67" table:formula="of:=[.$A12]/SQRT([.B$4])*[.$C$1]*[.$C$2]/500*[.$F$2]/100" office:value-type="float" office:value="163.679168617777" calcext:value-type="float">
            <text:p>164</text:p>
          </table:table-cell>
          <table:table-cell table:style-name="ce67" table:formula="of:=[.$A12]/SQRT([.C$4])*[.$C$1]*[.$C$2]/500*[.$F$2]/100" office:value-type="float" office:value="132.97358518897" calcext:value-type="float">
            <text:p>133</text:p>
          </table:table-cell>
          <table:table-cell table:style-name="ce67" table:formula="of:=[.$A12]/SQRT([.D$4])*[.$C$1]*[.$C$2]/500*[.$F$2]/100" office:value-type="float" office:value="108.572477660496" calcext:value-type="float">
            <text:p>109</text:p>
          </table:table-cell>
          <table:table-cell table:style-name="ce67" table:formula="of:=[.$A12]/SQRT([.E$4])*[.$C$1]*[.$C$2]/500*[.$F$2]/100" office:value-type="float" office:value="94.026523805808" calcext:value-type="float">
            <text:p>94</text:p>
          </table:table-cell>
          <table:table-cell table:style-name="ce67" table:formula="of:=[.$A12]/SQRT([.F$4])*[.$C$1]*[.$C$2]/500*[.$F$2]/100" office:value-type="float" office:value="84.0998795671156" calcext:value-type="float">
            <text:p>84</text:p>
          </table:table-cell>
          <table:table-cell table:style-name="ce67" table:formula="of:=[.$A12]/SQRT([.G$4])*[.$C$1]*[.$C$2]/500*[.$F$2]/100" office:value-type="float" office:value="76.7723352039617" calcext:value-type="float">
            <text:p>77</text:p>
          </table:table-cell>
          <table:table-cell table:style-name="ce67" table:formula="of:=[.$A12]/SQRT([.H$4])*[.$C$1]*[.$C$2]/500*[.$F$2]/100" office:value-type="float" office:value="71.0773710383036" calcext:value-type="float">
            <text:p>71</text:p>
          </table:table-cell>
          <table:table-cell table:style-name="ce67" table:formula="of:=[.$A12]/SQRT([.I$4])*[.$C$1]*[.$C$2]/500*[.$F$2]/100" office:value-type="float" office:value="66.4867925944852" calcext:value-type="float">
            <text:p>66</text:p>
          </table:table-cell>
          <table:table-cell table:style-name="ce67" table:formula="of:=[.$A12]/SQRT([.J$4])*[.$C$1]*[.$C$2]/500*[.$F$2]/100" office:value-type="float" office:value="59.4675951388794" calcext:value-type="float">
            <text:p>59</text:p>
          </table:table-cell>
          <table:table-cell table:style-name="ce67" table:formula="of:=[.$A12]/SQRT([.K$4])*[.$C$1]*[.$C$2]/500*[.$F$2]/100" office:value-type="float" office:value="54.286238830248" calcext:value-type="float">
            <text:p>54</text:p>
          </table:table-cell>
          <table:table-cell table:style-name="ce67" table:formula="of:=[.$A12]/SQRT([.L$4])*[.$C$1]*[.$C$2]/500*[.$F$2]/100" office:value-type="float" office:value="47.013261902904" calcext:value-type="float">
            <text:p>47</text:p>
          </table:table-cell>
          <table:table-cell table:style-name="ce67" table:formula="of:=[.$A12]/SQRT([.M$4])*[.$C$1]*[.$C$2]/500*[.$F$2]/100" office:value-type="float" office:value="42.0499397835578" calcext:value-type="float">
            <text:p>42</text:p>
          </table:table-cell>
          <table:table-cell table:number-columns-repeated="2"/>
          <table:table-cell table:style-name="ce65" office:value-type="float" office:value="40" calcext:value-type="float">
            <text:p>40</text:p>
          </table:table-cell>
          <table:table-cell table:formula="of:=(100-[.P12])*(100-[.P12])/[.$F$1]" office:value-type="float" office:value="50" calcext:value-type="float">
            <text:p>50</text:p>
          </table:table-cell>
          <table:table-cell/>
          <table:table-cell table:style-name="ce65" office:value-type="float" office:value="70" calcext:value-type="float">
            <text:p>70</text:p>
          </table:table-cell>
          <table:table-cell table:style-name="ce63" table:formula="of:=SQRT(SQRT([.S12]+10))*47" office:value-type="float" office:value="140.562785434795" calcext:value-type="float">
            <text:p>141</text:p>
          </table:table-cell>
          <table:table-cell table:style-name="ce74" office:value-type="string" calcext:value-type="string">
            <text:p>Murailles</text:p>
          </table:table-cell>
          <table:table-cell table:style-name="ce74"/>
          <table:table-cell/>
          <table:table-cell office:value-type="float" office:value="200" calcext:value-type="float">
            <text:p>200</text:p>
          </table:table-cell>
          <table:table-cell table:formula="of:=SQRT([.X12])*10" office:value-type="float" office:value="141.42135623731" calcext:value-type="float">
            <text:p>141</text:p>
          </table:table-cell>
          <table:table-cell table:number-columns-repeated="999"/>
        </table:table-row>
        <table:table-row table:style-name="ro1">
          <table:table-cell table:style-name="ce65" office:value-type="float" office:value="90" calcext:value-type="float">
            <text:p>90</text:p>
          </table:table-cell>
          <table:table-cell table:style-name="ce67" table:formula="of:=[.$A13]/SQRT([.B$4])*[.$C$1]*[.$C$2]/500*[.$F$2]/100" office:value-type="float" office:value="184.139064694999" calcext:value-type="float">
            <text:p>184</text:p>
          </table:table-cell>
          <table:table-cell table:style-name="ce67" table:formula="of:=[.$A13]/SQRT([.C$4])*[.$C$1]*[.$C$2]/500*[.$F$2]/100" office:value-type="float" office:value="149.595283337592" calcext:value-type="float">
            <text:p>150</text:p>
          </table:table-cell>
          <table:table-cell table:style-name="ce67" table:formula="of:=[.$A13]/SQRT([.D$4])*[.$C$1]*[.$C$2]/500*[.$F$2]/100" office:value-type="float" office:value="122.144037368058" calcext:value-type="float">
            <text:p>122</text:p>
          </table:table-cell>
          <table:table-cell table:style-name="ce67" table:formula="of:=[.$A13]/SQRT([.E$4])*[.$C$1]*[.$C$2]/500*[.$F$2]/100" office:value-type="float" office:value="105.779839281534" calcext:value-type="float">
            <text:p>106</text:p>
          </table:table-cell>
          <table:table-cell table:style-name="ce67" table:formula="of:=[.$A13]/SQRT([.F$4])*[.$C$1]*[.$C$2]/500*[.$F$2]/100" office:value-type="float" office:value="94.612364513005" calcext:value-type="float">
            <text:p>95</text:p>
          </table:table-cell>
          <table:table-cell table:style-name="ce67" table:formula="of:=[.$A13]/SQRT([.G$4])*[.$C$1]*[.$C$2]/500*[.$F$2]/100" office:value-type="float" office:value="86.3688771044569" calcext:value-type="float">
            <text:p>86</text:p>
          </table:table-cell>
          <table:table-cell table:style-name="ce67" table:formula="of:=[.$A13]/SQRT([.H$4])*[.$C$1]*[.$C$2]/500*[.$F$2]/100" office:value-type="float" office:value="79.9620424180915" calcext:value-type="float">
            <text:p>80</text:p>
          </table:table-cell>
          <table:table-cell table:style-name="ce67" table:formula="of:=[.$A13]/SQRT([.I$4])*[.$C$1]*[.$C$2]/500*[.$F$2]/100" office:value-type="float" office:value="74.7976416687959" calcext:value-type="float">
            <text:p>75</text:p>
          </table:table-cell>
          <table:table-cell table:style-name="ce67" table:formula="of:=[.$A13]/SQRT([.J$4])*[.$C$1]*[.$C$2]/500*[.$F$2]/100" office:value-type="float" office:value="66.9010445312393" calcext:value-type="float">
            <text:p>67</text:p>
          </table:table-cell>
          <table:table-cell table:style-name="ce67" table:formula="of:=[.$A13]/SQRT([.K$4])*[.$C$1]*[.$C$2]/500*[.$F$2]/100" office:value-type="float" office:value="61.072018684029" calcext:value-type="float">
            <text:p>61</text:p>
          </table:table-cell>
          <table:table-cell table:style-name="ce67" table:formula="of:=[.$A13]/SQRT([.L$4])*[.$C$1]*[.$C$2]/500*[.$F$2]/100" office:value-type="float" office:value="52.889919640767" calcext:value-type="float">
            <text:p>53</text:p>
          </table:table-cell>
          <table:table-cell table:style-name="ce67" table:formula="of:=[.$A13]/SQRT([.M$4])*[.$C$1]*[.$C$2]/500*[.$F$2]/100" office:value-type="float" office:value="47.3061822565025" calcext:value-type="float">
            <text:p>47</text:p>
          </table:table-cell>
          <table:table-cell table:number-columns-repeated="2"/>
          <table:table-cell table:style-name="ce65" office:value-type="float" office:value="50" calcext:value-type="float">
            <text:p>50</text:p>
          </table:table-cell>
          <table:table-cell table:formula="of:=(100-[.P13])*(100-[.P13])/[.$F$1]" office:value-type="float" office:value="34.7222222222222" calcext:value-type="float">
            <text:p>35</text:p>
          </table:table-cell>
          <table:table-cell/>
          <table:table-cell table:style-name="ce65" office:value-type="float" office:value="80" calcext:value-type="float">
            <text:p>80</text:p>
          </table:table-cell>
          <table:table-cell table:style-name="ce63" table:formula="of:=SQRT(SQRT([.S13]+10))*47" office:value-type="float" office:value="144.763303547328" calcext:value-type="float">
            <text:p>145</text:p>
          </table:table-cell>
          <table:table-cell table:style-name="ce74" table:number-columns-repeated="2"/>
          <table:table-cell/>
          <table:table-cell office:value-type="float" office:value="250" calcext:value-type="float">
            <text:p>250</text:p>
          </table:table-cell>
          <table:table-cell table:formula="of:=SQRT([.X13])*10" office:value-type="float" office:value="158.113883008419" calcext:value-type="float">
            <text:p>158</text:p>
          </table:table-cell>
          <table:table-cell table:number-columns-repeated="999"/>
        </table:table-row>
        <table:table-row table:style-name="ro1">
          <table:table-cell table:style-name="ce66" office:value-type="float" office:value="100" calcext:value-type="float">
            <text:p>100</text:p>
          </table:table-cell>
          <table:table-cell table:style-name="ce67" table:formula="of:=[.$A14]/SQRT([.B$4])*[.$C$1]*[.$C$2]/500*[.$F$2]/100" office:value-type="float" office:value="204.598960772221" calcext:value-type="float">
            <text:p>205</text:p>
          </table:table-cell>
          <table:table-cell table:style-name="ce67" table:formula="of:=[.$A14]/SQRT([.C$4])*[.$C$1]*[.$C$2]/500*[.$F$2]/100" office:value-type="float" office:value="166.216981486213" calcext:value-type="float">
            <text:p>166</text:p>
          </table:table-cell>
          <table:table-cell table:style-name="ce67" table:formula="of:=[.$A14]/SQRT([.D$4])*[.$C$1]*[.$C$2]/500*[.$F$2]/100" office:value-type="float" office:value="135.71559707562" calcext:value-type="float">
            <text:p>136</text:p>
          </table:table-cell>
          <table:table-cell table:style-name="ce67" table:formula="of:=[.$A14]/SQRT([.E$4])*[.$C$1]*[.$C$2]/500*[.$F$2]/100" office:value-type="float" office:value="117.53315475726" calcext:value-type="float">
            <text:p>118</text:p>
          </table:table-cell>
          <table:table-cell table:style-name="ce67" table:formula="of:=[.$A14]/SQRT([.F$4])*[.$C$1]*[.$C$2]/500*[.$F$2]/100" office:value-type="float" office:value="105.124849458895" calcext:value-type="float">
            <text:p>105</text:p>
          </table:table-cell>
          <table:table-cell table:style-name="ce67" table:formula="of:=[.$A14]/SQRT([.G$4])*[.$C$1]*[.$C$2]/500*[.$F$2]/100" office:value-type="float" office:value="95.9654190049521" calcext:value-type="float">
            <text:p>96</text:p>
          </table:table-cell>
          <table:table-cell table:style-name="ce67" table:formula="of:=[.$A14]/SQRT([.H$4])*[.$C$1]*[.$C$2]/500*[.$F$2]/100" office:value-type="float" office:value="88.8467137978795" calcext:value-type="float">
            <text:p>89</text:p>
          </table:table-cell>
          <table:table-cell table:style-name="ce67" table:formula="of:=[.$A14]/SQRT([.I$4])*[.$C$1]*[.$C$2]/500*[.$F$2]/100" office:value-type="float" office:value="83.1084907431065" calcext:value-type="float">
            <text:p>83</text:p>
          </table:table-cell>
          <table:table-cell table:style-name="ce67" table:formula="of:=[.$A14]/SQRT([.J$4])*[.$C$1]*[.$C$2]/500*[.$F$2]/100" office:value-type="float" office:value="74.3344939235993" calcext:value-type="float">
            <text:p>74</text:p>
          </table:table-cell>
          <table:table-cell table:style-name="ce67" table:formula="of:=[.$A14]/SQRT([.K$4])*[.$C$1]*[.$C$2]/500*[.$F$2]/100" office:value-type="float" office:value="67.85779853781" calcext:value-type="float">
            <text:p>68</text:p>
          </table:table-cell>
          <table:table-cell table:style-name="ce67" table:formula="of:=[.$A14]/SQRT([.L$4])*[.$C$1]*[.$C$2]/500*[.$F$2]/100" office:value-type="float" office:value="58.76657737863" calcext:value-type="float">
            <text:p>59</text:p>
          </table:table-cell>
          <table:table-cell table:style-name="ce67" table:formula="of:=[.$A14]/SQRT([.M$4])*[.$C$1]*[.$C$2]/500*[.$F$2]/100" office:value-type="float" office:value="52.5624247294473" calcext:value-type="float">
            <text:p>53</text:p>
          </table:table-cell>
          <table:table-cell table:style-name="ce67" table:number-columns-repeated="2"/>
          <table:table-cell table:style-name="ce71" office:value-type="float" office:value="60" calcext:value-type="float">
            <text:p>60</text:p>
          </table:table-cell>
          <table:table-cell table:formula="of:=(100-[.P14])*(100-[.P14])/[.$F$1]" office:value-type="float" office:value="22.2222222222222" calcext:value-type="float">
            <text:p>22</text:p>
          </table:table-cell>
          <table:table-cell table:style-name="ce67"/>
          <table:table-cell table:style-name="ce71" office:value-type="float" office:value="90" calcext:value-type="float">
            <text:p>90</text:p>
          </table:table-cell>
          <table:table-cell table:style-name="ce63" table:formula="of:=SQRT(SQRT([.S14]+10))*47" office:value-type="float" office:value="148.627050027914" calcext:value-type="float">
            <text:p>149</text:p>
          </table:table-cell>
          <table:table-cell table:style-name="ce75" table:number-columns-repeated="2"/>
          <table:table-cell table:style-name="ce67"/>
          <table:table-cell table:style-name="ce109" office:value-type="float" office:value="300" calcext:value-type="float">
            <text:p>300</text:p>
          </table:table-cell>
          <table:table-cell table:formula="of:=SQRT([.X14])*10" office:value-type="float" office:value="173.205080756888" calcext:value-type="float">
            <text:p>173</text:p>
          </table:table-cell>
          <table:table-cell table:style-name="ce67" table:number-columns-repeated="999"/>
        </table:table-row>
        <table:table-row table:style-name="ro1">
          <table:table-cell table:style-name="ce65" office:value-type="float" office:value="110" calcext:value-type="float">
            <text:p>110</text:p>
          </table:table-cell>
          <table:table-cell table:style-name="ce67" table:formula="of:=[.$A15]/SQRT([.B$4])*[.$C$1]*[.$C$2]/500*[.$F$2]/100" office:value-type="float" office:value="225.058856849443" calcext:value-type="float">
            <text:p>225</text:p>
          </table:table-cell>
          <table:table-cell table:style-name="ce67" table:formula="of:=[.$A15]/SQRT([.C$4])*[.$C$1]*[.$C$2]/500*[.$F$2]/100" office:value-type="float" office:value="182.838679634834" calcext:value-type="float">
            <text:p>183</text:p>
          </table:table-cell>
          <table:table-cell table:style-name="ce67" table:formula="of:=[.$A15]/SQRT([.D$4])*[.$C$1]*[.$C$2]/500*[.$F$2]/100" office:value-type="float" office:value="149.287156783182" calcext:value-type="float">
            <text:p>149</text:p>
          </table:table-cell>
          <table:table-cell table:style-name="ce67" table:formula="of:=[.$A15]/SQRT([.E$4])*[.$C$1]*[.$C$2]/500*[.$F$2]/100" office:value-type="float" office:value="129.286470232986" calcext:value-type="float">
            <text:p>129</text:p>
          </table:table-cell>
          <table:table-cell table:style-name="ce67" table:formula="of:=[.$A15]/SQRT([.F$4])*[.$C$1]*[.$C$2]/500*[.$F$2]/100" office:value-type="float" office:value="115.637334404784" calcext:value-type="float">
            <text:p>116</text:p>
          </table:table-cell>
          <table:table-cell table:style-name="ce67" table:formula="of:=[.$A15]/SQRT([.G$4])*[.$C$1]*[.$C$2]/500*[.$F$2]/100" office:value-type="float" office:value="105.561960905447" calcext:value-type="float">
            <text:p>106</text:p>
          </table:table-cell>
          <table:table-cell table:style-name="ce67" table:formula="of:=[.$A15]/SQRT([.H$4])*[.$C$1]*[.$C$2]/500*[.$F$2]/100" office:value-type="float" office:value="97.7313851776674" calcext:value-type="float">
            <text:p>98</text:p>
          </table:table-cell>
          <table:table-cell table:style-name="ce67" table:formula="of:=[.$A15]/SQRT([.I$4])*[.$C$1]*[.$C$2]/500*[.$F$2]/100" office:value-type="float" office:value="91.4193398174172" calcext:value-type="float">
            <text:p>91</text:p>
          </table:table-cell>
          <table:table-cell table:style-name="ce67" table:formula="of:=[.$A15]/SQRT([.J$4])*[.$C$1]*[.$C$2]/500*[.$F$2]/100" office:value-type="float" office:value="81.7679433159592" calcext:value-type="float">
            <text:p>82</text:p>
          </table:table-cell>
          <table:table-cell table:style-name="ce67" table:formula="of:=[.$A15]/SQRT([.K$4])*[.$C$1]*[.$C$2]/500*[.$F$2]/100" office:value-type="float" office:value="74.643578391591" calcext:value-type="float">
            <text:p>75</text:p>
          </table:table-cell>
          <table:table-cell table:style-name="ce67" table:formula="of:=[.$A15]/SQRT([.L$4])*[.$C$1]*[.$C$2]/500*[.$F$2]/100" office:value-type="float" office:value="64.643235116493" calcext:value-type="float">
            <text:p>65</text:p>
          </table:table-cell>
          <table:table-cell table:style-name="ce67" table:formula="of:=[.$A15]/SQRT([.M$4])*[.$C$1]*[.$C$2]/500*[.$F$2]/100" office:value-type="float" office:value="57.818667202392" calcext:value-type="float">
            <text:p>58</text:p>
          </table:table-cell>
          <table:table-cell table:number-columns-repeated="2"/>
          <table:table-cell table:style-name="ce65" office:value-type="float" office:value="70" calcext:value-type="float">
            <text:p>70</text:p>
          </table:table-cell>
          <table:table-cell table:formula="of:=(100-[.P15])*(100-[.P15])/[.$F$1]" office:value-type="float" office:value="12.5" calcext:value-type="float">
            <text:p>13</text:p>
          </table:table-cell>
          <table:table-cell/>
          <table:table-cell table:style-name="ce65" office:value-type="float" office:value="100" calcext:value-type="float">
            <text:p>100</text:p>
          </table:table-cell>
          <table:table-cell table:style-name="ce63" table:formula="of:=SQRT(SQRT([.S15]+10))*47" office:value-type="float" office:value="152.210996501825" calcext:value-type="float">
            <text:p>152</text:p>
          </table:table-cell>
          <table:table-cell table:style-name="ce74" table:number-columns-repeated="2"/>
          <table:table-cell/>
          <table:table-cell office:value-type="float" office:value="400" calcext:value-type="float">
            <text:p>400</text:p>
          </table:table-cell>
          <table:table-cell table:formula="of:=SQRT([.X15])*10" office:value-type="float" office:value="200" calcext:value-type="float">
            <text:p>200</text:p>
          </table:table-cell>
          <table:table-cell table:number-columns-repeated="999"/>
        </table:table-row>
        <table:table-row table:style-name="ro1">
          <table:table-cell table:style-name="ce65" office:value-type="float" office:value="120" calcext:value-type="float">
            <text:p>120</text:p>
          </table:table-cell>
          <table:table-cell table:style-name="ce67" table:formula="of:=[.$A16]/SQRT([.B$4])*[.$C$1]*[.$C$2]/500*[.$F$2]/100" office:value-type="float" office:value="245.518752926665" calcext:value-type="float">
            <text:p>246</text:p>
          </table:table-cell>
          <table:table-cell table:style-name="ce67" table:formula="of:=[.$A16]/SQRT([.C$4])*[.$C$1]*[.$C$2]/500*[.$F$2]/100" office:value-type="float" office:value="199.460377783456" calcext:value-type="float">
            <text:p>199</text:p>
          </table:table-cell>
          <table:table-cell table:style-name="ce67" table:formula="of:=[.$A16]/SQRT([.D$4])*[.$C$1]*[.$C$2]/500*[.$F$2]/100" office:value-type="float" office:value="162.858716490744" calcext:value-type="float">
            <text:p>163</text:p>
          </table:table-cell>
          <table:table-cell table:style-name="ce67" table:formula="of:=[.$A16]/SQRT([.E$4])*[.$C$1]*[.$C$2]/500*[.$F$2]/100" office:value-type="float" office:value="141.039785708712" calcext:value-type="float">
            <text:p>141</text:p>
          </table:table-cell>
          <table:table-cell table:style-name="ce67" table:formula="of:=[.$A16]/SQRT([.F$4])*[.$C$1]*[.$C$2]/500*[.$F$2]/100" office:value-type="float" office:value="126.149819350673" calcext:value-type="float">
            <text:p>126</text:p>
          </table:table-cell>
          <table:table-cell table:style-name="ce67" table:formula="of:=[.$A16]/SQRT([.G$4])*[.$C$1]*[.$C$2]/500*[.$F$2]/100" office:value-type="float" office:value="115.158502805943" calcext:value-type="float">
            <text:p>115</text:p>
          </table:table-cell>
          <table:table-cell table:style-name="ce67" table:formula="of:=[.$A16]/SQRT([.H$4])*[.$C$1]*[.$C$2]/500*[.$F$2]/100" office:value-type="float" office:value="106.616056557455" calcext:value-type="float">
            <text:p>107</text:p>
          </table:table-cell>
          <table:table-cell table:style-name="ce67" table:formula="of:=[.$A16]/SQRT([.I$4])*[.$C$1]*[.$C$2]/500*[.$F$2]/100" office:value-type="float" office:value="99.7301888917278" calcext:value-type="float">
            <text:p>100</text:p>
          </table:table-cell>
          <table:table-cell table:style-name="ce67" table:formula="of:=[.$A16]/SQRT([.J$4])*[.$C$1]*[.$C$2]/500*[.$F$2]/100" office:value-type="float" office:value="89.2013927083191" calcext:value-type="float">
            <text:p>89</text:p>
          </table:table-cell>
          <table:table-cell table:style-name="ce67" table:formula="of:=[.$A16]/SQRT([.K$4])*[.$C$1]*[.$C$2]/500*[.$F$2]/100" office:value-type="float" office:value="81.429358245372" calcext:value-type="float">
            <text:p>81</text:p>
          </table:table-cell>
          <table:table-cell table:style-name="ce67" table:formula="of:=[.$A16]/SQRT([.L$4])*[.$C$1]*[.$C$2]/500*[.$F$2]/100" office:value-type="float" office:value="70.5198928543561" calcext:value-type="float">
            <text:p>71</text:p>
          </table:table-cell>
          <table:table-cell table:style-name="ce67" table:formula="of:=[.$A16]/SQRT([.M$4])*[.$C$1]*[.$C$2]/500*[.$F$2]/100" office:value-type="float" office:value="63.0749096753367" calcext:value-type="float">
            <text:p>63</text:p>
          </table:table-cell>
          <table:table-cell table:number-columns-repeated="2"/>
          <table:table-cell table:style-name="ce65" office:value-type="float" office:value="80" calcext:value-type="float">
            <text:p>80</text:p>
          </table:table-cell>
          <table:table-cell table:formula="of:=(100-[.P16])*(100-[.P16])/[.$F$1]" office:value-type="float" office:value="5.55555555555556" calcext:value-type="float">
            <text:p>6</text:p>
          </table:table-cell>
          <table:table-cell table:number-columns-repeated="6"/>
          <table:table-cell office:value-type="float" office:value="500" calcext:value-type="float">
            <text:p>500</text:p>
          </table:table-cell>
          <table:table-cell table:formula="of:=SQRT([.X16])*10" office:value-type="float" office:value="223.606797749979" calcext:value-type="float">
            <text:p>224</text:p>
          </table:table-cell>
          <table:table-cell table:number-columns-repeated="999"/>
        </table:table-row>
        <table:table-row table:style-name="ro1">
          <table:table-cell table:style-name="ce65" office:value-type="float" office:value="130" calcext:value-type="float">
            <text:p>130</text:p>
          </table:table-cell>
          <table:table-cell table:style-name="ce67" table:formula="of:=[.$A17]/SQRT([.B$4])*[.$C$1]*[.$C$2]/500*[.$F$2]/100" office:value-type="float" office:value="265.978649003887" calcext:value-type="float">
            <text:p>266</text:p>
          </table:table-cell>
          <table:table-cell table:style-name="ce67" table:formula="of:=[.$A17]/SQRT([.C$4])*[.$C$1]*[.$C$2]/500*[.$F$2]/100" office:value-type="float" office:value="216.082075932077" calcext:value-type="float">
            <text:p>216</text:p>
          </table:table-cell>
          <table:table-cell table:style-name="ce67" table:formula="of:=[.$A17]/SQRT([.D$4])*[.$C$1]*[.$C$2]/500*[.$F$2]/100" office:value-type="float" office:value="176.430276198306" calcext:value-type="float">
            <text:p>176</text:p>
          </table:table-cell>
          <table:table-cell table:style-name="ce67" table:formula="of:=[.$A17]/SQRT([.E$4])*[.$C$1]*[.$C$2]/500*[.$F$2]/100" office:value-type="float" office:value="152.793101184438" calcext:value-type="float">
            <text:p>153</text:p>
          </table:table-cell>
          <table:table-cell table:style-name="ce67" table:formula="of:=[.$A17]/SQRT([.F$4])*[.$C$1]*[.$C$2]/500*[.$F$2]/100" office:value-type="float" office:value="136.662304296563" calcext:value-type="float">
            <text:p>137</text:p>
          </table:table-cell>
          <table:table-cell table:style-name="ce67" table:formula="of:=[.$A17]/SQRT([.G$4])*[.$C$1]*[.$C$2]/500*[.$F$2]/100" office:value-type="float" office:value="124.755044706438" calcext:value-type="float">
            <text:p>125</text:p>
          </table:table-cell>
          <table:table-cell table:style-name="ce67" table:formula="of:=[.$A17]/SQRT([.H$4])*[.$C$1]*[.$C$2]/500*[.$F$2]/100" office:value-type="float" office:value="115.500727937243" calcext:value-type="float">
            <text:p>116</text:p>
          </table:table-cell>
          <table:table-cell table:style-name="ce67" table:formula="of:=[.$A17]/SQRT([.I$4])*[.$C$1]*[.$C$2]/500*[.$F$2]/100" office:value-type="float" office:value="108.041037966038" calcext:value-type="float">
            <text:p>108</text:p>
          </table:table-cell>
          <table:table-cell table:style-name="ce67" table:formula="of:=[.$A17]/SQRT([.J$4])*[.$C$1]*[.$C$2]/500*[.$F$2]/100" office:value-type="float" office:value="96.634842100679" calcext:value-type="float">
            <text:p>97</text:p>
          </table:table-cell>
          <table:table-cell table:style-name="ce67" table:formula="of:=[.$A17]/SQRT([.K$4])*[.$C$1]*[.$C$2]/500*[.$F$2]/100" office:value-type="float" office:value="88.2151380991531" calcext:value-type="float">
            <text:p>88</text:p>
          </table:table-cell>
          <table:table-cell table:style-name="ce67" table:formula="of:=[.$A17]/SQRT([.L$4])*[.$C$1]*[.$C$2]/500*[.$F$2]/100" office:value-type="float" office:value="76.396550592219" calcext:value-type="float">
            <text:p>76</text:p>
          </table:table-cell>
          <table:table-cell table:style-name="ce67" table:formula="of:=[.$A17]/SQRT([.M$4])*[.$C$1]*[.$C$2]/500*[.$F$2]/100" office:value-type="float" office:value="68.3311521482814" calcext:value-type="float">
            <text:p>68</text:p>
          </table:table-cell>
          <table:table-cell table:number-columns-repeated="2"/>
          <table:table-cell table:style-name="ce65" office:value-type="float" office:value="90" calcext:value-type="float">
            <text:p>90</text:p>
          </table:table-cell>
          <table:table-cell table:formula="of:=(100-[.P17])*(100-[.P17])/[.$F$1]" office:value-type="float" office:value="1.38888888888889" calcext:value-type="float">
            <text:p>1</text:p>
          </table:table-cell>
          <table:table-cell/>
          <table:table-cell office:value-type="string" calcext:value-type="string">
            <text:p>Défense Terrain + Défense Fortification</text:p>
          </table:table-cell>
          <table:table-cell table:number-columns-repeated="1005"/>
        </table:table-row>
        <table:table-row table:style-name="ro1">
          <table:table-cell table:style-name="ce65" office:value-type="float" office:value="140" calcext:value-type="float">
            <text:p>140</text:p>
          </table:table-cell>
          <table:table-cell table:style-name="ce67" table:formula="of:=[.$A18]/SQRT([.B$4])*[.$C$1]*[.$C$2]/500*[.$F$2]/100" office:value-type="float" office:value="286.438545081109" calcext:value-type="float">
            <text:p>286</text:p>
          </table:table-cell>
          <table:table-cell table:style-name="ce67" table:formula="of:=[.$A18]/SQRT([.C$4])*[.$C$1]*[.$C$2]/500*[.$F$2]/100" office:value-type="float" office:value="232.703774080698" calcext:value-type="float">
            <text:p>233</text:p>
          </table:table-cell>
          <table:table-cell table:style-name="ce67" table:formula="of:=[.$A18]/SQRT([.D$4])*[.$C$1]*[.$C$2]/500*[.$F$2]/100" office:value-type="float" office:value="190.001835905868" calcext:value-type="float">
            <text:p>190</text:p>
          </table:table-cell>
          <table:table-cell table:style-name="ce67" table:formula="of:=[.$A18]/SQRT([.E$4])*[.$C$1]*[.$C$2]/500*[.$F$2]/100" office:value-type="float" office:value="164.546416660164" calcext:value-type="float">
            <text:p>165</text:p>
          </table:table-cell>
          <table:table-cell table:style-name="ce67" table:formula="of:=[.$A18]/SQRT([.F$4])*[.$C$1]*[.$C$2]/500*[.$F$2]/100" office:value-type="float" office:value="147.174789242452" calcext:value-type="float">
            <text:p>147</text:p>
          </table:table-cell>
          <table:table-cell table:style-name="ce67" table:formula="of:=[.$A18]/SQRT([.G$4])*[.$C$1]*[.$C$2]/500*[.$F$2]/100" office:value-type="float" office:value="134.351586606933" calcext:value-type="float">
            <text:p>134</text:p>
          </table:table-cell>
          <table:table-cell table:style-name="ce67" table:formula="of:=[.$A18]/SQRT([.H$4])*[.$C$1]*[.$C$2]/500*[.$F$2]/100" office:value-type="float" office:value="124.385399317031" calcext:value-type="float">
            <text:p>124</text:p>
          </table:table-cell>
          <table:table-cell table:style-name="ce67" table:formula="of:=[.$A18]/SQRT([.I$4])*[.$C$1]*[.$C$2]/500*[.$F$2]/100" office:value-type="float" office:value="116.351887040349" calcext:value-type="float">
            <text:p>116</text:p>
          </table:table-cell>
          <table:table-cell table:style-name="ce67" table:formula="of:=[.$A18]/SQRT([.J$4])*[.$C$1]*[.$C$2]/500*[.$F$2]/100" office:value-type="float" office:value="104.068291493039" calcext:value-type="float">
            <text:p>104</text:p>
          </table:table-cell>
          <table:table-cell table:style-name="ce67" table:formula="of:=[.$A18]/SQRT([.K$4])*[.$C$1]*[.$C$2]/500*[.$F$2]/100" office:value-type="float" office:value="95.000917952934" calcext:value-type="float">
            <text:p>95</text:p>
          </table:table-cell>
          <table:table-cell table:style-name="ce67" table:formula="of:=[.$A18]/SQRT([.L$4])*[.$C$1]*[.$C$2]/500*[.$F$2]/100" office:value-type="float" office:value="82.273208330082" calcext:value-type="float">
            <text:p>82</text:p>
          </table:table-cell>
          <table:table-cell table:style-name="ce67" table:formula="of:=[.$A18]/SQRT([.M$4])*[.$C$1]*[.$C$2]/500*[.$F$2]/100" office:value-type="float" office:value="73.5873946212262" calcext:value-type="float">
            <text:p>74</text:p>
          </table:table-cell>
          <table:table-cell table:number-columns-repeated="2"/>
          <table:table-cell table:style-name="ce65" office:value-type="float" office:value="100" calcext:value-type="float">
            <text:p>100</text:p>
          </table:table-cell>
          <table:table-cell table:formula="of:=(100-[.P18])*(100-[.P18])/[.$F$1]" office:value-type="float" office:value="0" calcext:value-type="float">
            <text:p>0</text:p>
          </table:table-cell>
          <table:table-cell/>
          <table:table-cell office:value-type="string" calcext:value-type="string">
            <text:p>(le plus petit est divisé par 2)</text:p>
          </table:table-cell>
          <table:table-cell table:number-columns-repeated="1005"/>
        </table:table-row>
        <table:table-row table:style-name="ro1">
          <table:table-cell table:style-name="ce65" office:value-type="float" office:value="150" calcext:value-type="float">
            <text:p>150</text:p>
          </table:table-cell>
          <table:table-cell table:style-name="ce67" table:formula="of:=[.$A19]/SQRT([.B$4])*[.$C$1]*[.$C$2]/500*[.$F$2]/100" office:value-type="float" office:value="306.898441158332" calcext:value-type="float">
            <text:p>307</text:p>
          </table:table-cell>
          <table:table-cell table:style-name="ce67" table:formula="of:=[.$A19]/SQRT([.C$4])*[.$C$1]*[.$C$2]/500*[.$F$2]/100" office:value-type="float" office:value="249.32547222932" calcext:value-type="float">
            <text:p>249</text:p>
          </table:table-cell>
          <table:table-cell table:style-name="ce67" table:formula="of:=[.$A19]/SQRT([.D$4])*[.$C$1]*[.$C$2]/500*[.$F$2]/100" office:value-type="float" office:value="203.57339561343" calcext:value-type="float">
            <text:p>204</text:p>
          </table:table-cell>
          <table:table-cell table:style-name="ce67" table:formula="of:=[.$A19]/SQRT([.E$4])*[.$C$1]*[.$C$2]/500*[.$F$2]/100" office:value-type="float" office:value="176.29973213589" calcext:value-type="float">
            <text:p>176</text:p>
          </table:table-cell>
          <table:table-cell table:style-name="ce67" table:formula="of:=[.$A19]/SQRT([.F$4])*[.$C$1]*[.$C$2]/500*[.$F$2]/100" office:value-type="float" office:value="157.687274188342" calcext:value-type="float">
            <text:p>158</text:p>
          </table:table-cell>
          <table:table-cell table:style-name="ce67" table:formula="of:=[.$A19]/SQRT([.G$4])*[.$C$1]*[.$C$2]/500*[.$F$2]/100" office:value-type="float" office:value="143.948128507428" calcext:value-type="float">
            <text:p>144</text:p>
          </table:table-cell>
          <table:table-cell table:style-name="ce67" table:formula="of:=[.$A19]/SQRT([.H$4])*[.$C$1]*[.$C$2]/500*[.$F$2]/100" office:value-type="float" office:value="133.270070696819" calcext:value-type="float">
            <text:p>133</text:p>
          </table:table-cell>
          <table:table-cell table:style-name="ce67" table:formula="of:=[.$A19]/SQRT([.I$4])*[.$C$1]*[.$C$2]/500*[.$F$2]/100" office:value-type="float" office:value="124.66273611466" calcext:value-type="float">
            <text:p>125</text:p>
          </table:table-cell>
          <table:table-cell table:style-name="ce67" table:formula="of:=[.$A19]/SQRT([.J$4])*[.$C$1]*[.$C$2]/500*[.$F$2]/100" office:value-type="float" office:value="111.501740885399" calcext:value-type="float">
            <text:p>112</text:p>
          </table:table-cell>
          <table:table-cell table:style-name="ce67" table:formula="of:=[.$A19]/SQRT([.K$4])*[.$C$1]*[.$C$2]/500*[.$F$2]/100" office:value-type="float" office:value="101.786697806715" calcext:value-type="float">
            <text:p>102</text:p>
          </table:table-cell>
          <table:table-cell table:style-name="ce67" table:formula="of:=[.$A19]/SQRT([.L$4])*[.$C$1]*[.$C$2]/500*[.$F$2]/100" office:value-type="float" office:value="88.149866067945" calcext:value-type="float">
            <text:p>88</text:p>
          </table:table-cell>
          <table:table-cell table:style-name="ce67" table:formula="of:=[.$A19]/SQRT([.M$4])*[.$C$1]*[.$C$2]/500*[.$F$2]/100" office:value-type="float" office:value="78.8436370941709" calcext:value-type="float">
            <text:p>79</text:p>
          </table:table-cell>
          <table:table-cell table:number-columns-repeated="5"/>
          <table:table-cell office:value-type="string" calcext:value-type="string">
            <text:p>Défense Terrain : Seulement si fortifié / minimum 10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2">
          <table:table-cell table:style-name="ce41" office:value-type="string" calcext:value-type="string">
            <text:p>MAX OPPOSANTS</text:p>
          </table:table-cell>
          <table:table-cell table:style-name="ce47" table:number-columns-repeated="18"/>
          <table:table-cell table:style-name="ce81" table:number-columns-repeated="2"/>
          <table:table-cell table:style-name="ce47" table:number-columns-repeated="2"/>
          <table:table-cell table:style-name="ce87"/>
          <table:table-cell table:style-name="ce47" table:number-columns-repeated="1000"/>
        </table:table-row>
        <table:table-row table:style-name="ro1">
          <table:table-cell table:style-name="ce64" office:value-type="string" calcext:value-type="string">
            <text:p>Org</text:p>
          </table:table-cell>
          <table:table-cell table:style-name="ce49" office:value-type="float" office:value="2.5" calcext:value-type="float">
            <text:p>2.5</text:p>
          </table:table-cell>
          <table:table-cell table:style-name="ce49" office:value-type="float" office:value="3" calcext:value-type="float">
            <text:p>3</text:p>
          </table:table-cell>
          <table:table-cell table:style-name="ce49" office:value-type="float" office:value="4" calcext:value-type="float">
            <text:p>4</text:p>
          </table:table-cell>
          <table:table-cell table:style-name="ce49" office:value-type="float" office:value="5" calcext:value-type="float">
            <text:p>5</text:p>
          </table:table-cell>
          <table:table-cell table:style-name="ce49" office:value-type="float" office:value="6" calcext:value-type="float">
            <text:p>6</text:p>
          </table:table-cell>
          <table:table-cell table:style-name="ce49" office:value-type="float" office:value="8" calcext:value-type="float">
            <text:p>8</text:p>
          </table:table-cell>
          <table:table-cell table:style-name="ce49" office:value-type="float" office:value="11" calcext:value-type="float">
            <text:p>11</text:p>
          </table:table-cell>
          <table:table-cell table:style-name="ce49" office:value-type="float" office:value="15" calcext:value-type="float">
            <text:p>15</text:p>
          </table:table-cell>
          <table:table-cell table:style-name="ce65" table:number-columns-repeated="4"/>
          <table:table-cell table:style-name="ce56" office:value-type="string" calcext:value-type="string">
            <text:p>stature</text:p>
          </table:table-cell>
          <table:table-cell table:style-name="ce56"/>
          <table:table-cell table:style-name="ce65" office:value-type="string" calcext:value-type="string">
            <text:p>Stature</text:p>
          </table:table-cell>
          <table:table-cell table:number-columns-repeated="3"/>
          <table:table-cell table:style-name="ce83" office:value-type="string" calcext:value-type="string">
            <text:p>Org</text:p>
          </table:table-cell>
          <table:table-cell table:number-columns-repeated="1004"/>
        </table:table-row>
        <table:table-row table:style-name="ro1">
          <table:table-cell table:style-name="ce65" office:value-type="float" office:value="10" calcext:value-type="float">
            <text:p>10</text:p>
          </table:table-cell>
          <table:table-cell table:style-name="ce67" table:formula="of:=[.B$22]/SQRT([.$A23]+15)/[.$C$2]*550" office:value-type="float" office:value="3.29029498781587" calcext:value-type="float">
            <text:p>3</text:p>
          </table:table-cell>
          <table:table-cell table:style-name="ce67" table:formula="of:=[.C$22]/SQRT([.$A23]+15)/[.$C$2]*550" office:value-type="float" office:value="3.94835398537905" calcext:value-type="float">
            <text:p>4</text:p>
          </table:table-cell>
          <table:table-cell table:style-name="ce67" table:formula="of:=[.D$22]/SQRT([.$A23]+15)/[.$C$2]*550" office:value-type="float" office:value="5.2644719805054" calcext:value-type="float">
            <text:p>5</text:p>
          </table:table-cell>
          <table:table-cell table:style-name="ce67" table:formula="of:=[.E$22]/SQRT([.$A23]+15)/[.$C$2]*550" office:value-type="float" office:value="6.58058997563175" calcext:value-type="float">
            <text:p>7</text:p>
          </table:table-cell>
          <table:table-cell table:style-name="ce67" table:formula="of:=[.F$22]/SQRT([.$A23]+15)/[.$C$2]*550" office:value-type="float" office:value="7.89670797075809" calcext:value-type="float">
            <text:p>8</text:p>
          </table:table-cell>
          <table:table-cell table:style-name="ce67" table:formula="of:=[.G$22]/SQRT([.$A23]+15)/[.$C$2]*550" office:value-type="float" office:value="10.5289439610108" calcext:value-type="float">
            <text:p>11</text:p>
          </table:table-cell>
          <table:table-cell table:style-name="ce67" table:formula="of:=[.H$22]/SQRT([.$A23]+15)/[.$C$2]*550" office:value-type="float" office:value="14.4772979463898" calcext:value-type="float">
            <text:p>14</text:p>
          </table:table-cell>
          <table:table-cell table:style-name="ce67" table:formula="of:=[.I$22]/SQRT([.$A23]+15)/[.$C$2]*550" office:value-type="float" office:value="19.7417699268952" calcext:value-type="float">
            <text:p>20</text:p>
          </table:table-cell>
          <table:table-cell table:style-name="ce67" table:number-columns-repeated="4"/>
          <table:table-cell table:number-columns-repeated="2"/>
          <table:table-cell table:style-name="ce65" office:value-type="float" office:value="1" calcext:value-type="float">
            <text:p>1</text:p>
          </table:table-cell>
          <table:table-cell table:style-name="ce78" office:value-type="float" office:value="2.5" calcext:value-type="float">
            <text:p>2.5</text:p>
          </table:table-cell>
          <table:table-cell table:style-name="ce74" office:value-type="string" calcext:value-type="string">
            <text:p>pixies</text:p>
          </table:table-cell>
          <table:table-cell/>
          <table:table-cell table:style-name="ce84" office:value-type="float" office:value="10" calcext:value-type="float">
            <text:p>10</text:p>
          </table:table-cell>
          <table:table-cell table:formula="of:=SQRT([.T23]+15)" office:value-type="float" office:value="5" calcext:value-type="float">
            <text:p>5</text:p>
          </table:table-cell>
          <table:table-cell table:number-columns-repeated="1003"/>
        </table:table-row>
        <table:table-row table:style-name="ro1">
          <table:table-cell table:style-name="ce65" office:value-type="float" office:value="20" calcext:value-type="float">
            <text:p>20</text:p>
          </table:table-cell>
          <table:table-cell table:style-name="ce67" table:formula="of:=[.B$22]/SQRT([.$A24]+15)/[.$C$2]*550" office:value-type="float" office:value="2.7808068082645" calcext:value-type="float">
            <text:p>3</text:p>
          </table:table-cell>
          <table:table-cell table:style-name="ce67" table:formula="of:=[.C$22]/SQRT([.$A24]+15)/[.$C$2]*550" office:value-type="float" office:value="3.3369681699174" calcext:value-type="float">
            <text:p>3</text:p>
          </table:table-cell>
          <table:table-cell table:style-name="ce67" table:formula="of:=[.D$22]/SQRT([.$A24]+15)/[.$C$2]*550" office:value-type="float" office:value="4.4492908932232" calcext:value-type="float">
            <text:p>4</text:p>
          </table:table-cell>
          <table:table-cell table:style-name="ce67" table:formula="of:=[.E$22]/SQRT([.$A24]+15)/[.$C$2]*550" office:value-type="float" office:value="5.56161361652899" calcext:value-type="float">
            <text:p>6</text:p>
          </table:table-cell>
          <table:table-cell table:style-name="ce67" table:formula="of:=[.F$22]/SQRT([.$A24]+15)/[.$C$2]*550" office:value-type="float" office:value="6.67393633983479" calcext:value-type="float">
            <text:p>7</text:p>
          </table:table-cell>
          <table:table-cell table:style-name="ce67" table:formula="of:=[.G$22]/SQRT([.$A24]+15)/[.$C$2]*550" office:value-type="float" office:value="8.89858178644639" calcext:value-type="float">
            <text:p>9</text:p>
          </table:table-cell>
          <table:table-cell table:style-name="ce67" table:formula="of:=[.H$22]/SQRT([.$A24]+15)/[.$C$2]*550" office:value-type="float" office:value="12.2355499563638" calcext:value-type="float">
            <text:p>12</text:p>
          </table:table-cell>
          <table:table-cell table:style-name="ce67" table:formula="of:=[.I$22]/SQRT([.$A24]+15)/[.$C$2]*550" office:value-type="float" office:value="16.684840849587" calcext:value-type="float">
            <text:p>17</text:p>
          </table:table-cell>
          <table:table-cell table:style-name="ce67" table:number-columns-repeated="4"/>
          <table:table-cell table:number-columns-repeated="2"/>
          <table:table-cell table:style-name="ce65" office:value-type="float" office:value="2" calcext:value-type="float">
            <text:p>2</text:p>
          </table:table-cell>
          <table:table-cell table:style-name="ce78" office:value-type="float" office:value="3" calcext:value-type="float">
            <text:p>3</text:p>
          </table:table-cell>
          <table:table-cell table:style-name="ce74" office:value-type="string" calcext:value-type="string">
            <text:p>gobelins</text:p>
          </table:table-cell>
          <table:table-cell/>
          <table:table-cell table:style-name="ce84" office:value-type="float" office:value="20" calcext:value-type="float">
            <text:p>20</text:p>
          </table:table-cell>
          <table:table-cell table:formula="of:=SQRT([.T24]+15)" office:value-type="float" office:value="5.91607978309962" calcext:value-type="float">
            <text:p>6</text:p>
          </table:table-cell>
          <table:table-cell table:number-columns-repeated="1003"/>
        </table:table-row>
        <table:table-row table:style-name="ro1">
          <table:table-cell table:style-name="ce65" office:value-type="float" office:value="30" calcext:value-type="float">
            <text:p>30</text:p>
          </table:table-cell>
          <table:table-cell table:style-name="ce67" table:formula="of:=[.B$22]/SQRT([.$A25]+15)/[.$C$2]*550" office:value-type="float" office:value="2.45244108626104" calcext:value-type="float">
            <text:p>2</text:p>
          </table:table-cell>
          <table:table-cell table:style-name="ce67" table:formula="of:=[.C$22]/SQRT([.$A25]+15)/[.$C$2]*550" office:value-type="float" office:value="2.94292930351325" calcext:value-type="float">
            <text:p>3</text:p>
          </table:table-cell>
          <table:table-cell table:style-name="ce67" table:formula="of:=[.D$22]/SQRT([.$A25]+15)/[.$C$2]*550" office:value-type="float" office:value="3.92390573801767" calcext:value-type="float">
            <text:p>4</text:p>
          </table:table-cell>
          <table:table-cell table:style-name="ce67" table:formula="of:=[.E$22]/SQRT([.$A25]+15)/[.$C$2]*550" office:value-type="float" office:value="4.90488217252209" calcext:value-type="float">
            <text:p>5</text:p>
          </table:table-cell>
          <table:table-cell table:style-name="ce67" table:formula="of:=[.F$22]/SQRT([.$A25]+15)/[.$C$2]*550" office:value-type="float" office:value="5.88585860702651" calcext:value-type="float">
            <text:p>6</text:p>
          </table:table-cell>
          <table:table-cell table:style-name="ce67" table:formula="of:=[.G$22]/SQRT([.$A25]+15)/[.$C$2]*550" office:value-type="float" office:value="7.84781147603534" calcext:value-type="float">
            <text:p>8</text:p>
          </table:table-cell>
          <table:table-cell table:style-name="ce67" table:formula="of:=[.H$22]/SQRT([.$A25]+15)/[.$C$2]*550" office:value-type="float" office:value="10.7907407795486" calcext:value-type="float">
            <text:p>11</text:p>
          </table:table-cell>
          <table:table-cell table:style-name="ce67" table:formula="of:=[.I$22]/SQRT([.$A25]+15)/[.$C$2]*550" office:value-type="float" office:value="14.7146465175663" calcext:value-type="float">
            <text:p>15</text:p>
          </table:table-cell>
          <table:table-cell table:style-name="ce67" table:number-columns-repeated="4"/>
          <table:table-cell table:number-columns-repeated="2"/>
          <table:table-cell table:style-name="ce65" office:value-type="float" office:value="3" calcext:value-type="float">
            <text:p>3</text:p>
          </table:table-cell>
          <table:table-cell table:style-name="ce78" office:value-type="float" office:value="4" calcext:value-type="float">
            <text:p>4</text:p>
          </table:table-cell>
          <table:table-cell table:style-name="ce74" office:value-type="string" calcext:value-type="string">
            <text:p>humains</text:p>
          </table:table-cell>
          <table:table-cell/>
          <table:table-cell table:style-name="ce84" office:value-type="float" office:value="30" calcext:value-type="float">
            <text:p>30</text:p>
          </table:table-cell>
          <table:table-cell table:formula="of:=SQRT([.T25]+15)" office:value-type="float" office:value="6.70820393249937" calcext:value-type="float">
            <text:p>7</text:p>
          </table:table-cell>
          <table:table-cell table:number-columns-repeated="1003"/>
        </table:table-row>
        <table:table-row table:style-name="ro1">
          <table:table-cell table:style-name="ce65" office:value-type="float" office:value="40" calcext:value-type="float">
            <text:p>40</text:p>
          </table:table-cell>
          <table:table-cell table:style-name="ce67" table:formula="of:=[.B$22]/SQRT([.$A26]+15)/[.$C$2]*550" office:value-type="float" office:value="2.21831642824896" calcext:value-type="float">
            <text:p>2</text:p>
          </table:table-cell>
          <table:table-cell table:style-name="ce67" table:formula="of:=[.C$22]/SQRT([.$A26]+15)/[.$C$2]*550" office:value-type="float" office:value="2.66197971389875" calcext:value-type="float">
            <text:p>3</text:p>
          </table:table-cell>
          <table:table-cell table:style-name="ce67" table:formula="of:=[.D$22]/SQRT([.$A26]+15)/[.$C$2]*550" office:value-type="float" office:value="3.54930628519833" calcext:value-type="float">
            <text:p>4</text:p>
          </table:table-cell>
          <table:table-cell table:style-name="ce67" table:formula="of:=[.E$22]/SQRT([.$A26]+15)/[.$C$2]*550" office:value-type="float" office:value="4.43663285649791" calcext:value-type="float">
            <text:p>4</text:p>
          </table:table-cell>
          <table:table-cell table:style-name="ce67" table:formula="of:=[.F$22]/SQRT([.$A26]+15)/[.$C$2]*550" office:value-type="float" office:value="5.32395942779749" calcext:value-type="float">
            <text:p>5</text:p>
          </table:table-cell>
          <table:table-cell table:style-name="ce67" table:formula="of:=[.G$22]/SQRT([.$A26]+15)/[.$C$2]*550" office:value-type="float" office:value="7.09861257039666" calcext:value-type="float">
            <text:p>7</text:p>
          </table:table-cell>
          <table:table-cell table:style-name="ce67" table:formula="of:=[.H$22]/SQRT([.$A26]+15)/[.$C$2]*550" office:value-type="float" office:value="9.76059228429541" calcext:value-type="float">
            <text:p>10</text:p>
          </table:table-cell>
          <table:table-cell table:style-name="ce67" table:formula="of:=[.I$22]/SQRT([.$A26]+15)/[.$C$2]*550" office:value-type="float" office:value="13.3098985694937" calcext:value-type="float">
            <text:p>13</text:p>
          </table:table-cell>
          <table:table-cell table:style-name="ce67" table:number-columns-repeated="4"/>
          <table:table-cell table:number-columns-repeated="2"/>
          <table:table-cell table:style-name="ce65" office:value-type="float" office:value="4" calcext:value-type="float">
            <text:p>4</text:p>
          </table:table-cell>
          <table:table-cell table:style-name="ce78" office:value-type="float" office:value="5" calcext:value-type="float">
            <text:p>5</text:p>
          </table:table-cell>
          <table:table-cell table:style-name="ce74" office:value-type="string" calcext:value-type="string">
            <text:p>orcs</text:p>
          </table:table-cell>
          <table:table-cell/>
          <table:table-cell table:style-name="ce84" office:value-type="float" office:value="40" calcext:value-type="float">
            <text:p>40</text:p>
          </table:table-cell>
          <table:table-cell table:formula="of:=SQRT([.T26]+15)" office:value-type="float" office:value="7.41619848709566" calcext:value-type="float">
            <text:p>7</text:p>
          </table:table-cell>
          <table:table-cell table:number-columns-repeated="1003"/>
        </table:table-row>
        <table:table-row table:style-name="ro1">
          <table:table-cell table:style-name="ce65" office:value-type="float" office:value="50" calcext:value-type="float">
            <text:p>50</text:p>
          </table:table-cell>
          <table:table-cell table:style-name="ce67" table:formula="of:=[.B$22]/SQRT([.$A27]+15)/[.$C$2]*550" office:value-type="float" office:value="2.04055432766972" calcext:value-type="float">
            <text:p>2</text:p>
          </table:table-cell>
          <table:table-cell table:style-name="ce67" table:formula="of:=[.C$22]/SQRT([.$A27]+15)/[.$C$2]*550" office:value-type="float" office:value="2.44866519320367" calcext:value-type="float">
            <text:p>2</text:p>
          </table:table-cell>
          <table:table-cell table:style-name="ce67" table:formula="of:=[.D$22]/SQRT([.$A27]+15)/[.$C$2]*550" office:value-type="float" office:value="3.26488692427156" calcext:value-type="float">
            <text:p>3</text:p>
          </table:table-cell>
          <table:table-cell table:style-name="ce67" table:formula="of:=[.E$22]/SQRT([.$A27]+15)/[.$C$2]*550" office:value-type="float" office:value="4.08110865533945" calcext:value-type="float">
            <text:p>4</text:p>
          </table:table-cell>
          <table:table-cell table:style-name="ce67" table:formula="of:=[.F$22]/SQRT([.$A27]+15)/[.$C$2]*550" office:value-type="float" office:value="4.89733038640734" calcext:value-type="float">
            <text:p>5</text:p>
          </table:table-cell>
          <table:table-cell table:style-name="ce67" table:formula="of:=[.G$22]/SQRT([.$A27]+15)/[.$C$2]*550" office:value-type="float" office:value="6.52977384854312" calcext:value-type="float">
            <text:p>7</text:p>
          </table:table-cell>
          <table:table-cell table:style-name="ce67" table:formula="of:=[.H$22]/SQRT([.$A27]+15)/[.$C$2]*550" office:value-type="float" office:value="8.97843904174678" calcext:value-type="float">
            <text:p>9</text:p>
          </table:table-cell>
          <table:table-cell table:style-name="ce67" table:formula="of:=[.I$22]/SQRT([.$A27]+15)/[.$C$2]*550" office:value-type="float" office:value="12.2433259660183" calcext:value-type="float">
            <text:p>12</text:p>
          </table:table-cell>
          <table:table-cell table:style-name="ce67" table:number-columns-repeated="4"/>
          <table:table-cell table:number-columns-repeated="2"/>
          <table:table-cell table:style-name="ce65" office:value-type="float" office:value="5" calcext:value-type="float">
            <text:p>5</text:p>
          </table:table-cell>
          <table:table-cell table:style-name="ce78" office:value-type="float" office:value="6" calcext:value-type="float">
            <text:p>6</text:p>
          </table:table-cell>
          <table:table-cell table:style-name="ce74" office:value-type="string" calcext:value-type="string">
            <text:p>ogres</text:p>
          </table:table-cell>
          <table:table-cell/>
          <table:table-cell table:style-name="ce84" office:value-type="float" office:value="50" calcext:value-type="float">
            <text:p>50</text:p>
          </table:table-cell>
          <table:table-cell table:formula="of:=SQRT([.T27]+15)" office:value-type="float" office:value="8.06225774829855" calcext:value-type="float">
            <text:p>8</text:p>
          </table:table-cell>
          <table:table-cell table:number-columns-repeated="1003"/>
        </table:table-row>
        <table:table-row table:style-name="ro1">
          <table:table-cell table:style-name="ce65" office:value-type="float" office:value="60" calcext:value-type="float">
            <text:p>60</text:p>
          </table:table-cell>
          <table:table-cell table:style-name="ce67" table:formula="of:=[.B$22]/SQRT([.$A28]+15)/[.$C$2]*550" office:value-type="float" office:value="1.89965269692877" calcext:value-type="float">
            <text:p>2</text:p>
          </table:table-cell>
          <table:table-cell table:style-name="ce67" table:formula="of:=[.C$22]/SQRT([.$A28]+15)/[.$C$2]*550" office:value-type="float" office:value="2.27958323631452" calcext:value-type="float">
            <text:p>2</text:p>
          </table:table-cell>
          <table:table-cell table:style-name="ce67" table:formula="of:=[.D$22]/SQRT([.$A28]+15)/[.$C$2]*550" office:value-type="float" office:value="3.03944431508603" calcext:value-type="float">
            <text:p>3</text:p>
          </table:table-cell>
          <table:table-cell table:style-name="ce67" table:formula="of:=[.E$22]/SQRT([.$A28]+15)/[.$C$2]*550" office:value-type="float" office:value="3.79930539385754" calcext:value-type="float">
            <text:p>4</text:p>
          </table:table-cell>
          <table:table-cell table:style-name="ce67" table:formula="of:=[.F$22]/SQRT([.$A28]+15)/[.$C$2]*550" office:value-type="float" office:value="4.55916647262905" calcext:value-type="float">
            <text:p>5</text:p>
          </table:table-cell>
          <table:table-cell table:style-name="ce67" table:formula="of:=[.G$22]/SQRT([.$A28]+15)/[.$C$2]*550" office:value-type="float" office:value="6.07888863017206" calcext:value-type="float">
            <text:p>6</text:p>
          </table:table-cell>
          <table:table-cell table:style-name="ce67" table:formula="of:=[.H$22]/SQRT([.$A28]+15)/[.$C$2]*550" office:value-type="float" office:value="8.35847186648659" calcext:value-type="float">
            <text:p>8</text:p>
          </table:table-cell>
          <table:table-cell table:style-name="ce67" table:formula="of:=[.I$22]/SQRT([.$A28]+15)/[.$C$2]*550" office:value-type="float" office:value="11.3979161815726" calcext:value-type="float">
            <text:p>11</text:p>
          </table:table-cell>
          <table:table-cell table:style-name="ce67" table:number-columns-repeated="4"/>
          <table:table-cell table:number-columns-repeated="2"/>
          <table:table-cell table:style-name="ce65" office:value-type="float" office:value="6" calcext:value-type="float">
            <text:p>6</text:p>
          </table:table-cell>
          <table:table-cell table:style-name="ce78" office:value-type="float" office:value="8" calcext:value-type="float">
            <text:p>8</text:p>
          </table:table-cell>
          <table:table-cell table:style-name="ce74" office:value-type="string" calcext:value-type="string">
            <text:p>géants</text:p>
          </table:table-cell>
          <table:table-cell/>
          <table:table-cell table:style-name="ce84" office:value-type="float" office:value="60" calcext:value-type="float">
            <text:p>60</text:p>
          </table:table-cell>
          <table:table-cell table:formula="of:=SQRT([.T28]+15)" office:value-type="float" office:value="8.66025403784439" calcext:value-type="float">
            <text:p>9</text:p>
          </table:table-cell>
          <table:table-cell table:number-columns-repeated="1003"/>
        </table:table-row>
        <table:table-row table:style-name="ro1">
          <table:table-cell table:style-name="ce65" office:value-type="float" office:value="70" calcext:value-type="float">
            <text:p>70</text:p>
          </table:table-cell>
          <table:table-cell table:style-name="ce67" table:formula="of:=[.B$22]/SQRT([.$A29]+15)/[.$C$2]*550" office:value-type="float" office:value="1.78441299516332" calcext:value-type="float">
            <text:p>2</text:p>
          </table:table-cell>
          <table:table-cell table:style-name="ce67" table:formula="of:=[.C$22]/SQRT([.$A29]+15)/[.$C$2]*550" office:value-type="float" office:value="2.14129559419598" calcext:value-type="float">
            <text:p>2</text:p>
          </table:table-cell>
          <table:table-cell table:style-name="ce67" table:formula="of:=[.D$22]/SQRT([.$A29]+15)/[.$C$2]*550" office:value-type="float" office:value="2.85506079226131" calcext:value-type="float">
            <text:p>3</text:p>
          </table:table-cell>
          <table:table-cell table:style-name="ce67" table:formula="of:=[.E$22]/SQRT([.$A29]+15)/[.$C$2]*550" office:value-type="float" office:value="3.56882599032663" calcext:value-type="float">
            <text:p>4</text:p>
          </table:table-cell>
          <table:table-cell table:style-name="ce67" table:formula="of:=[.F$22]/SQRT([.$A29]+15)/[.$C$2]*550" office:value-type="float" office:value="4.28259118839196" calcext:value-type="float">
            <text:p>4</text:p>
          </table:table-cell>
          <table:table-cell table:style-name="ce67" table:formula="of:=[.G$22]/SQRT([.$A29]+15)/[.$C$2]*550" office:value-type="float" office:value="5.71012158452262" calcext:value-type="float">
            <text:p>6</text:p>
          </table:table-cell>
          <table:table-cell table:style-name="ce67" table:formula="of:=[.H$22]/SQRT([.$A29]+15)/[.$C$2]*550" office:value-type="float" office:value="7.8514171787186" calcext:value-type="float">
            <text:p>8</text:p>
          </table:table-cell>
          <table:table-cell table:style-name="ce67" table:formula="of:=[.I$22]/SQRT([.$A29]+15)/[.$C$2]*550" office:value-type="float" office:value="10.7064779709799" calcext:value-type="float">
            <text:p>11</text:p>
          </table:table-cell>
          <table:table-cell table:style-name="ce67" table:number-columns-repeated="4"/>
          <table:table-cell table:number-columns-repeated="2"/>
          <table:table-cell table:style-name="ce65" office:value-type="float" office:value="7" calcext:value-type="float">
            <text:p>7</text:p>
          </table:table-cell>
          <table:table-cell table:style-name="ce78" office:value-type="float" office:value="11" calcext:value-type="float">
            <text:p>11</text:p>
          </table:table-cell>
          <table:table-cell table:style-name="ce74" office:value-type="string" calcext:value-type="string">
            <text:p>mumakil</text:p>
          </table:table-cell>
          <table:table-cell/>
          <table:table-cell table:style-name="ce84" office:value-type="float" office:value="70" calcext:value-type="float">
            <text:p>70</text:p>
          </table:table-cell>
          <table:table-cell table:formula="of:=SQRT([.T29]+15)" office:value-type="float" office:value="9.21954445729289" calcext:value-type="float">
            <text:p>9</text:p>
          </table:table-cell>
          <table:table-cell table:number-columns-repeated="1003"/>
        </table:table-row>
        <table:table-row table:style-name="ro1">
          <table:table-cell table:style-name="ce65" office:value-type="float" office:value="80" calcext:value-type="float">
            <text:p>80</text:p>
          </table:table-cell>
          <table:table-cell table:style-name="ce67" table:formula="of:=[.B$22]/SQRT([.$A30]+15)/[.$C$2]*550" office:value-type="float" office:value="1.68788571473669" calcext:value-type="float">
            <text:p>2</text:p>
          </table:table-cell>
          <table:table-cell table:style-name="ce67" table:formula="of:=[.C$22]/SQRT([.$A30]+15)/[.$C$2]*550" office:value-type="float" office:value="2.02546285768402" calcext:value-type="float">
            <text:p>2</text:p>
          </table:table-cell>
          <table:table-cell table:style-name="ce67" table:formula="of:=[.D$22]/SQRT([.$A30]+15)/[.$C$2]*550" office:value-type="float" office:value="2.7006171435787" calcext:value-type="float">
            <text:p>3</text:p>
          </table:table-cell>
          <table:table-cell table:style-name="ce67" table:formula="of:=[.E$22]/SQRT([.$A30]+15)/[.$C$2]*550" office:value-type="float" office:value="3.37577142947337" calcext:value-type="float">
            <text:p>3</text:p>
          </table:table-cell>
          <table:table-cell table:style-name="ce67" table:formula="of:=[.F$22]/SQRT([.$A30]+15)/[.$C$2]*550" office:value-type="float" office:value="4.05092571536805" calcext:value-type="float">
            <text:p>4</text:p>
          </table:table-cell>
          <table:table-cell table:style-name="ce67" table:formula="of:=[.G$22]/SQRT([.$A30]+15)/[.$C$2]*550" office:value-type="float" office:value="5.40123428715739" calcext:value-type="float">
            <text:p>5</text:p>
          </table:table-cell>
          <table:table-cell table:style-name="ce67" table:formula="of:=[.H$22]/SQRT([.$A30]+15)/[.$C$2]*550" office:value-type="float" office:value="7.42669714484142" calcext:value-type="float">
            <text:p>7</text:p>
          </table:table-cell>
          <table:table-cell table:style-name="ce67" table:formula="of:=[.I$22]/SQRT([.$A30]+15)/[.$C$2]*550" office:value-type="float" office:value="10.1273142884201" calcext:value-type="float">
            <text:p>10</text:p>
          </table:table-cell>
          <table:table-cell table:style-name="ce67" table:number-columns-repeated="4"/>
          <table:table-cell table:number-columns-repeated="2"/>
          <table:table-cell table:style-name="ce65" office:value-type="float" office:value="8" calcext:value-type="float">
            <text:p>8</text:p>
          </table:table-cell>
          <table:table-cell table:style-name="ce78" office:value-type="float" office:value="15" calcext:value-type="float">
            <text:p>15</text:p>
          </table:table-cell>
          <table:table-cell table:style-name="ce74" office:value-type="string" calcext:value-type="string">
            <text:p>kraken</text:p>
          </table:table-cell>
          <table:table-cell/>
          <table:table-cell table:style-name="ce84" office:value-type="float" office:value="80" calcext:value-type="float">
            <text:p>80</text:p>
          </table:table-cell>
          <table:table-cell table:formula="of:=SQRT([.T30]+15)" office:value-type="float" office:value="9.74679434480896" calcext:value-type="float">
            <text:p>10</text:p>
          </table:table-cell>
          <table:table-cell table:number-columns-repeated="1003"/>
        </table:table-row>
        <table:table-row table:style-name="ro1">
          <table:table-cell table:style-name="ce65" office:value-type="float" office:value="90" calcext:value-type="float">
            <text:p>90</text:p>
          </table:table-cell>
          <table:table-cell table:style-name="ce67" table:formula="of:=[.B$22]/SQRT([.$A31]+15)/[.$C$2]*550" office:value-type="float" office:value="1.60549955931585" calcext:value-type="float">
            <text:p>2</text:p>
          </table:table-cell>
          <table:table-cell table:style-name="ce67" table:formula="of:=[.C$22]/SQRT([.$A31]+15)/[.$C$2]*550" office:value-type="float" office:value="1.92659947117902" calcext:value-type="float">
            <text:p>2</text:p>
          </table:table-cell>
          <table:table-cell table:style-name="ce67" table:formula="of:=[.D$22]/SQRT([.$A31]+15)/[.$C$2]*550" office:value-type="float" office:value="2.56879929490536" calcext:value-type="float">
            <text:p>3</text:p>
          </table:table-cell>
          <table:table-cell table:style-name="ce67" table:formula="of:=[.E$22]/SQRT([.$A31]+15)/[.$C$2]*550" office:value-type="float" office:value="3.2109991186317" calcext:value-type="float">
            <text:p>3</text:p>
          </table:table-cell>
          <table:table-cell table:style-name="ce67" table:formula="of:=[.F$22]/SQRT([.$A31]+15)/[.$C$2]*550" office:value-type="float" office:value="3.85319894235804" calcext:value-type="float">
            <text:p>4</text:p>
          </table:table-cell>
          <table:table-cell table:style-name="ce67" table:formula="of:=[.G$22]/SQRT([.$A31]+15)/[.$C$2]*550" office:value-type="float" office:value="5.13759858981073" calcext:value-type="float">
            <text:p>5</text:p>
          </table:table-cell>
          <table:table-cell table:style-name="ce67" table:formula="of:=[.H$22]/SQRT([.$A31]+15)/[.$C$2]*550" office:value-type="float" office:value="7.06419806098975" calcext:value-type="float">
            <text:p>7</text:p>
          </table:table-cell>
          <table:table-cell table:style-name="ce67" table:formula="of:=[.I$22]/SQRT([.$A31]+15)/[.$C$2]*550" office:value-type="float" office:value="9.63299735589511" calcext:value-type="float">
            <text:p>10</text:p>
          </table:table-cell>
          <table:table-cell table:style-name="ce67" table:number-columns-repeated="4"/>
          <table:table-cell table:number-columns-repeated="6"/>
          <table:table-cell table:style-name="ce84" office:value-type="float" office:value="90" calcext:value-type="float">
            <text:p>90</text:p>
          </table:table-cell>
          <table:table-cell table:formula="of:=SQRT([.T31]+15)" office:value-type="float" office:value="10.2469507659596" calcext:value-type="float">
            <text:p>10</text:p>
          </table:table-cell>
          <table:table-cell table:number-columns-repeated="1003"/>
        </table:table-row>
        <table:table-row table:style-name="ro1">
          <table:table-cell table:style-name="ce66" office:value-type="float" office:value="100" calcext:value-type="float">
            <text:p>100</text:p>
          </table:table-cell>
          <table:table-cell table:style-name="ce67" table:formula="of:=[.B$22]/SQRT([.$A32]+15)/[.$C$2]*550" office:value-type="float" office:value="1.53410794833365" calcext:value-type="float">
            <text:p>2</text:p>
          </table:table-cell>
          <table:table-cell table:style-name="ce67" table:formula="of:=[.C$22]/SQRT([.$A32]+15)/[.$C$2]*550" office:value-type="float" office:value="1.84092953800038" calcext:value-type="float">
            <text:p>2</text:p>
          </table:table-cell>
          <table:table-cell table:style-name="ce67" table:formula="of:=[.D$22]/SQRT([.$A32]+15)/[.$C$2]*550" office:value-type="float" office:value="2.45457271733384" calcext:value-type="float">
            <text:p>2</text:p>
          </table:table-cell>
          <table:table-cell table:style-name="ce67" table:formula="of:=[.E$22]/SQRT([.$A32]+15)/[.$C$2]*550" office:value-type="float" office:value="3.06821589666731" calcext:value-type="float">
            <text:p>3</text:p>
          </table:table-cell>
          <table:table-cell table:style-name="ce67" table:formula="of:=[.F$22]/SQRT([.$A32]+15)/[.$C$2]*550" office:value-type="float" office:value="3.68185907600077" calcext:value-type="float">
            <text:p>4</text:p>
          </table:table-cell>
          <table:table-cell table:style-name="ce67" table:formula="of:=[.G$22]/SQRT([.$A32]+15)/[.$C$2]*550" office:value-type="float" office:value="4.90914543466769" calcext:value-type="float">
            <text:p>5</text:p>
          </table:table-cell>
          <table:table-cell table:style-name="ce67" table:formula="of:=[.H$22]/SQRT([.$A32]+15)/[.$C$2]*550" office:value-type="float" office:value="6.75007497266807" calcext:value-type="float">
            <text:p>7</text:p>
          </table:table-cell>
          <table:table-cell table:style-name="ce67" table:formula="of:=[.I$22]/SQRT([.$A32]+15)/[.$C$2]*550" office:value-type="float" office:value="9.20464769000192" calcext:value-type="float">
            <text:p>9</text:p>
          </table:table-cell>
          <table:table-cell table:style-name="ce67" table:number-columns-repeated="4"/>
          <table:table-cell table:number-columns-repeated="6"/>
          <table:table-cell table:style-name="ce84" office:value-type="float" office:value="100" calcext:value-type="float">
            <text:p>100</text:p>
          </table:table-cell>
          <table:table-cell table:formula="of:=SQRT([.T32]+15)" office:value-type="float" office:value="10.7238052947636" calcext:value-type="float">
            <text:p>11</text:p>
          </table:table-cell>
          <table:table-cell table:number-columns-repeated="1003"/>
        </table:table-row>
        <table:table-row table:style-name="ro1">
          <table:table-cell table:style-name="ce65" office:value-type="float" office:value="110" calcext:value-type="float">
            <text:p>110</text:p>
          </table:table-cell>
          <table:table-cell table:style-name="ce67" table:formula="of:=[.B$22]/SQRT([.$A33]+15)/[.$C$2]*550" office:value-type="float" office:value="1.47146465175663" calcext:value-type="float">
            <text:p>1</text:p>
          </table:table-cell>
          <table:table-cell table:style-name="ce67" table:formula="of:=[.C$22]/SQRT([.$A33]+15)/[.$C$2]*550" office:value-type="float" office:value="1.76575758210795" calcext:value-type="float">
            <text:p>2</text:p>
          </table:table-cell>
          <table:table-cell table:style-name="ce67" table:formula="of:=[.D$22]/SQRT([.$A33]+15)/[.$C$2]*550" office:value-type="float" office:value="2.3543434428106" calcext:value-type="float">
            <text:p>2</text:p>
          </table:table-cell>
          <table:table-cell table:style-name="ce67" table:formula="of:=[.E$22]/SQRT([.$A33]+15)/[.$C$2]*550" office:value-type="float" office:value="2.94292930351325" calcext:value-type="float">
            <text:p>3</text:p>
          </table:table-cell>
          <table:table-cell table:style-name="ce67" table:formula="of:=[.F$22]/SQRT([.$A33]+15)/[.$C$2]*550" office:value-type="float" office:value="3.5315151642159" calcext:value-type="float">
            <text:p>4</text:p>
          </table:table-cell>
          <table:table-cell table:style-name="ce67" table:formula="of:=[.G$22]/SQRT([.$A33]+15)/[.$C$2]*550" office:value-type="float" office:value="4.70868688562121" calcext:value-type="float">
            <text:p>5</text:p>
          </table:table-cell>
          <table:table-cell table:style-name="ce67" table:formula="of:=[.H$22]/SQRT([.$A33]+15)/[.$C$2]*550" office:value-type="float" office:value="6.47444446772916" calcext:value-type="float">
            <text:p>6</text:p>
          </table:table-cell>
          <table:table-cell table:style-name="ce67" table:formula="of:=[.I$22]/SQRT([.$A33]+15)/[.$C$2]*550" office:value-type="float" office:value="8.82878791053976" calcext:value-type="float">
            <text:p>9</text:p>
          </table:table-cell>
          <table:table-cell table:style-name="ce67" table:number-columns-repeated="4"/>
          <table:table-cell table:number-columns-repeated="6"/>
          <table:table-cell table:style-name="ce84" office:value-type="float" office:value="110" calcext:value-type="float">
            <text:p>110</text:p>
          </table:table-cell>
          <table:table-cell table:formula="of:=SQRT([.T33]+15)" office:value-type="float" office:value="11.180339887499" calcext:value-type="float">
            <text:p>11</text:p>
          </table:table-cell>
          <table:table-cell table:number-columns-repeated="1003"/>
        </table:table-row>
        <table:table-row table:style-name="ro1">
          <table:table-cell table:style-name="ce65" office:value-type="float" office:value="120" calcext:value-type="float">
            <text:p>120</text:p>
          </table:table-cell>
          <table:table-cell table:style-name="ce67" table:formula="of:=[.B$22]/SQRT([.$A34]+15)/[.$C$2]*550" office:value-type="float" office:value="1.41591752132451" calcext:value-type="float">
            <text:p>1</text:p>
          </table:table-cell>
          <table:table-cell table:style-name="ce67" table:formula="of:=[.C$22]/SQRT([.$A34]+15)/[.$C$2]*550" office:value-type="float" office:value="1.69910102558941" calcext:value-type="float">
            <text:p>2</text:p>
          </table:table-cell>
          <table:table-cell table:style-name="ce67" table:formula="of:=[.D$22]/SQRT([.$A34]+15)/[.$C$2]*550" office:value-type="float" office:value="2.26546803411922" calcext:value-type="float">
            <text:p>2</text:p>
          </table:table-cell>
          <table:table-cell table:style-name="ce67" table:formula="of:=[.E$22]/SQRT([.$A34]+15)/[.$C$2]*550" office:value-type="float" office:value="2.83183504264902" calcext:value-type="float">
            <text:p>3</text:p>
          </table:table-cell>
          <table:table-cell table:style-name="ce67" table:formula="of:=[.F$22]/SQRT([.$A34]+15)/[.$C$2]*550" office:value-type="float" office:value="3.39820205117883" calcext:value-type="float">
            <text:p>3</text:p>
          </table:table-cell>
          <table:table-cell table:style-name="ce67" table:formula="of:=[.G$22]/SQRT([.$A34]+15)/[.$C$2]*550" office:value-type="float" office:value="4.53093606823844" calcext:value-type="float">
            <text:p>5</text:p>
          </table:table-cell>
          <table:table-cell table:style-name="ce67" table:formula="of:=[.H$22]/SQRT([.$A34]+15)/[.$C$2]*550" office:value-type="float" office:value="6.23003709382785" calcext:value-type="float">
            <text:p>6</text:p>
          </table:table-cell>
          <table:table-cell table:style-name="ce67" table:formula="of:=[.I$22]/SQRT([.$A34]+15)/[.$C$2]*550" office:value-type="float" office:value="8.49550512794707" calcext:value-type="float">
            <text:p>8</text:p>
          </table:table-cell>
          <table:table-cell table:style-name="ce67" table:number-columns-repeated="4"/>
          <table:table-cell table:number-columns-repeated="6"/>
          <table:table-cell table:style-name="ce84" office:value-type="float" office:value="120" calcext:value-type="float">
            <text:p>120</text:p>
          </table:table-cell>
          <table:table-cell table:formula="of:=SQRT([.T34]+15)" office:value-type="float" office:value="11.6189500386223" calcext:value-type="float">
            <text:p>12</text:p>
          </table:table-cell>
          <table:table-cell table:number-columns-repeated="1003"/>
        </table:table-row>
        <table:table-row table:style-name="ro1">
          <table:table-cell table:style-name="ce65" office:value-type="float" office:value="130" calcext:value-type="float">
            <text:p>130</text:p>
          </table:table-cell>
          <table:table-cell table:style-name="ce67" table:formula="of:=[.B$22]/SQRT([.$A35]+15)/[.$C$2]*550" office:value-type="float" office:value="1.36622063061762" calcext:value-type="float">
            <text:p>1</text:p>
          </table:table-cell>
          <table:table-cell table:style-name="ce67" table:formula="of:=[.C$22]/SQRT([.$A35]+15)/[.$C$2]*550" office:value-type="float" office:value="1.63946475674115" calcext:value-type="float">
            <text:p>2</text:p>
          </table:table-cell>
          <table:table-cell table:style-name="ce67" table:formula="of:=[.D$22]/SQRT([.$A35]+15)/[.$C$2]*550" office:value-type="float" office:value="2.1859530089882" calcext:value-type="float">
            <text:p>2</text:p>
          </table:table-cell>
          <table:table-cell table:style-name="ce67" table:formula="of:=[.E$22]/SQRT([.$A35]+15)/[.$C$2]*550" office:value-type="float" office:value="2.73244126123525" calcext:value-type="float">
            <text:p>3</text:p>
          </table:table-cell>
          <table:table-cell table:style-name="ce67" table:formula="of:=[.F$22]/SQRT([.$A35]+15)/[.$C$2]*550" office:value-type="float" office:value="3.27892951348229" calcext:value-type="float">
            <text:p>3</text:p>
          </table:table-cell>
          <table:table-cell table:style-name="ce67" table:formula="of:=[.G$22]/SQRT([.$A35]+15)/[.$C$2]*550" office:value-type="float" office:value="4.37190601797639" calcext:value-type="float">
            <text:p>4</text:p>
          </table:table-cell>
          <table:table-cell table:style-name="ce67" table:formula="of:=[.H$22]/SQRT([.$A35]+15)/[.$C$2]*550" office:value-type="float" office:value="6.01137077471754" calcext:value-type="float">
            <text:p>6</text:p>
          </table:table-cell>
          <table:table-cell table:style-name="ce67" table:formula="of:=[.I$22]/SQRT([.$A35]+15)/[.$C$2]*550" office:value-type="float" office:value="8.19732378370574" calcext:value-type="float">
            <text:p>8</text:p>
          </table:table-cell>
          <table:table-cell table:style-name="ce67" table:number-columns-repeated="4"/>
          <table:table-cell table:number-columns-repeated="6"/>
          <table:table-cell table:style-name="ce84" office:value-type="float" office:value="130" calcext:value-type="float">
            <text:p>130</text:p>
          </table:table-cell>
          <table:table-cell table:formula="of:=SQRT([.T35]+15)" office:value-type="float" office:value="12.0415945787923" calcext:value-type="float">
            <text:p>12</text:p>
          </table:table-cell>
          <table:table-cell table:number-columns-repeated="1003"/>
        </table:table-row>
        <table:table-row table:style-name="ro1">
          <table:table-cell table:style-name="ce65" office:value-type="float" office:value="140" calcext:value-type="float">
            <text:p>140</text:p>
          </table:table-cell>
          <table:table-cell table:style-name="ce67" table:formula="of:=[.B$22]/SQRT([.$A36]+15)/[.$C$2]*550" office:value-type="float" office:value="1.32141426600236" calcext:value-type="float">
            <text:p>1</text:p>
          </table:table-cell>
          <table:table-cell table:style-name="ce67" table:formula="of:=[.C$22]/SQRT([.$A36]+15)/[.$C$2]*550" office:value-type="float" office:value="1.58569711920283" calcext:value-type="float">
            <text:p>2</text:p>
          </table:table-cell>
          <table:table-cell table:style-name="ce67" table:formula="of:=[.D$22]/SQRT([.$A36]+15)/[.$C$2]*550" office:value-type="float" office:value="2.11426282560378" calcext:value-type="float">
            <text:p>2</text:p>
          </table:table-cell>
          <table:table-cell table:style-name="ce67" table:formula="of:=[.E$22]/SQRT([.$A36]+15)/[.$C$2]*550" office:value-type="float" office:value="2.64282853200472" calcext:value-type="float">
            <text:p>3</text:p>
          </table:table-cell>
          <table:table-cell table:style-name="ce67" table:formula="of:=[.F$22]/SQRT([.$A36]+15)/[.$C$2]*550" office:value-type="float" office:value="3.17139423840566" calcext:value-type="float">
            <text:p>3</text:p>
          </table:table-cell>
          <table:table-cell table:style-name="ce67" table:formula="of:=[.G$22]/SQRT([.$A36]+15)/[.$C$2]*550" office:value-type="float" office:value="4.22852565120755" calcext:value-type="float">
            <text:p>4</text:p>
          </table:table-cell>
          <table:table-cell table:style-name="ce67" table:formula="of:=[.H$22]/SQRT([.$A36]+15)/[.$C$2]*550" office:value-type="float" office:value="5.81422277041039" calcext:value-type="float">
            <text:p>6</text:p>
          </table:table-cell>
          <table:table-cell table:style-name="ce67" table:formula="of:=[.I$22]/SQRT([.$A36]+15)/[.$C$2]*550" office:value-type="float" office:value="7.92848559601416" calcext:value-type="float">
            <text:p>8</text:p>
          </table:table-cell>
          <table:table-cell table:style-name="ce67" table:number-columns-repeated="4"/>
          <table:table-cell table:number-columns-repeated="6"/>
          <table:table-cell table:style-name="ce84" office:value-type="float" office:value="140" calcext:value-type="float">
            <text:p>140</text:p>
          </table:table-cell>
          <table:table-cell table:formula="of:=SQRT([.T36]+15)" office:value-type="float" office:value="12.4498995979887" calcext:value-type="float">
            <text:p>12</text:p>
          </table:table-cell>
          <table:table-cell table:number-columns-repeated="1003"/>
        </table:table-row>
        <table:table-row table:style-name="ro1">
          <table:table-cell table:style-name="ce65" office:value-type="float" office:value="150" calcext:value-type="float">
            <text:p>150</text:p>
          </table:table-cell>
          <table:table-cell table:style-name="ce67" table:formula="of:=[.B$22]/SQRT([.$A37]+15)/[.$C$2]*550" office:value-type="float" office:value="1.2807455869973" calcext:value-type="float">
            <text:p>1</text:p>
          </table:table-cell>
          <table:table-cell table:style-name="ce67" table:formula="of:=[.C$22]/SQRT([.$A37]+15)/[.$C$2]*550" office:value-type="float" office:value="1.53689470439676" calcext:value-type="float">
            <text:p>2</text:p>
          </table:table-cell>
          <table:table-cell table:style-name="ce67" table:formula="of:=[.D$22]/SQRT([.$A37]+15)/[.$C$2]*550" office:value-type="float" office:value="2.04919293919569" calcext:value-type="float">
            <text:p>2</text:p>
          </table:table-cell>
          <table:table-cell table:style-name="ce67" table:formula="of:=[.E$22]/SQRT([.$A37]+15)/[.$C$2]*550" office:value-type="float" office:value="2.56149117399461" calcext:value-type="float">
            <text:p>3</text:p>
          </table:table-cell>
          <table:table-cell table:style-name="ce67" table:formula="of:=[.F$22]/SQRT([.$A37]+15)/[.$C$2]*550" office:value-type="float" office:value="3.07378940879353" calcext:value-type="float">
            <text:p>3</text:p>
          </table:table-cell>
          <table:table-cell table:style-name="ce67" table:formula="of:=[.G$22]/SQRT([.$A37]+15)/[.$C$2]*550" office:value-type="float" office:value="4.09838587839137" calcext:value-type="float">
            <text:p>4</text:p>
          </table:table-cell>
          <table:table-cell table:style-name="ce67" table:formula="of:=[.H$22]/SQRT([.$A37]+15)/[.$C$2]*550" office:value-type="float" office:value="5.63528058278814" calcext:value-type="float">
            <text:p>6</text:p>
          </table:table-cell>
          <table:table-cell table:style-name="ce67" table:formula="of:=[.I$22]/SQRT([.$A37]+15)/[.$C$2]*550" office:value-type="float" office:value="7.68447352198382" calcext:value-type="float">
            <text:p>8</text:p>
          </table:table-cell>
          <table:table-cell table:style-name="ce67" table:number-columns-repeated="4"/>
          <table:table-cell table:number-columns-repeated="6"/>
          <table:table-cell table:style-name="ce84" office:value-type="float" office:value="150" calcext:value-type="float">
            <text:p>150</text:p>
          </table:table-cell>
          <table:table-cell table:formula="of:=SQRT([.T37]+15)" office:value-type="float" office:value="12.8452325786651" calcext:value-type="float">
            <text:p>13</text:p>
          </table:table-cell>
          <table:table-cell table:number-columns-repeated="1003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iority" table:style-name="ta1">
        <table:table-column table:style-name="co5" table:number-columns-repeated="6" table:default-cell-style-name="ce4"/>
        <table:table-column table:style-name="co13" table:default-cell-style-name="ce4"/>
        <table:table-column table:style-name="co5" table:number-columns-repeated="1017" table:default-cell-style-name="ce4"/>
        <table:table-row table:style-name="ro1">
          <table:table-cell table:style-name="ce52" office:value-type="string" calcext:value-type="string">
            <text:p>NoProt</text:p>
          </table:table-cell>
          <table:table-cell table:style-name="ce52" office:value-type="float" office:value="230" calcext:value-type="float">
            <text:p>230</text:p>
          </table:table-cell>
          <table:table-cell table:style-name="ce56" office:value-type="float" office:value="215" calcext:value-type="float">
            <text:p>215</text:p>
          </table:table-cell>
          <table:table-cell table:style-name="ce56" office:value-type="float" office:value="200" calcext:value-type="float">
            <text:p>200</text:p>
          </table:table-cell>
          <table:table-cell table:style-name="ce56" office:value-type="float" office:value="185" calcext:value-type="float">
            <text:p>185</text:p>
          </table:table-cell>
          <table:table-cell table:number-columns-repeated="2"/>
          <table:table-cell table:style-name="ce52"/>
          <table:table-cell table:style-name="ce56" table:number-columns-repeated="3"/>
          <table:table-cell table:number-columns-repeated="101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rotection</text:p>
          </table:table-cell>
          <table:table-cell table:number-columns-repeated="1023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(([.$A4]*[.B$2])+((100-[.$A4])*[.B$1]))/100" office:value-type="float" office:value="208" calcext:value-type="float">
            <text:p>208</text:p>
          </table:table-cell>
          <table:table-cell table:formula="of:=(([.$A4]*[.C$2])+((100-[.$A4])*[.C$1]))/100" office:value-type="float" office:value="196.5" calcext:value-type="float">
            <text:p>197</text:p>
          </table:table-cell>
          <table:table-cell table:formula="of:=(([.$A4]*[.D$2])+((100-[.$A4])*[.D$1]))/100" office:value-type="float" office:value="185" calcext:value-type="float">
            <text:p>185</text:p>
          </table:table-cell>
          <table:table-cell table:formula="of:=(([.$A4]*[.E$2])+((100-[.$A4])*[.E$1]))/100" office:value-type="float" office:value="176.5" calcext:value-type="float">
            <text:p>177</text:p>
          </table:table-cell>
          <table:table-cell table:formula="of:=[.F$2]" office:value-type="float" office:value="150" calcext:value-type="float">
            <text:p>150</text:p>
          </table:table-cell>
          <table:table-cell/>
          <table:table-cell table:style-name="ce59" table:formula="of:=((([.$A4]*[.H$2])+((100-[.$A4])*[.B$1]))/100)-50" office:value-type="float" office:value="158" calcext:value-type="float">
            <text:p>158</text:p>
          </table:table-cell>
          <table:table-cell table:style-name="ce59" table:formula="of:=((([.$A4]*[.I$2])+((100-[.$A4])*[.C$1]))/100)-50" office:value-type="float" office:value="146.5" calcext:value-type="float">
            <text:p>147</text:p>
          </table:table-cell>
          <table:table-cell table:style-name="ce59" table:formula="of:=((([.$A4]*[.J$2])+((100-[.$A4])*[.D$1]))/100)-50" office:value-type="float" office:value="135" calcext:value-type="float">
            <text:p>135</text:p>
          </table:table-cell>
          <table:table-cell table:style-name="ce59" table:formula="of:=((([.$A4]*[.K$2])+((100-[.$A4])*[.E$1]))/100)-50" office:value-type="float" office:value="126.5" calcext:value-type="float">
            <text:p>127</text:p>
          </table:table-cell>
          <table:table-cell table:style-name="ce61" table:formula="of:=[.L$2]-50" office:value-type="float" office:value="100" calcext:value-type="float">
            <text:p>100</text:p>
          </table:table-cell>
          <table:table-cell table:number-columns-repeated="1012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(([.$A5]*[.B$2])+((100-[.$A5])*[.B$1]))/100" office:value-type="float" office:value="186" calcext:value-type="float">
            <text:p>186</text:p>
          </table:table-cell>
          <table:table-cell table:formula="of:=(([.$A5]*[.C$2])+((100-[.$A5])*[.C$1]))/100" office:value-type="float" office:value="178" calcext:value-type="float">
            <text:p>178</text:p>
          </table:table-cell>
          <table:table-cell table:formula="of:=(([.$A5]*[.D$2])+((100-[.$A5])*[.D$1]))/100" office:value-type="float" office:value="170" calcext:value-type="float">
            <text:p>170</text:p>
          </table:table-cell>
          <table:table-cell table:formula="of:=(([.$A5]*[.E$2])+((100-[.$A5])*[.E$1]))/100" office:value-type="float" office:value="168" calcext:value-type="float">
            <text:p>168</text:p>
          </table:table-cell>
          <table:table-cell table:formula="of:=[.F$2]" office:value-type="float" office:value="150" calcext:value-type="float">
            <text:p>150</text:p>
          </table:table-cell>
          <table:table-cell/>
          <table:table-cell table:style-name="ce59" table:formula="of:=((([.$A5]*[.H$2])+((100-[.$A5])*[.B$1]))/100)-50" office:value-type="float" office:value="136" calcext:value-type="float">
            <text:p>136</text:p>
          </table:table-cell>
          <table:table-cell table:style-name="ce59" table:formula="of:=((([.$A5]*[.I$2])+((100-[.$A5])*[.C$1]))/100)-50" office:value-type="float" office:value="128" calcext:value-type="float">
            <text:p>128</text:p>
          </table:table-cell>
          <table:table-cell table:style-name="ce59" table:formula="of:=((([.$A5]*[.J$2])+((100-[.$A5])*[.D$1]))/100)-50" office:value-type="float" office:value="120" calcext:value-type="float">
            <text:p>120</text:p>
          </table:table-cell>
          <table:table-cell table:style-name="ce59" table:formula="of:=((([.$A5]*[.K$2])+((100-[.$A5])*[.E$1]))/100)-50" office:value-type="float" office:value="118" calcext:value-type="float">
            <text:p>118</text:p>
          </table:table-cell>
          <table:table-cell table:style-name="ce61" table:formula="of:=[.L$2]-50" office:value-type="float" office:value="100" calcext:value-type="float">
            <text:p>100</text:p>
          </table:table-cell>
          <table:table-cell table:number-columns-repeated="1012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(([.$A6]*[.B$2])+((100-[.$A6])*[.B$1]))/100" office:value-type="float" office:value="164" calcext:value-type="float">
            <text:p>164</text:p>
          </table:table-cell>
          <table:table-cell table:formula="of:=(([.$A6]*[.C$2])+((100-[.$A6])*[.C$1]))/100" office:value-type="float" office:value="159.5" calcext:value-type="float">
            <text:p>160</text:p>
          </table:table-cell>
          <table:table-cell table:formula="of:=(([.$A6]*[.D$2])+((100-[.$A6])*[.D$1]))/100" office:value-type="float" office:value="155" calcext:value-type="float">
            <text:p>155</text:p>
          </table:table-cell>
          <table:table-cell table:formula="of:=(([.$A6]*[.E$2])+((100-[.$A6])*[.E$1]))/100" office:value-type="float" office:value="159.5" calcext:value-type="float">
            <text:p>160</text:p>
          </table:table-cell>
          <table:table-cell table:formula="of:=[.F$2]" office:value-type="float" office:value="150" calcext:value-type="float">
            <text:p>150</text:p>
          </table:table-cell>
          <table:table-cell/>
          <table:table-cell table:style-name="ce59" table:formula="of:=((([.$A6]*[.H$2])+((100-[.$A6])*[.B$1]))/100)-50" office:value-type="float" office:value="114" calcext:value-type="float">
            <text:p>114</text:p>
          </table:table-cell>
          <table:table-cell table:style-name="ce59" table:formula="of:=((([.$A6]*[.I$2])+((100-[.$A6])*[.C$1]))/100)-50" office:value-type="float" office:value="109.5" calcext:value-type="float">
            <text:p>110</text:p>
          </table:table-cell>
          <table:table-cell table:style-name="ce59" table:formula="of:=((([.$A6]*[.J$2])+((100-[.$A6])*[.D$1]))/100)-50" office:value-type="float" office:value="105" calcext:value-type="float">
            <text:p>105</text:p>
          </table:table-cell>
          <table:table-cell table:style-name="ce59" table:formula="of:=((([.$A6]*[.K$2])+((100-[.$A6])*[.E$1]))/100)-50" office:value-type="float" office:value="109.5" calcext:value-type="float">
            <text:p>110</text:p>
          </table:table-cell>
          <table:table-cell table:style-name="ce61" table:formula="of:=[.L$2]-50" office:value-type="float" office:value="100" calcext:value-type="float">
            <text:p>100</text:p>
          </table:table-cell>
          <table:table-cell table:number-columns-repeated="1012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(([.$A7]*[.B$2])+((100-[.$A7])*[.B$1]))/100" office:value-type="float" office:value="142" calcext:value-type="float">
            <text:p>142</text:p>
          </table:table-cell>
          <table:table-cell table:formula="of:=(([.$A7]*[.C$2])+((100-[.$A7])*[.C$1]))/100" office:value-type="float" office:value="141" calcext:value-type="float">
            <text:p>141</text:p>
          </table:table-cell>
          <table:table-cell table:formula="of:=(([.$A7]*[.D$2])+((100-[.$A7])*[.D$1]))/100" office:value-type="float" office:value="140" calcext:value-type="float">
            <text:p>140</text:p>
          </table:table-cell>
          <table:table-cell table:formula="of:=(([.$A7]*[.E$2])+((100-[.$A7])*[.E$1]))/100" office:value-type="float" office:value="151" calcext:value-type="float">
            <text:p>151</text:p>
          </table:table-cell>
          <table:table-cell table:formula="of:=[.F$2]" office:value-type="float" office:value="150" calcext:value-type="float">
            <text:p>150</text:p>
          </table:table-cell>
          <table:table-cell/>
          <table:table-cell table:style-name="ce59" table:formula="of:=((([.$A7]*[.H$2])+((100-[.$A7])*[.B$1]))/100)-50" office:value-type="float" office:value="92" calcext:value-type="float">
            <text:p>92</text:p>
          </table:table-cell>
          <table:table-cell table:style-name="ce59" table:formula="of:=((([.$A7]*[.I$2])+((100-[.$A7])*[.C$1]))/100)-50" office:value-type="float" office:value="91" calcext:value-type="float">
            <text:p>91</text:p>
          </table:table-cell>
          <table:table-cell table:style-name="ce59" table:formula="of:=((([.$A7]*[.J$2])+((100-[.$A7])*[.D$1]))/100)-50" office:value-type="float" office:value="90" calcext:value-type="float">
            <text:p>90</text:p>
          </table:table-cell>
          <table:table-cell table:style-name="ce59" table:formula="of:=((([.$A7]*[.K$2])+((100-[.$A7])*[.E$1]))/100)-50" office:value-type="float" office:value="101" calcext:value-type="float">
            <text:p>101</text:p>
          </table:table-cell>
          <table:table-cell table:style-name="ce61" table:formula="of:=[.L$2]-50" office:value-type="float" office:value="100" calcext:value-type="float">
            <text:p>100</text:p>
          </table:table-cell>
          <table:table-cell table:number-columns-repeated="1012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(([.$A8]*[.B$2])+((100-[.$A8])*[.B$1]))/100" office:value-type="float" office:value="120" calcext:value-type="float">
            <text:p>120</text:p>
          </table:table-cell>
          <table:table-cell table:formula="of:=(([.$A8]*[.C$2])+((100-[.$A8])*[.C$1]))/100" office:value-type="float" office:value="122.5" calcext:value-type="float">
            <text:p>123</text:p>
          </table:table-cell>
          <table:table-cell table:formula="of:=(([.$A8]*[.D$2])+((100-[.$A8])*[.D$1]))/100" office:value-type="float" office:value="125" calcext:value-type="float">
            <text:p>125</text:p>
          </table:table-cell>
          <table:table-cell table:formula="of:=(([.$A8]*[.E$2])+((100-[.$A8])*[.E$1]))/100" office:value-type="float" office:value="142.5" calcext:value-type="float">
            <text:p>143</text:p>
          </table:table-cell>
          <table:table-cell table:formula="of:=[.F$2]" office:value-type="float" office:value="150" calcext:value-type="float">
            <text:p>150</text:p>
          </table:table-cell>
          <table:table-cell/>
          <table:table-cell table:style-name="ce59" table:formula="of:=((([.$A8]*[.H$2])+((100-[.$A8])*[.B$1]))/100)-50" office:value-type="float" office:value="70" calcext:value-type="float">
            <text:p>70</text:p>
          </table:table-cell>
          <table:table-cell table:style-name="ce59" table:formula="of:=((([.$A8]*[.I$2])+((100-[.$A8])*[.C$1]))/100)-50" office:value-type="float" office:value="72.5" calcext:value-type="float">
            <text:p>73</text:p>
          </table:table-cell>
          <table:table-cell table:style-name="ce59" table:formula="of:=((([.$A8]*[.J$2])+((100-[.$A8])*[.D$1]))/100)-50" office:value-type="float" office:value="75" calcext:value-type="float">
            <text:p>75</text:p>
          </table:table-cell>
          <table:table-cell table:style-name="ce59" table:formula="of:=((([.$A8]*[.K$2])+((100-[.$A8])*[.E$1]))/100)-50" office:value-type="float" office:value="92.5" calcext:value-type="float">
            <text:p>93</text:p>
          </table:table-cell>
          <table:table-cell table:style-name="ce61" table:formula="of:=[.L$2]-50" office:value-type="float" office:value="100" calcext:value-type="float">
            <text:p>100</text:p>
          </table:table-cell>
          <table:table-cell table:number-columns-repeated="1012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(([.$A9]*[.B$2])+((100-[.$A9])*[.B$1]))/100" office:value-type="float" office:value="98" calcext:value-type="float">
            <text:p>98</text:p>
          </table:table-cell>
          <table:table-cell table:formula="of:=(([.$A9]*[.C$2])+((100-[.$A9])*[.C$1]))/100" office:value-type="float" office:value="104" calcext:value-type="float">
            <text:p>104</text:p>
          </table:table-cell>
          <table:table-cell table:formula="of:=(([.$A9]*[.D$2])+((100-[.$A9])*[.D$1]))/100" office:value-type="float" office:value="110" calcext:value-type="float">
            <text:p>110</text:p>
          </table:table-cell>
          <table:table-cell table:formula="of:=(([.$A9]*[.E$2])+((100-[.$A9])*[.E$1]))/100" office:value-type="float" office:value="134" calcext:value-type="float">
            <text:p>134</text:p>
          </table:table-cell>
          <table:table-cell table:formula="of:=[.F$2]" office:value-type="float" office:value="150" calcext:value-type="float">
            <text:p>150</text:p>
          </table:table-cell>
          <table:table-cell/>
          <table:table-cell table:style-name="ce59" table:formula="of:=((([.$A9]*[.H$2])+((100-[.$A9])*[.B$1]))/100)-50" office:value-type="float" office:value="48" calcext:value-type="float">
            <text:p>48</text:p>
          </table:table-cell>
          <table:table-cell table:style-name="ce59" table:formula="of:=((([.$A9]*[.I$2])+((100-[.$A9])*[.C$1]))/100)-50" office:value-type="float" office:value="54" calcext:value-type="float">
            <text:p>54</text:p>
          </table:table-cell>
          <table:table-cell table:style-name="ce59" table:formula="of:=((([.$A9]*[.J$2])+((100-[.$A9])*[.D$1]))/100)-50" office:value-type="float" office:value="60" calcext:value-type="float">
            <text:p>60</text:p>
          </table:table-cell>
          <table:table-cell table:style-name="ce59" table:formula="of:=((([.$A9]*[.K$2])+((100-[.$A9])*[.E$1]))/100)-50" office:value-type="float" office:value="84" calcext:value-type="float">
            <text:p>84</text:p>
          </table:table-cell>
          <table:table-cell table:style-name="ce61" table:formula="of:=[.L$2]-50" office:value-type="float" office:value="100" calcext:value-type="float">
            <text:p>100</text:p>
          </table:table-cell>
          <table:table-cell table:number-columns-repeated="1012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(([.$A10]*[.B$2])+((100-[.$A10])*[.B$1]))/100" office:value-type="float" office:value="76" calcext:value-type="float">
            <text:p>76</text:p>
          </table:table-cell>
          <table:table-cell table:formula="of:=(([.$A10]*[.C$2])+((100-[.$A10])*[.C$1]))/100" office:value-type="float" office:value="85.5" calcext:value-type="float">
            <text:p>86</text:p>
          </table:table-cell>
          <table:table-cell table:formula="of:=(([.$A10]*[.D$2])+((100-[.$A10])*[.D$1]))/100" office:value-type="float" office:value="95" calcext:value-type="float">
            <text:p>95</text:p>
          </table:table-cell>
          <table:table-cell table:formula="of:=(([.$A10]*[.E$2])+((100-[.$A10])*[.E$1]))/100" office:value-type="float" office:value="125.5" calcext:value-type="float">
            <text:p>126</text:p>
          </table:table-cell>
          <table:table-cell table:formula="of:=[.F$2]" office:value-type="float" office:value="150" calcext:value-type="float">
            <text:p>150</text:p>
          </table:table-cell>
          <table:table-cell/>
          <table:table-cell table:style-name="ce59" table:formula="of:=((([.$A10]*[.H$2])+((100-[.$A10])*[.B$1]))/100)-50" office:value-type="float" office:value="26" calcext:value-type="float">
            <text:p>26</text:p>
          </table:table-cell>
          <table:table-cell table:style-name="ce59" table:formula="of:=((([.$A10]*[.I$2])+((100-[.$A10])*[.C$1]))/100)-50" office:value-type="float" office:value="35.5" calcext:value-type="float">
            <text:p>36</text:p>
          </table:table-cell>
          <table:table-cell table:style-name="ce59" table:formula="of:=((([.$A10]*[.J$2])+((100-[.$A10])*[.D$1]))/100)-50" office:value-type="float" office:value="45" calcext:value-type="float">
            <text:p>45</text:p>
          </table:table-cell>
          <table:table-cell table:style-name="ce59" table:formula="of:=((([.$A10]*[.K$2])+((100-[.$A10])*[.E$1]))/100)-50" office:value-type="float" office:value="75.5" calcext:value-type="float">
            <text:p>76</text:p>
          </table:table-cell>
          <table:table-cell table:style-name="ce61" table:formula="of:=[.L$2]-50" office:value-type="float" office:value="100" calcext:value-type="float">
            <text:p>100</text:p>
          </table:table-cell>
          <table:table-cell table:number-columns-repeated="1012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(([.$A11]*[.B$2])+((100-[.$A11])*[.B$1]))/100" office:value-type="float" office:value="54" calcext:value-type="float">
            <text:p>54</text:p>
          </table:table-cell>
          <table:table-cell table:formula="of:=(([.$A11]*[.C$2])+((100-[.$A11])*[.C$1]))/100" office:value-type="float" office:value="67" calcext:value-type="float">
            <text:p>67</text:p>
          </table:table-cell>
          <table:table-cell table:formula="of:=(([.$A11]*[.D$2])+((100-[.$A11])*[.D$1]))/100" office:value-type="float" office:value="80" calcext:value-type="float">
            <text:p>80</text:p>
          </table:table-cell>
          <table:table-cell table:formula="of:=(([.$A11]*[.E$2])+((100-[.$A11])*[.E$1]))/100" office:value-type="float" office:value="117" calcext:value-type="float">
            <text:p>117</text:p>
          </table:table-cell>
          <table:table-cell table:formula="of:=[.F$2]" office:value-type="float" office:value="150" calcext:value-type="float">
            <text:p>150</text:p>
          </table:table-cell>
          <table:table-cell/>
          <table:table-cell table:style-name="ce59" table:formula="of:=((([.$A11]*[.H$2])+((100-[.$A11])*[.B$1]))/100)-50" office:value-type="float" office:value="4" calcext:value-type="float">
            <text:p>4</text:p>
          </table:table-cell>
          <table:table-cell table:style-name="ce59" table:formula="of:=((([.$A11]*[.I$2])+((100-[.$A11])*[.C$1]))/100)-50" office:value-type="float" office:value="17" calcext:value-type="float">
            <text:p>17</text:p>
          </table:table-cell>
          <table:table-cell table:style-name="ce59" table:formula="of:=((([.$A11]*[.J$2])+((100-[.$A11])*[.D$1]))/100)-50" office:value-type="float" office:value="30" calcext:value-type="float">
            <text:p>30</text:p>
          </table:table-cell>
          <table:table-cell table:style-name="ce59" table:formula="of:=((([.$A11]*[.K$2])+((100-[.$A11])*[.E$1]))/100)-50" office:value-type="float" office:value="67" calcext:value-type="float">
            <text:p>67</text:p>
          </table:table-cell>
          <table:table-cell table:style-name="ce61" table:formula="of:=[.L$2]-50" office:value-type="float" office:value="100" calcext:value-type="float">
            <text:p>100</text:p>
          </table:table-cell>
          <table:table-cell table:number-columns-repeated="1012"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(([.$A12]*[.B$2])+((100-[.$A12])*[.B$1]))/100" office:value-type="float" office:value="32" calcext:value-type="float">
            <text:p>32</text:p>
          </table:table-cell>
          <table:table-cell table:formula="of:=(([.$A12]*[.C$2])+((100-[.$A12])*[.C$1]))/100" office:value-type="float" office:value="48.5" calcext:value-type="float">
            <text:p>49</text:p>
          </table:table-cell>
          <table:table-cell table:formula="of:=(([.$A12]*[.D$2])+((100-[.$A12])*[.D$1]))/100" office:value-type="float" office:value="65" calcext:value-type="float">
            <text:p>65</text:p>
          </table:table-cell>
          <table:table-cell table:formula="of:=(([.$A12]*[.E$2])+((100-[.$A12])*[.E$1]))/100" office:value-type="float" office:value="108.5" calcext:value-type="float">
            <text:p>109</text:p>
          </table:table-cell>
          <table:table-cell table:formula="of:=[.F$2]" office:value-type="float" office:value="150" calcext:value-type="float">
            <text:p>150</text:p>
          </table:table-cell>
          <table:table-cell/>
          <table:table-cell table:style-name="ce59" table:formula="of:=((([.$A12]*[.H$2])+((100-[.$A12])*[.B$1]))/100)-50" office:value-type="float" office:value="-18" calcext:value-type="float">
            <text:p>-18</text:p>
          </table:table-cell>
          <table:table-cell table:style-name="ce59" table:formula="of:=((([.$A12]*[.I$2])+((100-[.$A12])*[.C$1]))/100)-50" office:value-type="float" office:value="-1.5" calcext:value-type="float">
            <text:p>-2</text:p>
          </table:table-cell>
          <table:table-cell table:style-name="ce59" table:formula="of:=((([.$A12]*[.J$2])+((100-[.$A12])*[.D$1]))/100)-50" office:value-type="float" office:value="15" calcext:value-type="float">
            <text:p>15</text:p>
          </table:table-cell>
          <table:table-cell table:style-name="ce59" table:formula="of:=((([.$A12]*[.K$2])+((100-[.$A12])*[.E$1]))/100)-50" office:value-type="float" office:value="58.5" calcext:value-type="float">
            <text:p>59</text:p>
          </table:table-cell>
          <table:table-cell table:style-name="ce61" table:formula="of:=[.L$2]-50" office:value-type="float" office:value="100" calcext:value-type="float">
            <text:p>100</text:p>
          </table:table-cell>
          <table:table-cell table:number-columns-repeated="1012"/>
        </table:table-row>
        <table:table-row table:style-name="ro1">
          <table:table-cell table:style-name="ce53" office:value-type="float" office:value="100" calcext:value-type="float">
            <text:p>100</text:p>
          </table:table-cell>
          <table:table-cell table:formula="of:=(([.$A13]*[.B$2])+((100-[.$A13])*[.B$1]))/100" office:value-type="float" office:value="10" calcext:value-type="float">
            <text:p>10</text:p>
          </table:table-cell>
          <table:table-cell table:formula="of:=(([.$A13]*[.C$2])+((100-[.$A13])*[.C$1]))/100" office:value-type="float" office:value="30" calcext:value-type="float">
            <text:p>30</text:p>
          </table:table-cell>
          <table:table-cell table:formula="of:=(([.$A13]*[.D$2])+((100-[.$A13])*[.D$1]))/100" office:value-type="float" office:value="50" calcext:value-type="float">
            <text:p>50</text:p>
          </table:table-cell>
          <table:table-cell table:formula="of:=(([.$A13]*[.E$2])+((100-[.$A13])*[.E$1]))/100" office:value-type="float" office:value="100" calcext:value-type="float">
            <text:p>100</text:p>
          </table:table-cell>
          <table:table-cell table:style-name="ce53" table:formula="of:=[.F$2]" office:value-type="float" office:value="150" calcext:value-type="float">
            <text:p>150</text:p>
          </table:table-cell>
          <table:table-cell table:style-name="ce53"/>
          <table:table-cell table:style-name="ce59" table:formula="of:=((([.$A13]*[.H$2])+((100-[.$A13])*[.B$1]))/100)-50" office:value-type="float" office:value="-40" calcext:value-type="float">
            <text:p>-40</text:p>
          </table:table-cell>
          <table:table-cell table:style-name="ce59" table:formula="of:=((([.$A13]*[.I$2])+((100-[.$A13])*[.C$1]))/100)-50" office:value-type="float" office:value="-20" calcext:value-type="float">
            <text:p>-20</text:p>
          </table:table-cell>
          <table:table-cell table:style-name="ce59" table:formula="of:=((([.$A13]*[.J$2])+((100-[.$A13])*[.D$1]))/100)-50" office:value-type="float" office:value="0" calcext:value-type="float">
            <text:p>0</text:p>
          </table:table-cell>
          <table:table-cell table:style-name="ce59" table:formula="of:=((([.$A13]*[.K$2])+((100-[.$A13])*[.E$1]))/100)-50" office:value-type="float" office:value="50" calcext:value-type="float">
            <text:p>50</text:p>
          </table:table-cell>
          <table:table-cell table:style-name="ce61" table:formula="of:=[.L$2]-50" office:value-type="float" office:value="100" calcext:value-type="float">
            <text:p>100</text:p>
          </table:table-cell>
          <table:table-cell table:style-name="ce53" table:number-columns-repeated="1012"/>
        </table:table-row>
        <table:table-row table:style-name="ro1">
          <table:table-cell table:style-name="ce54" table:number-columns-repeated="7"/>
          <table:table-cell table:number-columns-repeated="4"/>
          <table:table-cell table:style-name="ce54" table:number-columns-repeated="1013"/>
        </table:table-row>
        <table:table-row table:style-name="ro1">
          <table:table-cell table:style-name="ce55" table:number-columns-repeated="1024"/>
        </table:table-row>
        <table:table-row table:style-name="ro1">
          <table:table-cell table:style-name="ce56" office:value-type="string" calcext:value-type="string">
            <text:p>prioP2</text:p>
          </table:table-cell>
          <table:table-cell table:style-name="ce55" table:number-columns-repeated="1023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office:value-type="float" office:value="150" calcext:value-type="float">
            <text:p>150</text:p>
          </table:table-cell>
          <table:table-cell table:style-name="ce55"/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office:value-type="float" office:value="150" calcext:value-type="float">
            <text:p>150</text:p>
          </table:table-cell>
          <table:table-cell table:style-name="ce55" table:number-columns-repeated="1012"/>
        </table:table-row>
        <table:table-row table:style-name="ro1">
          <table:table-cell office:value-type="string" calcext:value-type="string">
            <text:p>Protection</text:p>
          </table:table-cell>
          <table:table-cell table:number-columns-repeated="5"/>
          <table:table-cell table:style-name="ce55"/>
          <table:table-cell table:number-columns-repeated="5"/>
          <table:table-cell table:style-name="ce55" table:number-columns-repeated="1012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(([.$A19]*[.B$17])+((100-[.$A19])*[.B$1]))/100" office:value-type="float" office:value="211" calcext:value-type="float">
            <text:p>211</text:p>
          </table:table-cell>
          <table:table-cell table:formula="of:=(([.$A19]*[.C$17])+((100-[.$A19])*[.C$1]))/100" office:value-type="float" office:value="200.5" calcext:value-type="float">
            <text:p>201</text:p>
          </table:table-cell>
          <table:table-cell table:formula="of:=(([.$A19]*[.D$17])+((100-[.$A19])*[.D$1]))/100" office:value-type="float" office:value="190" calcext:value-type="float">
            <text:p>190</text:p>
          </table:table-cell>
          <table:table-cell table:formula="of:=(([.$A19]*[.E$17])+((100-[.$A19])*[.E$1]))/100" office:value-type="float" office:value="178.5" calcext:value-type="float">
            <text:p>179</text:p>
          </table:table-cell>
          <table:table-cell table:formula="of:=[.F$2]" office:value-type="float" office:value="150" calcext:value-type="float">
            <text:p>150</text:p>
          </table:table-cell>
          <table:table-cell table:style-name="ce55"/>
          <table:table-cell table:style-name="ce60" table:formula="of:=((([.$A19]*[.H$17])+((100-[.$A19])*[.B$1]))/100)-50" office:value-type="float" office:value="161" calcext:value-type="float">
            <text:p>161</text:p>
          </table:table-cell>
          <table:table-cell table:style-name="ce60" table:formula="of:=((([.$A19]*[.I$17])+((100-[.$A19])*[.C$1]))/100)-50" office:value-type="float" office:value="150.5" calcext:value-type="float">
            <text:p>151</text:p>
          </table:table-cell>
          <table:table-cell table:style-name="ce60" table:formula="of:=((([.$A19]*[.J$17])+((100-[.$A19])*[.D$1]))/100)-50" office:value-type="float" office:value="140" calcext:value-type="float">
            <text:p>140</text:p>
          </table:table-cell>
          <table:table-cell table:style-name="ce60" table:formula="of:=((([.$A19]*[.K$17])+((100-[.$A19])*[.E$1]))/100)-50" office:value-type="float" office:value="128.5" calcext:value-type="float">
            <text:p>129</text:p>
          </table:table-cell>
          <table:table-cell table:style-name="ce60" table:formula="of:=[.L$2]-50" office:value-type="float" office:value="100" calcext:value-type="float">
            <text:p>100</text:p>
          </table:table-cell>
          <table:table-cell table:style-name="ce55" table:number-columns-repeated="1012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(([.$A20]*[.B$17])+((100-[.$A20])*[.B$1]))/100" office:value-type="float" office:value="192" calcext:value-type="float">
            <text:p>192</text:p>
          </table:table-cell>
          <table:table-cell table:formula="of:=(([.$A20]*[.C$17])+((100-[.$A20])*[.C$1]))/100" office:value-type="float" office:value="186" calcext:value-type="float">
            <text:p>186</text:p>
          </table:table-cell>
          <table:table-cell table:formula="of:=(([.$A20]*[.D$17])+((100-[.$A20])*[.D$1]))/100" office:value-type="float" office:value="180" calcext:value-type="float">
            <text:p>180</text:p>
          </table:table-cell>
          <table:table-cell table:formula="of:=(([.$A20]*[.E$17])+((100-[.$A20])*[.E$1]))/100" office:value-type="float" office:value="172" calcext:value-type="float">
            <text:p>172</text:p>
          </table:table-cell>
          <table:table-cell table:formula="of:=[.F$2]" office:value-type="float" office:value="150" calcext:value-type="float">
            <text:p>150</text:p>
          </table:table-cell>
          <table:table-cell table:style-name="ce55"/>
          <table:table-cell table:style-name="ce60" table:formula="of:=((([.$A20]*[.H$17])+((100-[.$A20])*[.B$1]))/100)-50" office:value-type="float" office:value="142" calcext:value-type="float">
            <text:p>142</text:p>
          </table:table-cell>
          <table:table-cell table:style-name="ce60" table:formula="of:=((([.$A20]*[.I$17])+((100-[.$A20])*[.C$1]))/100)-50" office:value-type="float" office:value="136" calcext:value-type="float">
            <text:p>136</text:p>
          </table:table-cell>
          <table:table-cell table:style-name="ce60" table:formula="of:=((([.$A20]*[.J$17])+((100-[.$A20])*[.D$1]))/100)-50" office:value-type="float" office:value="130" calcext:value-type="float">
            <text:p>130</text:p>
          </table:table-cell>
          <table:table-cell table:style-name="ce60" table:formula="of:=((([.$A20]*[.K$17])+((100-[.$A20])*[.E$1]))/100)-50" office:value-type="float" office:value="122" calcext:value-type="float">
            <text:p>122</text:p>
          </table:table-cell>
          <table:table-cell table:style-name="ce60" table:formula="of:=[.L$2]-50" office:value-type="float" office:value="100" calcext:value-type="float">
            <text:p>100</text:p>
          </table:table-cell>
          <table:table-cell table:style-name="ce55" table:number-columns-repeated="1012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(([.$A21]*[.B$17])+((100-[.$A21])*[.B$1]))/100" office:value-type="float" office:value="173" calcext:value-type="float">
            <text:p>173</text:p>
          </table:table-cell>
          <table:table-cell table:formula="of:=(([.$A21]*[.C$17])+((100-[.$A21])*[.C$1]))/100" office:value-type="float" office:value="171.5" calcext:value-type="float">
            <text:p>172</text:p>
          </table:table-cell>
          <table:table-cell table:formula="of:=(([.$A21]*[.D$17])+((100-[.$A21])*[.D$1]))/100" office:value-type="float" office:value="170" calcext:value-type="float">
            <text:p>170</text:p>
          </table:table-cell>
          <table:table-cell table:formula="of:=(([.$A21]*[.E$17])+((100-[.$A21])*[.E$1]))/100" office:value-type="float" office:value="165.5" calcext:value-type="float">
            <text:p>166</text:p>
          </table:table-cell>
          <table:table-cell table:formula="of:=[.F$2]" office:value-type="float" office:value="150" calcext:value-type="float">
            <text:p>150</text:p>
          </table:table-cell>
          <table:table-cell table:style-name="ce55"/>
          <table:table-cell table:style-name="ce60" table:formula="of:=((([.$A21]*[.H$17])+((100-[.$A21])*[.B$1]))/100)-50" office:value-type="float" office:value="123" calcext:value-type="float">
            <text:p>123</text:p>
          </table:table-cell>
          <table:table-cell table:style-name="ce60" table:formula="of:=((([.$A21]*[.I$17])+((100-[.$A21])*[.C$1]))/100)-50" office:value-type="float" office:value="121.5" calcext:value-type="float">
            <text:p>122</text:p>
          </table:table-cell>
          <table:table-cell table:style-name="ce60" table:formula="of:=((([.$A21]*[.J$17])+((100-[.$A21])*[.D$1]))/100)-50" office:value-type="float" office:value="120" calcext:value-type="float">
            <text:p>120</text:p>
          </table:table-cell>
          <table:table-cell table:style-name="ce60" table:formula="of:=((([.$A21]*[.K$17])+((100-[.$A21])*[.E$1]))/100)-50" office:value-type="float" office:value="115.5" calcext:value-type="float">
            <text:p>116</text:p>
          </table:table-cell>
          <table:table-cell table:style-name="ce60" table:formula="of:=[.L$2]-50" office:value-type="float" office:value="100" calcext:value-type="float">
            <text:p>100</text:p>
          </table:table-cell>
          <table:table-cell table:style-name="ce55" table:number-columns-repeated="1012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(([.$A22]*[.B$17])+((100-[.$A22])*[.B$1]))/100" office:value-type="float" office:value="154" calcext:value-type="float">
            <text:p>154</text:p>
          </table:table-cell>
          <table:table-cell table:formula="of:=(([.$A22]*[.C$17])+((100-[.$A22])*[.C$1]))/100" office:value-type="float" office:value="157" calcext:value-type="float">
            <text:p>157</text:p>
          </table:table-cell>
          <table:table-cell table:formula="of:=(([.$A22]*[.D$17])+((100-[.$A22])*[.D$1]))/100" office:value-type="float" office:value="160" calcext:value-type="float">
            <text:p>160</text:p>
          </table:table-cell>
          <table:table-cell table:formula="of:=(([.$A22]*[.E$17])+((100-[.$A22])*[.E$1]))/100" office:value-type="float" office:value="159" calcext:value-type="float">
            <text:p>159</text:p>
          </table:table-cell>
          <table:table-cell table:formula="of:=[.F$2]" office:value-type="float" office:value="150" calcext:value-type="float">
            <text:p>150</text:p>
          </table:table-cell>
          <table:table-cell table:style-name="ce55"/>
          <table:table-cell table:style-name="ce60" table:formula="of:=((([.$A22]*[.H$17])+((100-[.$A22])*[.B$1]))/100)-50" office:value-type="float" office:value="104" calcext:value-type="float">
            <text:p>104</text:p>
          </table:table-cell>
          <table:table-cell table:style-name="ce60" table:formula="of:=((([.$A22]*[.I$17])+((100-[.$A22])*[.C$1]))/100)-50" office:value-type="float" office:value="107" calcext:value-type="float">
            <text:p>107</text:p>
          </table:table-cell>
          <table:table-cell table:style-name="ce60" table:formula="of:=((([.$A22]*[.J$17])+((100-[.$A22])*[.D$1]))/100)-50" office:value-type="float" office:value="110" calcext:value-type="float">
            <text:p>110</text:p>
          </table:table-cell>
          <table:table-cell table:style-name="ce60" table:formula="of:=((([.$A22]*[.K$17])+((100-[.$A22])*[.E$1]))/100)-50" office:value-type="float" office:value="109" calcext:value-type="float">
            <text:p>109</text:p>
          </table:table-cell>
          <table:table-cell table:style-name="ce60" table:formula="of:=[.L$2]-50" office:value-type="float" office:value="100" calcext:value-type="float">
            <text:p>100</text:p>
          </table:table-cell>
          <table:table-cell table:style-name="ce55" table:number-columns-repeated="1012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(([.$A23]*[.B$17])+((100-[.$A23])*[.B$1]))/100" office:value-type="float" office:value="135" calcext:value-type="float">
            <text:p>135</text:p>
          </table:table-cell>
          <table:table-cell table:formula="of:=(([.$A23]*[.C$17])+((100-[.$A23])*[.C$1]))/100" office:value-type="float" office:value="142.5" calcext:value-type="float">
            <text:p>143</text:p>
          </table:table-cell>
          <table:table-cell table:formula="of:=(([.$A23]*[.D$17])+((100-[.$A23])*[.D$1]))/100" office:value-type="float" office:value="150" calcext:value-type="float">
            <text:p>150</text:p>
          </table:table-cell>
          <table:table-cell table:formula="of:=(([.$A23]*[.E$17])+((100-[.$A23])*[.E$1]))/100" office:value-type="float" office:value="152.5" calcext:value-type="float">
            <text:p>153</text:p>
          </table:table-cell>
          <table:table-cell table:formula="of:=[.F$2]" office:value-type="float" office:value="150" calcext:value-type="float">
            <text:p>150</text:p>
          </table:table-cell>
          <table:table-cell table:style-name="ce55"/>
          <table:table-cell table:style-name="ce60" table:formula="of:=((([.$A23]*[.H$17])+((100-[.$A23])*[.B$1]))/100)-50" office:value-type="float" office:value="85" calcext:value-type="float">
            <text:p>85</text:p>
          </table:table-cell>
          <table:table-cell table:style-name="ce60" table:formula="of:=((([.$A23]*[.I$17])+((100-[.$A23])*[.C$1]))/100)-50" office:value-type="float" office:value="92.5" calcext:value-type="float">
            <text:p>93</text:p>
          </table:table-cell>
          <table:table-cell table:style-name="ce60" table:formula="of:=((([.$A23]*[.J$17])+((100-[.$A23])*[.D$1]))/100)-50" office:value-type="float" office:value="100" calcext:value-type="float">
            <text:p>100</text:p>
          </table:table-cell>
          <table:table-cell table:style-name="ce60" table:formula="of:=((([.$A23]*[.K$17])+((100-[.$A23])*[.E$1]))/100)-50" office:value-type="float" office:value="102.5" calcext:value-type="float">
            <text:p>103</text:p>
          </table:table-cell>
          <table:table-cell table:style-name="ce60" table:formula="of:=[.L$2]-50" office:value-type="float" office:value="100" calcext:value-type="float">
            <text:p>100</text:p>
          </table:table-cell>
          <table:table-cell table:style-name="ce55" table:number-columns-repeated="1012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(([.$A24]*[.B$17])+((100-[.$A24])*[.B$1]))/100" office:value-type="float" office:value="116" calcext:value-type="float">
            <text:p>116</text:p>
          </table:table-cell>
          <table:table-cell table:formula="of:=(([.$A24]*[.C$17])+((100-[.$A24])*[.C$1]))/100" office:value-type="float" office:value="128" calcext:value-type="float">
            <text:p>128</text:p>
          </table:table-cell>
          <table:table-cell table:formula="of:=(([.$A24]*[.D$17])+((100-[.$A24])*[.D$1]))/100" office:value-type="float" office:value="140" calcext:value-type="float">
            <text:p>140</text:p>
          </table:table-cell>
          <table:table-cell table:formula="of:=(([.$A24]*[.E$17])+((100-[.$A24])*[.E$1]))/100" office:value-type="float" office:value="146" calcext:value-type="float">
            <text:p>146</text:p>
          </table:table-cell>
          <table:table-cell table:formula="of:=[.F$2]" office:value-type="float" office:value="150" calcext:value-type="float">
            <text:p>150</text:p>
          </table:table-cell>
          <table:table-cell table:style-name="ce55"/>
          <table:table-cell table:style-name="ce60" table:formula="of:=((([.$A24]*[.H$17])+((100-[.$A24])*[.B$1]))/100)-50" office:value-type="float" office:value="66" calcext:value-type="float">
            <text:p>66</text:p>
          </table:table-cell>
          <table:table-cell table:style-name="ce60" table:formula="of:=((([.$A24]*[.I$17])+((100-[.$A24])*[.C$1]))/100)-50" office:value-type="float" office:value="78" calcext:value-type="float">
            <text:p>78</text:p>
          </table:table-cell>
          <table:table-cell table:style-name="ce60" table:formula="of:=((([.$A24]*[.J$17])+((100-[.$A24])*[.D$1]))/100)-50" office:value-type="float" office:value="90" calcext:value-type="float">
            <text:p>90</text:p>
          </table:table-cell>
          <table:table-cell table:style-name="ce60" table:formula="of:=((([.$A24]*[.K$17])+((100-[.$A24])*[.E$1]))/100)-50" office:value-type="float" office:value="96" calcext:value-type="float">
            <text:p>96</text:p>
          </table:table-cell>
          <table:table-cell table:style-name="ce60" table:formula="of:=[.L$2]-50" office:value-type="float" office:value="100" calcext:value-type="float">
            <text:p>100</text:p>
          </table:table-cell>
          <table:table-cell table:style-name="ce55" table:number-columns-repeated="1012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(([.$A25]*[.B$17])+((100-[.$A25])*[.B$1]))/100" office:value-type="float" office:value="97" calcext:value-type="float">
            <text:p>97</text:p>
          </table:table-cell>
          <table:table-cell table:formula="of:=(([.$A25]*[.C$17])+((100-[.$A25])*[.C$1]))/100" office:value-type="float" office:value="113.5" calcext:value-type="float">
            <text:p>114</text:p>
          </table:table-cell>
          <table:table-cell table:formula="of:=(([.$A25]*[.D$17])+((100-[.$A25])*[.D$1]))/100" office:value-type="float" office:value="130" calcext:value-type="float">
            <text:p>130</text:p>
          </table:table-cell>
          <table:table-cell table:formula="of:=(([.$A25]*[.E$17])+((100-[.$A25])*[.E$1]))/100" office:value-type="float" office:value="139.5" calcext:value-type="float">
            <text:p>140</text:p>
          </table:table-cell>
          <table:table-cell table:formula="of:=[.F$2]" office:value-type="float" office:value="150" calcext:value-type="float">
            <text:p>150</text:p>
          </table:table-cell>
          <table:table-cell table:style-name="ce55"/>
          <table:table-cell table:style-name="ce60" table:formula="of:=((([.$A25]*[.H$17])+((100-[.$A25])*[.B$1]))/100)-50" office:value-type="float" office:value="47" calcext:value-type="float">
            <text:p>47</text:p>
          </table:table-cell>
          <table:table-cell table:style-name="ce60" table:formula="of:=((([.$A25]*[.I$17])+((100-[.$A25])*[.C$1]))/100)-50" office:value-type="float" office:value="63.5" calcext:value-type="float">
            <text:p>64</text:p>
          </table:table-cell>
          <table:table-cell table:style-name="ce60" table:formula="of:=((([.$A25]*[.J$17])+((100-[.$A25])*[.D$1]))/100)-50" office:value-type="float" office:value="80" calcext:value-type="float">
            <text:p>80</text:p>
          </table:table-cell>
          <table:table-cell table:style-name="ce60" table:formula="of:=((([.$A25]*[.K$17])+((100-[.$A25])*[.E$1]))/100)-50" office:value-type="float" office:value="89.5" calcext:value-type="float">
            <text:p>90</text:p>
          </table:table-cell>
          <table:table-cell table:style-name="ce60" table:formula="of:=[.L$2]-50" office:value-type="float" office:value="100" calcext:value-type="float">
            <text:p>100</text:p>
          </table:table-cell>
          <table:table-cell table:style-name="ce55" table:number-columns-repeated="1012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(([.$A26]*[.B$17])+((100-[.$A26])*[.B$1]))/100" office:value-type="float" office:value="78" calcext:value-type="float">
            <text:p>78</text:p>
          </table:table-cell>
          <table:table-cell table:formula="of:=(([.$A26]*[.C$17])+((100-[.$A26])*[.C$1]))/100" office:value-type="float" office:value="99" calcext:value-type="float">
            <text:p>99</text:p>
          </table:table-cell>
          <table:table-cell table:formula="of:=(([.$A26]*[.D$17])+((100-[.$A26])*[.D$1]))/100" office:value-type="float" office:value="120" calcext:value-type="float">
            <text:p>120</text:p>
          </table:table-cell>
          <table:table-cell table:formula="of:=(([.$A26]*[.E$17])+((100-[.$A26])*[.E$1]))/100" office:value-type="float" office:value="133" calcext:value-type="float">
            <text:p>133</text:p>
          </table:table-cell>
          <table:table-cell table:formula="of:=[.F$2]" office:value-type="float" office:value="150" calcext:value-type="float">
            <text:p>150</text:p>
          </table:table-cell>
          <table:table-cell table:style-name="ce55"/>
          <table:table-cell table:style-name="ce60" table:formula="of:=((([.$A26]*[.H$17])+((100-[.$A26])*[.B$1]))/100)-50" office:value-type="float" office:value="28" calcext:value-type="float">
            <text:p>28</text:p>
          </table:table-cell>
          <table:table-cell table:style-name="ce60" table:formula="of:=((([.$A26]*[.I$17])+((100-[.$A26])*[.C$1]))/100)-50" office:value-type="float" office:value="49" calcext:value-type="float">
            <text:p>49</text:p>
          </table:table-cell>
          <table:table-cell table:style-name="ce60" table:formula="of:=((([.$A26]*[.J$17])+((100-[.$A26])*[.D$1]))/100)-50" office:value-type="float" office:value="70" calcext:value-type="float">
            <text:p>70</text:p>
          </table:table-cell>
          <table:table-cell table:style-name="ce60" table:formula="of:=((([.$A26]*[.K$17])+((100-[.$A26])*[.E$1]))/100)-50" office:value-type="float" office:value="83" calcext:value-type="float">
            <text:p>83</text:p>
          </table:table-cell>
          <table:table-cell table:style-name="ce60" table:formula="of:=[.L$2]-50" office:value-type="float" office:value="100" calcext:value-type="float">
            <text:p>100</text:p>
          </table:table-cell>
          <table:table-cell table:style-name="ce55" table:number-columns-repeated="1012"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(([.$A27]*[.B$17])+((100-[.$A27])*[.B$1]))/100" office:value-type="float" office:value="59" calcext:value-type="float">
            <text:p>59</text:p>
          </table:table-cell>
          <table:table-cell table:formula="of:=(([.$A27]*[.C$17])+((100-[.$A27])*[.C$1]))/100" office:value-type="float" office:value="84.5" calcext:value-type="float">
            <text:p>85</text:p>
          </table:table-cell>
          <table:table-cell table:formula="of:=(([.$A27]*[.D$17])+((100-[.$A27])*[.D$1]))/100" office:value-type="float" office:value="110" calcext:value-type="float">
            <text:p>110</text:p>
          </table:table-cell>
          <table:table-cell table:formula="of:=(([.$A27]*[.E$17])+((100-[.$A27])*[.E$1]))/100" office:value-type="float" office:value="126.5" calcext:value-type="float">
            <text:p>127</text:p>
          </table:table-cell>
          <table:table-cell table:formula="of:=[.F$2]" office:value-type="float" office:value="150" calcext:value-type="float">
            <text:p>150</text:p>
          </table:table-cell>
          <table:table-cell table:style-name="ce55"/>
          <table:table-cell table:style-name="ce60" table:formula="of:=((([.$A27]*[.H$17])+((100-[.$A27])*[.B$1]))/100)-50" office:value-type="float" office:value="9" calcext:value-type="float">
            <text:p>9</text:p>
          </table:table-cell>
          <table:table-cell table:style-name="ce60" table:formula="of:=((([.$A27]*[.I$17])+((100-[.$A27])*[.C$1]))/100)-50" office:value-type="float" office:value="34.5" calcext:value-type="float">
            <text:p>35</text:p>
          </table:table-cell>
          <table:table-cell table:style-name="ce60" table:formula="of:=((([.$A27]*[.J$17])+((100-[.$A27])*[.D$1]))/100)-50" office:value-type="float" office:value="60" calcext:value-type="float">
            <text:p>60</text:p>
          </table:table-cell>
          <table:table-cell table:style-name="ce60" table:formula="of:=((([.$A27]*[.K$17])+((100-[.$A27])*[.E$1]))/100)-50" office:value-type="float" office:value="76.5" calcext:value-type="float">
            <text:p>77</text:p>
          </table:table-cell>
          <table:table-cell table:style-name="ce60" table:formula="of:=[.L$2]-50" office:value-type="float" office:value="100" calcext:value-type="float">
            <text:p>100</text:p>
          </table:table-cell>
          <table:table-cell table:style-name="ce55" table:number-columns-repeated="1012"/>
        </table:table-row>
        <table:table-row table:style-name="ro1">
          <table:table-cell table:style-name="ce57" office:value-type="float" office:value="100" calcext:value-type="float">
            <text:p>100</text:p>
          </table:table-cell>
          <table:table-cell table:formula="of:=(([.$A28]*[.B$17])+((100-[.$A28])*[.B$1]))/100" office:value-type="float" office:value="40" calcext:value-type="float">
            <text:p>40</text:p>
          </table:table-cell>
          <table:table-cell table:formula="of:=(([.$A28]*[.C$17])+((100-[.$A28])*[.C$1]))/100" office:value-type="float" office:value="70" calcext:value-type="float">
            <text:p>70</text:p>
          </table:table-cell>
          <table:table-cell table:formula="of:=(([.$A28]*[.D$17])+((100-[.$A28])*[.D$1]))/100" office:value-type="float" office:value="100" calcext:value-type="float">
            <text:p>100</text:p>
          </table:table-cell>
          <table:table-cell table:formula="of:=(([.$A28]*[.E$17])+((100-[.$A28])*[.E$1]))/100" office:value-type="float" office:value="120" calcext:value-type="float">
            <text:p>120</text:p>
          </table:table-cell>
          <table:table-cell table:style-name="ce57" table:formula="of:=[.F$2]" office:value-type="float" office:value="150" calcext:value-type="float">
            <text:p>150</text:p>
          </table:table-cell>
          <table:table-cell table:style-name="ce58"/>
          <table:table-cell table:style-name="ce60" table:formula="of:=((([.$A28]*[.H$17])+((100-[.$A28])*[.B$1]))/100)-50" office:value-type="float" office:value="-10" calcext:value-type="float">
            <text:p>-10</text:p>
          </table:table-cell>
          <table:table-cell table:style-name="ce60" table:formula="of:=((([.$A28]*[.I$17])+((100-[.$A28])*[.C$1]))/100)-50" office:value-type="float" office:value="20" calcext:value-type="float">
            <text:p>20</text:p>
          </table:table-cell>
          <table:table-cell table:style-name="ce60" table:formula="of:=((([.$A28]*[.J$17])+((100-[.$A28])*[.D$1]))/100)-50" office:value-type="float" office:value="50" calcext:value-type="float">
            <text:p>50</text:p>
          </table:table-cell>
          <table:table-cell table:style-name="ce60" table:formula="of:=((([.$A28]*[.K$17])+((100-[.$A28])*[.E$1]))/100)-50" office:value-type="float" office:value="70" calcext:value-type="float">
            <text:p>70</text:p>
          </table:table-cell>
          <table:table-cell table:style-name="ce60" table:formula="of:=[.L$2]-50" office:value-type="float" office:value="100" calcext:value-type="float">
            <text:p>100</text:p>
          </table:table-cell>
          <table:table-cell table:style-name="ce58" table:number-columns-repeated="1012"/>
        </table:table-row>
        <table:table-row table:style-name="ro1" table:number-rows-repeated="6">
          <table:table-cell table:style-name="ce55" table:number-columns-repeated="1024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priority.H4:priority.K13">
            <calcext:condition calcext:apply-style-name="Bad" calcext:value="&gt;=100" calcext:base-cell-address="priority.H4"/>
            <calcext:condition calcext:apply-style-name="Good" calcext:value="&lt;=0" calcext:base-cell-address="priority.H4"/>
          </calcext:conditional-format>
          <calcext:conditional-format calcext:target-range-address="priority.H19:priority.L28">
            <calcext:condition calcext:apply-style-name="Bad" calcext:value="&gt;=100" calcext:base-cell-address="priority.H19"/>
            <calcext:condition calcext:apply-style-name="Good" calcext:value="&lt;=0" calcext:base-cell-address="priority.H19"/>
          </calcext:conditional-format>
          <calcext:conditional-format calcext:target-range-address="priority.L4:priority.L13">
            <calcext:condition calcext:apply-style-name="Bad" calcext:value="&gt;=100" calcext:base-cell-address="priority.L4"/>
            <calcext:condition calcext:apply-style-name="Good" calcext:value="&lt;=0" calcext:base-cell-address="priority.L4"/>
          </calcext:conditional-format>
        </calcext:conditional-formats>
      </table:table>
      <table:table table:name="armure" table:style-name="ta1">
        <table:table-column table:style-name="co5" table:default-cell-style-name="ce90"/>
        <table:table-column table:style-name="co14" table:number-columns-repeated="20" table:default-cell-style-name="ce93"/>
        <table:table-column table:style-name="co15" table:default-cell-style-name="ce93"/>
        <table:table-column table:style-name="co5" table:number-columns-repeated="1002" table:default-cell-style-name="ce93"/>
        <table:table-row table:style-name="ro3">
          <table:table-cell table:style-name="ce89" office:value-type="string" calcext:value-type="string">
            <text:p>Armure Puissance Pénétration</text:p>
          </table:table-cell>
          <table:table-cell table:style-name="ce92"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uissance</text:p>
          </table:table-cell>
          <table:table-cell table:style-name="ce94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91" office:value-type="string" calcext:value-type="string">
            <text:p>Mélange des 2 techniqu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rmure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table:style-name="ce98"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office:value-type="float" office:value="125" calcext:value-type="float">
            <text:p>125</text:p>
          </table:table-cell>
          <table:table-cell office:value-type="float" office:value="150" calcext:value-type="float">
            <text:p>150</text:p>
          </table:table-cell>
          <table:table-cell office:value-type="float" office:value="175" calcext:value-type="float">
            <text:p>175</text:p>
          </table:table-cell>
          <table:table-cell office:value-type="float" office:value="200" calcext:value-type="float">
            <text:p>200</text:p>
          </table:table-cell>
          <table:table-cell office:value-type="float" office:value="250" calcext:value-type="float">
            <text:p>250</text:p>
          </table:table-cell>
          <table:table-cell office:value-type="float" office:value="300" calcext:value-type="float">
            <text:p>300</text:p>
          </table:table-cell>
          <table:table-cell office:value-type="float" office:value="350" calcext:value-type="float">
            <text:p>350</text:p>
          </table:table-cell>
          <table:table-cell office:value-type="float" office:value="400" calcext:value-type="float">
            <text:p>400</text:p>
          </table:table-cell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95" table:formula="of:=(([.$B$3]-(([.$A7]*[.B$6]/100)*[.$B$3]/100))+([.$B$3]-(([.$A7]*[.B$6]/100)/20)))/2" office:value-type="float" office:value="3" calcext:value-type="float">
            <text:p>3</text:p>
          </table:table-cell>
          <table:table-cell table:style-name="ce95" table:formula="of:=(([.$B$3]-(([.$A7]*[.C$6]/100)*[.$B$3]/100))+([.$B$3]-(([.$A7]*[.C$6]/100)/20)))/2" office:value-type="float" office:value="3" calcext:value-type="float">
            <text:p>3</text:p>
          </table:table-cell>
          <table:table-cell table:style-name="ce95" table:formula="of:=(([.$B$3]-(([.$A7]*[.D$6]/100)*[.$B$3]/100))+([.$B$3]-(([.$A7]*[.D$6]/100)/20)))/2" office:value-type="float" office:value="3" calcext:value-type="float">
            <text:p>3</text:p>
          </table:table-cell>
          <table:table-cell table:style-name="ce95" table:formula="of:=(([.$B$3]-(([.$A7]*[.E$6]/100)*[.$B$3]/100))+([.$B$3]-(([.$A7]*[.E$6]/100)/20)))/2" office:value-type="float" office:value="3" calcext:value-type="float">
            <text:p>3</text:p>
          </table:table-cell>
          <table:table-cell table:style-name="ce95" table:formula="of:=(([.$B$3]-(([.$A7]*[.F$6]/100)*[.$B$3]/100))+([.$B$3]-(([.$A7]*[.F$6]/100)/20)))/2" office:value-type="float" office:value="3" calcext:value-type="float">
            <text:p>3</text:p>
          </table:table-cell>
          <table:table-cell table:style-name="ce95" table:formula="of:=(([.$B$3]-(([.$A7]*[.G$6]/100)*[.$B$3]/100))+([.$B$3]-(([.$A7]*[.G$6]/100)/20)))/2" office:value-type="float" office:value="3" calcext:value-type="float">
            <text:p>3</text:p>
          </table:table-cell>
          <table:table-cell table:style-name="ce95" table:formula="of:=(([.$B$3]-(([.$A7]*[.H$6]/100)*[.$B$3]/100))+([.$B$3]-(([.$A7]*[.H$6]/100)/20)))/2" office:value-type="float" office:value="3" calcext:value-type="float">
            <text:p>3</text:p>
          </table:table-cell>
          <table:table-cell table:style-name="ce95" table:formula="of:=(([.$B$3]-(([.$A7]*[.I$6]/100)*[.$B$3]/100))+([.$B$3]-(([.$A7]*[.I$6]/100)/20)))/2" office:value-type="float" office:value="3" calcext:value-type="float">
            <text:p>3</text:p>
          </table:table-cell>
          <table:table-cell table:style-name="ce95" table:formula="of:=(([.$B$3]-(([.$A7]*[.J$6]/100)*[.$B$3]/100))+([.$B$3]-(([.$A7]*[.J$6]/100)/20)))/2" office:value-type="float" office:value="3" calcext:value-type="float">
            <text:p>3</text:p>
          </table:table-cell>
          <table:table-cell table:style-name="ce95" table:formula="of:=(([.$B$3]-(([.$A7]*[.K$6]/100)*[.$B$3]/100))+([.$B$3]-(([.$A7]*[.K$6]/100)/20)))/2" office:value-type="float" office:value="3" calcext:value-type="float">
            <text:p>3</text:p>
          </table:table-cell>
          <table:table-cell table:style-name="ce99" table:formula="of:=(([.$B$3]-(([.$A7]*[.L$6]/100)*[.$B$3]/100))+([.$B$3]-(([.$A7]*[.L$6]/100)/20)))/2" office:value-type="float" office:value="3" calcext:value-type="float">
            <text:p>3</text:p>
          </table:table-cell>
          <table:table-cell table:style-name="ce95" table:formula="of:=(([.$B$3]-(([.$A7]*[.M$6]/100)*[.$B$3]/100))+([.$B$3]-(([.$A7]*[.M$6]/100)/20)))/2" office:value-type="float" office:value="3" calcext:value-type="float">
            <text:p>3</text:p>
          </table:table-cell>
          <table:table-cell table:style-name="ce95" table:formula="of:=(([.$B$3]-(([.$A7]*[.N$6]/100)*[.$B$3]/100))+([.$B$3]-(([.$A7]*[.N$6]/100)/20)))/2" office:value-type="float" office:value="3" calcext:value-type="float">
            <text:p>3</text:p>
          </table:table-cell>
          <table:table-cell table:style-name="ce95" table:formula="of:=(([.$B$3]-(([.$A7]*[.O$6]/100)*[.$B$3]/100))+([.$B$3]-(([.$A7]*[.O$6]/100)/20)))/2" office:value-type="float" office:value="3" calcext:value-type="float">
            <text:p>3</text:p>
          </table:table-cell>
          <table:table-cell table:style-name="ce95" table:formula="of:=(([.$B$3]-(([.$A7]*[.P$6]/100)*[.$B$3]/100))+([.$B$3]-(([.$A7]*[.P$6]/100)/20)))/2" office:value-type="float" office:value="3" calcext:value-type="float">
            <text:p>3</text:p>
          </table:table-cell>
          <table:table-cell table:style-name="ce95" table:formula="of:=(([.$B$3]-(([.$A7]*[.Q$6]/100)*[.$B$3]/100))+([.$B$3]-(([.$A7]*[.Q$6]/100)/20)))/2" office:value-type="float" office:value="3" calcext:value-type="float">
            <text:p>3</text:p>
          </table:table-cell>
          <table:table-cell table:style-name="ce95" table:formula="of:=(([.$B$3]-(([.$A7]*[.R$6]/100)*[.$B$3]/100))+([.$B$3]-(([.$A7]*[.R$6]/100)/20)))/2" office:value-type="float" office:value="3" calcext:value-type="float">
            <text:p>3</text:p>
          </table:table-cell>
          <table:table-cell table:style-name="ce95" table:formula="of:=(([.$B$3]-(([.$A7]*[.S$6]/100)*[.$B$3]/100))+([.$B$3]-(([.$A7]*[.S$6]/100)/20)))/2" office:value-type="float" office:value="3" calcext:value-type="float">
            <text:p>3</text:p>
          </table:table-cell>
          <table:table-cell table:style-name="ce95" table:formula="of:=(([.$B$3]-(([.$A7]*[.T$6]/100)*[.$B$3]/100))+([.$B$3]-(([.$A7]*[.T$6]/100)/20)))/2" office:value-type="float" office:value="3" calcext:value-type="float">
            <text:p>3</text:p>
          </table:table-cell>
          <table:table-cell table:style-name="ce95" table:formula="of:=(([.$B$3]-(([.$A7]*[.U$6]/100)*[.$B$3]/100))+([.$B$3]-(([.$A7]*[.U$6]/100)/20)))/2"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95" table:formula="of:=(([.$B$3]-(([.$A8]*[.B$6]/100)*[.$B$3]/100))+([.$B$3]-(([.$A8]*[.B$6]/100)/20)))/2" office:value-type="float" office:value="3" calcext:value-type="float">
            <text:p>3</text:p>
          </table:table-cell>
          <table:table-cell table:style-name="ce95" table:formula="of:=(([.$B$3]-(([.$A8]*[.C$6]/100)*[.$B$3]/100))+([.$B$3]-(([.$A8]*[.C$6]/100)/20)))/2" office:value-type="float" office:value="2.98" calcext:value-type="float">
            <text:p>3</text:p>
          </table:table-cell>
          <table:table-cell table:style-name="ce95" table:formula="of:=(([.$B$3]-(([.$A8]*[.D$6]/100)*[.$B$3]/100))+([.$B$3]-(([.$A8]*[.D$6]/100)/20)))/2" office:value-type="float" office:value="2.96" calcext:value-type="float">
            <text:p>3</text:p>
          </table:table-cell>
          <table:table-cell table:style-name="ce95" table:formula="of:=(([.$B$3]-(([.$A8]*[.E$6]/100)*[.$B$3]/100))+([.$B$3]-(([.$A8]*[.E$6]/100)/20)))/2" office:value-type="float" office:value="2.94" calcext:value-type="float">
            <text:p>3</text:p>
          </table:table-cell>
          <table:table-cell table:style-name="ce95" table:formula="of:=(([.$B$3]-(([.$A8]*[.F$6]/100)*[.$B$3]/100))+([.$B$3]-(([.$A8]*[.F$6]/100)/20)))/2" office:value-type="float" office:value="2.92" calcext:value-type="float">
            <text:p>3</text:p>
          </table:table-cell>
          <table:table-cell table:style-name="ce95" table:formula="of:=(([.$B$3]-(([.$A8]*[.G$6]/100)*[.$B$3]/100))+([.$B$3]-(([.$A8]*[.G$6]/100)/20)))/2" office:value-type="float" office:value="2.9" calcext:value-type="float">
            <text:p>3</text:p>
          </table:table-cell>
          <table:table-cell table:style-name="ce95" table:formula="of:=(([.$B$3]-(([.$A8]*[.H$6]/100)*[.$B$3]/100))+([.$B$3]-(([.$A8]*[.H$6]/100)/20)))/2" office:value-type="float" office:value="2.88" calcext:value-type="float">
            <text:p>3</text:p>
          </table:table-cell>
          <table:table-cell table:style-name="ce95" table:formula="of:=(([.$B$3]-(([.$A8]*[.I$6]/100)*[.$B$3]/100))+([.$B$3]-(([.$A8]*[.I$6]/100)/20)))/2" office:value-type="float" office:value="2.86" calcext:value-type="float">
            <text:p>3</text:p>
          </table:table-cell>
          <table:table-cell table:style-name="ce95" table:formula="of:=(([.$B$3]-(([.$A8]*[.J$6]/100)*[.$B$3]/100))+([.$B$3]-(([.$A8]*[.J$6]/100)/20)))/2" office:value-type="float" office:value="2.84" calcext:value-type="float">
            <text:p>3</text:p>
          </table:table-cell>
          <table:table-cell table:style-name="ce95" table:formula="of:=(([.$B$3]-(([.$A8]*[.K$6]/100)*[.$B$3]/100))+([.$B$3]-(([.$A8]*[.K$6]/100)/20)))/2" office:value-type="float" office:value="2.82" calcext:value-type="float">
            <text:p>3</text:p>
          </table:table-cell>
          <table:table-cell table:style-name="ce99" table:formula="of:=(([.$B$3]-(([.$A8]*[.L$6]/100)*[.$B$3]/100))+([.$B$3]-(([.$A8]*[.L$6]/100)/20)))/2" office:value-type="float" office:value="2.8" calcext:value-type="float">
            <text:p>3</text:p>
          </table:table-cell>
          <table:table-cell table:style-name="ce95" table:formula="of:=(([.$B$3]-(([.$A8]*[.M$6]/100)*[.$B$3]/100))+([.$B$3]-(([.$A8]*[.M$6]/100)/20)))/2" office:value-type="float" office:value="2.78" calcext:value-type="float">
            <text:p>3</text:p>
          </table:table-cell>
          <table:table-cell table:style-name="ce95" table:formula="of:=(([.$B$3]-(([.$A8]*[.N$6]/100)*[.$B$3]/100))+([.$B$3]-(([.$A8]*[.N$6]/100)/20)))/2" office:value-type="float" office:value="2.75" calcext:value-type="float">
            <text:p>3</text:p>
          </table:table-cell>
          <table:table-cell table:style-name="ce95" table:formula="of:=(([.$B$3]-(([.$A8]*[.O$6]/100)*[.$B$3]/100))+([.$B$3]-(([.$A8]*[.O$6]/100)/20)))/2" office:value-type="float" office:value="2.7" calcext:value-type="float">
            <text:p>3</text:p>
          </table:table-cell>
          <table:table-cell table:style-name="ce95" table:formula="of:=(([.$B$3]-(([.$A8]*[.P$6]/100)*[.$B$3]/100))+([.$B$3]-(([.$A8]*[.P$6]/100)/20)))/2" office:value-type="float" office:value="2.65" calcext:value-type="float">
            <text:p>3</text:p>
          </table:table-cell>
          <table:table-cell table:style-name="ce95" table:formula="of:=(([.$B$3]-(([.$A8]*[.Q$6]/100)*[.$B$3]/100))+([.$B$3]-(([.$A8]*[.Q$6]/100)/20)))/2" office:value-type="float" office:value="2.6" calcext:value-type="float">
            <text:p>3</text:p>
          </table:table-cell>
          <table:table-cell table:style-name="ce95" table:formula="of:=(([.$B$3]-(([.$A8]*[.R$6]/100)*[.$B$3]/100))+([.$B$3]-(([.$A8]*[.R$6]/100)/20)))/2" office:value-type="float" office:value="2.5" calcext:value-type="float">
            <text:p>3</text:p>
          </table:table-cell>
          <table:table-cell table:style-name="ce95" table:formula="of:=(([.$B$3]-(([.$A8]*[.S$6]/100)*[.$B$3]/100))+([.$B$3]-(([.$A8]*[.S$6]/100)/20)))/2" office:value-type="float" office:value="2.4" calcext:value-type="float">
            <text:p>2</text:p>
          </table:table-cell>
          <table:table-cell table:style-name="ce95" table:formula="of:=(([.$B$3]-(([.$A8]*[.T$6]/100)*[.$B$3]/100))+([.$B$3]-(([.$A8]*[.T$6]/100)/20)))/2" office:value-type="float" office:value="2.3" calcext:value-type="float">
            <text:p>2</text:p>
          </table:table-cell>
          <table:table-cell table:style-name="ce95" table:formula="of:=(([.$B$3]-(([.$A8]*[.U$6]/100)*[.$B$3]/100))+([.$B$3]-(([.$A8]*[.U$6]/100)/20)))/2" office:value-type="float" office:value="2.2" calcext:value-type="float">
            <text:p>2</text:p>
          </table:table-cell>
          <table:table-cell table:number-columns-repeated="1003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95" table:formula="of:=(([.$B$3]-(([.$A9]*[.B$6]/100)*[.$B$3]/100))+([.$B$3]-(([.$A9]*[.B$6]/100)/20)))/2" office:value-type="float" office:value="3" calcext:value-type="float">
            <text:p>3</text:p>
          </table:table-cell>
          <table:table-cell table:style-name="ce95" table:formula="of:=(([.$B$3]-(([.$A9]*[.C$6]/100)*[.$B$3]/100))+([.$B$3]-(([.$A9]*[.C$6]/100)/20)))/2" office:value-type="float" office:value="2.96" calcext:value-type="float">
            <text:p>3</text:p>
          </table:table-cell>
          <table:table-cell table:style-name="ce95" table:formula="of:=(([.$B$3]-(([.$A9]*[.D$6]/100)*[.$B$3]/100))+([.$B$3]-(([.$A9]*[.D$6]/100)/20)))/2" office:value-type="float" office:value="2.92" calcext:value-type="float">
            <text:p>3</text:p>
          </table:table-cell>
          <table:table-cell table:style-name="ce95" table:formula="of:=(([.$B$3]-(([.$A9]*[.E$6]/100)*[.$B$3]/100))+([.$B$3]-(([.$A9]*[.E$6]/100)/20)))/2" office:value-type="float" office:value="2.88" calcext:value-type="float">
            <text:p>3</text:p>
          </table:table-cell>
          <table:table-cell table:style-name="ce95" table:formula="of:=(([.$B$3]-(([.$A9]*[.F$6]/100)*[.$B$3]/100))+([.$B$3]-(([.$A9]*[.F$6]/100)/20)))/2" office:value-type="float" office:value="2.84" calcext:value-type="float">
            <text:p>3</text:p>
          </table:table-cell>
          <table:table-cell table:style-name="ce95" table:formula="of:=(([.$B$3]-(([.$A9]*[.G$6]/100)*[.$B$3]/100))+([.$B$3]-(([.$A9]*[.G$6]/100)/20)))/2" office:value-type="float" office:value="2.8" calcext:value-type="float">
            <text:p>3</text:p>
          </table:table-cell>
          <table:table-cell table:style-name="ce95" table:formula="of:=(([.$B$3]-(([.$A9]*[.H$6]/100)*[.$B$3]/100))+([.$B$3]-(([.$A9]*[.H$6]/100)/20)))/2" office:value-type="float" office:value="2.76" calcext:value-type="float">
            <text:p>3</text:p>
          </table:table-cell>
          <table:table-cell table:style-name="ce95" table:formula="of:=(([.$B$3]-(([.$A9]*[.I$6]/100)*[.$B$3]/100))+([.$B$3]-(([.$A9]*[.I$6]/100)/20)))/2" office:value-type="float" office:value="2.72" calcext:value-type="float">
            <text:p>3</text:p>
          </table:table-cell>
          <table:table-cell table:style-name="ce95" table:formula="of:=(([.$B$3]-(([.$A9]*[.J$6]/100)*[.$B$3]/100))+([.$B$3]-(([.$A9]*[.J$6]/100)/20)))/2" office:value-type="float" office:value="2.68" calcext:value-type="float">
            <text:p>3</text:p>
          </table:table-cell>
          <table:table-cell table:style-name="ce95" table:formula="of:=(([.$B$3]-(([.$A9]*[.K$6]/100)*[.$B$3]/100))+([.$B$3]-(([.$A9]*[.K$6]/100)/20)))/2" office:value-type="float" office:value="2.64" calcext:value-type="float">
            <text:p>3</text:p>
          </table:table-cell>
          <table:table-cell table:style-name="ce99" table:formula="of:=(([.$B$3]-(([.$A9]*[.L$6]/100)*[.$B$3]/100))+([.$B$3]-(([.$A9]*[.L$6]/100)/20)))/2" office:value-type="float" office:value="2.6" calcext:value-type="float">
            <text:p>3</text:p>
          </table:table-cell>
          <table:table-cell table:style-name="ce95" table:formula="of:=(([.$B$3]-(([.$A9]*[.M$6]/100)*[.$B$3]/100))+([.$B$3]-(([.$A9]*[.M$6]/100)/20)))/2" office:value-type="float" office:value="2.56" calcext:value-type="float">
            <text:p>3</text:p>
          </table:table-cell>
          <table:table-cell table:style-name="ce95" table:formula="of:=(([.$B$3]-(([.$A9]*[.N$6]/100)*[.$B$3]/100))+([.$B$3]-(([.$A9]*[.N$6]/100)/20)))/2" office:value-type="float" office:value="2.5" calcext:value-type="float">
            <text:p>3</text:p>
          </table:table-cell>
          <table:table-cell table:style-name="ce95" table:formula="of:=(([.$B$3]-(([.$A9]*[.O$6]/100)*[.$B$3]/100))+([.$B$3]-(([.$A9]*[.O$6]/100)/20)))/2" office:value-type="float" office:value="2.4" calcext:value-type="float">
            <text:p>2</text:p>
          </table:table-cell>
          <table:table-cell table:style-name="ce95" table:formula="of:=(([.$B$3]-(([.$A9]*[.P$6]/100)*[.$B$3]/100))+([.$B$3]-(([.$A9]*[.P$6]/100)/20)))/2" office:value-type="float" office:value="2.3" calcext:value-type="float">
            <text:p>2</text:p>
          </table:table-cell>
          <table:table-cell table:style-name="ce95" table:formula="of:=(([.$B$3]-(([.$A9]*[.Q$6]/100)*[.$B$3]/100))+([.$B$3]-(([.$A9]*[.Q$6]/100)/20)))/2" office:value-type="float" office:value="2.2" calcext:value-type="float">
            <text:p>2</text:p>
          </table:table-cell>
          <table:table-cell table:style-name="ce95" table:formula="of:=(([.$B$3]-(([.$A9]*[.R$6]/100)*[.$B$3]/100))+([.$B$3]-(([.$A9]*[.R$6]/100)/20)))/2" office:value-type="float" office:value="2" calcext:value-type="float">
            <text:p>2</text:p>
          </table:table-cell>
          <table:table-cell table:style-name="ce95" table:formula="of:=(([.$B$3]-(([.$A9]*[.S$6]/100)*[.$B$3]/100))+([.$B$3]-(([.$A9]*[.S$6]/100)/20)))/2" office:value-type="float" office:value="1.8" calcext:value-type="float">
            <text:p>2</text:p>
          </table:table-cell>
          <table:table-cell table:style-name="ce95" table:formula="of:=(([.$B$3]-(([.$A9]*[.T$6]/100)*[.$B$3]/100))+([.$B$3]-(([.$A9]*[.T$6]/100)/20)))/2" office:value-type="float" office:value="1.6" calcext:value-type="float">
            <text:p>2</text:p>
          </table:table-cell>
          <table:table-cell table:style-name="ce95" table:formula="of:=(([.$B$3]-(([.$A9]*[.U$6]/100)*[.$B$3]/100))+([.$B$3]-(([.$A9]*[.U$6]/100)/20)))/2" office:value-type="float" office:value="1.4" calcext:value-type="float">
            <text:p>1</text:p>
          </table:table-cell>
          <table:table-cell table:number-columns-repeated="1003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95" table:formula="of:=(([.$B$3]-(([.$A10]*[.B$6]/100)*[.$B$3]/100))+([.$B$3]-(([.$A10]*[.B$6]/100)/20)))/2" office:value-type="float" office:value="3" calcext:value-type="float">
            <text:p>3</text:p>
          </table:table-cell>
          <table:table-cell table:style-name="ce95" table:formula="of:=(([.$B$3]-(([.$A10]*[.C$6]/100)*[.$B$3]/100))+([.$B$3]-(([.$A10]*[.C$6]/100)/20)))/2" office:value-type="float" office:value="2.94" calcext:value-type="float">
            <text:p>3</text:p>
          </table:table-cell>
          <table:table-cell table:style-name="ce95" table:formula="of:=(([.$B$3]-(([.$A10]*[.D$6]/100)*[.$B$3]/100))+([.$B$3]-(([.$A10]*[.D$6]/100)/20)))/2" office:value-type="float" office:value="2.88" calcext:value-type="float">
            <text:p>3</text:p>
          </table:table-cell>
          <table:table-cell table:style-name="ce95" table:formula="of:=(([.$B$3]-(([.$A10]*[.E$6]/100)*[.$B$3]/100))+([.$B$3]-(([.$A10]*[.E$6]/100)/20)))/2" office:value-type="float" office:value="2.82" calcext:value-type="float">
            <text:p>3</text:p>
          </table:table-cell>
          <table:table-cell table:style-name="ce95" table:formula="of:=(([.$B$3]-(([.$A10]*[.F$6]/100)*[.$B$3]/100))+([.$B$3]-(([.$A10]*[.F$6]/100)/20)))/2" office:value-type="float" office:value="2.76" calcext:value-type="float">
            <text:p>3</text:p>
          </table:table-cell>
          <table:table-cell table:style-name="ce95" table:formula="of:=(([.$B$3]-(([.$A10]*[.G$6]/100)*[.$B$3]/100))+([.$B$3]-(([.$A10]*[.G$6]/100)/20)))/2" office:value-type="float" office:value="2.7" calcext:value-type="float">
            <text:p>3</text:p>
          </table:table-cell>
          <table:table-cell table:style-name="ce95" table:formula="of:=(([.$B$3]-(([.$A10]*[.H$6]/100)*[.$B$3]/100))+([.$B$3]-(([.$A10]*[.H$6]/100)/20)))/2" office:value-type="float" office:value="2.64" calcext:value-type="float">
            <text:p>3</text:p>
          </table:table-cell>
          <table:table-cell table:style-name="ce95" table:formula="of:=(([.$B$3]-(([.$A10]*[.I$6]/100)*[.$B$3]/100))+([.$B$3]-(([.$A10]*[.I$6]/100)/20)))/2" office:value-type="float" office:value="2.58" calcext:value-type="float">
            <text:p>3</text:p>
          </table:table-cell>
          <table:table-cell table:style-name="ce95" table:formula="of:=(([.$B$3]-(([.$A10]*[.J$6]/100)*[.$B$3]/100))+([.$B$3]-(([.$A10]*[.J$6]/100)/20)))/2" office:value-type="float" office:value="2.52" calcext:value-type="float">
            <text:p>3</text:p>
          </table:table-cell>
          <table:table-cell table:style-name="ce95" table:formula="of:=(([.$B$3]-(([.$A10]*[.K$6]/100)*[.$B$3]/100))+([.$B$3]-(([.$A10]*[.K$6]/100)/20)))/2" office:value-type="float" office:value="2.46" calcext:value-type="float">
            <text:p>2</text:p>
          </table:table-cell>
          <table:table-cell table:style-name="ce99" table:formula="of:=(([.$B$3]-(([.$A10]*[.L$6]/100)*[.$B$3]/100))+([.$B$3]-(([.$A10]*[.L$6]/100)/20)))/2" office:value-type="float" office:value="2.4" calcext:value-type="float">
            <text:p>2</text:p>
          </table:table-cell>
          <table:table-cell table:style-name="ce95" table:formula="of:=(([.$B$3]-(([.$A10]*[.M$6]/100)*[.$B$3]/100))+([.$B$3]-(([.$A10]*[.M$6]/100)/20)))/2" office:value-type="float" office:value="2.34" calcext:value-type="float">
            <text:p>2</text:p>
          </table:table-cell>
          <table:table-cell table:style-name="ce95" table:formula="of:=(([.$B$3]-(([.$A10]*[.N$6]/100)*[.$B$3]/100))+([.$B$3]-(([.$A10]*[.N$6]/100)/20)))/2" office:value-type="float" office:value="2.25" calcext:value-type="float">
            <text:p>2</text:p>
          </table:table-cell>
          <table:table-cell table:style-name="ce95" table:formula="of:=(([.$B$3]-(([.$A10]*[.O$6]/100)*[.$B$3]/100))+([.$B$3]-(([.$A10]*[.O$6]/100)/20)))/2" office:value-type="float" office:value="2.1" calcext:value-type="float">
            <text:p>2</text:p>
          </table:table-cell>
          <table:table-cell table:style-name="ce95" table:formula="of:=(([.$B$3]-(([.$A10]*[.P$6]/100)*[.$B$3]/100))+([.$B$3]-(([.$A10]*[.P$6]/100)/20)))/2" office:value-type="float" office:value="1.95" calcext:value-type="float">
            <text:p>2</text:p>
          </table:table-cell>
          <table:table-cell table:style-name="ce95" table:formula="of:=(([.$B$3]-(([.$A10]*[.Q$6]/100)*[.$B$3]/100))+([.$B$3]-(([.$A10]*[.Q$6]/100)/20)))/2" office:value-type="float" office:value="1.8" calcext:value-type="float">
            <text:p>2</text:p>
          </table:table-cell>
          <table:table-cell table:style-name="ce95" table:formula="of:=(([.$B$3]-(([.$A10]*[.R$6]/100)*[.$B$3]/100))+([.$B$3]-(([.$A10]*[.R$6]/100)/20)))/2" office:value-type="float" office:value="1.5" calcext:value-type="float">
            <text:p>2</text:p>
          </table:table-cell>
          <table:table-cell table:style-name="ce95" table:formula="of:=(([.$B$3]-(([.$A10]*[.S$6]/100)*[.$B$3]/100))+([.$B$3]-(([.$A10]*[.S$6]/100)/20)))/2" office:value-type="float" office:value="1.2" calcext:value-type="float">
            <text:p>1</text:p>
          </table:table-cell>
          <table:table-cell table:style-name="ce95" table:formula="of:=(([.$B$3]-(([.$A10]*[.T$6]/100)*[.$B$3]/100))+([.$B$3]-(([.$A10]*[.T$6]/100)/20)))/2" office:value-type="float" office:value="0.9" calcext:value-type="float">
            <text:p>1</text:p>
          </table:table-cell>
          <table:table-cell table:style-name="ce95" table:formula="of:=(([.$B$3]-(([.$A10]*[.U$6]/100)*[.$B$3]/100))+([.$B$3]-(([.$A10]*[.U$6]/100)/20)))/2" office:value-type="float" office:value="0.6" calcext:value-type="float">
            <text:p>1</text:p>
          </table:table-cell>
          <table:table-cell table:number-columns-repeated="1003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95" table:formula="of:=(([.$B$3]-(([.$A11]*[.B$6]/100)*[.$B$3]/100))+([.$B$3]-(([.$A11]*[.B$6]/100)/20)))/2" office:value-type="float" office:value="3" calcext:value-type="float">
            <text:p>3</text:p>
          </table:table-cell>
          <table:table-cell table:style-name="ce95" table:formula="of:=(([.$B$3]-(([.$A11]*[.C$6]/100)*[.$B$3]/100))+([.$B$3]-(([.$A11]*[.C$6]/100)/20)))/2" office:value-type="float" office:value="2.92" calcext:value-type="float">
            <text:p>3</text:p>
          </table:table-cell>
          <table:table-cell table:style-name="ce95" table:formula="of:=(([.$B$3]-(([.$A11]*[.D$6]/100)*[.$B$3]/100))+([.$B$3]-(([.$A11]*[.D$6]/100)/20)))/2" office:value-type="float" office:value="2.84" calcext:value-type="float">
            <text:p>3</text:p>
          </table:table-cell>
          <table:table-cell table:style-name="ce95" table:formula="of:=(([.$B$3]-(([.$A11]*[.E$6]/100)*[.$B$3]/100))+([.$B$3]-(([.$A11]*[.E$6]/100)/20)))/2" office:value-type="float" office:value="2.76" calcext:value-type="float">
            <text:p>3</text:p>
          </table:table-cell>
          <table:table-cell table:style-name="ce95" table:formula="of:=(([.$B$3]-(([.$A11]*[.F$6]/100)*[.$B$3]/100))+([.$B$3]-(([.$A11]*[.F$6]/100)/20)))/2" office:value-type="float" office:value="2.68" calcext:value-type="float">
            <text:p>3</text:p>
          </table:table-cell>
          <table:table-cell table:style-name="ce95" table:formula="of:=(([.$B$3]-(([.$A11]*[.G$6]/100)*[.$B$3]/100))+([.$B$3]-(([.$A11]*[.G$6]/100)/20)))/2" office:value-type="float" office:value="2.6" calcext:value-type="float">
            <text:p>3</text:p>
          </table:table-cell>
          <table:table-cell table:style-name="ce95" table:formula="of:=(([.$B$3]-(([.$A11]*[.H$6]/100)*[.$B$3]/100))+([.$B$3]-(([.$A11]*[.H$6]/100)/20)))/2" office:value-type="float" office:value="2.52" calcext:value-type="float">
            <text:p>3</text:p>
          </table:table-cell>
          <table:table-cell table:style-name="ce95" table:formula="of:=(([.$B$3]-(([.$A11]*[.I$6]/100)*[.$B$3]/100))+([.$B$3]-(([.$A11]*[.I$6]/100)/20)))/2" office:value-type="float" office:value="2.44" calcext:value-type="float">
            <text:p>2</text:p>
          </table:table-cell>
          <table:table-cell table:style-name="ce95" table:formula="of:=(([.$B$3]-(([.$A11]*[.J$6]/100)*[.$B$3]/100))+([.$B$3]-(([.$A11]*[.J$6]/100)/20)))/2" office:value-type="float" office:value="2.36" calcext:value-type="float">
            <text:p>2</text:p>
          </table:table-cell>
          <table:table-cell table:style-name="ce95" table:formula="of:=(([.$B$3]-(([.$A11]*[.K$6]/100)*[.$B$3]/100))+([.$B$3]-(([.$A11]*[.K$6]/100)/20)))/2" office:value-type="float" office:value="2.28" calcext:value-type="float">
            <text:p>2</text:p>
          </table:table-cell>
          <table:table-cell table:style-name="ce99" table:formula="of:=(([.$B$3]-(([.$A11]*[.L$6]/100)*[.$B$3]/100))+([.$B$3]-(([.$A11]*[.L$6]/100)/20)))/2" office:value-type="float" office:value="2.2" calcext:value-type="float">
            <text:p>2</text:p>
          </table:table-cell>
          <table:table-cell table:style-name="ce95" table:formula="of:=(([.$B$3]-(([.$A11]*[.M$6]/100)*[.$B$3]/100))+([.$B$3]-(([.$A11]*[.M$6]/100)/20)))/2" office:value-type="float" office:value="2.12" calcext:value-type="float">
            <text:p>2</text:p>
          </table:table-cell>
          <table:table-cell table:style-name="ce95" table:formula="of:=(([.$B$3]-(([.$A11]*[.N$6]/100)*[.$B$3]/100))+([.$B$3]-(([.$A11]*[.N$6]/100)/20)))/2" office:value-type="float" office:value="2" calcext:value-type="float">
            <text:p>2</text:p>
          </table:table-cell>
          <table:table-cell table:style-name="ce95" table:formula="of:=(([.$B$3]-(([.$A11]*[.O$6]/100)*[.$B$3]/100))+([.$B$3]-(([.$A11]*[.O$6]/100)/20)))/2" office:value-type="float" office:value="1.8" calcext:value-type="float">
            <text:p>2</text:p>
          </table:table-cell>
          <table:table-cell table:style-name="ce95" table:formula="of:=(([.$B$3]-(([.$A11]*[.P$6]/100)*[.$B$3]/100))+([.$B$3]-(([.$A11]*[.P$6]/100)/20)))/2" office:value-type="float" office:value="1.6" calcext:value-type="float">
            <text:p>2</text:p>
          </table:table-cell>
          <table:table-cell table:style-name="ce95" table:formula="of:=(([.$B$3]-(([.$A11]*[.Q$6]/100)*[.$B$3]/100))+([.$B$3]-(([.$A11]*[.Q$6]/100)/20)))/2" office:value-type="float" office:value="1.4" calcext:value-type="float">
            <text:p>1</text:p>
          </table:table-cell>
          <table:table-cell table:style-name="ce95" table:formula="of:=(([.$B$3]-(([.$A11]*[.R$6]/100)*[.$B$3]/100))+([.$B$3]-(([.$A11]*[.R$6]/100)/20)))/2" office:value-type="float" office:value="1" calcext:value-type="float">
            <text:p>1</text:p>
          </table:table-cell>
          <table:table-cell table:style-name="ce95" table:formula="of:=(([.$B$3]-(([.$A11]*[.S$6]/100)*[.$B$3]/100))+([.$B$3]-(([.$A11]*[.S$6]/100)/20)))/2" office:value-type="float" office:value="0.6" calcext:value-type="float">
            <text:p>1</text:p>
          </table:table-cell>
          <table:table-cell table:style-name="ce95" table:formula="of:=(([.$B$3]-(([.$A11]*[.T$6]/100)*[.$B$3]/100))+([.$B$3]-(([.$A11]*[.T$6]/100)/20)))/2" office:value-type="float" office:value="0.2" calcext:value-type="float">
            <text:p>0</text:p>
          </table:table-cell>
          <table:table-cell table:style-name="ce95" table:formula="of:=(([.$B$3]-(([.$A11]*[.U$6]/100)*[.$B$3]/100))+([.$B$3]-(([.$A11]*[.U$6]/100)/20)))/2" office:value-type="float" office:value="-0.2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95" table:formula="of:=(([.$B$3]-(([.$A12]*[.B$6]/100)*[.$B$3]/100))+([.$B$3]-(([.$A12]*[.B$6]/100)/20)))/2" office:value-type="float" office:value="3" calcext:value-type="float">
            <text:p>3</text:p>
          </table:table-cell>
          <table:table-cell table:style-name="ce95" table:formula="of:=(([.$B$3]-(([.$A12]*[.C$6]/100)*[.$B$3]/100))+([.$B$3]-(([.$A12]*[.C$6]/100)/20)))/2" office:value-type="float" office:value="2.9" calcext:value-type="float">
            <text:p>3</text:p>
          </table:table-cell>
          <table:table-cell table:style-name="ce95" table:formula="of:=(([.$B$3]-(([.$A12]*[.D$6]/100)*[.$B$3]/100))+([.$B$3]-(([.$A12]*[.D$6]/100)/20)))/2" office:value-type="float" office:value="2.8" calcext:value-type="float">
            <text:p>3</text:p>
          </table:table-cell>
          <table:table-cell table:style-name="ce95" table:formula="of:=(([.$B$3]-(([.$A12]*[.E$6]/100)*[.$B$3]/100))+([.$B$3]-(([.$A12]*[.E$6]/100)/20)))/2" office:value-type="float" office:value="2.7" calcext:value-type="float">
            <text:p>3</text:p>
          </table:table-cell>
          <table:table-cell table:style-name="ce95" table:formula="of:=(([.$B$3]-(([.$A12]*[.F$6]/100)*[.$B$3]/100))+([.$B$3]-(([.$A12]*[.F$6]/100)/20)))/2" office:value-type="float" office:value="2.6" calcext:value-type="float">
            <text:p>3</text:p>
          </table:table-cell>
          <table:table-cell table:style-name="ce95" table:formula="of:=(([.$B$3]-(([.$A12]*[.G$6]/100)*[.$B$3]/100))+([.$B$3]-(([.$A12]*[.G$6]/100)/20)))/2" office:value-type="float" office:value="2.5" calcext:value-type="float">
            <text:p>3</text:p>
          </table:table-cell>
          <table:table-cell table:style-name="ce95" table:formula="of:=(([.$B$3]-(([.$A12]*[.H$6]/100)*[.$B$3]/100))+([.$B$3]-(([.$A12]*[.H$6]/100)/20)))/2" office:value-type="float" office:value="2.4" calcext:value-type="float">
            <text:p>2</text:p>
          </table:table-cell>
          <table:table-cell table:style-name="ce95" table:formula="of:=(([.$B$3]-(([.$A12]*[.I$6]/100)*[.$B$3]/100))+([.$B$3]-(([.$A12]*[.I$6]/100)/20)))/2" office:value-type="float" office:value="2.3" calcext:value-type="float">
            <text:p>2</text:p>
          </table:table-cell>
          <table:table-cell table:style-name="ce95" table:formula="of:=(([.$B$3]-(([.$A12]*[.J$6]/100)*[.$B$3]/100))+([.$B$3]-(([.$A12]*[.J$6]/100)/20)))/2" office:value-type="float" office:value="2.2" calcext:value-type="float">
            <text:p>2</text:p>
          </table:table-cell>
          <table:table-cell table:style-name="ce95" table:formula="of:=(([.$B$3]-(([.$A12]*[.K$6]/100)*[.$B$3]/100))+([.$B$3]-(([.$A12]*[.K$6]/100)/20)))/2" office:value-type="float" office:value="2.1" calcext:value-type="float">
            <text:p>2</text:p>
          </table:table-cell>
          <table:table-cell table:style-name="ce99" table:formula="of:=(([.$B$3]-(([.$A12]*[.L$6]/100)*[.$B$3]/100))+([.$B$3]-(([.$A12]*[.L$6]/100)/20)))/2" office:value-type="float" office:value="2" calcext:value-type="float">
            <text:p>2</text:p>
          </table:table-cell>
          <table:table-cell table:style-name="ce95" table:formula="of:=(([.$B$3]-(([.$A12]*[.M$6]/100)*[.$B$3]/100))+([.$B$3]-(([.$A12]*[.M$6]/100)/20)))/2" office:value-type="float" office:value="1.9" calcext:value-type="float">
            <text:p>2</text:p>
          </table:table-cell>
          <table:table-cell table:style-name="ce95" table:formula="of:=(([.$B$3]-(([.$A12]*[.N$6]/100)*[.$B$3]/100))+([.$B$3]-(([.$A12]*[.N$6]/100)/20)))/2" office:value-type="float" office:value="1.75" calcext:value-type="float">
            <text:p>2</text:p>
          </table:table-cell>
          <table:table-cell table:style-name="ce95" table:formula="of:=(([.$B$3]-(([.$A12]*[.O$6]/100)*[.$B$3]/100))+([.$B$3]-(([.$A12]*[.O$6]/100)/20)))/2" office:value-type="float" office:value="1.5" calcext:value-type="float">
            <text:p>2</text:p>
          </table:table-cell>
          <table:table-cell table:style-name="ce95" table:formula="of:=(([.$B$3]-(([.$A12]*[.P$6]/100)*[.$B$3]/100))+([.$B$3]-(([.$A12]*[.P$6]/100)/20)))/2" office:value-type="float" office:value="1.25" calcext:value-type="float">
            <text:p>1</text:p>
          </table:table-cell>
          <table:table-cell table:style-name="ce95" table:formula="of:=(([.$B$3]-(([.$A12]*[.Q$6]/100)*[.$B$3]/100))+([.$B$3]-(([.$A12]*[.Q$6]/100)/20)))/2" office:value-type="float" office:value="1" calcext:value-type="float">
            <text:p>1</text:p>
          </table:table-cell>
          <table:table-cell table:style-name="ce95" table:formula="of:=(([.$B$3]-(([.$A12]*[.R$6]/100)*[.$B$3]/100))+([.$B$3]-(([.$A12]*[.R$6]/100)/20)))/2" office:value-type="float" office:value="0.5" calcext:value-type="float">
            <text:p>1</text:p>
          </table:table-cell>
          <table:table-cell table:style-name="ce95" table:formula="of:=(([.$B$3]-(([.$A12]*[.S$6]/100)*[.$B$3]/100))+([.$B$3]-(([.$A12]*[.S$6]/100)/20)))/2" office:value-type="float" office:value="0" calcext:value-type="float">
            <text:p>0</text:p>
          </table:table-cell>
          <table:table-cell table:style-name="ce95" table:formula="of:=(([.$B$3]-(([.$A12]*[.T$6]/100)*[.$B$3]/100))+([.$B$3]-(([.$A12]*[.T$6]/100)/20)))/2" office:value-type="float" office:value="-0.5" calcext:value-type="float">
            <text:p>-1</text:p>
          </table:table-cell>
          <table:table-cell table:style-name="ce95" table:formula="of:=(([.$B$3]-(([.$A12]*[.U$6]/100)*[.$B$3]/100))+([.$B$3]-(([.$A12]*[.U$6]/100)/20)))/2" office:value-type="float" office:value="-1" calcext:value-type="float">
            <text:p>-1</text:p>
          </table:table-cell>
          <table:table-cell/>
          <table:table-cell table:style-name="ce102"/>
          <table:table-cell table:number-columns-repeated="1001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95" table:formula="of:=(([.$B$3]-(([.$A13]*[.B$6]/100)*[.$B$3]/100))+([.$B$3]-(([.$A13]*[.B$6]/100)/20)))/2" office:value-type="float" office:value="3" calcext:value-type="float">
            <text:p>3</text:p>
          </table:table-cell>
          <table:table-cell table:style-name="ce95" table:formula="of:=(([.$B$3]-(([.$A13]*[.C$6]/100)*[.$B$3]/100))+([.$B$3]-(([.$A13]*[.C$6]/100)/20)))/2" office:value-type="float" office:value="2.88" calcext:value-type="float">
            <text:p>3</text:p>
          </table:table-cell>
          <table:table-cell table:style-name="ce95" table:formula="of:=(([.$B$3]-(([.$A13]*[.D$6]/100)*[.$B$3]/100))+([.$B$3]-(([.$A13]*[.D$6]/100)/20)))/2" office:value-type="float" office:value="2.76" calcext:value-type="float">
            <text:p>3</text:p>
          </table:table-cell>
          <table:table-cell table:style-name="ce95" table:formula="of:=(([.$B$3]-(([.$A13]*[.E$6]/100)*[.$B$3]/100))+([.$B$3]-(([.$A13]*[.E$6]/100)/20)))/2" office:value-type="float" office:value="2.64" calcext:value-type="float">
            <text:p>3</text:p>
          </table:table-cell>
          <table:table-cell table:style-name="ce95" table:formula="of:=(([.$B$3]-(([.$A13]*[.F$6]/100)*[.$B$3]/100))+([.$B$3]-(([.$A13]*[.F$6]/100)/20)))/2" office:value-type="float" office:value="2.52" calcext:value-type="float">
            <text:p>3</text:p>
          </table:table-cell>
          <table:table-cell table:style-name="ce95" table:formula="of:=(([.$B$3]-(([.$A13]*[.G$6]/100)*[.$B$3]/100))+([.$B$3]-(([.$A13]*[.G$6]/100)/20)))/2" office:value-type="float" office:value="2.4" calcext:value-type="float">
            <text:p>2</text:p>
          </table:table-cell>
          <table:table-cell table:style-name="ce95" table:formula="of:=(([.$B$3]-(([.$A13]*[.H$6]/100)*[.$B$3]/100))+([.$B$3]-(([.$A13]*[.H$6]/100)/20)))/2" office:value-type="float" office:value="2.28" calcext:value-type="float">
            <text:p>2</text:p>
          </table:table-cell>
          <table:table-cell table:style-name="ce95" table:formula="of:=(([.$B$3]-(([.$A13]*[.I$6]/100)*[.$B$3]/100))+([.$B$3]-(([.$A13]*[.I$6]/100)/20)))/2" office:value-type="float" office:value="2.16" calcext:value-type="float">
            <text:p>2</text:p>
          </table:table-cell>
          <table:table-cell table:style-name="ce95" table:formula="of:=(([.$B$3]-(([.$A13]*[.J$6]/100)*[.$B$3]/100))+([.$B$3]-(([.$A13]*[.J$6]/100)/20)))/2" office:value-type="float" office:value="2.04" calcext:value-type="float">
            <text:p>2</text:p>
          </table:table-cell>
          <table:table-cell table:style-name="ce95" table:formula="of:=(([.$B$3]-(([.$A13]*[.K$6]/100)*[.$B$3]/100))+([.$B$3]-(([.$A13]*[.K$6]/100)/20)))/2" office:value-type="float" office:value="1.92" calcext:value-type="float">
            <text:p>2</text:p>
          </table:table-cell>
          <table:table-cell table:style-name="ce99" table:formula="of:=(([.$B$3]-(([.$A13]*[.L$6]/100)*[.$B$3]/100))+([.$B$3]-(([.$A13]*[.L$6]/100)/20)))/2" office:value-type="float" office:value="1.8" calcext:value-type="float">
            <text:p>2</text:p>
          </table:table-cell>
          <table:table-cell table:style-name="ce95" table:formula="of:=(([.$B$3]-(([.$A13]*[.M$6]/100)*[.$B$3]/100))+([.$B$3]-(([.$A13]*[.M$6]/100)/20)))/2" office:value-type="float" office:value="1.68" calcext:value-type="float">
            <text:p>2</text:p>
          </table:table-cell>
          <table:table-cell table:style-name="ce95" table:formula="of:=(([.$B$3]-(([.$A13]*[.N$6]/100)*[.$B$3]/100))+([.$B$3]-(([.$A13]*[.N$6]/100)/20)))/2" office:value-type="float" office:value="1.5" calcext:value-type="float">
            <text:p>2</text:p>
          </table:table-cell>
          <table:table-cell table:style-name="ce95" table:formula="of:=(([.$B$3]-(([.$A13]*[.O$6]/100)*[.$B$3]/100))+([.$B$3]-(([.$A13]*[.O$6]/100)/20)))/2" office:value-type="float" office:value="1.2" calcext:value-type="float">
            <text:p>1</text:p>
          </table:table-cell>
          <table:table-cell table:style-name="ce95" table:formula="of:=(([.$B$3]-(([.$A13]*[.P$6]/100)*[.$B$3]/100))+([.$B$3]-(([.$A13]*[.P$6]/100)/20)))/2" office:value-type="float" office:value="0.9" calcext:value-type="float">
            <text:p>1</text:p>
          </table:table-cell>
          <table:table-cell table:style-name="ce95" table:formula="of:=(([.$B$3]-(([.$A13]*[.Q$6]/100)*[.$B$3]/100))+([.$B$3]-(([.$A13]*[.Q$6]/100)/20)))/2" office:value-type="float" office:value="0.6" calcext:value-type="float">
            <text:p>1</text:p>
          </table:table-cell>
          <table:table-cell table:style-name="ce95" table:formula="of:=(([.$B$3]-(([.$A13]*[.R$6]/100)*[.$B$3]/100))+([.$B$3]-(([.$A13]*[.R$6]/100)/20)))/2" office:value-type="float" office:value="0" calcext:value-type="float">
            <text:p>0</text:p>
          </table:table-cell>
          <table:table-cell table:style-name="ce95" table:formula="of:=(([.$B$3]-(([.$A13]*[.S$6]/100)*[.$B$3]/100))+([.$B$3]-(([.$A13]*[.S$6]/100)/20)))/2" office:value-type="float" office:value="-0.6" calcext:value-type="float">
            <text:p>-1</text:p>
          </table:table-cell>
          <table:table-cell table:style-name="ce95" table:formula="of:=(([.$B$3]-(([.$A13]*[.T$6]/100)*[.$B$3]/100))+([.$B$3]-(([.$A13]*[.T$6]/100)/20)))/2" office:value-type="float" office:value="-1.2" calcext:value-type="float">
            <text:p>-1</text:p>
          </table:table-cell>
          <table:table-cell table:style-name="ce95" table:formula="of:=(([.$B$3]-(([.$A13]*[.U$6]/100)*[.$B$3]/100))+([.$B$3]-(([.$A13]*[.U$6]/100)/20)))/2" office:value-type="float" office:value="-1.8" calcext:value-type="float">
            <text:p>-2</text:p>
          </table:table-cell>
          <table:table-cell table:number-columns-repeated="1003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95" table:formula="of:=(([.$B$3]-(([.$A14]*[.B$6]/100)*[.$B$3]/100))+([.$B$3]-(([.$A14]*[.B$6]/100)/20)))/2" office:value-type="float" office:value="3" calcext:value-type="float">
            <text:p>3</text:p>
          </table:table-cell>
          <table:table-cell table:style-name="ce95" table:formula="of:=(([.$B$3]-(([.$A14]*[.C$6]/100)*[.$B$3]/100))+([.$B$3]-(([.$A14]*[.C$6]/100)/20)))/2" office:value-type="float" office:value="2.86" calcext:value-type="float">
            <text:p>3</text:p>
          </table:table-cell>
          <table:table-cell table:style-name="ce95" table:formula="of:=(([.$B$3]-(([.$A14]*[.D$6]/100)*[.$B$3]/100))+([.$B$3]-(([.$A14]*[.D$6]/100)/20)))/2" office:value-type="float" office:value="2.72" calcext:value-type="float">
            <text:p>3</text:p>
          </table:table-cell>
          <table:table-cell table:style-name="ce95" table:formula="of:=(([.$B$3]-(([.$A14]*[.E$6]/100)*[.$B$3]/100))+([.$B$3]-(([.$A14]*[.E$6]/100)/20)))/2" office:value-type="float" office:value="2.58" calcext:value-type="float">
            <text:p>3</text:p>
          </table:table-cell>
          <table:table-cell table:style-name="ce95" table:formula="of:=(([.$B$3]-(([.$A14]*[.F$6]/100)*[.$B$3]/100))+([.$B$3]-(([.$A14]*[.F$6]/100)/20)))/2" office:value-type="float" office:value="2.44" calcext:value-type="float">
            <text:p>2</text:p>
          </table:table-cell>
          <table:table-cell table:style-name="ce95" table:formula="of:=(([.$B$3]-(([.$A14]*[.G$6]/100)*[.$B$3]/100))+([.$B$3]-(([.$A14]*[.G$6]/100)/20)))/2" office:value-type="float" office:value="2.3" calcext:value-type="float">
            <text:p>2</text:p>
          </table:table-cell>
          <table:table-cell table:style-name="ce95" table:formula="of:=(([.$B$3]-(([.$A14]*[.H$6]/100)*[.$B$3]/100))+([.$B$3]-(([.$A14]*[.H$6]/100)/20)))/2" office:value-type="float" office:value="2.16" calcext:value-type="float">
            <text:p>2</text:p>
          </table:table-cell>
          <table:table-cell table:style-name="ce95" table:formula="of:=(([.$B$3]-(([.$A14]*[.I$6]/100)*[.$B$3]/100))+([.$B$3]-(([.$A14]*[.I$6]/100)/20)))/2" office:value-type="float" office:value="2.02" calcext:value-type="float">
            <text:p>2</text:p>
          </table:table-cell>
          <table:table-cell table:style-name="ce95" table:formula="of:=(([.$B$3]-(([.$A14]*[.J$6]/100)*[.$B$3]/100))+([.$B$3]-(([.$A14]*[.J$6]/100)/20)))/2" office:value-type="float" office:value="1.88" calcext:value-type="float">
            <text:p>2</text:p>
          </table:table-cell>
          <table:table-cell table:style-name="ce95" table:formula="of:=(([.$B$3]-(([.$A14]*[.K$6]/100)*[.$B$3]/100))+([.$B$3]-(([.$A14]*[.K$6]/100)/20)))/2" office:value-type="float" office:value="1.74" calcext:value-type="float">
            <text:p>2</text:p>
          </table:table-cell>
          <table:table-cell table:style-name="ce99" table:formula="of:=(([.$B$3]-(([.$A14]*[.L$6]/100)*[.$B$3]/100))+([.$B$3]-(([.$A14]*[.L$6]/100)/20)))/2" office:value-type="float" office:value="1.6" calcext:value-type="float">
            <text:p>2</text:p>
          </table:table-cell>
          <table:table-cell table:style-name="ce95" table:formula="of:=(([.$B$3]-(([.$A14]*[.M$6]/100)*[.$B$3]/100))+([.$B$3]-(([.$A14]*[.M$6]/100)/20)))/2" office:value-type="float" office:value="1.46" calcext:value-type="float">
            <text:p>1</text:p>
          </table:table-cell>
          <table:table-cell table:style-name="ce95" table:formula="of:=(([.$B$3]-(([.$A14]*[.N$6]/100)*[.$B$3]/100))+([.$B$3]-(([.$A14]*[.N$6]/100)/20)))/2" office:value-type="float" office:value="1.25" calcext:value-type="float">
            <text:p>1</text:p>
          </table:table-cell>
          <table:table-cell table:style-name="ce95" table:formula="of:=(([.$B$3]-(([.$A14]*[.O$6]/100)*[.$B$3]/100))+([.$B$3]-(([.$A14]*[.O$6]/100)/20)))/2" office:value-type="float" office:value="0.9" calcext:value-type="float">
            <text:p>1</text:p>
          </table:table-cell>
          <table:table-cell table:style-name="ce95" table:formula="of:=(([.$B$3]-(([.$A14]*[.P$6]/100)*[.$B$3]/100))+([.$B$3]-(([.$A14]*[.P$6]/100)/20)))/2" office:value-type="float" office:value="0.55" calcext:value-type="float">
            <text:p>1</text:p>
          </table:table-cell>
          <table:table-cell table:style-name="ce95" table:formula="of:=(([.$B$3]-(([.$A14]*[.Q$6]/100)*[.$B$3]/100))+([.$B$3]-(([.$A14]*[.Q$6]/100)/20)))/2" office:value-type="float" office:value="0.2" calcext:value-type="float">
            <text:p>0</text:p>
          </table:table-cell>
          <table:table-cell table:style-name="ce95" table:formula="of:=(([.$B$3]-(([.$A14]*[.R$6]/100)*[.$B$3]/100))+([.$B$3]-(([.$A14]*[.R$6]/100)/20)))/2" office:value-type="float" office:value="-0.5" calcext:value-type="float">
            <text:p>-1</text:p>
          </table:table-cell>
          <table:table-cell table:style-name="ce95" table:formula="of:=(([.$B$3]-(([.$A14]*[.S$6]/100)*[.$B$3]/100))+([.$B$3]-(([.$A14]*[.S$6]/100)/20)))/2" office:value-type="float" office:value="-1.2" calcext:value-type="float">
            <text:p>-1</text:p>
          </table:table-cell>
          <table:table-cell table:style-name="ce95" table:formula="of:=(([.$B$3]-(([.$A14]*[.T$6]/100)*[.$B$3]/100))+([.$B$3]-(([.$A14]*[.T$6]/100)/20)))/2" office:value-type="float" office:value="-1.9" calcext:value-type="float">
            <text:p>-2</text:p>
          </table:table-cell>
          <table:table-cell table:style-name="ce95" table:formula="of:=(([.$B$3]-(([.$A14]*[.U$6]/100)*[.$B$3]/100))+([.$B$3]-(([.$A14]*[.U$6]/100)/20)))/2" office:value-type="float" office:value="-2.6" calcext:value-type="float">
            <text:p>-3</text:p>
          </table:table-cell>
          <table:table-cell table:number-columns-repeated="1003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95" table:formula="of:=(([.$B$3]-(([.$A15]*[.B$6]/100)*[.$B$3]/100))+([.$B$3]-(([.$A15]*[.B$6]/100)/20)))/2" office:value-type="float" office:value="3" calcext:value-type="float">
            <text:p>3</text:p>
          </table:table-cell>
          <table:table-cell table:style-name="ce95" table:formula="of:=(([.$B$3]-(([.$A15]*[.C$6]/100)*[.$B$3]/100))+([.$B$3]-(([.$A15]*[.C$6]/100)/20)))/2" office:value-type="float" office:value="2.84" calcext:value-type="float">
            <text:p>3</text:p>
          </table:table-cell>
          <table:table-cell table:style-name="ce95" table:formula="of:=(([.$B$3]-(([.$A15]*[.D$6]/100)*[.$B$3]/100))+([.$B$3]-(([.$A15]*[.D$6]/100)/20)))/2" office:value-type="float" office:value="2.68" calcext:value-type="float">
            <text:p>3</text:p>
          </table:table-cell>
          <table:table-cell table:style-name="ce95" table:formula="of:=(([.$B$3]-(([.$A15]*[.E$6]/100)*[.$B$3]/100))+([.$B$3]-(([.$A15]*[.E$6]/100)/20)))/2" office:value-type="float" office:value="2.52" calcext:value-type="float">
            <text:p>3</text:p>
          </table:table-cell>
          <table:table-cell table:style-name="ce95" table:formula="of:=(([.$B$3]-(([.$A15]*[.F$6]/100)*[.$B$3]/100))+([.$B$3]-(([.$A15]*[.F$6]/100)/20)))/2" office:value-type="float" office:value="2.36" calcext:value-type="float">
            <text:p>2</text:p>
          </table:table-cell>
          <table:table-cell table:style-name="ce95" table:formula="of:=(([.$B$3]-(([.$A15]*[.G$6]/100)*[.$B$3]/100))+([.$B$3]-(([.$A15]*[.G$6]/100)/20)))/2" office:value-type="float" office:value="2.2" calcext:value-type="float">
            <text:p>2</text:p>
          </table:table-cell>
          <table:table-cell table:style-name="ce95" table:formula="of:=(([.$B$3]-(([.$A15]*[.H$6]/100)*[.$B$3]/100))+([.$B$3]-(([.$A15]*[.H$6]/100)/20)))/2" office:value-type="float" office:value="2.04" calcext:value-type="float">
            <text:p>2</text:p>
          </table:table-cell>
          <table:table-cell table:style-name="ce95" table:formula="of:=(([.$B$3]-(([.$A15]*[.I$6]/100)*[.$B$3]/100))+([.$B$3]-(([.$A15]*[.I$6]/100)/20)))/2" office:value-type="float" office:value="1.88" calcext:value-type="float">
            <text:p>2</text:p>
          </table:table-cell>
          <table:table-cell table:style-name="ce95" table:formula="of:=(([.$B$3]-(([.$A15]*[.J$6]/100)*[.$B$3]/100))+([.$B$3]-(([.$A15]*[.J$6]/100)/20)))/2" office:value-type="float" office:value="1.72" calcext:value-type="float">
            <text:p>2</text:p>
          </table:table-cell>
          <table:table-cell table:style-name="ce95" table:formula="of:=(([.$B$3]-(([.$A15]*[.K$6]/100)*[.$B$3]/100))+([.$B$3]-(([.$A15]*[.K$6]/100)/20)))/2" office:value-type="float" office:value="1.56" calcext:value-type="float">
            <text:p>2</text:p>
          </table:table-cell>
          <table:table-cell table:style-name="ce99" table:formula="of:=(([.$B$3]-(([.$A15]*[.L$6]/100)*[.$B$3]/100))+([.$B$3]-(([.$A15]*[.L$6]/100)/20)))/2" office:value-type="float" office:value="1.4" calcext:value-type="float">
            <text:p>1</text:p>
          </table:table-cell>
          <table:table-cell table:style-name="ce95" table:formula="of:=(([.$B$3]-(([.$A15]*[.M$6]/100)*[.$B$3]/100))+([.$B$3]-(([.$A15]*[.M$6]/100)/20)))/2" office:value-type="float" office:value="1.24" calcext:value-type="float">
            <text:p>1</text:p>
          </table:table-cell>
          <table:table-cell table:style-name="ce95" table:formula="of:=(([.$B$3]-(([.$A15]*[.N$6]/100)*[.$B$3]/100))+([.$B$3]-(([.$A15]*[.N$6]/100)/20)))/2" office:value-type="float" office:value="1" calcext:value-type="float">
            <text:p>1</text:p>
          </table:table-cell>
          <table:table-cell table:style-name="ce95" table:formula="of:=(([.$B$3]-(([.$A15]*[.O$6]/100)*[.$B$3]/100))+([.$B$3]-(([.$A15]*[.O$6]/100)/20)))/2" office:value-type="float" office:value="0.6" calcext:value-type="float">
            <text:p>1</text:p>
          </table:table-cell>
          <table:table-cell table:style-name="ce95" table:formula="of:=(([.$B$3]-(([.$A15]*[.P$6]/100)*[.$B$3]/100))+([.$B$3]-(([.$A15]*[.P$6]/100)/20)))/2" office:value-type="float" office:value="0.2" calcext:value-type="float">
            <text:p>0</text:p>
          </table:table-cell>
          <table:table-cell table:style-name="ce95" table:formula="of:=(([.$B$3]-(([.$A15]*[.Q$6]/100)*[.$B$3]/100))+([.$B$3]-(([.$A15]*[.Q$6]/100)/20)))/2" office:value-type="float" office:value="-0.2" calcext:value-type="float">
            <text:p>0</text:p>
          </table:table-cell>
          <table:table-cell table:style-name="ce95" table:formula="of:=(([.$B$3]-(([.$A15]*[.R$6]/100)*[.$B$3]/100))+([.$B$3]-(([.$A15]*[.R$6]/100)/20)))/2" office:value-type="float" office:value="-1" calcext:value-type="float">
            <text:p>-1</text:p>
          </table:table-cell>
          <table:table-cell table:style-name="ce95" table:formula="of:=(([.$B$3]-(([.$A15]*[.S$6]/100)*[.$B$3]/100))+([.$B$3]-(([.$A15]*[.S$6]/100)/20)))/2" office:value-type="float" office:value="-1.8" calcext:value-type="float">
            <text:p>-2</text:p>
          </table:table-cell>
          <table:table-cell table:style-name="ce95" table:formula="of:=(([.$B$3]-(([.$A15]*[.T$6]/100)*[.$B$3]/100))+([.$B$3]-(([.$A15]*[.T$6]/100)/20)))/2" office:value-type="float" office:value="-2.6" calcext:value-type="float">
            <text:p>-3</text:p>
          </table:table-cell>
          <table:table-cell table:style-name="ce95" table:formula="of:=(([.$B$3]-(([.$A15]*[.U$6]/100)*[.$B$3]/100))+([.$B$3]-(([.$A15]*[.U$6]/100)/20)))/2" office:value-type="float" office:value="-3.4" calcext:value-type="float">
            <text:p>-3</text:p>
          </table:table-cell>
          <table:table-cell table:number-columns-repeated="1003"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95" table:formula="of:=(([.$B$3]-(([.$A16]*[.B$6]/100)*[.$B$3]/100))+([.$B$3]-(([.$A16]*[.B$6]/100)/20)))/2" office:value-type="float" office:value="3" calcext:value-type="float">
            <text:p>3</text:p>
          </table:table-cell>
          <table:table-cell table:style-name="ce95" table:formula="of:=(([.$B$3]-(([.$A16]*[.C$6]/100)*[.$B$3]/100))+([.$B$3]-(([.$A16]*[.C$6]/100)/20)))/2" office:value-type="float" office:value="2.82" calcext:value-type="float">
            <text:p>3</text:p>
          </table:table-cell>
          <table:table-cell table:style-name="ce95" table:formula="of:=(([.$B$3]-(([.$A16]*[.D$6]/100)*[.$B$3]/100))+([.$B$3]-(([.$A16]*[.D$6]/100)/20)))/2" office:value-type="float" office:value="2.64" calcext:value-type="float">
            <text:p>3</text:p>
          </table:table-cell>
          <table:table-cell table:style-name="ce95" table:formula="of:=(([.$B$3]-(([.$A16]*[.E$6]/100)*[.$B$3]/100))+([.$B$3]-(([.$A16]*[.E$6]/100)/20)))/2" office:value-type="float" office:value="2.46" calcext:value-type="float">
            <text:p>2</text:p>
          </table:table-cell>
          <table:table-cell table:style-name="ce95" table:formula="of:=(([.$B$3]-(([.$A16]*[.F$6]/100)*[.$B$3]/100))+([.$B$3]-(([.$A16]*[.F$6]/100)/20)))/2" office:value-type="float" office:value="2.28" calcext:value-type="float">
            <text:p>2</text:p>
          </table:table-cell>
          <table:table-cell table:style-name="ce95" table:formula="of:=(([.$B$3]-(([.$A16]*[.G$6]/100)*[.$B$3]/100))+([.$B$3]-(([.$A16]*[.G$6]/100)/20)))/2" office:value-type="float" office:value="2.1" calcext:value-type="float">
            <text:p>2</text:p>
          </table:table-cell>
          <table:table-cell table:style-name="ce95" table:formula="of:=(([.$B$3]-(([.$A16]*[.H$6]/100)*[.$B$3]/100))+([.$B$3]-(([.$A16]*[.H$6]/100)/20)))/2" office:value-type="float" office:value="1.92" calcext:value-type="float">
            <text:p>2</text:p>
          </table:table-cell>
          <table:table-cell table:style-name="ce95" table:formula="of:=(([.$B$3]-(([.$A16]*[.I$6]/100)*[.$B$3]/100))+([.$B$3]-(([.$A16]*[.I$6]/100)/20)))/2" office:value-type="float" office:value="1.74" calcext:value-type="float">
            <text:p>2</text:p>
          </table:table-cell>
          <table:table-cell table:style-name="ce95" table:formula="of:=(([.$B$3]-(([.$A16]*[.J$6]/100)*[.$B$3]/100))+([.$B$3]-(([.$A16]*[.J$6]/100)/20)))/2" office:value-type="float" office:value="1.56" calcext:value-type="float">
            <text:p>2</text:p>
          </table:table-cell>
          <table:table-cell table:style-name="ce95" table:formula="of:=(([.$B$3]-(([.$A16]*[.K$6]/100)*[.$B$3]/100))+([.$B$3]-(([.$A16]*[.K$6]/100)/20)))/2" office:value-type="float" office:value="1.38" calcext:value-type="float">
            <text:p>1</text:p>
          </table:table-cell>
          <table:table-cell table:style-name="ce99" table:formula="of:=(([.$B$3]-(([.$A16]*[.L$6]/100)*[.$B$3]/100))+([.$B$3]-(([.$A16]*[.L$6]/100)/20)))/2" office:value-type="float" office:value="1.2" calcext:value-type="float">
            <text:p>1</text:p>
          </table:table-cell>
          <table:table-cell table:style-name="ce95" table:formula="of:=(([.$B$3]-(([.$A16]*[.M$6]/100)*[.$B$3]/100))+([.$B$3]-(([.$A16]*[.M$6]/100)/20)))/2" office:value-type="float" office:value="1.02" calcext:value-type="float">
            <text:p>1</text:p>
          </table:table-cell>
          <table:table-cell table:style-name="ce95" table:formula="of:=(([.$B$3]-(([.$A16]*[.N$6]/100)*[.$B$3]/100))+([.$B$3]-(([.$A16]*[.N$6]/100)/20)))/2" office:value-type="float" office:value="0.75" calcext:value-type="float">
            <text:p>1</text:p>
          </table:table-cell>
          <table:table-cell table:style-name="ce95" table:formula="of:=(([.$B$3]-(([.$A16]*[.O$6]/100)*[.$B$3]/100))+([.$B$3]-(([.$A16]*[.O$6]/100)/20)))/2" office:value-type="float" office:value="0.3" calcext:value-type="float">
            <text:p>0</text:p>
          </table:table-cell>
          <table:table-cell table:style-name="ce95" table:formula="of:=(([.$B$3]-(([.$A16]*[.P$6]/100)*[.$B$3]/100))+([.$B$3]-(([.$A16]*[.P$6]/100)/20)))/2" office:value-type="float" office:value="-0.15" calcext:value-type="float">
            <text:p>0</text:p>
          </table:table-cell>
          <table:table-cell table:style-name="ce95" table:formula="of:=(([.$B$3]-(([.$A16]*[.Q$6]/100)*[.$B$3]/100))+([.$B$3]-(([.$A16]*[.Q$6]/100)/20)))/2" office:value-type="float" office:value="-0.6" calcext:value-type="float">
            <text:p>-1</text:p>
          </table:table-cell>
          <table:table-cell table:style-name="ce95" table:formula="of:=(([.$B$3]-(([.$A16]*[.R$6]/100)*[.$B$3]/100))+([.$B$3]-(([.$A16]*[.R$6]/100)/20)))/2" office:value-type="float" office:value="-1.5" calcext:value-type="float">
            <text:p>-2</text:p>
          </table:table-cell>
          <table:table-cell table:style-name="ce95" table:formula="of:=(([.$B$3]-(([.$A16]*[.S$6]/100)*[.$B$3]/100))+([.$B$3]-(([.$A16]*[.S$6]/100)/20)))/2" office:value-type="float" office:value="-2.4" calcext:value-type="float">
            <text:p>-2</text:p>
          </table:table-cell>
          <table:table-cell table:style-name="ce95" table:formula="of:=(([.$B$3]-(([.$A16]*[.T$6]/100)*[.$B$3]/100))+([.$B$3]-(([.$A16]*[.T$6]/100)/20)))/2" office:value-type="float" office:value="-3.3" calcext:value-type="float">
            <text:p>-3</text:p>
          </table:table-cell>
          <table:table-cell table:style-name="ce95" table:formula="of:=(([.$B$3]-(([.$A16]*[.U$6]/100)*[.$B$3]/100))+([.$B$3]-(([.$A16]*[.U$6]/100)/20)))/2" office:value-type="float" office:value="-4.2" calcext:value-type="float">
            <text:p>-4</text:p>
          </table:table-cell>
          <table:table-cell table:number-columns-repeated="1003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95" table:formula="of:=(([.$B$3]-(([.$A17]*[.B$6]/100)*[.$B$3]/100))+([.$B$3]-(([.$A17]*[.B$6]/100)/20)))/2" office:value-type="float" office:value="3" calcext:value-type="float">
            <text:p>3</text:p>
          </table:table-cell>
          <table:table-cell table:style-name="ce95" table:formula="of:=(([.$B$3]-(([.$A17]*[.C$6]/100)*[.$B$3]/100))+([.$B$3]-(([.$A17]*[.C$6]/100)/20)))/2" office:value-type="float" office:value="2.8" calcext:value-type="float">
            <text:p>3</text:p>
          </table:table-cell>
          <table:table-cell table:style-name="ce95" table:formula="of:=(([.$B$3]-(([.$A17]*[.D$6]/100)*[.$B$3]/100))+([.$B$3]-(([.$A17]*[.D$6]/100)/20)))/2" office:value-type="float" office:value="2.6" calcext:value-type="float">
            <text:p>3</text:p>
          </table:table-cell>
          <table:table-cell table:style-name="ce95" table:formula="of:=(([.$B$3]-(([.$A17]*[.E$6]/100)*[.$B$3]/100))+([.$B$3]-(([.$A17]*[.E$6]/100)/20)))/2" office:value-type="float" office:value="2.4" calcext:value-type="float">
            <text:p>2</text:p>
          </table:table-cell>
          <table:table-cell table:style-name="ce95" table:formula="of:=(([.$B$3]-(([.$A17]*[.F$6]/100)*[.$B$3]/100))+([.$B$3]-(([.$A17]*[.F$6]/100)/20)))/2" office:value-type="float" office:value="2.2" calcext:value-type="float">
            <text:p>2</text:p>
          </table:table-cell>
          <table:table-cell table:style-name="ce95" table:formula="of:=(([.$B$3]-(([.$A17]*[.G$6]/100)*[.$B$3]/100))+([.$B$3]-(([.$A17]*[.G$6]/100)/20)))/2" office:value-type="float" office:value="2" calcext:value-type="float">
            <text:p>2</text:p>
          </table:table-cell>
          <table:table-cell table:style-name="ce95" table:formula="of:=(([.$B$3]-(([.$A17]*[.H$6]/100)*[.$B$3]/100))+([.$B$3]-(([.$A17]*[.H$6]/100)/20)))/2" office:value-type="float" office:value="1.8" calcext:value-type="float">
            <text:p>2</text:p>
          </table:table-cell>
          <table:table-cell table:style-name="ce95" table:formula="of:=(([.$B$3]-(([.$A17]*[.I$6]/100)*[.$B$3]/100))+([.$B$3]-(([.$A17]*[.I$6]/100)/20)))/2" office:value-type="float" office:value="1.6" calcext:value-type="float">
            <text:p>2</text:p>
          </table:table-cell>
          <table:table-cell table:style-name="ce95" table:formula="of:=(([.$B$3]-(([.$A17]*[.J$6]/100)*[.$B$3]/100))+([.$B$3]-(([.$A17]*[.J$6]/100)/20)))/2" office:value-type="float" office:value="1.4" calcext:value-type="float">
            <text:p>1</text:p>
          </table:table-cell>
          <table:table-cell table:style-name="ce95" table:formula="of:=(([.$B$3]-(([.$A17]*[.K$6]/100)*[.$B$3]/100))+([.$B$3]-(([.$A17]*[.K$6]/100)/20)))/2" office:value-type="float" office:value="1.2" calcext:value-type="float">
            <text:p>1</text:p>
          </table:table-cell>
          <table:table-cell table:style-name="ce99" table:formula="of:=(([.$B$3]-(([.$A17]*[.L$6]/100)*[.$B$3]/100))+([.$B$3]-(([.$A17]*[.L$6]/100)/20)))/2" office:value-type="float" office:value="1" calcext:value-type="float">
            <text:p>1</text:p>
          </table:table-cell>
          <table:table-cell table:style-name="ce95" table:formula="of:=(([.$B$3]-(([.$A17]*[.M$6]/100)*[.$B$3]/100))+([.$B$3]-(([.$A17]*[.M$6]/100)/20)))/2" office:value-type="float" office:value="0.8" calcext:value-type="float">
            <text:p>1</text:p>
          </table:table-cell>
          <table:table-cell table:style-name="ce95" table:formula="of:=(([.$B$3]-(([.$A17]*[.N$6]/100)*[.$B$3]/100))+([.$B$3]-(([.$A17]*[.N$6]/100)/20)))/2" office:value-type="float" office:value="0.5" calcext:value-type="float">
            <text:p>1</text:p>
          </table:table-cell>
          <table:table-cell table:style-name="ce95" table:formula="of:=(([.$B$3]-(([.$A17]*[.O$6]/100)*[.$B$3]/100))+([.$B$3]-(([.$A17]*[.O$6]/100)/20)))/2" office:value-type="float" office:value="0" calcext:value-type="float">
            <text:p>0</text:p>
          </table:table-cell>
          <table:table-cell table:style-name="ce95" table:formula="of:=(([.$B$3]-(([.$A17]*[.P$6]/100)*[.$B$3]/100))+([.$B$3]-(([.$A17]*[.P$6]/100)/20)))/2" office:value-type="float" office:value="-0.5" calcext:value-type="float">
            <text:p>-1</text:p>
          </table:table-cell>
          <table:table-cell table:style-name="ce95" table:formula="of:=(([.$B$3]-(([.$A17]*[.Q$6]/100)*[.$B$3]/100))+([.$B$3]-(([.$A17]*[.Q$6]/100)/20)))/2" office:value-type="float" office:value="-1" calcext:value-type="float">
            <text:p>-1</text:p>
          </table:table-cell>
          <table:table-cell table:style-name="ce95" table:formula="of:=(([.$B$3]-(([.$A17]*[.R$6]/100)*[.$B$3]/100))+([.$B$3]-(([.$A17]*[.R$6]/100)/20)))/2" office:value-type="float" office:value="-2" calcext:value-type="float">
            <text:p>-2</text:p>
          </table:table-cell>
          <table:table-cell table:style-name="ce95" table:formula="of:=(([.$B$3]-(([.$A17]*[.S$6]/100)*[.$B$3]/100))+([.$B$3]-(([.$A17]*[.S$6]/100)/20)))/2" office:value-type="float" office:value="-3" calcext:value-type="float">
            <text:p>-3</text:p>
          </table:table-cell>
          <table:table-cell table:style-name="ce95" table:formula="of:=(([.$B$3]-(([.$A17]*[.T$6]/100)*[.$B$3]/100))+([.$B$3]-(([.$A17]*[.T$6]/100)/20)))/2" office:value-type="float" office:value="-4" calcext:value-type="float">
            <text:p>-4</text:p>
          </table:table-cell>
          <table:table-cell table:style-name="ce95" table:formula="of:=(([.$B$3]-(([.$A17]*[.U$6]/100)*[.$B$3]/100))+([.$B$3]-(([.$A17]*[.U$6]/100)/20)))/2" office:value-type="float" office:value="-5" calcext:value-type="float">
            <text:p>-5</text:p>
          </table:table-cell>
          <table:table-cell table:number-columns-repeated="1003"/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95" table:formula="of:=(([.$B$3]-(([.$A18]*[.B$6]/100)*[.$B$3]/100))+([.$B$3]-(([.$A18]*[.B$6]/100)/20)))/2" office:value-type="float" office:value="3" calcext:value-type="float">
            <text:p>3</text:p>
          </table:table-cell>
          <table:table-cell table:style-name="ce95" table:formula="of:=(([.$B$3]-(([.$A18]*[.C$6]/100)*[.$B$3]/100))+([.$B$3]-(([.$A18]*[.C$6]/100)/20)))/2" office:value-type="float" office:value="2.78" calcext:value-type="float">
            <text:p>3</text:p>
          </table:table-cell>
          <table:table-cell table:style-name="ce95" table:formula="of:=(([.$B$3]-(([.$A18]*[.D$6]/100)*[.$B$3]/100))+([.$B$3]-(([.$A18]*[.D$6]/100)/20)))/2" office:value-type="float" office:value="2.56" calcext:value-type="float">
            <text:p>3</text:p>
          </table:table-cell>
          <table:table-cell table:style-name="ce95" table:formula="of:=(([.$B$3]-(([.$A18]*[.E$6]/100)*[.$B$3]/100))+([.$B$3]-(([.$A18]*[.E$6]/100)/20)))/2" office:value-type="float" office:value="2.34" calcext:value-type="float">
            <text:p>2</text:p>
          </table:table-cell>
          <table:table-cell table:style-name="ce95" table:formula="of:=(([.$B$3]-(([.$A18]*[.F$6]/100)*[.$B$3]/100))+([.$B$3]-(([.$A18]*[.F$6]/100)/20)))/2" office:value-type="float" office:value="2.12" calcext:value-type="float">
            <text:p>2</text:p>
          </table:table-cell>
          <table:table-cell table:style-name="ce95" table:formula="of:=(([.$B$3]-(([.$A18]*[.G$6]/100)*[.$B$3]/100))+([.$B$3]-(([.$A18]*[.G$6]/100)/20)))/2" office:value-type="float" office:value="1.9" calcext:value-type="float">
            <text:p>2</text:p>
          </table:table-cell>
          <table:table-cell table:style-name="ce95" table:formula="of:=(([.$B$3]-(([.$A18]*[.H$6]/100)*[.$B$3]/100))+([.$B$3]-(([.$A18]*[.H$6]/100)/20)))/2" office:value-type="float" office:value="1.68" calcext:value-type="float">
            <text:p>2</text:p>
          </table:table-cell>
          <table:table-cell table:style-name="ce95" table:formula="of:=(([.$B$3]-(([.$A18]*[.I$6]/100)*[.$B$3]/100))+([.$B$3]-(([.$A18]*[.I$6]/100)/20)))/2" office:value-type="float" office:value="1.46" calcext:value-type="float">
            <text:p>1</text:p>
          </table:table-cell>
          <table:table-cell table:style-name="ce95" table:formula="of:=(([.$B$3]-(([.$A18]*[.J$6]/100)*[.$B$3]/100))+([.$B$3]-(([.$A18]*[.J$6]/100)/20)))/2" office:value-type="float" office:value="1.24" calcext:value-type="float">
            <text:p>1</text:p>
          </table:table-cell>
          <table:table-cell table:style-name="ce95" table:formula="of:=(([.$B$3]-(([.$A18]*[.K$6]/100)*[.$B$3]/100))+([.$B$3]-(([.$A18]*[.K$6]/100)/20)))/2" office:value-type="float" office:value="1.02" calcext:value-type="float">
            <text:p>1</text:p>
          </table:table-cell>
          <table:table-cell table:style-name="ce99" table:formula="of:=(([.$B$3]-(([.$A18]*[.L$6]/100)*[.$B$3]/100))+([.$B$3]-(([.$A18]*[.L$6]/100)/20)))/2" office:value-type="float" office:value="0.8" calcext:value-type="float">
            <text:p>1</text:p>
          </table:table-cell>
          <table:table-cell table:style-name="ce95" table:formula="of:=(([.$B$3]-(([.$A18]*[.M$6]/100)*[.$B$3]/100))+([.$B$3]-(([.$A18]*[.M$6]/100)/20)))/2" office:value-type="float" office:value="0.58" calcext:value-type="float">
            <text:p>1</text:p>
          </table:table-cell>
          <table:table-cell table:style-name="ce95" table:formula="of:=(([.$B$3]-(([.$A18]*[.N$6]/100)*[.$B$3]/100))+([.$B$3]-(([.$A18]*[.N$6]/100)/20)))/2" office:value-type="float" office:value="0.25" calcext:value-type="float">
            <text:p>0</text:p>
          </table:table-cell>
          <table:table-cell table:style-name="ce95" table:formula="of:=(([.$B$3]-(([.$A18]*[.O$6]/100)*[.$B$3]/100))+([.$B$3]-(([.$A18]*[.O$6]/100)/20)))/2" office:value-type="float" office:value="-0.3" calcext:value-type="float">
            <text:p>0</text:p>
          </table:table-cell>
          <table:table-cell table:style-name="ce95" table:formula="of:=(([.$B$3]-(([.$A18]*[.P$6]/100)*[.$B$3]/100))+([.$B$3]-(([.$A18]*[.P$6]/100)/20)))/2" office:value-type="float" office:value="-0.85" calcext:value-type="float">
            <text:p>-1</text:p>
          </table:table-cell>
          <table:table-cell table:style-name="ce95" table:formula="of:=(([.$B$3]-(([.$A18]*[.Q$6]/100)*[.$B$3]/100))+([.$B$3]-(([.$A18]*[.Q$6]/100)/20)))/2" office:value-type="float" office:value="-1.4" calcext:value-type="float">
            <text:p>-1</text:p>
          </table:table-cell>
          <table:table-cell table:style-name="ce95" table:formula="of:=(([.$B$3]-(([.$A18]*[.R$6]/100)*[.$B$3]/100))+([.$B$3]-(([.$A18]*[.R$6]/100)/20)))/2" office:value-type="float" office:value="-2.5" calcext:value-type="float">
            <text:p>-3</text:p>
          </table:table-cell>
          <table:table-cell table:style-name="ce95" table:formula="of:=(([.$B$3]-(([.$A18]*[.S$6]/100)*[.$B$3]/100))+([.$B$3]-(([.$A18]*[.S$6]/100)/20)))/2" office:value-type="float" office:value="-3.6" calcext:value-type="float">
            <text:p>-4</text:p>
          </table:table-cell>
          <table:table-cell table:style-name="ce95" table:formula="of:=(([.$B$3]-(([.$A18]*[.T$6]/100)*[.$B$3]/100))+([.$B$3]-(([.$A18]*[.T$6]/100)/20)))/2" office:value-type="float" office:value="-4.7" calcext:value-type="float">
            <text:p>-5</text:p>
          </table:table-cell>
          <table:table-cell table:style-name="ce95" table:formula="of:=(([.$B$3]-(([.$A18]*[.U$6]/100)*[.$B$3]/100))+([.$B$3]-(([.$A18]*[.U$6]/100)/20)))/2" office:value-type="float" office:value="-5.8" calcext:value-type="float">
            <text:p>-6</text:p>
          </table:table-cell>
          <table:table-cell table:number-columns-repeated="1003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95" table:formula="of:=(([.$B$3]-(([.$A19]*[.B$6]/100)*[.$B$3]/100))+([.$B$3]-(([.$A19]*[.B$6]/100)/20)))/2" office:value-type="float" office:value="3" calcext:value-type="float">
            <text:p>3</text:p>
          </table:table-cell>
          <table:table-cell table:style-name="ce95" table:formula="of:=(([.$B$3]-(([.$A19]*[.C$6]/100)*[.$B$3]/100))+([.$B$3]-(([.$A19]*[.C$6]/100)/20)))/2" office:value-type="float" office:value="2.76" calcext:value-type="float">
            <text:p>3</text:p>
          </table:table-cell>
          <table:table-cell table:style-name="ce95" table:formula="of:=(([.$B$3]-(([.$A19]*[.D$6]/100)*[.$B$3]/100))+([.$B$3]-(([.$A19]*[.D$6]/100)/20)))/2" office:value-type="float" office:value="2.52" calcext:value-type="float">
            <text:p>3</text:p>
          </table:table-cell>
          <table:table-cell table:style-name="ce95" table:formula="of:=(([.$B$3]-(([.$A19]*[.E$6]/100)*[.$B$3]/100))+([.$B$3]-(([.$A19]*[.E$6]/100)/20)))/2" office:value-type="float" office:value="2.28" calcext:value-type="float">
            <text:p>2</text:p>
          </table:table-cell>
          <table:table-cell table:style-name="ce95" table:formula="of:=(([.$B$3]-(([.$A19]*[.F$6]/100)*[.$B$3]/100))+([.$B$3]-(([.$A19]*[.F$6]/100)/20)))/2" office:value-type="float" office:value="2.04" calcext:value-type="float">
            <text:p>2</text:p>
          </table:table-cell>
          <table:table-cell table:style-name="ce95" table:formula="of:=(([.$B$3]-(([.$A19]*[.G$6]/100)*[.$B$3]/100))+([.$B$3]-(([.$A19]*[.G$6]/100)/20)))/2" office:value-type="float" office:value="1.8" calcext:value-type="float">
            <text:p>2</text:p>
          </table:table-cell>
          <table:table-cell table:style-name="ce95" table:formula="of:=(([.$B$3]-(([.$A19]*[.H$6]/100)*[.$B$3]/100))+([.$B$3]-(([.$A19]*[.H$6]/100)/20)))/2" office:value-type="float" office:value="1.56" calcext:value-type="float">
            <text:p>2</text:p>
          </table:table-cell>
          <table:table-cell table:style-name="ce95" table:formula="of:=(([.$B$3]-(([.$A19]*[.I$6]/100)*[.$B$3]/100))+([.$B$3]-(([.$A19]*[.I$6]/100)/20)))/2" office:value-type="float" office:value="1.32" calcext:value-type="float">
            <text:p>1</text:p>
          </table:table-cell>
          <table:table-cell table:style-name="ce95" table:formula="of:=(([.$B$3]-(([.$A19]*[.J$6]/100)*[.$B$3]/100))+([.$B$3]-(([.$A19]*[.J$6]/100)/20)))/2" office:value-type="float" office:value="1.08" calcext:value-type="float">
            <text:p>1</text:p>
          </table:table-cell>
          <table:table-cell table:style-name="ce95" table:formula="of:=(([.$B$3]-(([.$A19]*[.K$6]/100)*[.$B$3]/100))+([.$B$3]-(([.$A19]*[.K$6]/100)/20)))/2" office:value-type="float" office:value="0.84" calcext:value-type="float">
            <text:p>1</text:p>
          </table:table-cell>
          <table:table-cell table:style-name="ce99" table:formula="of:=(([.$B$3]-(([.$A19]*[.L$6]/100)*[.$B$3]/100))+([.$B$3]-(([.$A19]*[.L$6]/100)/20)))/2" office:value-type="float" office:value="0.6" calcext:value-type="float">
            <text:p>1</text:p>
          </table:table-cell>
          <table:table-cell table:style-name="ce95" table:formula="of:=(([.$B$3]-(([.$A19]*[.M$6]/100)*[.$B$3]/100))+([.$B$3]-(([.$A19]*[.M$6]/100)/20)))/2" office:value-type="float" office:value="0.36" calcext:value-type="float">
            <text:p>0</text:p>
          </table:table-cell>
          <table:table-cell table:style-name="ce95" table:formula="of:=(([.$B$3]-(([.$A19]*[.N$6]/100)*[.$B$3]/100))+([.$B$3]-(([.$A19]*[.N$6]/100)/20)))/2" office:value-type="float" office:value="0" calcext:value-type="float">
            <text:p>0</text:p>
          </table:table-cell>
          <table:table-cell table:style-name="ce95" table:formula="of:=(([.$B$3]-(([.$A19]*[.O$6]/100)*[.$B$3]/100))+([.$B$3]-(([.$A19]*[.O$6]/100)/20)))/2" office:value-type="float" office:value="-0.6" calcext:value-type="float">
            <text:p>-1</text:p>
          </table:table-cell>
          <table:table-cell table:style-name="ce95" table:formula="of:=(([.$B$3]-(([.$A19]*[.P$6]/100)*[.$B$3]/100))+([.$B$3]-(([.$A19]*[.P$6]/100)/20)))/2" office:value-type="float" office:value="-1.2" calcext:value-type="float">
            <text:p>-1</text:p>
          </table:table-cell>
          <table:table-cell table:style-name="ce95" table:formula="of:=(([.$B$3]-(([.$A19]*[.Q$6]/100)*[.$B$3]/100))+([.$B$3]-(([.$A19]*[.Q$6]/100)/20)))/2" office:value-type="float" office:value="-1.8" calcext:value-type="float">
            <text:p>-2</text:p>
          </table:table-cell>
          <table:table-cell table:style-name="ce95" table:formula="of:=(([.$B$3]-(([.$A19]*[.R$6]/100)*[.$B$3]/100))+([.$B$3]-(([.$A19]*[.R$6]/100)/20)))/2" office:value-type="float" office:value="-3" calcext:value-type="float">
            <text:p>-3</text:p>
          </table:table-cell>
          <table:table-cell table:style-name="ce95" table:formula="of:=(([.$B$3]-(([.$A19]*[.S$6]/100)*[.$B$3]/100))+([.$B$3]-(([.$A19]*[.S$6]/100)/20)))/2" office:value-type="float" office:value="-4.2" calcext:value-type="float">
            <text:p>-4</text:p>
          </table:table-cell>
          <table:table-cell table:style-name="ce95" table:formula="of:=(([.$B$3]-(([.$A19]*[.T$6]/100)*[.$B$3]/100))+([.$B$3]-(([.$A19]*[.T$6]/100)/20)))/2" office:value-type="float" office:value="-5.4" calcext:value-type="float">
            <text:p>-5</text:p>
          </table:table-cell>
          <table:table-cell table:style-name="ce95" table:formula="of:=(([.$B$3]-(([.$A19]*[.U$6]/100)*[.$B$3]/100))+([.$B$3]-(([.$A19]*[.U$6]/100)/20)))/2" office:value-type="float" office:value="-6.6" calcext:value-type="float">
            <text:p>-7</text:p>
          </table:table-cell>
          <table:table-cell table:number-columns-repeated="1003"/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ce95" table:formula="of:=(([.$B$3]-(([.$A20]*[.B$6]/100)*[.$B$3]/100))+([.$B$3]-(([.$A20]*[.B$6]/100)/20)))/2" office:value-type="float" office:value="3" calcext:value-type="float">
            <text:p>3</text:p>
          </table:table-cell>
          <table:table-cell table:style-name="ce95" table:formula="of:=(([.$B$3]-(([.$A20]*[.C$6]/100)*[.$B$3]/100))+([.$B$3]-(([.$A20]*[.C$6]/100)/20)))/2" office:value-type="float" office:value="2.74" calcext:value-type="float">
            <text:p>3</text:p>
          </table:table-cell>
          <table:table-cell table:style-name="ce95" table:formula="of:=(([.$B$3]-(([.$A20]*[.D$6]/100)*[.$B$3]/100))+([.$B$3]-(([.$A20]*[.D$6]/100)/20)))/2" office:value-type="float" office:value="2.48" calcext:value-type="float">
            <text:p>2</text:p>
          </table:table-cell>
          <table:table-cell table:style-name="ce95" table:formula="of:=(([.$B$3]-(([.$A20]*[.E$6]/100)*[.$B$3]/100))+([.$B$3]-(([.$A20]*[.E$6]/100)/20)))/2" office:value-type="float" office:value="2.22" calcext:value-type="float">
            <text:p>2</text:p>
          </table:table-cell>
          <table:table-cell table:style-name="ce95" table:formula="of:=(([.$B$3]-(([.$A20]*[.F$6]/100)*[.$B$3]/100))+([.$B$3]-(([.$A20]*[.F$6]/100)/20)))/2" office:value-type="float" office:value="1.96" calcext:value-type="float">
            <text:p>2</text:p>
          </table:table-cell>
          <table:table-cell table:style-name="ce95" table:formula="of:=(([.$B$3]-(([.$A20]*[.G$6]/100)*[.$B$3]/100))+([.$B$3]-(([.$A20]*[.G$6]/100)/20)))/2" office:value-type="float" office:value="1.7" calcext:value-type="float">
            <text:p>2</text:p>
          </table:table-cell>
          <table:table-cell table:style-name="ce95" table:formula="of:=(([.$B$3]-(([.$A20]*[.H$6]/100)*[.$B$3]/100))+([.$B$3]-(([.$A20]*[.H$6]/100)/20)))/2" office:value-type="float" office:value="1.44" calcext:value-type="float">
            <text:p>1</text:p>
          </table:table-cell>
          <table:table-cell table:style-name="ce95" table:formula="of:=(([.$B$3]-(([.$A20]*[.I$6]/100)*[.$B$3]/100))+([.$B$3]-(([.$A20]*[.I$6]/100)/20)))/2" office:value-type="float" office:value="1.18" calcext:value-type="float">
            <text:p>1</text:p>
          </table:table-cell>
          <table:table-cell table:style-name="ce95" table:formula="of:=(([.$B$3]-(([.$A20]*[.J$6]/100)*[.$B$3]/100))+([.$B$3]-(([.$A20]*[.J$6]/100)/20)))/2" office:value-type="float" office:value="0.92" calcext:value-type="float">
            <text:p>1</text:p>
          </table:table-cell>
          <table:table-cell table:style-name="ce95" table:formula="of:=(([.$B$3]-(([.$A20]*[.K$6]/100)*[.$B$3]/100))+([.$B$3]-(([.$A20]*[.K$6]/100)/20)))/2" office:value-type="float" office:value="0.66" calcext:value-type="float">
            <text:p>1</text:p>
          </table:table-cell>
          <table:table-cell table:style-name="ce99" table:formula="of:=(([.$B$3]-(([.$A20]*[.L$6]/100)*[.$B$3]/100))+([.$B$3]-(([.$A20]*[.L$6]/100)/20)))/2" office:value-type="float" office:value="0.4" calcext:value-type="float">
            <text:p>0</text:p>
          </table:table-cell>
          <table:table-cell table:style-name="ce95" table:formula="of:=(([.$B$3]-(([.$A20]*[.M$6]/100)*[.$B$3]/100))+([.$B$3]-(([.$A20]*[.M$6]/100)/20)))/2" office:value-type="float" office:value="0.14" calcext:value-type="float">
            <text:p>0</text:p>
          </table:table-cell>
          <table:table-cell table:style-name="ce95" table:formula="of:=(([.$B$3]-(([.$A20]*[.N$6]/100)*[.$B$3]/100))+([.$B$3]-(([.$A20]*[.N$6]/100)/20)))/2" office:value-type="float" office:value="-0.25" calcext:value-type="float">
            <text:p>0</text:p>
          </table:table-cell>
          <table:table-cell table:style-name="ce95" table:formula="of:=(([.$B$3]-(([.$A20]*[.O$6]/100)*[.$B$3]/100))+([.$B$3]-(([.$A20]*[.O$6]/100)/20)))/2" office:value-type="float" office:value="-0.9" calcext:value-type="float">
            <text:p>-1</text:p>
          </table:table-cell>
          <table:table-cell table:style-name="ce95" table:formula="of:=(([.$B$3]-(([.$A20]*[.P$6]/100)*[.$B$3]/100))+([.$B$3]-(([.$A20]*[.P$6]/100)/20)))/2" office:value-type="float" office:value="-1.55" calcext:value-type="float">
            <text:p>-2</text:p>
          </table:table-cell>
          <table:table-cell table:style-name="ce95" table:formula="of:=(([.$B$3]-(([.$A20]*[.Q$6]/100)*[.$B$3]/100))+([.$B$3]-(([.$A20]*[.Q$6]/100)/20)))/2" office:value-type="float" office:value="-2.2" calcext:value-type="float">
            <text:p>-2</text:p>
          </table:table-cell>
          <table:table-cell table:style-name="ce95" table:formula="of:=(([.$B$3]-(([.$A20]*[.R$6]/100)*[.$B$3]/100))+([.$B$3]-(([.$A20]*[.R$6]/100)/20)))/2" office:value-type="float" office:value="-3.5" calcext:value-type="float">
            <text:p>-4</text:p>
          </table:table-cell>
          <table:table-cell table:style-name="ce95" table:formula="of:=(([.$B$3]-(([.$A20]*[.S$6]/100)*[.$B$3]/100))+([.$B$3]-(([.$A20]*[.S$6]/100)/20)))/2" office:value-type="float" office:value="-4.8" calcext:value-type="float">
            <text:p>-5</text:p>
          </table:table-cell>
          <table:table-cell table:style-name="ce95" table:formula="of:=(([.$B$3]-(([.$A20]*[.T$6]/100)*[.$B$3]/100))+([.$B$3]-(([.$A20]*[.T$6]/100)/20)))/2" office:value-type="float" office:value="-6.1" calcext:value-type="float">
            <text:p>-6</text:p>
          </table:table-cell>
          <table:table-cell table:style-name="ce95" table:formula="of:=(([.$B$3]-(([.$A20]*[.U$6]/100)*[.$B$3]/100))+([.$B$3]-(([.$A20]*[.U$6]/100)/20)))/2" office:value-type="float" office:value="-7.4" calcext:value-type="float">
            <text:p>-7</text:p>
          </table:table-cell>
          <table:table-cell table:number-columns-repeated="1003"/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95" table:formula="of:=(([.$B$3]-(([.$A21]*[.B$6]/100)*[.$B$3]/100))+([.$B$3]-(([.$A21]*[.B$6]/100)/20)))/2" office:value-type="float" office:value="3" calcext:value-type="float">
            <text:p>3</text:p>
          </table:table-cell>
          <table:table-cell table:style-name="ce95" table:formula="of:=(([.$B$3]-(([.$A21]*[.C$6]/100)*[.$B$3]/100))+([.$B$3]-(([.$A21]*[.C$6]/100)/20)))/2" office:value-type="float" office:value="2.72" calcext:value-type="float">
            <text:p>3</text:p>
          </table:table-cell>
          <table:table-cell table:style-name="ce95" table:formula="of:=(([.$B$3]-(([.$A21]*[.D$6]/100)*[.$B$3]/100))+([.$B$3]-(([.$A21]*[.D$6]/100)/20)))/2" office:value-type="float" office:value="2.44" calcext:value-type="float">
            <text:p>2</text:p>
          </table:table-cell>
          <table:table-cell table:style-name="ce95" table:formula="of:=(([.$B$3]-(([.$A21]*[.E$6]/100)*[.$B$3]/100))+([.$B$3]-(([.$A21]*[.E$6]/100)/20)))/2" office:value-type="float" office:value="2.16" calcext:value-type="float">
            <text:p>2</text:p>
          </table:table-cell>
          <table:table-cell table:style-name="ce95" table:formula="of:=(([.$B$3]-(([.$A21]*[.F$6]/100)*[.$B$3]/100))+([.$B$3]-(([.$A21]*[.F$6]/100)/20)))/2" office:value-type="float" office:value="1.88" calcext:value-type="float">
            <text:p>2</text:p>
          </table:table-cell>
          <table:table-cell table:style-name="ce95" table:formula="of:=(([.$B$3]-(([.$A21]*[.G$6]/100)*[.$B$3]/100))+([.$B$3]-(([.$A21]*[.G$6]/100)/20)))/2" office:value-type="float" office:value="1.6" calcext:value-type="float">
            <text:p>2</text:p>
          </table:table-cell>
          <table:table-cell table:style-name="ce95" table:formula="of:=(([.$B$3]-(([.$A21]*[.H$6]/100)*[.$B$3]/100))+([.$B$3]-(([.$A21]*[.H$6]/100)/20)))/2" office:value-type="float" office:value="1.32" calcext:value-type="float">
            <text:p>1</text:p>
          </table:table-cell>
          <table:table-cell table:style-name="ce95" table:formula="of:=(([.$B$3]-(([.$A21]*[.I$6]/100)*[.$B$3]/100))+([.$B$3]-(([.$A21]*[.I$6]/100)/20)))/2" office:value-type="float" office:value="1.04" calcext:value-type="float">
            <text:p>1</text:p>
          </table:table-cell>
          <table:table-cell table:style-name="ce95" table:formula="of:=(([.$B$3]-(([.$A21]*[.J$6]/100)*[.$B$3]/100))+([.$B$3]-(([.$A21]*[.J$6]/100)/20)))/2" office:value-type="float" office:value="0.76" calcext:value-type="float">
            <text:p>1</text:p>
          </table:table-cell>
          <table:table-cell table:style-name="ce95" table:formula="of:=(([.$B$3]-(([.$A21]*[.K$6]/100)*[.$B$3]/100))+([.$B$3]-(([.$A21]*[.K$6]/100)/20)))/2" office:value-type="float" office:value="0.48" calcext:value-type="float">
            <text:p>0</text:p>
          </table:table-cell>
          <table:table-cell table:style-name="ce99" table:formula="of:=(([.$B$3]-(([.$A21]*[.L$6]/100)*[.$B$3]/100))+([.$B$3]-(([.$A21]*[.L$6]/100)/20)))/2" office:value-type="float" office:value="0.2" calcext:value-type="float">
            <text:p>0</text:p>
          </table:table-cell>
          <table:table-cell table:style-name="ce95" table:formula="of:=(([.$B$3]-(([.$A21]*[.M$6]/100)*[.$B$3]/100))+([.$B$3]-(([.$A21]*[.M$6]/100)/20)))/2" office:value-type="float" office:value="-0.0800000000000001" calcext:value-type="float">
            <text:p>0</text:p>
          </table:table-cell>
          <table:table-cell table:style-name="ce95" table:formula="of:=(([.$B$3]-(([.$A21]*[.N$6]/100)*[.$B$3]/100))+([.$B$3]-(([.$A21]*[.N$6]/100)/20)))/2" office:value-type="float" office:value="-0.5" calcext:value-type="float">
            <text:p>-1</text:p>
          </table:table-cell>
          <table:table-cell table:style-name="ce95" table:formula="of:=(([.$B$3]-(([.$A21]*[.O$6]/100)*[.$B$3]/100))+([.$B$3]-(([.$A21]*[.O$6]/100)/20)))/2" office:value-type="float" office:value="-1.2" calcext:value-type="float">
            <text:p>-1</text:p>
          </table:table-cell>
          <table:table-cell table:style-name="ce95" table:formula="of:=(([.$B$3]-(([.$A21]*[.P$6]/100)*[.$B$3]/100))+([.$B$3]-(([.$A21]*[.P$6]/100)/20)))/2" office:value-type="float" office:value="-1.9" calcext:value-type="float">
            <text:p>-2</text:p>
          </table:table-cell>
          <table:table-cell table:style-name="ce95" table:formula="of:=(([.$B$3]-(([.$A21]*[.Q$6]/100)*[.$B$3]/100))+([.$B$3]-(([.$A21]*[.Q$6]/100)/20)))/2" office:value-type="float" office:value="-2.6" calcext:value-type="float">
            <text:p>-3</text:p>
          </table:table-cell>
          <table:table-cell table:style-name="ce95" table:formula="of:=(([.$B$3]-(([.$A21]*[.R$6]/100)*[.$B$3]/100))+([.$B$3]-(([.$A21]*[.R$6]/100)/20)))/2" office:value-type="float" office:value="-4" calcext:value-type="float">
            <text:p>-4</text:p>
          </table:table-cell>
          <table:table-cell table:style-name="ce95" table:formula="of:=(([.$B$3]-(([.$A21]*[.S$6]/100)*[.$B$3]/100))+([.$B$3]-(([.$A21]*[.S$6]/100)/20)))/2" office:value-type="float" office:value="-5.4" calcext:value-type="float">
            <text:p>-5</text:p>
          </table:table-cell>
          <table:table-cell table:style-name="ce95" table:formula="of:=(([.$B$3]-(([.$A21]*[.T$6]/100)*[.$B$3]/100))+([.$B$3]-(([.$A21]*[.T$6]/100)/20)))/2" office:value-type="float" office:value="-6.8" calcext:value-type="float">
            <text:p>-7</text:p>
          </table:table-cell>
          <table:table-cell table:style-name="ce95" table:formula="of:=(([.$B$3]-(([.$A21]*[.U$6]/100)*[.$B$3]/100))+([.$B$3]-(([.$A21]*[.U$6]/100)/20)))/2" office:value-type="float" office:value="-8.2" calcext:value-type="float">
            <text:p>-8</text:p>
          </table:table-cell>
          <table:table-cell table:number-columns-repeated="1003"/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ce95" table:formula="of:=(([.$B$3]-(([.$A22]*[.B$6]/100)*[.$B$3]/100))+([.$B$3]-(([.$A22]*[.B$6]/100)/20)))/2" office:value-type="float" office:value="3" calcext:value-type="float">
            <text:p>3</text:p>
          </table:table-cell>
          <table:table-cell table:style-name="ce95" table:formula="of:=(([.$B$3]-(([.$A22]*[.C$6]/100)*[.$B$3]/100))+([.$B$3]-(([.$A22]*[.C$6]/100)/20)))/2" office:value-type="float" office:value="2.7" calcext:value-type="float">
            <text:p>3</text:p>
          </table:table-cell>
          <table:table-cell table:style-name="ce95" table:formula="of:=(([.$B$3]-(([.$A22]*[.D$6]/100)*[.$B$3]/100))+([.$B$3]-(([.$A22]*[.D$6]/100)/20)))/2" office:value-type="float" office:value="2.4" calcext:value-type="float">
            <text:p>2</text:p>
          </table:table-cell>
          <table:table-cell table:style-name="ce95" table:formula="of:=(([.$B$3]-(([.$A22]*[.E$6]/100)*[.$B$3]/100))+([.$B$3]-(([.$A22]*[.E$6]/100)/20)))/2" office:value-type="float" office:value="2.1" calcext:value-type="float">
            <text:p>2</text:p>
          </table:table-cell>
          <table:table-cell table:style-name="ce95" table:formula="of:=(([.$B$3]-(([.$A22]*[.F$6]/100)*[.$B$3]/100))+([.$B$3]-(([.$A22]*[.F$6]/100)/20)))/2" office:value-type="float" office:value="1.8" calcext:value-type="float">
            <text:p>2</text:p>
          </table:table-cell>
          <table:table-cell table:style-name="ce95" table:formula="of:=(([.$B$3]-(([.$A22]*[.G$6]/100)*[.$B$3]/100))+([.$B$3]-(([.$A22]*[.G$6]/100)/20)))/2" office:value-type="float" office:value="1.5" calcext:value-type="float">
            <text:p>2</text:p>
          </table:table-cell>
          <table:table-cell table:style-name="ce95" table:formula="of:=(([.$B$3]-(([.$A22]*[.H$6]/100)*[.$B$3]/100))+([.$B$3]-(([.$A22]*[.H$6]/100)/20)))/2" office:value-type="float" office:value="1.2" calcext:value-type="float">
            <text:p>1</text:p>
          </table:table-cell>
          <table:table-cell table:style-name="ce95" table:formula="of:=(([.$B$3]-(([.$A22]*[.I$6]/100)*[.$B$3]/100))+([.$B$3]-(([.$A22]*[.I$6]/100)/20)))/2" office:value-type="float" office:value="0.9" calcext:value-type="float">
            <text:p>1</text:p>
          </table:table-cell>
          <table:table-cell table:style-name="ce95" table:formula="of:=(([.$B$3]-(([.$A22]*[.J$6]/100)*[.$B$3]/100))+([.$B$3]-(([.$A22]*[.J$6]/100)/20)))/2" office:value-type="float" office:value="0.6" calcext:value-type="float">
            <text:p>1</text:p>
          </table:table-cell>
          <table:table-cell table:style-name="ce95" table:formula="of:=(([.$B$3]-(([.$A22]*[.K$6]/100)*[.$B$3]/100))+([.$B$3]-(([.$A22]*[.K$6]/100)/20)))/2" office:value-type="float" office:value="0.3" calcext:value-type="float">
            <text:p>0</text:p>
          </table:table-cell>
          <table:table-cell table:style-name="ce99" table:formula="of:=(([.$B$3]-(([.$A22]*[.L$6]/100)*[.$B$3]/100))+([.$B$3]-(([.$A22]*[.L$6]/100)/20)))/2" office:value-type="float" office:value="0" calcext:value-type="float">
            <text:p>0</text:p>
          </table:table-cell>
          <table:table-cell table:style-name="ce95" table:formula="of:=(([.$B$3]-(([.$A22]*[.M$6]/100)*[.$B$3]/100))+([.$B$3]-(([.$A22]*[.M$6]/100)/20)))/2" office:value-type="float" office:value="-0.3" calcext:value-type="float">
            <text:p>0</text:p>
          </table:table-cell>
          <table:table-cell table:style-name="ce95" table:formula="of:=(([.$B$3]-(([.$A22]*[.N$6]/100)*[.$B$3]/100))+([.$B$3]-(([.$A22]*[.N$6]/100)/20)))/2" office:value-type="float" office:value="-0.75" calcext:value-type="float">
            <text:p>-1</text:p>
          </table:table-cell>
          <table:table-cell table:style-name="ce95" table:formula="of:=(([.$B$3]-(([.$A22]*[.O$6]/100)*[.$B$3]/100))+([.$B$3]-(([.$A22]*[.O$6]/100)/20)))/2" office:value-type="float" office:value="-1.5" calcext:value-type="float">
            <text:p>-2</text:p>
          </table:table-cell>
          <table:table-cell table:style-name="ce95" table:formula="of:=(([.$B$3]-(([.$A22]*[.P$6]/100)*[.$B$3]/100))+([.$B$3]-(([.$A22]*[.P$6]/100)/20)))/2" office:value-type="float" office:value="-2.25" calcext:value-type="float">
            <text:p>-2</text:p>
          </table:table-cell>
          <table:table-cell table:style-name="ce95" table:formula="of:=(([.$B$3]-(([.$A22]*[.Q$6]/100)*[.$B$3]/100))+([.$B$3]-(([.$A22]*[.Q$6]/100)/20)))/2" office:value-type="float" office:value="-3" calcext:value-type="float">
            <text:p>-3</text:p>
          </table:table-cell>
          <table:table-cell table:style-name="ce95" table:formula="of:=(([.$B$3]-(([.$A22]*[.R$6]/100)*[.$B$3]/100))+([.$B$3]-(([.$A22]*[.R$6]/100)/20)))/2" office:value-type="float" office:value="-4.5" calcext:value-type="float">
            <text:p>-5</text:p>
          </table:table-cell>
          <table:table-cell table:style-name="ce95" table:formula="of:=(([.$B$3]-(([.$A22]*[.S$6]/100)*[.$B$3]/100))+([.$B$3]-(([.$A22]*[.S$6]/100)/20)))/2" office:value-type="float" office:value="-6" calcext:value-type="float">
            <text:p>-6</text:p>
          </table:table-cell>
          <table:table-cell table:style-name="ce95" table:formula="of:=(([.$B$3]-(([.$A22]*[.T$6]/100)*[.$B$3]/100))+([.$B$3]-(([.$A22]*[.T$6]/100)/20)))/2" office:value-type="float" office:value="-7.5" calcext:value-type="float">
            <text:p>-8</text:p>
          </table:table-cell>
          <table:table-cell table:style-name="ce95" table:formula="of:=(([.$B$3]-(([.$A22]*[.U$6]/100)*[.$B$3]/100))+([.$B$3]-(([.$A22]*[.U$6]/100)/20)))/2" office:value-type="float" office:value="-9" calcext:value-type="float">
            <text:p>-9</text:p>
          </table:table-cell>
          <table:table-cell table:number-columns-repeated="1003"/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ce95" table:formula="of:=(([.$B$3]-(([.$A23]*[.B$6]/100)*[.$B$3]/100))+([.$B$3]-(([.$A23]*[.B$6]/100)/20)))/2" office:value-type="float" office:value="3" calcext:value-type="float">
            <text:p>3</text:p>
          </table:table-cell>
          <table:table-cell table:style-name="ce95" table:formula="of:=(([.$B$3]-(([.$A23]*[.C$6]/100)*[.$B$3]/100))+([.$B$3]-(([.$A23]*[.C$6]/100)/20)))/2" office:value-type="float" office:value="2.68" calcext:value-type="float">
            <text:p>3</text:p>
          </table:table-cell>
          <table:table-cell table:style-name="ce95" table:formula="of:=(([.$B$3]-(([.$A23]*[.D$6]/100)*[.$B$3]/100))+([.$B$3]-(([.$A23]*[.D$6]/100)/20)))/2" office:value-type="float" office:value="2.36" calcext:value-type="float">
            <text:p>2</text:p>
          </table:table-cell>
          <table:table-cell table:style-name="ce95" table:formula="of:=(([.$B$3]-(([.$A23]*[.E$6]/100)*[.$B$3]/100))+([.$B$3]-(([.$A23]*[.E$6]/100)/20)))/2" office:value-type="float" office:value="2.04" calcext:value-type="float">
            <text:p>2</text:p>
          </table:table-cell>
          <table:table-cell table:style-name="ce95" table:formula="of:=(([.$B$3]-(([.$A23]*[.F$6]/100)*[.$B$3]/100))+([.$B$3]-(([.$A23]*[.F$6]/100)/20)))/2" office:value-type="float" office:value="1.72" calcext:value-type="float">
            <text:p>2</text:p>
          </table:table-cell>
          <table:table-cell table:style-name="ce95" table:formula="of:=(([.$B$3]-(([.$A23]*[.G$6]/100)*[.$B$3]/100))+([.$B$3]-(([.$A23]*[.G$6]/100)/20)))/2" office:value-type="float" office:value="1.4" calcext:value-type="float">
            <text:p>1</text:p>
          </table:table-cell>
          <table:table-cell table:style-name="ce95" table:formula="of:=(([.$B$3]-(([.$A23]*[.H$6]/100)*[.$B$3]/100))+([.$B$3]-(([.$A23]*[.H$6]/100)/20)))/2" office:value-type="float" office:value="1.08" calcext:value-type="float">
            <text:p>1</text:p>
          </table:table-cell>
          <table:table-cell table:style-name="ce95" table:formula="of:=(([.$B$3]-(([.$A23]*[.I$6]/100)*[.$B$3]/100))+([.$B$3]-(([.$A23]*[.I$6]/100)/20)))/2" office:value-type="float" office:value="0.76" calcext:value-type="float">
            <text:p>1</text:p>
          </table:table-cell>
          <table:table-cell table:style-name="ce95" table:formula="of:=(([.$B$3]-(([.$A23]*[.J$6]/100)*[.$B$3]/100))+([.$B$3]-(([.$A23]*[.J$6]/100)/20)))/2" office:value-type="float" office:value="0.44" calcext:value-type="float">
            <text:p>0</text:p>
          </table:table-cell>
          <table:table-cell table:style-name="ce95" table:formula="of:=(([.$B$3]-(([.$A23]*[.K$6]/100)*[.$B$3]/100))+([.$B$3]-(([.$A23]*[.K$6]/100)/20)))/2" office:value-type="float" office:value="0.12" calcext:value-type="float">
            <text:p>0</text:p>
          </table:table-cell>
          <table:table-cell table:style-name="ce99" table:formula="of:=(([.$B$3]-(([.$A23]*[.L$6]/100)*[.$B$3]/100))+([.$B$3]-(([.$A23]*[.L$6]/100)/20)))/2" office:value-type="float" office:value="-0.2" calcext:value-type="float">
            <text:p>0</text:p>
          </table:table-cell>
          <table:table-cell table:style-name="ce95" table:formula="of:=(([.$B$3]-(([.$A23]*[.M$6]/100)*[.$B$3]/100))+([.$B$3]-(([.$A23]*[.M$6]/100)/20)))/2" office:value-type="float" office:value="-0.52" calcext:value-type="float">
            <text:p>-1</text:p>
          </table:table-cell>
          <table:table-cell table:style-name="ce95" table:formula="of:=(([.$B$3]-(([.$A23]*[.N$6]/100)*[.$B$3]/100))+([.$B$3]-(([.$A23]*[.N$6]/100)/20)))/2" office:value-type="float" office:value="-1" calcext:value-type="float">
            <text:p>-1</text:p>
          </table:table-cell>
          <table:table-cell table:style-name="ce95" table:formula="of:=(([.$B$3]-(([.$A23]*[.O$6]/100)*[.$B$3]/100))+([.$B$3]-(([.$A23]*[.O$6]/100)/20)))/2" office:value-type="float" office:value="-1.8" calcext:value-type="float">
            <text:p>-2</text:p>
          </table:table-cell>
          <table:table-cell table:style-name="ce95" table:formula="of:=(([.$B$3]-(([.$A23]*[.P$6]/100)*[.$B$3]/100))+([.$B$3]-(([.$A23]*[.P$6]/100)/20)))/2" office:value-type="float" office:value="-2.6" calcext:value-type="float">
            <text:p>-3</text:p>
          </table:table-cell>
          <table:table-cell table:style-name="ce95" table:formula="of:=(([.$B$3]-(([.$A23]*[.Q$6]/100)*[.$B$3]/100))+([.$B$3]-(([.$A23]*[.Q$6]/100)/20)))/2" office:value-type="float" office:value="-3.4" calcext:value-type="float">
            <text:p>-3</text:p>
          </table:table-cell>
          <table:table-cell table:style-name="ce95" table:formula="of:=(([.$B$3]-(([.$A23]*[.R$6]/100)*[.$B$3]/100))+([.$B$3]-(([.$A23]*[.R$6]/100)/20)))/2" office:value-type="float" office:value="-5" calcext:value-type="float">
            <text:p>-5</text:p>
          </table:table-cell>
          <table:table-cell table:style-name="ce95" table:formula="of:=(([.$B$3]-(([.$A23]*[.S$6]/100)*[.$B$3]/100))+([.$B$3]-(([.$A23]*[.S$6]/100)/20)))/2" office:value-type="float" office:value="-6.6" calcext:value-type="float">
            <text:p>-7</text:p>
          </table:table-cell>
          <table:table-cell table:style-name="ce95" table:formula="of:=(([.$B$3]-(([.$A23]*[.T$6]/100)*[.$B$3]/100))+([.$B$3]-(([.$A23]*[.T$6]/100)/20)))/2" office:value-type="float" office:value="-8.2" calcext:value-type="float">
            <text:p>-8</text:p>
          </table:table-cell>
          <table:table-cell table:style-name="ce95" table:formula="of:=(([.$B$3]-(([.$A23]*[.U$6]/100)*[.$B$3]/100))+([.$B$3]-(([.$A23]*[.U$6]/100)/20)))/2" office:value-type="float" office:value="-9.8" calcext:value-type="float">
            <text:p>-10</text:p>
          </table:table-cell>
          <table:table-cell table:number-columns-repeated="1003"/>
        </table:table-row>
        <table:table-row table:style-name="ro1">
          <table:table-cell office:value-type="float" office:value="85" calcext:value-type="float">
            <text:p>85</text:p>
          </table:table-cell>
          <table:table-cell table:style-name="ce95" table:formula="of:=(([.$B$3]-(([.$A24]*[.B$6]/100)*[.$B$3]/100))+([.$B$3]-(([.$A24]*[.B$6]/100)/20)))/2" office:value-type="float" office:value="3" calcext:value-type="float">
            <text:p>3</text:p>
          </table:table-cell>
          <table:table-cell table:style-name="ce95" table:formula="of:=(([.$B$3]-(([.$A24]*[.C$6]/100)*[.$B$3]/100))+([.$B$3]-(([.$A24]*[.C$6]/100)/20)))/2" office:value-type="float" office:value="2.66" calcext:value-type="float">
            <text:p>3</text:p>
          </table:table-cell>
          <table:table-cell table:style-name="ce95" table:formula="of:=(([.$B$3]-(([.$A24]*[.D$6]/100)*[.$B$3]/100))+([.$B$3]-(([.$A24]*[.D$6]/100)/20)))/2" office:value-type="float" office:value="2.32" calcext:value-type="float">
            <text:p>2</text:p>
          </table:table-cell>
          <table:table-cell table:style-name="ce95" table:formula="of:=(([.$B$3]-(([.$A24]*[.E$6]/100)*[.$B$3]/100))+([.$B$3]-(([.$A24]*[.E$6]/100)/20)))/2" office:value-type="float" office:value="1.98" calcext:value-type="float">
            <text:p>2</text:p>
          </table:table-cell>
          <table:table-cell table:style-name="ce95" table:formula="of:=(([.$B$3]-(([.$A24]*[.F$6]/100)*[.$B$3]/100))+([.$B$3]-(([.$A24]*[.F$6]/100)/20)))/2" office:value-type="float" office:value="1.64" calcext:value-type="float">
            <text:p>2</text:p>
          </table:table-cell>
          <table:table-cell table:style-name="ce95" table:formula="of:=(([.$B$3]-(([.$A24]*[.G$6]/100)*[.$B$3]/100))+([.$B$3]-(([.$A24]*[.G$6]/100)/20)))/2" office:value-type="float" office:value="1.3" calcext:value-type="float">
            <text:p>1</text:p>
          </table:table-cell>
          <table:table-cell table:style-name="ce95" table:formula="of:=(([.$B$3]-(([.$A24]*[.H$6]/100)*[.$B$3]/100))+([.$B$3]-(([.$A24]*[.H$6]/100)/20)))/2" office:value-type="float" office:value="0.96" calcext:value-type="float">
            <text:p>1</text:p>
          </table:table-cell>
          <table:table-cell table:style-name="ce95" table:formula="of:=(([.$B$3]-(([.$A24]*[.I$6]/100)*[.$B$3]/100))+([.$B$3]-(([.$A24]*[.I$6]/100)/20)))/2" office:value-type="float" office:value="0.62" calcext:value-type="float">
            <text:p>1</text:p>
          </table:table-cell>
          <table:table-cell table:style-name="ce95" table:formula="of:=(([.$B$3]-(([.$A24]*[.J$6]/100)*[.$B$3]/100))+([.$B$3]-(([.$A24]*[.J$6]/100)/20)))/2" office:value-type="float" office:value="0.28" calcext:value-type="float">
            <text:p>0</text:p>
          </table:table-cell>
          <table:table-cell table:style-name="ce95" table:formula="of:=(([.$B$3]-(([.$A24]*[.K$6]/100)*[.$B$3]/100))+([.$B$3]-(([.$A24]*[.K$6]/100)/20)))/2" office:value-type="float" office:value="-0.0600000000000001" calcext:value-type="float">
            <text:p>0</text:p>
          </table:table-cell>
          <table:table-cell table:style-name="ce99" table:formula="of:=(([.$B$3]-(([.$A24]*[.L$6]/100)*[.$B$3]/100))+([.$B$3]-(([.$A24]*[.L$6]/100)/20)))/2" office:value-type="float" office:value="-0.4" calcext:value-type="float">
            <text:p>0</text:p>
          </table:table-cell>
          <table:table-cell table:style-name="ce95" table:formula="of:=(([.$B$3]-(([.$A24]*[.M$6]/100)*[.$B$3]/100))+([.$B$3]-(([.$A24]*[.M$6]/100)/20)))/2" office:value-type="float" office:value="-0.74" calcext:value-type="float">
            <text:p>-1</text:p>
          </table:table-cell>
          <table:table-cell table:style-name="ce95" table:formula="of:=(([.$B$3]-(([.$A24]*[.N$6]/100)*[.$B$3]/100))+([.$B$3]-(([.$A24]*[.N$6]/100)/20)))/2" office:value-type="float" office:value="-1.25" calcext:value-type="float">
            <text:p>-1</text:p>
          </table:table-cell>
          <table:table-cell table:style-name="ce95" table:formula="of:=(([.$B$3]-(([.$A24]*[.O$6]/100)*[.$B$3]/100))+([.$B$3]-(([.$A24]*[.O$6]/100)/20)))/2" office:value-type="float" office:value="-2.1" calcext:value-type="float">
            <text:p>-2</text:p>
          </table:table-cell>
          <table:table-cell table:style-name="ce95" table:formula="of:=(([.$B$3]-(([.$A24]*[.P$6]/100)*[.$B$3]/100))+([.$B$3]-(([.$A24]*[.P$6]/100)/20)))/2" office:value-type="float" office:value="-2.95" calcext:value-type="float">
            <text:p>-3</text:p>
          </table:table-cell>
          <table:table-cell table:style-name="ce95" table:formula="of:=(([.$B$3]-(([.$A24]*[.Q$6]/100)*[.$B$3]/100))+([.$B$3]-(([.$A24]*[.Q$6]/100)/20)))/2" office:value-type="float" office:value="-3.8" calcext:value-type="float">
            <text:p>-4</text:p>
          </table:table-cell>
          <table:table-cell table:style-name="ce95" table:formula="of:=(([.$B$3]-(([.$A24]*[.R$6]/100)*[.$B$3]/100))+([.$B$3]-(([.$A24]*[.R$6]/100)/20)))/2" office:value-type="float" office:value="-5.5" calcext:value-type="float">
            <text:p>-6</text:p>
          </table:table-cell>
          <table:table-cell table:style-name="ce95" table:formula="of:=(([.$B$3]-(([.$A24]*[.S$6]/100)*[.$B$3]/100))+([.$B$3]-(([.$A24]*[.S$6]/100)/20)))/2" office:value-type="float" office:value="-7.2" calcext:value-type="float">
            <text:p>-7</text:p>
          </table:table-cell>
          <table:table-cell table:style-name="ce95" table:formula="of:=(([.$B$3]-(([.$A24]*[.T$6]/100)*[.$B$3]/100))+([.$B$3]-(([.$A24]*[.T$6]/100)/20)))/2" office:value-type="float" office:value="-8.9" calcext:value-type="float">
            <text:p>-9</text:p>
          </table:table-cell>
          <table:table-cell table:style-name="ce95" table:formula="of:=(([.$B$3]-(([.$A24]*[.U$6]/100)*[.$B$3]/100))+([.$B$3]-(([.$A24]*[.U$6]/100)/20)))/2" office:value-type="float" office:value="-10.6" calcext:value-type="float">
            <text:p>-11</text:p>
          </table:table-cell>
          <table:table-cell table:number-columns-repeated="1003"/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95" table:formula="of:=(([.$B$3]-(([.$A25]*[.B$6]/100)*[.$B$3]/100))+([.$B$3]-(([.$A25]*[.B$6]/100)/20)))/2" office:value-type="float" office:value="3" calcext:value-type="float">
            <text:p>3</text:p>
          </table:table-cell>
          <table:table-cell table:style-name="ce95" table:formula="of:=(([.$B$3]-(([.$A25]*[.C$6]/100)*[.$B$3]/100))+([.$B$3]-(([.$A25]*[.C$6]/100)/20)))/2" office:value-type="float" office:value="2.64" calcext:value-type="float">
            <text:p>3</text:p>
          </table:table-cell>
          <table:table-cell table:style-name="ce95" table:formula="of:=(([.$B$3]-(([.$A25]*[.D$6]/100)*[.$B$3]/100))+([.$B$3]-(([.$A25]*[.D$6]/100)/20)))/2" office:value-type="float" office:value="2.28" calcext:value-type="float">
            <text:p>2</text:p>
          </table:table-cell>
          <table:table-cell table:style-name="ce95" table:formula="of:=(([.$B$3]-(([.$A25]*[.E$6]/100)*[.$B$3]/100))+([.$B$3]-(([.$A25]*[.E$6]/100)/20)))/2" office:value-type="float" office:value="1.92" calcext:value-type="float">
            <text:p>2</text:p>
          </table:table-cell>
          <table:table-cell table:style-name="ce95" table:formula="of:=(([.$B$3]-(([.$A25]*[.F$6]/100)*[.$B$3]/100))+([.$B$3]-(([.$A25]*[.F$6]/100)/20)))/2" office:value-type="float" office:value="1.56" calcext:value-type="float">
            <text:p>2</text:p>
          </table:table-cell>
          <table:table-cell table:style-name="ce95" table:formula="of:=(([.$B$3]-(([.$A25]*[.G$6]/100)*[.$B$3]/100))+([.$B$3]-(([.$A25]*[.G$6]/100)/20)))/2" office:value-type="float" office:value="1.2" calcext:value-type="float">
            <text:p>1</text:p>
          </table:table-cell>
          <table:table-cell table:style-name="ce95" table:formula="of:=(([.$B$3]-(([.$A25]*[.H$6]/100)*[.$B$3]/100))+([.$B$3]-(([.$A25]*[.H$6]/100)/20)))/2" office:value-type="float" office:value="0.84" calcext:value-type="float">
            <text:p>1</text:p>
          </table:table-cell>
          <table:table-cell table:style-name="ce95" table:formula="of:=(([.$B$3]-(([.$A25]*[.I$6]/100)*[.$B$3]/100))+([.$B$3]-(([.$A25]*[.I$6]/100)/20)))/2" office:value-type="float" office:value="0.48" calcext:value-type="float">
            <text:p>0</text:p>
          </table:table-cell>
          <table:table-cell table:style-name="ce95" table:formula="of:=(([.$B$3]-(([.$A25]*[.J$6]/100)*[.$B$3]/100))+([.$B$3]-(([.$A25]*[.J$6]/100)/20)))/2" office:value-type="float" office:value="0.12" calcext:value-type="float">
            <text:p>0</text:p>
          </table:table-cell>
          <table:table-cell table:style-name="ce95" table:formula="of:=(([.$B$3]-(([.$A25]*[.K$6]/100)*[.$B$3]/100))+([.$B$3]-(([.$A25]*[.K$6]/100)/20)))/2" office:value-type="float" office:value="-0.24" calcext:value-type="float">
            <text:p>0</text:p>
          </table:table-cell>
          <table:table-cell table:style-name="ce99" table:formula="of:=(([.$B$3]-(([.$A25]*[.L$6]/100)*[.$B$3]/100))+([.$B$3]-(([.$A25]*[.L$6]/100)/20)))/2" office:value-type="float" office:value="-0.6" calcext:value-type="float">
            <text:p>-1</text:p>
          </table:table-cell>
          <table:table-cell table:style-name="ce95" table:formula="of:=(([.$B$3]-(([.$A25]*[.M$6]/100)*[.$B$3]/100))+([.$B$3]-(([.$A25]*[.M$6]/100)/20)))/2" office:value-type="float" office:value="-0.96" calcext:value-type="float">
            <text:p>-1</text:p>
          </table:table-cell>
          <table:table-cell table:style-name="ce95" table:formula="of:=(([.$B$3]-(([.$A25]*[.N$6]/100)*[.$B$3]/100))+([.$B$3]-(([.$A25]*[.N$6]/100)/20)))/2" office:value-type="float" office:value="-1.5" calcext:value-type="float">
            <text:p>-2</text:p>
          </table:table-cell>
          <table:table-cell table:style-name="ce95" table:formula="of:=(([.$B$3]-(([.$A25]*[.O$6]/100)*[.$B$3]/100))+([.$B$3]-(([.$A25]*[.O$6]/100)/20)))/2" office:value-type="float" office:value="-2.4" calcext:value-type="float">
            <text:p>-2</text:p>
          </table:table-cell>
          <table:table-cell table:style-name="ce95" table:formula="of:=(([.$B$3]-(([.$A25]*[.P$6]/100)*[.$B$3]/100))+([.$B$3]-(([.$A25]*[.P$6]/100)/20)))/2" office:value-type="float" office:value="-3.3" calcext:value-type="float">
            <text:p>-3</text:p>
          </table:table-cell>
          <table:table-cell table:style-name="ce95" table:formula="of:=(([.$B$3]-(([.$A25]*[.Q$6]/100)*[.$B$3]/100))+([.$B$3]-(([.$A25]*[.Q$6]/100)/20)))/2" office:value-type="float" office:value="-4.2" calcext:value-type="float">
            <text:p>-4</text:p>
          </table:table-cell>
          <table:table-cell table:style-name="ce95" table:formula="of:=(([.$B$3]-(([.$A25]*[.R$6]/100)*[.$B$3]/100))+([.$B$3]-(([.$A25]*[.R$6]/100)/20)))/2" office:value-type="float" office:value="-6" calcext:value-type="float">
            <text:p>-6</text:p>
          </table:table-cell>
          <table:table-cell table:style-name="ce95" table:formula="of:=(([.$B$3]-(([.$A25]*[.S$6]/100)*[.$B$3]/100))+([.$B$3]-(([.$A25]*[.S$6]/100)/20)))/2" office:value-type="float" office:value="-7.8" calcext:value-type="float">
            <text:p>-8</text:p>
          </table:table-cell>
          <table:table-cell table:style-name="ce95" table:formula="of:=(([.$B$3]-(([.$A25]*[.T$6]/100)*[.$B$3]/100))+([.$B$3]-(([.$A25]*[.T$6]/100)/20)))/2" office:value-type="float" office:value="-9.6" calcext:value-type="float">
            <text:p>-10</text:p>
          </table:table-cell>
          <table:table-cell table:style-name="ce95" table:formula="of:=(([.$B$3]-(([.$A25]*[.U$6]/100)*[.$B$3]/100))+([.$B$3]-(([.$A25]*[.U$6]/100)/20)))/2" office:value-type="float" office:value="-11.4" calcext:value-type="float">
            <text:p>-11</text:p>
          </table:table-cell>
          <table:table-cell table:number-columns-repeated="1003"/>
        </table:table-row>
        <table:table-row table:style-name="ro1">
          <table:table-cell office:value-type="float" office:value="95" calcext:value-type="float">
            <text:p>95</text:p>
          </table:table-cell>
          <table:table-cell table:style-name="ce95" table:formula="of:=(([.$B$3]-(([.$A26]*[.B$6]/100)*[.$B$3]/100))+([.$B$3]-(([.$A26]*[.B$6]/100)/20)))/2" office:value-type="float" office:value="3" calcext:value-type="float">
            <text:p>3</text:p>
          </table:table-cell>
          <table:table-cell table:style-name="ce95" table:formula="of:=(([.$B$3]-(([.$A26]*[.C$6]/100)*[.$B$3]/100))+([.$B$3]-(([.$A26]*[.C$6]/100)/20)))/2" office:value-type="float" office:value="2.62" calcext:value-type="float">
            <text:p>3</text:p>
          </table:table-cell>
          <table:table-cell table:style-name="ce95" table:formula="of:=(([.$B$3]-(([.$A26]*[.D$6]/100)*[.$B$3]/100))+([.$B$3]-(([.$A26]*[.D$6]/100)/20)))/2" office:value-type="float" office:value="2.24" calcext:value-type="float">
            <text:p>2</text:p>
          </table:table-cell>
          <table:table-cell table:style-name="ce95" table:formula="of:=(([.$B$3]-(([.$A26]*[.E$6]/100)*[.$B$3]/100))+([.$B$3]-(([.$A26]*[.E$6]/100)/20)))/2" office:value-type="float" office:value="1.86" calcext:value-type="float">
            <text:p>2</text:p>
          </table:table-cell>
          <table:table-cell table:style-name="ce95" table:formula="of:=(([.$B$3]-(([.$A26]*[.F$6]/100)*[.$B$3]/100))+([.$B$3]-(([.$A26]*[.F$6]/100)/20)))/2" office:value-type="float" office:value="1.48" calcext:value-type="float">
            <text:p>1</text:p>
          </table:table-cell>
          <table:table-cell table:style-name="ce95" table:formula="of:=(([.$B$3]-(([.$A26]*[.G$6]/100)*[.$B$3]/100))+([.$B$3]-(([.$A26]*[.G$6]/100)/20)))/2" office:value-type="float" office:value="1.1" calcext:value-type="float">
            <text:p>1</text:p>
          </table:table-cell>
          <table:table-cell table:style-name="ce95" table:formula="of:=(([.$B$3]-(([.$A26]*[.H$6]/100)*[.$B$3]/100))+([.$B$3]-(([.$A26]*[.H$6]/100)/20)))/2" office:value-type="float" office:value="0.72" calcext:value-type="float">
            <text:p>1</text:p>
          </table:table-cell>
          <table:table-cell table:style-name="ce95" table:formula="of:=(([.$B$3]-(([.$A26]*[.I$6]/100)*[.$B$3]/100))+([.$B$3]-(([.$A26]*[.I$6]/100)/20)))/2" office:value-type="float" office:value="0.34" calcext:value-type="float">
            <text:p>0</text:p>
          </table:table-cell>
          <table:table-cell table:style-name="ce95" table:formula="of:=(([.$B$3]-(([.$A26]*[.J$6]/100)*[.$B$3]/100))+([.$B$3]-(([.$A26]*[.J$6]/100)/20)))/2" office:value-type="float" office:value="-0.0399999999999998" calcext:value-type="float">
            <text:p>0</text:p>
          </table:table-cell>
          <table:table-cell table:style-name="ce95" table:formula="of:=(([.$B$3]-(([.$A26]*[.K$6]/100)*[.$B$3]/100))+([.$B$3]-(([.$A26]*[.K$6]/100)/20)))/2" office:value-type="float" office:value="-0.42" calcext:value-type="float">
            <text:p>0</text:p>
          </table:table-cell>
          <table:table-cell table:style-name="ce99" table:formula="of:=(([.$B$3]-(([.$A26]*[.L$6]/100)*[.$B$3]/100))+([.$B$3]-(([.$A26]*[.L$6]/100)/20)))/2" office:value-type="float" office:value="-0.8" calcext:value-type="float">
            <text:p>-1</text:p>
          </table:table-cell>
          <table:table-cell table:style-name="ce95" table:formula="of:=(([.$B$3]-(([.$A26]*[.M$6]/100)*[.$B$3]/100))+([.$B$3]-(([.$A26]*[.M$6]/100)/20)))/2" office:value-type="float" office:value="-1.18" calcext:value-type="float">
            <text:p>-1</text:p>
          </table:table-cell>
          <table:table-cell table:style-name="ce95" table:formula="of:=(([.$B$3]-(([.$A26]*[.N$6]/100)*[.$B$3]/100))+([.$B$3]-(([.$A26]*[.N$6]/100)/20)))/2" office:value-type="float" office:value="-1.75" calcext:value-type="float">
            <text:p>-2</text:p>
          </table:table-cell>
          <table:table-cell table:style-name="ce95" table:formula="of:=(([.$B$3]-(([.$A26]*[.O$6]/100)*[.$B$3]/100))+([.$B$3]-(([.$A26]*[.O$6]/100)/20)))/2" office:value-type="float" office:value="-2.7" calcext:value-type="float">
            <text:p>-3</text:p>
          </table:table-cell>
          <table:table-cell table:style-name="ce95" table:formula="of:=(([.$B$3]-(([.$A26]*[.P$6]/100)*[.$B$3]/100))+([.$B$3]-(([.$A26]*[.P$6]/100)/20)))/2" office:value-type="float" office:value="-3.65" calcext:value-type="float">
            <text:p>-4</text:p>
          </table:table-cell>
          <table:table-cell table:style-name="ce95" table:formula="of:=(([.$B$3]-(([.$A26]*[.Q$6]/100)*[.$B$3]/100))+([.$B$3]-(([.$A26]*[.Q$6]/100)/20)))/2" office:value-type="float" office:value="-4.6" calcext:value-type="float">
            <text:p>-5</text:p>
          </table:table-cell>
          <table:table-cell table:style-name="ce95" table:formula="of:=(([.$B$3]-(([.$A26]*[.R$6]/100)*[.$B$3]/100))+([.$B$3]-(([.$A26]*[.R$6]/100)/20)))/2" office:value-type="float" office:value="-6.5" calcext:value-type="float">
            <text:p>-7</text:p>
          </table:table-cell>
          <table:table-cell table:style-name="ce95" table:formula="of:=(([.$B$3]-(([.$A26]*[.S$6]/100)*[.$B$3]/100))+([.$B$3]-(([.$A26]*[.S$6]/100)/20)))/2" office:value-type="float" office:value="-8.4" calcext:value-type="float">
            <text:p>-8</text:p>
          </table:table-cell>
          <table:table-cell table:style-name="ce95" table:formula="of:=(([.$B$3]-(([.$A26]*[.T$6]/100)*[.$B$3]/100))+([.$B$3]-(([.$A26]*[.T$6]/100)/20)))/2" office:value-type="float" office:value="-10.3" calcext:value-type="float">
            <text:p>-10</text:p>
          </table:table-cell>
          <table:table-cell table:style-name="ce95" table:formula="of:=(([.$B$3]-(([.$A26]*[.U$6]/100)*[.$B$3]/100))+([.$B$3]-(([.$A26]*[.U$6]/100)/20)))/2" office:value-type="float" office:value="-12.2" calcext:value-type="float">
            <text:p>-12</text:p>
          </table:table-cell>
          <table:table-cell table:number-columns-repeated="1003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95" table:formula="of:=(([.$B$3]-(([.$A27]*[.B$6]/100)*[.$B$3]/100))+([.$B$3]-(([.$A27]*[.B$6]/100)/20)))/2" office:value-type="float" office:value="3" calcext:value-type="float">
            <text:p>3</text:p>
          </table:table-cell>
          <table:table-cell table:style-name="ce95" table:formula="of:=(([.$B$3]-(([.$A27]*[.C$6]/100)*[.$B$3]/100))+([.$B$3]-(([.$A27]*[.C$6]/100)/20)))/2" office:value-type="float" office:value="2.6" calcext:value-type="float">
            <text:p>3</text:p>
          </table:table-cell>
          <table:table-cell table:style-name="ce95" table:formula="of:=(([.$B$3]-(([.$A27]*[.D$6]/100)*[.$B$3]/100))+([.$B$3]-(([.$A27]*[.D$6]/100)/20)))/2" office:value-type="float" office:value="2.2" calcext:value-type="float">
            <text:p>2</text:p>
          </table:table-cell>
          <table:table-cell table:style-name="ce95" table:formula="of:=(([.$B$3]-(([.$A27]*[.E$6]/100)*[.$B$3]/100))+([.$B$3]-(([.$A27]*[.E$6]/100)/20)))/2" office:value-type="float" office:value="1.8" calcext:value-type="float">
            <text:p>2</text:p>
          </table:table-cell>
          <table:table-cell table:style-name="ce95" table:formula="of:=(([.$B$3]-(([.$A27]*[.F$6]/100)*[.$B$3]/100))+([.$B$3]-(([.$A27]*[.F$6]/100)/20)))/2" office:value-type="float" office:value="1.4" calcext:value-type="float">
            <text:p>1</text:p>
          </table:table-cell>
          <table:table-cell table:style-name="ce95" table:formula="of:=(([.$B$3]-(([.$A27]*[.G$6]/100)*[.$B$3]/100))+([.$B$3]-(([.$A27]*[.G$6]/100)/20)))/2" office:value-type="float" office:value="1" calcext:value-type="float">
            <text:p>1</text:p>
          </table:table-cell>
          <table:table-cell table:style-name="ce95" table:formula="of:=(([.$B$3]-(([.$A27]*[.H$6]/100)*[.$B$3]/100))+([.$B$3]-(([.$A27]*[.H$6]/100)/20)))/2" office:value-type="float" office:value="0.6" calcext:value-type="float">
            <text:p>1</text:p>
          </table:table-cell>
          <table:table-cell table:style-name="ce95" table:formula="of:=(([.$B$3]-(([.$A27]*[.I$6]/100)*[.$B$3]/100))+([.$B$3]-(([.$A27]*[.I$6]/100)/20)))/2" office:value-type="float" office:value="0.2" calcext:value-type="float">
            <text:p>0</text:p>
          </table:table-cell>
          <table:table-cell table:style-name="ce95" table:formula="of:=(([.$B$3]-(([.$A27]*[.J$6]/100)*[.$B$3]/100))+([.$B$3]-(([.$A27]*[.J$6]/100)/20)))/2" office:value-type="float" office:value="-0.2" calcext:value-type="float">
            <text:p>0</text:p>
          </table:table-cell>
          <table:table-cell table:style-name="ce95" table:formula="of:=(([.$B$3]-(([.$A27]*[.K$6]/100)*[.$B$3]/100))+([.$B$3]-(([.$A27]*[.K$6]/100)/20)))/2" office:value-type="float" office:value="-0.6" calcext:value-type="float">
            <text:p>-1</text:p>
          </table:table-cell>
          <table:table-cell table:style-name="ce99" table:formula="of:=(([.$B$3]-(([.$A27]*[.L$6]/100)*[.$B$3]/100))+([.$B$3]-(([.$A27]*[.L$6]/100)/20)))/2" office:value-type="float" office:value="-1" calcext:value-type="float">
            <text:p>-1</text:p>
          </table:table-cell>
          <table:table-cell table:style-name="ce95" table:formula="of:=(([.$B$3]-(([.$A27]*[.M$6]/100)*[.$B$3]/100))+([.$B$3]-(([.$A27]*[.M$6]/100)/20)))/2" office:value-type="float" office:value="-1.4" calcext:value-type="float">
            <text:p>-1</text:p>
          </table:table-cell>
          <table:table-cell table:style-name="ce95" table:formula="of:=(([.$B$3]-(([.$A27]*[.N$6]/100)*[.$B$3]/100))+([.$B$3]-(([.$A27]*[.N$6]/100)/20)))/2" office:value-type="float" office:value="-2" calcext:value-type="float">
            <text:p>-2</text:p>
          </table:table-cell>
          <table:table-cell table:style-name="ce95" table:formula="of:=(([.$B$3]-(([.$A27]*[.O$6]/100)*[.$B$3]/100))+([.$B$3]-(([.$A27]*[.O$6]/100)/20)))/2" office:value-type="float" office:value="-3" calcext:value-type="float">
            <text:p>-3</text:p>
          </table:table-cell>
          <table:table-cell table:style-name="ce95" table:formula="of:=(([.$B$3]-(([.$A27]*[.P$6]/100)*[.$B$3]/100))+([.$B$3]-(([.$A27]*[.P$6]/100)/20)))/2" office:value-type="float" office:value="-4" calcext:value-type="float">
            <text:p>-4</text:p>
          </table:table-cell>
          <table:table-cell table:style-name="ce95" table:formula="of:=(([.$B$3]-(([.$A27]*[.Q$6]/100)*[.$B$3]/100))+([.$B$3]-(([.$A27]*[.Q$6]/100)/20)))/2" office:value-type="float" office:value="-5" calcext:value-type="float">
            <text:p>-5</text:p>
          </table:table-cell>
          <table:table-cell table:style-name="ce95" table:formula="of:=(([.$B$3]-(([.$A27]*[.R$6]/100)*[.$B$3]/100))+([.$B$3]-(([.$A27]*[.R$6]/100)/20)))/2" office:value-type="float" office:value="-7" calcext:value-type="float">
            <text:p>-7</text:p>
          </table:table-cell>
          <table:table-cell table:style-name="ce95" table:formula="of:=(([.$B$3]-(([.$A27]*[.S$6]/100)*[.$B$3]/100))+([.$B$3]-(([.$A27]*[.S$6]/100)/20)))/2" office:value-type="float" office:value="-9" calcext:value-type="float">
            <text:p>-9</text:p>
          </table:table-cell>
          <table:table-cell table:style-name="ce95" table:formula="of:=(([.$B$3]-(([.$A27]*[.T$6]/100)*[.$B$3]/100))+([.$B$3]-(([.$A27]*[.T$6]/100)/20)))/2" office:value-type="float" office:value="-11" calcext:value-type="float">
            <text:p>-11</text:p>
          </table:table-cell>
          <table:table-cell table:style-name="ce95" table:formula="of:=(([.$B$3]-(([.$A27]*[.U$6]/100)*[.$B$3]/100))+([.$B$3]-(([.$A27]*[.U$6]/100)/20)))/2" office:value-type="float" office:value="-13" calcext:value-type="float">
            <text:p>-13</text:p>
          </table:table-cell>
          <table:table-cell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table:style-name="ce91" office:value-type="string" calcext:value-type="string">
            <text:p>Technique %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rmure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table:style-name="ce98"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office:value-type="float" office:value="125" calcext:value-type="float">
            <text:p>125</text:p>
          </table:table-cell>
          <table:table-cell office:value-type="float" office:value="150" calcext:value-type="float">
            <text:p>150</text:p>
          </table:table-cell>
          <table:table-cell office:value-type="float" office:value="175" calcext:value-type="float">
            <text:p>175</text:p>
          </table:table-cell>
          <table:table-cell office:value-type="float" office:value="200" calcext:value-type="float">
            <text:p>200</text:p>
          </table:table-cell>
          <table:table-cell office:value-type="float" office:value="250" calcext:value-type="float">
            <text:p>250</text:p>
          </table:table-cell>
          <table:table-cell office:value-type="float" office:value="300" calcext:value-type="float">
            <text:p>300</text:p>
          </table:table-cell>
          <table:table-cell office:value-type="float" office:value="350" calcext:value-type="float">
            <text:p>350</text:p>
          </table:table-cell>
          <table:table-cell office:value-type="float" office:value="400" calcext:value-type="float">
            <text:p>400</text:p>
          </table:table-cell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96" table:formula="of:=(([.$B$3]-(([.$A31]*[.B$6]/100)*[.$B$3]/100)))" office:value-type="float" office:value="3" calcext:value-type="float">
            <text:p>3</text:p>
          </table:table-cell>
          <table:table-cell table:style-name="ce96" table:formula="of:=(([.$B$3]-(([.$A31]*[.C$6]/100)*[.$B$3]/100)))" office:value-type="float" office:value="3" calcext:value-type="float">
            <text:p>3</text:p>
          </table:table-cell>
          <table:table-cell table:style-name="ce96" table:formula="of:=(([.$B$3]-(([.$A31]*[.D$6]/100)*[.$B$3]/100)))" office:value-type="float" office:value="3" calcext:value-type="float">
            <text:p>3</text:p>
          </table:table-cell>
          <table:table-cell table:style-name="ce96" table:formula="of:=(([.$B$3]-(([.$A31]*[.E$6]/100)*[.$B$3]/100)))" office:value-type="float" office:value="3" calcext:value-type="float">
            <text:p>3</text:p>
          </table:table-cell>
          <table:table-cell table:style-name="ce96" table:formula="of:=(([.$B$3]-(([.$A31]*[.F$6]/100)*[.$B$3]/100)))" office:value-type="float" office:value="3" calcext:value-type="float">
            <text:p>3</text:p>
          </table:table-cell>
          <table:table-cell table:style-name="ce96" table:formula="of:=(([.$B$3]-(([.$A31]*[.G$6]/100)*[.$B$3]/100)))" office:value-type="float" office:value="3" calcext:value-type="float">
            <text:p>3</text:p>
          </table:table-cell>
          <table:table-cell table:style-name="ce96" table:formula="of:=(([.$B$3]-(([.$A31]*[.H$6]/100)*[.$B$3]/100)))" office:value-type="float" office:value="3" calcext:value-type="float">
            <text:p>3</text:p>
          </table:table-cell>
          <table:table-cell table:style-name="ce96" table:formula="of:=(([.$B$3]-(([.$A31]*[.I$6]/100)*[.$B$3]/100)))" office:value-type="float" office:value="3" calcext:value-type="float">
            <text:p>3</text:p>
          </table:table-cell>
          <table:table-cell table:style-name="ce96" table:formula="of:=(([.$B$3]-(([.$A31]*[.J$6]/100)*[.$B$3]/100)))" office:value-type="float" office:value="3" calcext:value-type="float">
            <text:p>3</text:p>
          </table:table-cell>
          <table:table-cell table:style-name="ce96" table:formula="of:=(([.$B$3]-(([.$A31]*[.K$6]/100)*[.$B$3]/100)))" office:value-type="float" office:value="3" calcext:value-type="float">
            <text:p>3</text:p>
          </table:table-cell>
          <table:table-cell table:style-name="ce100" table:formula="of:=(([.$B$3]-(([.$A31]*[.L$6]/100)*[.$B$3]/100)))" office:value-type="float" office:value="3" calcext:value-type="float">
            <text:p>3</text:p>
          </table:table-cell>
          <table:table-cell table:style-name="ce96" table:formula="of:=(([.$B$3]-(([.$A31]*[.M$6]/100)*[.$B$3]/100)))" office:value-type="float" office:value="3" calcext:value-type="float">
            <text:p>3</text:p>
          </table:table-cell>
          <table:table-cell table:style-name="ce96" table:formula="of:=(([.$B$3]-(([.$A31]*[.N$6]/100)*[.$B$3]/100)))" office:value-type="float" office:value="3" calcext:value-type="float">
            <text:p>3</text:p>
          </table:table-cell>
          <table:table-cell table:style-name="ce96" table:formula="of:=(([.$B$3]-(([.$A31]*[.O$6]/100)*[.$B$3]/100)))" office:value-type="float" office:value="3" calcext:value-type="float">
            <text:p>3</text:p>
          </table:table-cell>
          <table:table-cell table:style-name="ce96" table:formula="of:=(([.$B$3]-(([.$A31]*[.P$6]/100)*[.$B$3]/100)))" office:value-type="float" office:value="3" calcext:value-type="float">
            <text:p>3</text:p>
          </table:table-cell>
          <table:table-cell table:style-name="ce96" table:formula="of:=(([.$B$3]-(([.$A31]*[.Q$6]/100)*[.$B$3]/100)))" office:value-type="float" office:value="3" calcext:value-type="float">
            <text:p>3</text:p>
          </table:table-cell>
          <table:table-cell table:style-name="ce96" table:formula="of:=(([.$B$3]-(([.$A31]*[.R$6]/100)*[.$B$3]/100)))" office:value-type="float" office:value="3" calcext:value-type="float">
            <text:p>3</text:p>
          </table:table-cell>
          <table:table-cell table:style-name="ce96" table:formula="of:=(([.$B$3]-(([.$A31]*[.S$6]/100)*[.$B$3]/100)))" office:value-type="float" office:value="3" calcext:value-type="float">
            <text:p>3</text:p>
          </table:table-cell>
          <table:table-cell table:style-name="ce96" table:formula="of:=(([.$B$3]-(([.$A31]*[.T$6]/100)*[.$B$3]/100)))" office:value-type="float" office:value="3" calcext:value-type="float">
            <text:p>3</text:p>
          </table:table-cell>
          <table:table-cell table:style-name="ce96" table:formula="of:=(([.$B$3]-(([.$A31]*[.U$6]/100)*[.$B$3]/100)))"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96" table:formula="of:=(([.$B$3]-(([.$A32]*[.B$6]/100)*[.$B$3]/100)))" office:value-type="float" office:value="3" calcext:value-type="float">
            <text:p>3</text:p>
          </table:table-cell>
          <table:table-cell table:style-name="ce96" table:formula="of:=(([.$B$3]-(([.$A32]*[.C$6]/100)*[.$B$3]/100)))" office:value-type="float" office:value="2.985" calcext:value-type="float">
            <text:p>3</text:p>
          </table:table-cell>
          <table:table-cell table:style-name="ce96" table:formula="of:=(([.$B$3]-(([.$A32]*[.D$6]/100)*[.$B$3]/100)))" office:value-type="float" office:value="2.97" calcext:value-type="float">
            <text:p>3</text:p>
          </table:table-cell>
          <table:table-cell table:style-name="ce96" table:formula="of:=(([.$B$3]-(([.$A32]*[.E$6]/100)*[.$B$3]/100)))" office:value-type="float" office:value="2.955" calcext:value-type="float">
            <text:p>3</text:p>
          </table:table-cell>
          <table:table-cell table:style-name="ce96" table:formula="of:=(([.$B$3]-(([.$A32]*[.F$6]/100)*[.$B$3]/100)))" office:value-type="float" office:value="2.94" calcext:value-type="float">
            <text:p>3</text:p>
          </table:table-cell>
          <table:table-cell table:style-name="ce96" table:formula="of:=(([.$B$3]-(([.$A32]*[.G$6]/100)*[.$B$3]/100)))" office:value-type="float" office:value="2.925" calcext:value-type="float">
            <text:p>3</text:p>
          </table:table-cell>
          <table:table-cell table:style-name="ce96" table:formula="of:=(([.$B$3]-(([.$A32]*[.H$6]/100)*[.$B$3]/100)))" office:value-type="float" office:value="2.91" calcext:value-type="float">
            <text:p>3</text:p>
          </table:table-cell>
          <table:table-cell table:style-name="ce96" table:formula="of:=(([.$B$3]-(([.$A32]*[.I$6]/100)*[.$B$3]/100)))" office:value-type="float" office:value="2.895" calcext:value-type="float">
            <text:p>3</text:p>
          </table:table-cell>
          <table:table-cell table:style-name="ce96" table:formula="of:=(([.$B$3]-(([.$A32]*[.J$6]/100)*[.$B$3]/100)))" office:value-type="float" office:value="2.88" calcext:value-type="float">
            <text:p>3</text:p>
          </table:table-cell>
          <table:table-cell table:style-name="ce96" table:formula="of:=(([.$B$3]-(([.$A32]*[.K$6]/100)*[.$B$3]/100)))" office:value-type="float" office:value="2.865" calcext:value-type="float">
            <text:p>3</text:p>
          </table:table-cell>
          <table:table-cell table:style-name="ce100" table:formula="of:=(([.$B$3]-(([.$A32]*[.L$6]/100)*[.$B$3]/100)))" office:value-type="float" office:value="2.85" calcext:value-type="float">
            <text:p>3</text:p>
          </table:table-cell>
          <table:table-cell table:style-name="ce96" table:formula="of:=(([.$B$3]-(([.$A32]*[.M$6]/100)*[.$B$3]/100)))" office:value-type="float" office:value="2.835" calcext:value-type="float">
            <text:p>3</text:p>
          </table:table-cell>
          <table:table-cell table:style-name="ce96" table:formula="of:=(([.$B$3]-(([.$A32]*[.N$6]/100)*[.$B$3]/100)))" office:value-type="float" office:value="2.8125" calcext:value-type="float">
            <text:p>3</text:p>
          </table:table-cell>
          <table:table-cell table:style-name="ce96" table:formula="of:=(([.$B$3]-(([.$A32]*[.O$6]/100)*[.$B$3]/100)))" office:value-type="float" office:value="2.775" calcext:value-type="float">
            <text:p>3</text:p>
          </table:table-cell>
          <table:table-cell table:style-name="ce96" table:formula="of:=(([.$B$3]-(([.$A32]*[.P$6]/100)*[.$B$3]/100)))" office:value-type="float" office:value="2.7375" calcext:value-type="float">
            <text:p>3</text:p>
          </table:table-cell>
          <table:table-cell table:style-name="ce96" table:formula="of:=(([.$B$3]-(([.$A32]*[.Q$6]/100)*[.$B$3]/100)))" office:value-type="float" office:value="2.7" calcext:value-type="float">
            <text:p>3</text:p>
          </table:table-cell>
          <table:table-cell table:style-name="ce96" table:formula="of:=(([.$B$3]-(([.$A32]*[.R$6]/100)*[.$B$3]/100)))" office:value-type="float" office:value="2.625" calcext:value-type="float">
            <text:p>3</text:p>
          </table:table-cell>
          <table:table-cell table:style-name="ce96" table:formula="of:=(([.$B$3]-(([.$A32]*[.S$6]/100)*[.$B$3]/100)))" office:value-type="float" office:value="2.55" calcext:value-type="float">
            <text:p>3</text:p>
          </table:table-cell>
          <table:table-cell table:style-name="ce96" table:formula="of:=(([.$B$3]-(([.$A32]*[.T$6]/100)*[.$B$3]/100)))" office:value-type="float" office:value="2.475" calcext:value-type="float">
            <text:p>2</text:p>
          </table:table-cell>
          <table:table-cell table:style-name="ce96" table:formula="of:=(([.$B$3]-(([.$A32]*[.U$6]/100)*[.$B$3]/100)))" office:value-type="float" office:value="2.4" calcext:value-type="float">
            <text:p>2</text:p>
          </table:table-cell>
          <table:table-cell table:number-columns-repeated="1003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96" table:formula="of:=(([.$B$3]-(([.$A33]*[.B$6]/100)*[.$B$3]/100)))" office:value-type="float" office:value="3" calcext:value-type="float">
            <text:p>3</text:p>
          </table:table-cell>
          <table:table-cell table:style-name="ce96" table:formula="of:=(([.$B$3]-(([.$A33]*[.C$6]/100)*[.$B$3]/100)))" office:value-type="float" office:value="2.97" calcext:value-type="float">
            <text:p>3</text:p>
          </table:table-cell>
          <table:table-cell table:style-name="ce96" table:formula="of:=(([.$B$3]-(([.$A33]*[.D$6]/100)*[.$B$3]/100)))" office:value-type="float" office:value="2.94" calcext:value-type="float">
            <text:p>3</text:p>
          </table:table-cell>
          <table:table-cell table:style-name="ce96" table:formula="of:=(([.$B$3]-(([.$A33]*[.E$6]/100)*[.$B$3]/100)))" office:value-type="float" office:value="2.91" calcext:value-type="float">
            <text:p>3</text:p>
          </table:table-cell>
          <table:table-cell table:style-name="ce96" table:formula="of:=(([.$B$3]-(([.$A33]*[.F$6]/100)*[.$B$3]/100)))" office:value-type="float" office:value="2.88" calcext:value-type="float">
            <text:p>3</text:p>
          </table:table-cell>
          <table:table-cell table:style-name="ce96" table:formula="of:=(([.$B$3]-(([.$A33]*[.G$6]/100)*[.$B$3]/100)))" office:value-type="float" office:value="2.85" calcext:value-type="float">
            <text:p>3</text:p>
          </table:table-cell>
          <table:table-cell table:style-name="ce96" table:formula="of:=(([.$B$3]-(([.$A33]*[.H$6]/100)*[.$B$3]/100)))" office:value-type="float" office:value="2.82" calcext:value-type="float">
            <text:p>3</text:p>
          </table:table-cell>
          <table:table-cell table:style-name="ce96" table:formula="of:=(([.$B$3]-(([.$A33]*[.I$6]/100)*[.$B$3]/100)))" office:value-type="float" office:value="2.79" calcext:value-type="float">
            <text:p>3</text:p>
          </table:table-cell>
          <table:table-cell table:style-name="ce96" table:formula="of:=(([.$B$3]-(([.$A33]*[.J$6]/100)*[.$B$3]/100)))" office:value-type="float" office:value="2.76" calcext:value-type="float">
            <text:p>3</text:p>
          </table:table-cell>
          <table:table-cell table:style-name="ce96" table:formula="of:=(([.$B$3]-(([.$A33]*[.K$6]/100)*[.$B$3]/100)))" office:value-type="float" office:value="2.73" calcext:value-type="float">
            <text:p>3</text:p>
          </table:table-cell>
          <table:table-cell table:style-name="ce100" table:formula="of:=(([.$B$3]-(([.$A33]*[.L$6]/100)*[.$B$3]/100)))" office:value-type="float" office:value="2.7" calcext:value-type="float">
            <text:p>3</text:p>
          </table:table-cell>
          <table:table-cell table:style-name="ce96" table:formula="of:=(([.$B$3]-(([.$A33]*[.M$6]/100)*[.$B$3]/100)))" office:value-type="float" office:value="2.67" calcext:value-type="float">
            <text:p>3</text:p>
          </table:table-cell>
          <table:table-cell table:style-name="ce96" table:formula="of:=(([.$B$3]-(([.$A33]*[.N$6]/100)*[.$B$3]/100)))" office:value-type="float" office:value="2.625" calcext:value-type="float">
            <text:p>3</text:p>
          </table:table-cell>
          <table:table-cell table:style-name="ce96" table:formula="of:=(([.$B$3]-(([.$A33]*[.O$6]/100)*[.$B$3]/100)))" office:value-type="float" office:value="2.55" calcext:value-type="float">
            <text:p>3</text:p>
          </table:table-cell>
          <table:table-cell table:style-name="ce96" table:formula="of:=(([.$B$3]-(([.$A33]*[.P$6]/100)*[.$B$3]/100)))" office:value-type="float" office:value="2.475" calcext:value-type="float">
            <text:p>2</text:p>
          </table:table-cell>
          <table:table-cell table:style-name="ce96" table:formula="of:=(([.$B$3]-(([.$A33]*[.Q$6]/100)*[.$B$3]/100)))" office:value-type="float" office:value="2.4" calcext:value-type="float">
            <text:p>2</text:p>
          </table:table-cell>
          <table:table-cell table:style-name="ce96" table:formula="of:=(([.$B$3]-(([.$A33]*[.R$6]/100)*[.$B$3]/100)))" office:value-type="float" office:value="2.25" calcext:value-type="float">
            <text:p>2</text:p>
          </table:table-cell>
          <table:table-cell table:style-name="ce96" table:formula="of:=(([.$B$3]-(([.$A33]*[.S$6]/100)*[.$B$3]/100)))" office:value-type="float" office:value="2.1" calcext:value-type="float">
            <text:p>2</text:p>
          </table:table-cell>
          <table:table-cell table:style-name="ce96" table:formula="of:=(([.$B$3]-(([.$A33]*[.T$6]/100)*[.$B$3]/100)))" office:value-type="float" office:value="1.95" calcext:value-type="float">
            <text:p>2</text:p>
          </table:table-cell>
          <table:table-cell table:style-name="ce96" table:formula="of:=(([.$B$3]-(([.$A33]*[.U$6]/100)*[.$B$3]/100)))" office:value-type="float" office:value="1.8" calcext:value-type="float">
            <text:p>2</text:p>
          </table:table-cell>
          <table:table-cell table:number-columns-repeated="1003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96" table:formula="of:=(([.$B$3]-(([.$A34]*[.B$6]/100)*[.$B$3]/100)))" office:value-type="float" office:value="3" calcext:value-type="float">
            <text:p>3</text:p>
          </table:table-cell>
          <table:table-cell table:style-name="ce96" table:formula="of:=(([.$B$3]-(([.$A34]*[.C$6]/100)*[.$B$3]/100)))" office:value-type="float" office:value="2.955" calcext:value-type="float">
            <text:p>3</text:p>
          </table:table-cell>
          <table:table-cell table:style-name="ce96" table:formula="of:=(([.$B$3]-(([.$A34]*[.D$6]/100)*[.$B$3]/100)))" office:value-type="float" office:value="2.91" calcext:value-type="float">
            <text:p>3</text:p>
          </table:table-cell>
          <table:table-cell table:style-name="ce96" table:formula="of:=(([.$B$3]-(([.$A34]*[.E$6]/100)*[.$B$3]/100)))" office:value-type="float" office:value="2.865" calcext:value-type="float">
            <text:p>3</text:p>
          </table:table-cell>
          <table:table-cell table:style-name="ce96" table:formula="of:=(([.$B$3]-(([.$A34]*[.F$6]/100)*[.$B$3]/100)))" office:value-type="float" office:value="2.82" calcext:value-type="float">
            <text:p>3</text:p>
          </table:table-cell>
          <table:table-cell table:style-name="ce96" table:formula="of:=(([.$B$3]-(([.$A34]*[.G$6]/100)*[.$B$3]/100)))" office:value-type="float" office:value="2.775" calcext:value-type="float">
            <text:p>3</text:p>
          </table:table-cell>
          <table:table-cell table:style-name="ce96" table:formula="of:=(([.$B$3]-(([.$A34]*[.H$6]/100)*[.$B$3]/100)))" office:value-type="float" office:value="2.73" calcext:value-type="float">
            <text:p>3</text:p>
          </table:table-cell>
          <table:table-cell table:style-name="ce96" table:formula="of:=(([.$B$3]-(([.$A34]*[.I$6]/100)*[.$B$3]/100)))" office:value-type="float" office:value="2.685" calcext:value-type="float">
            <text:p>3</text:p>
          </table:table-cell>
          <table:table-cell table:style-name="ce96" table:formula="of:=(([.$B$3]-(([.$A34]*[.J$6]/100)*[.$B$3]/100)))" office:value-type="float" office:value="2.64" calcext:value-type="float">
            <text:p>3</text:p>
          </table:table-cell>
          <table:table-cell table:style-name="ce96" table:formula="of:=(([.$B$3]-(([.$A34]*[.K$6]/100)*[.$B$3]/100)))" office:value-type="float" office:value="2.595" calcext:value-type="float">
            <text:p>3</text:p>
          </table:table-cell>
          <table:table-cell table:style-name="ce100" table:formula="of:=(([.$B$3]-(([.$A34]*[.L$6]/100)*[.$B$3]/100)))" office:value-type="float" office:value="2.55" calcext:value-type="float">
            <text:p>3</text:p>
          </table:table-cell>
          <table:table-cell table:style-name="ce96" table:formula="of:=(([.$B$3]-(([.$A34]*[.M$6]/100)*[.$B$3]/100)))" office:value-type="float" office:value="2.505" calcext:value-type="float">
            <text:p>3</text:p>
          </table:table-cell>
          <table:table-cell table:style-name="ce96" table:formula="of:=(([.$B$3]-(([.$A34]*[.N$6]/100)*[.$B$3]/100)))" office:value-type="float" office:value="2.4375" calcext:value-type="float">
            <text:p>2</text:p>
          </table:table-cell>
          <table:table-cell table:style-name="ce96" table:formula="of:=(([.$B$3]-(([.$A34]*[.O$6]/100)*[.$B$3]/100)))" office:value-type="float" office:value="2.325" calcext:value-type="float">
            <text:p>2</text:p>
          </table:table-cell>
          <table:table-cell table:style-name="ce96" table:formula="of:=(([.$B$3]-(([.$A34]*[.P$6]/100)*[.$B$3]/100)))" office:value-type="float" office:value="2.2125" calcext:value-type="float">
            <text:p>2</text:p>
          </table:table-cell>
          <table:table-cell table:style-name="ce96" table:formula="of:=(([.$B$3]-(([.$A34]*[.Q$6]/100)*[.$B$3]/100)))" office:value-type="float" office:value="2.1" calcext:value-type="float">
            <text:p>2</text:p>
          </table:table-cell>
          <table:table-cell table:style-name="ce96" table:formula="of:=(([.$B$3]-(([.$A34]*[.R$6]/100)*[.$B$3]/100)))" office:value-type="float" office:value="1.875" calcext:value-type="float">
            <text:p>2</text:p>
          </table:table-cell>
          <table:table-cell table:style-name="ce96" table:formula="of:=(([.$B$3]-(([.$A34]*[.S$6]/100)*[.$B$3]/100)))" office:value-type="float" office:value="1.65" calcext:value-type="float">
            <text:p>2</text:p>
          </table:table-cell>
          <table:table-cell table:style-name="ce96" table:formula="of:=(([.$B$3]-(([.$A34]*[.T$6]/100)*[.$B$3]/100)))" office:value-type="float" office:value="1.425" calcext:value-type="float">
            <text:p>1</text:p>
          </table:table-cell>
          <table:table-cell table:style-name="ce96" table:formula="of:=(([.$B$3]-(([.$A34]*[.U$6]/100)*[.$B$3]/100)))" office:value-type="float" office:value="1.2" calcext:value-type="float">
            <text:p>1</text:p>
          </table:table-cell>
          <table:table-cell table:number-columns-repeated="1003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96" table:formula="of:=(([.$B$3]-(([.$A35]*[.B$6]/100)*[.$B$3]/100)))" office:value-type="float" office:value="3" calcext:value-type="float">
            <text:p>3</text:p>
          </table:table-cell>
          <table:table-cell table:style-name="ce96" table:formula="of:=(([.$B$3]-(([.$A35]*[.C$6]/100)*[.$B$3]/100)))" office:value-type="float" office:value="2.94" calcext:value-type="float">
            <text:p>3</text:p>
          </table:table-cell>
          <table:table-cell table:style-name="ce96" table:formula="of:=(([.$B$3]-(([.$A35]*[.D$6]/100)*[.$B$3]/100)))" office:value-type="float" office:value="2.88" calcext:value-type="float">
            <text:p>3</text:p>
          </table:table-cell>
          <table:table-cell table:style-name="ce96" table:formula="of:=(([.$B$3]-(([.$A35]*[.E$6]/100)*[.$B$3]/100)))" office:value-type="float" office:value="2.82" calcext:value-type="float">
            <text:p>3</text:p>
          </table:table-cell>
          <table:table-cell table:style-name="ce96" table:formula="of:=(([.$B$3]-(([.$A35]*[.F$6]/100)*[.$B$3]/100)))" office:value-type="float" office:value="2.76" calcext:value-type="float">
            <text:p>3</text:p>
          </table:table-cell>
          <table:table-cell table:style-name="ce96" table:formula="of:=(([.$B$3]-(([.$A35]*[.G$6]/100)*[.$B$3]/100)))" office:value-type="float" office:value="2.7" calcext:value-type="float">
            <text:p>3</text:p>
          </table:table-cell>
          <table:table-cell table:style-name="ce96" table:formula="of:=(([.$B$3]-(([.$A35]*[.H$6]/100)*[.$B$3]/100)))" office:value-type="float" office:value="2.64" calcext:value-type="float">
            <text:p>3</text:p>
          </table:table-cell>
          <table:table-cell table:style-name="ce96" table:formula="of:=(([.$B$3]-(([.$A35]*[.I$6]/100)*[.$B$3]/100)))" office:value-type="float" office:value="2.58" calcext:value-type="float">
            <text:p>3</text:p>
          </table:table-cell>
          <table:table-cell table:style-name="ce96" table:formula="of:=(([.$B$3]-(([.$A35]*[.J$6]/100)*[.$B$3]/100)))" office:value-type="float" office:value="2.52" calcext:value-type="float">
            <text:p>3</text:p>
          </table:table-cell>
          <table:table-cell table:style-name="ce96" table:formula="of:=(([.$B$3]-(([.$A35]*[.K$6]/100)*[.$B$3]/100)))" office:value-type="float" office:value="2.46" calcext:value-type="float">
            <text:p>2</text:p>
          </table:table-cell>
          <table:table-cell table:style-name="ce100" table:formula="of:=(([.$B$3]-(([.$A35]*[.L$6]/100)*[.$B$3]/100)))" office:value-type="float" office:value="2.4" calcext:value-type="float">
            <text:p>2</text:p>
          </table:table-cell>
          <table:table-cell table:style-name="ce96" table:formula="of:=(([.$B$3]-(([.$A35]*[.M$6]/100)*[.$B$3]/100)))" office:value-type="float" office:value="2.34" calcext:value-type="float">
            <text:p>2</text:p>
          </table:table-cell>
          <table:table-cell table:style-name="ce96" table:formula="of:=(([.$B$3]-(([.$A35]*[.N$6]/100)*[.$B$3]/100)))" office:value-type="float" office:value="2.25" calcext:value-type="float">
            <text:p>2</text:p>
          </table:table-cell>
          <table:table-cell table:style-name="ce96" table:formula="of:=(([.$B$3]-(([.$A35]*[.O$6]/100)*[.$B$3]/100)))" office:value-type="float" office:value="2.1" calcext:value-type="float">
            <text:p>2</text:p>
          </table:table-cell>
          <table:table-cell table:style-name="ce96" table:formula="of:=(([.$B$3]-(([.$A35]*[.P$6]/100)*[.$B$3]/100)))" office:value-type="float" office:value="1.95" calcext:value-type="float">
            <text:p>2</text:p>
          </table:table-cell>
          <table:table-cell table:style-name="ce96" table:formula="of:=(([.$B$3]-(([.$A35]*[.Q$6]/100)*[.$B$3]/100)))" office:value-type="float" office:value="1.8" calcext:value-type="float">
            <text:p>2</text:p>
          </table:table-cell>
          <table:table-cell table:style-name="ce96" table:formula="of:=(([.$B$3]-(([.$A35]*[.R$6]/100)*[.$B$3]/100)))" office:value-type="float" office:value="1.5" calcext:value-type="float">
            <text:p>2</text:p>
          </table:table-cell>
          <table:table-cell table:style-name="ce96" table:formula="of:=(([.$B$3]-(([.$A35]*[.S$6]/100)*[.$B$3]/100)))" office:value-type="float" office:value="1.2" calcext:value-type="float">
            <text:p>1</text:p>
          </table:table-cell>
          <table:table-cell table:style-name="ce96" table:formula="of:=(([.$B$3]-(([.$A35]*[.T$6]/100)*[.$B$3]/100)))" office:value-type="float" office:value="0.9" calcext:value-type="float">
            <text:p>1</text:p>
          </table:table-cell>
          <table:table-cell table:style-name="ce96" table:formula="of:=(([.$B$3]-(([.$A35]*[.U$6]/100)*[.$B$3]/100)))" office:value-type="float" office:value="0.6" calcext:value-type="float">
            <text:p>1</text:p>
          </table:table-cell>
          <table:table-cell table:number-columns-repeated="1003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96" table:formula="of:=(([.$B$3]-(([.$A36]*[.B$6]/100)*[.$B$3]/100)))" office:value-type="float" office:value="3" calcext:value-type="float">
            <text:p>3</text:p>
          </table:table-cell>
          <table:table-cell table:style-name="ce96" table:formula="of:=(([.$B$3]-(([.$A36]*[.C$6]/100)*[.$B$3]/100)))" office:value-type="float" office:value="2.925" calcext:value-type="float">
            <text:p>3</text:p>
          </table:table-cell>
          <table:table-cell table:style-name="ce96" table:formula="of:=(([.$B$3]-(([.$A36]*[.D$6]/100)*[.$B$3]/100)))" office:value-type="float" office:value="2.85" calcext:value-type="float">
            <text:p>3</text:p>
          </table:table-cell>
          <table:table-cell table:style-name="ce96" table:formula="of:=(([.$B$3]-(([.$A36]*[.E$6]/100)*[.$B$3]/100)))" office:value-type="float" office:value="2.775" calcext:value-type="float">
            <text:p>3</text:p>
          </table:table-cell>
          <table:table-cell table:style-name="ce96" table:formula="of:=(([.$B$3]-(([.$A36]*[.F$6]/100)*[.$B$3]/100)))" office:value-type="float" office:value="2.7" calcext:value-type="float">
            <text:p>3</text:p>
          </table:table-cell>
          <table:table-cell table:style-name="ce96" table:formula="of:=(([.$B$3]-(([.$A36]*[.G$6]/100)*[.$B$3]/100)))" office:value-type="float" office:value="2.625" calcext:value-type="float">
            <text:p>3</text:p>
          </table:table-cell>
          <table:table-cell table:style-name="ce96" table:formula="of:=(([.$B$3]-(([.$A36]*[.H$6]/100)*[.$B$3]/100)))" office:value-type="float" office:value="2.55" calcext:value-type="float">
            <text:p>3</text:p>
          </table:table-cell>
          <table:table-cell table:style-name="ce96" table:formula="of:=(([.$B$3]-(([.$A36]*[.I$6]/100)*[.$B$3]/100)))" office:value-type="float" office:value="2.475" calcext:value-type="float">
            <text:p>2</text:p>
          </table:table-cell>
          <table:table-cell table:style-name="ce96" table:formula="of:=(([.$B$3]-(([.$A36]*[.J$6]/100)*[.$B$3]/100)))" office:value-type="float" office:value="2.4" calcext:value-type="float">
            <text:p>2</text:p>
          </table:table-cell>
          <table:table-cell table:style-name="ce96" table:formula="of:=(([.$B$3]-(([.$A36]*[.K$6]/100)*[.$B$3]/100)))" office:value-type="float" office:value="2.325" calcext:value-type="float">
            <text:p>2</text:p>
          </table:table-cell>
          <table:table-cell table:style-name="ce100" table:formula="of:=(([.$B$3]-(([.$A36]*[.L$6]/100)*[.$B$3]/100)))" office:value-type="float" office:value="2.25" calcext:value-type="float">
            <text:p>2</text:p>
          </table:table-cell>
          <table:table-cell table:style-name="ce96" table:formula="of:=(([.$B$3]-(([.$A36]*[.M$6]/100)*[.$B$3]/100)))" office:value-type="float" office:value="2.175" calcext:value-type="float">
            <text:p>2</text:p>
          </table:table-cell>
          <table:table-cell table:style-name="ce96" table:formula="of:=(([.$B$3]-(([.$A36]*[.N$6]/100)*[.$B$3]/100)))" office:value-type="float" office:value="2.0625" calcext:value-type="float">
            <text:p>2</text:p>
          </table:table-cell>
          <table:table-cell table:style-name="ce96" table:formula="of:=(([.$B$3]-(([.$A36]*[.O$6]/100)*[.$B$3]/100)))" office:value-type="float" office:value="1.875" calcext:value-type="float">
            <text:p>2</text:p>
          </table:table-cell>
          <table:table-cell table:style-name="ce96" table:formula="of:=(([.$B$3]-(([.$A36]*[.P$6]/100)*[.$B$3]/100)))" office:value-type="float" office:value="1.6875" calcext:value-type="float">
            <text:p>2</text:p>
          </table:table-cell>
          <table:table-cell table:style-name="ce96" table:formula="of:=(([.$B$3]-(([.$A36]*[.Q$6]/100)*[.$B$3]/100)))" office:value-type="float" office:value="1.5" calcext:value-type="float">
            <text:p>2</text:p>
          </table:table-cell>
          <table:table-cell table:style-name="ce96" table:formula="of:=(([.$B$3]-(([.$A36]*[.R$6]/100)*[.$B$3]/100)))" office:value-type="float" office:value="1.125" calcext:value-type="float">
            <text:p>1</text:p>
          </table:table-cell>
          <table:table-cell table:style-name="ce96" table:formula="of:=(([.$B$3]-(([.$A36]*[.S$6]/100)*[.$B$3]/100)))" office:value-type="float" office:value="0.75" calcext:value-type="float">
            <text:p>1</text:p>
          </table:table-cell>
          <table:table-cell table:style-name="ce96" table:formula="of:=(([.$B$3]-(([.$A36]*[.T$6]/100)*[.$B$3]/100)))" office:value-type="float" office:value="0.375" calcext:value-type="float">
            <text:p>0</text:p>
          </table:table-cell>
          <table:table-cell table:style-name="ce96" table:formula="of:=(([.$B$3]-(([.$A36]*[.U$6]/100)*[.$B$3]/100))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96" table:formula="of:=(([.$B$3]-(([.$A37]*[.B$6]/100)*[.$B$3]/100)))" office:value-type="float" office:value="3" calcext:value-type="float">
            <text:p>3</text:p>
          </table:table-cell>
          <table:table-cell table:style-name="ce96" table:formula="of:=(([.$B$3]-(([.$A37]*[.C$6]/100)*[.$B$3]/100)))" office:value-type="float" office:value="2.91" calcext:value-type="float">
            <text:p>3</text:p>
          </table:table-cell>
          <table:table-cell table:style-name="ce96" table:formula="of:=(([.$B$3]-(([.$A37]*[.D$6]/100)*[.$B$3]/100)))" office:value-type="float" office:value="2.82" calcext:value-type="float">
            <text:p>3</text:p>
          </table:table-cell>
          <table:table-cell table:style-name="ce96" table:formula="of:=(([.$B$3]-(([.$A37]*[.E$6]/100)*[.$B$3]/100)))" office:value-type="float" office:value="2.73" calcext:value-type="float">
            <text:p>3</text:p>
          </table:table-cell>
          <table:table-cell table:style-name="ce96" table:formula="of:=(([.$B$3]-(([.$A37]*[.F$6]/100)*[.$B$3]/100)))" office:value-type="float" office:value="2.64" calcext:value-type="float">
            <text:p>3</text:p>
          </table:table-cell>
          <table:table-cell table:style-name="ce96" table:formula="of:=(([.$B$3]-(([.$A37]*[.G$6]/100)*[.$B$3]/100)))" office:value-type="float" office:value="2.55" calcext:value-type="float">
            <text:p>3</text:p>
          </table:table-cell>
          <table:table-cell table:style-name="ce96" table:formula="of:=(([.$B$3]-(([.$A37]*[.H$6]/100)*[.$B$3]/100)))" office:value-type="float" office:value="2.46" calcext:value-type="float">
            <text:p>2</text:p>
          </table:table-cell>
          <table:table-cell table:style-name="ce96" table:formula="of:=(([.$B$3]-(([.$A37]*[.I$6]/100)*[.$B$3]/100)))" office:value-type="float" office:value="2.37" calcext:value-type="float">
            <text:p>2</text:p>
          </table:table-cell>
          <table:table-cell table:style-name="ce96" table:formula="of:=(([.$B$3]-(([.$A37]*[.J$6]/100)*[.$B$3]/100)))" office:value-type="float" office:value="2.28" calcext:value-type="float">
            <text:p>2</text:p>
          </table:table-cell>
          <table:table-cell table:style-name="ce96" table:formula="of:=(([.$B$3]-(([.$A37]*[.K$6]/100)*[.$B$3]/100)))" office:value-type="float" office:value="2.19" calcext:value-type="float">
            <text:p>2</text:p>
          </table:table-cell>
          <table:table-cell table:style-name="ce100" table:formula="of:=(([.$B$3]-(([.$A37]*[.L$6]/100)*[.$B$3]/100)))" office:value-type="float" office:value="2.1" calcext:value-type="float">
            <text:p>2</text:p>
          </table:table-cell>
          <table:table-cell table:style-name="ce96" table:formula="of:=(([.$B$3]-(([.$A37]*[.M$6]/100)*[.$B$3]/100)))" office:value-type="float" office:value="2.01" calcext:value-type="float">
            <text:p>2</text:p>
          </table:table-cell>
          <table:table-cell table:style-name="ce96" table:formula="of:=(([.$B$3]-(([.$A37]*[.N$6]/100)*[.$B$3]/100)))" office:value-type="float" office:value="1.875" calcext:value-type="float">
            <text:p>2</text:p>
          </table:table-cell>
          <table:table-cell table:style-name="ce96" table:formula="of:=(([.$B$3]-(([.$A37]*[.O$6]/100)*[.$B$3]/100)))" office:value-type="float" office:value="1.65" calcext:value-type="float">
            <text:p>2</text:p>
          </table:table-cell>
          <table:table-cell table:style-name="ce96" table:formula="of:=(([.$B$3]-(([.$A37]*[.P$6]/100)*[.$B$3]/100)))" office:value-type="float" office:value="1.425" calcext:value-type="float">
            <text:p>1</text:p>
          </table:table-cell>
          <table:table-cell table:style-name="ce96" table:formula="of:=(([.$B$3]-(([.$A37]*[.Q$6]/100)*[.$B$3]/100)))" office:value-type="float" office:value="1.2" calcext:value-type="float">
            <text:p>1</text:p>
          </table:table-cell>
          <table:table-cell table:style-name="ce96" table:formula="of:=(([.$B$3]-(([.$A37]*[.R$6]/100)*[.$B$3]/100)))" office:value-type="float" office:value="0.75" calcext:value-type="float">
            <text:p>1</text:p>
          </table:table-cell>
          <table:table-cell table:style-name="ce96" table:formula="of:=(([.$B$3]-(([.$A37]*[.S$6]/100)*[.$B$3]/100)))" office:value-type="float" office:value="0.3" calcext:value-type="float">
            <text:p>0</text:p>
          </table:table-cell>
          <table:table-cell table:style-name="ce96" table:formula="of:=(([.$B$3]-(([.$A37]*[.T$6]/100)*[.$B$3]/100)))" office:value-type="float" office:value="-0.15" calcext:value-type="float">
            <text:p>0</text:p>
          </table:table-cell>
          <table:table-cell table:style-name="ce96" table:formula="of:=(([.$B$3]-(([.$A37]*[.U$6]/100)*[.$B$3]/100)))" office:value-type="float" office:value="-0.6" calcext:value-type="float">
            <text:p>-1</text:p>
          </table:table-cell>
          <table:table-cell table:number-columns-repeated="1003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96" table:formula="of:=(([.$B$3]-(([.$A38]*[.B$6]/100)*[.$B$3]/100)))" office:value-type="float" office:value="3" calcext:value-type="float">
            <text:p>3</text:p>
          </table:table-cell>
          <table:table-cell table:style-name="ce96" table:formula="of:=(([.$B$3]-(([.$A38]*[.C$6]/100)*[.$B$3]/100)))" office:value-type="float" office:value="2.895" calcext:value-type="float">
            <text:p>3</text:p>
          </table:table-cell>
          <table:table-cell table:style-name="ce96" table:formula="of:=(([.$B$3]-(([.$A38]*[.D$6]/100)*[.$B$3]/100)))" office:value-type="float" office:value="2.79" calcext:value-type="float">
            <text:p>3</text:p>
          </table:table-cell>
          <table:table-cell table:style-name="ce96" table:formula="of:=(([.$B$3]-(([.$A38]*[.E$6]/100)*[.$B$3]/100)))" office:value-type="float" office:value="2.685" calcext:value-type="float">
            <text:p>3</text:p>
          </table:table-cell>
          <table:table-cell table:style-name="ce96" table:formula="of:=(([.$B$3]-(([.$A38]*[.F$6]/100)*[.$B$3]/100)))" office:value-type="float" office:value="2.58" calcext:value-type="float">
            <text:p>3</text:p>
          </table:table-cell>
          <table:table-cell table:style-name="ce96" table:formula="of:=(([.$B$3]-(([.$A38]*[.G$6]/100)*[.$B$3]/100)))" office:value-type="float" office:value="2.475" calcext:value-type="float">
            <text:p>2</text:p>
          </table:table-cell>
          <table:table-cell table:style-name="ce96" table:formula="of:=(([.$B$3]-(([.$A38]*[.H$6]/100)*[.$B$3]/100)))" office:value-type="float" office:value="2.37" calcext:value-type="float">
            <text:p>2</text:p>
          </table:table-cell>
          <table:table-cell table:style-name="ce96" table:formula="of:=(([.$B$3]-(([.$A38]*[.I$6]/100)*[.$B$3]/100)))" office:value-type="float" office:value="2.265" calcext:value-type="float">
            <text:p>2</text:p>
          </table:table-cell>
          <table:table-cell table:style-name="ce96" table:formula="of:=(([.$B$3]-(([.$A38]*[.J$6]/100)*[.$B$3]/100)))" office:value-type="float" office:value="2.16" calcext:value-type="float">
            <text:p>2</text:p>
          </table:table-cell>
          <table:table-cell table:style-name="ce96" table:formula="of:=(([.$B$3]-(([.$A38]*[.K$6]/100)*[.$B$3]/100)))" office:value-type="float" office:value="2.055" calcext:value-type="float">
            <text:p>2</text:p>
          </table:table-cell>
          <table:table-cell table:style-name="ce100" table:formula="of:=(([.$B$3]-(([.$A38]*[.L$6]/100)*[.$B$3]/100)))" office:value-type="float" office:value="1.95" calcext:value-type="float">
            <text:p>2</text:p>
          </table:table-cell>
          <table:table-cell table:style-name="ce96" table:formula="of:=(([.$B$3]-(([.$A38]*[.M$6]/100)*[.$B$3]/100)))" office:value-type="float" office:value="1.845" calcext:value-type="float">
            <text:p>2</text:p>
          </table:table-cell>
          <table:table-cell table:style-name="ce96" table:formula="of:=(([.$B$3]-(([.$A38]*[.N$6]/100)*[.$B$3]/100)))" office:value-type="float" office:value="1.6875" calcext:value-type="float">
            <text:p>2</text:p>
          </table:table-cell>
          <table:table-cell table:style-name="ce96" table:formula="of:=(([.$B$3]-(([.$A38]*[.O$6]/100)*[.$B$3]/100)))" office:value-type="float" office:value="1.425" calcext:value-type="float">
            <text:p>1</text:p>
          </table:table-cell>
          <table:table-cell table:style-name="ce96" table:formula="of:=(([.$B$3]-(([.$A38]*[.P$6]/100)*[.$B$3]/100)))" office:value-type="float" office:value="1.1625" calcext:value-type="float">
            <text:p>1</text:p>
          </table:table-cell>
          <table:table-cell table:style-name="ce96" table:formula="of:=(([.$B$3]-(([.$A38]*[.Q$6]/100)*[.$B$3]/100)))" office:value-type="float" office:value="0.9" calcext:value-type="float">
            <text:p>1</text:p>
          </table:table-cell>
          <table:table-cell table:style-name="ce96" table:formula="of:=(([.$B$3]-(([.$A38]*[.R$6]/100)*[.$B$3]/100)))" office:value-type="float" office:value="0.375" calcext:value-type="float">
            <text:p>0</text:p>
          </table:table-cell>
          <table:table-cell table:style-name="ce96" table:formula="of:=(([.$B$3]-(([.$A38]*[.S$6]/100)*[.$B$3]/100)))" office:value-type="float" office:value="-0.15" calcext:value-type="float">
            <text:p>0</text:p>
          </table:table-cell>
          <table:table-cell table:style-name="ce96" table:formula="of:=(([.$B$3]-(([.$A38]*[.T$6]/100)*[.$B$3]/100)))" office:value-type="float" office:value="-0.675" calcext:value-type="float">
            <text:p>-1</text:p>
          </table:table-cell>
          <table:table-cell table:style-name="ce96" table:formula="of:=(([.$B$3]-(([.$A38]*[.U$6]/100)*[.$B$3]/100)))" office:value-type="float" office:value="-1.2" calcext:value-type="float">
            <text:p>-1</text:p>
          </table:table-cell>
          <table:table-cell table:number-columns-repeated="1003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96" table:formula="of:=(([.$B$3]-(([.$A39]*[.B$6]/100)*[.$B$3]/100)))" office:value-type="float" office:value="3" calcext:value-type="float">
            <text:p>3</text:p>
          </table:table-cell>
          <table:table-cell table:style-name="ce96" table:formula="of:=(([.$B$3]-(([.$A39]*[.C$6]/100)*[.$B$3]/100)))" office:value-type="float" office:value="2.88" calcext:value-type="float">
            <text:p>3</text:p>
          </table:table-cell>
          <table:table-cell table:style-name="ce96" table:formula="of:=(([.$B$3]-(([.$A39]*[.D$6]/100)*[.$B$3]/100)))" office:value-type="float" office:value="2.76" calcext:value-type="float">
            <text:p>3</text:p>
          </table:table-cell>
          <table:table-cell table:style-name="ce96" table:formula="of:=(([.$B$3]-(([.$A39]*[.E$6]/100)*[.$B$3]/100)))" office:value-type="float" office:value="2.64" calcext:value-type="float">
            <text:p>3</text:p>
          </table:table-cell>
          <table:table-cell table:style-name="ce96" table:formula="of:=(([.$B$3]-(([.$A39]*[.F$6]/100)*[.$B$3]/100)))" office:value-type="float" office:value="2.52" calcext:value-type="float">
            <text:p>3</text:p>
          </table:table-cell>
          <table:table-cell table:style-name="ce96" table:formula="of:=(([.$B$3]-(([.$A39]*[.G$6]/100)*[.$B$3]/100)))" office:value-type="float" office:value="2.4" calcext:value-type="float">
            <text:p>2</text:p>
          </table:table-cell>
          <table:table-cell table:style-name="ce96" table:formula="of:=(([.$B$3]-(([.$A39]*[.H$6]/100)*[.$B$3]/100)))" office:value-type="float" office:value="2.28" calcext:value-type="float">
            <text:p>2</text:p>
          </table:table-cell>
          <table:table-cell table:style-name="ce96" table:formula="of:=(([.$B$3]-(([.$A39]*[.I$6]/100)*[.$B$3]/100)))" office:value-type="float" office:value="2.16" calcext:value-type="float">
            <text:p>2</text:p>
          </table:table-cell>
          <table:table-cell table:style-name="ce96" table:formula="of:=(([.$B$3]-(([.$A39]*[.J$6]/100)*[.$B$3]/100)))" office:value-type="float" office:value="2.04" calcext:value-type="float">
            <text:p>2</text:p>
          </table:table-cell>
          <table:table-cell table:style-name="ce96" table:formula="of:=(([.$B$3]-(([.$A39]*[.K$6]/100)*[.$B$3]/100)))" office:value-type="float" office:value="1.92" calcext:value-type="float">
            <text:p>2</text:p>
          </table:table-cell>
          <table:table-cell table:style-name="ce100" table:formula="of:=(([.$B$3]-(([.$A39]*[.L$6]/100)*[.$B$3]/100)))" office:value-type="float" office:value="1.8" calcext:value-type="float">
            <text:p>2</text:p>
          </table:table-cell>
          <table:table-cell table:style-name="ce96" table:formula="of:=(([.$B$3]-(([.$A39]*[.M$6]/100)*[.$B$3]/100)))" office:value-type="float" office:value="1.68" calcext:value-type="float">
            <text:p>2</text:p>
          </table:table-cell>
          <table:table-cell table:style-name="ce96" table:formula="of:=(([.$B$3]-(([.$A39]*[.N$6]/100)*[.$B$3]/100)))" office:value-type="float" office:value="1.5" calcext:value-type="float">
            <text:p>2</text:p>
          </table:table-cell>
          <table:table-cell table:style-name="ce96" table:formula="of:=(([.$B$3]-(([.$A39]*[.O$6]/100)*[.$B$3]/100)))" office:value-type="float" office:value="1.2" calcext:value-type="float">
            <text:p>1</text:p>
          </table:table-cell>
          <table:table-cell table:style-name="ce96" table:formula="of:=(([.$B$3]-(([.$A39]*[.P$6]/100)*[.$B$3]/100)))" office:value-type="float" office:value="0.9" calcext:value-type="float">
            <text:p>1</text:p>
          </table:table-cell>
          <table:table-cell table:style-name="ce96" table:formula="of:=(([.$B$3]-(([.$A39]*[.Q$6]/100)*[.$B$3]/100)))" office:value-type="float" office:value="0.6" calcext:value-type="float">
            <text:p>1</text:p>
          </table:table-cell>
          <table:table-cell table:style-name="ce96" table:formula="of:=(([.$B$3]-(([.$A39]*[.R$6]/100)*[.$B$3]/100)))" office:value-type="float" office:value="0" calcext:value-type="float">
            <text:p>0</text:p>
          </table:table-cell>
          <table:table-cell table:style-name="ce96" table:formula="of:=(([.$B$3]-(([.$A39]*[.S$6]/100)*[.$B$3]/100)))" office:value-type="float" office:value="-0.6" calcext:value-type="float">
            <text:p>-1</text:p>
          </table:table-cell>
          <table:table-cell table:style-name="ce96" table:formula="of:=(([.$B$3]-(([.$A39]*[.T$6]/100)*[.$B$3]/100)))" office:value-type="float" office:value="-1.2" calcext:value-type="float">
            <text:p>-1</text:p>
          </table:table-cell>
          <table:table-cell table:style-name="ce96" table:formula="of:=(([.$B$3]-(([.$A39]*[.U$6]/100)*[.$B$3]/100)))" office:value-type="float" office:value="-1.8" calcext:value-type="float">
            <text:p>-2</text:p>
          </table:table-cell>
          <table:table-cell table:number-columns-repeated="1003"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96" table:formula="of:=(([.$B$3]-(([.$A40]*[.B$6]/100)*[.$B$3]/100)))" office:value-type="float" office:value="3" calcext:value-type="float">
            <text:p>3</text:p>
          </table:table-cell>
          <table:table-cell table:style-name="ce96" table:formula="of:=(([.$B$3]-(([.$A40]*[.C$6]/100)*[.$B$3]/100)))" office:value-type="float" office:value="2.865" calcext:value-type="float">
            <text:p>3</text:p>
          </table:table-cell>
          <table:table-cell table:style-name="ce96" table:formula="of:=(([.$B$3]-(([.$A40]*[.D$6]/100)*[.$B$3]/100)))" office:value-type="float" office:value="2.73" calcext:value-type="float">
            <text:p>3</text:p>
          </table:table-cell>
          <table:table-cell table:style-name="ce96" table:formula="of:=(([.$B$3]-(([.$A40]*[.E$6]/100)*[.$B$3]/100)))" office:value-type="float" office:value="2.595" calcext:value-type="float">
            <text:p>3</text:p>
          </table:table-cell>
          <table:table-cell table:style-name="ce96" table:formula="of:=(([.$B$3]-(([.$A40]*[.F$6]/100)*[.$B$3]/100)))" office:value-type="float" office:value="2.46" calcext:value-type="float">
            <text:p>2</text:p>
          </table:table-cell>
          <table:table-cell table:style-name="ce96" table:formula="of:=(([.$B$3]-(([.$A40]*[.G$6]/100)*[.$B$3]/100)))" office:value-type="float" office:value="2.325" calcext:value-type="float">
            <text:p>2</text:p>
          </table:table-cell>
          <table:table-cell table:style-name="ce96" table:formula="of:=(([.$B$3]-(([.$A40]*[.H$6]/100)*[.$B$3]/100)))" office:value-type="float" office:value="2.19" calcext:value-type="float">
            <text:p>2</text:p>
          </table:table-cell>
          <table:table-cell table:style-name="ce96" table:formula="of:=(([.$B$3]-(([.$A40]*[.I$6]/100)*[.$B$3]/100)))" office:value-type="float" office:value="2.055" calcext:value-type="float">
            <text:p>2</text:p>
          </table:table-cell>
          <table:table-cell table:style-name="ce96" table:formula="of:=(([.$B$3]-(([.$A40]*[.J$6]/100)*[.$B$3]/100)))" office:value-type="float" office:value="1.92" calcext:value-type="float">
            <text:p>2</text:p>
          </table:table-cell>
          <table:table-cell table:style-name="ce96" table:formula="of:=(([.$B$3]-(([.$A40]*[.K$6]/100)*[.$B$3]/100)))" office:value-type="float" office:value="1.785" calcext:value-type="float">
            <text:p>2</text:p>
          </table:table-cell>
          <table:table-cell table:style-name="ce100" table:formula="of:=(([.$B$3]-(([.$A40]*[.L$6]/100)*[.$B$3]/100)))" office:value-type="float" office:value="1.65" calcext:value-type="float">
            <text:p>2</text:p>
          </table:table-cell>
          <table:table-cell table:style-name="ce96" table:formula="of:=(([.$B$3]-(([.$A40]*[.M$6]/100)*[.$B$3]/100)))" office:value-type="float" office:value="1.515" calcext:value-type="float">
            <text:p>2</text:p>
          </table:table-cell>
          <table:table-cell table:style-name="ce96" table:formula="of:=(([.$B$3]-(([.$A40]*[.N$6]/100)*[.$B$3]/100)))" office:value-type="float" office:value="1.3125" calcext:value-type="float">
            <text:p>1</text:p>
          </table:table-cell>
          <table:table-cell table:style-name="ce96" table:formula="of:=(([.$B$3]-(([.$A40]*[.O$6]/100)*[.$B$3]/100)))" office:value-type="float" office:value="0.975" calcext:value-type="float">
            <text:p>1</text:p>
          </table:table-cell>
          <table:table-cell table:style-name="ce96" table:formula="of:=(([.$B$3]-(([.$A40]*[.P$6]/100)*[.$B$3]/100)))" office:value-type="float" office:value="0.6375" calcext:value-type="float">
            <text:p>1</text:p>
          </table:table-cell>
          <table:table-cell table:style-name="ce96" table:formula="of:=(([.$B$3]-(([.$A40]*[.Q$6]/100)*[.$B$3]/100)))" office:value-type="float" office:value="0.3" calcext:value-type="float">
            <text:p>0</text:p>
          </table:table-cell>
          <table:table-cell table:style-name="ce96" table:formula="of:=(([.$B$3]-(([.$A40]*[.R$6]/100)*[.$B$3]/100)))" office:value-type="float" office:value="-0.375" calcext:value-type="float">
            <text:p>0</text:p>
          </table:table-cell>
          <table:table-cell table:style-name="ce96" table:formula="of:=(([.$B$3]-(([.$A40]*[.S$6]/100)*[.$B$3]/100)))" office:value-type="float" office:value="-1.05" calcext:value-type="float">
            <text:p>-1</text:p>
          </table:table-cell>
          <table:table-cell table:style-name="ce96" table:formula="of:=(([.$B$3]-(([.$A40]*[.T$6]/100)*[.$B$3]/100)))" office:value-type="float" office:value="-1.725" calcext:value-type="float">
            <text:p>-2</text:p>
          </table:table-cell>
          <table:table-cell table:style-name="ce96" table:formula="of:=(([.$B$3]-(([.$A40]*[.U$6]/100)*[.$B$3]/100)))" office:value-type="float" office:value="-2.4" calcext:value-type="float">
            <text:p>-2</text:p>
          </table:table-cell>
          <table:table-cell table:number-columns-repeated="1003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96" table:formula="of:=(([.$B$3]-(([.$A41]*[.B$6]/100)*[.$B$3]/100)))" office:value-type="float" office:value="3" calcext:value-type="float">
            <text:p>3</text:p>
          </table:table-cell>
          <table:table-cell table:style-name="ce96" table:formula="of:=(([.$B$3]-(([.$A41]*[.C$6]/100)*[.$B$3]/100)))" office:value-type="float" office:value="2.85" calcext:value-type="float">
            <text:p>3</text:p>
          </table:table-cell>
          <table:table-cell table:style-name="ce96" table:formula="of:=(([.$B$3]-(([.$A41]*[.D$6]/100)*[.$B$3]/100)))" office:value-type="float" office:value="2.7" calcext:value-type="float">
            <text:p>3</text:p>
          </table:table-cell>
          <table:table-cell table:style-name="ce96" table:formula="of:=(([.$B$3]-(([.$A41]*[.E$6]/100)*[.$B$3]/100)))" office:value-type="float" office:value="2.55" calcext:value-type="float">
            <text:p>3</text:p>
          </table:table-cell>
          <table:table-cell table:style-name="ce96" table:formula="of:=(([.$B$3]-(([.$A41]*[.F$6]/100)*[.$B$3]/100)))" office:value-type="float" office:value="2.4" calcext:value-type="float">
            <text:p>2</text:p>
          </table:table-cell>
          <table:table-cell table:style-name="ce96" table:formula="of:=(([.$B$3]-(([.$A41]*[.G$6]/100)*[.$B$3]/100)))" office:value-type="float" office:value="2.25" calcext:value-type="float">
            <text:p>2</text:p>
          </table:table-cell>
          <table:table-cell table:style-name="ce96" table:formula="of:=(([.$B$3]-(([.$A41]*[.H$6]/100)*[.$B$3]/100)))" office:value-type="float" office:value="2.1" calcext:value-type="float">
            <text:p>2</text:p>
          </table:table-cell>
          <table:table-cell table:style-name="ce96" table:formula="of:=(([.$B$3]-(([.$A41]*[.I$6]/100)*[.$B$3]/100)))" office:value-type="float" office:value="1.95" calcext:value-type="float">
            <text:p>2</text:p>
          </table:table-cell>
          <table:table-cell table:style-name="ce96" table:formula="of:=(([.$B$3]-(([.$A41]*[.J$6]/100)*[.$B$3]/100)))" office:value-type="float" office:value="1.8" calcext:value-type="float">
            <text:p>2</text:p>
          </table:table-cell>
          <table:table-cell table:style-name="ce96" table:formula="of:=(([.$B$3]-(([.$A41]*[.K$6]/100)*[.$B$3]/100)))" office:value-type="float" office:value="1.65" calcext:value-type="float">
            <text:p>2</text:p>
          </table:table-cell>
          <table:table-cell table:style-name="ce100" table:formula="of:=(([.$B$3]-(([.$A41]*[.L$6]/100)*[.$B$3]/100)))" office:value-type="float" office:value="1.5" calcext:value-type="float">
            <text:p>2</text:p>
          </table:table-cell>
          <table:table-cell table:style-name="ce96" table:formula="of:=(([.$B$3]-(([.$A41]*[.M$6]/100)*[.$B$3]/100)))" office:value-type="float" office:value="1.35" calcext:value-type="float">
            <text:p>1</text:p>
          </table:table-cell>
          <table:table-cell table:style-name="ce96" table:formula="of:=(([.$B$3]-(([.$A41]*[.N$6]/100)*[.$B$3]/100)))" office:value-type="float" office:value="1.125" calcext:value-type="float">
            <text:p>1</text:p>
          </table:table-cell>
          <table:table-cell table:style-name="ce96" table:formula="of:=(([.$B$3]-(([.$A41]*[.O$6]/100)*[.$B$3]/100)))" office:value-type="float" office:value="0.75" calcext:value-type="float">
            <text:p>1</text:p>
          </table:table-cell>
          <table:table-cell table:style-name="ce96" table:formula="of:=(([.$B$3]-(([.$A41]*[.P$6]/100)*[.$B$3]/100)))" office:value-type="float" office:value="0.375" calcext:value-type="float">
            <text:p>0</text:p>
          </table:table-cell>
          <table:table-cell table:style-name="ce96" table:formula="of:=(([.$B$3]-(([.$A41]*[.Q$6]/100)*[.$B$3]/100)))" office:value-type="float" office:value="0" calcext:value-type="float">
            <text:p>0</text:p>
          </table:table-cell>
          <table:table-cell table:style-name="ce96" table:formula="of:=(([.$B$3]-(([.$A41]*[.R$6]/100)*[.$B$3]/100)))" office:value-type="float" office:value="-0.75" calcext:value-type="float">
            <text:p>-1</text:p>
          </table:table-cell>
          <table:table-cell table:style-name="ce96" table:formula="of:=(([.$B$3]-(([.$A41]*[.S$6]/100)*[.$B$3]/100)))" office:value-type="float" office:value="-1.5" calcext:value-type="float">
            <text:p>-2</text:p>
          </table:table-cell>
          <table:table-cell table:style-name="ce96" table:formula="of:=(([.$B$3]-(([.$A41]*[.T$6]/100)*[.$B$3]/100)))" office:value-type="float" office:value="-2.25" calcext:value-type="float">
            <text:p>-2</text:p>
          </table:table-cell>
          <table:table-cell table:style-name="ce96" table:formula="of:=(([.$B$3]-(([.$A41]*[.U$6]/100)*[.$B$3]/100)))" office:value-type="float" office:value="-3" calcext:value-type="float">
            <text:p>-3</text:p>
          </table:table-cell>
          <table:table-cell table:number-columns-repeated="1003"/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96" table:formula="of:=(([.$B$3]-(([.$A42]*[.B$6]/100)*[.$B$3]/100)))" office:value-type="float" office:value="3" calcext:value-type="float">
            <text:p>3</text:p>
          </table:table-cell>
          <table:table-cell table:style-name="ce96" table:formula="of:=(([.$B$3]-(([.$A42]*[.C$6]/100)*[.$B$3]/100)))" office:value-type="float" office:value="2.835" calcext:value-type="float">
            <text:p>3</text:p>
          </table:table-cell>
          <table:table-cell table:style-name="ce96" table:formula="of:=(([.$B$3]-(([.$A42]*[.D$6]/100)*[.$B$3]/100)))" office:value-type="float" office:value="2.67" calcext:value-type="float">
            <text:p>3</text:p>
          </table:table-cell>
          <table:table-cell table:style-name="ce96" table:formula="of:=(([.$B$3]-(([.$A42]*[.E$6]/100)*[.$B$3]/100)))" office:value-type="float" office:value="2.505" calcext:value-type="float">
            <text:p>3</text:p>
          </table:table-cell>
          <table:table-cell table:style-name="ce96" table:formula="of:=(([.$B$3]-(([.$A42]*[.F$6]/100)*[.$B$3]/100)))" office:value-type="float" office:value="2.34" calcext:value-type="float">
            <text:p>2</text:p>
          </table:table-cell>
          <table:table-cell table:style-name="ce96" table:formula="of:=(([.$B$3]-(([.$A42]*[.G$6]/100)*[.$B$3]/100)))" office:value-type="float" office:value="2.175" calcext:value-type="float">
            <text:p>2</text:p>
          </table:table-cell>
          <table:table-cell table:style-name="ce96" table:formula="of:=(([.$B$3]-(([.$A42]*[.H$6]/100)*[.$B$3]/100)))" office:value-type="float" office:value="2.01" calcext:value-type="float">
            <text:p>2</text:p>
          </table:table-cell>
          <table:table-cell table:style-name="ce96" table:formula="of:=(([.$B$3]-(([.$A42]*[.I$6]/100)*[.$B$3]/100)))" office:value-type="float" office:value="1.845" calcext:value-type="float">
            <text:p>2</text:p>
          </table:table-cell>
          <table:table-cell table:style-name="ce96" table:formula="of:=(([.$B$3]-(([.$A42]*[.J$6]/100)*[.$B$3]/100)))" office:value-type="float" office:value="1.68" calcext:value-type="float">
            <text:p>2</text:p>
          </table:table-cell>
          <table:table-cell table:style-name="ce96" table:formula="of:=(([.$B$3]-(([.$A42]*[.K$6]/100)*[.$B$3]/100)))" office:value-type="float" office:value="1.515" calcext:value-type="float">
            <text:p>2</text:p>
          </table:table-cell>
          <table:table-cell table:style-name="ce100" table:formula="of:=(([.$B$3]-(([.$A42]*[.L$6]/100)*[.$B$3]/100)))" office:value-type="float" office:value="1.35" calcext:value-type="float">
            <text:p>1</text:p>
          </table:table-cell>
          <table:table-cell table:style-name="ce96" table:formula="of:=(([.$B$3]-(([.$A42]*[.M$6]/100)*[.$B$3]/100)))" office:value-type="float" office:value="1.185" calcext:value-type="float">
            <text:p>1</text:p>
          </table:table-cell>
          <table:table-cell table:style-name="ce96" table:formula="of:=(([.$B$3]-(([.$A42]*[.N$6]/100)*[.$B$3]/100)))" office:value-type="float" office:value="0.9375" calcext:value-type="float">
            <text:p>1</text:p>
          </table:table-cell>
          <table:table-cell table:style-name="ce96" table:formula="of:=(([.$B$3]-(([.$A42]*[.O$6]/100)*[.$B$3]/100)))" office:value-type="float" office:value="0.525" calcext:value-type="float">
            <text:p>1</text:p>
          </table:table-cell>
          <table:table-cell table:style-name="ce96" table:formula="of:=(([.$B$3]-(([.$A42]*[.P$6]/100)*[.$B$3]/100)))" office:value-type="float" office:value="0.1125" calcext:value-type="float">
            <text:p>0</text:p>
          </table:table-cell>
          <table:table-cell table:style-name="ce96" table:formula="of:=(([.$B$3]-(([.$A42]*[.Q$6]/100)*[.$B$3]/100)))" office:value-type="float" office:value="-0.3" calcext:value-type="float">
            <text:p>0</text:p>
          </table:table-cell>
          <table:table-cell table:style-name="ce96" table:formula="of:=(([.$B$3]-(([.$A42]*[.R$6]/100)*[.$B$3]/100)))" office:value-type="float" office:value="-1.125" calcext:value-type="float">
            <text:p>-1</text:p>
          </table:table-cell>
          <table:table-cell table:style-name="ce96" table:formula="of:=(([.$B$3]-(([.$A42]*[.S$6]/100)*[.$B$3]/100)))" office:value-type="float" office:value="-1.95" calcext:value-type="float">
            <text:p>-2</text:p>
          </table:table-cell>
          <table:table-cell table:style-name="ce96" table:formula="of:=(([.$B$3]-(([.$A42]*[.T$6]/100)*[.$B$3]/100)))" office:value-type="float" office:value="-2.775" calcext:value-type="float">
            <text:p>-3</text:p>
          </table:table-cell>
          <table:table-cell table:style-name="ce96" table:formula="of:=(([.$B$3]-(([.$A42]*[.U$6]/100)*[.$B$3]/100)))" office:value-type="float" office:value="-3.6" calcext:value-type="float">
            <text:p>-4</text:p>
          </table:table-cell>
          <table:table-cell table:number-columns-repeated="1003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96" table:formula="of:=(([.$B$3]-(([.$A43]*[.B$6]/100)*[.$B$3]/100)))" office:value-type="float" office:value="3" calcext:value-type="float">
            <text:p>3</text:p>
          </table:table-cell>
          <table:table-cell table:style-name="ce96" table:formula="of:=(([.$B$3]-(([.$A43]*[.C$6]/100)*[.$B$3]/100)))" office:value-type="float" office:value="2.82" calcext:value-type="float">
            <text:p>3</text:p>
          </table:table-cell>
          <table:table-cell table:style-name="ce96" table:formula="of:=(([.$B$3]-(([.$A43]*[.D$6]/100)*[.$B$3]/100)))" office:value-type="float" office:value="2.64" calcext:value-type="float">
            <text:p>3</text:p>
          </table:table-cell>
          <table:table-cell table:style-name="ce96" table:formula="of:=(([.$B$3]-(([.$A43]*[.E$6]/100)*[.$B$3]/100)))" office:value-type="float" office:value="2.46" calcext:value-type="float">
            <text:p>2</text:p>
          </table:table-cell>
          <table:table-cell table:style-name="ce96" table:formula="of:=(([.$B$3]-(([.$A43]*[.F$6]/100)*[.$B$3]/100)))" office:value-type="float" office:value="2.28" calcext:value-type="float">
            <text:p>2</text:p>
          </table:table-cell>
          <table:table-cell table:style-name="ce96" table:formula="of:=(([.$B$3]-(([.$A43]*[.G$6]/100)*[.$B$3]/100)))" office:value-type="float" office:value="2.1" calcext:value-type="float">
            <text:p>2</text:p>
          </table:table-cell>
          <table:table-cell table:style-name="ce96" table:formula="of:=(([.$B$3]-(([.$A43]*[.H$6]/100)*[.$B$3]/100)))" office:value-type="float" office:value="1.92" calcext:value-type="float">
            <text:p>2</text:p>
          </table:table-cell>
          <table:table-cell table:style-name="ce96" table:formula="of:=(([.$B$3]-(([.$A43]*[.I$6]/100)*[.$B$3]/100)))" office:value-type="float" office:value="1.74" calcext:value-type="float">
            <text:p>2</text:p>
          </table:table-cell>
          <table:table-cell table:style-name="ce96" table:formula="of:=(([.$B$3]-(([.$A43]*[.J$6]/100)*[.$B$3]/100)))" office:value-type="float" office:value="1.56" calcext:value-type="float">
            <text:p>2</text:p>
          </table:table-cell>
          <table:table-cell table:style-name="ce96" table:formula="of:=(([.$B$3]-(([.$A43]*[.K$6]/100)*[.$B$3]/100)))" office:value-type="float" office:value="1.38" calcext:value-type="float">
            <text:p>1</text:p>
          </table:table-cell>
          <table:table-cell table:style-name="ce100" table:formula="of:=(([.$B$3]-(([.$A43]*[.L$6]/100)*[.$B$3]/100)))" office:value-type="float" office:value="1.2" calcext:value-type="float">
            <text:p>1</text:p>
          </table:table-cell>
          <table:table-cell table:style-name="ce96" table:formula="of:=(([.$B$3]-(([.$A43]*[.M$6]/100)*[.$B$3]/100)))" office:value-type="float" office:value="1.02" calcext:value-type="float">
            <text:p>1</text:p>
          </table:table-cell>
          <table:table-cell table:style-name="ce96" table:formula="of:=(([.$B$3]-(([.$A43]*[.N$6]/100)*[.$B$3]/100)))" office:value-type="float" office:value="0.75" calcext:value-type="float">
            <text:p>1</text:p>
          </table:table-cell>
          <table:table-cell table:style-name="ce96" table:formula="of:=(([.$B$3]-(([.$A43]*[.O$6]/100)*[.$B$3]/100)))" office:value-type="float" office:value="0.3" calcext:value-type="float">
            <text:p>0</text:p>
          </table:table-cell>
          <table:table-cell table:style-name="ce96" table:formula="of:=(([.$B$3]-(([.$A43]*[.P$6]/100)*[.$B$3]/100)))" office:value-type="float" office:value="-0.15" calcext:value-type="float">
            <text:p>0</text:p>
          </table:table-cell>
          <table:table-cell table:style-name="ce96" table:formula="of:=(([.$B$3]-(([.$A43]*[.Q$6]/100)*[.$B$3]/100)))" office:value-type="float" office:value="-0.6" calcext:value-type="float">
            <text:p>-1</text:p>
          </table:table-cell>
          <table:table-cell table:style-name="ce96" table:formula="of:=(([.$B$3]-(([.$A43]*[.R$6]/100)*[.$B$3]/100)))" office:value-type="float" office:value="-1.5" calcext:value-type="float">
            <text:p>-2</text:p>
          </table:table-cell>
          <table:table-cell table:style-name="ce96" table:formula="of:=(([.$B$3]-(([.$A43]*[.S$6]/100)*[.$B$3]/100)))" office:value-type="float" office:value="-2.4" calcext:value-type="float">
            <text:p>-2</text:p>
          </table:table-cell>
          <table:table-cell table:style-name="ce96" table:formula="of:=(([.$B$3]-(([.$A43]*[.T$6]/100)*[.$B$3]/100)))" office:value-type="float" office:value="-3.3" calcext:value-type="float">
            <text:p>-3</text:p>
          </table:table-cell>
          <table:table-cell table:style-name="ce96" table:formula="of:=(([.$B$3]-(([.$A43]*[.U$6]/100)*[.$B$3]/100)))" office:value-type="float" office:value="-4.2" calcext:value-type="float">
            <text:p>-4</text:p>
          </table:table-cell>
          <table:table-cell table:number-columns-repeated="1003"/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ce96" table:formula="of:=(([.$B$3]-(([.$A44]*[.B$6]/100)*[.$B$3]/100)))" office:value-type="float" office:value="3" calcext:value-type="float">
            <text:p>3</text:p>
          </table:table-cell>
          <table:table-cell table:style-name="ce96" table:formula="of:=(([.$B$3]-(([.$A44]*[.C$6]/100)*[.$B$3]/100)))" office:value-type="float" office:value="2.805" calcext:value-type="float">
            <text:p>3</text:p>
          </table:table-cell>
          <table:table-cell table:style-name="ce96" table:formula="of:=(([.$B$3]-(([.$A44]*[.D$6]/100)*[.$B$3]/100)))" office:value-type="float" office:value="2.61" calcext:value-type="float">
            <text:p>3</text:p>
          </table:table-cell>
          <table:table-cell table:style-name="ce96" table:formula="of:=(([.$B$3]-(([.$A44]*[.E$6]/100)*[.$B$3]/100)))" office:value-type="float" office:value="2.415" calcext:value-type="float">
            <text:p>2</text:p>
          </table:table-cell>
          <table:table-cell table:style-name="ce96" table:formula="of:=(([.$B$3]-(([.$A44]*[.F$6]/100)*[.$B$3]/100)))" office:value-type="float" office:value="2.22" calcext:value-type="float">
            <text:p>2</text:p>
          </table:table-cell>
          <table:table-cell table:style-name="ce96" table:formula="of:=(([.$B$3]-(([.$A44]*[.G$6]/100)*[.$B$3]/100)))" office:value-type="float" office:value="2.025" calcext:value-type="float">
            <text:p>2</text:p>
          </table:table-cell>
          <table:table-cell table:style-name="ce96" table:formula="of:=(([.$B$3]-(([.$A44]*[.H$6]/100)*[.$B$3]/100)))" office:value-type="float" office:value="1.83" calcext:value-type="float">
            <text:p>2</text:p>
          </table:table-cell>
          <table:table-cell table:style-name="ce96" table:formula="of:=(([.$B$3]-(([.$A44]*[.I$6]/100)*[.$B$3]/100)))" office:value-type="float" office:value="1.635" calcext:value-type="float">
            <text:p>2</text:p>
          </table:table-cell>
          <table:table-cell table:style-name="ce96" table:formula="of:=(([.$B$3]-(([.$A44]*[.J$6]/100)*[.$B$3]/100)))" office:value-type="float" office:value="1.44" calcext:value-type="float">
            <text:p>1</text:p>
          </table:table-cell>
          <table:table-cell table:style-name="ce96" table:formula="of:=(([.$B$3]-(([.$A44]*[.K$6]/100)*[.$B$3]/100)))" office:value-type="float" office:value="1.245" calcext:value-type="float">
            <text:p>1</text:p>
          </table:table-cell>
          <table:table-cell table:style-name="ce100" table:formula="of:=(([.$B$3]-(([.$A44]*[.L$6]/100)*[.$B$3]/100)))" office:value-type="float" office:value="1.05" calcext:value-type="float">
            <text:p>1</text:p>
          </table:table-cell>
          <table:table-cell table:style-name="ce96" table:formula="of:=(([.$B$3]-(([.$A44]*[.M$6]/100)*[.$B$3]/100)))" office:value-type="float" office:value="0.855" calcext:value-type="float">
            <text:p>1</text:p>
          </table:table-cell>
          <table:table-cell table:style-name="ce96" table:formula="of:=(([.$B$3]-(([.$A44]*[.N$6]/100)*[.$B$3]/100)))" office:value-type="float" office:value="0.5625" calcext:value-type="float">
            <text:p>1</text:p>
          </table:table-cell>
          <table:table-cell table:style-name="ce96" table:formula="of:=(([.$B$3]-(([.$A44]*[.O$6]/100)*[.$B$3]/100)))" office:value-type="float" office:value="0.0750000000000002" calcext:value-type="float">
            <text:p>0</text:p>
          </table:table-cell>
          <table:table-cell table:style-name="ce96" table:formula="of:=(([.$B$3]-(([.$A44]*[.P$6]/100)*[.$B$3]/100)))" office:value-type="float" office:value="-0.4125" calcext:value-type="float">
            <text:p>0</text:p>
          </table:table-cell>
          <table:table-cell table:style-name="ce96" table:formula="of:=(([.$B$3]-(([.$A44]*[.Q$6]/100)*[.$B$3]/100)))" office:value-type="float" office:value="-0.9" calcext:value-type="float">
            <text:p>-1</text:p>
          </table:table-cell>
          <table:table-cell table:style-name="ce96" table:formula="of:=(([.$B$3]-(([.$A44]*[.R$6]/100)*[.$B$3]/100)))" office:value-type="float" office:value="-1.875" calcext:value-type="float">
            <text:p>-2</text:p>
          </table:table-cell>
          <table:table-cell table:style-name="ce96" table:formula="of:=(([.$B$3]-(([.$A44]*[.S$6]/100)*[.$B$3]/100)))" office:value-type="float" office:value="-2.85" calcext:value-type="float">
            <text:p>-3</text:p>
          </table:table-cell>
          <table:table-cell table:style-name="ce96" table:formula="of:=(([.$B$3]-(([.$A44]*[.T$6]/100)*[.$B$3]/100)))" office:value-type="float" office:value="-3.825" calcext:value-type="float">
            <text:p>-4</text:p>
          </table:table-cell>
          <table:table-cell table:style-name="ce96" table:formula="of:=(([.$B$3]-(([.$A44]*[.U$6]/100)*[.$B$3]/100)))" office:value-type="float" office:value="-4.8" calcext:value-type="float">
            <text:p>-5</text:p>
          </table:table-cell>
          <table:table-cell table:number-columns-repeated="1003"/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96" table:formula="of:=(([.$B$3]-(([.$A45]*[.B$6]/100)*[.$B$3]/100)))" office:value-type="float" office:value="3" calcext:value-type="float">
            <text:p>3</text:p>
          </table:table-cell>
          <table:table-cell table:style-name="ce96" table:formula="of:=(([.$B$3]-(([.$A45]*[.C$6]/100)*[.$B$3]/100)))" office:value-type="float" office:value="2.79" calcext:value-type="float">
            <text:p>3</text:p>
          </table:table-cell>
          <table:table-cell table:style-name="ce96" table:formula="of:=(([.$B$3]-(([.$A45]*[.D$6]/100)*[.$B$3]/100)))" office:value-type="float" office:value="2.58" calcext:value-type="float">
            <text:p>3</text:p>
          </table:table-cell>
          <table:table-cell table:style-name="ce96" table:formula="of:=(([.$B$3]-(([.$A45]*[.E$6]/100)*[.$B$3]/100)))" office:value-type="float" office:value="2.37" calcext:value-type="float">
            <text:p>2</text:p>
          </table:table-cell>
          <table:table-cell table:style-name="ce96" table:formula="of:=(([.$B$3]-(([.$A45]*[.F$6]/100)*[.$B$3]/100)))" office:value-type="float" office:value="2.16" calcext:value-type="float">
            <text:p>2</text:p>
          </table:table-cell>
          <table:table-cell table:style-name="ce96" table:formula="of:=(([.$B$3]-(([.$A45]*[.G$6]/100)*[.$B$3]/100)))" office:value-type="float" office:value="1.95" calcext:value-type="float">
            <text:p>2</text:p>
          </table:table-cell>
          <table:table-cell table:style-name="ce96" table:formula="of:=(([.$B$3]-(([.$A45]*[.H$6]/100)*[.$B$3]/100)))" office:value-type="float" office:value="1.74" calcext:value-type="float">
            <text:p>2</text:p>
          </table:table-cell>
          <table:table-cell table:style-name="ce96" table:formula="of:=(([.$B$3]-(([.$A45]*[.I$6]/100)*[.$B$3]/100)))" office:value-type="float" office:value="1.53" calcext:value-type="float">
            <text:p>2</text:p>
          </table:table-cell>
          <table:table-cell table:style-name="ce96" table:formula="of:=(([.$B$3]-(([.$A45]*[.J$6]/100)*[.$B$3]/100)))" office:value-type="float" office:value="1.32" calcext:value-type="float">
            <text:p>1</text:p>
          </table:table-cell>
          <table:table-cell table:style-name="ce96" table:formula="of:=(([.$B$3]-(([.$A45]*[.K$6]/100)*[.$B$3]/100)))" office:value-type="float" office:value="1.11" calcext:value-type="float">
            <text:p>1</text:p>
          </table:table-cell>
          <table:table-cell table:style-name="ce100" table:formula="of:=(([.$B$3]-(([.$A45]*[.L$6]/100)*[.$B$3]/100)))" office:value-type="float" office:value="0.9" calcext:value-type="float">
            <text:p>1</text:p>
          </table:table-cell>
          <table:table-cell table:style-name="ce96" table:formula="of:=(([.$B$3]-(([.$A45]*[.M$6]/100)*[.$B$3]/100)))" office:value-type="float" office:value="0.69" calcext:value-type="float">
            <text:p>1</text:p>
          </table:table-cell>
          <table:table-cell table:style-name="ce96" table:formula="of:=(([.$B$3]-(([.$A45]*[.N$6]/100)*[.$B$3]/100)))" office:value-type="float" office:value="0.375" calcext:value-type="float">
            <text:p>0</text:p>
          </table:table-cell>
          <table:table-cell table:style-name="ce96" table:formula="of:=(([.$B$3]-(([.$A45]*[.O$6]/100)*[.$B$3]/100)))" office:value-type="float" office:value="-0.15" calcext:value-type="float">
            <text:p>0</text:p>
          </table:table-cell>
          <table:table-cell table:style-name="ce96" table:formula="of:=(([.$B$3]-(([.$A45]*[.P$6]/100)*[.$B$3]/100)))" office:value-type="float" office:value="-0.675" calcext:value-type="float">
            <text:p>-1</text:p>
          </table:table-cell>
          <table:table-cell table:style-name="ce96" table:formula="of:=(([.$B$3]-(([.$A45]*[.Q$6]/100)*[.$B$3]/100)))" office:value-type="float" office:value="-1.2" calcext:value-type="float">
            <text:p>-1</text:p>
          </table:table-cell>
          <table:table-cell table:style-name="ce96" table:formula="of:=(([.$B$3]-(([.$A45]*[.R$6]/100)*[.$B$3]/100)))" office:value-type="float" office:value="-2.25" calcext:value-type="float">
            <text:p>-2</text:p>
          </table:table-cell>
          <table:table-cell table:style-name="ce96" table:formula="of:=(([.$B$3]-(([.$A45]*[.S$6]/100)*[.$B$3]/100)))" office:value-type="float" office:value="-3.3" calcext:value-type="float">
            <text:p>-3</text:p>
          </table:table-cell>
          <table:table-cell table:style-name="ce96" table:formula="of:=(([.$B$3]-(([.$A45]*[.T$6]/100)*[.$B$3]/100)))" office:value-type="float" office:value="-4.35" calcext:value-type="float">
            <text:p>-4</text:p>
          </table:table-cell>
          <table:table-cell table:style-name="ce96" table:formula="of:=(([.$B$3]-(([.$A45]*[.U$6]/100)*[.$B$3]/100)))" office:value-type="float" office:value="-5.4" calcext:value-type="float">
            <text:p>-5</text:p>
          </table:table-cell>
          <table:table-cell table:number-columns-repeated="1003"/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ce96" table:formula="of:=(([.$B$3]-(([.$A46]*[.B$6]/100)*[.$B$3]/100)))" office:value-type="float" office:value="3" calcext:value-type="float">
            <text:p>3</text:p>
          </table:table-cell>
          <table:table-cell table:style-name="ce96" table:formula="of:=(([.$B$3]-(([.$A46]*[.C$6]/100)*[.$B$3]/100)))" office:value-type="float" office:value="2.775" calcext:value-type="float">
            <text:p>3</text:p>
          </table:table-cell>
          <table:table-cell table:style-name="ce96" table:formula="of:=(([.$B$3]-(([.$A46]*[.D$6]/100)*[.$B$3]/100)))" office:value-type="float" office:value="2.55" calcext:value-type="float">
            <text:p>3</text:p>
          </table:table-cell>
          <table:table-cell table:style-name="ce96" table:formula="of:=(([.$B$3]-(([.$A46]*[.E$6]/100)*[.$B$3]/100)))" office:value-type="float" office:value="2.325" calcext:value-type="float">
            <text:p>2</text:p>
          </table:table-cell>
          <table:table-cell table:style-name="ce96" table:formula="of:=(([.$B$3]-(([.$A46]*[.F$6]/100)*[.$B$3]/100)))" office:value-type="float" office:value="2.1" calcext:value-type="float">
            <text:p>2</text:p>
          </table:table-cell>
          <table:table-cell table:style-name="ce96" table:formula="of:=(([.$B$3]-(([.$A46]*[.G$6]/100)*[.$B$3]/100)))" office:value-type="float" office:value="1.875" calcext:value-type="float">
            <text:p>2</text:p>
          </table:table-cell>
          <table:table-cell table:style-name="ce96" table:formula="of:=(([.$B$3]-(([.$A46]*[.H$6]/100)*[.$B$3]/100)))" office:value-type="float" office:value="1.65" calcext:value-type="float">
            <text:p>2</text:p>
          </table:table-cell>
          <table:table-cell table:style-name="ce96" table:formula="of:=(([.$B$3]-(([.$A46]*[.I$6]/100)*[.$B$3]/100)))" office:value-type="float" office:value="1.425" calcext:value-type="float">
            <text:p>1</text:p>
          </table:table-cell>
          <table:table-cell table:style-name="ce96" table:formula="of:=(([.$B$3]-(([.$A46]*[.J$6]/100)*[.$B$3]/100)))" office:value-type="float" office:value="1.2" calcext:value-type="float">
            <text:p>1</text:p>
          </table:table-cell>
          <table:table-cell table:style-name="ce96" table:formula="of:=(([.$B$3]-(([.$A46]*[.K$6]/100)*[.$B$3]/100)))" office:value-type="float" office:value="0.975" calcext:value-type="float">
            <text:p>1</text:p>
          </table:table-cell>
          <table:table-cell table:style-name="ce100" table:formula="of:=(([.$B$3]-(([.$A46]*[.L$6]/100)*[.$B$3]/100)))" office:value-type="float" office:value="0.75" calcext:value-type="float">
            <text:p>1</text:p>
          </table:table-cell>
          <table:table-cell table:style-name="ce96" table:formula="of:=(([.$B$3]-(([.$A46]*[.M$6]/100)*[.$B$3]/100)))" office:value-type="float" office:value="0.525" calcext:value-type="float">
            <text:p>1</text:p>
          </table:table-cell>
          <table:table-cell table:style-name="ce96" table:formula="of:=(([.$B$3]-(([.$A46]*[.N$6]/100)*[.$B$3]/100)))" office:value-type="float" office:value="0.1875" calcext:value-type="float">
            <text:p>0</text:p>
          </table:table-cell>
          <table:table-cell table:style-name="ce96" table:formula="of:=(([.$B$3]-(([.$A46]*[.O$6]/100)*[.$B$3]/100)))" office:value-type="float" office:value="-0.375" calcext:value-type="float">
            <text:p>0</text:p>
          </table:table-cell>
          <table:table-cell table:style-name="ce96" table:formula="of:=(([.$B$3]-(([.$A46]*[.P$6]/100)*[.$B$3]/100)))" office:value-type="float" office:value="-0.9375" calcext:value-type="float">
            <text:p>-1</text:p>
          </table:table-cell>
          <table:table-cell table:style-name="ce96" table:formula="of:=(([.$B$3]-(([.$A46]*[.Q$6]/100)*[.$B$3]/100)))" office:value-type="float" office:value="-1.5" calcext:value-type="float">
            <text:p>-2</text:p>
          </table:table-cell>
          <table:table-cell table:style-name="ce96" table:formula="of:=(([.$B$3]-(([.$A46]*[.R$6]/100)*[.$B$3]/100)))" office:value-type="float" office:value="-2.625" calcext:value-type="float">
            <text:p>-3</text:p>
          </table:table-cell>
          <table:table-cell table:style-name="ce96" table:formula="of:=(([.$B$3]-(([.$A46]*[.S$6]/100)*[.$B$3]/100)))" office:value-type="float" office:value="-3.75" calcext:value-type="float">
            <text:p>-4</text:p>
          </table:table-cell>
          <table:table-cell table:style-name="ce96" table:formula="of:=(([.$B$3]-(([.$A46]*[.T$6]/100)*[.$B$3]/100)))" office:value-type="float" office:value="-4.875" calcext:value-type="float">
            <text:p>-5</text:p>
          </table:table-cell>
          <table:table-cell table:style-name="ce96" table:formula="of:=(([.$B$3]-(([.$A46]*[.U$6]/100)*[.$B$3]/100)))" office:value-type="float" office:value="-6" calcext:value-type="float">
            <text:p>-6</text:p>
          </table:table-cell>
          <table:table-cell table:number-columns-repeated="1003"/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ce96" table:formula="of:=(([.$B$3]-(([.$A47]*[.B$6]/100)*[.$B$3]/100)))" office:value-type="float" office:value="3" calcext:value-type="float">
            <text:p>3</text:p>
          </table:table-cell>
          <table:table-cell table:style-name="ce96" table:formula="of:=(([.$B$3]-(([.$A47]*[.C$6]/100)*[.$B$3]/100)))" office:value-type="float" office:value="2.76" calcext:value-type="float">
            <text:p>3</text:p>
          </table:table-cell>
          <table:table-cell table:style-name="ce96" table:formula="of:=(([.$B$3]-(([.$A47]*[.D$6]/100)*[.$B$3]/100)))" office:value-type="float" office:value="2.52" calcext:value-type="float">
            <text:p>3</text:p>
          </table:table-cell>
          <table:table-cell table:style-name="ce96" table:formula="of:=(([.$B$3]-(([.$A47]*[.E$6]/100)*[.$B$3]/100)))" office:value-type="float" office:value="2.28" calcext:value-type="float">
            <text:p>2</text:p>
          </table:table-cell>
          <table:table-cell table:style-name="ce96" table:formula="of:=(([.$B$3]-(([.$A47]*[.F$6]/100)*[.$B$3]/100)))" office:value-type="float" office:value="2.04" calcext:value-type="float">
            <text:p>2</text:p>
          </table:table-cell>
          <table:table-cell table:style-name="ce96" table:formula="of:=(([.$B$3]-(([.$A47]*[.G$6]/100)*[.$B$3]/100)))" office:value-type="float" office:value="1.8" calcext:value-type="float">
            <text:p>2</text:p>
          </table:table-cell>
          <table:table-cell table:style-name="ce96" table:formula="of:=(([.$B$3]-(([.$A47]*[.H$6]/100)*[.$B$3]/100)))" office:value-type="float" office:value="1.56" calcext:value-type="float">
            <text:p>2</text:p>
          </table:table-cell>
          <table:table-cell table:style-name="ce96" table:formula="of:=(([.$B$3]-(([.$A47]*[.I$6]/100)*[.$B$3]/100)))" office:value-type="float" office:value="1.32" calcext:value-type="float">
            <text:p>1</text:p>
          </table:table-cell>
          <table:table-cell table:style-name="ce96" table:formula="of:=(([.$B$3]-(([.$A47]*[.J$6]/100)*[.$B$3]/100)))" office:value-type="float" office:value="1.08" calcext:value-type="float">
            <text:p>1</text:p>
          </table:table-cell>
          <table:table-cell table:style-name="ce96" table:formula="of:=(([.$B$3]-(([.$A47]*[.K$6]/100)*[.$B$3]/100)))" office:value-type="float" office:value="0.84" calcext:value-type="float">
            <text:p>1</text:p>
          </table:table-cell>
          <table:table-cell table:style-name="ce100" table:formula="of:=(([.$B$3]-(([.$A47]*[.L$6]/100)*[.$B$3]/100)))" office:value-type="float" office:value="0.6" calcext:value-type="float">
            <text:p>1</text:p>
          </table:table-cell>
          <table:table-cell table:style-name="ce96" table:formula="of:=(([.$B$3]-(([.$A47]*[.M$6]/100)*[.$B$3]/100)))" office:value-type="float" office:value="0.36" calcext:value-type="float">
            <text:p>0</text:p>
          </table:table-cell>
          <table:table-cell table:style-name="ce96" table:formula="of:=(([.$B$3]-(([.$A47]*[.N$6]/100)*[.$B$3]/100)))" office:value-type="float" office:value="0" calcext:value-type="float">
            <text:p>0</text:p>
          </table:table-cell>
          <table:table-cell table:style-name="ce96" table:formula="of:=(([.$B$3]-(([.$A47]*[.O$6]/100)*[.$B$3]/100)))" office:value-type="float" office:value="-0.6" calcext:value-type="float">
            <text:p>-1</text:p>
          </table:table-cell>
          <table:table-cell table:style-name="ce96" table:formula="of:=(([.$B$3]-(([.$A47]*[.P$6]/100)*[.$B$3]/100)))" office:value-type="float" office:value="-1.2" calcext:value-type="float">
            <text:p>-1</text:p>
          </table:table-cell>
          <table:table-cell table:style-name="ce96" table:formula="of:=(([.$B$3]-(([.$A47]*[.Q$6]/100)*[.$B$3]/100)))" office:value-type="float" office:value="-1.8" calcext:value-type="float">
            <text:p>-2</text:p>
          </table:table-cell>
          <table:table-cell table:style-name="ce96" table:formula="of:=(([.$B$3]-(([.$A47]*[.R$6]/100)*[.$B$3]/100)))" office:value-type="float" office:value="-3" calcext:value-type="float">
            <text:p>-3</text:p>
          </table:table-cell>
          <table:table-cell table:style-name="ce96" table:formula="of:=(([.$B$3]-(([.$A47]*[.S$6]/100)*[.$B$3]/100)))" office:value-type="float" office:value="-4.2" calcext:value-type="float">
            <text:p>-4</text:p>
          </table:table-cell>
          <table:table-cell table:style-name="ce96" table:formula="of:=(([.$B$3]-(([.$A47]*[.T$6]/100)*[.$B$3]/100)))" office:value-type="float" office:value="-5.4" calcext:value-type="float">
            <text:p>-5</text:p>
          </table:table-cell>
          <table:table-cell table:style-name="ce96" table:formula="of:=(([.$B$3]-(([.$A47]*[.U$6]/100)*[.$B$3]/100)))" office:value-type="float" office:value="-6.6" calcext:value-type="float">
            <text:p>-7</text:p>
          </table:table-cell>
          <table:table-cell table:number-columns-repeated="1003"/>
        </table:table-row>
        <table:table-row table:style-name="ro1">
          <table:table-cell office:value-type="float" office:value="85" calcext:value-type="float">
            <text:p>85</text:p>
          </table:table-cell>
          <table:table-cell table:style-name="ce96" table:formula="of:=(([.$B$3]-(([.$A48]*[.B$6]/100)*[.$B$3]/100)))" office:value-type="float" office:value="3" calcext:value-type="float">
            <text:p>3</text:p>
          </table:table-cell>
          <table:table-cell table:style-name="ce96" table:formula="of:=(([.$B$3]-(([.$A48]*[.C$6]/100)*[.$B$3]/100)))" office:value-type="float" office:value="2.745" calcext:value-type="float">
            <text:p>3</text:p>
          </table:table-cell>
          <table:table-cell table:style-name="ce96" table:formula="of:=(([.$B$3]-(([.$A48]*[.D$6]/100)*[.$B$3]/100)))" office:value-type="float" office:value="2.49" calcext:value-type="float">
            <text:p>2</text:p>
          </table:table-cell>
          <table:table-cell table:style-name="ce96" table:formula="of:=(([.$B$3]-(([.$A48]*[.E$6]/100)*[.$B$3]/100)))" office:value-type="float" office:value="2.235" calcext:value-type="float">
            <text:p>2</text:p>
          </table:table-cell>
          <table:table-cell table:style-name="ce96" table:formula="of:=(([.$B$3]-(([.$A48]*[.F$6]/100)*[.$B$3]/100)))" office:value-type="float" office:value="1.98" calcext:value-type="float">
            <text:p>2</text:p>
          </table:table-cell>
          <table:table-cell table:style-name="ce96" table:formula="of:=(([.$B$3]-(([.$A48]*[.G$6]/100)*[.$B$3]/100)))" office:value-type="float" office:value="1.725" calcext:value-type="float">
            <text:p>2</text:p>
          </table:table-cell>
          <table:table-cell table:style-name="ce96" table:formula="of:=(([.$B$3]-(([.$A48]*[.H$6]/100)*[.$B$3]/100)))" office:value-type="float" office:value="1.47" calcext:value-type="float">
            <text:p>1</text:p>
          </table:table-cell>
          <table:table-cell table:style-name="ce96" table:formula="of:=(([.$B$3]-(([.$A48]*[.I$6]/100)*[.$B$3]/100)))" office:value-type="float" office:value="1.215" calcext:value-type="float">
            <text:p>1</text:p>
          </table:table-cell>
          <table:table-cell table:style-name="ce96" table:formula="of:=(([.$B$3]-(([.$A48]*[.J$6]/100)*[.$B$3]/100)))" office:value-type="float" office:value="0.96" calcext:value-type="float">
            <text:p>1</text:p>
          </table:table-cell>
          <table:table-cell table:style-name="ce96" table:formula="of:=(([.$B$3]-(([.$A48]*[.K$6]/100)*[.$B$3]/100)))" office:value-type="float" office:value="0.705" calcext:value-type="float">
            <text:p>1</text:p>
          </table:table-cell>
          <table:table-cell table:style-name="ce100" table:formula="of:=(([.$B$3]-(([.$A48]*[.L$6]/100)*[.$B$3]/100)))" office:value-type="float" office:value="0.45" calcext:value-type="float">
            <text:p>0</text:p>
          </table:table-cell>
          <table:table-cell table:style-name="ce96" table:formula="of:=(([.$B$3]-(([.$A48]*[.M$6]/100)*[.$B$3]/100)))" office:value-type="float" office:value="0.195" calcext:value-type="float">
            <text:p>0</text:p>
          </table:table-cell>
          <table:table-cell table:style-name="ce96" table:formula="of:=(([.$B$3]-(([.$A48]*[.N$6]/100)*[.$B$3]/100)))" office:value-type="float" office:value="-0.1875" calcext:value-type="float">
            <text:p>0</text:p>
          </table:table-cell>
          <table:table-cell table:style-name="ce96" table:formula="of:=(([.$B$3]-(([.$A48]*[.O$6]/100)*[.$B$3]/100)))" office:value-type="float" office:value="-0.825" calcext:value-type="float">
            <text:p>-1</text:p>
          </table:table-cell>
          <table:table-cell table:style-name="ce96" table:formula="of:=(([.$B$3]-(([.$A48]*[.P$6]/100)*[.$B$3]/100)))" office:value-type="float" office:value="-1.4625" calcext:value-type="float">
            <text:p>-1</text:p>
          </table:table-cell>
          <table:table-cell table:style-name="ce96" table:formula="of:=(([.$B$3]-(([.$A48]*[.Q$6]/100)*[.$B$3]/100)))" office:value-type="float" office:value="-2.1" calcext:value-type="float">
            <text:p>-2</text:p>
          </table:table-cell>
          <table:table-cell table:style-name="ce96" table:formula="of:=(([.$B$3]-(([.$A48]*[.R$6]/100)*[.$B$3]/100)))" office:value-type="float" office:value="-3.375" calcext:value-type="float">
            <text:p>-3</text:p>
          </table:table-cell>
          <table:table-cell table:style-name="ce96" table:formula="of:=(([.$B$3]-(([.$A48]*[.S$6]/100)*[.$B$3]/100)))" office:value-type="float" office:value="-4.65" calcext:value-type="float">
            <text:p>-5</text:p>
          </table:table-cell>
          <table:table-cell table:style-name="ce96" table:formula="of:=(([.$B$3]-(([.$A48]*[.T$6]/100)*[.$B$3]/100)))" office:value-type="float" office:value="-5.925" calcext:value-type="float">
            <text:p>-6</text:p>
          </table:table-cell>
          <table:table-cell table:style-name="ce96" table:formula="of:=(([.$B$3]-(([.$A48]*[.U$6]/100)*[.$B$3]/100)))" office:value-type="float" office:value="-7.2" calcext:value-type="float">
            <text:p>-7</text:p>
          </table:table-cell>
          <table:table-cell table:number-columns-repeated="1003"/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96" table:formula="of:=(([.$B$3]-(([.$A49]*[.B$6]/100)*[.$B$3]/100)))" office:value-type="float" office:value="3" calcext:value-type="float">
            <text:p>3</text:p>
          </table:table-cell>
          <table:table-cell table:style-name="ce96" table:formula="of:=(([.$B$3]-(([.$A49]*[.C$6]/100)*[.$B$3]/100)))" office:value-type="float" office:value="2.73" calcext:value-type="float">
            <text:p>3</text:p>
          </table:table-cell>
          <table:table-cell table:style-name="ce96" table:formula="of:=(([.$B$3]-(([.$A49]*[.D$6]/100)*[.$B$3]/100)))" office:value-type="float" office:value="2.46" calcext:value-type="float">
            <text:p>2</text:p>
          </table:table-cell>
          <table:table-cell table:style-name="ce96" table:formula="of:=(([.$B$3]-(([.$A49]*[.E$6]/100)*[.$B$3]/100)))" office:value-type="float" office:value="2.19" calcext:value-type="float">
            <text:p>2</text:p>
          </table:table-cell>
          <table:table-cell table:style-name="ce96" table:formula="of:=(([.$B$3]-(([.$A49]*[.F$6]/100)*[.$B$3]/100)))" office:value-type="float" office:value="1.92" calcext:value-type="float">
            <text:p>2</text:p>
          </table:table-cell>
          <table:table-cell table:style-name="ce96" table:formula="of:=(([.$B$3]-(([.$A49]*[.G$6]/100)*[.$B$3]/100)))" office:value-type="float" office:value="1.65" calcext:value-type="float">
            <text:p>2</text:p>
          </table:table-cell>
          <table:table-cell table:style-name="ce96" table:formula="of:=(([.$B$3]-(([.$A49]*[.H$6]/100)*[.$B$3]/100)))" office:value-type="float" office:value="1.38" calcext:value-type="float">
            <text:p>1</text:p>
          </table:table-cell>
          <table:table-cell table:style-name="ce96" table:formula="of:=(([.$B$3]-(([.$A49]*[.I$6]/100)*[.$B$3]/100)))" office:value-type="float" office:value="1.11" calcext:value-type="float">
            <text:p>1</text:p>
          </table:table-cell>
          <table:table-cell table:style-name="ce96" table:formula="of:=(([.$B$3]-(([.$A49]*[.J$6]/100)*[.$B$3]/100)))" office:value-type="float" office:value="0.84" calcext:value-type="float">
            <text:p>1</text:p>
          </table:table-cell>
          <table:table-cell table:style-name="ce96" table:formula="of:=(([.$B$3]-(([.$A49]*[.K$6]/100)*[.$B$3]/100)))" office:value-type="float" office:value="0.57" calcext:value-type="float">
            <text:p>1</text:p>
          </table:table-cell>
          <table:table-cell table:style-name="ce100" table:formula="of:=(([.$B$3]-(([.$A49]*[.L$6]/100)*[.$B$3]/100)))" office:value-type="float" office:value="0.3" calcext:value-type="float">
            <text:p>0</text:p>
          </table:table-cell>
          <table:table-cell table:style-name="ce96" table:formula="of:=(([.$B$3]-(([.$A49]*[.M$6]/100)*[.$B$3]/100)))" office:value-type="float" office:value="0.0299999999999998" calcext:value-type="float">
            <text:p>0</text:p>
          </table:table-cell>
          <table:table-cell table:style-name="ce96" table:formula="of:=(([.$B$3]-(([.$A49]*[.N$6]/100)*[.$B$3]/100)))" office:value-type="float" office:value="-0.375" calcext:value-type="float">
            <text:p>0</text:p>
          </table:table-cell>
          <table:table-cell table:style-name="ce96" table:formula="of:=(([.$B$3]-(([.$A49]*[.O$6]/100)*[.$B$3]/100)))" office:value-type="float" office:value="-1.05" calcext:value-type="float">
            <text:p>-1</text:p>
          </table:table-cell>
          <table:table-cell table:style-name="ce96" table:formula="of:=(([.$B$3]-(([.$A49]*[.P$6]/100)*[.$B$3]/100)))" office:value-type="float" office:value="-1.725" calcext:value-type="float">
            <text:p>-2</text:p>
          </table:table-cell>
          <table:table-cell table:style-name="ce96" table:formula="of:=(([.$B$3]-(([.$A49]*[.Q$6]/100)*[.$B$3]/100)))" office:value-type="float" office:value="-2.4" calcext:value-type="float">
            <text:p>-2</text:p>
          </table:table-cell>
          <table:table-cell table:style-name="ce96" table:formula="of:=(([.$B$3]-(([.$A49]*[.R$6]/100)*[.$B$3]/100)))" office:value-type="float" office:value="-3.75" calcext:value-type="float">
            <text:p>-4</text:p>
          </table:table-cell>
          <table:table-cell table:style-name="ce96" table:formula="of:=(([.$B$3]-(([.$A49]*[.S$6]/100)*[.$B$3]/100)))" office:value-type="float" office:value="-5.1" calcext:value-type="float">
            <text:p>-5</text:p>
          </table:table-cell>
          <table:table-cell table:style-name="ce96" table:formula="of:=(([.$B$3]-(([.$A49]*[.T$6]/100)*[.$B$3]/100)))" office:value-type="float" office:value="-6.45" calcext:value-type="float">
            <text:p>-6</text:p>
          </table:table-cell>
          <table:table-cell table:style-name="ce96" table:formula="of:=(([.$B$3]-(([.$A49]*[.U$6]/100)*[.$B$3]/100)))" office:value-type="float" office:value="-7.8" calcext:value-type="float">
            <text:p>-8</text:p>
          </table:table-cell>
          <table:table-cell table:number-columns-repeated="1003"/>
        </table:table-row>
        <table:table-row table:style-name="ro1">
          <table:table-cell office:value-type="float" office:value="95" calcext:value-type="float">
            <text:p>95</text:p>
          </table:table-cell>
          <table:table-cell table:style-name="ce96" table:formula="of:=(([.$B$3]-(([.$A50]*[.B$6]/100)*[.$B$3]/100)))" office:value-type="float" office:value="3" calcext:value-type="float">
            <text:p>3</text:p>
          </table:table-cell>
          <table:table-cell table:style-name="ce96" table:formula="of:=(([.$B$3]-(([.$A50]*[.C$6]/100)*[.$B$3]/100)))" office:value-type="float" office:value="2.715" calcext:value-type="float">
            <text:p>3</text:p>
          </table:table-cell>
          <table:table-cell table:style-name="ce96" table:formula="of:=(([.$B$3]-(([.$A50]*[.D$6]/100)*[.$B$3]/100)))" office:value-type="float" office:value="2.43" calcext:value-type="float">
            <text:p>2</text:p>
          </table:table-cell>
          <table:table-cell table:style-name="ce96" table:formula="of:=(([.$B$3]-(([.$A50]*[.E$6]/100)*[.$B$3]/100)))" office:value-type="float" office:value="2.145" calcext:value-type="float">
            <text:p>2</text:p>
          </table:table-cell>
          <table:table-cell table:style-name="ce96" table:formula="of:=(([.$B$3]-(([.$A50]*[.F$6]/100)*[.$B$3]/100)))" office:value-type="float" office:value="1.86" calcext:value-type="float">
            <text:p>2</text:p>
          </table:table-cell>
          <table:table-cell table:style-name="ce96" table:formula="of:=(([.$B$3]-(([.$A50]*[.G$6]/100)*[.$B$3]/100)))" office:value-type="float" office:value="1.575" calcext:value-type="float">
            <text:p>2</text:p>
          </table:table-cell>
          <table:table-cell table:style-name="ce96" table:formula="of:=(([.$B$3]-(([.$A50]*[.H$6]/100)*[.$B$3]/100)))" office:value-type="float" office:value="1.29" calcext:value-type="float">
            <text:p>1</text:p>
          </table:table-cell>
          <table:table-cell table:style-name="ce96" table:formula="of:=(([.$B$3]-(([.$A50]*[.I$6]/100)*[.$B$3]/100)))" office:value-type="float" office:value="1.005" calcext:value-type="float">
            <text:p>1</text:p>
          </table:table-cell>
          <table:table-cell table:style-name="ce96" table:formula="of:=(([.$B$3]-(([.$A50]*[.J$6]/100)*[.$B$3]/100)))" office:value-type="float" office:value="0.72" calcext:value-type="float">
            <text:p>1</text:p>
          </table:table-cell>
          <table:table-cell table:style-name="ce96" table:formula="of:=(([.$B$3]-(([.$A50]*[.K$6]/100)*[.$B$3]/100)))" office:value-type="float" office:value="0.435" calcext:value-type="float">
            <text:p>0</text:p>
          </table:table-cell>
          <table:table-cell table:style-name="ce100" table:formula="of:=(([.$B$3]-(([.$A50]*[.L$6]/100)*[.$B$3]/100)))" office:value-type="float" office:value="0.15" calcext:value-type="float">
            <text:p>0</text:p>
          </table:table-cell>
          <table:table-cell table:style-name="ce96" table:formula="of:=(([.$B$3]-(([.$A50]*[.M$6]/100)*[.$B$3]/100)))" office:value-type="float" office:value="-0.135" calcext:value-type="float">
            <text:p>0</text:p>
          </table:table-cell>
          <table:table-cell table:style-name="ce96" table:formula="of:=(([.$B$3]-(([.$A50]*[.N$6]/100)*[.$B$3]/100)))" office:value-type="float" office:value="-0.5625" calcext:value-type="float">
            <text:p>-1</text:p>
          </table:table-cell>
          <table:table-cell table:style-name="ce96" table:formula="of:=(([.$B$3]-(([.$A50]*[.O$6]/100)*[.$B$3]/100)))" office:value-type="float" office:value="-1.275" calcext:value-type="float">
            <text:p>-1</text:p>
          </table:table-cell>
          <table:table-cell table:style-name="ce96" table:formula="of:=(([.$B$3]-(([.$A50]*[.P$6]/100)*[.$B$3]/100)))" office:value-type="float" office:value="-1.9875" calcext:value-type="float">
            <text:p>-2</text:p>
          </table:table-cell>
          <table:table-cell table:style-name="ce96" table:formula="of:=(([.$B$3]-(([.$A50]*[.Q$6]/100)*[.$B$3]/100)))" office:value-type="float" office:value="-2.7" calcext:value-type="float">
            <text:p>-3</text:p>
          </table:table-cell>
          <table:table-cell table:style-name="ce96" table:formula="of:=(([.$B$3]-(([.$A50]*[.R$6]/100)*[.$B$3]/100)))" office:value-type="float" office:value="-4.125" calcext:value-type="float">
            <text:p>-4</text:p>
          </table:table-cell>
          <table:table-cell table:style-name="ce96" table:formula="of:=(([.$B$3]-(([.$A50]*[.S$6]/100)*[.$B$3]/100)))" office:value-type="float" office:value="-5.55" calcext:value-type="float">
            <text:p>-6</text:p>
          </table:table-cell>
          <table:table-cell table:style-name="ce96" table:formula="of:=(([.$B$3]-(([.$A50]*[.T$6]/100)*[.$B$3]/100)))" office:value-type="float" office:value="-6.975" calcext:value-type="float">
            <text:p>-7</text:p>
          </table:table-cell>
          <table:table-cell table:style-name="ce96" table:formula="of:=(([.$B$3]-(([.$A50]*[.U$6]/100)*[.$B$3]/100)))" office:value-type="float" office:value="-8.4" calcext:value-type="float">
            <text:p>-8</text:p>
          </table:table-cell>
          <table:table-cell table:number-columns-repeated="1003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96" table:formula="of:=(([.$B$3]-(([.$A51]*[.B$6]/100)*[.$B$3]/100)))" office:value-type="float" office:value="3" calcext:value-type="float">
            <text:p>3</text:p>
          </table:table-cell>
          <table:table-cell table:style-name="ce96" table:formula="of:=(([.$B$3]-(([.$A51]*[.C$6]/100)*[.$B$3]/100)))" office:value-type="float" office:value="2.7" calcext:value-type="float">
            <text:p>3</text:p>
          </table:table-cell>
          <table:table-cell table:style-name="ce96" table:formula="of:=(([.$B$3]-(([.$A51]*[.D$6]/100)*[.$B$3]/100)))" office:value-type="float" office:value="2.4" calcext:value-type="float">
            <text:p>2</text:p>
          </table:table-cell>
          <table:table-cell table:style-name="ce96" table:formula="of:=(([.$B$3]-(([.$A51]*[.E$6]/100)*[.$B$3]/100)))" office:value-type="float" office:value="2.1" calcext:value-type="float">
            <text:p>2</text:p>
          </table:table-cell>
          <table:table-cell table:style-name="ce96" table:formula="of:=(([.$B$3]-(([.$A51]*[.F$6]/100)*[.$B$3]/100)))" office:value-type="float" office:value="1.8" calcext:value-type="float">
            <text:p>2</text:p>
          </table:table-cell>
          <table:table-cell table:style-name="ce96" table:formula="of:=(([.$B$3]-(([.$A51]*[.G$6]/100)*[.$B$3]/100)))" office:value-type="float" office:value="1.5" calcext:value-type="float">
            <text:p>2</text:p>
          </table:table-cell>
          <table:table-cell table:style-name="ce96" table:formula="of:=(([.$B$3]-(([.$A51]*[.H$6]/100)*[.$B$3]/100)))" office:value-type="float" office:value="1.2" calcext:value-type="float">
            <text:p>1</text:p>
          </table:table-cell>
          <table:table-cell table:style-name="ce96" table:formula="of:=(([.$B$3]-(([.$A51]*[.I$6]/100)*[.$B$3]/100)))" office:value-type="float" office:value="0.9" calcext:value-type="float">
            <text:p>1</text:p>
          </table:table-cell>
          <table:table-cell table:style-name="ce96" table:formula="of:=(([.$B$3]-(([.$A51]*[.J$6]/100)*[.$B$3]/100)))" office:value-type="float" office:value="0.6" calcext:value-type="float">
            <text:p>1</text:p>
          </table:table-cell>
          <table:table-cell table:style-name="ce96" table:formula="of:=(([.$B$3]-(([.$A51]*[.K$6]/100)*[.$B$3]/100)))" office:value-type="float" office:value="0.3" calcext:value-type="float">
            <text:p>0</text:p>
          </table:table-cell>
          <table:table-cell table:style-name="ce100" table:formula="of:=(([.$B$3]-(([.$A51]*[.L$6]/100)*[.$B$3]/100)))" office:value-type="float" office:value="0" calcext:value-type="float">
            <text:p>0</text:p>
          </table:table-cell>
          <table:table-cell table:style-name="ce96" table:formula="of:=(([.$B$3]-(([.$A51]*[.M$6]/100)*[.$B$3]/100)))" office:value-type="float" office:value="-0.3" calcext:value-type="float">
            <text:p>0</text:p>
          </table:table-cell>
          <table:table-cell table:style-name="ce96" table:formula="of:=(([.$B$3]-(([.$A51]*[.N$6]/100)*[.$B$3]/100)))" office:value-type="float" office:value="-0.75" calcext:value-type="float">
            <text:p>-1</text:p>
          </table:table-cell>
          <table:table-cell table:style-name="ce96" table:formula="of:=(([.$B$3]-(([.$A51]*[.O$6]/100)*[.$B$3]/100)))" office:value-type="float" office:value="-1.5" calcext:value-type="float">
            <text:p>-2</text:p>
          </table:table-cell>
          <table:table-cell table:style-name="ce96" table:formula="of:=(([.$B$3]-(([.$A51]*[.P$6]/100)*[.$B$3]/100)))" office:value-type="float" office:value="-2.25" calcext:value-type="float">
            <text:p>-2</text:p>
          </table:table-cell>
          <table:table-cell table:style-name="ce96" table:formula="of:=(([.$B$3]-(([.$A51]*[.Q$6]/100)*[.$B$3]/100)))" office:value-type="float" office:value="-3" calcext:value-type="float">
            <text:p>-3</text:p>
          </table:table-cell>
          <table:table-cell table:style-name="ce96" table:formula="of:=(([.$B$3]-(([.$A51]*[.R$6]/100)*[.$B$3]/100)))" office:value-type="float" office:value="-4.5" calcext:value-type="float">
            <text:p>-5</text:p>
          </table:table-cell>
          <table:table-cell table:style-name="ce96" table:formula="of:=(([.$B$3]-(([.$A51]*[.S$6]/100)*[.$B$3]/100)))" office:value-type="float" office:value="-6" calcext:value-type="float">
            <text:p>-6</text:p>
          </table:table-cell>
          <table:table-cell table:style-name="ce96" table:formula="of:=(([.$B$3]-(([.$A51]*[.T$6]/100)*[.$B$3]/100)))" office:value-type="float" office:value="-7.5" calcext:value-type="float">
            <text:p>-8</text:p>
          </table:table-cell>
          <table:table-cell table:style-name="ce96" table:formula="of:=(([.$B$3]-(([.$A51]*[.U$6]/100)*[.$B$3]/100)))" office:value-type="float" office:value="-9" calcext:value-type="float">
            <text:p>-9</text:p>
          </table:table-cell>
          <table:table-cell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table:style-name="ce91" office:value-type="string" calcext:value-type="string">
            <text:p>Technique soustract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rmure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table:style-name="ce98"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office:value-type="float" office:value="125" calcext:value-type="float">
            <text:p>125</text:p>
          </table:table-cell>
          <table:table-cell office:value-type="float" office:value="150" calcext:value-type="float">
            <text:p>150</text:p>
          </table:table-cell>
          <table:table-cell office:value-type="float" office:value="175" calcext:value-type="float">
            <text:p>175</text:p>
          </table:table-cell>
          <table:table-cell office:value-type="float" office:value="200" calcext:value-type="float">
            <text:p>200</text:p>
          </table:table-cell>
          <table:table-cell office:value-type="float" office:value="250" calcext:value-type="float">
            <text:p>250</text:p>
          </table:table-cell>
          <table:table-cell office:value-type="float" office:value="300" calcext:value-type="float">
            <text:p>300</text:p>
          </table:table-cell>
          <table:table-cell office:value-type="float" office:value="350" calcext:value-type="float">
            <text:p>350</text:p>
          </table:table-cell>
          <table:table-cell office:value-type="float" office:value="400" calcext:value-type="float">
            <text:p>400</text:p>
          </table:table-cell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97" table:formula="of:=([.$B$3]-(([.$A55]*[.B$6]/100)/20))" office:value-type="float" office:value="3" calcext:value-type="float">
            <text:p>3</text:p>
          </table:table-cell>
          <table:table-cell table:style-name="ce97" table:formula="of:=([.$B$3]-(([.$A55]*[.C$6]/100)/20))" office:value-type="float" office:value="3" calcext:value-type="float">
            <text:p>3</text:p>
          </table:table-cell>
          <table:table-cell table:style-name="ce97" table:formula="of:=([.$B$3]-(([.$A55]*[.D$6]/100)/20))" office:value-type="float" office:value="3" calcext:value-type="float">
            <text:p>3</text:p>
          </table:table-cell>
          <table:table-cell table:style-name="ce97" table:formula="of:=([.$B$3]-(([.$A55]*[.E$6]/100)/20))" office:value-type="float" office:value="3" calcext:value-type="float">
            <text:p>3</text:p>
          </table:table-cell>
          <table:table-cell table:style-name="ce97" table:formula="of:=([.$B$3]-(([.$A55]*[.F$6]/100)/20))" office:value-type="float" office:value="3" calcext:value-type="float">
            <text:p>3</text:p>
          </table:table-cell>
          <table:table-cell table:style-name="ce97" table:formula="of:=([.$B$3]-(([.$A55]*[.G$6]/100)/20))" office:value-type="float" office:value="3" calcext:value-type="float">
            <text:p>3</text:p>
          </table:table-cell>
          <table:table-cell table:style-name="ce97" table:formula="of:=([.$B$3]-(([.$A55]*[.H$6]/100)/20))" office:value-type="float" office:value="3" calcext:value-type="float">
            <text:p>3</text:p>
          </table:table-cell>
          <table:table-cell table:style-name="ce97" table:formula="of:=([.$B$3]-(([.$A55]*[.I$6]/100)/20))" office:value-type="float" office:value="3" calcext:value-type="float">
            <text:p>3</text:p>
          </table:table-cell>
          <table:table-cell table:style-name="ce97" table:formula="of:=([.$B$3]-(([.$A55]*[.J$6]/100)/20))" office:value-type="float" office:value="3" calcext:value-type="float">
            <text:p>3</text:p>
          </table:table-cell>
          <table:table-cell table:style-name="ce97" table:formula="of:=([.$B$3]-(([.$A55]*[.K$6]/100)/20))" office:value-type="float" office:value="3" calcext:value-type="float">
            <text:p>3</text:p>
          </table:table-cell>
          <table:table-cell table:style-name="ce101" table:formula="of:=([.$B$3]-(([.$A55]*[.L$6]/100)/20))" office:value-type="float" office:value="3" calcext:value-type="float">
            <text:p>3</text:p>
          </table:table-cell>
          <table:table-cell table:style-name="ce97" table:formula="of:=([.$B$3]-(([.$A55]*[.M$6]/100)/20))" office:value-type="float" office:value="3" calcext:value-type="float">
            <text:p>3</text:p>
          </table:table-cell>
          <table:table-cell table:style-name="ce97" table:formula="of:=([.$B$3]-(([.$A55]*[.N$6]/100)/20))" office:value-type="float" office:value="3" calcext:value-type="float">
            <text:p>3</text:p>
          </table:table-cell>
          <table:table-cell table:style-name="ce97" table:formula="of:=([.$B$3]-(([.$A55]*[.O$6]/100)/20))" office:value-type="float" office:value="3" calcext:value-type="float">
            <text:p>3</text:p>
          </table:table-cell>
          <table:table-cell table:style-name="ce97" table:formula="of:=([.$B$3]-(([.$A55]*[.P$6]/100)/20))" office:value-type="float" office:value="3" calcext:value-type="float">
            <text:p>3</text:p>
          </table:table-cell>
          <table:table-cell table:style-name="ce97" table:formula="of:=([.$B$3]-(([.$A55]*[.Q$6]/100)/20))" office:value-type="float" office:value="3" calcext:value-type="float">
            <text:p>3</text:p>
          </table:table-cell>
          <table:table-cell table:style-name="ce97" table:formula="of:=([.$B$3]-(([.$A55]*[.R$6]/100)/20))" office:value-type="float" office:value="3" calcext:value-type="float">
            <text:p>3</text:p>
          </table:table-cell>
          <table:table-cell table:style-name="ce97" table:formula="of:=([.$B$3]-(([.$A55]*[.S$6]/100)/20))" office:value-type="float" office:value="3" calcext:value-type="float">
            <text:p>3</text:p>
          </table:table-cell>
          <table:table-cell table:style-name="ce97" table:formula="of:=([.$B$3]-(([.$A55]*[.T$6]/100)/20))" office:value-type="float" office:value="3" calcext:value-type="float">
            <text:p>3</text:p>
          </table:table-cell>
          <table:table-cell table:style-name="ce97" table:formula="of:=([.$B$3]-(([.$A55]*[.U$6]/100)/20))"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97" table:formula="of:=([.$B$3]-(([.$A56]*[.B$6]/100)/20))" office:value-type="float" office:value="3" calcext:value-type="float">
            <text:p>3</text:p>
          </table:table-cell>
          <table:table-cell table:style-name="ce97" table:formula="of:=([.$B$3]-(([.$A56]*[.C$6]/100)/20))" office:value-type="float" office:value="2.975" calcext:value-type="float">
            <text:p>3</text:p>
          </table:table-cell>
          <table:table-cell table:style-name="ce97" table:formula="of:=([.$B$3]-(([.$A56]*[.D$6]/100)/20))" office:value-type="float" office:value="2.95" calcext:value-type="float">
            <text:p>3</text:p>
          </table:table-cell>
          <table:table-cell table:style-name="ce97" table:formula="of:=([.$B$3]-(([.$A56]*[.E$6]/100)/20))" office:value-type="float" office:value="2.925" calcext:value-type="float">
            <text:p>3</text:p>
          </table:table-cell>
          <table:table-cell table:style-name="ce97" table:formula="of:=([.$B$3]-(([.$A56]*[.F$6]/100)/20))" office:value-type="float" office:value="2.9" calcext:value-type="float">
            <text:p>3</text:p>
          </table:table-cell>
          <table:table-cell table:style-name="ce97" table:formula="of:=([.$B$3]-(([.$A56]*[.G$6]/100)/20))" office:value-type="float" office:value="2.875" calcext:value-type="float">
            <text:p>3</text:p>
          </table:table-cell>
          <table:table-cell table:style-name="ce97" table:formula="of:=([.$B$3]-(([.$A56]*[.H$6]/100)/20))" office:value-type="float" office:value="2.85" calcext:value-type="float">
            <text:p>3</text:p>
          </table:table-cell>
          <table:table-cell table:style-name="ce97" table:formula="of:=([.$B$3]-(([.$A56]*[.I$6]/100)/20))" office:value-type="float" office:value="2.825" calcext:value-type="float">
            <text:p>3</text:p>
          </table:table-cell>
          <table:table-cell table:style-name="ce97" table:formula="of:=([.$B$3]-(([.$A56]*[.J$6]/100)/20))" office:value-type="float" office:value="2.8" calcext:value-type="float">
            <text:p>3</text:p>
          </table:table-cell>
          <table:table-cell table:style-name="ce97" table:formula="of:=([.$B$3]-(([.$A56]*[.K$6]/100)/20))" office:value-type="float" office:value="2.775" calcext:value-type="float">
            <text:p>3</text:p>
          </table:table-cell>
          <table:table-cell table:style-name="ce101" table:formula="of:=([.$B$3]-(([.$A56]*[.L$6]/100)/20))" office:value-type="float" office:value="2.75" calcext:value-type="float">
            <text:p>3</text:p>
          </table:table-cell>
          <table:table-cell table:style-name="ce97" table:formula="of:=([.$B$3]-(([.$A56]*[.M$6]/100)/20))" office:value-type="float" office:value="2.725" calcext:value-type="float">
            <text:p>3</text:p>
          </table:table-cell>
          <table:table-cell table:style-name="ce97" table:formula="of:=([.$B$3]-(([.$A56]*[.N$6]/100)/20))" office:value-type="float" office:value="2.6875" calcext:value-type="float">
            <text:p>3</text:p>
          </table:table-cell>
          <table:table-cell table:style-name="ce97" table:formula="of:=([.$B$3]-(([.$A56]*[.O$6]/100)/20))" office:value-type="float" office:value="2.625" calcext:value-type="float">
            <text:p>3</text:p>
          </table:table-cell>
          <table:table-cell table:style-name="ce97" table:formula="of:=([.$B$3]-(([.$A56]*[.P$6]/100)/20))" office:value-type="float" office:value="2.5625" calcext:value-type="float">
            <text:p>3</text:p>
          </table:table-cell>
          <table:table-cell table:style-name="ce97" table:formula="of:=([.$B$3]-(([.$A56]*[.Q$6]/100)/20))" office:value-type="float" office:value="2.5" calcext:value-type="float">
            <text:p>3</text:p>
          </table:table-cell>
          <table:table-cell table:style-name="ce97" table:formula="of:=([.$B$3]-(([.$A56]*[.R$6]/100)/20))" office:value-type="float" office:value="2.375" calcext:value-type="float">
            <text:p>2</text:p>
          </table:table-cell>
          <table:table-cell table:style-name="ce97" table:formula="of:=([.$B$3]-(([.$A56]*[.S$6]/100)/20))" office:value-type="float" office:value="2.25" calcext:value-type="float">
            <text:p>2</text:p>
          </table:table-cell>
          <table:table-cell table:style-name="ce97" table:formula="of:=([.$B$3]-(([.$A56]*[.T$6]/100)/20))" office:value-type="float" office:value="2.125" calcext:value-type="float">
            <text:p>2</text:p>
          </table:table-cell>
          <table:table-cell table:style-name="ce97" table:formula="of:=([.$B$3]-(([.$A56]*[.U$6]/100)/20))" office:value-type="float" office:value="2" calcext:value-type="float">
            <text:p>2</text:p>
          </table:table-cell>
          <table:table-cell table:number-columns-repeated="1003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97" table:formula="of:=([.$B$3]-(([.$A57]*[.B$6]/100)/20))" office:value-type="float" office:value="3" calcext:value-type="float">
            <text:p>3</text:p>
          </table:table-cell>
          <table:table-cell table:style-name="ce97" table:formula="of:=([.$B$3]-(([.$A57]*[.C$6]/100)/20))" office:value-type="float" office:value="2.95" calcext:value-type="float">
            <text:p>3</text:p>
          </table:table-cell>
          <table:table-cell table:style-name="ce97" table:formula="of:=([.$B$3]-(([.$A57]*[.D$6]/100)/20))" office:value-type="float" office:value="2.9" calcext:value-type="float">
            <text:p>3</text:p>
          </table:table-cell>
          <table:table-cell table:style-name="ce97" table:formula="of:=([.$B$3]-(([.$A57]*[.E$6]/100)/20))" office:value-type="float" office:value="2.85" calcext:value-type="float">
            <text:p>3</text:p>
          </table:table-cell>
          <table:table-cell table:style-name="ce97" table:formula="of:=([.$B$3]-(([.$A57]*[.F$6]/100)/20))" office:value-type="float" office:value="2.8" calcext:value-type="float">
            <text:p>3</text:p>
          </table:table-cell>
          <table:table-cell table:style-name="ce97" table:formula="of:=([.$B$3]-(([.$A57]*[.G$6]/100)/20))" office:value-type="float" office:value="2.75" calcext:value-type="float">
            <text:p>3</text:p>
          </table:table-cell>
          <table:table-cell table:style-name="ce97" table:formula="of:=([.$B$3]-(([.$A57]*[.H$6]/100)/20))" office:value-type="float" office:value="2.7" calcext:value-type="float">
            <text:p>3</text:p>
          </table:table-cell>
          <table:table-cell table:style-name="ce97" table:formula="of:=([.$B$3]-(([.$A57]*[.I$6]/100)/20))" office:value-type="float" office:value="2.65" calcext:value-type="float">
            <text:p>3</text:p>
          </table:table-cell>
          <table:table-cell table:style-name="ce97" table:formula="of:=([.$B$3]-(([.$A57]*[.J$6]/100)/20))" office:value-type="float" office:value="2.6" calcext:value-type="float">
            <text:p>3</text:p>
          </table:table-cell>
          <table:table-cell table:style-name="ce97" table:formula="of:=([.$B$3]-(([.$A57]*[.K$6]/100)/20))" office:value-type="float" office:value="2.55" calcext:value-type="float">
            <text:p>3</text:p>
          </table:table-cell>
          <table:table-cell table:style-name="ce101" table:formula="of:=([.$B$3]-(([.$A57]*[.L$6]/100)/20))" office:value-type="float" office:value="2.5" calcext:value-type="float">
            <text:p>3</text:p>
          </table:table-cell>
          <table:table-cell table:style-name="ce97" table:formula="of:=([.$B$3]-(([.$A57]*[.M$6]/100)/20))" office:value-type="float" office:value="2.45" calcext:value-type="float">
            <text:p>2</text:p>
          </table:table-cell>
          <table:table-cell table:style-name="ce97" table:formula="of:=([.$B$3]-(([.$A57]*[.N$6]/100)/20))" office:value-type="float" office:value="2.375" calcext:value-type="float">
            <text:p>2</text:p>
          </table:table-cell>
          <table:table-cell table:style-name="ce97" table:formula="of:=([.$B$3]-(([.$A57]*[.O$6]/100)/20))" office:value-type="float" office:value="2.25" calcext:value-type="float">
            <text:p>2</text:p>
          </table:table-cell>
          <table:table-cell table:style-name="ce97" table:formula="of:=([.$B$3]-(([.$A57]*[.P$6]/100)/20))" office:value-type="float" office:value="2.125" calcext:value-type="float">
            <text:p>2</text:p>
          </table:table-cell>
          <table:table-cell table:style-name="ce97" table:formula="of:=([.$B$3]-(([.$A57]*[.Q$6]/100)/20))" office:value-type="float" office:value="2" calcext:value-type="float">
            <text:p>2</text:p>
          </table:table-cell>
          <table:table-cell table:style-name="ce97" table:formula="of:=([.$B$3]-(([.$A57]*[.R$6]/100)/20))" office:value-type="float" office:value="1.75" calcext:value-type="float">
            <text:p>2</text:p>
          </table:table-cell>
          <table:table-cell table:style-name="ce97" table:formula="of:=([.$B$3]-(([.$A57]*[.S$6]/100)/20))" office:value-type="float" office:value="1.5" calcext:value-type="float">
            <text:p>2</text:p>
          </table:table-cell>
          <table:table-cell table:style-name="ce97" table:formula="of:=([.$B$3]-(([.$A57]*[.T$6]/100)/20))" office:value-type="float" office:value="1.25" calcext:value-type="float">
            <text:p>1</text:p>
          </table:table-cell>
          <table:table-cell table:style-name="ce97" table:formula="of:=([.$B$3]-(([.$A57]*[.U$6]/100)/20))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97" table:formula="of:=([.$B$3]-(([.$A58]*[.B$6]/100)/20))" office:value-type="float" office:value="3" calcext:value-type="float">
            <text:p>3</text:p>
          </table:table-cell>
          <table:table-cell table:style-name="ce97" table:formula="of:=([.$B$3]-(([.$A58]*[.C$6]/100)/20))" office:value-type="float" office:value="2.925" calcext:value-type="float">
            <text:p>3</text:p>
          </table:table-cell>
          <table:table-cell table:style-name="ce97" table:formula="of:=([.$B$3]-(([.$A58]*[.D$6]/100)/20))" office:value-type="float" office:value="2.85" calcext:value-type="float">
            <text:p>3</text:p>
          </table:table-cell>
          <table:table-cell table:style-name="ce97" table:formula="of:=([.$B$3]-(([.$A58]*[.E$6]/100)/20))" office:value-type="float" office:value="2.775" calcext:value-type="float">
            <text:p>3</text:p>
          </table:table-cell>
          <table:table-cell table:style-name="ce97" table:formula="of:=([.$B$3]-(([.$A58]*[.F$6]/100)/20))" office:value-type="float" office:value="2.7" calcext:value-type="float">
            <text:p>3</text:p>
          </table:table-cell>
          <table:table-cell table:style-name="ce97" table:formula="of:=([.$B$3]-(([.$A58]*[.G$6]/100)/20))" office:value-type="float" office:value="2.625" calcext:value-type="float">
            <text:p>3</text:p>
          </table:table-cell>
          <table:table-cell table:style-name="ce97" table:formula="of:=([.$B$3]-(([.$A58]*[.H$6]/100)/20))" office:value-type="float" office:value="2.55" calcext:value-type="float">
            <text:p>3</text:p>
          </table:table-cell>
          <table:table-cell table:style-name="ce97" table:formula="of:=([.$B$3]-(([.$A58]*[.I$6]/100)/20))" office:value-type="float" office:value="2.475" calcext:value-type="float">
            <text:p>2</text:p>
          </table:table-cell>
          <table:table-cell table:style-name="ce97" table:formula="of:=([.$B$3]-(([.$A58]*[.J$6]/100)/20))" office:value-type="float" office:value="2.4" calcext:value-type="float">
            <text:p>2</text:p>
          </table:table-cell>
          <table:table-cell table:style-name="ce97" table:formula="of:=([.$B$3]-(([.$A58]*[.K$6]/100)/20))" office:value-type="float" office:value="2.325" calcext:value-type="float">
            <text:p>2</text:p>
          </table:table-cell>
          <table:table-cell table:style-name="ce101" table:formula="of:=([.$B$3]-(([.$A58]*[.L$6]/100)/20))" office:value-type="float" office:value="2.25" calcext:value-type="float">
            <text:p>2</text:p>
          </table:table-cell>
          <table:table-cell table:style-name="ce97" table:formula="of:=([.$B$3]-(([.$A58]*[.M$6]/100)/20))" office:value-type="float" office:value="2.175" calcext:value-type="float">
            <text:p>2</text:p>
          </table:table-cell>
          <table:table-cell table:style-name="ce97" table:formula="of:=([.$B$3]-(([.$A58]*[.N$6]/100)/20))" office:value-type="float" office:value="2.0625" calcext:value-type="float">
            <text:p>2</text:p>
          </table:table-cell>
          <table:table-cell table:style-name="ce97" table:formula="of:=([.$B$3]-(([.$A58]*[.O$6]/100)/20))" office:value-type="float" office:value="1.875" calcext:value-type="float">
            <text:p>2</text:p>
          </table:table-cell>
          <table:table-cell table:style-name="ce97" table:formula="of:=([.$B$3]-(([.$A58]*[.P$6]/100)/20))" office:value-type="float" office:value="1.6875" calcext:value-type="float">
            <text:p>2</text:p>
          </table:table-cell>
          <table:table-cell table:style-name="ce97" table:formula="of:=([.$B$3]-(([.$A58]*[.Q$6]/100)/20))" office:value-type="float" office:value="1.5" calcext:value-type="float">
            <text:p>2</text:p>
          </table:table-cell>
          <table:table-cell table:style-name="ce97" table:formula="of:=([.$B$3]-(([.$A58]*[.R$6]/100)/20))" office:value-type="float" office:value="1.125" calcext:value-type="float">
            <text:p>1</text:p>
          </table:table-cell>
          <table:table-cell table:style-name="ce97" table:formula="of:=([.$B$3]-(([.$A58]*[.S$6]/100)/20))" office:value-type="float" office:value="0.75" calcext:value-type="float">
            <text:p>1</text:p>
          </table:table-cell>
          <table:table-cell table:style-name="ce97" table:formula="of:=([.$B$3]-(([.$A58]*[.T$6]/100)/20))" office:value-type="float" office:value="0.375" calcext:value-type="float">
            <text:p>0</text:p>
          </table:table-cell>
          <table:table-cell table:style-name="ce97" table:formula="of:=([.$B$3]-(([.$A58]*[.U$6]/100)/20)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97" table:formula="of:=([.$B$3]-(([.$A59]*[.B$6]/100)/20))" office:value-type="float" office:value="3" calcext:value-type="float">
            <text:p>3</text:p>
          </table:table-cell>
          <table:table-cell table:style-name="ce97" table:formula="of:=([.$B$3]-(([.$A59]*[.C$6]/100)/20))" office:value-type="float" office:value="2.9" calcext:value-type="float">
            <text:p>3</text:p>
          </table:table-cell>
          <table:table-cell table:style-name="ce97" table:formula="of:=([.$B$3]-(([.$A59]*[.D$6]/100)/20))" office:value-type="float" office:value="2.8" calcext:value-type="float">
            <text:p>3</text:p>
          </table:table-cell>
          <table:table-cell table:style-name="ce97" table:formula="of:=([.$B$3]-(([.$A59]*[.E$6]/100)/20))" office:value-type="float" office:value="2.7" calcext:value-type="float">
            <text:p>3</text:p>
          </table:table-cell>
          <table:table-cell table:style-name="ce97" table:formula="of:=([.$B$3]-(([.$A59]*[.F$6]/100)/20))" office:value-type="float" office:value="2.6" calcext:value-type="float">
            <text:p>3</text:p>
          </table:table-cell>
          <table:table-cell table:style-name="ce97" table:formula="of:=([.$B$3]-(([.$A59]*[.G$6]/100)/20))" office:value-type="float" office:value="2.5" calcext:value-type="float">
            <text:p>3</text:p>
          </table:table-cell>
          <table:table-cell table:style-name="ce97" table:formula="of:=([.$B$3]-(([.$A59]*[.H$6]/100)/20))" office:value-type="float" office:value="2.4" calcext:value-type="float">
            <text:p>2</text:p>
          </table:table-cell>
          <table:table-cell table:style-name="ce97" table:formula="of:=([.$B$3]-(([.$A59]*[.I$6]/100)/20))" office:value-type="float" office:value="2.3" calcext:value-type="float">
            <text:p>2</text:p>
          </table:table-cell>
          <table:table-cell table:style-name="ce97" table:formula="of:=([.$B$3]-(([.$A59]*[.J$6]/100)/20))" office:value-type="float" office:value="2.2" calcext:value-type="float">
            <text:p>2</text:p>
          </table:table-cell>
          <table:table-cell table:style-name="ce97" table:formula="of:=([.$B$3]-(([.$A59]*[.K$6]/100)/20))" office:value-type="float" office:value="2.1" calcext:value-type="float">
            <text:p>2</text:p>
          </table:table-cell>
          <table:table-cell table:style-name="ce101" table:formula="of:=([.$B$3]-(([.$A59]*[.L$6]/100)/20))" office:value-type="float" office:value="2" calcext:value-type="float">
            <text:p>2</text:p>
          </table:table-cell>
          <table:table-cell table:style-name="ce97" table:formula="of:=([.$B$3]-(([.$A59]*[.M$6]/100)/20))" office:value-type="float" office:value="1.9" calcext:value-type="float">
            <text:p>2</text:p>
          </table:table-cell>
          <table:table-cell table:style-name="ce97" table:formula="of:=([.$B$3]-(([.$A59]*[.N$6]/100)/20))" office:value-type="float" office:value="1.75" calcext:value-type="float">
            <text:p>2</text:p>
          </table:table-cell>
          <table:table-cell table:style-name="ce97" table:formula="of:=([.$B$3]-(([.$A59]*[.O$6]/100)/20))" office:value-type="float" office:value="1.5" calcext:value-type="float">
            <text:p>2</text:p>
          </table:table-cell>
          <table:table-cell table:style-name="ce97" table:formula="of:=([.$B$3]-(([.$A59]*[.P$6]/100)/20))" office:value-type="float" office:value="1.25" calcext:value-type="float">
            <text:p>1</text:p>
          </table:table-cell>
          <table:table-cell table:style-name="ce97" table:formula="of:=([.$B$3]-(([.$A59]*[.Q$6]/100)/20))" office:value-type="float" office:value="1" calcext:value-type="float">
            <text:p>1</text:p>
          </table:table-cell>
          <table:table-cell table:style-name="ce97" table:formula="of:=([.$B$3]-(([.$A59]*[.R$6]/100)/20))" office:value-type="float" office:value="0.5" calcext:value-type="float">
            <text:p>1</text:p>
          </table:table-cell>
          <table:table-cell table:style-name="ce97" table:formula="of:=([.$B$3]-(([.$A59]*[.S$6]/100)/20))" office:value-type="float" office:value="0" calcext:value-type="float">
            <text:p>0</text:p>
          </table:table-cell>
          <table:table-cell table:style-name="ce97" table:formula="of:=([.$B$3]-(([.$A59]*[.T$6]/100)/20))" office:value-type="float" office:value="-0.5" calcext:value-type="float">
            <text:p>-1</text:p>
          </table:table-cell>
          <table:table-cell table:style-name="ce97" table:formula="of:=([.$B$3]-(([.$A59]*[.U$6]/100)/20))" office:value-type="float" office:value="-1" calcext:value-type="float">
            <text:p>-1</text:p>
          </table:table-cell>
          <table:table-cell table:number-columns-repeated="1003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97" table:formula="of:=([.$B$3]-(([.$A60]*[.B$6]/100)/20))" office:value-type="float" office:value="3" calcext:value-type="float">
            <text:p>3</text:p>
          </table:table-cell>
          <table:table-cell table:style-name="ce97" table:formula="of:=([.$B$3]-(([.$A60]*[.C$6]/100)/20))" office:value-type="float" office:value="2.875" calcext:value-type="float">
            <text:p>3</text:p>
          </table:table-cell>
          <table:table-cell table:style-name="ce97" table:formula="of:=([.$B$3]-(([.$A60]*[.D$6]/100)/20))" office:value-type="float" office:value="2.75" calcext:value-type="float">
            <text:p>3</text:p>
          </table:table-cell>
          <table:table-cell table:style-name="ce97" table:formula="of:=([.$B$3]-(([.$A60]*[.E$6]/100)/20))" office:value-type="float" office:value="2.625" calcext:value-type="float">
            <text:p>3</text:p>
          </table:table-cell>
          <table:table-cell table:style-name="ce97" table:formula="of:=([.$B$3]-(([.$A60]*[.F$6]/100)/20))" office:value-type="float" office:value="2.5" calcext:value-type="float">
            <text:p>3</text:p>
          </table:table-cell>
          <table:table-cell table:style-name="ce97" table:formula="of:=([.$B$3]-(([.$A60]*[.G$6]/100)/20))" office:value-type="float" office:value="2.375" calcext:value-type="float">
            <text:p>2</text:p>
          </table:table-cell>
          <table:table-cell table:style-name="ce97" table:formula="of:=([.$B$3]-(([.$A60]*[.H$6]/100)/20))" office:value-type="float" office:value="2.25" calcext:value-type="float">
            <text:p>2</text:p>
          </table:table-cell>
          <table:table-cell table:style-name="ce97" table:formula="of:=([.$B$3]-(([.$A60]*[.I$6]/100)/20))" office:value-type="float" office:value="2.125" calcext:value-type="float">
            <text:p>2</text:p>
          </table:table-cell>
          <table:table-cell table:style-name="ce97" table:formula="of:=([.$B$3]-(([.$A60]*[.J$6]/100)/20))" office:value-type="float" office:value="2" calcext:value-type="float">
            <text:p>2</text:p>
          </table:table-cell>
          <table:table-cell table:style-name="ce97" table:formula="of:=([.$B$3]-(([.$A60]*[.K$6]/100)/20))" office:value-type="float" office:value="1.875" calcext:value-type="float">
            <text:p>2</text:p>
          </table:table-cell>
          <table:table-cell table:style-name="ce101" table:formula="of:=([.$B$3]-(([.$A60]*[.L$6]/100)/20))" office:value-type="float" office:value="1.75" calcext:value-type="float">
            <text:p>2</text:p>
          </table:table-cell>
          <table:table-cell table:style-name="ce97" table:formula="of:=([.$B$3]-(([.$A60]*[.M$6]/100)/20))" office:value-type="float" office:value="1.625" calcext:value-type="float">
            <text:p>2</text:p>
          </table:table-cell>
          <table:table-cell table:style-name="ce97" table:formula="of:=([.$B$3]-(([.$A60]*[.N$6]/100)/20))" office:value-type="float" office:value="1.4375" calcext:value-type="float">
            <text:p>1</text:p>
          </table:table-cell>
          <table:table-cell table:style-name="ce97" table:formula="of:=([.$B$3]-(([.$A60]*[.O$6]/100)/20))" office:value-type="float" office:value="1.125" calcext:value-type="float">
            <text:p>1</text:p>
          </table:table-cell>
          <table:table-cell table:style-name="ce97" table:formula="of:=([.$B$3]-(([.$A60]*[.P$6]/100)/20))" office:value-type="float" office:value="0.8125" calcext:value-type="float">
            <text:p>1</text:p>
          </table:table-cell>
          <table:table-cell table:style-name="ce97" table:formula="of:=([.$B$3]-(([.$A60]*[.Q$6]/100)/20))" office:value-type="float" office:value="0.5" calcext:value-type="float">
            <text:p>1</text:p>
          </table:table-cell>
          <table:table-cell table:style-name="ce97" table:formula="of:=([.$B$3]-(([.$A60]*[.R$6]/100)/20))" office:value-type="float" office:value="-0.125" calcext:value-type="float">
            <text:p>0</text:p>
          </table:table-cell>
          <table:table-cell table:style-name="ce97" table:formula="of:=([.$B$3]-(([.$A60]*[.S$6]/100)/20))" office:value-type="float" office:value="-0.75" calcext:value-type="float">
            <text:p>-1</text:p>
          </table:table-cell>
          <table:table-cell table:style-name="ce97" table:formula="of:=([.$B$3]-(([.$A60]*[.T$6]/100)/20))" office:value-type="float" office:value="-1.375" calcext:value-type="float">
            <text:p>-1</text:p>
          </table:table-cell>
          <table:table-cell table:style-name="ce97" table:formula="of:=([.$B$3]-(([.$A60]*[.U$6]/100)/20))" office:value-type="float" office:value="-2" calcext:value-type="float">
            <text:p>-2</text:p>
          </table:table-cell>
          <table:table-cell table:number-columns-repeated="1003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97" table:formula="of:=([.$B$3]-(([.$A61]*[.B$6]/100)/20))" office:value-type="float" office:value="3" calcext:value-type="float">
            <text:p>3</text:p>
          </table:table-cell>
          <table:table-cell table:style-name="ce97" table:formula="of:=([.$B$3]-(([.$A61]*[.C$6]/100)/20))" office:value-type="float" office:value="2.85" calcext:value-type="float">
            <text:p>3</text:p>
          </table:table-cell>
          <table:table-cell table:style-name="ce97" table:formula="of:=([.$B$3]-(([.$A61]*[.D$6]/100)/20))" office:value-type="float" office:value="2.7" calcext:value-type="float">
            <text:p>3</text:p>
          </table:table-cell>
          <table:table-cell table:style-name="ce97" table:formula="of:=([.$B$3]-(([.$A61]*[.E$6]/100)/20))" office:value-type="float" office:value="2.55" calcext:value-type="float">
            <text:p>3</text:p>
          </table:table-cell>
          <table:table-cell table:style-name="ce97" table:formula="of:=([.$B$3]-(([.$A61]*[.F$6]/100)/20))" office:value-type="float" office:value="2.4" calcext:value-type="float">
            <text:p>2</text:p>
          </table:table-cell>
          <table:table-cell table:style-name="ce97" table:formula="of:=([.$B$3]-(([.$A61]*[.G$6]/100)/20))" office:value-type="float" office:value="2.25" calcext:value-type="float">
            <text:p>2</text:p>
          </table:table-cell>
          <table:table-cell table:style-name="ce97" table:formula="of:=([.$B$3]-(([.$A61]*[.H$6]/100)/20))" office:value-type="float" office:value="2.1" calcext:value-type="float">
            <text:p>2</text:p>
          </table:table-cell>
          <table:table-cell table:style-name="ce97" table:formula="of:=([.$B$3]-(([.$A61]*[.I$6]/100)/20))" office:value-type="float" office:value="1.95" calcext:value-type="float">
            <text:p>2</text:p>
          </table:table-cell>
          <table:table-cell table:style-name="ce97" table:formula="of:=([.$B$3]-(([.$A61]*[.J$6]/100)/20))" office:value-type="float" office:value="1.8" calcext:value-type="float">
            <text:p>2</text:p>
          </table:table-cell>
          <table:table-cell table:style-name="ce97" table:formula="of:=([.$B$3]-(([.$A61]*[.K$6]/100)/20))" office:value-type="float" office:value="1.65" calcext:value-type="float">
            <text:p>2</text:p>
          </table:table-cell>
          <table:table-cell table:style-name="ce101" table:formula="of:=([.$B$3]-(([.$A61]*[.L$6]/100)/20))" office:value-type="float" office:value="1.5" calcext:value-type="float">
            <text:p>2</text:p>
          </table:table-cell>
          <table:table-cell table:style-name="ce97" table:formula="of:=([.$B$3]-(([.$A61]*[.M$6]/100)/20))" office:value-type="float" office:value="1.35" calcext:value-type="float">
            <text:p>1</text:p>
          </table:table-cell>
          <table:table-cell table:style-name="ce97" table:formula="of:=([.$B$3]-(([.$A61]*[.N$6]/100)/20))" office:value-type="float" office:value="1.125" calcext:value-type="float">
            <text:p>1</text:p>
          </table:table-cell>
          <table:table-cell table:style-name="ce97" table:formula="of:=([.$B$3]-(([.$A61]*[.O$6]/100)/20))" office:value-type="float" office:value="0.75" calcext:value-type="float">
            <text:p>1</text:p>
          </table:table-cell>
          <table:table-cell table:style-name="ce97" table:formula="of:=([.$B$3]-(([.$A61]*[.P$6]/100)/20))" office:value-type="float" office:value="0.375" calcext:value-type="float">
            <text:p>0</text:p>
          </table:table-cell>
          <table:table-cell table:style-name="ce97" table:formula="of:=([.$B$3]-(([.$A61]*[.Q$6]/100)/20))" office:value-type="float" office:value="0" calcext:value-type="float">
            <text:p>0</text:p>
          </table:table-cell>
          <table:table-cell table:style-name="ce97" table:formula="of:=([.$B$3]-(([.$A61]*[.R$6]/100)/20))" office:value-type="float" office:value="-0.75" calcext:value-type="float">
            <text:p>-1</text:p>
          </table:table-cell>
          <table:table-cell table:style-name="ce97" table:formula="of:=([.$B$3]-(([.$A61]*[.S$6]/100)/20))" office:value-type="float" office:value="-1.5" calcext:value-type="float">
            <text:p>-2</text:p>
          </table:table-cell>
          <table:table-cell table:style-name="ce97" table:formula="of:=([.$B$3]-(([.$A61]*[.T$6]/100)/20))" office:value-type="float" office:value="-2.25" calcext:value-type="float">
            <text:p>-2</text:p>
          </table:table-cell>
          <table:table-cell table:style-name="ce97" table:formula="of:=([.$B$3]-(([.$A61]*[.U$6]/100)/20))" office:value-type="float" office:value="-3" calcext:value-type="float">
            <text:p>-3</text:p>
          </table:table-cell>
          <table:table-cell table:number-columns-repeated="1003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97" table:formula="of:=([.$B$3]-(([.$A62]*[.B$6]/100)/20))" office:value-type="float" office:value="3" calcext:value-type="float">
            <text:p>3</text:p>
          </table:table-cell>
          <table:table-cell table:style-name="ce97" table:formula="of:=([.$B$3]-(([.$A62]*[.C$6]/100)/20))" office:value-type="float" office:value="2.825" calcext:value-type="float">
            <text:p>3</text:p>
          </table:table-cell>
          <table:table-cell table:style-name="ce97" table:formula="of:=([.$B$3]-(([.$A62]*[.D$6]/100)/20))" office:value-type="float" office:value="2.65" calcext:value-type="float">
            <text:p>3</text:p>
          </table:table-cell>
          <table:table-cell table:style-name="ce97" table:formula="of:=([.$B$3]-(([.$A62]*[.E$6]/100)/20))" office:value-type="float" office:value="2.475" calcext:value-type="float">
            <text:p>2</text:p>
          </table:table-cell>
          <table:table-cell table:style-name="ce97" table:formula="of:=([.$B$3]-(([.$A62]*[.F$6]/100)/20))" office:value-type="float" office:value="2.3" calcext:value-type="float">
            <text:p>2</text:p>
          </table:table-cell>
          <table:table-cell table:style-name="ce97" table:formula="of:=([.$B$3]-(([.$A62]*[.G$6]/100)/20))" office:value-type="float" office:value="2.125" calcext:value-type="float">
            <text:p>2</text:p>
          </table:table-cell>
          <table:table-cell table:style-name="ce97" table:formula="of:=([.$B$3]-(([.$A62]*[.H$6]/100)/20))" office:value-type="float" office:value="1.95" calcext:value-type="float">
            <text:p>2</text:p>
          </table:table-cell>
          <table:table-cell table:style-name="ce97" table:formula="of:=([.$B$3]-(([.$A62]*[.I$6]/100)/20))" office:value-type="float" office:value="1.775" calcext:value-type="float">
            <text:p>2</text:p>
          </table:table-cell>
          <table:table-cell table:style-name="ce97" table:formula="of:=([.$B$3]-(([.$A62]*[.J$6]/100)/20))" office:value-type="float" office:value="1.6" calcext:value-type="float">
            <text:p>2</text:p>
          </table:table-cell>
          <table:table-cell table:style-name="ce97" table:formula="of:=([.$B$3]-(([.$A62]*[.K$6]/100)/20))" office:value-type="float" office:value="1.425" calcext:value-type="float">
            <text:p>1</text:p>
          </table:table-cell>
          <table:table-cell table:style-name="ce101" table:formula="of:=([.$B$3]-(([.$A62]*[.L$6]/100)/20))" office:value-type="float" office:value="1.25" calcext:value-type="float">
            <text:p>1</text:p>
          </table:table-cell>
          <table:table-cell table:style-name="ce97" table:formula="of:=([.$B$3]-(([.$A62]*[.M$6]/100)/20))" office:value-type="float" office:value="1.075" calcext:value-type="float">
            <text:p>1</text:p>
          </table:table-cell>
          <table:table-cell table:style-name="ce97" table:formula="of:=([.$B$3]-(([.$A62]*[.N$6]/100)/20))" office:value-type="float" office:value="0.8125" calcext:value-type="float">
            <text:p>1</text:p>
          </table:table-cell>
          <table:table-cell table:style-name="ce97" table:formula="of:=([.$B$3]-(([.$A62]*[.O$6]/100)/20))" office:value-type="float" office:value="0.375" calcext:value-type="float">
            <text:p>0</text:p>
          </table:table-cell>
          <table:table-cell table:style-name="ce97" table:formula="of:=([.$B$3]-(([.$A62]*[.P$6]/100)/20))" office:value-type="float" office:value="-0.0625" calcext:value-type="float">
            <text:p>0</text:p>
          </table:table-cell>
          <table:table-cell table:style-name="ce97" table:formula="of:=([.$B$3]-(([.$A62]*[.Q$6]/100)/20))" office:value-type="float" office:value="-0.5" calcext:value-type="float">
            <text:p>-1</text:p>
          </table:table-cell>
          <table:table-cell table:style-name="ce97" table:formula="of:=([.$B$3]-(([.$A62]*[.R$6]/100)/20))" office:value-type="float" office:value="-1.375" calcext:value-type="float">
            <text:p>-1</text:p>
          </table:table-cell>
          <table:table-cell table:style-name="ce97" table:formula="of:=([.$B$3]-(([.$A62]*[.S$6]/100)/20))" office:value-type="float" office:value="-2.25" calcext:value-type="float">
            <text:p>-2</text:p>
          </table:table-cell>
          <table:table-cell table:style-name="ce97" table:formula="of:=([.$B$3]-(([.$A62]*[.T$6]/100)/20))" office:value-type="float" office:value="-3.125" calcext:value-type="float">
            <text:p>-3</text:p>
          </table:table-cell>
          <table:table-cell table:style-name="ce97" table:formula="of:=([.$B$3]-(([.$A62]*[.U$6]/100)/20))" office:value-type="float" office:value="-4" calcext:value-type="float">
            <text:p>-4</text:p>
          </table:table-cell>
          <table:table-cell table:number-columns-repeated="1003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97" table:formula="of:=([.$B$3]-(([.$A63]*[.B$6]/100)/20))" office:value-type="float" office:value="3" calcext:value-type="float">
            <text:p>3</text:p>
          </table:table-cell>
          <table:table-cell table:style-name="ce97" table:formula="of:=([.$B$3]-(([.$A63]*[.C$6]/100)/20))" office:value-type="float" office:value="2.8" calcext:value-type="float">
            <text:p>3</text:p>
          </table:table-cell>
          <table:table-cell table:style-name="ce97" table:formula="of:=([.$B$3]-(([.$A63]*[.D$6]/100)/20))" office:value-type="float" office:value="2.6" calcext:value-type="float">
            <text:p>3</text:p>
          </table:table-cell>
          <table:table-cell table:style-name="ce97" table:formula="of:=([.$B$3]-(([.$A63]*[.E$6]/100)/20))" office:value-type="float" office:value="2.4" calcext:value-type="float">
            <text:p>2</text:p>
          </table:table-cell>
          <table:table-cell table:style-name="ce97" table:formula="of:=([.$B$3]-(([.$A63]*[.F$6]/100)/20))" office:value-type="float" office:value="2.2" calcext:value-type="float">
            <text:p>2</text:p>
          </table:table-cell>
          <table:table-cell table:style-name="ce97" table:formula="of:=([.$B$3]-(([.$A63]*[.G$6]/100)/20))" office:value-type="float" office:value="2" calcext:value-type="float">
            <text:p>2</text:p>
          </table:table-cell>
          <table:table-cell table:style-name="ce97" table:formula="of:=([.$B$3]-(([.$A63]*[.H$6]/100)/20))" office:value-type="float" office:value="1.8" calcext:value-type="float">
            <text:p>2</text:p>
          </table:table-cell>
          <table:table-cell table:style-name="ce97" table:formula="of:=([.$B$3]-(([.$A63]*[.I$6]/100)/20))" office:value-type="float" office:value="1.6" calcext:value-type="float">
            <text:p>2</text:p>
          </table:table-cell>
          <table:table-cell table:style-name="ce97" table:formula="of:=([.$B$3]-(([.$A63]*[.J$6]/100)/20))" office:value-type="float" office:value="1.4" calcext:value-type="float">
            <text:p>1</text:p>
          </table:table-cell>
          <table:table-cell table:style-name="ce97" table:formula="of:=([.$B$3]-(([.$A63]*[.K$6]/100)/20))" office:value-type="float" office:value="1.2" calcext:value-type="float">
            <text:p>1</text:p>
          </table:table-cell>
          <table:table-cell table:style-name="ce101" table:formula="of:=([.$B$3]-(([.$A63]*[.L$6]/100)/20))" office:value-type="float" office:value="1" calcext:value-type="float">
            <text:p>1</text:p>
          </table:table-cell>
          <table:table-cell table:style-name="ce97" table:formula="of:=([.$B$3]-(([.$A63]*[.M$6]/100)/20))" office:value-type="float" office:value="0.8" calcext:value-type="float">
            <text:p>1</text:p>
          </table:table-cell>
          <table:table-cell table:style-name="ce97" table:formula="of:=([.$B$3]-(([.$A63]*[.N$6]/100)/20))" office:value-type="float" office:value="0.5" calcext:value-type="float">
            <text:p>1</text:p>
          </table:table-cell>
          <table:table-cell table:style-name="ce97" table:formula="of:=([.$B$3]-(([.$A63]*[.O$6]/100)/20))" office:value-type="float" office:value="0" calcext:value-type="float">
            <text:p>0</text:p>
          </table:table-cell>
          <table:table-cell table:style-name="ce97" table:formula="of:=([.$B$3]-(([.$A63]*[.P$6]/100)/20))" office:value-type="float" office:value="-0.5" calcext:value-type="float">
            <text:p>-1</text:p>
          </table:table-cell>
          <table:table-cell table:style-name="ce97" table:formula="of:=([.$B$3]-(([.$A63]*[.Q$6]/100)/20))" office:value-type="float" office:value="-1" calcext:value-type="float">
            <text:p>-1</text:p>
          </table:table-cell>
          <table:table-cell table:style-name="ce97" table:formula="of:=([.$B$3]-(([.$A63]*[.R$6]/100)/20))" office:value-type="float" office:value="-2" calcext:value-type="float">
            <text:p>-2</text:p>
          </table:table-cell>
          <table:table-cell table:style-name="ce97" table:formula="of:=([.$B$3]-(([.$A63]*[.S$6]/100)/20))" office:value-type="float" office:value="-3" calcext:value-type="float">
            <text:p>-3</text:p>
          </table:table-cell>
          <table:table-cell table:style-name="ce97" table:formula="of:=([.$B$3]-(([.$A63]*[.T$6]/100)/20))" office:value-type="float" office:value="-4" calcext:value-type="float">
            <text:p>-4</text:p>
          </table:table-cell>
          <table:table-cell table:style-name="ce97" table:formula="of:=([.$B$3]-(([.$A63]*[.U$6]/100)/20))" office:value-type="float" office:value="-5" calcext:value-type="float">
            <text:p>-5</text:p>
          </table:table-cell>
          <table:table-cell table:number-columns-repeated="1003"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97" table:formula="of:=([.$B$3]-(([.$A64]*[.B$6]/100)/20))" office:value-type="float" office:value="3" calcext:value-type="float">
            <text:p>3</text:p>
          </table:table-cell>
          <table:table-cell table:style-name="ce97" table:formula="of:=([.$B$3]-(([.$A64]*[.C$6]/100)/20))" office:value-type="float" office:value="2.775" calcext:value-type="float">
            <text:p>3</text:p>
          </table:table-cell>
          <table:table-cell table:style-name="ce97" table:formula="of:=([.$B$3]-(([.$A64]*[.D$6]/100)/20))" office:value-type="float" office:value="2.55" calcext:value-type="float">
            <text:p>3</text:p>
          </table:table-cell>
          <table:table-cell table:style-name="ce97" table:formula="of:=([.$B$3]-(([.$A64]*[.E$6]/100)/20))" office:value-type="float" office:value="2.325" calcext:value-type="float">
            <text:p>2</text:p>
          </table:table-cell>
          <table:table-cell table:style-name="ce97" table:formula="of:=([.$B$3]-(([.$A64]*[.F$6]/100)/20))" office:value-type="float" office:value="2.1" calcext:value-type="float">
            <text:p>2</text:p>
          </table:table-cell>
          <table:table-cell table:style-name="ce97" table:formula="of:=([.$B$3]-(([.$A64]*[.G$6]/100)/20))" office:value-type="float" office:value="1.875" calcext:value-type="float">
            <text:p>2</text:p>
          </table:table-cell>
          <table:table-cell table:style-name="ce97" table:formula="of:=([.$B$3]-(([.$A64]*[.H$6]/100)/20))" office:value-type="float" office:value="1.65" calcext:value-type="float">
            <text:p>2</text:p>
          </table:table-cell>
          <table:table-cell table:style-name="ce97" table:formula="of:=([.$B$3]-(([.$A64]*[.I$6]/100)/20))" office:value-type="float" office:value="1.425" calcext:value-type="float">
            <text:p>1</text:p>
          </table:table-cell>
          <table:table-cell table:style-name="ce97" table:formula="of:=([.$B$3]-(([.$A64]*[.J$6]/100)/20))" office:value-type="float" office:value="1.2" calcext:value-type="float">
            <text:p>1</text:p>
          </table:table-cell>
          <table:table-cell table:style-name="ce97" table:formula="of:=([.$B$3]-(([.$A64]*[.K$6]/100)/20))" office:value-type="float" office:value="0.975" calcext:value-type="float">
            <text:p>1</text:p>
          </table:table-cell>
          <table:table-cell table:style-name="ce101" table:formula="of:=([.$B$3]-(([.$A64]*[.L$6]/100)/20))" office:value-type="float" office:value="0.75" calcext:value-type="float">
            <text:p>1</text:p>
          </table:table-cell>
          <table:table-cell table:style-name="ce97" table:formula="of:=([.$B$3]-(([.$A64]*[.M$6]/100)/20))" office:value-type="float" office:value="0.525" calcext:value-type="float">
            <text:p>1</text:p>
          </table:table-cell>
          <table:table-cell table:style-name="ce97" table:formula="of:=([.$B$3]-(([.$A64]*[.N$6]/100)/20))" office:value-type="float" office:value="0.1875" calcext:value-type="float">
            <text:p>0</text:p>
          </table:table-cell>
          <table:table-cell table:style-name="ce97" table:formula="of:=([.$B$3]-(([.$A64]*[.O$6]/100)/20))" office:value-type="float" office:value="-0.375" calcext:value-type="float">
            <text:p>0</text:p>
          </table:table-cell>
          <table:table-cell table:style-name="ce97" table:formula="of:=([.$B$3]-(([.$A64]*[.P$6]/100)/20))" office:value-type="float" office:value="-0.9375" calcext:value-type="float">
            <text:p>-1</text:p>
          </table:table-cell>
          <table:table-cell table:style-name="ce97" table:formula="of:=([.$B$3]-(([.$A64]*[.Q$6]/100)/20))" office:value-type="float" office:value="-1.5" calcext:value-type="float">
            <text:p>-2</text:p>
          </table:table-cell>
          <table:table-cell table:style-name="ce97" table:formula="of:=([.$B$3]-(([.$A64]*[.R$6]/100)/20))" office:value-type="float" office:value="-2.625" calcext:value-type="float">
            <text:p>-3</text:p>
          </table:table-cell>
          <table:table-cell table:style-name="ce97" table:formula="of:=([.$B$3]-(([.$A64]*[.S$6]/100)/20))" office:value-type="float" office:value="-3.75" calcext:value-type="float">
            <text:p>-4</text:p>
          </table:table-cell>
          <table:table-cell table:style-name="ce97" table:formula="of:=([.$B$3]-(([.$A64]*[.T$6]/100)/20))" office:value-type="float" office:value="-4.875" calcext:value-type="float">
            <text:p>-5</text:p>
          </table:table-cell>
          <table:table-cell table:style-name="ce97" table:formula="of:=([.$B$3]-(([.$A64]*[.U$6]/100)/20))" office:value-type="float" office:value="-6" calcext:value-type="float">
            <text:p>-6</text:p>
          </table:table-cell>
          <table:table-cell table:number-columns-repeated="1003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97" table:formula="of:=([.$B$3]-(([.$A65]*[.B$6]/100)/20))" office:value-type="float" office:value="3" calcext:value-type="float">
            <text:p>3</text:p>
          </table:table-cell>
          <table:table-cell table:style-name="ce97" table:formula="of:=([.$B$3]-(([.$A65]*[.C$6]/100)/20))" office:value-type="float" office:value="2.75" calcext:value-type="float">
            <text:p>3</text:p>
          </table:table-cell>
          <table:table-cell table:style-name="ce97" table:formula="of:=([.$B$3]-(([.$A65]*[.D$6]/100)/20))" office:value-type="float" office:value="2.5" calcext:value-type="float">
            <text:p>3</text:p>
          </table:table-cell>
          <table:table-cell table:style-name="ce97" table:formula="of:=([.$B$3]-(([.$A65]*[.E$6]/100)/20))" office:value-type="float" office:value="2.25" calcext:value-type="float">
            <text:p>2</text:p>
          </table:table-cell>
          <table:table-cell table:style-name="ce97" table:formula="of:=([.$B$3]-(([.$A65]*[.F$6]/100)/20))" office:value-type="float" office:value="2" calcext:value-type="float">
            <text:p>2</text:p>
          </table:table-cell>
          <table:table-cell table:style-name="ce97" table:formula="of:=([.$B$3]-(([.$A65]*[.G$6]/100)/20))" office:value-type="float" office:value="1.75" calcext:value-type="float">
            <text:p>2</text:p>
          </table:table-cell>
          <table:table-cell table:style-name="ce97" table:formula="of:=([.$B$3]-(([.$A65]*[.H$6]/100)/20))" office:value-type="float" office:value="1.5" calcext:value-type="float">
            <text:p>2</text:p>
          </table:table-cell>
          <table:table-cell table:style-name="ce97" table:formula="of:=([.$B$3]-(([.$A65]*[.I$6]/100)/20))" office:value-type="float" office:value="1.25" calcext:value-type="float">
            <text:p>1</text:p>
          </table:table-cell>
          <table:table-cell table:style-name="ce97" table:formula="of:=([.$B$3]-(([.$A65]*[.J$6]/100)/20))" office:value-type="float" office:value="1" calcext:value-type="float">
            <text:p>1</text:p>
          </table:table-cell>
          <table:table-cell table:style-name="ce97" table:formula="of:=([.$B$3]-(([.$A65]*[.K$6]/100)/20))" office:value-type="float" office:value="0.75" calcext:value-type="float">
            <text:p>1</text:p>
          </table:table-cell>
          <table:table-cell table:style-name="ce101" table:formula="of:=([.$B$3]-(([.$A65]*[.L$6]/100)/20))" office:value-type="float" office:value="0.5" calcext:value-type="float">
            <text:p>1</text:p>
          </table:table-cell>
          <table:table-cell table:style-name="ce97" table:formula="of:=([.$B$3]-(([.$A65]*[.M$6]/100)/20))" office:value-type="float" office:value="0.25" calcext:value-type="float">
            <text:p>0</text:p>
          </table:table-cell>
          <table:table-cell table:style-name="ce97" table:formula="of:=([.$B$3]-(([.$A65]*[.N$6]/100)/20))" office:value-type="float" office:value="-0.125" calcext:value-type="float">
            <text:p>0</text:p>
          </table:table-cell>
          <table:table-cell table:style-name="ce97" table:formula="of:=([.$B$3]-(([.$A65]*[.O$6]/100)/20))" office:value-type="float" office:value="-0.75" calcext:value-type="float">
            <text:p>-1</text:p>
          </table:table-cell>
          <table:table-cell table:style-name="ce97" table:formula="of:=([.$B$3]-(([.$A65]*[.P$6]/100)/20))" office:value-type="float" office:value="-1.375" calcext:value-type="float">
            <text:p>-1</text:p>
          </table:table-cell>
          <table:table-cell table:style-name="ce97" table:formula="of:=([.$B$3]-(([.$A65]*[.Q$6]/100)/20))" office:value-type="float" office:value="-2" calcext:value-type="float">
            <text:p>-2</text:p>
          </table:table-cell>
          <table:table-cell table:style-name="ce97" table:formula="of:=([.$B$3]-(([.$A65]*[.R$6]/100)/20))" office:value-type="float" office:value="-3.25" calcext:value-type="float">
            <text:p>-3</text:p>
          </table:table-cell>
          <table:table-cell table:style-name="ce97" table:formula="of:=([.$B$3]-(([.$A65]*[.S$6]/100)/20))" office:value-type="float" office:value="-4.5" calcext:value-type="float">
            <text:p>-5</text:p>
          </table:table-cell>
          <table:table-cell table:style-name="ce97" table:formula="of:=([.$B$3]-(([.$A65]*[.T$6]/100)/20))" office:value-type="float" office:value="-5.75" calcext:value-type="float">
            <text:p>-6</text:p>
          </table:table-cell>
          <table:table-cell table:style-name="ce97" table:formula="of:=([.$B$3]-(([.$A65]*[.U$6]/100)/20))" office:value-type="float" office:value="-7" calcext:value-type="float">
            <text:p>-7</text:p>
          </table:table-cell>
          <table:table-cell table:number-columns-repeated="1003"/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97" table:formula="of:=([.$B$3]-(([.$A66]*[.B$6]/100)/20))" office:value-type="float" office:value="3" calcext:value-type="float">
            <text:p>3</text:p>
          </table:table-cell>
          <table:table-cell table:style-name="ce97" table:formula="of:=([.$B$3]-(([.$A66]*[.C$6]/100)/20))" office:value-type="float" office:value="2.725" calcext:value-type="float">
            <text:p>3</text:p>
          </table:table-cell>
          <table:table-cell table:style-name="ce97" table:formula="of:=([.$B$3]-(([.$A66]*[.D$6]/100)/20))" office:value-type="float" office:value="2.45" calcext:value-type="float">
            <text:p>2</text:p>
          </table:table-cell>
          <table:table-cell table:style-name="ce97" table:formula="of:=([.$B$3]-(([.$A66]*[.E$6]/100)/20))" office:value-type="float" office:value="2.175" calcext:value-type="float">
            <text:p>2</text:p>
          </table:table-cell>
          <table:table-cell table:style-name="ce97" table:formula="of:=([.$B$3]-(([.$A66]*[.F$6]/100)/20))" office:value-type="float" office:value="1.9" calcext:value-type="float">
            <text:p>2</text:p>
          </table:table-cell>
          <table:table-cell table:style-name="ce97" table:formula="of:=([.$B$3]-(([.$A66]*[.G$6]/100)/20))" office:value-type="float" office:value="1.625" calcext:value-type="float">
            <text:p>2</text:p>
          </table:table-cell>
          <table:table-cell table:style-name="ce97" table:formula="of:=([.$B$3]-(([.$A66]*[.H$6]/100)/20))" office:value-type="float" office:value="1.35" calcext:value-type="float">
            <text:p>1</text:p>
          </table:table-cell>
          <table:table-cell table:style-name="ce97" table:formula="of:=([.$B$3]-(([.$A66]*[.I$6]/100)/20))" office:value-type="float" office:value="1.075" calcext:value-type="float">
            <text:p>1</text:p>
          </table:table-cell>
          <table:table-cell table:style-name="ce97" table:formula="of:=([.$B$3]-(([.$A66]*[.J$6]/100)/20))" office:value-type="float" office:value="0.8" calcext:value-type="float">
            <text:p>1</text:p>
          </table:table-cell>
          <table:table-cell table:style-name="ce97" table:formula="of:=([.$B$3]-(([.$A66]*[.K$6]/100)/20))" office:value-type="float" office:value="0.525" calcext:value-type="float">
            <text:p>1</text:p>
          </table:table-cell>
          <table:table-cell table:style-name="ce101" table:formula="of:=([.$B$3]-(([.$A66]*[.L$6]/100)/20))" office:value-type="float" office:value="0.25" calcext:value-type="float">
            <text:p>0</text:p>
          </table:table-cell>
          <table:table-cell table:style-name="ce97" table:formula="of:=([.$B$3]-(([.$A66]*[.M$6]/100)/20))" office:value-type="float" office:value="-0.0249999999999999" calcext:value-type="float">
            <text:p>0</text:p>
          </table:table-cell>
          <table:table-cell table:style-name="ce97" table:formula="of:=([.$B$3]-(([.$A66]*[.N$6]/100)/20))" office:value-type="float" office:value="-0.4375" calcext:value-type="float">
            <text:p>0</text:p>
          </table:table-cell>
          <table:table-cell table:style-name="ce97" table:formula="of:=([.$B$3]-(([.$A66]*[.O$6]/100)/20))" office:value-type="float" office:value="-1.125" calcext:value-type="float">
            <text:p>-1</text:p>
          </table:table-cell>
          <table:table-cell table:style-name="ce97" table:formula="of:=([.$B$3]-(([.$A66]*[.P$6]/100)/20))" office:value-type="float" office:value="-1.8125" calcext:value-type="float">
            <text:p>-2</text:p>
          </table:table-cell>
          <table:table-cell table:style-name="ce97" table:formula="of:=([.$B$3]-(([.$A66]*[.Q$6]/100)/20))" office:value-type="float" office:value="-2.5" calcext:value-type="float">
            <text:p>-3</text:p>
          </table:table-cell>
          <table:table-cell table:style-name="ce97" table:formula="of:=([.$B$3]-(([.$A66]*[.R$6]/100)/20))" office:value-type="float" office:value="-3.875" calcext:value-type="float">
            <text:p>-4</text:p>
          </table:table-cell>
          <table:table-cell table:style-name="ce97" table:formula="of:=([.$B$3]-(([.$A66]*[.S$6]/100)/20))" office:value-type="float" office:value="-5.25" calcext:value-type="float">
            <text:p>-5</text:p>
          </table:table-cell>
          <table:table-cell table:style-name="ce97" table:formula="of:=([.$B$3]-(([.$A66]*[.T$6]/100)/20))" office:value-type="float" office:value="-6.625" calcext:value-type="float">
            <text:p>-7</text:p>
          </table:table-cell>
          <table:table-cell table:style-name="ce97" table:formula="of:=([.$B$3]-(([.$A66]*[.U$6]/100)/20))" office:value-type="float" office:value="-8" calcext:value-type="float">
            <text:p>-8</text:p>
          </table:table-cell>
          <table:table-cell table:number-columns-repeated="1003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97" table:formula="of:=([.$B$3]-(([.$A67]*[.B$6]/100)/20))" office:value-type="float" office:value="3" calcext:value-type="float">
            <text:p>3</text:p>
          </table:table-cell>
          <table:table-cell table:style-name="ce97" table:formula="of:=([.$B$3]-(([.$A67]*[.C$6]/100)/20))" office:value-type="float" office:value="2.7" calcext:value-type="float">
            <text:p>3</text:p>
          </table:table-cell>
          <table:table-cell table:style-name="ce97" table:formula="of:=([.$B$3]-(([.$A67]*[.D$6]/100)/20))" office:value-type="float" office:value="2.4" calcext:value-type="float">
            <text:p>2</text:p>
          </table:table-cell>
          <table:table-cell table:style-name="ce97" table:formula="of:=([.$B$3]-(([.$A67]*[.E$6]/100)/20))" office:value-type="float" office:value="2.1" calcext:value-type="float">
            <text:p>2</text:p>
          </table:table-cell>
          <table:table-cell table:style-name="ce97" table:formula="of:=([.$B$3]-(([.$A67]*[.F$6]/100)/20))" office:value-type="float" office:value="1.8" calcext:value-type="float">
            <text:p>2</text:p>
          </table:table-cell>
          <table:table-cell table:style-name="ce97" table:formula="of:=([.$B$3]-(([.$A67]*[.G$6]/100)/20))" office:value-type="float" office:value="1.5" calcext:value-type="float">
            <text:p>2</text:p>
          </table:table-cell>
          <table:table-cell table:style-name="ce97" table:formula="of:=([.$B$3]-(([.$A67]*[.H$6]/100)/20))" office:value-type="float" office:value="1.2" calcext:value-type="float">
            <text:p>1</text:p>
          </table:table-cell>
          <table:table-cell table:style-name="ce97" table:formula="of:=([.$B$3]-(([.$A67]*[.I$6]/100)/20))" office:value-type="float" office:value="0.9" calcext:value-type="float">
            <text:p>1</text:p>
          </table:table-cell>
          <table:table-cell table:style-name="ce97" table:formula="of:=([.$B$3]-(([.$A67]*[.J$6]/100)/20))" office:value-type="float" office:value="0.6" calcext:value-type="float">
            <text:p>1</text:p>
          </table:table-cell>
          <table:table-cell table:style-name="ce97" table:formula="of:=([.$B$3]-(([.$A67]*[.K$6]/100)/20))" office:value-type="float" office:value="0.3" calcext:value-type="float">
            <text:p>0</text:p>
          </table:table-cell>
          <table:table-cell table:style-name="ce101" table:formula="of:=([.$B$3]-(([.$A67]*[.L$6]/100)/20))" office:value-type="float" office:value="0" calcext:value-type="float">
            <text:p>0</text:p>
          </table:table-cell>
          <table:table-cell table:style-name="ce97" table:formula="of:=([.$B$3]-(([.$A67]*[.M$6]/100)/20))" office:value-type="float" office:value="-0.3" calcext:value-type="float">
            <text:p>0</text:p>
          </table:table-cell>
          <table:table-cell table:style-name="ce97" table:formula="of:=([.$B$3]-(([.$A67]*[.N$6]/100)/20))" office:value-type="float" office:value="-0.75" calcext:value-type="float">
            <text:p>-1</text:p>
          </table:table-cell>
          <table:table-cell table:style-name="ce97" table:formula="of:=([.$B$3]-(([.$A67]*[.O$6]/100)/20))" office:value-type="float" office:value="-1.5" calcext:value-type="float">
            <text:p>-2</text:p>
          </table:table-cell>
          <table:table-cell table:style-name="ce97" table:formula="of:=([.$B$3]-(([.$A67]*[.P$6]/100)/20))" office:value-type="float" office:value="-2.25" calcext:value-type="float">
            <text:p>-2</text:p>
          </table:table-cell>
          <table:table-cell table:style-name="ce97" table:formula="of:=([.$B$3]-(([.$A67]*[.Q$6]/100)/20))" office:value-type="float" office:value="-3" calcext:value-type="float">
            <text:p>-3</text:p>
          </table:table-cell>
          <table:table-cell table:style-name="ce97" table:formula="of:=([.$B$3]-(([.$A67]*[.R$6]/100)/20))" office:value-type="float" office:value="-4.5" calcext:value-type="float">
            <text:p>-5</text:p>
          </table:table-cell>
          <table:table-cell table:style-name="ce97" table:formula="of:=([.$B$3]-(([.$A67]*[.S$6]/100)/20))" office:value-type="float" office:value="-6" calcext:value-type="float">
            <text:p>-6</text:p>
          </table:table-cell>
          <table:table-cell table:style-name="ce97" table:formula="of:=([.$B$3]-(([.$A67]*[.T$6]/100)/20))" office:value-type="float" office:value="-7.5" calcext:value-type="float">
            <text:p>-8</text:p>
          </table:table-cell>
          <table:table-cell table:style-name="ce97" table:formula="of:=([.$B$3]-(([.$A67]*[.U$6]/100)/20))" office:value-type="float" office:value="-9" calcext:value-type="float">
            <text:p>-9</text:p>
          </table:table-cell>
          <table:table-cell table:number-columns-repeated="1003"/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ce97" table:formula="of:=([.$B$3]-(([.$A68]*[.B$6]/100)/20))" office:value-type="float" office:value="3" calcext:value-type="float">
            <text:p>3</text:p>
          </table:table-cell>
          <table:table-cell table:style-name="ce97" table:formula="of:=([.$B$3]-(([.$A68]*[.C$6]/100)/20))" office:value-type="float" office:value="2.675" calcext:value-type="float">
            <text:p>3</text:p>
          </table:table-cell>
          <table:table-cell table:style-name="ce97" table:formula="of:=([.$B$3]-(([.$A68]*[.D$6]/100)/20))" office:value-type="float" office:value="2.35" calcext:value-type="float">
            <text:p>2</text:p>
          </table:table-cell>
          <table:table-cell table:style-name="ce97" table:formula="of:=([.$B$3]-(([.$A68]*[.E$6]/100)/20))" office:value-type="float" office:value="2.025" calcext:value-type="float">
            <text:p>2</text:p>
          </table:table-cell>
          <table:table-cell table:style-name="ce97" table:formula="of:=([.$B$3]-(([.$A68]*[.F$6]/100)/20))" office:value-type="float" office:value="1.7" calcext:value-type="float">
            <text:p>2</text:p>
          </table:table-cell>
          <table:table-cell table:style-name="ce97" table:formula="of:=([.$B$3]-(([.$A68]*[.G$6]/100)/20))" office:value-type="float" office:value="1.375" calcext:value-type="float">
            <text:p>1</text:p>
          </table:table-cell>
          <table:table-cell table:style-name="ce97" table:formula="of:=([.$B$3]-(([.$A68]*[.H$6]/100)/20))" office:value-type="float" office:value="1.05" calcext:value-type="float">
            <text:p>1</text:p>
          </table:table-cell>
          <table:table-cell table:style-name="ce97" table:formula="of:=([.$B$3]-(([.$A68]*[.I$6]/100)/20))" office:value-type="float" office:value="0.725" calcext:value-type="float">
            <text:p>1</text:p>
          </table:table-cell>
          <table:table-cell table:style-name="ce97" table:formula="of:=([.$B$3]-(([.$A68]*[.J$6]/100)/20))" office:value-type="float" office:value="0.4" calcext:value-type="float">
            <text:p>0</text:p>
          </table:table-cell>
          <table:table-cell table:style-name="ce97" table:formula="of:=([.$B$3]-(([.$A68]*[.K$6]/100)/20))" office:value-type="float" office:value="0.0750000000000002" calcext:value-type="float">
            <text:p>0</text:p>
          </table:table-cell>
          <table:table-cell table:style-name="ce101" table:formula="of:=([.$B$3]-(([.$A68]*[.L$6]/100)/20))" office:value-type="float" office:value="-0.25" calcext:value-type="float">
            <text:p>0</text:p>
          </table:table-cell>
          <table:table-cell table:style-name="ce97" table:formula="of:=([.$B$3]-(([.$A68]*[.M$6]/100)/20))" office:value-type="float" office:value="-0.575" calcext:value-type="float">
            <text:p>-1</text:p>
          </table:table-cell>
          <table:table-cell table:style-name="ce97" table:formula="of:=([.$B$3]-(([.$A68]*[.N$6]/100)/20))" office:value-type="float" office:value="-1.0625" calcext:value-type="float">
            <text:p>-1</text:p>
          </table:table-cell>
          <table:table-cell table:style-name="ce97" table:formula="of:=([.$B$3]-(([.$A68]*[.O$6]/100)/20))" office:value-type="float" office:value="-1.875" calcext:value-type="float">
            <text:p>-2</text:p>
          </table:table-cell>
          <table:table-cell table:style-name="ce97" table:formula="of:=([.$B$3]-(([.$A68]*[.P$6]/100)/20))" office:value-type="float" office:value="-2.6875" calcext:value-type="float">
            <text:p>-3</text:p>
          </table:table-cell>
          <table:table-cell table:style-name="ce97" table:formula="of:=([.$B$3]-(([.$A68]*[.Q$6]/100)/20))" office:value-type="float" office:value="-3.5" calcext:value-type="float">
            <text:p>-4</text:p>
          </table:table-cell>
          <table:table-cell table:style-name="ce97" table:formula="of:=([.$B$3]-(([.$A68]*[.R$6]/100)/20))" office:value-type="float" office:value="-5.125" calcext:value-type="float">
            <text:p>-5</text:p>
          </table:table-cell>
          <table:table-cell table:style-name="ce97" table:formula="of:=([.$B$3]-(([.$A68]*[.S$6]/100)/20))" office:value-type="float" office:value="-6.75" calcext:value-type="float">
            <text:p>-7</text:p>
          </table:table-cell>
          <table:table-cell table:style-name="ce97" table:formula="of:=([.$B$3]-(([.$A68]*[.T$6]/100)/20))" office:value-type="float" office:value="-8.375" calcext:value-type="float">
            <text:p>-8</text:p>
          </table:table-cell>
          <table:table-cell table:style-name="ce97" table:formula="of:=([.$B$3]-(([.$A68]*[.U$6]/100)/20))" office:value-type="float" office:value="-10" calcext:value-type="float">
            <text:p>-10</text:p>
          </table:table-cell>
          <table:table-cell table:number-columns-repeated="1003"/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97" table:formula="of:=([.$B$3]-(([.$A69]*[.B$6]/100)/20))" office:value-type="float" office:value="3" calcext:value-type="float">
            <text:p>3</text:p>
          </table:table-cell>
          <table:table-cell table:style-name="ce97" table:formula="of:=([.$B$3]-(([.$A69]*[.C$6]/100)/20))" office:value-type="float" office:value="2.65" calcext:value-type="float">
            <text:p>3</text:p>
          </table:table-cell>
          <table:table-cell table:style-name="ce97" table:formula="of:=([.$B$3]-(([.$A69]*[.D$6]/100)/20))" office:value-type="float" office:value="2.3" calcext:value-type="float">
            <text:p>2</text:p>
          </table:table-cell>
          <table:table-cell table:style-name="ce97" table:formula="of:=([.$B$3]-(([.$A69]*[.E$6]/100)/20))" office:value-type="float" office:value="1.95" calcext:value-type="float">
            <text:p>2</text:p>
          </table:table-cell>
          <table:table-cell table:style-name="ce97" table:formula="of:=([.$B$3]-(([.$A69]*[.F$6]/100)/20))" office:value-type="float" office:value="1.6" calcext:value-type="float">
            <text:p>2</text:p>
          </table:table-cell>
          <table:table-cell table:style-name="ce97" table:formula="of:=([.$B$3]-(([.$A69]*[.G$6]/100)/20))" office:value-type="float" office:value="1.25" calcext:value-type="float">
            <text:p>1</text:p>
          </table:table-cell>
          <table:table-cell table:style-name="ce97" table:formula="of:=([.$B$3]-(([.$A69]*[.H$6]/100)/20))" office:value-type="float" office:value="0.9" calcext:value-type="float">
            <text:p>1</text:p>
          </table:table-cell>
          <table:table-cell table:style-name="ce97" table:formula="of:=([.$B$3]-(([.$A69]*[.I$6]/100)/20))" office:value-type="float" office:value="0.55" calcext:value-type="float">
            <text:p>1</text:p>
          </table:table-cell>
          <table:table-cell table:style-name="ce97" table:formula="of:=([.$B$3]-(([.$A69]*[.J$6]/100)/20))" office:value-type="float" office:value="0.2" calcext:value-type="float">
            <text:p>0</text:p>
          </table:table-cell>
          <table:table-cell table:style-name="ce97" table:formula="of:=([.$B$3]-(([.$A69]*[.K$6]/100)/20))" office:value-type="float" office:value="-0.15" calcext:value-type="float">
            <text:p>0</text:p>
          </table:table-cell>
          <table:table-cell table:style-name="ce101" table:formula="of:=([.$B$3]-(([.$A69]*[.L$6]/100)/20))" office:value-type="float" office:value="-0.5" calcext:value-type="float">
            <text:p>-1</text:p>
          </table:table-cell>
          <table:table-cell table:style-name="ce97" table:formula="of:=([.$B$3]-(([.$A69]*[.M$6]/100)/20))" office:value-type="float" office:value="-0.85" calcext:value-type="float">
            <text:p>-1</text:p>
          </table:table-cell>
          <table:table-cell table:style-name="ce97" table:formula="of:=([.$B$3]-(([.$A69]*[.N$6]/100)/20))" office:value-type="float" office:value="-1.375" calcext:value-type="float">
            <text:p>-1</text:p>
          </table:table-cell>
          <table:table-cell table:style-name="ce97" table:formula="of:=([.$B$3]-(([.$A69]*[.O$6]/100)/20))" office:value-type="float" office:value="-2.25" calcext:value-type="float">
            <text:p>-2</text:p>
          </table:table-cell>
          <table:table-cell table:style-name="ce97" table:formula="of:=([.$B$3]-(([.$A69]*[.P$6]/100)/20))" office:value-type="float" office:value="-3.125" calcext:value-type="float">
            <text:p>-3</text:p>
          </table:table-cell>
          <table:table-cell table:style-name="ce97" table:formula="of:=([.$B$3]-(([.$A69]*[.Q$6]/100)/20))" office:value-type="float" office:value="-4" calcext:value-type="float">
            <text:p>-4</text:p>
          </table:table-cell>
          <table:table-cell table:style-name="ce97" table:formula="of:=([.$B$3]-(([.$A69]*[.R$6]/100)/20))" office:value-type="float" office:value="-5.75" calcext:value-type="float">
            <text:p>-6</text:p>
          </table:table-cell>
          <table:table-cell table:style-name="ce97" table:formula="of:=([.$B$3]-(([.$A69]*[.S$6]/100)/20))" office:value-type="float" office:value="-7.5" calcext:value-type="float">
            <text:p>-8</text:p>
          </table:table-cell>
          <table:table-cell table:style-name="ce97" table:formula="of:=([.$B$3]-(([.$A69]*[.T$6]/100)/20))" office:value-type="float" office:value="-9.25" calcext:value-type="float">
            <text:p>-9</text:p>
          </table:table-cell>
          <table:table-cell table:style-name="ce97" table:formula="of:=([.$B$3]-(([.$A69]*[.U$6]/100)/20))" office:value-type="float" office:value="-11" calcext:value-type="float">
            <text:p>-11</text:p>
          </table:table-cell>
          <table:table-cell table:number-columns-repeated="1003"/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ce97" table:formula="of:=([.$B$3]-(([.$A70]*[.B$6]/100)/20))" office:value-type="float" office:value="3" calcext:value-type="float">
            <text:p>3</text:p>
          </table:table-cell>
          <table:table-cell table:style-name="ce97" table:formula="of:=([.$B$3]-(([.$A70]*[.C$6]/100)/20))" office:value-type="float" office:value="2.625" calcext:value-type="float">
            <text:p>3</text:p>
          </table:table-cell>
          <table:table-cell table:style-name="ce97" table:formula="of:=([.$B$3]-(([.$A70]*[.D$6]/100)/20))" office:value-type="float" office:value="2.25" calcext:value-type="float">
            <text:p>2</text:p>
          </table:table-cell>
          <table:table-cell table:style-name="ce97" table:formula="of:=([.$B$3]-(([.$A70]*[.E$6]/100)/20))" office:value-type="float" office:value="1.875" calcext:value-type="float">
            <text:p>2</text:p>
          </table:table-cell>
          <table:table-cell table:style-name="ce97" table:formula="of:=([.$B$3]-(([.$A70]*[.F$6]/100)/20))" office:value-type="float" office:value="1.5" calcext:value-type="float">
            <text:p>2</text:p>
          </table:table-cell>
          <table:table-cell table:style-name="ce97" table:formula="of:=([.$B$3]-(([.$A70]*[.G$6]/100)/20))" office:value-type="float" office:value="1.125" calcext:value-type="float">
            <text:p>1</text:p>
          </table:table-cell>
          <table:table-cell table:style-name="ce97" table:formula="of:=([.$B$3]-(([.$A70]*[.H$6]/100)/20))" office:value-type="float" office:value="0.75" calcext:value-type="float">
            <text:p>1</text:p>
          </table:table-cell>
          <table:table-cell table:style-name="ce97" table:formula="of:=([.$B$3]-(([.$A70]*[.I$6]/100)/20))" office:value-type="float" office:value="0.375" calcext:value-type="float">
            <text:p>0</text:p>
          </table:table-cell>
          <table:table-cell table:style-name="ce97" table:formula="of:=([.$B$3]-(([.$A70]*[.J$6]/100)/20))" office:value-type="float" office:value="0" calcext:value-type="float">
            <text:p>0</text:p>
          </table:table-cell>
          <table:table-cell table:style-name="ce97" table:formula="of:=([.$B$3]-(([.$A70]*[.K$6]/100)/20))" office:value-type="float" office:value="-0.375" calcext:value-type="float">
            <text:p>0</text:p>
          </table:table-cell>
          <table:table-cell table:style-name="ce101" table:formula="of:=([.$B$3]-(([.$A70]*[.L$6]/100)/20))" office:value-type="float" office:value="-0.75" calcext:value-type="float">
            <text:p>-1</text:p>
          </table:table-cell>
          <table:table-cell table:style-name="ce97" table:formula="of:=([.$B$3]-(([.$A70]*[.M$6]/100)/20))" office:value-type="float" office:value="-1.125" calcext:value-type="float">
            <text:p>-1</text:p>
          </table:table-cell>
          <table:table-cell table:style-name="ce97" table:formula="of:=([.$B$3]-(([.$A70]*[.N$6]/100)/20))" office:value-type="float" office:value="-1.6875" calcext:value-type="float">
            <text:p>-2</text:p>
          </table:table-cell>
          <table:table-cell table:style-name="ce97" table:formula="of:=([.$B$3]-(([.$A70]*[.O$6]/100)/20))" office:value-type="float" office:value="-2.625" calcext:value-type="float">
            <text:p>-3</text:p>
          </table:table-cell>
          <table:table-cell table:style-name="ce97" table:formula="of:=([.$B$3]-(([.$A70]*[.P$6]/100)/20))" office:value-type="float" office:value="-3.5625" calcext:value-type="float">
            <text:p>-4</text:p>
          </table:table-cell>
          <table:table-cell table:style-name="ce97" table:formula="of:=([.$B$3]-(([.$A70]*[.Q$6]/100)/20))" office:value-type="float" office:value="-4.5" calcext:value-type="float">
            <text:p>-5</text:p>
          </table:table-cell>
          <table:table-cell table:style-name="ce97" table:formula="of:=([.$B$3]-(([.$A70]*[.R$6]/100)/20))" office:value-type="float" office:value="-6.375" calcext:value-type="float">
            <text:p>-6</text:p>
          </table:table-cell>
          <table:table-cell table:style-name="ce97" table:formula="of:=([.$B$3]-(([.$A70]*[.S$6]/100)/20))" office:value-type="float" office:value="-8.25" calcext:value-type="float">
            <text:p>-8</text:p>
          </table:table-cell>
          <table:table-cell table:style-name="ce97" table:formula="of:=([.$B$3]-(([.$A70]*[.T$6]/100)/20))" office:value-type="float" office:value="-10.125" calcext:value-type="float">
            <text:p>-10</text:p>
          </table:table-cell>
          <table:table-cell table:style-name="ce97" table:formula="of:=([.$B$3]-(([.$A70]*[.U$6]/100)/20))" office:value-type="float" office:value="-12" calcext:value-type="float">
            <text:p>-12</text:p>
          </table:table-cell>
          <table:table-cell table:number-columns-repeated="1003"/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ce97" table:formula="of:=([.$B$3]-(([.$A71]*[.B$6]/100)/20))" office:value-type="float" office:value="3" calcext:value-type="float">
            <text:p>3</text:p>
          </table:table-cell>
          <table:table-cell table:style-name="ce97" table:formula="of:=([.$B$3]-(([.$A71]*[.C$6]/100)/20))" office:value-type="float" office:value="2.6" calcext:value-type="float">
            <text:p>3</text:p>
          </table:table-cell>
          <table:table-cell table:style-name="ce97" table:formula="of:=([.$B$3]-(([.$A71]*[.D$6]/100)/20))" office:value-type="float" office:value="2.2" calcext:value-type="float">
            <text:p>2</text:p>
          </table:table-cell>
          <table:table-cell table:style-name="ce97" table:formula="of:=([.$B$3]-(([.$A71]*[.E$6]/100)/20))" office:value-type="float" office:value="1.8" calcext:value-type="float">
            <text:p>2</text:p>
          </table:table-cell>
          <table:table-cell table:style-name="ce97" table:formula="of:=([.$B$3]-(([.$A71]*[.F$6]/100)/20))" office:value-type="float" office:value="1.4" calcext:value-type="float">
            <text:p>1</text:p>
          </table:table-cell>
          <table:table-cell table:style-name="ce97" table:formula="of:=([.$B$3]-(([.$A71]*[.G$6]/100)/20))" office:value-type="float" office:value="1" calcext:value-type="float">
            <text:p>1</text:p>
          </table:table-cell>
          <table:table-cell table:style-name="ce97" table:formula="of:=([.$B$3]-(([.$A71]*[.H$6]/100)/20))" office:value-type="float" office:value="0.6" calcext:value-type="float">
            <text:p>1</text:p>
          </table:table-cell>
          <table:table-cell table:style-name="ce97" table:formula="of:=([.$B$3]-(([.$A71]*[.I$6]/100)/20))" office:value-type="float" office:value="0.2" calcext:value-type="float">
            <text:p>0</text:p>
          </table:table-cell>
          <table:table-cell table:style-name="ce97" table:formula="of:=([.$B$3]-(([.$A71]*[.J$6]/100)/20))" office:value-type="float" office:value="-0.2" calcext:value-type="float">
            <text:p>0</text:p>
          </table:table-cell>
          <table:table-cell table:style-name="ce97" table:formula="of:=([.$B$3]-(([.$A71]*[.K$6]/100)/20))" office:value-type="float" office:value="-0.6" calcext:value-type="float">
            <text:p>-1</text:p>
          </table:table-cell>
          <table:table-cell table:style-name="ce101" table:formula="of:=([.$B$3]-(([.$A71]*[.L$6]/100)/20))" office:value-type="float" office:value="-1" calcext:value-type="float">
            <text:p>-1</text:p>
          </table:table-cell>
          <table:table-cell table:style-name="ce97" table:formula="of:=([.$B$3]-(([.$A71]*[.M$6]/100)/20))" office:value-type="float" office:value="-1.4" calcext:value-type="float">
            <text:p>-1</text:p>
          </table:table-cell>
          <table:table-cell table:style-name="ce97" table:formula="of:=([.$B$3]-(([.$A71]*[.N$6]/100)/20))" office:value-type="float" office:value="-2" calcext:value-type="float">
            <text:p>-2</text:p>
          </table:table-cell>
          <table:table-cell table:style-name="ce97" table:formula="of:=([.$B$3]-(([.$A71]*[.O$6]/100)/20))" office:value-type="float" office:value="-3" calcext:value-type="float">
            <text:p>-3</text:p>
          </table:table-cell>
          <table:table-cell table:style-name="ce97" table:formula="of:=([.$B$3]-(([.$A71]*[.P$6]/100)/20))" office:value-type="float" office:value="-4" calcext:value-type="float">
            <text:p>-4</text:p>
          </table:table-cell>
          <table:table-cell table:style-name="ce97" table:formula="of:=([.$B$3]-(([.$A71]*[.Q$6]/100)/20))" office:value-type="float" office:value="-5" calcext:value-type="float">
            <text:p>-5</text:p>
          </table:table-cell>
          <table:table-cell table:style-name="ce97" table:formula="of:=([.$B$3]-(([.$A71]*[.R$6]/100)/20))" office:value-type="float" office:value="-7" calcext:value-type="float">
            <text:p>-7</text:p>
          </table:table-cell>
          <table:table-cell table:style-name="ce97" table:formula="of:=([.$B$3]-(([.$A71]*[.S$6]/100)/20))" office:value-type="float" office:value="-9" calcext:value-type="float">
            <text:p>-9</text:p>
          </table:table-cell>
          <table:table-cell table:style-name="ce97" table:formula="of:=([.$B$3]-(([.$A71]*[.T$6]/100)/20))" office:value-type="float" office:value="-11" calcext:value-type="float">
            <text:p>-11</text:p>
          </table:table-cell>
          <table:table-cell table:style-name="ce97" table:formula="of:=([.$B$3]-(([.$A71]*[.U$6]/100)/20))" office:value-type="float" office:value="-13" calcext:value-type="float">
            <text:p>-13</text:p>
          </table:table-cell>
          <table:table-cell table:number-columns-repeated="1003"/>
        </table:table-row>
        <table:table-row table:style-name="ro1">
          <table:table-cell office:value-type="float" office:value="85" calcext:value-type="float">
            <text:p>85</text:p>
          </table:table-cell>
          <table:table-cell table:style-name="ce97" table:formula="of:=([.$B$3]-(([.$A72]*[.B$6]/100)/20))" office:value-type="float" office:value="3" calcext:value-type="float">
            <text:p>3</text:p>
          </table:table-cell>
          <table:table-cell table:style-name="ce97" table:formula="of:=([.$B$3]-(([.$A72]*[.C$6]/100)/20))" office:value-type="float" office:value="2.575" calcext:value-type="float">
            <text:p>3</text:p>
          </table:table-cell>
          <table:table-cell table:style-name="ce97" table:formula="of:=([.$B$3]-(([.$A72]*[.D$6]/100)/20))" office:value-type="float" office:value="2.15" calcext:value-type="float">
            <text:p>2</text:p>
          </table:table-cell>
          <table:table-cell table:style-name="ce97" table:formula="of:=([.$B$3]-(([.$A72]*[.E$6]/100)/20))" office:value-type="float" office:value="1.725" calcext:value-type="float">
            <text:p>2</text:p>
          </table:table-cell>
          <table:table-cell table:style-name="ce97" table:formula="of:=([.$B$3]-(([.$A72]*[.F$6]/100)/20))" office:value-type="float" office:value="1.3" calcext:value-type="float">
            <text:p>1</text:p>
          </table:table-cell>
          <table:table-cell table:style-name="ce97" table:formula="of:=([.$B$3]-(([.$A72]*[.G$6]/100)/20))" office:value-type="float" office:value="0.875" calcext:value-type="float">
            <text:p>1</text:p>
          </table:table-cell>
          <table:table-cell table:style-name="ce97" table:formula="of:=([.$B$3]-(([.$A72]*[.H$6]/100)/20))" office:value-type="float" office:value="0.45" calcext:value-type="float">
            <text:p>0</text:p>
          </table:table-cell>
          <table:table-cell table:style-name="ce97" table:formula="of:=([.$B$3]-(([.$A72]*[.I$6]/100)/20))" office:value-type="float" office:value="0.0249999999999999" calcext:value-type="float">
            <text:p>0</text:p>
          </table:table-cell>
          <table:table-cell table:style-name="ce97" table:formula="of:=([.$B$3]-(([.$A72]*[.J$6]/100)/20))" office:value-type="float" office:value="-0.4" calcext:value-type="float">
            <text:p>0</text:p>
          </table:table-cell>
          <table:table-cell table:style-name="ce97" table:formula="of:=([.$B$3]-(([.$A72]*[.K$6]/100)/20))" office:value-type="float" office:value="-0.825" calcext:value-type="float">
            <text:p>-1</text:p>
          </table:table-cell>
          <table:table-cell table:style-name="ce101" table:formula="of:=([.$B$3]-(([.$A72]*[.L$6]/100)/20))" office:value-type="float" office:value="-1.25" calcext:value-type="float">
            <text:p>-1</text:p>
          </table:table-cell>
          <table:table-cell table:style-name="ce97" table:formula="of:=([.$B$3]-(([.$A72]*[.M$6]/100)/20))" office:value-type="float" office:value="-1.675" calcext:value-type="float">
            <text:p>-2</text:p>
          </table:table-cell>
          <table:table-cell table:style-name="ce97" table:formula="of:=([.$B$3]-(([.$A72]*[.N$6]/100)/20))" office:value-type="float" office:value="-2.3125" calcext:value-type="float">
            <text:p>-2</text:p>
          </table:table-cell>
          <table:table-cell table:style-name="ce97" table:formula="of:=([.$B$3]-(([.$A72]*[.O$6]/100)/20))" office:value-type="float" office:value="-3.375" calcext:value-type="float">
            <text:p>-3</text:p>
          </table:table-cell>
          <table:table-cell table:style-name="ce97" table:formula="of:=([.$B$3]-(([.$A72]*[.P$6]/100)/20))" office:value-type="float" office:value="-4.4375" calcext:value-type="float">
            <text:p>-4</text:p>
          </table:table-cell>
          <table:table-cell table:style-name="ce97" table:formula="of:=([.$B$3]-(([.$A72]*[.Q$6]/100)/20))" office:value-type="float" office:value="-5.5" calcext:value-type="float">
            <text:p>-6</text:p>
          </table:table-cell>
          <table:table-cell table:style-name="ce97" table:formula="of:=([.$B$3]-(([.$A72]*[.R$6]/100)/20))" office:value-type="float" office:value="-7.625" calcext:value-type="float">
            <text:p>-8</text:p>
          </table:table-cell>
          <table:table-cell table:style-name="ce97" table:formula="of:=([.$B$3]-(([.$A72]*[.S$6]/100)/20))" office:value-type="float" office:value="-9.75" calcext:value-type="float">
            <text:p>-10</text:p>
          </table:table-cell>
          <table:table-cell table:style-name="ce97" table:formula="of:=([.$B$3]-(([.$A72]*[.T$6]/100)/20))" office:value-type="float" office:value="-11.875" calcext:value-type="float">
            <text:p>-12</text:p>
          </table:table-cell>
          <table:table-cell table:style-name="ce97" table:formula="of:=([.$B$3]-(([.$A72]*[.U$6]/100)/20))" office:value-type="float" office:value="-14" calcext:value-type="float">
            <text:p>-14</text:p>
          </table:table-cell>
          <table:table-cell table:number-columns-repeated="1003"/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97" table:formula="of:=([.$B$3]-(([.$A73]*[.B$6]/100)/20))" office:value-type="float" office:value="3" calcext:value-type="float">
            <text:p>3</text:p>
          </table:table-cell>
          <table:table-cell table:style-name="ce97" table:formula="of:=([.$B$3]-(([.$A73]*[.C$6]/100)/20))" office:value-type="float" office:value="2.55" calcext:value-type="float">
            <text:p>3</text:p>
          </table:table-cell>
          <table:table-cell table:style-name="ce97" table:formula="of:=([.$B$3]-(([.$A73]*[.D$6]/100)/20))" office:value-type="float" office:value="2.1" calcext:value-type="float">
            <text:p>2</text:p>
          </table:table-cell>
          <table:table-cell table:style-name="ce97" table:formula="of:=([.$B$3]-(([.$A73]*[.E$6]/100)/20))" office:value-type="float" office:value="1.65" calcext:value-type="float">
            <text:p>2</text:p>
          </table:table-cell>
          <table:table-cell table:style-name="ce97" table:formula="of:=([.$B$3]-(([.$A73]*[.F$6]/100)/20))" office:value-type="float" office:value="1.2" calcext:value-type="float">
            <text:p>1</text:p>
          </table:table-cell>
          <table:table-cell table:style-name="ce97" table:formula="of:=([.$B$3]-(([.$A73]*[.G$6]/100)/20))" office:value-type="float" office:value="0.75" calcext:value-type="float">
            <text:p>1</text:p>
          </table:table-cell>
          <table:table-cell table:style-name="ce97" table:formula="of:=([.$B$3]-(([.$A73]*[.H$6]/100)/20))" office:value-type="float" office:value="0.3" calcext:value-type="float">
            <text:p>0</text:p>
          </table:table-cell>
          <table:table-cell table:style-name="ce97" table:formula="of:=([.$B$3]-(([.$A73]*[.I$6]/100)/20))" office:value-type="float" office:value="-0.15" calcext:value-type="float">
            <text:p>0</text:p>
          </table:table-cell>
          <table:table-cell table:style-name="ce97" table:formula="of:=([.$B$3]-(([.$A73]*[.J$6]/100)/20))" office:value-type="float" office:value="-0.6" calcext:value-type="float">
            <text:p>-1</text:p>
          </table:table-cell>
          <table:table-cell table:style-name="ce97" table:formula="of:=([.$B$3]-(([.$A73]*[.K$6]/100)/20))" office:value-type="float" office:value="-1.05" calcext:value-type="float">
            <text:p>-1</text:p>
          </table:table-cell>
          <table:table-cell table:style-name="ce101" table:formula="of:=([.$B$3]-(([.$A73]*[.L$6]/100)/20))" office:value-type="float" office:value="-1.5" calcext:value-type="float">
            <text:p>-2</text:p>
          </table:table-cell>
          <table:table-cell table:style-name="ce97" table:formula="of:=([.$B$3]-(([.$A73]*[.M$6]/100)/20))" office:value-type="float" office:value="-1.95" calcext:value-type="float">
            <text:p>-2</text:p>
          </table:table-cell>
          <table:table-cell table:style-name="ce97" table:formula="of:=([.$B$3]-(([.$A73]*[.N$6]/100)/20))" office:value-type="float" office:value="-2.625" calcext:value-type="float">
            <text:p>-3</text:p>
          </table:table-cell>
          <table:table-cell table:style-name="ce97" table:formula="of:=([.$B$3]-(([.$A73]*[.O$6]/100)/20))" office:value-type="float" office:value="-3.75" calcext:value-type="float">
            <text:p>-4</text:p>
          </table:table-cell>
          <table:table-cell table:style-name="ce97" table:formula="of:=([.$B$3]-(([.$A73]*[.P$6]/100)/20))" office:value-type="float" office:value="-4.875" calcext:value-type="float">
            <text:p>-5</text:p>
          </table:table-cell>
          <table:table-cell table:style-name="ce97" table:formula="of:=([.$B$3]-(([.$A73]*[.Q$6]/100)/20))" office:value-type="float" office:value="-6" calcext:value-type="float">
            <text:p>-6</text:p>
          </table:table-cell>
          <table:table-cell table:style-name="ce97" table:formula="of:=([.$B$3]-(([.$A73]*[.R$6]/100)/20))" office:value-type="float" office:value="-8.25" calcext:value-type="float">
            <text:p>-8</text:p>
          </table:table-cell>
          <table:table-cell table:style-name="ce97" table:formula="of:=([.$B$3]-(([.$A73]*[.S$6]/100)/20))" office:value-type="float" office:value="-10.5" calcext:value-type="float">
            <text:p>-11</text:p>
          </table:table-cell>
          <table:table-cell table:style-name="ce97" table:formula="of:=([.$B$3]-(([.$A73]*[.T$6]/100)/20))" office:value-type="float" office:value="-12.75" calcext:value-type="float">
            <text:p>-13</text:p>
          </table:table-cell>
          <table:table-cell table:style-name="ce97" table:formula="of:=([.$B$3]-(([.$A73]*[.U$6]/100)/20))" office:value-type="float" office:value="-15" calcext:value-type="float">
            <text:p>-15</text:p>
          </table:table-cell>
          <table:table-cell table:number-columns-repeated="1003"/>
        </table:table-row>
        <table:table-row table:style-name="ro1">
          <table:table-cell office:value-type="float" office:value="95" calcext:value-type="float">
            <text:p>95</text:p>
          </table:table-cell>
          <table:table-cell table:style-name="ce97" table:formula="of:=([.$B$3]-(([.$A74]*[.B$6]/100)/20))" office:value-type="float" office:value="3" calcext:value-type="float">
            <text:p>3</text:p>
          </table:table-cell>
          <table:table-cell table:style-name="ce97" table:formula="of:=([.$B$3]-(([.$A74]*[.C$6]/100)/20))" office:value-type="float" office:value="2.525" calcext:value-type="float">
            <text:p>3</text:p>
          </table:table-cell>
          <table:table-cell table:style-name="ce97" table:formula="of:=([.$B$3]-(([.$A74]*[.D$6]/100)/20))" office:value-type="float" office:value="2.05" calcext:value-type="float">
            <text:p>2</text:p>
          </table:table-cell>
          <table:table-cell table:style-name="ce97" table:formula="of:=([.$B$3]-(([.$A74]*[.E$6]/100)/20))" office:value-type="float" office:value="1.575" calcext:value-type="float">
            <text:p>2</text:p>
          </table:table-cell>
          <table:table-cell table:style-name="ce97" table:formula="of:=([.$B$3]-(([.$A74]*[.F$6]/100)/20))" office:value-type="float" office:value="1.1" calcext:value-type="float">
            <text:p>1</text:p>
          </table:table-cell>
          <table:table-cell table:style-name="ce97" table:formula="of:=([.$B$3]-(([.$A74]*[.G$6]/100)/20))" office:value-type="float" office:value="0.625" calcext:value-type="float">
            <text:p>1</text:p>
          </table:table-cell>
          <table:table-cell table:style-name="ce97" table:formula="of:=([.$B$3]-(([.$A74]*[.H$6]/100)/20))" office:value-type="float" office:value="0.15" calcext:value-type="float">
            <text:p>0</text:p>
          </table:table-cell>
          <table:table-cell table:style-name="ce97" table:formula="of:=([.$B$3]-(([.$A74]*[.I$6]/100)/20))" office:value-type="float" office:value="-0.325" calcext:value-type="float">
            <text:p>0</text:p>
          </table:table-cell>
          <table:table-cell table:style-name="ce97" table:formula="of:=([.$B$3]-(([.$A74]*[.J$6]/100)/20))" office:value-type="float" office:value="-0.8" calcext:value-type="float">
            <text:p>-1</text:p>
          </table:table-cell>
          <table:table-cell table:style-name="ce97" table:formula="of:=([.$B$3]-(([.$A74]*[.K$6]/100)/20))" office:value-type="float" office:value="-1.275" calcext:value-type="float">
            <text:p>-1</text:p>
          </table:table-cell>
          <table:table-cell table:style-name="ce101" table:formula="of:=([.$B$3]-(([.$A74]*[.L$6]/100)/20))" office:value-type="float" office:value="-1.75" calcext:value-type="float">
            <text:p>-2</text:p>
          </table:table-cell>
          <table:table-cell table:style-name="ce97" table:formula="of:=([.$B$3]-(([.$A74]*[.M$6]/100)/20))" office:value-type="float" office:value="-2.225" calcext:value-type="float">
            <text:p>-2</text:p>
          </table:table-cell>
          <table:table-cell table:style-name="ce97" table:formula="of:=([.$B$3]-(([.$A74]*[.N$6]/100)/20))" office:value-type="float" office:value="-2.9375" calcext:value-type="float">
            <text:p>-3</text:p>
          </table:table-cell>
          <table:table-cell table:style-name="ce97" table:formula="of:=([.$B$3]-(([.$A74]*[.O$6]/100)/20))" office:value-type="float" office:value="-4.125" calcext:value-type="float">
            <text:p>-4</text:p>
          </table:table-cell>
          <table:table-cell table:style-name="ce97" table:formula="of:=([.$B$3]-(([.$A74]*[.P$6]/100)/20))" office:value-type="float" office:value="-5.3125" calcext:value-type="float">
            <text:p>-5</text:p>
          </table:table-cell>
          <table:table-cell table:style-name="ce97" table:formula="of:=([.$B$3]-(([.$A74]*[.Q$6]/100)/20))" office:value-type="float" office:value="-6.5" calcext:value-type="float">
            <text:p>-7</text:p>
          </table:table-cell>
          <table:table-cell table:style-name="ce97" table:formula="of:=([.$B$3]-(([.$A74]*[.R$6]/100)/20))" office:value-type="float" office:value="-8.875" calcext:value-type="float">
            <text:p>-9</text:p>
          </table:table-cell>
          <table:table-cell table:style-name="ce97" table:formula="of:=([.$B$3]-(([.$A74]*[.S$6]/100)/20))" office:value-type="float" office:value="-11.25" calcext:value-type="float">
            <text:p>-11</text:p>
          </table:table-cell>
          <table:table-cell table:style-name="ce97" table:formula="of:=([.$B$3]-(([.$A74]*[.T$6]/100)/20))" office:value-type="float" office:value="-13.625" calcext:value-type="float">
            <text:p>-14</text:p>
          </table:table-cell>
          <table:table-cell table:style-name="ce97" table:formula="of:=([.$B$3]-(([.$A74]*[.U$6]/100)/20))" office:value-type="float" office:value="-16" calcext:value-type="float">
            <text:p>-16</text:p>
          </table:table-cell>
          <table:table-cell table:number-columns-repeated="1003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97" table:formula="of:=([.$B$3]-(([.$A75]*[.B$6]/100)/20))" office:value-type="float" office:value="3" calcext:value-type="float">
            <text:p>3</text:p>
          </table:table-cell>
          <table:table-cell table:style-name="ce97" table:formula="of:=([.$B$3]-(([.$A75]*[.C$6]/100)/20))" office:value-type="float" office:value="2.5" calcext:value-type="float">
            <text:p>3</text:p>
          </table:table-cell>
          <table:table-cell table:style-name="ce97" table:formula="of:=([.$B$3]-(([.$A75]*[.D$6]/100)/20))" office:value-type="float" office:value="2" calcext:value-type="float">
            <text:p>2</text:p>
          </table:table-cell>
          <table:table-cell table:style-name="ce97" table:formula="of:=([.$B$3]-(([.$A75]*[.E$6]/100)/20))" office:value-type="float" office:value="1.5" calcext:value-type="float">
            <text:p>2</text:p>
          </table:table-cell>
          <table:table-cell table:style-name="ce97" table:formula="of:=([.$B$3]-(([.$A75]*[.F$6]/100)/20))" office:value-type="float" office:value="1" calcext:value-type="float">
            <text:p>1</text:p>
          </table:table-cell>
          <table:table-cell table:style-name="ce97" table:formula="of:=([.$B$3]-(([.$A75]*[.G$6]/100)/20))" office:value-type="float" office:value="0.5" calcext:value-type="float">
            <text:p>1</text:p>
          </table:table-cell>
          <table:table-cell table:style-name="ce97" table:formula="of:=([.$B$3]-(([.$A75]*[.H$6]/100)/20))" office:value-type="float" office:value="0" calcext:value-type="float">
            <text:p>0</text:p>
          </table:table-cell>
          <table:table-cell table:style-name="ce97" table:formula="of:=([.$B$3]-(([.$A75]*[.I$6]/100)/20))" office:value-type="float" office:value="-0.5" calcext:value-type="float">
            <text:p>-1</text:p>
          </table:table-cell>
          <table:table-cell table:style-name="ce97" table:formula="of:=([.$B$3]-(([.$A75]*[.J$6]/100)/20))" office:value-type="float" office:value="-1" calcext:value-type="float">
            <text:p>-1</text:p>
          </table:table-cell>
          <table:table-cell table:style-name="ce97" table:formula="of:=([.$B$3]-(([.$A75]*[.K$6]/100)/20))" office:value-type="float" office:value="-1.5" calcext:value-type="float">
            <text:p>-2</text:p>
          </table:table-cell>
          <table:table-cell table:style-name="ce101" table:formula="of:=([.$B$3]-(([.$A75]*[.L$6]/100)/20))" office:value-type="float" office:value="-2" calcext:value-type="float">
            <text:p>-2</text:p>
          </table:table-cell>
          <table:table-cell table:style-name="ce97" table:formula="of:=([.$B$3]-(([.$A75]*[.M$6]/100)/20))" office:value-type="float" office:value="-2.5" calcext:value-type="float">
            <text:p>-3</text:p>
          </table:table-cell>
          <table:table-cell table:style-name="ce97" table:formula="of:=([.$B$3]-(([.$A75]*[.N$6]/100)/20))" office:value-type="float" office:value="-3.25" calcext:value-type="float">
            <text:p>-3</text:p>
          </table:table-cell>
          <table:table-cell table:style-name="ce97" table:formula="of:=([.$B$3]-(([.$A75]*[.O$6]/100)/20))" office:value-type="float" office:value="-4.5" calcext:value-type="float">
            <text:p>-5</text:p>
          </table:table-cell>
          <table:table-cell table:style-name="ce97" table:formula="of:=([.$B$3]-(([.$A75]*[.P$6]/100)/20))" office:value-type="float" office:value="-5.75" calcext:value-type="float">
            <text:p>-6</text:p>
          </table:table-cell>
          <table:table-cell table:style-name="ce97" table:formula="of:=([.$B$3]-(([.$A75]*[.Q$6]/100)/20))" office:value-type="float" office:value="-7" calcext:value-type="float">
            <text:p>-7</text:p>
          </table:table-cell>
          <table:table-cell table:style-name="ce97" table:formula="of:=([.$B$3]-(([.$A75]*[.R$6]/100)/20))" office:value-type="float" office:value="-9.5" calcext:value-type="float">
            <text:p>-10</text:p>
          </table:table-cell>
          <table:table-cell table:style-name="ce97" table:formula="of:=([.$B$3]-(([.$A75]*[.S$6]/100)/20))" office:value-type="float" office:value="-12" calcext:value-type="float">
            <text:p>-12</text:p>
          </table:table-cell>
          <table:table-cell table:style-name="ce97" table:formula="of:=([.$B$3]-(([.$A75]*[.T$6]/100)/20))" office:value-type="float" office:value="-14.5" calcext:value-type="float">
            <text:p>-15</text:p>
          </table:table-cell>
          <table:table-cell table:style-name="ce97" table:formula="of:=([.$B$3]-(([.$A75]*[.U$6]/100)/20))" office:value-type="float" office:value="-17" calcext:value-type="float">
            <text:p>-17</text:p>
          </table:table-cell>
          <table:table-cell table:number-columns-repeated="1003"/>
        </table:table-row>
        <table:table-row table:style-name="ro1" table:number-rows-repeated="1048500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armure.B7:armure.U27">
            <calcext:condition calcext:apply-style-name="Bad" calcext:value="&lt;0.5" calcext:base-cell-address="armure.B7"/>
          </calcext:conditional-format>
          <calcext:conditional-format calcext:target-range-address="armure.B31:armure.U51">
            <calcext:condition calcext:apply-style-name="Bad" calcext:value="&lt;0.5" calcext:base-cell-address="armure.B31"/>
          </calcext:conditional-format>
          <calcext:conditional-format calcext:target-range-address="armure.B55:armure.U75">
            <calcext:condition calcext:apply-style-name="Bad" calcext:value="&lt;0.5" calcext:base-cell-address="armure.B55"/>
          </calcext:conditional-format>
        </calcext:conditional-formats>
      </table:table>
      <table:table table:name="moveCost Adj" table:style-name="ta1">
        <table:table-column table:style-name="co5" table:number-columns-repeated="1024" table:default-cell-style-name="ce4"/>
        <table:table-row table:style-name="ro1" table:number-rows-repeated="2">
          <table:table-cell table:number-columns-repeated="1024"/>
        </table:table-row>
        <table:table-row table:style-name="ro1">
          <table:table-cell table:style-name="ce103" office:value-type="string" calcext:value-type="string">
            <text:p>moveCost</text:p>
          </table:table-cell>
          <table:table-cell table:style-name="ce103" office:value-type="string" calcext:value-type="string">
            <text:p>racine</text:p>
          </table:table-cell>
          <table:table-cell table:style-name="ce103" office:value-type="float" office:value="-5" calcext:value-type="float">
            <text:p>-5</text:p>
          </table:table-cell>
          <table:table-cell table:style-name="ce103" office:value-type="string" calcext:value-type="string">
            <text:p>rapChoice</text:p>
          </table:table-cell>
          <table:table-cell table:style-name="ce103" office:value-type="string" calcext:value-type="string">
            <text:p>prec</text:p>
          </table:table-cell>
          <table:table-cell table:style-name="ce103" table:number-columns-repeated="1019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SQRT([.A4])" office:value-type="float" office:value="5.47722557505166" calcext:value-type="float">
            <text:p>5</text:p>
          </table:table-cell>
          <table:table-cell table:formula="of:=[.B4]-5" office:value-type="float" office:value="0.477225575051661" calcext:value-type="float">
            <text:p>0</text:p>
          </table:table-cell>
          <table:table-cell table:formula="of:=[.C4]*2" office:value-type="float" office:value="0.954451150103322" calcext:value-type="float">
            <text:p>1</text:p>
          </table:table-cell>
          <table:table-cell table:formula="of:=100-[.D4]" office:value-type="float" office:value="99.0455488498967" calcext:value-type="float">
            <text:p>99</text:p>
          </table:table-cell>
          <table:table-cell table:number-columns-repeated="1019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SQRT([.A5])" office:value-type="float" office:value="6.32455532033676" calcext:value-type="float">
            <text:p>6</text:p>
          </table:table-cell>
          <table:table-cell table:formula="of:=[.B5]-5" office:value-type="float" office:value="1.32455532033676" calcext:value-type="float">
            <text:p>1</text:p>
          </table:table-cell>
          <table:table-cell table:formula="of:=[.C5]*2" office:value-type="float" office:value="2.64911064067352" calcext:value-type="float">
            <text:p>3</text:p>
          </table:table-cell>
          <table:table-cell table:formula="of:=100-[.D5]" office:value-type="float" office:value="97.3508893593265" calcext:value-type="float">
            <text:p>97</text:p>
          </table:table-cell>
          <table:table-cell table:number-columns-repeated="1019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SQRT([.A6])" office:value-type="float" office:value="7.07106781186548" calcext:value-type="float">
            <text:p>7</text:p>
          </table:table-cell>
          <table:table-cell table:formula="of:=[.B6]-5" office:value-type="float" office:value="2.07106781186548" calcext:value-type="float">
            <text:p>2</text:p>
          </table:table-cell>
          <table:table-cell table:formula="of:=[.C6]*2" office:value-type="float" office:value="4.14213562373095" calcext:value-type="float">
            <text:p>4</text:p>
          </table:table-cell>
          <table:table-cell table:formula="of:=100-[.D6]" office:value-type="float" office:value="95.857864376269" calcext:value-type="float">
            <text:p>96</text:p>
          </table:table-cell>
          <table:table-cell table:number-columns-repeated="1019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SQRT([.A7])" office:value-type="float" office:value="7.74596669241483" calcext:value-type="float">
            <text:p>8</text:p>
          </table:table-cell>
          <table:table-cell table:formula="of:=[.B7]-5" office:value-type="float" office:value="2.74596669241483" calcext:value-type="float">
            <text:p>3</text:p>
          </table:table-cell>
          <table:table-cell table:formula="of:=[.C7]*2" office:value-type="float" office:value="5.49193338482967" calcext:value-type="float">
            <text:p>5</text:p>
          </table:table-cell>
          <table:table-cell table:formula="of:=100-[.D7]" office:value-type="float" office:value="94.5080666151703" calcext:value-type="float">
            <text:p>95</text:p>
          </table:table-cell>
          <table:table-cell table:number-columns-repeated="1019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SQRT([.A8])" office:value-type="float" office:value="8.66025403784439" calcext:value-type="float">
            <text:p>9</text:p>
          </table:table-cell>
          <table:table-cell table:formula="of:=[.B8]-5" office:value-type="float" office:value="3.66025403784439" calcext:value-type="float">
            <text:p>4</text:p>
          </table:table-cell>
          <table:table-cell table:formula="of:=[.C8]*2" office:value-type="float" office:value="7.32050807568877" calcext:value-type="float">
            <text:p>7</text:p>
          </table:table-cell>
          <table:table-cell table:formula="of:=100-[.D8]" office:value-type="float" office:value="92.6794919243112" calcext:value-type="float">
            <text:p>93</text:p>
          </table:table-cell>
          <table:table-cell table:number-columns-repeated="1019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SQRT([.A9])" office:value-type="float" office:value="10" calcext:value-type="float">
            <text:p>10</text:p>
          </table:table-cell>
          <table:table-cell table:formula="of:=[.B9]-5" office:value-type="float" office:value="5" calcext:value-type="float">
            <text:p>5</text:p>
          </table:table-cell>
          <table:table-cell table:formula="of:=[.C9]*2" office:value-type="float" office:value="10" calcext:value-type="float">
            <text:p>10</text:p>
          </table:table-cell>
          <table:table-cell table:formula="of:=100-[.D9]" office:value-type="float" office:value="90" calcext:value-type="float">
            <text:p>90</text:p>
          </table:table-cell>
          <table:table-cell table:number-columns-repeated="1019"/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SQRT([.A10])" office:value-type="float" office:value="12.2474487139159" calcext:value-type="float">
            <text:p>12</text:p>
          </table:table-cell>
          <table:table-cell table:formula="of:=[.B10]-5" office:value-type="float" office:value="7.24744871391589" calcext:value-type="float">
            <text:p>7</text:p>
          </table:table-cell>
          <table:table-cell table:formula="of:=[.C10]*2" office:value-type="float" office:value="14.4948974278318" calcext:value-type="float">
            <text:p>14</text:p>
          </table:table-cell>
          <table:table-cell table:formula="of:=100-[.D10]" office:value-type="float" office:value="85.5051025721682" calcext:value-type="float">
            <text:p>86</text:p>
          </table:table-cell>
          <table:table-cell table:number-columns-repeated="1019"/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SQRT([.A11])" office:value-type="float" office:value="14.142135623731" calcext:value-type="float">
            <text:p>14</text:p>
          </table:table-cell>
          <table:table-cell table:formula="of:=[.B11]-5" office:value-type="float" office:value="9.14213562373095" calcext:value-type="float">
            <text:p>9</text:p>
          </table:table-cell>
          <table:table-cell table:formula="of:=[.C11]*2" office:value-type="float" office:value="18.2842712474619" calcext:value-type="float">
            <text:p>18</text:p>
          </table:table-cell>
          <table:table-cell table:formula="of:=100-[.D11]" office:value-type="float" office:value="81.7157287525381" calcext:value-type="float">
            <text:p>82</text:p>
          </table:table-cell>
          <table:table-cell table:number-columns-repeated="1019"/>
        </table:table-row>
        <table:table-row table:style-name="ro1">
          <table:table-cell office:value-type="float" office:value="250" calcext:value-type="float">
            <text:p>250</text:p>
          </table:table-cell>
          <table:table-cell table:formula="of:=SQRT([.A12])" office:value-type="float" office:value="15.8113883008419" calcext:value-type="float">
            <text:p>16</text:p>
          </table:table-cell>
          <table:table-cell table:formula="of:=[.B12]-5" office:value-type="float" office:value="10.8113883008419" calcext:value-type="float">
            <text:p>11</text:p>
          </table:table-cell>
          <table:table-cell table:formula="of:=[.C12]*2" office:value-type="float" office:value="21.6227766016838" calcext:value-type="float">
            <text:p>22</text:p>
          </table:table-cell>
          <table:table-cell table:formula="of:=100-[.D12]" office:value-type="float" office:value="78.3772233983162" calcext:value-type="float">
            <text:p>78</text:p>
          </table:table-cell>
          <table:table-cell table:number-columns-repeated="1019"/>
        </table:table-row>
        <table:table-row table:style-name="ro1">
          <table:table-cell office:value-type="float" office:value="375" calcext:value-type="float">
            <text:p>375</text:p>
          </table:table-cell>
          <table:table-cell table:formula="of:=SQRT([.A13])" office:value-type="float" office:value="19.3649167310371" calcext:value-type="float">
            <text:p>19</text:p>
          </table:table-cell>
          <table:table-cell table:formula="of:=[.B13]-5" office:value-type="float" office:value="14.3649167310371" calcext:value-type="float">
            <text:p>14</text:p>
          </table:table-cell>
          <table:table-cell table:formula="of:=[.C13]*2" office:value-type="float" office:value="28.7298334620742" calcext:value-type="float">
            <text:p>29</text:p>
          </table:table-cell>
          <table:table-cell table:formula="of:=100-[.D13]" office:value-type="float" office:value="71.2701665379258" calcext:value-type="float">
            <text:p>71</text:p>
          </table:table-cell>
          <table:table-cell table:number-columns-repeated="1019"/>
        </table:table-row>
        <table:table-row table:style-name="ro1">
          <table:table-cell office:value-type="float" office:value="500" calcext:value-type="float">
            <text:p>500</text:p>
          </table:table-cell>
          <table:table-cell table:formula="of:=SQRT([.A14])" office:value-type="float" office:value="22.3606797749979" calcext:value-type="float">
            <text:p>22</text:p>
          </table:table-cell>
          <table:table-cell table:formula="of:=[.B14]-5" office:value-type="float" office:value="17.3606797749979" calcext:value-type="float">
            <text:p>17</text:p>
          </table:table-cell>
          <table:table-cell table:formula="of:=[.C14]*2" office:value-type="float" office:value="34.7213595499958" calcext:value-type="float">
            <text:p>35</text:p>
          </table:table-cell>
          <table:table-cell table:formula="of:=100-[.D14]" office:value-type="float" office:value="65.2786404500042" calcext:value-type="float">
            <text:p>65</text:p>
          </table:table-cell>
          <table:table-cell table:number-columns-repeated="1019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ape" table:style-name="ta1">
        <table:table-column table:style-name="co5" table:number-columns-repeated="1023" table:default-cell-style-name="ce4"/>
        <table:table-row table:style-name="ro1">
          <table:table-cell table:number-columns-repeated="6"/>
          <table:table-cell office:value-type="string" calcext:value-type="string">
            <text:p>add</text:p>
          </table:table-cell>
          <table:table-cell table:style-name="ce72" office:value-type="float" office:value="10" calcext:value-type="float">
            <text:p>10</text:p>
          </table:table-cell>
          <table:table-cell table:number-columns-repeated="2" office:value-type="string" calcext:value-type="string">
            <text:p>t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ove</text:p>
          </table:table-cell>
          <table:table-cell table:style-name="ce72" office:value-type="float" office:value="75" calcext:value-type="float">
            <text:p>75</text:p>
          </table:table-cell>
          <table:table-cell table:number-columns-repeated="4"/>
          <table:table-cell office:value-type="string" calcext:value-type="string">
            <text:p>loss/turn</text:p>
          </table:table-cell>
          <table:table-cell table:style-name="ce72" office:value-type="float" office:value="3" calcext:value-type="float">
            <text:p>3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1013"/>
        </table:table-row>
        <table:table-row table:style-name="ro1">
          <table:table-cell table:number-columns-repeated="6"/>
          <table:table-cell office:value-type="string" calcext:value-type="string">
            <text:p>div</text:p>
          </table:table-cell>
          <table:table-cell table:style-name="ce72" office:value-type="float" office:value="121" calcext:value-type="float">
            <text:p>121</text:p>
          </table:table-cell>
          <table:table-cell table:number-columns-repeated="2" office:value-type="string" calcext:value-type="string">
            <text:p>from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ovesLeft</text:p>
          </table:table-cell>
          <table:table-cell/>
          <table:table-cell office:value-type="string" calcext:value-type="string">
            <text:p>shape</text:p>
          </table:table-cell>
          <table:table-cell table:number-columns-repeated="2"/>
          <table:table-cell office:value-type="string" calcext:value-type="string">
            <text:p>endurance</text:p>
          </table:table-cell>
          <table:table-cell office:value-type="string" calcext:value-type="string">
            <text:p>Endu-adj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table:number-columns-repeated="1013"/>
        </table:table-row>
        <table:table-row table:style-name="ro1">
          <table:table-cell table:formula="of:=[.$B$2]" office:value-type="float" office:value="75" calcext:value-type="float">
            <text:p>75</text:p>
          </table:table-cell>
          <table:table-cell table:formula="of:=[.A5]+50" office:value-type="float" office:value="125" calcext:value-type="float">
            <text:p>125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5" calcext:value-type="float">
            <text:p>5</text:p>
          </table:table-cell>
          <table:table-cell table:style-name="ce56" table:formula="of:=([.F5]+[.$H$1])*([.F5]+[.$H$1])/[.$H$3]" office:value-type="float" office:value="1.85950413223141" calcext:value-type="float">
            <text:p>2</text:p>
          </table:table-cell>
          <table:table-cell table:style-name="ce134" table:formula="of:=(100-[.$G5])*((95-[.$F5])/15)/100" office:value-type="float" office:value="5.88842975206612" calcext:value-type="float">
            <text:p>5.9</text:p>
          </table:table-cell>
          <table:table-cell table:style-name="ce56" table:formula="of:=([.I$4]-20)/[.$H5]" office:value-type="float" office:value="9.34035087719298" calcext:value-type="float">
            <text:p>9</text:p>
          </table:table-cell>
          <table:table-cell table:style-name="ce56" table:formula="of:=([.J$4]-20)/[.$H5]" office:value-type="float" office:value="13.5859649122807" calcext:value-type="float">
            <text:p>14</text:p>
          </table:table-cell>
          <table:table-cell table:number-columns-repeated="1013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A6]+50" office:value-type="float" office:value="95" calcext:value-type="float">
            <text:p>95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56" table:formula="of:=([.F6]+[.$H$1])*([.F6]+[.$H$1])/[.$H$3]" office:value-type="float" office:value="3.30578512396694" calcext:value-type="float">
            <text:p>3</text:p>
          </table:table-cell>
          <table:table-cell table:style-name="ce134" table:formula="of:=(100-[.$G6])*((95-[.$F6])/15)/100" office:value-type="float" office:value="5.47933884297521" calcext:value-type="float">
            <text:p>5.5</text:p>
          </table:table-cell>
          <table:table-cell table:style-name="ce56" table:formula="of:=([.I$4]-20)/[.$H6]" office:value-type="float" office:value="10.0377073906486" calcext:value-type="float">
            <text:p>10</text:p>
          </table:table-cell>
          <table:table-cell table:style-name="ce56" table:formula="of:=([.J$4]-20)/[.$H6]" office:value-type="float" office:value="14.6003016591252" calcext:value-type="float">
            <text:p>15</text:p>
          </table:table-cell>
          <table:table-cell table:number-columns-repeated="1013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A7]+50" office:value-type="float" office:value="90" calcext:value-type="float">
            <text:p>90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15" calcext:value-type="float">
            <text:p>15</text:p>
          </table:table-cell>
          <table:table-cell table:style-name="ce56" table:formula="of:=([.F7]+[.$H$1])*([.F7]+[.$H$1])/[.$H$3]" office:value-type="float" office:value="5.16528925619835" calcext:value-type="float">
            <text:p>5</text:p>
          </table:table-cell>
          <table:table-cell table:style-name="ce134" table:formula="of:=(100-[.$G7])*((95-[.$F7])/15)/100" office:value-type="float" office:value="5.05785123966942" calcext:value-type="float">
            <text:p>5.1</text:p>
          </table:table-cell>
          <table:table-cell table:style-name="ce56" table:formula="of:=([.I$4]-20)/[.$H7]" office:value-type="float" office:value="10.8741830065359" calcext:value-type="float">
            <text:p>11</text:p>
          </table:table-cell>
          <table:table-cell table:style-name="ce56" table:formula="of:=([.J$4]-20)/[.$H7]" office:value-type="float" office:value="15.8169934640523" calcext:value-type="float">
            <text:p>16</text:p>
          </table:table-cell>
          <table:table-cell table:number-columns-repeated="1013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A8]+50" office:value-type="float" office:value="85" calcext:value-type="float">
            <text:p>85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56" table:formula="of:=([.F8]+[.$H$1])*([.F8]+[.$H$1])/[.$H$3]" office:value-type="float" office:value="7.43801652892562" calcext:value-type="float">
            <text:p>7</text:p>
          </table:table-cell>
          <table:table-cell table:style-name="ce134" table:formula="of:=(100-[.$G8])*((95-[.$F8])/15)/100" office:value-type="float" office:value="4.62809917355372" calcext:value-type="float">
            <text:p>4.6</text:p>
          </table:table-cell>
          <table:table-cell table:style-name="ce56" table:formula="of:=([.I$4]-20)/[.$H8]" office:value-type="float" office:value="11.8839285714286" calcext:value-type="float">
            <text:p>12</text:p>
          </table:table-cell>
          <table:table-cell table:style-name="ce56" table:formula="of:=([.J$4]-20)/[.$H8]" office:value-type="float" office:value="17.2857142857143" calcext:value-type="float">
            <text:p>17</text:p>
          </table:table-cell>
          <table:table-cell table:number-columns-repeated="1013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A9]+50" office:value-type="float" office:value="80" calcext:value-type="float">
            <text:p>80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25" calcext:value-type="float">
            <text:p>25</text:p>
          </table:table-cell>
          <table:table-cell table:style-name="ce56" table:formula="of:=([.F9]+[.$H$1])*([.F9]+[.$H$1])/[.$H$3]" office:value-type="float" office:value="10.1239669421488" calcext:value-type="float">
            <text:p>10</text:p>
          </table:table-cell>
          <table:table-cell table:style-name="ce134" table:formula="of:=(100-[.$G9])*((95-[.$F9])/15)/100" office:value-type="float" office:value="4.19421487603306" calcext:value-type="float">
            <text:p>4.2</text:p>
          </table:table-cell>
          <table:table-cell table:style-name="ce56" table:formula="of:=([.I$4]-20)/[.$H9]" office:value-type="float" office:value="13.1133004926108" calcext:value-type="float">
            <text:p>13</text:p>
          </table:table-cell>
          <table:table-cell table:style-name="ce56" table:formula="of:=([.J$4]-20)/[.$H9]" office:value-type="float" office:value="19.0738916256158" calcext:value-type="float">
            <text:p>19</text:p>
          </table:table-cell>
          <table:table-cell table:number-columns-repeated="1013"/>
        </table:table-row>
        <table:table-row table:style-name="ro1">
          <table:table-cell office:value-type="float" office:value="37.5" calcext:value-type="float">
            <text:p>38</text:p>
          </table:table-cell>
          <table:table-cell table:formula="of:=[.A10]+50" office:value-type="float" office:value="87.5" calcext:value-type="float">
            <text:p>88</text:p>
          </table:table-cell>
          <table:table-cell table:formula="of:=([.B10]/3)+75" office:value-type="float" office:value="104.166666666667" calcext:value-type="float">
            <text:p>104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30" calcext:value-type="float">
            <text:p>30</text:p>
          </table:table-cell>
          <table:table-cell table:style-name="ce56" table:formula="of:=([.F10]+[.$H$1])*([.F10]+[.$H$1])/[.$H$3]" office:value-type="float" office:value="13.2231404958678" calcext:value-type="float">
            <text:p>13</text:p>
          </table:table-cell>
          <table:table-cell table:style-name="ce134" table:formula="of:=(100-[.$G10])*((95-[.$F10])/15)/100" office:value-type="float" office:value="3.7603305785124" calcext:value-type="float">
            <text:p>3.8</text:p>
          </table:table-cell>
          <table:table-cell table:style-name="ce56" table:formula="of:=([.I$4]-20)/[.$H10]" office:value-type="float" office:value="14.6263736263736" calcext:value-type="float">
            <text:p>15</text:p>
          </table:table-cell>
          <table:table-cell table:style-name="ce56" table:formula="of:=([.J$4]-20)/[.$H10]" office:value-type="float" office:value="21.2747252747253" calcext:value-type="float">
            <text:p>21</text:p>
          </table:table-cell>
          <table:table-cell table:number-columns-repeated="1013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A11]+50" office:value-type="float" office:value="70" calcext:value-type="float">
            <text:p>70</text:p>
          </table:table-cell>
          <table:table-cell table:formula="of:=([.B11]/3)+75" office:value-type="float" office:value="98.3333333333333" calcext:value-type="float">
            <text:p>98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table:style-name="ce56" table:formula="of:=([.F11]+[.$H$1])*([.F11]+[.$H$1])/[.$H$3]" office:value-type="float" office:value="16.7355371900826" calcext:value-type="float">
            <text:p>17</text:p>
          </table:table-cell>
          <table:table-cell table:style-name="ce134" table:formula="of:=(100-[.$G11])*((95-[.$F11])/15)/100" office:value-type="float" office:value="3.33057851239669" calcext:value-type="float">
            <text:p>3.3</text:p>
          </table:table-cell>
          <table:table-cell table:style-name="ce56" table:formula="of:=([.I$4]-20)/[.$H11]" office:value-type="float" office:value="16.5136476426799" calcext:value-type="float">
            <text:p>17</text:p>
          </table:table-cell>
          <table:table-cell table:style-name="ce56" table:formula="of:=([.J$4]-20)/[.$H11]" office:value-type="float" office:value="24.0198511166253" calcext:value-type="float">
            <text:p>24</text:p>
          </table:table-cell>
          <table:table-cell table:number-columns-repeated="1013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A12]+50" office:value-type="float" office:value="65" calcext:value-type="float">
            <text:p>65</text:p>
          </table:table-cell>
          <table:table-cell table:formula="of:=([.B12]/3)+75" office:value-type="float" office:value="96.6666666666667" calcext:value-type="float">
            <text:p>97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table:style-name="ce56" table:formula="of:=([.F12]+[.$H$1])*([.F12]+[.$H$1])/[.$H$3]" office:value-type="float" office:value="20.6611570247934" calcext:value-type="float">
            <text:p>21</text:p>
          </table:table-cell>
          <table:table-cell table:style-name="ce134" table:formula="of:=(100-[.$G12])*((95-[.$F12])/15)/100" office:value-type="float" office:value="2.90909090909091" calcext:value-type="float">
            <text:p>2.9</text:p>
          </table:table-cell>
          <table:table-cell table:style-name="ce56" table:formula="of:=([.I$4]-20)/[.$H12]" office:value-type="float" office:value="18.90625" calcext:value-type="float">
            <text:p>19</text:p>
          </table:table-cell>
          <table:table-cell table:style-name="ce56" table:formula="of:=([.J$4]-20)/[.$H12]" office:value-type="float" office:value="27.5" calcext:value-type="float">
            <text:p>28</text:p>
          </table:table-cell>
          <table:table-cell table:number-columns-repeated="1013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13]+50" office:value-type="float" office:value="60" calcext:value-type="float">
            <text:p>60</text:p>
          </table:table-cell>
          <table:table-cell table:formula="of:=([.B13]/3)+75" office:value-type="float" office:value="95" calcext:value-type="float">
            <text:p>95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table:style-name="ce56" table:formula="of:=([.F13]+[.$H$1])*([.F13]+[.$H$1])/[.$H$3]" office:value-type="float" office:value="25" calcext:value-type="float">
            <text:p>25</text:p>
          </table:table-cell>
          <table:table-cell table:style-name="ce134" table:formula="of:=(100-[.$G13])*((95-[.$F13])/15)/100" office:value-type="float" office:value="2.5" calcext:value-type="float">
            <text:p>2.5</text:p>
          </table:table-cell>
          <table:table-cell table:style-name="ce56" table:formula="of:=([.I$4]-20)/[.$H13]" office:value-type="float" office:value="22" calcext:value-type="float">
            <text:p>22</text:p>
          </table:table-cell>
          <table:table-cell table:style-name="ce56" table:formula="of:=([.J$4]-20)/[.$H13]" office:value-type="float" office:value="32" calcext:value-type="float">
            <text:p>32</text:p>
          </table:table-cell>
          <table:table-cell table:number-columns-repeated="1013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A14]+50" office:value-type="float" office:value="55" calcext:value-type="float">
            <text:p>55</text:p>
          </table:table-cell>
          <table:table-cell table:formula="of:=([.B14]/3)+75" office:value-type="float" office:value="93.3333333333333" calcext:value-type="float">
            <text:p>93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style-name="ce56" table:formula="of:=([.F14]+[.$H$1])*([.F14]+[.$H$1])/[.$H$3]" office:value-type="float" office:value="29.7520661157025" calcext:value-type="float">
            <text:p>30</text:p>
          </table:table-cell>
          <table:table-cell table:style-name="ce134" table:formula="of:=(100-[.$G14])*((95-[.$F14])/15)/100" office:value-type="float" office:value="2.10743801652893" calcext:value-type="float">
            <text:p>2.1</text:p>
          </table:table-cell>
          <table:table-cell table:style-name="ce56" table:formula="of:=([.I$4]-20)/[.$H14]" office:value-type="float" office:value="26.0980392156863" calcext:value-type="float">
            <text:p>26</text:p>
          </table:table-cell>
          <table:table-cell table:style-name="ce56" table:formula="of:=([.J$4]-20)/[.$H14]" office:value-type="float" office:value="37.9607843137255" calcext:value-type="float">
            <text:p>38</text:p>
          </table:table-cell>
          <table:table-cell table:number-columns-repeated="1013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15]+50" office:value-type="float" office:value="50" calcext:value-type="float">
            <text:p>50</text:p>
          </table:table-cell>
          <table:table-cell table:formula="of:=([.B15]/3)+75" office:value-type="float" office:value="91.6666666666667" calcext:value-type="float">
            <text:p>92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table:style-name="ce56" table:formula="of:=([.F15]+[.$H$1])*([.F15]+[.$H$1])/[.$H$3]" office:value-type="float" office:value="34.9173553719008" calcext:value-type="float">
            <text:p>35</text:p>
          </table:table-cell>
          <table:table-cell table:style-name="ce146" table:formula="of:=(100-[.$G15])*[.$H$2]/100" office:value-type="float" office:value="1.95247933884298" calcext:value-type="float">
            <text:p>2.0</text:p>
          </table:table-cell>
          <table:table-cell table:style-name="ce56" table:formula="of:=([.I$4]-20)/[.$H15]" office:value-type="float" office:value="28.1693121693122" calcext:value-type="float">
            <text:p>28</text:p>
          </table:table-cell>
          <table:table-cell table:style-name="ce56" table:formula="of:=([.J$4]-20)/[.$H15]" office:value-type="float" office:value="40.973544973545" calcext:value-type="float">
            <text:p>41</text:p>
          </table:table-cell>
          <table:table-cell table:number-columns-repeated="1013"/>
        </table:table-row>
        <table:table-row table:style-name="ro1">
          <table:table-cell office:value-type="float" office:value="-5" calcext:value-type="float">
            <text:p>-5</text:p>
          </table:table-cell>
          <table:table-cell table:formula="of:=[.A16]+50" office:value-type="float" office:value="45" calcext:value-type="float">
            <text:p>45</text:p>
          </table:table-cell>
          <table:table-cell table:formula="of:=([.B16]/3)+75" office:value-type="float" office:value="90" calcext:value-type="float">
            <text:p>90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table:style-name="ce56" table:formula="of:=([.F16]+[.$H$1])*([.F16]+[.$H$1])/[.$H$3]" office:value-type="float" office:value="40.495867768595" calcext:value-type="float">
            <text:p>40</text:p>
          </table:table-cell>
          <table:table-cell table:style-name="ce146" table:formula="of:=(100-[.$G16])*[.$H$2]/100" office:value-type="float" office:value="1.78512396694215" calcext:value-type="float">
            <text:p>1.8</text:p>
          </table:table-cell>
          <table:table-cell table:style-name="ce56" table:formula="of:=([.I$4]-20)/[.$H16]" office:value-type="float" office:value="30.8101851851852" calcext:value-type="float">
            <text:p>31</text:p>
          </table:table-cell>
          <table:table-cell table:style-name="ce56" table:formula="of:=([.J$4]-20)/[.$H16]" office:value-type="float" office:value="44.8148148148148" calcext:value-type="float">
            <text:p>45</text:p>
          </table:table-cell>
          <table:table-cell table:number-columns-repeated="1013"/>
        </table:table-row>
        <table:table-row table:style-name="ro1">
          <table:table-cell office:value-type="float" office:value="-10" calcext:value-type="float">
            <text:p>-10</text:p>
          </table:table-cell>
          <table:table-cell table:formula="of:=[.A17]+50" office:value-type="float" office:value="40" calcext:value-type="float">
            <text:p>40</text:p>
          </table:table-cell>
          <table:table-cell table:formula="of:=([.B17]/3)+75" office:value-type="float" office:value="88.3333333333333" calcext:value-type="float">
            <text:p>88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table:style-name="ce56" table:formula="of:=([.F17]+[.$H$1])*([.F17]+[.$H$1])/[.$H$3]" office:value-type="float" office:value="46.4876033057851" calcext:value-type="float">
            <text:p>46</text:p>
          </table:table-cell>
          <table:table-cell table:style-name="ce146" table:formula="of:=(100-[.$G17])*[.$H$2]/100" office:value-type="float" office:value="1.60537190082645" calcext:value-type="float">
            <text:p>1.6</text:p>
          </table:table-cell>
          <table:table-cell table:style-name="ce56" table:formula="of:=([.I$4]-20)/[.$H17]" office:value-type="float" office:value="34.2599742599743" calcext:value-type="float">
            <text:p>34</text:p>
          </table:table-cell>
          <table:table-cell table:style-name="ce56" table:formula="of:=([.J$4]-20)/[.$H17]" office:value-type="float" office:value="49.8326898326898" calcext:value-type="float">
            <text:p>50</text:p>
          </table:table-cell>
          <table:table-cell table:number-columns-repeated="1013"/>
        </table:table-row>
        <table:table-row table:style-name="ro1">
          <table:table-cell office:value-type="float" office:value="-15" calcext:value-type="float">
            <text:p>-15</text:p>
          </table:table-cell>
          <table:table-cell table:formula="of:=[.A18]+50" office:value-type="float" office:value="35" calcext:value-type="float">
            <text:p>35</text:p>
          </table:table-cell>
          <table:table-cell table:formula="of:=([.B18]/3)+75" office:value-type="float" office:value="86.6666666666667" calcext:value-type="float">
            <text:p>87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table:style-name="ce56" table:formula="of:=([.F18]+[.$H$1])*([.F18]+[.$H$1])/[.$H$3]" office:value-type="float" office:value="52.8925619834711" calcext:value-type="float">
            <text:p>53</text:p>
          </table:table-cell>
          <table:table-cell table:style-name="ce146" table:formula="of:=(100-[.$G18])*[.$H$2]/100" office:value-type="float" office:value="1.41322314049587" calcext:value-type="float">
            <text:p>1.4</text:p>
          </table:table-cell>
          <table:table-cell table:style-name="ce56" table:formula="of:=([.I$4]-20)/[.$H18]" office:value-type="float" office:value="38.9181286549708" calcext:value-type="float">
            <text:p>39</text:p>
          </table:table-cell>
          <table:table-cell table:style-name="ce56" table:formula="of:=([.J$4]-20)/[.$H18]" office:value-type="float" office:value="56.6081871345029" calcext:value-type="float">
            <text:p>57</text:p>
          </table:table-cell>
          <table:table-cell table:number-columns-repeated="1013"/>
        </table:table-row>
        <table:table-row table:style-name="ro1">
          <table:table-cell office:value-type="float" office:value="-20" calcext:value-type="float">
            <text:p>-20</text:p>
          </table:table-cell>
          <table:table-cell table:formula="of:=[.A19]+50" office:value-type="float" office:value="30" calcext:value-type="float">
            <text:p>30</text:p>
          </table:table-cell>
          <table:table-cell table:formula="of:=([.B19]/3)+75" office:value-type="float" office:value="85" calcext:value-type="float">
            <text:p>85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table:style-name="ce56" table:formula="of:=([.F19]+[.$H$1])*([.F19]+[.$H$1])/[.$H$3]" office:value-type="float" office:value="59.7107438016529" calcext:value-type="float">
            <text:p>60</text:p>
          </table:table-cell>
          <table:table-cell table:style-name="ce146" table:formula="of:=(100-[.$G19])*[.$H$2]/100" office:value-type="float" office:value="1.20867768595041" calcext:value-type="float">
            <text:p>1.2</text:p>
          </table:table-cell>
          <table:table-cell table:style-name="ce56" table:formula="of:=([.I$4]-20)/[.$H19]" office:value-type="float" office:value="45.5042735042735" calcext:value-type="float">
            <text:p>46</text:p>
          </table:table-cell>
          <table:table-cell table:style-name="ce56" table:formula="of:=([.J$4]-20)/[.$H19]" office:value-type="float" office:value="66.1880341880342" calcext:value-type="float">
            <text:p>66</text:p>
          </table:table-cell>
          <table:table-cell table:number-columns-repeated="1013"/>
        </table:table-row>
        <table:table-row table:style-name="ro1">
          <table:table-cell office:value-type="float" office:value="-25" calcext:value-type="float">
            <text:p>-25</text:p>
          </table:table-cell>
          <table:table-cell table:formula="of:=[.A20]+50" office:value-type="float" office:value="25" calcext:value-type="float">
            <text:p>25</text:p>
          </table:table-cell>
          <table:table-cell table:formula="of:=([.B20]/3)+75" office:value-type="float" office:value="83.3333333333333" calcext:value-type="float">
            <text:p>83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table:style-name="ce56" table:formula="of:=([.F20]+[.$H$1])*([.F20]+[.$H$1])/[.$H$3]" office:value-type="float" office:value="66.9421487603306" calcext:value-type="float">
            <text:p>67</text:p>
          </table:table-cell>
          <table:table-cell table:style-name="ce146" table:formula="of:=(100-[.$G20])*[.$H$2]/100" office:value-type="float" office:value="0.991735537190083" calcext:value-type="float">
            <text:p>1.0</text:p>
          </table:table-cell>
          <table:table-cell table:style-name="ce56" table:formula="of:=([.I$4]-20)/[.$H20]" office:value-type="float" office:value="55.4583333333333" calcext:value-type="float">
            <text:p>55</text:p>
          </table:table-cell>
          <table:table-cell table:style-name="ce56" table:formula="of:=([.J$4]-20)/[.$H20]" office:value-type="float" office:value="80.6666666666667" calcext:value-type="float">
            <text:p>81</text:p>
          </table:table-cell>
          <table:table-cell table:number-columns-repeated="1013"/>
        </table:table-row>
        <table:table-row table:style-name="ro1">
          <table:table-cell office:value-type="float" office:value="-30" calcext:value-type="float">
            <text:p>-30</text:p>
          </table:table-cell>
          <table:table-cell table:formula="of:=[.A21]+50" office:value-type="float" office:value="20" calcext:value-type="float">
            <text:p>20</text:p>
          </table:table-cell>
          <table:table-cell table:formula="of:=([.B21]/3)+75" office:value-type="float" office:value="81.6666666666667" calcext:value-type="float">
            <text:p>82</text:p>
          </table:table-cell>
          <table:table-cell table:number-columns-repeated="2"/>
          <table:table-cell office:value-type="float" office:value="85" calcext:value-type="float">
            <text:p>85</text:p>
          </table:table-cell>
          <table:table-cell table:style-name="ce56" table:formula="of:=([.F21]+[.$H$1])*([.F21]+[.$H$1])/[.$H$3]" office:value-type="float" office:value="74.5867768595041" calcext:value-type="float">
            <text:p>75</text:p>
          </table:table-cell>
          <table:table-cell table:style-name="ce146" table:formula="of:=(100-[.$G21])*[.$H$2]/100" office:value-type="float" office:value="0.762396694214876" calcext:value-type="float">
            <text:p>0.8</text:p>
          </table:table-cell>
          <table:table-cell table:style-name="ce56" table:formula="of:=([.I$4]-20)/[.$H21]" office:value-type="float" office:value="72.1409214092141" calcext:value-type="float">
            <text:p>72</text:p>
          </table:table-cell>
          <table:table-cell table:style-name="ce56" table:formula="of:=([.J$4]-20)/[.$H21]" office:value-type="float" office:value="104.932249322493" calcext:value-type="float">
            <text:p>105</text:p>
          </table:table-cell>
          <table:table-cell table:number-columns-repeated="1013"/>
        </table:table-row>
        <table:table-row table:style-name="ro1">
          <table:table-cell office:value-type="float" office:value="-35" calcext:value-type="float">
            <text:p>-35</text:p>
          </table:table-cell>
          <table:table-cell table:formula="of:=[.A22]+50" office:value-type="float" office:value="15" calcext:value-type="float">
            <text:p>15</text:p>
          </table:table-cell>
          <table:table-cell table:formula="of:=([.B22]/3)+75" office:value-type="float" office:value="80" calcext:value-type="float">
            <text:p>80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table:style-name="ce56" table:formula="of:=([.F22]+[.$H$1])*([.F22]+[.$H$1])/[.$H$3]" office:value-type="float" office:value="82.6446280991736" calcext:value-type="float">
            <text:p>83</text:p>
          </table:table-cell>
          <table:table-cell table:style-name="ce146" table:formula="of:=(100-[.$G22])*[.$H$2]/100" office:value-type="float" office:value="0.520661157024793" calcext:value-type="float">
            <text:p>0.5</text:p>
          </table:table-cell>
          <table:table-cell table:style-name="ce56" table:formula="of:=([.I$4]-20)/[.$H22]" office:value-type="float" office:value="105.634920634921" calcext:value-type="float">
            <text:p>106</text:p>
          </table:table-cell>
          <table:table-cell table:style-name="ce56" table:formula="of:=([.J$4]-20)/[.$H22]" office:value-type="float" office:value="153.650793650794" calcext:value-type="float">
            <text:p>154</text:p>
          </table:table-cell>
          <table:table-cell table:number-columns-repeated="1013"/>
        </table:table-row>
        <table:table-row table:style-name="ro1">
          <table:table-cell office:value-type="float" office:value="-40" calcext:value-type="float">
            <text:p>-40</text:p>
          </table:table-cell>
          <table:table-cell table:formula="of:=[.A23]+50" office:value-type="float" office:value="10" calcext:value-type="float">
            <text:p>10</text:p>
          </table:table-cell>
          <table:table-cell table:formula="of:=([.B23]/3)+75" office:value-type="float" office:value="78.3333333333333" calcext:value-type="float">
            <text:p>78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table:style-name="ce56" table:formula="of:=([.F23]+[.$H$1])*([.F23]+[.$H$1])/[.$H$3]" office:value-type="float" office:value="91.1157024793388" calcext:value-type="float">
            <text:p>91</text:p>
          </table:table-cell>
          <table:table-cell table:style-name="ce146" table:formula="of:=(100-[.$G23])*[.$H$2]/100" office:value-type="float" office:value="0.266528925619835" calcext:value-type="float">
            <text:p>0.3</text:p>
          </table:table-cell>
          <table:table-cell table:style-name="ce56" table:formula="of:=([.I$4]-20)/[.$H23]" office:value-type="float" office:value="206.356589147287" calcext:value-type="float">
            <text:p>206</text:p>
          </table:table-cell>
          <table:table-cell table:style-name="ce56" table:formula="of:=([.J$4]-20)/[.$H23]" office:value-type="float" office:value="300.15503875969" calcext:value-type="float">
            <text:p>300</text:p>
          </table:table-cell>
          <table:table-cell table:number-columns-repeated="1013"/>
        </table:table-row>
        <table:table-row table:style-name="ro1">
          <table:table-cell office:value-type="float" office:value="-45" calcext:value-type="float">
            <text:p>-45</text:p>
          </table:table-cell>
          <table:table-cell table:formula="of:=[.A24]+50" office:value-type="float" office:value="5" calcext:value-type="float">
            <text:p>5</text:p>
          </table:table-cell>
          <table:table-cell table:formula="of:=([.B24]/3)+75" office:value-type="float" office:value="76.6666666666667" calcext:value-type="float">
            <text:p>77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style-name="ce56" table:formula="of:=([.F24]+[.$H$1])*([.F24]+[.$H$1])/[.$H$3]" office:value-type="float" office:value="100" calcext:value-type="float">
            <text:p>100</text:p>
          </table:table-cell>
          <table:table-cell table:style-name="ce146" table:formula="of:=(100-[.$G24])*[.$H$2]/100" office:value-type="float" office:value="0" calcext:value-type="float">
            <text:p>0.0</text:p>
          </table:table-cell>
          <table:table-cell table:style-name="ce56" table:number-columns-repeated="2"/>
          <table:table-cell table:number-columns-repeated="1013"/>
        </table:table-row>
        <table:table-row table:style-name="ro1">
          <table:table-cell office:value-type="float" office:value="-50" calcext:value-type="float">
            <text:p>-50</text:p>
          </table:table-cell>
          <table:table-cell table:formula="of:=[.A25]+50" office:value-type="float" office:value="0" calcext:value-type="float">
            <text:p>0</text:p>
          </table:table-cell>
          <table:table-cell table:formula="of:=([.B25]/3)+75" office:value-type="float" office:value="75" calcext:value-type="float">
            <text:p>75</text:p>
          </table:table-cell>
          <table:table-cell office:value-type="float" office:value="75" calcext:value-type="float">
            <text:p>75</text:p>
          </table:table-cell>
          <table:table-cell table:number-columns-repeated="1019"/>
        </table:table-row>
        <table:table-row table:style-name="ro1" table:number-rows-repeated="1048550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PA" table:style-name="ta1">
        <table:table-column table:style-name="co16" table:default-cell-style-name="ce63"/>
        <table:table-column table:style-name="co5" table:number-columns-repeated="2" table:default-cell-style-name="ce63"/>
        <table:table-column table:style-name="co17" table:default-cell-style-name="ce149"/>
        <table:table-column table:style-name="co18" table:default-cell-style-name="ce63"/>
        <table:table-column table:style-name="co19" table:default-cell-style-name="ce63"/>
        <table:table-column table:style-name="co5" table:default-cell-style-name="ce65"/>
        <table:table-column table:style-name="co20" table:default-cell-style-name="ce149"/>
        <table:table-column table:style-name="co19" table:default-cell-style-name="ce63"/>
        <table:table-column table:style-name="co21" table:default-cell-style-name="ce63"/>
        <table:table-column table:style-name="co5" table:default-cell-style-name="ce65"/>
        <table:table-column table:style-name="co22" table:default-cell-style-name="ce149"/>
        <table:table-column table:style-name="co19" table:default-cell-style-name="ce63"/>
        <table:table-column table:style-name="co5" table:number-columns-repeated="1011" table:default-cell-style-name="ce63"/>
        <table:table-row table:style-name="ro1">
          <table:table-cell office:value-type="string" calcext:value-type="string">
            <text:p>attitude</text:p>
          </table:table-cell>
          <table:table-cell table:number-columns-repeated="2"/>
          <table:table-cell office:value-type="string" calcext:value-type="string">
            <text:p>POWER</text:p>
          </table:table-cell>
          <table:table-cell/>
          <table:table-cell table:style-name="ce70" office:value-type="string" calcext:value-type="string">
            <text:p>DIV</text:p>
          </table:table-cell>
          <table:table-cell table:style-name="ce150" office:value-type="float" office:value="700" calcext:value-type="float">
            <text:p>700</text:p>
          </table:table-cell>
          <table:table-cell office:value-type="string" calcext:value-type="string">
            <text:p>RESISTANCE</text:p>
          </table:table-cell>
          <table:table-cell/>
          <table:table-cell table:style-name="ce70" office:value-type="string" calcext:value-type="string">
            <text:p>DIV</text:p>
          </table:table-cell>
          <table:table-cell table:style-name="ce150" office:value-type="float" office:value="10000" calcext:value-type="float">
            <text:p>10000</text:p>
          </table:table-cell>
          <table:table-cell office:value-type="string" calcext:value-type="string">
            <text:p>B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ppui</text:p>
          </table:table-cell>
          <table:table-cell table:number-columns-repeated="4"/>
          <table:table-cell table:style-name="ce4" office:value-type="string" calcext:value-type="string">
            <text:p>opp</text:p>
          </table:table-cell>
          <table:table-cell table:number-columns-repeated="3"/>
          <table:table-cell table:style-name="ce4" office:value-type="string" calcext:value-type="string">
            <text:p>op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oral</text:p>
          </table:table-cell>
          <table:table-cell table:number-columns-repeated="2"/>
          <table:table-cell office:value-type="string" calcext:value-type="string">
            <text:p>actions</text:p>
          </table:table-cell>
          <table:table-cell table:style-name="ce62" office:value-type="float" office:value="2" calcext:value-type="float">
            <text:p>2</text:p>
          </table:table-cell>
          <table:table-cell table:style-name="ce148" office:value-type="float" office:value="2" calcext:value-type="float">
            <text:p>2</text:p>
          </table:table-cell>
          <table:table-cell table:formula="of:=[.E3]" office:value-type="float" office:value="2" calcext:value-type="float">
            <text:p>2</text:p>
          </table:table-cell>
          <table:table-cell office:value-type="string" calcext:value-type="string">
            <text:p>hp</text:p>
          </table:table-cell>
          <table:table-cell table:style-name="ce62" office:value-type="float" office:value="12" calcext:value-type="float">
            <text:p>12</text:p>
          </table:table-cell>
          <table:table-cell table:style-name="ce148" office:value-type="float" office:value="12" calcext:value-type="float">
            <text:p>12</text:p>
          </table:table-cell>
          <table:table-cell table:formula="of:=[.I3]" office:value-type="float" office:value="12" calcext:value-type="float">
            <text:p>12</text:p>
          </table:table-cell>
          <table:table-cell office:value-type="string" calcext:value-type="string">
            <text:p>divPower</text:p>
          </table:table-cell>
          <table:table-cell table:style-name="ce62" office:value-type="float" office:value="100" calcext:value-type="float">
            <text:p>10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loyaute</text:p>
          </table:table-cell>
          <table:table-cell table:number-columns-repeated="2"/>
          <table:table-cell office:value-type="string" calcext:value-type="string">
            <text:p>portee</text:p>
          </table:table-cell>
          <table:table-cell table:style-name="ce62" office:value-type="float" office:value="0" calcext:value-type="float">
            <text:p>0</text:p>
          </table:table-cell>
          <table:table-cell table:style-name="ce148" office:value-type="float" office:value="0" calcext:value-type="float">
            <text:p>0</text:p>
          </table:table-cell>
          <table:table-cell/>
          <table:table-cell office:value-type="string" calcext:value-type="string">
            <text:p>esquive</text:p>
          </table:table-cell>
          <table:table-cell table:style-name="ce62" office:value-type="float" office:value="8" calcext:value-type="float">
            <text:p>8</text:p>
          </table:table-cell>
          <table:table-cell table:style-name="ce148" office:value-type="float" office:value="9" calcext:value-type="float">
            <text:p>9</text:p>
          </table:table-cell>
          <table:table-cell table:formula="of:=100-([.$F$7]*100/([.$F$7]+[.$I4]))" office:value-type="float" office:value="40" calcext:value-type="float">
            <text:p>40</text:p>
          </table:table-cell>
          <table:table-cell office:value-type="string" calcext:value-type="string">
            <text:p>divResist</text:p>
          </table:table-cell>
          <table:table-cell table:style-name="ce62" office:value-type="float" office:value="100" calcext:value-type="float">
            <text:p>10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rg</text:p>
          </table:table-cell>
          <table:table-cell table:number-columns-repeated="2"/>
          <table:table-cell office:value-type="string" calcext:value-type="string">
            <text:p>puissance</text:p>
          </table:table-cell>
          <table:table-cell table:style-name="ce62" office:value-type="float" office:value="5" calcext:value-type="float">
            <text:p>5</text:p>
          </table:table-cell>
          <table:table-cell table:style-name="ce148" office:value-type="float" office:value="6" calcext:value-type="float">
            <text:p>6</text:p>
          </table:table-cell>
          <table:table-cell table:formula="of:=[.E5]" office:value-type="float" office:value="5" calcext:value-type="float">
            <text:p>5</text:p>
          </table:table-cell>
          <table:table-cell office:value-type="string" calcext:value-type="string">
            <text:p>parade</text:p>
          </table:table-cell>
          <table:table-cell table:style-name="ce62" office:value-type="float" office:value="10" calcext:value-type="float">
            <text:p>10</text:p>
          </table:table-cell>
          <table:table-cell table:style-name="ce148" office:value-type="float" office:value="11" calcext:value-type="float">
            <text:p>11</text:p>
          </table:table-cell>
          <table:table-cell table:formula="of:=100-([.$F$7]*100/([.$F$7]+[.$I5]))" office:value-type="float" office:value="45.4545454545455" calcext:value-type="float">
            <text:p>45</text:p>
          </table:table-cell>
          <table:table-cell office:value-type="string" calcext:value-type="string">
            <text:p>terCover</text:p>
          </table:table-cell>
          <table:table-cell table:style-name="ce62" office:value-type="float" office:value="13" calcext:value-type="float">
            <text:p>1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detection</text:p>
          </table:table-cell>
          <table:table-cell table:number-columns-repeated="2"/>
          <table:table-cell office:value-type="string" calcext:value-type="string">
            <text:p>penetration</text:p>
          </table:table-cell>
          <table:table-cell table:style-name="ce62" office:value-type="float" office:value="100" calcext:value-type="float">
            <text:p>100</text:p>
          </table:table-cell>
          <table:table-cell table:style-name="ce148" office:value-type="float" office:value="100" calcext:value-type="float">
            <text:p>100</text:p>
          </table:table-cell>
          <table:table-cell table:formula="of:=100-([.J8]*[.E6]/100)" office:value-type="float" office:value="75" calcext:value-type="float">
            <text:p>75</text:p>
          </table:table-cell>
          <table:table-cell office:value-type="string" calcext:value-type="string">
            <text:p>stature</text:p>
          </table:table-cell>
          <table:table-cell table:style-name="ce62" office:value-type="float" office:value="3" calcext:value-type="float">
            <text:p>3</text:p>
          </table:table-cell>
          <table:table-cell table:style-name="ce148" office:value-type="float" office:value="3" calcext:value-type="float">
            <text:p>3</text:p>
          </table:table-cell>
          <table:table-cell table:number-columns-repeated="2"/>
          <table:table-cell table:style-name="ce62"/>
          <table:table-cell table:number-columns-repeated="1011"/>
        </table:table-row>
        <table:table-row table:style-name="ro1">
          <table:table-cell office:value-type="string" calcext:value-type="string">
            <text:p>discretion</text:p>
          </table:table-cell>
          <table:table-cell table:number-columns-repeated="2"/>
          <table:table-cell office:value-type="string" calcext:value-type="string">
            <text:p>precision</text:p>
          </table:table-cell>
          <table:table-cell table:style-name="ce62" office:value-type="float" office:value="10" calcext:value-type="float">
            <text:p>10</text:p>
          </table:table-cell>
          <table:table-cell table:style-name="ce148" office:value-type="float" office:value="12" calcext:value-type="float">
            <text:p>12</text:p>
          </table:table-cell>
          <table:table-cell table:formula="of:=[.$E7]*100/([.$E7]+(([.$J$4]+[.$J$5])/2))" office:value-type="float" office:value="50" calcext:value-type="float">
            <text:p>50</text:p>
          </table:table-cell>
          <table:table-cell office:value-type="string" calcext:value-type="string">
            <text:p>nature</text:p>
          </table:table-cell>
          <table:table-cell table:style-name="ce62"/>
          <table:table-cell table:style-name="ce148"/>
          <table:table-cell table:number-columns-repeated="2"/>
          <table:table-cell table:style-name="ce62"/>
          <table:table-cell table:number-columns-repeated="1011"/>
        </table:table-row>
        <table:table-row table:style-name="ro1">
          <table:table-cell table:style-name="ce147"/>
          <table:table-cell table:number-columns-repeated="2"/>
          <table:table-cell office:value-type="string" calcext:value-type="string">
            <text:p>defBonus</text:p>
          </table:table-cell>
          <table:table-cell table:style-name="ce62"/>
          <table:table-cell table:style-name="ce148"/>
          <table:table-cell/>
          <table:table-cell office:value-type="string" calcext:value-type="string">
            <text:p>armure</text:p>
          </table:table-cell>
          <table:table-cell table:style-name="ce62" office:value-type="float" office:value="25" calcext:value-type="float">
            <text:p>25</text:p>
          </table:table-cell>
          <table:table-cell table:style-name="ce148" office:value-type="float" office:value="25" calcext:value-type="float">
            <text:p>25</text:p>
          </table:table-cell>
          <table:table-cell table:formula="of:=[.I8]" office:value-type="float" office:value="25" calcext:value-type="float">
            <text:p>25</text:p>
          </table:table-cell>
          <table:table-cell/>
          <table:table-cell table:style-name="ce62"/>
          <table:table-cell table:number-columns-repeated="1011"/>
        </table:table-row>
        <table:table-row table:style-name="ro1">
          <table:table-cell table:style-name="ce148" office:value-type="string" calcext:value-type="string">
            <text:p>moveCost</text:p>
          </table:table-cell>
          <table:table-cell table:number-columns-repeated="2"/>
          <table:table-cell office:value-type="string" calcext:value-type="string">
            <text:p>attBonus</text:p>
          </table:table-cell>
          <table:table-cell table:style-name="ce62"/>
          <table:table-cell table:style-name="ce148"/>
          <table:table-cell/>
          <table:table-cell office:value-type="string" calcext:value-type="string">
            <text:p>coverAdj</text:p>
          </table:table-cell>
          <table:table-cell table:style-name="ce62"/>
          <table:table-cell table:style-name="ce148"/>
          <table:table-cell table:number-columns-repeated="2"/>
          <table:table-cell table:style-name="ce62"/>
          <table:table-cell table:number-columns-repeated="1011"/>
        </table:table-row>
        <table:table-row table:style-name="ro1">
          <table:table-cell table:style-name="ce147"/>
          <table:table-cell table:number-columns-repeated="2"/>
          <table:table-cell office:value-type="string" calcext:value-type="string">
            <text:p>degatsSurNatures</text:p>
          </table:table-cell>
          <table:table-cell table:style-name="ce62"/>
          <table:table-cell table:style-name="ce148"/>
          <table:table-cell/>
          <table:table-cell office:value-type="string" calcext:value-type="string">
            <text:p>endurance</text:p>
          </table:table-cell>
          <table:table-cell table:style-name="ce62"/>
          <table:table-cell table:style-name="ce148"/>
          <table:table-cell table:number-columns-repeated="2"/>
          <table:table-cell table:style-name="ce62"/>
          <table:table-cell table:number-columns-repeated="1011"/>
        </table:table-row>
        <table:table-row table:style-name="ro1">
          <table:table-cell table:style-name="ce147"/>
          <table:table-cell table:number-columns-repeated="2"/>
          <table:table-cell office:value-type="string" calcext:value-type="string">
            <text:p>degatsSurDomaines</text:p>
          </table:table-cell>
          <table:table-cell table:style-name="ce62"/>
          <table:table-cell table:style-name="ce148"/>
          <table:table-cell table:number-columns-repeated="2"/>
          <table:table-cell table:style-name="ce62"/>
          <table:table-cell table:style-name="ce148"/>
          <table:table-cell table:number-columns-repeated="2"/>
          <table:table-cell table:style-name="ce62"/>
          <table:table-cell table:number-columns-repeated="1011"/>
        </table:table-row>
        <table:table-row table:style-name="ro1">
          <table:table-cell table:style-name="ce147"/>
          <table:table-cell table:number-columns-repeated="2"/>
          <table:table-cell office:value-type="string" calcext:value-type="string">
            <text:p>rapidite</text:p>
          </table:table-cell>
          <table:table-cell table:style-name="ce62"/>
          <table:table-cell table:style-name="ce148"/>
          <table:table-cell table:number-columns-repeated="2"/>
          <table:table-cell table:style-name="ce62"/>
          <table:table-cell table:style-name="ce148"/>
          <table:table-cell table:number-columns-repeated="2"/>
          <table:table-cell table:style-name="ce62"/>
          <table:table-cell table:number-columns-repeated="1011"/>
        </table:table-row>
        <table:table-row table:style-name="ro1" table:number-rows-repeated="2">
          <table:table-cell table:style-name="ce147"/>
          <table:table-cell table:number-columns-repeated="3"/>
          <table:table-cell table:style-name="ce62"/>
          <table:table-cell table:number-columns-repeated="3"/>
          <table:table-cell table:style-name="ce62"/>
          <table:table-cell table:number-columns-repeated="3"/>
          <table:table-cell table:style-name="ce62"/>
          <table:table-cell table:number-columns-repeated="1011"/>
        </table:table-row>
        <table:table-row table:style-name="ro1">
          <table:table-cell table:style-name="ce147"/>
          <table:table-cell table:number-columns-repeated="3"/>
          <table:table-cell table:style-name="ce62"/>
          <table:table-cell table:number-columns-repeated="3"/>
          <table:table-cell table:style-name="ce65"/>
          <table:table-cell table:number-columns-repeated="3"/>
          <table:table-cell table:style-name="ce62"/>
          <table:table-cell table:number-columns-repeated="1011"/>
        </table:table-row>
        <table:table-row table:style-name="ro1">
          <table:table-cell table:style-name="ce147"/>
          <table:table-cell table:number-columns-repeated="2"/>
          <table:table-cell office:value-type="string" calcext:value-type="string">
            <text:p>TOTAL</text:p>
          </table:table-cell>
          <table:table-cell table:style-name="ce62"/>
          <table:table-cell/>
          <table:table-cell table:formula="of:=[.G3]*[.G5]*[.G6]*[.G7]/[.G1]" office:value-type="float" office:value="53.5714285714286" calcext:value-type="float">
            <text:p>54</text:p>
          </table:table-cell>
          <table:table-cell office:value-type="string" calcext:value-type="string">
            <text:p>TOTAL</text:p>
          </table:table-cell>
          <table:table-cell table:style-name="ce62"/>
          <table:table-cell/>
          <table:table-cell table:formula="of:=[.K3]*[.K8]*[.K4]*[.K5]/[.$K$1]" office:value-type="float" office:value="54.5454545454545" calcext:value-type="float">
            <text:p>55</text:p>
          </table:table-cell>
          <table:table-cell/>
          <table:table-cell table:style-name="ce62"/>
          <table:table-cell table:number-columns-repeated="1011"/>
        </table:table-row>
        <table:table-row table:style-name="ro1" table:number-rows-repeated="2">
          <table:table-cell table:style-name="ce147"/>
          <table:table-cell table:number-columns-repeated="11"/>
          <table:table-cell table:style-name="ce62"/>
          <table:table-cell table:number-columns-repeated="1011"/>
        </table:table-row>
        <table:table-row table:style-name="ro1">
          <table:table-cell table:style-name="ce147"/>
          <table:table-cell table:number-columns-repeated="6"/>
          <table:table-cell table:style-name="ce70" office:value-type="string" calcext:value-type="string">
            <text:p>DIV</text:p>
          </table:table-cell>
          <table:table-cell table:style-name="ce150" office:value-type="float" office:value="500" calcext:value-type="float">
            <text:p>500</text:p>
          </table:table-cell>
          <table:table-cell table:number-columns-repeated="3"/>
          <table:table-cell table:style-name="ce62"/>
          <table:table-cell table:number-columns-repeated="1011"/>
        </table:table-row>
        <table:table-row table:style-name="ro1">
          <table:table-cell table:style-name="ce147"/>
          <table:table-cell table:number-columns-repeated="6"/>
          <table:table-cell office:value-type="string" calcext:value-type="string">
            <text:p>PA</text:p>
          </table:table-cell>
          <table:table-cell table:number-columns-repeated="2"/>
          <table:table-cell table:formula="of:=[.G16]*[.K16]/[.I19]" office:value-type="float" office:value="5.84415584415584" calcext:value-type="float">
            <text:p>6</text:p>
          </table:table-cell>
          <table:table-cell/>
          <table:table-cell table:style-name="ce62"/>
          <table:table-cell table:number-columns-repeated="1011"/>
        </table:table-row>
        <table:table-row table:style-name="ro1" table:number-rows-repeated="2">
          <table:table-cell table:style-name="ce147"/>
          <table:table-cell table:number-columns-repeated="11"/>
          <table:table-cell table:style-name="ce62"/>
          <table:table-cell table:number-columns-repeated="1011"/>
        </table:table-row>
        <table:table-row table:style-name="ro1" table:number-rows-repeated="4">
          <table:table-cell table:style-name="ce147"/>
          <table:table-cell table:number-columns-repeated="1023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ar&amp;esq" table:style-name="ta1">
        <table:table-column table:style-name="co5" table:default-cell-style-name="ce104"/>
        <table:table-column table:style-name="co23" table:number-columns-repeated="30" table:default-cell-style-name="ce104"/>
        <table:table-column table:style-name="co5" table:number-columns-repeated="993" table:default-cell-style-name="ce104"/>
        <table:table-row table:style-name="ro1">
          <table:table-cell office:value-type="string" calcext:value-type="string">
            <text:p>defenseFac</text:p>
          </table:table-cell>
          <table:table-cell table:style-name="ce107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table:number-columns-repeated="99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65" table:formula="of:=[.$A4]*100/([.$A4]+([.B$3]*[.$B$1]))" office:value-type="float" office:value="33.3333333333333" calcext:value-type="float">
            <text:p>33</text:p>
          </table:table-cell>
          <table:table-cell table:style-name="ce65" table:formula="of:=[.$A4]*100/([.$A4]+([.C$3]*[.$B$1]))" office:value-type="float" office:value="20" calcext:value-type="float">
            <text:p>20</text:p>
          </table:table-cell>
          <table:table-cell table:style-name="ce65" table:formula="of:=[.$A4]*100/([.$A4]+([.D$3]*[.$B$1]))" office:value-type="float" office:value="14.2857142857143" calcext:value-type="float">
            <text:p>14</text:p>
          </table:table-cell>
          <table:table-cell table:style-name="ce65" table:formula="of:=[.$A4]*100/([.$A4]+([.E$3]*[.$B$1]))" office:value-type="float" office:value="11.1111111111111" calcext:value-type="float">
            <text:p>11</text:p>
          </table:table-cell>
          <table:table-cell table:style-name="ce65" table:formula="of:=[.$A4]*100/([.$A4]+([.F$3]*[.$B$1]))" office:value-type="float" office:value="9.09090909090909" calcext:value-type="float">
            <text:p>9</text:p>
          </table:table-cell>
          <table:table-cell table:style-name="ce65" table:formula="of:=[.$A4]*100/([.$A4]+([.G$3]*[.$B$1]))" office:value-type="float" office:value="7.69230769230769" calcext:value-type="float">
            <text:p>8</text:p>
          </table:table-cell>
          <table:table-cell table:style-name="ce65" table:formula="of:=[.$A4]*100/([.$A4]+([.H$3]*[.$B$1]))" office:value-type="float" office:value="6.66666666666667" calcext:value-type="float">
            <text:p>7</text:p>
          </table:table-cell>
          <table:table-cell table:style-name="ce65" table:formula="of:=[.$A4]*100/([.$A4]+([.I$3]*[.$B$1]))" office:value-type="float" office:value="5.88235294117647" calcext:value-type="float">
            <text:p>6</text:p>
          </table:table-cell>
          <table:table-cell table:style-name="ce65" table:formula="of:=[.$A4]*100/([.$A4]+([.J$3]*[.$B$1]))" office:value-type="float" office:value="5.26315789473684" calcext:value-type="float">
            <text:p>5</text:p>
          </table:table-cell>
          <table:table-cell table:style-name="ce65" table:formula="of:=[.$A4]*100/([.$A4]+([.K$3]*[.$B$1]))" office:value-type="float" office:value="4.76190476190476" calcext:value-type="float">
            <text:p>5</text:p>
          </table:table-cell>
          <table:table-cell table:style-name="ce65" table:formula="of:=[.$A4]*100/([.$A4]+([.L$3]*[.$B$1]))" office:value-type="float" office:value="4.34782608695652" calcext:value-type="float">
            <text:p>4</text:p>
          </table:table-cell>
          <table:table-cell table:style-name="ce65" table:formula="of:=[.$A4]*100/([.$A4]+([.M$3]*[.$B$1]))" office:value-type="float" office:value="4" calcext:value-type="float">
            <text:p>4</text:p>
          </table:table-cell>
          <table:table-cell table:style-name="ce65" table:formula="of:=[.$A4]*100/([.$A4]+([.N$3]*[.$B$1]))" office:value-type="float" office:value="3.7037037037037" calcext:value-type="float">
            <text:p>4</text:p>
          </table:table-cell>
          <table:table-cell table:style-name="ce65" table:formula="of:=[.$A4]*100/([.$A4]+([.O$3]*[.$B$1]))" office:value-type="float" office:value="3.44827586206897" calcext:value-type="float">
            <text:p>3</text:p>
          </table:table-cell>
          <table:table-cell table:style-name="ce65" table:formula="of:=[.$A4]*100/([.$A4]+([.P$3]*[.$B$1]))" office:value-type="float" office:value="3.2258064516129" calcext:value-type="float">
            <text:p>3</text:p>
          </table:table-cell>
          <table:table-cell table:style-name="ce65" table:formula="of:=[.$A4]*100/([.$A4]+([.Q$3]*[.$B$1]))" office:value-type="float" office:value="3.03030303030303" calcext:value-type="float">
            <text:p>3</text:p>
          </table:table-cell>
          <table:table-cell table:style-name="ce65" table:formula="of:=[.$A4]*100/([.$A4]+([.R$3]*[.$B$1]))" office:value-type="float" office:value="2.85714285714286" calcext:value-type="float">
            <text:p>3</text:p>
          </table:table-cell>
          <table:table-cell table:style-name="ce65" table:formula="of:=[.$A4]*100/([.$A4]+([.S$3]*[.$B$1]))" office:value-type="float" office:value="2.7027027027027" calcext:value-type="float">
            <text:p>3</text:p>
          </table:table-cell>
          <table:table-cell table:style-name="ce65" table:formula="of:=[.$A4]*100/([.$A4]+([.T$3]*[.$B$1]))" office:value-type="float" office:value="2.56410256410256" calcext:value-type="float">
            <text:p>3</text:p>
          </table:table-cell>
          <table:table-cell table:style-name="ce65" table:formula="of:=[.$A4]*100/([.$A4]+([.U$3]*[.$B$1]))" office:value-type="float" office:value="2.4390243902439" calcext:value-type="float">
            <text:p>2</text:p>
          </table:table-cell>
          <table:table-cell table:style-name="ce65" table:formula="of:=[.$A4]*100/([.$A4]+([.V$3]*[.$B$1]))" office:value-type="float" office:value="2.32558139534884" calcext:value-type="float">
            <text:p>2</text:p>
          </table:table-cell>
          <table:table-cell table:style-name="ce65" table:formula="of:=[.$A4]*100/([.$A4]+([.W$3]*[.$B$1]))" office:value-type="float" office:value="2.22222222222222" calcext:value-type="float">
            <text:p>2</text:p>
          </table:table-cell>
          <table:table-cell table:style-name="ce65" table:formula="of:=[.$A4]*100/([.$A4]+([.X$3]*[.$B$1]))" office:value-type="float" office:value="2.12765957446808" calcext:value-type="float">
            <text:p>2</text:p>
          </table:table-cell>
          <table:table-cell table:style-name="ce65" table:formula="of:=[.$A4]*100/([.$A4]+([.Y$3]*[.$B$1]))" office:value-type="float" office:value="2.04081632653061" calcext:value-type="float">
            <text:p>2</text:p>
          </table:table-cell>
          <table:table-cell table:style-name="ce65" table:formula="of:=[.$A4]*100/([.$A4]+([.Z$3]*[.$B$1]))" office:value-type="float" office:value="1.96078431372549" calcext:value-type="float">
            <text:p>2</text:p>
          </table:table-cell>
          <table:table-cell table:style-name="ce65" table:formula="of:=[.$A4]*100/([.$A4]+([.AA$3]*[.$B$1]))" office:value-type="float" office:value="1.88679245283019" calcext:value-type="float">
            <text:p>2</text:p>
          </table:table-cell>
          <table:table-cell table:style-name="ce65" table:formula="of:=[.$A4]*100/([.$A4]+([.AB$3]*[.$B$1]))" office:value-type="float" office:value="1.81818181818182" calcext:value-type="float">
            <text:p>2</text:p>
          </table:table-cell>
          <table:table-cell table:style-name="ce65" table:formula="of:=[.$A4]*100/([.$A4]+([.AC$3]*[.$B$1]))" office:value-type="float" office:value="1.75438596491228" calcext:value-type="float">
            <text:p>2</text:p>
          </table:table-cell>
          <table:table-cell table:style-name="ce65" table:formula="of:=[.$A4]*100/([.$A4]+([.AD$3]*[.$B$1]))" office:value-type="float" office:value="1.69491525423729" calcext:value-type="float">
            <text:p>2</text:p>
          </table:table-cell>
          <table:table-cell table:style-name="ce65" table:formula="of:=[.$A4]*100/([.$A4]+([.AE$3]*[.$B$1]))" office:value-type="float" office:value="1.63934426229508" calcext:value-type="float">
            <text:p>2</text:p>
          </table:table-cell>
          <table:table-cell table:number-columns-repeated="993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5" table:formula="of:=[.$A5]*100/([.$A5]+([.B$3]*[.$B$1]))" office:value-type="float" office:value="50" calcext:value-type="float">
            <text:p>50</text:p>
          </table:table-cell>
          <table:table-cell table:style-name="ce65" table:formula="of:=[.$A5]*100/([.$A5]+([.C$3]*[.$B$1]))" office:value-type="float" office:value="33.3333333333333" calcext:value-type="float">
            <text:p>33</text:p>
          </table:table-cell>
          <table:table-cell table:style-name="ce65" table:formula="of:=[.$A5]*100/([.$A5]+([.D$3]*[.$B$1]))" office:value-type="float" office:value="25" calcext:value-type="float">
            <text:p>25</text:p>
          </table:table-cell>
          <table:table-cell table:style-name="ce65" table:formula="of:=[.$A5]*100/([.$A5]+([.E$3]*[.$B$1]))" office:value-type="float" office:value="20" calcext:value-type="float">
            <text:p>20</text:p>
          </table:table-cell>
          <table:table-cell table:style-name="ce65" table:formula="of:=[.$A5]*100/([.$A5]+([.F$3]*[.$B$1]))" office:value-type="float" office:value="16.6666666666667" calcext:value-type="float">
            <text:p>17</text:p>
          </table:table-cell>
          <table:table-cell table:style-name="ce65" table:formula="of:=[.$A5]*100/([.$A5]+([.G$3]*[.$B$1]))" office:value-type="float" office:value="14.2857142857143" calcext:value-type="float">
            <text:p>14</text:p>
          </table:table-cell>
          <table:table-cell table:style-name="ce65" table:formula="of:=[.$A5]*100/([.$A5]+([.H$3]*[.$B$1]))" office:value-type="float" office:value="12.5" calcext:value-type="float">
            <text:p>13</text:p>
          </table:table-cell>
          <table:table-cell table:style-name="ce65" table:formula="of:=[.$A5]*100/([.$A5]+([.I$3]*[.$B$1]))" office:value-type="float" office:value="11.1111111111111" calcext:value-type="float">
            <text:p>11</text:p>
          </table:table-cell>
          <table:table-cell table:style-name="ce65" table:formula="of:=[.$A5]*100/([.$A5]+([.J$3]*[.$B$1]))" office:value-type="float" office:value="10" calcext:value-type="float">
            <text:p>10</text:p>
          </table:table-cell>
          <table:table-cell table:style-name="ce65" table:formula="of:=[.$A5]*100/([.$A5]+([.K$3]*[.$B$1]))" office:value-type="float" office:value="9.09090909090909" calcext:value-type="float">
            <text:p>9</text:p>
          </table:table-cell>
          <table:table-cell table:style-name="ce65" table:formula="of:=[.$A5]*100/([.$A5]+([.L$3]*[.$B$1]))" office:value-type="float" office:value="8.33333333333333" calcext:value-type="float">
            <text:p>8</text:p>
          </table:table-cell>
          <table:table-cell table:style-name="ce65" table:formula="of:=[.$A5]*100/([.$A5]+([.M$3]*[.$B$1]))" office:value-type="float" office:value="7.69230769230769" calcext:value-type="float">
            <text:p>8</text:p>
          </table:table-cell>
          <table:table-cell table:style-name="ce65" table:formula="of:=[.$A5]*100/([.$A5]+([.N$3]*[.$B$1]))" office:value-type="float" office:value="7.14285714285714" calcext:value-type="float">
            <text:p>7</text:p>
          </table:table-cell>
          <table:table-cell table:style-name="ce65" table:formula="of:=[.$A5]*100/([.$A5]+([.O$3]*[.$B$1]))" office:value-type="float" office:value="6.66666666666667" calcext:value-type="float">
            <text:p>7</text:p>
          </table:table-cell>
          <table:table-cell table:style-name="ce65" table:formula="of:=[.$A5]*100/([.$A5]+([.P$3]*[.$B$1]))" office:value-type="float" office:value="6.25" calcext:value-type="float">
            <text:p>6</text:p>
          </table:table-cell>
          <table:table-cell table:style-name="ce65" table:formula="of:=[.$A5]*100/([.$A5]+([.Q$3]*[.$B$1]))" office:value-type="float" office:value="5.88235294117647" calcext:value-type="float">
            <text:p>6</text:p>
          </table:table-cell>
          <table:table-cell table:style-name="ce65" table:formula="of:=[.$A5]*100/([.$A5]+([.R$3]*[.$B$1]))" office:value-type="float" office:value="5.55555555555556" calcext:value-type="float">
            <text:p>6</text:p>
          </table:table-cell>
          <table:table-cell table:style-name="ce65" table:formula="of:=[.$A5]*100/([.$A5]+([.S$3]*[.$B$1]))" office:value-type="float" office:value="5.26315789473684" calcext:value-type="float">
            <text:p>5</text:p>
          </table:table-cell>
          <table:table-cell table:style-name="ce65" table:formula="of:=[.$A5]*100/([.$A5]+([.T$3]*[.$B$1]))" office:value-type="float" office:value="5" calcext:value-type="float">
            <text:p>5</text:p>
          </table:table-cell>
          <table:table-cell table:style-name="ce65" table:formula="of:=[.$A5]*100/([.$A5]+([.U$3]*[.$B$1]))" office:value-type="float" office:value="4.76190476190476" calcext:value-type="float">
            <text:p>5</text:p>
          </table:table-cell>
          <table:table-cell table:style-name="ce65" table:formula="of:=[.$A5]*100/([.$A5]+([.V$3]*[.$B$1]))" office:value-type="float" office:value="4.54545454545455" calcext:value-type="float">
            <text:p>5</text:p>
          </table:table-cell>
          <table:table-cell table:style-name="ce65" table:formula="of:=[.$A5]*100/([.$A5]+([.W$3]*[.$B$1]))" office:value-type="float" office:value="4.34782608695652" calcext:value-type="float">
            <text:p>4</text:p>
          </table:table-cell>
          <table:table-cell table:style-name="ce65" table:formula="of:=[.$A5]*100/([.$A5]+([.X$3]*[.$B$1]))" office:value-type="float" office:value="4.16666666666667" calcext:value-type="float">
            <text:p>4</text:p>
          </table:table-cell>
          <table:table-cell table:style-name="ce65" table:formula="of:=[.$A5]*100/([.$A5]+([.Y$3]*[.$B$1]))" office:value-type="float" office:value="4" calcext:value-type="float">
            <text:p>4</text:p>
          </table:table-cell>
          <table:table-cell table:style-name="ce65" table:formula="of:=[.$A5]*100/([.$A5]+([.Z$3]*[.$B$1]))" office:value-type="float" office:value="3.84615384615385" calcext:value-type="float">
            <text:p>4</text:p>
          </table:table-cell>
          <table:table-cell table:style-name="ce65" table:formula="of:=[.$A5]*100/([.$A5]+([.AA$3]*[.$B$1]))" office:value-type="float" office:value="3.7037037037037" calcext:value-type="float">
            <text:p>4</text:p>
          </table:table-cell>
          <table:table-cell table:style-name="ce65" table:formula="of:=[.$A5]*100/([.$A5]+([.AB$3]*[.$B$1]))" office:value-type="float" office:value="3.57142857142857" calcext:value-type="float">
            <text:p>4</text:p>
          </table:table-cell>
          <table:table-cell table:style-name="ce65" table:formula="of:=[.$A5]*100/([.$A5]+([.AC$3]*[.$B$1]))" office:value-type="float" office:value="3.44827586206897" calcext:value-type="float">
            <text:p>3</text:p>
          </table:table-cell>
          <table:table-cell table:style-name="ce65" table:formula="of:=[.$A5]*100/([.$A5]+([.AD$3]*[.$B$1]))" office:value-type="float" office:value="3.33333333333333" calcext:value-type="float">
            <text:p>3</text:p>
          </table:table-cell>
          <table:table-cell table:style-name="ce65" table:formula="of:=[.$A5]*100/([.$A5]+([.AE$3]*[.$B$1]))" office:value-type="float" office:value="3.2258064516129" calcext:value-type="float">
            <text:p>3</text:p>
          </table:table-cell>
          <table:table-cell table:number-columns-repeated="993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65" table:formula="of:=[.$A6]*100/([.$A6]+([.B$3]*[.$B$1]))" office:value-type="float" office:value="60" calcext:value-type="float">
            <text:p>60</text:p>
          </table:table-cell>
          <table:table-cell table:style-name="ce65" table:formula="of:=[.$A6]*100/([.$A6]+([.C$3]*[.$B$1]))" office:value-type="float" office:value="42.8571428571429" calcext:value-type="float">
            <text:p>43</text:p>
          </table:table-cell>
          <table:table-cell table:style-name="ce65" table:formula="of:=[.$A6]*100/([.$A6]+([.D$3]*[.$B$1]))" office:value-type="float" office:value="33.3333333333333" calcext:value-type="float">
            <text:p>33</text:p>
          </table:table-cell>
          <table:table-cell table:style-name="ce65" table:formula="of:=[.$A6]*100/([.$A6]+([.E$3]*[.$B$1]))" office:value-type="float" office:value="27.2727272727273" calcext:value-type="float">
            <text:p>27</text:p>
          </table:table-cell>
          <table:table-cell table:style-name="ce65" table:formula="of:=[.$A6]*100/([.$A6]+([.F$3]*[.$B$1]))" office:value-type="float" office:value="23.0769230769231" calcext:value-type="float">
            <text:p>23</text:p>
          </table:table-cell>
          <table:table-cell table:style-name="ce65" table:formula="of:=[.$A6]*100/([.$A6]+([.G$3]*[.$B$1]))" office:value-type="float" office:value="20" calcext:value-type="float">
            <text:p>20</text:p>
          </table:table-cell>
          <table:table-cell table:style-name="ce65" table:formula="of:=[.$A6]*100/([.$A6]+([.H$3]*[.$B$1]))" office:value-type="float" office:value="17.6470588235294" calcext:value-type="float">
            <text:p>18</text:p>
          </table:table-cell>
          <table:table-cell table:style-name="ce65" table:formula="of:=[.$A6]*100/([.$A6]+([.I$3]*[.$B$1]))" office:value-type="float" office:value="15.7894736842105" calcext:value-type="float">
            <text:p>16</text:p>
          </table:table-cell>
          <table:table-cell table:style-name="ce65" table:formula="of:=[.$A6]*100/([.$A6]+([.J$3]*[.$B$1]))" office:value-type="float" office:value="14.2857142857143" calcext:value-type="float">
            <text:p>14</text:p>
          </table:table-cell>
          <table:table-cell table:style-name="ce65" table:formula="of:=[.$A6]*100/([.$A6]+([.K$3]*[.$B$1]))" office:value-type="float" office:value="13.0434782608696" calcext:value-type="float">
            <text:p>13</text:p>
          </table:table-cell>
          <table:table-cell table:style-name="ce65" table:formula="of:=[.$A6]*100/([.$A6]+([.L$3]*[.$B$1]))" office:value-type="float" office:value="12" calcext:value-type="float">
            <text:p>12</text:p>
          </table:table-cell>
          <table:table-cell table:style-name="ce65" table:formula="of:=[.$A6]*100/([.$A6]+([.M$3]*[.$B$1]))" office:value-type="float" office:value="11.1111111111111" calcext:value-type="float">
            <text:p>11</text:p>
          </table:table-cell>
          <table:table-cell table:style-name="ce65" table:formula="of:=[.$A6]*100/([.$A6]+([.N$3]*[.$B$1]))" office:value-type="float" office:value="10.3448275862069" calcext:value-type="float">
            <text:p>10</text:p>
          </table:table-cell>
          <table:table-cell table:style-name="ce65" table:formula="of:=[.$A6]*100/([.$A6]+([.O$3]*[.$B$1]))" office:value-type="float" office:value="9.67741935483871" calcext:value-type="float">
            <text:p>10</text:p>
          </table:table-cell>
          <table:table-cell table:style-name="ce65" table:formula="of:=[.$A6]*100/([.$A6]+([.P$3]*[.$B$1]))" office:value-type="float" office:value="9.09090909090909" calcext:value-type="float">
            <text:p>9</text:p>
          </table:table-cell>
          <table:table-cell table:style-name="ce65" table:formula="of:=[.$A6]*100/([.$A6]+([.Q$3]*[.$B$1]))" office:value-type="float" office:value="8.57142857142857" calcext:value-type="float">
            <text:p>9</text:p>
          </table:table-cell>
          <table:table-cell table:style-name="ce65" table:formula="of:=[.$A6]*100/([.$A6]+([.R$3]*[.$B$1]))" office:value-type="float" office:value="8.10810810810811" calcext:value-type="float">
            <text:p>8</text:p>
          </table:table-cell>
          <table:table-cell table:style-name="ce65" table:formula="of:=[.$A6]*100/([.$A6]+([.S$3]*[.$B$1]))" office:value-type="float" office:value="7.69230769230769" calcext:value-type="float">
            <text:p>8</text:p>
          </table:table-cell>
          <table:table-cell table:style-name="ce65" table:formula="of:=[.$A6]*100/([.$A6]+([.T$3]*[.$B$1]))" office:value-type="float" office:value="7.31707317073171" calcext:value-type="float">
            <text:p>7</text:p>
          </table:table-cell>
          <table:table-cell table:style-name="ce65" table:formula="of:=[.$A6]*100/([.$A6]+([.U$3]*[.$B$1]))" office:value-type="float" office:value="6.97674418604651" calcext:value-type="float">
            <text:p>7</text:p>
          </table:table-cell>
          <table:table-cell table:style-name="ce65" table:formula="of:=[.$A6]*100/([.$A6]+([.V$3]*[.$B$1]))" office:value-type="float" office:value="6.66666666666667" calcext:value-type="float">
            <text:p>7</text:p>
          </table:table-cell>
          <table:table-cell table:style-name="ce65" table:formula="of:=[.$A6]*100/([.$A6]+([.W$3]*[.$B$1]))" office:value-type="float" office:value="6.38297872340426" calcext:value-type="float">
            <text:p>6</text:p>
          </table:table-cell>
          <table:table-cell table:style-name="ce65" table:formula="of:=[.$A6]*100/([.$A6]+([.X$3]*[.$B$1]))" office:value-type="float" office:value="6.12244897959184" calcext:value-type="float">
            <text:p>6</text:p>
          </table:table-cell>
          <table:table-cell table:style-name="ce65" table:formula="of:=[.$A6]*100/([.$A6]+([.Y$3]*[.$B$1]))" office:value-type="float" office:value="5.88235294117647" calcext:value-type="float">
            <text:p>6</text:p>
          </table:table-cell>
          <table:table-cell table:style-name="ce65" table:formula="of:=[.$A6]*100/([.$A6]+([.Z$3]*[.$B$1]))" office:value-type="float" office:value="5.66037735849057" calcext:value-type="float">
            <text:p>6</text:p>
          </table:table-cell>
          <table:table-cell table:style-name="ce65" table:formula="of:=[.$A6]*100/([.$A6]+([.AA$3]*[.$B$1]))" office:value-type="float" office:value="5.45454545454545" calcext:value-type="float">
            <text:p>5</text:p>
          </table:table-cell>
          <table:table-cell table:style-name="ce65" table:formula="of:=[.$A6]*100/([.$A6]+([.AB$3]*[.$B$1]))" office:value-type="float" office:value="5.26315789473684" calcext:value-type="float">
            <text:p>5</text:p>
          </table:table-cell>
          <table:table-cell table:style-name="ce65" table:formula="of:=[.$A6]*100/([.$A6]+([.AC$3]*[.$B$1]))" office:value-type="float" office:value="5.08474576271186" calcext:value-type="float">
            <text:p>5</text:p>
          </table:table-cell>
          <table:table-cell table:style-name="ce65" table:formula="of:=[.$A6]*100/([.$A6]+([.AD$3]*[.$B$1]))" office:value-type="float" office:value="4.91803278688525" calcext:value-type="float">
            <text:p>5</text:p>
          </table:table-cell>
          <table:table-cell table:style-name="ce65" table:formula="of:=[.$A6]*100/([.$A6]+([.AE$3]*[.$B$1]))" office:value-type="float" office:value="4.76190476190476" calcext:value-type="float">
            <text:p>5</text:p>
          </table:table-cell>
          <table:table-cell table:number-columns-repeated="993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65" table:formula="of:=[.$A7]*100/([.$A7]+([.B$3]*[.$B$1]))" office:value-type="float" office:value="66.6666666666667" calcext:value-type="float">
            <text:p>67</text:p>
          </table:table-cell>
          <table:table-cell table:style-name="ce65" table:formula="of:=[.$A7]*100/([.$A7]+([.C$3]*[.$B$1]))" office:value-type="float" office:value="50" calcext:value-type="float">
            <text:p>50</text:p>
          </table:table-cell>
          <table:table-cell table:style-name="ce65" table:formula="of:=[.$A7]*100/([.$A7]+([.D$3]*[.$B$1]))" office:value-type="float" office:value="40" calcext:value-type="float">
            <text:p>40</text:p>
          </table:table-cell>
          <table:table-cell table:style-name="ce65" table:formula="of:=[.$A7]*100/([.$A7]+([.E$3]*[.$B$1]))" office:value-type="float" office:value="33.3333333333333" calcext:value-type="float">
            <text:p>33</text:p>
          </table:table-cell>
          <table:table-cell table:style-name="ce65" table:formula="of:=[.$A7]*100/([.$A7]+([.F$3]*[.$B$1]))" office:value-type="float" office:value="28.5714285714286" calcext:value-type="float">
            <text:p>29</text:p>
          </table:table-cell>
          <table:table-cell table:style-name="ce65" table:formula="of:=[.$A7]*100/([.$A7]+([.G$3]*[.$B$1]))" office:value-type="float" office:value="25" calcext:value-type="float">
            <text:p>25</text:p>
          </table:table-cell>
          <table:table-cell table:style-name="ce65" table:formula="of:=[.$A7]*100/([.$A7]+([.H$3]*[.$B$1]))" office:value-type="float" office:value="22.2222222222222" calcext:value-type="float">
            <text:p>22</text:p>
          </table:table-cell>
          <table:table-cell table:style-name="ce65" table:formula="of:=[.$A7]*100/([.$A7]+([.I$3]*[.$B$1]))" office:value-type="float" office:value="20" calcext:value-type="float">
            <text:p>20</text:p>
          </table:table-cell>
          <table:table-cell table:style-name="ce65" table:formula="of:=[.$A7]*100/([.$A7]+([.J$3]*[.$B$1]))" office:value-type="float" office:value="18.1818181818182" calcext:value-type="float">
            <text:p>18</text:p>
          </table:table-cell>
          <table:table-cell table:style-name="ce65" table:formula="of:=[.$A7]*100/([.$A7]+([.K$3]*[.$B$1]))" office:value-type="float" office:value="16.6666666666667" calcext:value-type="float">
            <text:p>17</text:p>
          </table:table-cell>
          <table:table-cell table:style-name="ce65" table:formula="of:=[.$A7]*100/([.$A7]+([.L$3]*[.$B$1]))" office:value-type="float" office:value="15.3846153846154" calcext:value-type="float">
            <text:p>15</text:p>
          </table:table-cell>
          <table:table-cell table:style-name="ce65" table:formula="of:=[.$A7]*100/([.$A7]+([.M$3]*[.$B$1]))" office:value-type="float" office:value="14.2857142857143" calcext:value-type="float">
            <text:p>14</text:p>
          </table:table-cell>
          <table:table-cell table:style-name="ce65" table:formula="of:=[.$A7]*100/([.$A7]+([.N$3]*[.$B$1]))" office:value-type="float" office:value="13.3333333333333" calcext:value-type="float">
            <text:p>13</text:p>
          </table:table-cell>
          <table:table-cell table:style-name="ce65" table:formula="of:=[.$A7]*100/([.$A7]+([.O$3]*[.$B$1]))" office:value-type="float" office:value="12.5" calcext:value-type="float">
            <text:p>13</text:p>
          </table:table-cell>
          <table:table-cell table:style-name="ce65" table:formula="of:=[.$A7]*100/([.$A7]+([.P$3]*[.$B$1]))" office:value-type="float" office:value="11.7647058823529" calcext:value-type="float">
            <text:p>12</text:p>
          </table:table-cell>
          <table:table-cell table:style-name="ce65" table:formula="of:=[.$A7]*100/([.$A7]+([.Q$3]*[.$B$1]))" office:value-type="float" office:value="11.1111111111111" calcext:value-type="float">
            <text:p>11</text:p>
          </table:table-cell>
          <table:table-cell table:style-name="ce65" table:formula="of:=[.$A7]*100/([.$A7]+([.R$3]*[.$B$1]))" office:value-type="float" office:value="10.5263157894737" calcext:value-type="float">
            <text:p>11</text:p>
          </table:table-cell>
          <table:table-cell table:style-name="ce65" table:formula="of:=[.$A7]*100/([.$A7]+([.S$3]*[.$B$1]))" office:value-type="float" office:value="10" calcext:value-type="float">
            <text:p>10</text:p>
          </table:table-cell>
          <table:table-cell table:style-name="ce65" table:formula="of:=[.$A7]*100/([.$A7]+([.T$3]*[.$B$1]))" office:value-type="float" office:value="9.52380952380952" calcext:value-type="float">
            <text:p>10</text:p>
          </table:table-cell>
          <table:table-cell table:style-name="ce65" table:formula="of:=[.$A7]*100/([.$A7]+([.U$3]*[.$B$1]))" office:value-type="float" office:value="9.09090909090909" calcext:value-type="float">
            <text:p>9</text:p>
          </table:table-cell>
          <table:table-cell table:style-name="ce65" table:formula="of:=[.$A7]*100/([.$A7]+([.V$3]*[.$B$1]))" office:value-type="float" office:value="8.69565217391304" calcext:value-type="float">
            <text:p>9</text:p>
          </table:table-cell>
          <table:table-cell table:style-name="ce65" table:formula="of:=[.$A7]*100/([.$A7]+([.W$3]*[.$B$1]))" office:value-type="float" office:value="8.33333333333333" calcext:value-type="float">
            <text:p>8</text:p>
          </table:table-cell>
          <table:table-cell table:style-name="ce65" table:formula="of:=[.$A7]*100/([.$A7]+([.X$3]*[.$B$1]))" office:value-type="float" office:value="8" calcext:value-type="float">
            <text:p>8</text:p>
          </table:table-cell>
          <table:table-cell table:style-name="ce65" table:formula="of:=[.$A7]*100/([.$A7]+([.Y$3]*[.$B$1]))" office:value-type="float" office:value="7.69230769230769" calcext:value-type="float">
            <text:p>8</text:p>
          </table:table-cell>
          <table:table-cell table:style-name="ce65" table:formula="of:=[.$A7]*100/([.$A7]+([.Z$3]*[.$B$1]))" office:value-type="float" office:value="7.40740740740741" calcext:value-type="float">
            <text:p>7</text:p>
          </table:table-cell>
          <table:table-cell table:style-name="ce65" table:formula="of:=[.$A7]*100/([.$A7]+([.AA$3]*[.$B$1]))" office:value-type="float" office:value="7.14285714285714" calcext:value-type="float">
            <text:p>7</text:p>
          </table:table-cell>
          <table:table-cell table:style-name="ce65" table:formula="of:=[.$A7]*100/([.$A7]+([.AB$3]*[.$B$1]))" office:value-type="float" office:value="6.89655172413793" calcext:value-type="float">
            <text:p>7</text:p>
          </table:table-cell>
          <table:table-cell table:style-name="ce65" table:formula="of:=[.$A7]*100/([.$A7]+([.AC$3]*[.$B$1]))" office:value-type="float" office:value="6.66666666666667" calcext:value-type="float">
            <text:p>7</text:p>
          </table:table-cell>
          <table:table-cell table:style-name="ce65" table:formula="of:=[.$A7]*100/([.$A7]+([.AD$3]*[.$B$1]))" office:value-type="float" office:value="6.45161290322581" calcext:value-type="float">
            <text:p>6</text:p>
          </table:table-cell>
          <table:table-cell table:style-name="ce65" table:formula="of:=[.$A7]*100/([.$A7]+([.AE$3]*[.$B$1]))" office:value-type="float" office:value="6.25" calcext:value-type="float">
            <text:p>6</text:p>
          </table:table-cell>
          <table:table-cell table:number-columns-repeated="993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65" table:formula="of:=[.$A8]*100/([.$A8]+([.B$3]*[.$B$1]))" office:value-type="float" office:value="71.4285714285714" calcext:value-type="float">
            <text:p>71</text:p>
          </table:table-cell>
          <table:table-cell table:style-name="ce65" table:formula="of:=[.$A8]*100/([.$A8]+([.C$3]*[.$B$1]))" office:value-type="float" office:value="55.5555555555556" calcext:value-type="float">
            <text:p>56</text:p>
          </table:table-cell>
          <table:table-cell table:style-name="ce65" table:formula="of:=[.$A8]*100/([.$A8]+([.D$3]*[.$B$1]))" office:value-type="float" office:value="45.4545454545455" calcext:value-type="float">
            <text:p>45</text:p>
          </table:table-cell>
          <table:table-cell table:style-name="ce65" table:formula="of:=[.$A8]*100/([.$A8]+([.E$3]*[.$B$1]))" office:value-type="float" office:value="38.4615384615385" calcext:value-type="float">
            <text:p>38</text:p>
          </table:table-cell>
          <table:table-cell table:style-name="ce65" table:formula="of:=[.$A8]*100/([.$A8]+([.F$3]*[.$B$1]))" office:value-type="float" office:value="33.3333333333333" calcext:value-type="float">
            <text:p>33</text:p>
          </table:table-cell>
          <table:table-cell table:style-name="ce65" table:formula="of:=[.$A8]*100/([.$A8]+([.G$3]*[.$B$1]))" office:value-type="float" office:value="29.4117647058823" calcext:value-type="float">
            <text:p>29</text:p>
          </table:table-cell>
          <table:table-cell table:style-name="ce65" table:formula="of:=[.$A8]*100/([.$A8]+([.H$3]*[.$B$1]))" office:value-type="float" office:value="26.3157894736842" calcext:value-type="float">
            <text:p>26</text:p>
          </table:table-cell>
          <table:table-cell table:style-name="ce65" table:formula="of:=[.$A8]*100/([.$A8]+([.I$3]*[.$B$1]))" office:value-type="float" office:value="23.8095238095238" calcext:value-type="float">
            <text:p>24</text:p>
          </table:table-cell>
          <table:table-cell table:style-name="ce65" table:formula="of:=[.$A8]*100/([.$A8]+([.J$3]*[.$B$1]))" office:value-type="float" office:value="21.7391304347826" calcext:value-type="float">
            <text:p>22</text:p>
          </table:table-cell>
          <table:table-cell table:style-name="ce65" table:formula="of:=[.$A8]*100/([.$A8]+([.K$3]*[.$B$1]))" office:value-type="float" office:value="20" calcext:value-type="float">
            <text:p>20</text:p>
          </table:table-cell>
          <table:table-cell table:style-name="ce65" table:formula="of:=[.$A8]*100/([.$A8]+([.L$3]*[.$B$1]))" office:value-type="float" office:value="18.5185185185185" calcext:value-type="float">
            <text:p>19</text:p>
          </table:table-cell>
          <table:table-cell table:style-name="ce65" table:formula="of:=[.$A8]*100/([.$A8]+([.M$3]*[.$B$1]))" office:value-type="float" office:value="17.2413793103448" calcext:value-type="float">
            <text:p>17</text:p>
          </table:table-cell>
          <table:table-cell table:style-name="ce65" table:formula="of:=[.$A8]*100/([.$A8]+([.N$3]*[.$B$1]))" office:value-type="float" office:value="16.1290322580645" calcext:value-type="float">
            <text:p>16</text:p>
          </table:table-cell>
          <table:table-cell table:style-name="ce65" table:formula="of:=[.$A8]*100/([.$A8]+([.O$3]*[.$B$1]))" office:value-type="float" office:value="15.1515151515152" calcext:value-type="float">
            <text:p>15</text:p>
          </table:table-cell>
          <table:table-cell table:style-name="ce65" table:formula="of:=[.$A8]*100/([.$A8]+([.P$3]*[.$B$1]))" office:value-type="float" office:value="14.2857142857143" calcext:value-type="float">
            <text:p>14</text:p>
          </table:table-cell>
          <table:table-cell table:style-name="ce65" table:formula="of:=[.$A8]*100/([.$A8]+([.Q$3]*[.$B$1]))" office:value-type="float" office:value="13.5135135135135" calcext:value-type="float">
            <text:p>14</text:p>
          </table:table-cell>
          <table:table-cell table:style-name="ce65" table:formula="of:=[.$A8]*100/([.$A8]+([.R$3]*[.$B$1]))" office:value-type="float" office:value="12.8205128205128" calcext:value-type="float">
            <text:p>13</text:p>
          </table:table-cell>
          <table:table-cell table:style-name="ce65" table:formula="of:=[.$A8]*100/([.$A8]+([.S$3]*[.$B$1]))" office:value-type="float" office:value="12.1951219512195" calcext:value-type="float">
            <text:p>12</text:p>
          </table:table-cell>
          <table:table-cell table:style-name="ce65" table:formula="of:=[.$A8]*100/([.$A8]+([.T$3]*[.$B$1]))" office:value-type="float" office:value="11.6279069767442" calcext:value-type="float">
            <text:p>12</text:p>
          </table:table-cell>
          <table:table-cell table:style-name="ce65" table:formula="of:=[.$A8]*100/([.$A8]+([.U$3]*[.$B$1]))" office:value-type="float" office:value="11.1111111111111" calcext:value-type="float">
            <text:p>11</text:p>
          </table:table-cell>
          <table:table-cell table:style-name="ce65" table:formula="of:=[.$A8]*100/([.$A8]+([.V$3]*[.$B$1]))" office:value-type="float" office:value="10.6382978723404" calcext:value-type="float">
            <text:p>11</text:p>
          </table:table-cell>
          <table:table-cell table:style-name="ce65" table:formula="of:=[.$A8]*100/([.$A8]+([.W$3]*[.$B$1]))" office:value-type="float" office:value="10.2040816326531" calcext:value-type="float">
            <text:p>10</text:p>
          </table:table-cell>
          <table:table-cell table:style-name="ce65" table:formula="of:=[.$A8]*100/([.$A8]+([.X$3]*[.$B$1]))" office:value-type="float" office:value="9.80392156862745" calcext:value-type="float">
            <text:p>10</text:p>
          </table:table-cell>
          <table:table-cell table:style-name="ce65" table:formula="of:=[.$A8]*100/([.$A8]+([.Y$3]*[.$B$1]))" office:value-type="float" office:value="9.43396226415094" calcext:value-type="float">
            <text:p>9</text:p>
          </table:table-cell>
          <table:table-cell table:style-name="ce65" table:formula="of:=[.$A8]*100/([.$A8]+([.Z$3]*[.$B$1]))" office:value-type="float" office:value="9.09090909090909" calcext:value-type="float">
            <text:p>9</text:p>
          </table:table-cell>
          <table:table-cell table:style-name="ce65" table:formula="of:=[.$A8]*100/([.$A8]+([.AA$3]*[.$B$1]))" office:value-type="float" office:value="8.7719298245614" calcext:value-type="float">
            <text:p>9</text:p>
          </table:table-cell>
          <table:table-cell table:style-name="ce65" table:formula="of:=[.$A8]*100/([.$A8]+([.AB$3]*[.$B$1]))" office:value-type="float" office:value="8.47457627118644" calcext:value-type="float">
            <text:p>8</text:p>
          </table:table-cell>
          <table:table-cell table:style-name="ce65" table:formula="of:=[.$A8]*100/([.$A8]+([.AC$3]*[.$B$1]))" office:value-type="float" office:value="8.19672131147541" calcext:value-type="float">
            <text:p>8</text:p>
          </table:table-cell>
          <table:table-cell table:style-name="ce65" table:formula="of:=[.$A8]*100/([.$A8]+([.AD$3]*[.$B$1]))" office:value-type="float" office:value="7.93650793650794" calcext:value-type="float">
            <text:p>8</text:p>
          </table:table-cell>
          <table:table-cell table:style-name="ce65" table:formula="of:=[.$A8]*100/([.$A8]+([.AE$3]*[.$B$1]))" office:value-type="float" office:value="7.69230769230769" calcext:value-type="float">
            <text:p>8</text:p>
          </table:table-cell>
          <table:table-cell table:number-columns-repeated="993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65" table:formula="of:=[.$A9]*100/([.$A9]+([.B$3]*[.$B$1]))" office:value-type="float" office:value="75" calcext:value-type="float">
            <text:p>75</text:p>
          </table:table-cell>
          <table:table-cell table:style-name="ce65" table:formula="of:=[.$A9]*100/([.$A9]+([.C$3]*[.$B$1]))" office:value-type="float" office:value="60" calcext:value-type="float">
            <text:p>60</text:p>
          </table:table-cell>
          <table:table-cell table:style-name="ce65" table:formula="of:=[.$A9]*100/([.$A9]+([.D$3]*[.$B$1]))" office:value-type="float" office:value="50" calcext:value-type="float">
            <text:p>50</text:p>
          </table:table-cell>
          <table:table-cell table:style-name="ce65" table:formula="of:=[.$A9]*100/([.$A9]+([.E$3]*[.$B$1]))" office:value-type="float" office:value="42.8571428571429" calcext:value-type="float">
            <text:p>43</text:p>
          </table:table-cell>
          <table:table-cell table:style-name="ce65" table:formula="of:=[.$A9]*100/([.$A9]+([.F$3]*[.$B$1]))" office:value-type="float" office:value="37.5" calcext:value-type="float">
            <text:p>38</text:p>
          </table:table-cell>
          <table:table-cell table:style-name="ce65" table:formula="of:=[.$A9]*100/([.$A9]+([.G$3]*[.$B$1]))" office:value-type="float" office:value="33.3333333333333" calcext:value-type="float">
            <text:p>33</text:p>
          </table:table-cell>
          <table:table-cell table:style-name="ce65" table:formula="of:=[.$A9]*100/([.$A9]+([.H$3]*[.$B$1]))" office:value-type="float" office:value="30" calcext:value-type="float">
            <text:p>30</text:p>
          </table:table-cell>
          <table:table-cell table:style-name="ce65" table:formula="of:=[.$A9]*100/([.$A9]+([.I$3]*[.$B$1]))" office:value-type="float" office:value="27.2727272727273" calcext:value-type="float">
            <text:p>27</text:p>
          </table:table-cell>
          <table:table-cell table:style-name="ce65" table:formula="of:=[.$A9]*100/([.$A9]+([.J$3]*[.$B$1]))" office:value-type="float" office:value="25" calcext:value-type="float">
            <text:p>25</text:p>
          </table:table-cell>
          <table:table-cell table:style-name="ce65" table:formula="of:=[.$A9]*100/([.$A9]+([.K$3]*[.$B$1]))" office:value-type="float" office:value="23.0769230769231" calcext:value-type="float">
            <text:p>23</text:p>
          </table:table-cell>
          <table:table-cell table:style-name="ce65" table:formula="of:=[.$A9]*100/([.$A9]+([.L$3]*[.$B$1]))" office:value-type="float" office:value="21.4285714285714" calcext:value-type="float">
            <text:p>21</text:p>
          </table:table-cell>
          <table:table-cell table:style-name="ce65" table:formula="of:=[.$A9]*100/([.$A9]+([.M$3]*[.$B$1]))" office:value-type="float" office:value="20" calcext:value-type="float">
            <text:p>20</text:p>
          </table:table-cell>
          <table:table-cell table:style-name="ce65" table:formula="of:=[.$A9]*100/([.$A9]+([.N$3]*[.$B$1]))" office:value-type="float" office:value="18.75" calcext:value-type="float">
            <text:p>19</text:p>
          </table:table-cell>
          <table:table-cell table:style-name="ce65" table:formula="of:=[.$A9]*100/([.$A9]+([.O$3]*[.$B$1]))" office:value-type="float" office:value="17.6470588235294" calcext:value-type="float">
            <text:p>18</text:p>
          </table:table-cell>
          <table:table-cell table:style-name="ce65" table:formula="of:=[.$A9]*100/([.$A9]+([.P$3]*[.$B$1]))" office:value-type="float" office:value="16.6666666666667" calcext:value-type="float">
            <text:p>17</text:p>
          </table:table-cell>
          <table:table-cell table:style-name="ce65" table:formula="of:=[.$A9]*100/([.$A9]+([.Q$3]*[.$B$1]))" office:value-type="float" office:value="15.7894736842105" calcext:value-type="float">
            <text:p>16</text:p>
          </table:table-cell>
          <table:table-cell table:style-name="ce65" table:formula="of:=[.$A9]*100/([.$A9]+([.R$3]*[.$B$1]))" office:value-type="float" office:value="15" calcext:value-type="float">
            <text:p>15</text:p>
          </table:table-cell>
          <table:table-cell table:style-name="ce65" table:formula="of:=[.$A9]*100/([.$A9]+([.S$3]*[.$B$1]))" office:value-type="float" office:value="14.2857142857143" calcext:value-type="float">
            <text:p>14</text:p>
          </table:table-cell>
          <table:table-cell table:style-name="ce65" table:formula="of:=[.$A9]*100/([.$A9]+([.T$3]*[.$B$1]))" office:value-type="float" office:value="13.6363636363636" calcext:value-type="float">
            <text:p>14</text:p>
          </table:table-cell>
          <table:table-cell table:style-name="ce65" table:formula="of:=[.$A9]*100/([.$A9]+([.U$3]*[.$B$1]))" office:value-type="float" office:value="13.0434782608696" calcext:value-type="float">
            <text:p>13</text:p>
          </table:table-cell>
          <table:table-cell table:style-name="ce65" table:formula="of:=[.$A9]*100/([.$A9]+([.V$3]*[.$B$1]))" office:value-type="float" office:value="12.5" calcext:value-type="float">
            <text:p>13</text:p>
          </table:table-cell>
          <table:table-cell table:style-name="ce65" table:formula="of:=[.$A9]*100/([.$A9]+([.W$3]*[.$B$1]))" office:value-type="float" office:value="12" calcext:value-type="float">
            <text:p>12</text:p>
          </table:table-cell>
          <table:table-cell table:style-name="ce65" table:formula="of:=[.$A9]*100/([.$A9]+([.X$3]*[.$B$1]))" office:value-type="float" office:value="11.5384615384615" calcext:value-type="float">
            <text:p>12</text:p>
          </table:table-cell>
          <table:table-cell table:style-name="ce65" table:formula="of:=[.$A9]*100/([.$A9]+([.Y$3]*[.$B$1]))" office:value-type="float" office:value="11.1111111111111" calcext:value-type="float">
            <text:p>11</text:p>
          </table:table-cell>
          <table:table-cell table:style-name="ce65" table:formula="of:=[.$A9]*100/([.$A9]+([.Z$3]*[.$B$1]))" office:value-type="float" office:value="10.7142857142857" calcext:value-type="float">
            <text:p>11</text:p>
          </table:table-cell>
          <table:table-cell table:style-name="ce65" table:formula="of:=[.$A9]*100/([.$A9]+([.AA$3]*[.$B$1]))" office:value-type="float" office:value="10.3448275862069" calcext:value-type="float">
            <text:p>10</text:p>
          </table:table-cell>
          <table:table-cell table:style-name="ce65" table:formula="of:=[.$A9]*100/([.$A9]+([.AB$3]*[.$B$1]))" office:value-type="float" office:value="10" calcext:value-type="float">
            <text:p>10</text:p>
          </table:table-cell>
          <table:table-cell table:style-name="ce65" table:formula="of:=[.$A9]*100/([.$A9]+([.AC$3]*[.$B$1]))" office:value-type="float" office:value="9.67741935483871" calcext:value-type="float">
            <text:p>10</text:p>
          </table:table-cell>
          <table:table-cell table:style-name="ce65" table:formula="of:=[.$A9]*100/([.$A9]+([.AD$3]*[.$B$1]))" office:value-type="float" office:value="9.375" calcext:value-type="float">
            <text:p>9</text:p>
          </table:table-cell>
          <table:table-cell table:style-name="ce65" table:formula="of:=[.$A9]*100/([.$A9]+([.AE$3]*[.$B$1]))" office:value-type="float" office:value="9.09090909090909" calcext:value-type="float">
            <text:p>9</text:p>
          </table:table-cell>
          <table:table-cell table:number-columns-repeated="993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65" table:formula="of:=[.$A10]*100/([.$A10]+([.B$3]*[.$B$1]))" office:value-type="float" office:value="77.7777777777778" calcext:value-type="float">
            <text:p>78</text:p>
          </table:table-cell>
          <table:table-cell table:style-name="ce65" table:formula="of:=[.$A10]*100/([.$A10]+([.C$3]*[.$B$1]))" office:value-type="float" office:value="63.6363636363636" calcext:value-type="float">
            <text:p>64</text:p>
          </table:table-cell>
          <table:table-cell table:style-name="ce65" table:formula="of:=[.$A10]*100/([.$A10]+([.D$3]*[.$B$1]))" office:value-type="float" office:value="53.8461538461539" calcext:value-type="float">
            <text:p>54</text:p>
          </table:table-cell>
          <table:table-cell table:style-name="ce65" table:formula="of:=[.$A10]*100/([.$A10]+([.E$3]*[.$B$1]))" office:value-type="float" office:value="46.6666666666667" calcext:value-type="float">
            <text:p>47</text:p>
          </table:table-cell>
          <table:table-cell table:style-name="ce65" table:formula="of:=[.$A10]*100/([.$A10]+([.F$3]*[.$B$1]))" office:value-type="float" office:value="41.1764705882353" calcext:value-type="float">
            <text:p>41</text:p>
          </table:table-cell>
          <table:table-cell table:style-name="ce65" table:formula="of:=[.$A10]*100/([.$A10]+([.G$3]*[.$B$1]))" office:value-type="float" office:value="36.8421052631579" calcext:value-type="float">
            <text:p>37</text:p>
          </table:table-cell>
          <table:table-cell table:style-name="ce65" table:formula="of:=[.$A10]*100/([.$A10]+([.H$3]*[.$B$1]))" office:value-type="float" office:value="33.3333333333333" calcext:value-type="float">
            <text:p>33</text:p>
          </table:table-cell>
          <table:table-cell table:style-name="ce65" table:formula="of:=[.$A10]*100/([.$A10]+([.I$3]*[.$B$1]))" office:value-type="float" office:value="30.4347826086957" calcext:value-type="float">
            <text:p>30</text:p>
          </table:table-cell>
          <table:table-cell table:style-name="ce65" table:formula="of:=[.$A10]*100/([.$A10]+([.J$3]*[.$B$1]))" office:value-type="float" office:value="28" calcext:value-type="float">
            <text:p>28</text:p>
          </table:table-cell>
          <table:table-cell table:style-name="ce65" table:formula="of:=[.$A10]*100/([.$A10]+([.K$3]*[.$B$1]))" office:value-type="float" office:value="25.9259259259259" calcext:value-type="float">
            <text:p>26</text:p>
          </table:table-cell>
          <table:table-cell table:style-name="ce65" table:formula="of:=[.$A10]*100/([.$A10]+([.L$3]*[.$B$1]))" office:value-type="float" office:value="24.1379310344828" calcext:value-type="float">
            <text:p>24</text:p>
          </table:table-cell>
          <table:table-cell table:style-name="ce65" table:formula="of:=[.$A10]*100/([.$A10]+([.M$3]*[.$B$1]))" office:value-type="float" office:value="22.5806451612903" calcext:value-type="float">
            <text:p>23</text:p>
          </table:table-cell>
          <table:table-cell table:style-name="ce65" table:formula="of:=[.$A10]*100/([.$A10]+([.N$3]*[.$B$1]))" office:value-type="float" office:value="21.2121212121212" calcext:value-type="float">
            <text:p>21</text:p>
          </table:table-cell>
          <table:table-cell table:style-name="ce65" table:formula="of:=[.$A10]*100/([.$A10]+([.O$3]*[.$B$1]))" office:value-type="float" office:value="20" calcext:value-type="float">
            <text:p>20</text:p>
          </table:table-cell>
          <table:table-cell table:style-name="ce65" table:formula="of:=[.$A10]*100/([.$A10]+([.P$3]*[.$B$1]))" office:value-type="float" office:value="18.9189189189189" calcext:value-type="float">
            <text:p>19</text:p>
          </table:table-cell>
          <table:table-cell table:style-name="ce65" table:formula="of:=[.$A10]*100/([.$A10]+([.Q$3]*[.$B$1]))" office:value-type="float" office:value="17.948717948718" calcext:value-type="float">
            <text:p>18</text:p>
          </table:table-cell>
          <table:table-cell table:style-name="ce65" table:formula="of:=[.$A10]*100/([.$A10]+([.R$3]*[.$B$1]))" office:value-type="float" office:value="17.0731707317073" calcext:value-type="float">
            <text:p>17</text:p>
          </table:table-cell>
          <table:table-cell table:style-name="ce65" table:formula="of:=[.$A10]*100/([.$A10]+([.S$3]*[.$B$1]))" office:value-type="float" office:value="16.2790697674419" calcext:value-type="float">
            <text:p>16</text:p>
          </table:table-cell>
          <table:table-cell table:style-name="ce65" table:formula="of:=[.$A10]*100/([.$A10]+([.T$3]*[.$B$1]))" office:value-type="float" office:value="15.5555555555556" calcext:value-type="float">
            <text:p>16</text:p>
          </table:table-cell>
          <table:table-cell table:style-name="ce65" table:formula="of:=[.$A10]*100/([.$A10]+([.U$3]*[.$B$1]))" office:value-type="float" office:value="14.8936170212766" calcext:value-type="float">
            <text:p>15</text:p>
          </table:table-cell>
          <table:table-cell table:style-name="ce65" table:formula="of:=[.$A10]*100/([.$A10]+([.V$3]*[.$B$1]))" office:value-type="float" office:value="14.2857142857143" calcext:value-type="float">
            <text:p>14</text:p>
          </table:table-cell>
          <table:table-cell table:style-name="ce65" table:formula="of:=[.$A10]*100/([.$A10]+([.W$3]*[.$B$1]))" office:value-type="float" office:value="13.7254901960784" calcext:value-type="float">
            <text:p>14</text:p>
          </table:table-cell>
          <table:table-cell table:style-name="ce65" table:formula="of:=[.$A10]*100/([.$A10]+([.X$3]*[.$B$1]))" office:value-type="float" office:value="13.2075471698113" calcext:value-type="float">
            <text:p>13</text:p>
          </table:table-cell>
          <table:table-cell table:style-name="ce65" table:formula="of:=[.$A10]*100/([.$A10]+([.Y$3]*[.$B$1]))" office:value-type="float" office:value="12.7272727272727" calcext:value-type="float">
            <text:p>13</text:p>
          </table:table-cell>
          <table:table-cell table:style-name="ce65" table:formula="of:=[.$A10]*100/([.$A10]+([.Z$3]*[.$B$1]))" office:value-type="float" office:value="12.280701754386" calcext:value-type="float">
            <text:p>12</text:p>
          </table:table-cell>
          <table:table-cell table:style-name="ce65" table:formula="of:=[.$A10]*100/([.$A10]+([.AA$3]*[.$B$1]))" office:value-type="float" office:value="11.864406779661" calcext:value-type="float">
            <text:p>12</text:p>
          </table:table-cell>
          <table:table-cell table:style-name="ce65" table:formula="of:=[.$A10]*100/([.$A10]+([.AB$3]*[.$B$1]))" office:value-type="float" office:value="11.4754098360656" calcext:value-type="float">
            <text:p>11</text:p>
          </table:table-cell>
          <table:table-cell table:style-name="ce65" table:formula="of:=[.$A10]*100/([.$A10]+([.AC$3]*[.$B$1]))" office:value-type="float" office:value="11.1111111111111" calcext:value-type="float">
            <text:p>11</text:p>
          </table:table-cell>
          <table:table-cell table:style-name="ce65" table:formula="of:=[.$A10]*100/([.$A10]+([.AD$3]*[.$B$1]))" office:value-type="float" office:value="10.7692307692308" calcext:value-type="float">
            <text:p>11</text:p>
          </table:table-cell>
          <table:table-cell table:style-name="ce65" table:formula="of:=[.$A10]*100/([.$A10]+([.AE$3]*[.$B$1]))" office:value-type="float" office:value="10.4477611940299" calcext:value-type="float">
            <text:p>10</text:p>
          </table:table-cell>
          <table:table-cell table:number-columns-repeated="993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65" table:formula="of:=[.$A11]*100/([.$A11]+([.B$3]*[.$B$1]))" office:value-type="float" office:value="80" calcext:value-type="float">
            <text:p>80</text:p>
          </table:table-cell>
          <table:table-cell table:style-name="ce65" table:formula="of:=[.$A11]*100/([.$A11]+([.C$3]*[.$B$1]))" office:value-type="float" office:value="66.6666666666667" calcext:value-type="float">
            <text:p>67</text:p>
          </table:table-cell>
          <table:table-cell table:style-name="ce65" table:formula="of:=[.$A11]*100/([.$A11]+([.D$3]*[.$B$1]))" office:value-type="float" office:value="57.1428571428571" calcext:value-type="float">
            <text:p>57</text:p>
          </table:table-cell>
          <table:table-cell table:style-name="ce65" table:formula="of:=[.$A11]*100/([.$A11]+([.E$3]*[.$B$1]))" office:value-type="float" office:value="50" calcext:value-type="float">
            <text:p>50</text:p>
          </table:table-cell>
          <table:table-cell table:style-name="ce65" table:formula="of:=[.$A11]*100/([.$A11]+([.F$3]*[.$B$1]))" office:value-type="float" office:value="44.4444444444444" calcext:value-type="float">
            <text:p>44</text:p>
          </table:table-cell>
          <table:table-cell table:style-name="ce65" table:formula="of:=[.$A11]*100/([.$A11]+([.G$3]*[.$B$1]))" office:value-type="float" office:value="40" calcext:value-type="float">
            <text:p>40</text:p>
          </table:table-cell>
          <table:table-cell table:style-name="ce65" table:formula="of:=[.$A11]*100/([.$A11]+([.H$3]*[.$B$1]))" office:value-type="float" office:value="36.3636363636364" calcext:value-type="float">
            <text:p>36</text:p>
          </table:table-cell>
          <table:table-cell table:style-name="ce65" table:formula="of:=[.$A11]*100/([.$A11]+([.I$3]*[.$B$1]))" office:value-type="float" office:value="33.3333333333333" calcext:value-type="float">
            <text:p>33</text:p>
          </table:table-cell>
          <table:table-cell table:style-name="ce65" table:formula="of:=[.$A11]*100/([.$A11]+([.J$3]*[.$B$1]))" office:value-type="float" office:value="30.7692307692308" calcext:value-type="float">
            <text:p>31</text:p>
          </table:table-cell>
          <table:table-cell table:style-name="ce65" table:formula="of:=[.$A11]*100/([.$A11]+([.K$3]*[.$B$1]))" office:value-type="float" office:value="28.5714285714286" calcext:value-type="float">
            <text:p>29</text:p>
          </table:table-cell>
          <table:table-cell table:style-name="ce65" table:formula="of:=[.$A11]*100/([.$A11]+([.L$3]*[.$B$1]))" office:value-type="float" office:value="26.6666666666667" calcext:value-type="float">
            <text:p>27</text:p>
          </table:table-cell>
          <table:table-cell table:style-name="ce65" table:formula="of:=[.$A11]*100/([.$A11]+([.M$3]*[.$B$1]))" office:value-type="float" office:value="25" calcext:value-type="float">
            <text:p>25</text:p>
          </table:table-cell>
          <table:table-cell table:style-name="ce65" table:formula="of:=[.$A11]*100/([.$A11]+([.N$3]*[.$B$1]))" office:value-type="float" office:value="23.5294117647059" calcext:value-type="float">
            <text:p>24</text:p>
          </table:table-cell>
          <table:table-cell table:style-name="ce65" table:formula="of:=[.$A11]*100/([.$A11]+([.O$3]*[.$B$1]))" office:value-type="float" office:value="22.2222222222222" calcext:value-type="float">
            <text:p>22</text:p>
          </table:table-cell>
          <table:table-cell table:style-name="ce65" table:formula="of:=[.$A11]*100/([.$A11]+([.P$3]*[.$B$1]))" office:value-type="float" office:value="21.0526315789474" calcext:value-type="float">
            <text:p>21</text:p>
          </table:table-cell>
          <table:table-cell table:style-name="ce65" table:formula="of:=[.$A11]*100/([.$A11]+([.Q$3]*[.$B$1]))" office:value-type="float" office:value="20" calcext:value-type="float">
            <text:p>20</text:p>
          </table:table-cell>
          <table:table-cell table:style-name="ce65" table:formula="of:=[.$A11]*100/([.$A11]+([.R$3]*[.$B$1]))" office:value-type="float" office:value="19.047619047619" calcext:value-type="float">
            <text:p>19</text:p>
          </table:table-cell>
          <table:table-cell table:style-name="ce65" table:formula="of:=[.$A11]*100/([.$A11]+([.S$3]*[.$B$1]))" office:value-type="float" office:value="18.1818181818182" calcext:value-type="float">
            <text:p>18</text:p>
          </table:table-cell>
          <table:table-cell table:style-name="ce65" table:formula="of:=[.$A11]*100/([.$A11]+([.T$3]*[.$B$1]))" office:value-type="float" office:value="17.3913043478261" calcext:value-type="float">
            <text:p>17</text:p>
          </table:table-cell>
          <table:table-cell table:style-name="ce65" table:formula="of:=[.$A11]*100/([.$A11]+([.U$3]*[.$B$1]))" office:value-type="float" office:value="16.6666666666667" calcext:value-type="float">
            <text:p>17</text:p>
          </table:table-cell>
          <table:table-cell table:style-name="ce65" table:formula="of:=[.$A11]*100/([.$A11]+([.V$3]*[.$B$1]))" office:value-type="float" office:value="16" calcext:value-type="float">
            <text:p>16</text:p>
          </table:table-cell>
          <table:table-cell table:style-name="ce65" table:formula="of:=[.$A11]*100/([.$A11]+([.W$3]*[.$B$1]))" office:value-type="float" office:value="15.3846153846154" calcext:value-type="float">
            <text:p>15</text:p>
          </table:table-cell>
          <table:table-cell table:style-name="ce65" table:formula="of:=[.$A11]*100/([.$A11]+([.X$3]*[.$B$1]))" office:value-type="float" office:value="14.8148148148148" calcext:value-type="float">
            <text:p>15</text:p>
          </table:table-cell>
          <table:table-cell table:style-name="ce65" table:formula="of:=[.$A11]*100/([.$A11]+([.Y$3]*[.$B$1]))" office:value-type="float" office:value="14.2857142857143" calcext:value-type="float">
            <text:p>14</text:p>
          </table:table-cell>
          <table:table-cell table:style-name="ce65" table:formula="of:=[.$A11]*100/([.$A11]+([.Z$3]*[.$B$1]))" office:value-type="float" office:value="13.7931034482759" calcext:value-type="float">
            <text:p>14</text:p>
          </table:table-cell>
          <table:table-cell table:style-name="ce65" table:formula="of:=[.$A11]*100/([.$A11]+([.AA$3]*[.$B$1]))" office:value-type="float" office:value="13.3333333333333" calcext:value-type="float">
            <text:p>13</text:p>
          </table:table-cell>
          <table:table-cell table:style-name="ce65" table:formula="of:=[.$A11]*100/([.$A11]+([.AB$3]*[.$B$1]))" office:value-type="float" office:value="12.9032258064516" calcext:value-type="float">
            <text:p>13</text:p>
          </table:table-cell>
          <table:table-cell table:style-name="ce65" table:formula="of:=[.$A11]*100/([.$A11]+([.AC$3]*[.$B$1]))" office:value-type="float" office:value="12.5" calcext:value-type="float">
            <text:p>13</text:p>
          </table:table-cell>
          <table:table-cell table:style-name="ce65" table:formula="of:=[.$A11]*100/([.$A11]+([.AD$3]*[.$B$1]))" office:value-type="float" office:value="12.1212121212121" calcext:value-type="float">
            <text:p>12</text:p>
          </table:table-cell>
          <table:table-cell table:style-name="ce65" table:formula="of:=[.$A11]*100/([.$A11]+([.AE$3]*[.$B$1]))" office:value-type="float" office:value="11.7647058823529" calcext:value-type="float">
            <text:p>12</text:p>
          </table:table-cell>
          <table:table-cell table:number-columns-repeated="993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65" table:formula="of:=[.$A12]*100/([.$A12]+([.B$3]*[.$B$1]))" office:value-type="float" office:value="81.8181818181818" calcext:value-type="float">
            <text:p>82</text:p>
          </table:table-cell>
          <table:table-cell table:style-name="ce65" table:formula="of:=[.$A12]*100/([.$A12]+([.C$3]*[.$B$1]))" office:value-type="float" office:value="69.2307692307692" calcext:value-type="float">
            <text:p>69</text:p>
          </table:table-cell>
          <table:table-cell table:style-name="ce65" table:formula="of:=[.$A12]*100/([.$A12]+([.D$3]*[.$B$1]))" office:value-type="float" office:value="60" calcext:value-type="float">
            <text:p>60</text:p>
          </table:table-cell>
          <table:table-cell table:style-name="ce65" table:formula="of:=[.$A12]*100/([.$A12]+([.E$3]*[.$B$1]))" office:value-type="float" office:value="52.9411764705882" calcext:value-type="float">
            <text:p>53</text:p>
          </table:table-cell>
          <table:table-cell table:style-name="ce65" table:formula="of:=[.$A12]*100/([.$A12]+([.F$3]*[.$B$1]))" office:value-type="float" office:value="47.3684210526316" calcext:value-type="float">
            <text:p>47</text:p>
          </table:table-cell>
          <table:table-cell table:style-name="ce65" table:formula="of:=[.$A12]*100/([.$A12]+([.G$3]*[.$B$1]))" office:value-type="float" office:value="42.8571428571429" calcext:value-type="float">
            <text:p>43</text:p>
          </table:table-cell>
          <table:table-cell table:style-name="ce65" table:formula="of:=[.$A12]*100/([.$A12]+([.H$3]*[.$B$1]))" office:value-type="float" office:value="39.1304347826087" calcext:value-type="float">
            <text:p>39</text:p>
          </table:table-cell>
          <table:table-cell table:style-name="ce65" table:formula="of:=[.$A12]*100/([.$A12]+([.I$3]*[.$B$1]))" office:value-type="float" office:value="36" calcext:value-type="float">
            <text:p>36</text:p>
          </table:table-cell>
          <table:table-cell table:style-name="ce65" table:formula="of:=[.$A12]*100/([.$A12]+([.J$3]*[.$B$1]))" office:value-type="float" office:value="33.3333333333333" calcext:value-type="float">
            <text:p>33</text:p>
          </table:table-cell>
          <table:table-cell table:style-name="ce65" table:formula="of:=[.$A12]*100/([.$A12]+([.K$3]*[.$B$1]))" office:value-type="float" office:value="31.0344827586207" calcext:value-type="float">
            <text:p>31</text:p>
          </table:table-cell>
          <table:table-cell table:style-name="ce65" table:formula="of:=[.$A12]*100/([.$A12]+([.L$3]*[.$B$1]))" office:value-type="float" office:value="29.0322580645161" calcext:value-type="float">
            <text:p>29</text:p>
          </table:table-cell>
          <table:table-cell table:style-name="ce65" table:formula="of:=[.$A12]*100/([.$A12]+([.M$3]*[.$B$1]))" office:value-type="float" office:value="27.2727272727273" calcext:value-type="float">
            <text:p>27</text:p>
          </table:table-cell>
          <table:table-cell table:style-name="ce65" table:formula="of:=[.$A12]*100/([.$A12]+([.N$3]*[.$B$1]))" office:value-type="float" office:value="25.7142857142857" calcext:value-type="float">
            <text:p>26</text:p>
          </table:table-cell>
          <table:table-cell table:style-name="ce65" table:formula="of:=[.$A12]*100/([.$A12]+([.O$3]*[.$B$1]))" office:value-type="float" office:value="24.3243243243243" calcext:value-type="float">
            <text:p>24</text:p>
          </table:table-cell>
          <table:table-cell table:style-name="ce65" table:formula="of:=[.$A12]*100/([.$A12]+([.P$3]*[.$B$1]))" office:value-type="float" office:value="23.0769230769231" calcext:value-type="float">
            <text:p>23</text:p>
          </table:table-cell>
          <table:table-cell table:style-name="ce65" table:formula="of:=[.$A12]*100/([.$A12]+([.Q$3]*[.$B$1]))" office:value-type="float" office:value="21.9512195121951" calcext:value-type="float">
            <text:p>22</text:p>
          </table:table-cell>
          <table:table-cell table:style-name="ce65" table:formula="of:=[.$A12]*100/([.$A12]+([.R$3]*[.$B$1]))" office:value-type="float" office:value="20.9302325581395" calcext:value-type="float">
            <text:p>21</text:p>
          </table:table-cell>
          <table:table-cell table:style-name="ce65" table:formula="of:=[.$A12]*100/([.$A12]+([.S$3]*[.$B$1]))" office:value-type="float" office:value="20" calcext:value-type="float">
            <text:p>20</text:p>
          </table:table-cell>
          <table:table-cell table:style-name="ce65" table:formula="of:=[.$A12]*100/([.$A12]+([.T$3]*[.$B$1]))" office:value-type="float" office:value="19.1489361702128" calcext:value-type="float">
            <text:p>19</text:p>
          </table:table-cell>
          <table:table-cell table:style-name="ce65" table:formula="of:=[.$A12]*100/([.$A12]+([.U$3]*[.$B$1]))" office:value-type="float" office:value="18.3673469387755" calcext:value-type="float">
            <text:p>18</text:p>
          </table:table-cell>
          <table:table-cell table:style-name="ce65" table:formula="of:=[.$A12]*100/([.$A12]+([.V$3]*[.$B$1]))" office:value-type="float" office:value="17.6470588235294" calcext:value-type="float">
            <text:p>18</text:p>
          </table:table-cell>
          <table:table-cell table:style-name="ce65" table:formula="of:=[.$A12]*100/([.$A12]+([.W$3]*[.$B$1]))" office:value-type="float" office:value="16.9811320754717" calcext:value-type="float">
            <text:p>17</text:p>
          </table:table-cell>
          <table:table-cell table:style-name="ce65" table:formula="of:=[.$A12]*100/([.$A12]+([.X$3]*[.$B$1]))" office:value-type="float" office:value="16.3636363636364" calcext:value-type="float">
            <text:p>16</text:p>
          </table:table-cell>
          <table:table-cell table:style-name="ce65" table:formula="of:=[.$A12]*100/([.$A12]+([.Y$3]*[.$B$1]))" office:value-type="float" office:value="15.7894736842105" calcext:value-type="float">
            <text:p>16</text:p>
          </table:table-cell>
          <table:table-cell table:style-name="ce65" table:formula="of:=[.$A12]*100/([.$A12]+([.Z$3]*[.$B$1]))" office:value-type="float" office:value="15.2542372881356" calcext:value-type="float">
            <text:p>15</text:p>
          </table:table-cell>
          <table:table-cell table:style-name="ce65" table:formula="of:=[.$A12]*100/([.$A12]+([.AA$3]*[.$B$1]))" office:value-type="float" office:value="14.7540983606557" calcext:value-type="float">
            <text:p>15</text:p>
          </table:table-cell>
          <table:table-cell table:style-name="ce65" table:formula="of:=[.$A12]*100/([.$A12]+([.AB$3]*[.$B$1]))" office:value-type="float" office:value="14.2857142857143" calcext:value-type="float">
            <text:p>14</text:p>
          </table:table-cell>
          <table:table-cell table:style-name="ce65" table:formula="of:=[.$A12]*100/([.$A12]+([.AC$3]*[.$B$1]))" office:value-type="float" office:value="13.8461538461538" calcext:value-type="float">
            <text:p>14</text:p>
          </table:table-cell>
          <table:table-cell table:style-name="ce65" table:formula="of:=[.$A12]*100/([.$A12]+([.AD$3]*[.$B$1]))" office:value-type="float" office:value="13.4328358208955" calcext:value-type="float">
            <text:p>13</text:p>
          </table:table-cell>
          <table:table-cell table:style-name="ce65" table:formula="of:=[.$A12]*100/([.$A12]+([.AE$3]*[.$B$1]))" office:value-type="float" office:value="13.0434782608696" calcext:value-type="float">
            <text:p>13</text:p>
          </table:table-cell>
          <table:table-cell table:number-columns-repeated="993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65" table:formula="of:=[.$A13]*100/([.$A13]+([.B$3]*[.$B$1]))" office:value-type="float" office:value="83.3333333333333" calcext:value-type="float">
            <text:p>83</text:p>
          </table:table-cell>
          <table:table-cell table:style-name="ce65" table:formula="of:=[.$A13]*100/([.$A13]+([.C$3]*[.$B$1]))" office:value-type="float" office:value="71.4285714285714" calcext:value-type="float">
            <text:p>71</text:p>
          </table:table-cell>
          <table:table-cell table:style-name="ce65" table:formula="of:=[.$A13]*100/([.$A13]+([.D$3]*[.$B$1]))" office:value-type="float" office:value="62.5" calcext:value-type="float">
            <text:p>63</text:p>
          </table:table-cell>
          <table:table-cell table:style-name="ce65" table:formula="of:=[.$A13]*100/([.$A13]+([.E$3]*[.$B$1]))" office:value-type="float" office:value="55.5555555555556" calcext:value-type="float">
            <text:p>56</text:p>
          </table:table-cell>
          <table:table-cell table:style-name="ce65" table:formula="of:=[.$A13]*100/([.$A13]+([.F$3]*[.$B$1]))" office:value-type="float" office:value="50" calcext:value-type="float">
            <text:p>50</text:p>
          </table:table-cell>
          <table:table-cell table:style-name="ce65" table:formula="of:=[.$A13]*100/([.$A13]+([.G$3]*[.$B$1]))" office:value-type="float" office:value="45.4545454545455" calcext:value-type="float">
            <text:p>45</text:p>
          </table:table-cell>
          <table:table-cell table:style-name="ce65" table:formula="of:=[.$A13]*100/([.$A13]+([.H$3]*[.$B$1]))" office:value-type="float" office:value="41.6666666666667" calcext:value-type="float">
            <text:p>42</text:p>
          </table:table-cell>
          <table:table-cell table:style-name="ce65" table:formula="of:=[.$A13]*100/([.$A13]+([.I$3]*[.$B$1]))" office:value-type="float" office:value="38.4615384615385" calcext:value-type="float">
            <text:p>38</text:p>
          </table:table-cell>
          <table:table-cell table:style-name="ce65" table:formula="of:=[.$A13]*100/([.$A13]+([.J$3]*[.$B$1]))" office:value-type="float" office:value="35.7142857142857" calcext:value-type="float">
            <text:p>36</text:p>
          </table:table-cell>
          <table:table-cell table:style-name="ce65" table:formula="of:=[.$A13]*100/([.$A13]+([.K$3]*[.$B$1]))" office:value-type="float" office:value="33.3333333333333" calcext:value-type="float">
            <text:p>33</text:p>
          </table:table-cell>
          <table:table-cell table:style-name="ce65" table:formula="of:=[.$A13]*100/([.$A13]+([.L$3]*[.$B$1]))" office:value-type="float" office:value="31.25" calcext:value-type="float">
            <text:p>31</text:p>
          </table:table-cell>
          <table:table-cell table:style-name="ce65" table:formula="of:=[.$A13]*100/([.$A13]+([.M$3]*[.$B$1]))" office:value-type="float" office:value="29.4117647058823" calcext:value-type="float">
            <text:p>29</text:p>
          </table:table-cell>
          <table:table-cell table:style-name="ce65" table:formula="of:=[.$A13]*100/([.$A13]+([.N$3]*[.$B$1]))" office:value-type="float" office:value="27.7777777777778" calcext:value-type="float">
            <text:p>28</text:p>
          </table:table-cell>
          <table:table-cell table:style-name="ce65" table:formula="of:=[.$A13]*100/([.$A13]+([.O$3]*[.$B$1]))" office:value-type="float" office:value="26.3157894736842" calcext:value-type="float">
            <text:p>26</text:p>
          </table:table-cell>
          <table:table-cell table:style-name="ce65" table:formula="of:=[.$A13]*100/([.$A13]+([.P$3]*[.$B$1]))" office:value-type="float" office:value="25" calcext:value-type="float">
            <text:p>25</text:p>
          </table:table-cell>
          <table:table-cell table:style-name="ce65" table:formula="of:=[.$A13]*100/([.$A13]+([.Q$3]*[.$B$1]))" office:value-type="float" office:value="23.8095238095238" calcext:value-type="float">
            <text:p>24</text:p>
          </table:table-cell>
          <table:table-cell table:style-name="ce65" table:formula="of:=[.$A13]*100/([.$A13]+([.R$3]*[.$B$1]))" office:value-type="float" office:value="22.7272727272727" calcext:value-type="float">
            <text:p>23</text:p>
          </table:table-cell>
          <table:table-cell table:style-name="ce65" table:formula="of:=[.$A13]*100/([.$A13]+([.S$3]*[.$B$1]))" office:value-type="float" office:value="21.7391304347826" calcext:value-type="float">
            <text:p>22</text:p>
          </table:table-cell>
          <table:table-cell table:style-name="ce65" table:formula="of:=[.$A13]*100/([.$A13]+([.T$3]*[.$B$1]))" office:value-type="float" office:value="20.8333333333333" calcext:value-type="float">
            <text:p>21</text:p>
          </table:table-cell>
          <table:table-cell table:style-name="ce65" table:formula="of:=[.$A13]*100/([.$A13]+([.U$3]*[.$B$1]))" office:value-type="float" office:value="20" calcext:value-type="float">
            <text:p>20</text:p>
          </table:table-cell>
          <table:table-cell table:style-name="ce65" table:formula="of:=[.$A13]*100/([.$A13]+([.V$3]*[.$B$1]))" office:value-type="float" office:value="19.2307692307692" calcext:value-type="float">
            <text:p>19</text:p>
          </table:table-cell>
          <table:table-cell table:style-name="ce65" table:formula="of:=[.$A13]*100/([.$A13]+([.W$3]*[.$B$1]))" office:value-type="float" office:value="18.5185185185185" calcext:value-type="float">
            <text:p>19</text:p>
          </table:table-cell>
          <table:table-cell table:style-name="ce65" table:formula="of:=[.$A13]*100/([.$A13]+([.X$3]*[.$B$1]))" office:value-type="float" office:value="17.8571428571429" calcext:value-type="float">
            <text:p>18</text:p>
          </table:table-cell>
          <table:table-cell table:style-name="ce65" table:formula="of:=[.$A13]*100/([.$A13]+([.Y$3]*[.$B$1]))" office:value-type="float" office:value="17.2413793103448" calcext:value-type="float">
            <text:p>17</text:p>
          </table:table-cell>
          <table:table-cell table:style-name="ce65" table:formula="of:=[.$A13]*100/([.$A13]+([.Z$3]*[.$B$1]))" office:value-type="float" office:value="16.6666666666667" calcext:value-type="float">
            <text:p>17</text:p>
          </table:table-cell>
          <table:table-cell table:style-name="ce65" table:formula="of:=[.$A13]*100/([.$A13]+([.AA$3]*[.$B$1]))" office:value-type="float" office:value="16.1290322580645" calcext:value-type="float">
            <text:p>16</text:p>
          </table:table-cell>
          <table:table-cell table:style-name="ce65" table:formula="of:=[.$A13]*100/([.$A13]+([.AB$3]*[.$B$1]))" office:value-type="float" office:value="15.625" calcext:value-type="float">
            <text:p>16</text:p>
          </table:table-cell>
          <table:table-cell table:style-name="ce65" table:formula="of:=[.$A13]*100/([.$A13]+([.AC$3]*[.$B$1]))" office:value-type="float" office:value="15.1515151515152" calcext:value-type="float">
            <text:p>15</text:p>
          </table:table-cell>
          <table:table-cell table:style-name="ce65" table:formula="of:=[.$A13]*100/([.$A13]+([.AD$3]*[.$B$1]))" office:value-type="float" office:value="14.7058823529412" calcext:value-type="float">
            <text:p>15</text:p>
          </table:table-cell>
          <table:table-cell table:style-name="ce65" table:formula="of:=[.$A13]*100/([.$A13]+([.AE$3]*[.$B$1]))" office:value-type="float" office:value="14.2857142857143" calcext:value-type="float">
            <text:p>14</text:p>
          </table:table-cell>
          <table:table-cell table:number-columns-repeated="993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65" table:formula="of:=[.$A14]*100/([.$A14]+([.B$3]*[.$B$1]))" office:value-type="float" office:value="84.6153846153846" calcext:value-type="float">
            <text:p>85</text:p>
          </table:table-cell>
          <table:table-cell table:style-name="ce65" table:formula="of:=[.$A14]*100/([.$A14]+([.C$3]*[.$B$1]))" office:value-type="float" office:value="73.3333333333333" calcext:value-type="float">
            <text:p>73</text:p>
          </table:table-cell>
          <table:table-cell table:style-name="ce65" table:formula="of:=[.$A14]*100/([.$A14]+([.D$3]*[.$B$1]))" office:value-type="float" office:value="64.7058823529412" calcext:value-type="float">
            <text:p>65</text:p>
          </table:table-cell>
          <table:table-cell table:style-name="ce65" table:formula="of:=[.$A14]*100/([.$A14]+([.E$3]*[.$B$1]))" office:value-type="float" office:value="57.8947368421053" calcext:value-type="float">
            <text:p>58</text:p>
          </table:table-cell>
          <table:table-cell table:style-name="ce65" table:formula="of:=[.$A14]*100/([.$A14]+([.F$3]*[.$B$1]))" office:value-type="float" office:value="52.3809523809524" calcext:value-type="float">
            <text:p>52</text:p>
          </table:table-cell>
          <table:table-cell table:style-name="ce65" table:formula="of:=[.$A14]*100/([.$A14]+([.G$3]*[.$B$1]))" office:value-type="float" office:value="47.8260869565217" calcext:value-type="float">
            <text:p>48</text:p>
          </table:table-cell>
          <table:table-cell table:style-name="ce65" table:formula="of:=[.$A14]*100/([.$A14]+([.H$3]*[.$B$1]))" office:value-type="float" office:value="44" calcext:value-type="float">
            <text:p>44</text:p>
          </table:table-cell>
          <table:table-cell table:style-name="ce65" table:formula="of:=[.$A14]*100/([.$A14]+([.I$3]*[.$B$1]))" office:value-type="float" office:value="40.7407407407407" calcext:value-type="float">
            <text:p>41</text:p>
          </table:table-cell>
          <table:table-cell table:style-name="ce65" table:formula="of:=[.$A14]*100/([.$A14]+([.J$3]*[.$B$1]))" office:value-type="float" office:value="37.9310344827586" calcext:value-type="float">
            <text:p>38</text:p>
          </table:table-cell>
          <table:table-cell table:style-name="ce65" table:formula="of:=[.$A14]*100/([.$A14]+([.K$3]*[.$B$1]))" office:value-type="float" office:value="35.4838709677419" calcext:value-type="float">
            <text:p>35</text:p>
          </table:table-cell>
          <table:table-cell table:style-name="ce65" table:formula="of:=[.$A14]*100/([.$A14]+([.L$3]*[.$B$1]))" office:value-type="float" office:value="33.3333333333333" calcext:value-type="float">
            <text:p>33</text:p>
          </table:table-cell>
          <table:table-cell table:style-name="ce65" table:formula="of:=[.$A14]*100/([.$A14]+([.M$3]*[.$B$1]))" office:value-type="float" office:value="31.4285714285714" calcext:value-type="float">
            <text:p>31</text:p>
          </table:table-cell>
          <table:table-cell table:style-name="ce65" table:formula="of:=[.$A14]*100/([.$A14]+([.N$3]*[.$B$1]))" office:value-type="float" office:value="29.7297297297297" calcext:value-type="float">
            <text:p>30</text:p>
          </table:table-cell>
          <table:table-cell table:style-name="ce65" table:formula="of:=[.$A14]*100/([.$A14]+([.O$3]*[.$B$1]))" office:value-type="float" office:value="28.2051282051282" calcext:value-type="float">
            <text:p>28</text:p>
          </table:table-cell>
          <table:table-cell table:style-name="ce65" table:formula="of:=[.$A14]*100/([.$A14]+([.P$3]*[.$B$1]))" office:value-type="float" office:value="26.8292682926829" calcext:value-type="float">
            <text:p>27</text:p>
          </table:table-cell>
          <table:table-cell table:style-name="ce65" table:formula="of:=[.$A14]*100/([.$A14]+([.Q$3]*[.$B$1]))" office:value-type="float" office:value="25.5813953488372" calcext:value-type="float">
            <text:p>26</text:p>
          </table:table-cell>
          <table:table-cell table:style-name="ce65" table:formula="of:=[.$A14]*100/([.$A14]+([.R$3]*[.$B$1]))" office:value-type="float" office:value="24.4444444444444" calcext:value-type="float">
            <text:p>24</text:p>
          </table:table-cell>
          <table:table-cell table:style-name="ce65" table:formula="of:=[.$A14]*100/([.$A14]+([.S$3]*[.$B$1]))" office:value-type="float" office:value="23.4042553191489" calcext:value-type="float">
            <text:p>23</text:p>
          </table:table-cell>
          <table:table-cell table:style-name="ce65" table:formula="of:=[.$A14]*100/([.$A14]+([.T$3]*[.$B$1]))" office:value-type="float" office:value="22.4489795918367" calcext:value-type="float">
            <text:p>22</text:p>
          </table:table-cell>
          <table:table-cell table:style-name="ce65" table:formula="of:=[.$A14]*100/([.$A14]+([.U$3]*[.$B$1]))" office:value-type="float" office:value="21.5686274509804" calcext:value-type="float">
            <text:p>22</text:p>
          </table:table-cell>
          <table:table-cell table:style-name="ce65" table:formula="of:=[.$A14]*100/([.$A14]+([.V$3]*[.$B$1]))" office:value-type="float" office:value="20.7547169811321" calcext:value-type="float">
            <text:p>21</text:p>
          </table:table-cell>
          <table:table-cell table:style-name="ce65" table:formula="of:=[.$A14]*100/([.$A14]+([.W$3]*[.$B$1]))" office:value-type="float" office:value="20" calcext:value-type="float">
            <text:p>20</text:p>
          </table:table-cell>
          <table:table-cell table:style-name="ce65" table:formula="of:=[.$A14]*100/([.$A14]+([.X$3]*[.$B$1]))" office:value-type="float" office:value="19.2982456140351" calcext:value-type="float">
            <text:p>19</text:p>
          </table:table-cell>
          <table:table-cell table:style-name="ce65" table:formula="of:=[.$A14]*100/([.$A14]+([.Y$3]*[.$B$1]))" office:value-type="float" office:value="18.6440677966102" calcext:value-type="float">
            <text:p>19</text:p>
          </table:table-cell>
          <table:table-cell table:style-name="ce65" table:formula="of:=[.$A14]*100/([.$A14]+([.Z$3]*[.$B$1]))" office:value-type="float" office:value="18.0327868852459" calcext:value-type="float">
            <text:p>18</text:p>
          </table:table-cell>
          <table:table-cell table:style-name="ce65" table:formula="of:=[.$A14]*100/([.$A14]+([.AA$3]*[.$B$1]))" office:value-type="float" office:value="17.4603174603175" calcext:value-type="float">
            <text:p>17</text:p>
          </table:table-cell>
          <table:table-cell table:style-name="ce65" table:formula="of:=[.$A14]*100/([.$A14]+([.AB$3]*[.$B$1]))" office:value-type="float" office:value="16.9230769230769" calcext:value-type="float">
            <text:p>17</text:p>
          </table:table-cell>
          <table:table-cell table:style-name="ce65" table:formula="of:=[.$A14]*100/([.$A14]+([.AC$3]*[.$B$1]))" office:value-type="float" office:value="16.4179104477612" calcext:value-type="float">
            <text:p>16</text:p>
          </table:table-cell>
          <table:table-cell table:style-name="ce65" table:formula="of:=[.$A14]*100/([.$A14]+([.AD$3]*[.$B$1]))" office:value-type="float" office:value="15.9420289855072" calcext:value-type="float">
            <text:p>16</text:p>
          </table:table-cell>
          <table:table-cell table:style-name="ce65" table:formula="of:=[.$A14]*100/([.$A14]+([.AE$3]*[.$B$1]))" office:value-type="float" office:value="15.4929577464789" calcext:value-type="float">
            <text:p>15</text:p>
          </table:table-cell>
          <table:table-cell table:number-columns-repeated="993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65" table:formula="of:=[.$A15]*100/([.$A15]+([.B$3]*[.$B$1]))" office:value-type="float" office:value="85.7142857142857" calcext:value-type="float">
            <text:p>86</text:p>
          </table:table-cell>
          <table:table-cell table:style-name="ce65" table:formula="of:=[.$A15]*100/([.$A15]+([.C$3]*[.$B$1]))" office:value-type="float" office:value="75" calcext:value-type="float">
            <text:p>75</text:p>
          </table:table-cell>
          <table:table-cell table:style-name="ce65" table:formula="of:=[.$A15]*100/([.$A15]+([.D$3]*[.$B$1]))" office:value-type="float" office:value="66.6666666666667" calcext:value-type="float">
            <text:p>67</text:p>
          </table:table-cell>
          <table:table-cell table:style-name="ce65" table:formula="of:=[.$A15]*100/([.$A15]+([.E$3]*[.$B$1]))" office:value-type="float" office:value="60" calcext:value-type="float">
            <text:p>60</text:p>
          </table:table-cell>
          <table:table-cell table:style-name="ce65" table:formula="of:=[.$A15]*100/([.$A15]+([.F$3]*[.$B$1]))" office:value-type="float" office:value="54.5454545454546" calcext:value-type="float">
            <text:p>55</text:p>
          </table:table-cell>
          <table:table-cell table:style-name="ce65" table:formula="of:=[.$A15]*100/([.$A15]+([.G$3]*[.$B$1]))" office:value-type="float" office:value="50" calcext:value-type="float">
            <text:p>50</text:p>
          </table:table-cell>
          <table:table-cell table:style-name="ce65" table:formula="of:=[.$A15]*100/([.$A15]+([.H$3]*[.$B$1]))" office:value-type="float" office:value="46.1538461538462" calcext:value-type="float">
            <text:p>46</text:p>
          </table:table-cell>
          <table:table-cell table:style-name="ce65" table:formula="of:=[.$A15]*100/([.$A15]+([.I$3]*[.$B$1]))" office:value-type="float" office:value="42.8571428571429" calcext:value-type="float">
            <text:p>43</text:p>
          </table:table-cell>
          <table:table-cell table:style-name="ce65" table:formula="of:=[.$A15]*100/([.$A15]+([.J$3]*[.$B$1]))" office:value-type="float" office:value="40" calcext:value-type="float">
            <text:p>40</text:p>
          </table:table-cell>
          <table:table-cell table:style-name="ce65" table:formula="of:=[.$A15]*100/([.$A15]+([.K$3]*[.$B$1]))" office:value-type="float" office:value="37.5" calcext:value-type="float">
            <text:p>38</text:p>
          </table:table-cell>
          <table:table-cell table:style-name="ce65" table:formula="of:=[.$A15]*100/([.$A15]+([.L$3]*[.$B$1]))" office:value-type="float" office:value="35.2941176470588" calcext:value-type="float">
            <text:p>35</text:p>
          </table:table-cell>
          <table:table-cell table:style-name="ce65" table:formula="of:=[.$A15]*100/([.$A15]+([.M$3]*[.$B$1]))" office:value-type="float" office:value="33.3333333333333" calcext:value-type="float">
            <text:p>33</text:p>
          </table:table-cell>
          <table:table-cell table:style-name="ce65" table:formula="of:=[.$A15]*100/([.$A15]+([.N$3]*[.$B$1]))" office:value-type="float" office:value="31.5789473684211" calcext:value-type="float">
            <text:p>32</text:p>
          </table:table-cell>
          <table:table-cell table:style-name="ce65" table:formula="of:=[.$A15]*100/([.$A15]+([.O$3]*[.$B$1]))" office:value-type="float" office:value="30" calcext:value-type="float">
            <text:p>30</text:p>
          </table:table-cell>
          <table:table-cell table:style-name="ce65" table:formula="of:=[.$A15]*100/([.$A15]+([.P$3]*[.$B$1]))" office:value-type="float" office:value="28.5714285714286" calcext:value-type="float">
            <text:p>29</text:p>
          </table:table-cell>
          <table:table-cell table:style-name="ce65" table:formula="of:=[.$A15]*100/([.$A15]+([.Q$3]*[.$B$1]))" office:value-type="float" office:value="27.2727272727273" calcext:value-type="float">
            <text:p>27</text:p>
          </table:table-cell>
          <table:table-cell table:style-name="ce65" table:formula="of:=[.$A15]*100/([.$A15]+([.R$3]*[.$B$1]))" office:value-type="float" office:value="26.0869565217391" calcext:value-type="float">
            <text:p>26</text:p>
          </table:table-cell>
          <table:table-cell table:style-name="ce65" table:formula="of:=[.$A15]*100/([.$A15]+([.S$3]*[.$B$1]))" office:value-type="float" office:value="25" calcext:value-type="float">
            <text:p>25</text:p>
          </table:table-cell>
          <table:table-cell table:style-name="ce65" table:formula="of:=[.$A15]*100/([.$A15]+([.T$3]*[.$B$1]))" office:value-type="float" office:value="24" calcext:value-type="float">
            <text:p>24</text:p>
          </table:table-cell>
          <table:table-cell table:style-name="ce65" table:formula="of:=[.$A15]*100/([.$A15]+([.U$3]*[.$B$1]))" office:value-type="float" office:value="23.0769230769231" calcext:value-type="float">
            <text:p>23</text:p>
          </table:table-cell>
          <table:table-cell table:style-name="ce65" table:formula="of:=[.$A15]*100/([.$A15]+([.V$3]*[.$B$1]))" office:value-type="float" office:value="22.2222222222222" calcext:value-type="float">
            <text:p>22</text:p>
          </table:table-cell>
          <table:table-cell table:style-name="ce65" table:formula="of:=[.$A15]*100/([.$A15]+([.W$3]*[.$B$1]))" office:value-type="float" office:value="21.4285714285714" calcext:value-type="float">
            <text:p>21</text:p>
          </table:table-cell>
          <table:table-cell table:style-name="ce65" table:formula="of:=[.$A15]*100/([.$A15]+([.X$3]*[.$B$1]))" office:value-type="float" office:value="20.6896551724138" calcext:value-type="float">
            <text:p>21</text:p>
          </table:table-cell>
          <table:table-cell table:style-name="ce65" table:formula="of:=[.$A15]*100/([.$A15]+([.Y$3]*[.$B$1]))" office:value-type="float" office:value="20" calcext:value-type="float">
            <text:p>20</text:p>
          </table:table-cell>
          <table:table-cell table:style-name="ce65" table:formula="of:=[.$A15]*100/([.$A15]+([.Z$3]*[.$B$1]))" office:value-type="float" office:value="19.3548387096774" calcext:value-type="float">
            <text:p>19</text:p>
          </table:table-cell>
          <table:table-cell table:style-name="ce65" table:formula="of:=[.$A15]*100/([.$A15]+([.AA$3]*[.$B$1]))" office:value-type="float" office:value="18.75" calcext:value-type="float">
            <text:p>19</text:p>
          </table:table-cell>
          <table:table-cell table:style-name="ce65" table:formula="of:=[.$A15]*100/([.$A15]+([.AB$3]*[.$B$1]))" office:value-type="float" office:value="18.1818181818182" calcext:value-type="float">
            <text:p>18</text:p>
          </table:table-cell>
          <table:table-cell table:style-name="ce65" table:formula="of:=[.$A15]*100/([.$A15]+([.AC$3]*[.$B$1]))" office:value-type="float" office:value="17.6470588235294" calcext:value-type="float">
            <text:p>18</text:p>
          </table:table-cell>
          <table:table-cell table:style-name="ce65" table:formula="of:=[.$A15]*100/([.$A15]+([.AD$3]*[.$B$1]))" office:value-type="float" office:value="17.1428571428571" calcext:value-type="float">
            <text:p>17</text:p>
          </table:table-cell>
          <table:table-cell table:style-name="ce65" table:formula="of:=[.$A15]*100/([.$A15]+([.AE$3]*[.$B$1]))" office:value-type="float" office:value="16.6666666666667" calcext:value-type="float">
            <text:p>17</text:p>
          </table:table-cell>
          <table:table-cell table:number-columns-repeated="993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65" table:formula="of:=[.$A16]*100/([.$A16]+([.B$3]*[.$B$1]))" office:value-type="float" office:value="86.6666666666667" calcext:value-type="float">
            <text:p>87</text:p>
          </table:table-cell>
          <table:table-cell table:style-name="ce65" table:formula="of:=[.$A16]*100/([.$A16]+([.C$3]*[.$B$1]))" office:value-type="float" office:value="76.4705882352941" calcext:value-type="float">
            <text:p>76</text:p>
          </table:table-cell>
          <table:table-cell table:style-name="ce65" table:formula="of:=[.$A16]*100/([.$A16]+([.D$3]*[.$B$1]))" office:value-type="float" office:value="68.421052631579" calcext:value-type="float">
            <text:p>68</text:p>
          </table:table-cell>
          <table:table-cell table:style-name="ce65" table:formula="of:=[.$A16]*100/([.$A16]+([.E$3]*[.$B$1]))" office:value-type="float" office:value="61.9047619047619" calcext:value-type="float">
            <text:p>62</text:p>
          </table:table-cell>
          <table:table-cell table:style-name="ce65" table:formula="of:=[.$A16]*100/([.$A16]+([.F$3]*[.$B$1]))" office:value-type="float" office:value="56.5217391304348" calcext:value-type="float">
            <text:p>57</text:p>
          </table:table-cell>
          <table:table-cell table:style-name="ce65" table:formula="of:=[.$A16]*100/([.$A16]+([.G$3]*[.$B$1]))" office:value-type="float" office:value="52" calcext:value-type="float">
            <text:p>52</text:p>
          </table:table-cell>
          <table:table-cell table:style-name="ce65" table:formula="of:=[.$A16]*100/([.$A16]+([.H$3]*[.$B$1]))" office:value-type="float" office:value="48.1481481481482" calcext:value-type="float">
            <text:p>48</text:p>
          </table:table-cell>
          <table:table-cell table:style-name="ce65" table:formula="of:=[.$A16]*100/([.$A16]+([.I$3]*[.$B$1]))" office:value-type="float" office:value="44.8275862068966" calcext:value-type="float">
            <text:p>45</text:p>
          </table:table-cell>
          <table:table-cell table:style-name="ce65" table:formula="of:=[.$A16]*100/([.$A16]+([.J$3]*[.$B$1]))" office:value-type="float" office:value="41.9354838709677" calcext:value-type="float">
            <text:p>42</text:p>
          </table:table-cell>
          <table:table-cell table:style-name="ce65" table:formula="of:=[.$A16]*100/([.$A16]+([.K$3]*[.$B$1]))" office:value-type="float" office:value="39.3939393939394" calcext:value-type="float">
            <text:p>39</text:p>
          </table:table-cell>
          <table:table-cell table:style-name="ce65" table:formula="of:=[.$A16]*100/([.$A16]+([.L$3]*[.$B$1]))" office:value-type="float" office:value="37.1428571428571" calcext:value-type="float">
            <text:p>37</text:p>
          </table:table-cell>
          <table:table-cell table:style-name="ce65" table:formula="of:=[.$A16]*100/([.$A16]+([.M$3]*[.$B$1]))" office:value-type="float" office:value="35.1351351351351" calcext:value-type="float">
            <text:p>35</text:p>
          </table:table-cell>
          <table:table-cell table:style-name="ce65" table:formula="of:=[.$A16]*100/([.$A16]+([.N$3]*[.$B$1]))" office:value-type="float" office:value="33.3333333333333" calcext:value-type="float">
            <text:p>33</text:p>
          </table:table-cell>
          <table:table-cell table:style-name="ce65" table:formula="of:=[.$A16]*100/([.$A16]+([.O$3]*[.$B$1]))" office:value-type="float" office:value="31.7073170731707" calcext:value-type="float">
            <text:p>32</text:p>
          </table:table-cell>
          <table:table-cell table:style-name="ce65" table:formula="of:=[.$A16]*100/([.$A16]+([.P$3]*[.$B$1]))" office:value-type="float" office:value="30.2325581395349" calcext:value-type="float">
            <text:p>30</text:p>
          </table:table-cell>
          <table:table-cell table:style-name="ce65" table:formula="of:=[.$A16]*100/([.$A16]+([.Q$3]*[.$B$1]))" office:value-type="float" office:value="28.8888888888889" calcext:value-type="float">
            <text:p>29</text:p>
          </table:table-cell>
          <table:table-cell table:style-name="ce65" table:formula="of:=[.$A16]*100/([.$A16]+([.R$3]*[.$B$1]))" office:value-type="float" office:value="27.6595744680851" calcext:value-type="float">
            <text:p>28</text:p>
          </table:table-cell>
          <table:table-cell table:style-name="ce65" table:formula="of:=[.$A16]*100/([.$A16]+([.S$3]*[.$B$1]))" office:value-type="float" office:value="26.530612244898" calcext:value-type="float">
            <text:p>27</text:p>
          </table:table-cell>
          <table:table-cell table:style-name="ce65" table:formula="of:=[.$A16]*100/([.$A16]+([.T$3]*[.$B$1]))" office:value-type="float" office:value="25.4901960784314" calcext:value-type="float">
            <text:p>25</text:p>
          </table:table-cell>
          <table:table-cell table:style-name="ce65" table:formula="of:=[.$A16]*100/([.$A16]+([.U$3]*[.$B$1]))" office:value-type="float" office:value="24.5283018867925" calcext:value-type="float">
            <text:p>25</text:p>
          </table:table-cell>
          <table:table-cell table:style-name="ce65" table:formula="of:=[.$A16]*100/([.$A16]+([.V$3]*[.$B$1]))" office:value-type="float" office:value="23.6363636363636" calcext:value-type="float">
            <text:p>24</text:p>
          </table:table-cell>
          <table:table-cell table:style-name="ce65" table:formula="of:=[.$A16]*100/([.$A16]+([.W$3]*[.$B$1]))" office:value-type="float" office:value="22.8070175438596" calcext:value-type="float">
            <text:p>23</text:p>
          </table:table-cell>
          <table:table-cell table:style-name="ce65" table:formula="of:=[.$A16]*100/([.$A16]+([.X$3]*[.$B$1]))" office:value-type="float" office:value="22.0338983050847" calcext:value-type="float">
            <text:p>22</text:p>
          </table:table-cell>
          <table:table-cell table:style-name="ce65" table:formula="of:=[.$A16]*100/([.$A16]+([.Y$3]*[.$B$1]))" office:value-type="float" office:value="21.3114754098361" calcext:value-type="float">
            <text:p>21</text:p>
          </table:table-cell>
          <table:table-cell table:style-name="ce65" table:formula="of:=[.$A16]*100/([.$A16]+([.Z$3]*[.$B$1]))" office:value-type="float" office:value="20.6349206349206" calcext:value-type="float">
            <text:p>21</text:p>
          </table:table-cell>
          <table:table-cell table:style-name="ce65" table:formula="of:=[.$A16]*100/([.$A16]+([.AA$3]*[.$B$1]))" office:value-type="float" office:value="20" calcext:value-type="float">
            <text:p>20</text:p>
          </table:table-cell>
          <table:table-cell table:style-name="ce65" table:formula="of:=[.$A16]*100/([.$A16]+([.AB$3]*[.$B$1]))" office:value-type="float" office:value="19.4029850746269" calcext:value-type="float">
            <text:p>19</text:p>
          </table:table-cell>
          <table:table-cell table:style-name="ce65" table:formula="of:=[.$A16]*100/([.$A16]+([.AC$3]*[.$B$1]))" office:value-type="float" office:value="18.8405797101449" calcext:value-type="float">
            <text:p>19</text:p>
          </table:table-cell>
          <table:table-cell table:style-name="ce65" table:formula="of:=[.$A16]*100/([.$A16]+([.AD$3]*[.$B$1]))" office:value-type="float" office:value="18.3098591549296" calcext:value-type="float">
            <text:p>18</text:p>
          </table:table-cell>
          <table:table-cell table:style-name="ce65" table:formula="of:=[.$A16]*100/([.$A16]+([.AE$3]*[.$B$1]))" office:value-type="float" office:value="17.8082191780822" calcext:value-type="float">
            <text:p>18</text:p>
          </table:table-cell>
          <table:table-cell table:number-columns-repeated="993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65" table:formula="of:=[.$A17]*100/([.$A17]+([.B$3]*[.$B$1]))" office:value-type="float" office:value="87.5" calcext:value-type="float">
            <text:p>88</text:p>
          </table:table-cell>
          <table:table-cell table:style-name="ce65" table:formula="of:=[.$A17]*100/([.$A17]+([.C$3]*[.$B$1]))" office:value-type="float" office:value="77.7777777777778" calcext:value-type="float">
            <text:p>78</text:p>
          </table:table-cell>
          <table:table-cell table:style-name="ce65" table:formula="of:=[.$A17]*100/([.$A17]+([.D$3]*[.$B$1]))" office:value-type="float" office:value="70" calcext:value-type="float">
            <text:p>70</text:p>
          </table:table-cell>
          <table:table-cell table:style-name="ce65" table:formula="of:=[.$A17]*100/([.$A17]+([.E$3]*[.$B$1]))" office:value-type="float" office:value="63.6363636363636" calcext:value-type="float">
            <text:p>64</text:p>
          </table:table-cell>
          <table:table-cell table:style-name="ce65" table:formula="of:=[.$A17]*100/([.$A17]+([.F$3]*[.$B$1]))" office:value-type="float" office:value="58.3333333333333" calcext:value-type="float">
            <text:p>58</text:p>
          </table:table-cell>
          <table:table-cell table:style-name="ce65" table:formula="of:=[.$A17]*100/([.$A17]+([.G$3]*[.$B$1]))" office:value-type="float" office:value="53.8461538461539" calcext:value-type="float">
            <text:p>54</text:p>
          </table:table-cell>
          <table:table-cell table:style-name="ce65" table:formula="of:=[.$A17]*100/([.$A17]+([.H$3]*[.$B$1]))" office:value-type="float" office:value="50" calcext:value-type="float">
            <text:p>50</text:p>
          </table:table-cell>
          <table:table-cell table:style-name="ce65" table:formula="of:=[.$A17]*100/([.$A17]+([.I$3]*[.$B$1]))" office:value-type="float" office:value="46.6666666666667" calcext:value-type="float">
            <text:p>47</text:p>
          </table:table-cell>
          <table:table-cell table:style-name="ce65" table:formula="of:=[.$A17]*100/([.$A17]+([.J$3]*[.$B$1]))" office:value-type="float" office:value="43.75" calcext:value-type="float">
            <text:p>44</text:p>
          </table:table-cell>
          <table:table-cell table:style-name="ce65" table:formula="of:=[.$A17]*100/([.$A17]+([.K$3]*[.$B$1]))" office:value-type="float" office:value="41.1764705882353" calcext:value-type="float">
            <text:p>41</text:p>
          </table:table-cell>
          <table:table-cell table:style-name="ce65" table:formula="of:=[.$A17]*100/([.$A17]+([.L$3]*[.$B$1]))" office:value-type="float" office:value="38.8888888888889" calcext:value-type="float">
            <text:p>39</text:p>
          </table:table-cell>
          <table:table-cell table:style-name="ce65" table:formula="of:=[.$A17]*100/([.$A17]+([.M$3]*[.$B$1]))" office:value-type="float" office:value="36.8421052631579" calcext:value-type="float">
            <text:p>37</text:p>
          </table:table-cell>
          <table:table-cell table:style-name="ce65" table:formula="of:=[.$A17]*100/([.$A17]+([.N$3]*[.$B$1]))" office:value-type="float" office:value="35" calcext:value-type="float">
            <text:p>35</text:p>
          </table:table-cell>
          <table:table-cell table:style-name="ce65" table:formula="of:=[.$A17]*100/([.$A17]+([.O$3]*[.$B$1]))" office:value-type="float" office:value="33.3333333333333" calcext:value-type="float">
            <text:p>33</text:p>
          </table:table-cell>
          <table:table-cell table:style-name="ce65" table:formula="of:=[.$A17]*100/([.$A17]+([.P$3]*[.$B$1]))" office:value-type="float" office:value="31.8181818181818" calcext:value-type="float">
            <text:p>32</text:p>
          </table:table-cell>
          <table:table-cell table:style-name="ce65" table:formula="of:=[.$A17]*100/([.$A17]+([.Q$3]*[.$B$1]))" office:value-type="float" office:value="30.4347826086957" calcext:value-type="float">
            <text:p>30</text:p>
          </table:table-cell>
          <table:table-cell table:style-name="ce65" table:formula="of:=[.$A17]*100/([.$A17]+([.R$3]*[.$B$1]))" office:value-type="float" office:value="29.1666666666667" calcext:value-type="float">
            <text:p>29</text:p>
          </table:table-cell>
          <table:table-cell table:style-name="ce65" table:formula="of:=[.$A17]*100/([.$A17]+([.S$3]*[.$B$1]))" office:value-type="float" office:value="28" calcext:value-type="float">
            <text:p>28</text:p>
          </table:table-cell>
          <table:table-cell table:style-name="ce65" table:formula="of:=[.$A17]*100/([.$A17]+([.T$3]*[.$B$1]))" office:value-type="float" office:value="26.9230769230769" calcext:value-type="float">
            <text:p>27</text:p>
          </table:table-cell>
          <table:table-cell table:style-name="ce65" table:formula="of:=[.$A17]*100/([.$A17]+([.U$3]*[.$B$1]))" office:value-type="float" office:value="25.9259259259259" calcext:value-type="float">
            <text:p>26</text:p>
          </table:table-cell>
          <table:table-cell table:style-name="ce65" table:formula="of:=[.$A17]*100/([.$A17]+([.V$3]*[.$B$1]))" office:value-type="float" office:value="25" calcext:value-type="float">
            <text:p>25</text:p>
          </table:table-cell>
          <table:table-cell table:style-name="ce65" table:formula="of:=[.$A17]*100/([.$A17]+([.W$3]*[.$B$1]))" office:value-type="float" office:value="24.1379310344828" calcext:value-type="float">
            <text:p>24</text:p>
          </table:table-cell>
          <table:table-cell table:style-name="ce65" table:formula="of:=[.$A17]*100/([.$A17]+([.X$3]*[.$B$1]))" office:value-type="float" office:value="23.3333333333333" calcext:value-type="float">
            <text:p>23</text:p>
          </table:table-cell>
          <table:table-cell table:style-name="ce65" table:formula="of:=[.$A17]*100/([.$A17]+([.Y$3]*[.$B$1]))" office:value-type="float" office:value="22.5806451612903" calcext:value-type="float">
            <text:p>23</text:p>
          </table:table-cell>
          <table:table-cell table:style-name="ce65" table:formula="of:=[.$A17]*100/([.$A17]+([.Z$3]*[.$B$1]))" office:value-type="float" office:value="21.875" calcext:value-type="float">
            <text:p>22</text:p>
          </table:table-cell>
          <table:table-cell table:style-name="ce65" table:formula="of:=[.$A17]*100/([.$A17]+([.AA$3]*[.$B$1]))" office:value-type="float" office:value="21.2121212121212" calcext:value-type="float">
            <text:p>21</text:p>
          </table:table-cell>
          <table:table-cell table:style-name="ce65" table:formula="of:=[.$A17]*100/([.$A17]+([.AB$3]*[.$B$1]))" office:value-type="float" office:value="20.5882352941176" calcext:value-type="float">
            <text:p>21</text:p>
          </table:table-cell>
          <table:table-cell table:style-name="ce65" table:formula="of:=[.$A17]*100/([.$A17]+([.AC$3]*[.$B$1]))" office:value-type="float" office:value="20" calcext:value-type="float">
            <text:p>20</text:p>
          </table:table-cell>
          <table:table-cell table:style-name="ce65" table:formula="of:=[.$A17]*100/([.$A17]+([.AD$3]*[.$B$1]))" office:value-type="float" office:value="19.4444444444444" calcext:value-type="float">
            <text:p>19</text:p>
          </table:table-cell>
          <table:table-cell table:style-name="ce65" table:formula="of:=[.$A17]*100/([.$A17]+([.AE$3]*[.$B$1]))" office:value-type="float" office:value="18.9189189189189" calcext:value-type="float">
            <text:p>19</text:p>
          </table:table-cell>
          <table:table-cell table:number-columns-repeated="993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65" table:formula="of:=[.$A18]*100/([.$A18]+([.B$3]*[.$B$1]))" office:value-type="float" office:value="88.2352941176471" calcext:value-type="float">
            <text:p>88</text:p>
          </table:table-cell>
          <table:table-cell table:style-name="ce65" table:formula="of:=[.$A18]*100/([.$A18]+([.C$3]*[.$B$1]))" office:value-type="float" office:value="78.9473684210526" calcext:value-type="float">
            <text:p>79</text:p>
          </table:table-cell>
          <table:table-cell table:style-name="ce65" table:formula="of:=[.$A18]*100/([.$A18]+([.D$3]*[.$B$1]))" office:value-type="float" office:value="71.4285714285714" calcext:value-type="float">
            <text:p>71</text:p>
          </table:table-cell>
          <table:table-cell table:style-name="ce65" table:formula="of:=[.$A18]*100/([.$A18]+([.E$3]*[.$B$1]))" office:value-type="float" office:value="65.2173913043478" calcext:value-type="float">
            <text:p>65</text:p>
          </table:table-cell>
          <table:table-cell table:style-name="ce65" table:formula="of:=[.$A18]*100/([.$A18]+([.F$3]*[.$B$1]))" office:value-type="float" office:value="60" calcext:value-type="float">
            <text:p>60</text:p>
          </table:table-cell>
          <table:table-cell table:style-name="ce65" table:formula="of:=[.$A18]*100/([.$A18]+([.G$3]*[.$B$1]))" office:value-type="float" office:value="55.5555555555556" calcext:value-type="float">
            <text:p>56</text:p>
          </table:table-cell>
          <table:table-cell table:style-name="ce65" table:formula="of:=[.$A18]*100/([.$A18]+([.H$3]*[.$B$1]))" office:value-type="float" office:value="51.7241379310345" calcext:value-type="float">
            <text:p>52</text:p>
          </table:table-cell>
          <table:table-cell table:style-name="ce65" table:formula="of:=[.$A18]*100/([.$A18]+([.I$3]*[.$B$1]))" office:value-type="float" office:value="48.3870967741936" calcext:value-type="float">
            <text:p>48</text:p>
          </table:table-cell>
          <table:table-cell table:style-name="ce65" table:formula="of:=[.$A18]*100/([.$A18]+([.J$3]*[.$B$1]))" office:value-type="float" office:value="45.4545454545455" calcext:value-type="float">
            <text:p>45</text:p>
          </table:table-cell>
          <table:table-cell table:style-name="ce65" table:formula="of:=[.$A18]*100/([.$A18]+([.K$3]*[.$B$1]))" office:value-type="float" office:value="42.8571428571429" calcext:value-type="float">
            <text:p>43</text:p>
          </table:table-cell>
          <table:table-cell table:style-name="ce65" table:formula="of:=[.$A18]*100/([.$A18]+([.L$3]*[.$B$1]))" office:value-type="float" office:value="40.5405405405405" calcext:value-type="float">
            <text:p>41</text:p>
          </table:table-cell>
          <table:table-cell table:style-name="ce65" table:formula="of:=[.$A18]*100/([.$A18]+([.M$3]*[.$B$1]))" office:value-type="float" office:value="38.4615384615385" calcext:value-type="float">
            <text:p>38</text:p>
          </table:table-cell>
          <table:table-cell table:style-name="ce65" table:formula="of:=[.$A18]*100/([.$A18]+([.N$3]*[.$B$1]))" office:value-type="float" office:value="36.5853658536585" calcext:value-type="float">
            <text:p>37</text:p>
          </table:table-cell>
          <table:table-cell table:style-name="ce65" table:formula="of:=[.$A18]*100/([.$A18]+([.O$3]*[.$B$1]))" office:value-type="float" office:value="34.8837209302326" calcext:value-type="float">
            <text:p>35</text:p>
          </table:table-cell>
          <table:table-cell table:style-name="ce65" table:formula="of:=[.$A18]*100/([.$A18]+([.P$3]*[.$B$1]))" office:value-type="float" office:value="33.3333333333333" calcext:value-type="float">
            <text:p>33</text:p>
          </table:table-cell>
          <table:table-cell table:style-name="ce65" table:formula="of:=[.$A18]*100/([.$A18]+([.Q$3]*[.$B$1]))" office:value-type="float" office:value="31.9148936170213" calcext:value-type="float">
            <text:p>32</text:p>
          </table:table-cell>
          <table:table-cell table:style-name="ce65" table:formula="of:=[.$A18]*100/([.$A18]+([.R$3]*[.$B$1]))" office:value-type="float" office:value="30.6122448979592" calcext:value-type="float">
            <text:p>31</text:p>
          </table:table-cell>
          <table:table-cell table:style-name="ce65" table:formula="of:=[.$A18]*100/([.$A18]+([.S$3]*[.$B$1]))" office:value-type="float" office:value="29.4117647058823" calcext:value-type="float">
            <text:p>29</text:p>
          </table:table-cell>
          <table:table-cell table:style-name="ce65" table:formula="of:=[.$A18]*100/([.$A18]+([.T$3]*[.$B$1]))" office:value-type="float" office:value="28.3018867924528" calcext:value-type="float">
            <text:p>28</text:p>
          </table:table-cell>
          <table:table-cell table:style-name="ce65" table:formula="of:=[.$A18]*100/([.$A18]+([.U$3]*[.$B$1]))" office:value-type="float" office:value="27.2727272727273" calcext:value-type="float">
            <text:p>27</text:p>
          </table:table-cell>
          <table:table-cell table:style-name="ce65" table:formula="of:=[.$A18]*100/([.$A18]+([.V$3]*[.$B$1]))" office:value-type="float" office:value="26.3157894736842" calcext:value-type="float">
            <text:p>26</text:p>
          </table:table-cell>
          <table:table-cell table:style-name="ce65" table:formula="of:=[.$A18]*100/([.$A18]+([.W$3]*[.$B$1]))" office:value-type="float" office:value="25.4237288135593" calcext:value-type="float">
            <text:p>25</text:p>
          </table:table-cell>
          <table:table-cell table:style-name="ce65" table:formula="of:=[.$A18]*100/([.$A18]+([.X$3]*[.$B$1]))" office:value-type="float" office:value="24.5901639344262" calcext:value-type="float">
            <text:p>25</text:p>
          </table:table-cell>
          <table:table-cell table:style-name="ce65" table:formula="of:=[.$A18]*100/([.$A18]+([.Y$3]*[.$B$1]))" office:value-type="float" office:value="23.8095238095238" calcext:value-type="float">
            <text:p>24</text:p>
          </table:table-cell>
          <table:table-cell table:style-name="ce65" table:formula="of:=[.$A18]*100/([.$A18]+([.Z$3]*[.$B$1]))" office:value-type="float" office:value="23.0769230769231" calcext:value-type="float">
            <text:p>23</text:p>
          </table:table-cell>
          <table:table-cell table:style-name="ce65" table:formula="of:=[.$A18]*100/([.$A18]+([.AA$3]*[.$B$1]))" office:value-type="float" office:value="22.3880597014925" calcext:value-type="float">
            <text:p>22</text:p>
          </table:table-cell>
          <table:table-cell table:style-name="ce65" table:formula="of:=[.$A18]*100/([.$A18]+([.AB$3]*[.$B$1]))" office:value-type="float" office:value="21.7391304347826" calcext:value-type="float">
            <text:p>22</text:p>
          </table:table-cell>
          <table:table-cell table:style-name="ce65" table:formula="of:=[.$A18]*100/([.$A18]+([.AC$3]*[.$B$1]))" office:value-type="float" office:value="21.1267605633803" calcext:value-type="float">
            <text:p>21</text:p>
          </table:table-cell>
          <table:table-cell table:style-name="ce65" table:formula="of:=[.$A18]*100/([.$A18]+([.AD$3]*[.$B$1]))" office:value-type="float" office:value="20.5479452054794" calcext:value-type="float">
            <text:p>21</text:p>
          </table:table-cell>
          <table:table-cell table:style-name="ce65" table:formula="of:=[.$A18]*100/([.$A18]+([.AE$3]*[.$B$1]))" office:value-type="float" office:value="20" calcext:value-type="float">
            <text:p>20</text:p>
          </table:table-cell>
          <table:table-cell table:number-columns-repeated="993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65" table:formula="of:=[.$A19]*100/([.$A19]+([.B$3]*[.$B$1]))" office:value-type="float" office:value="88.8888888888889" calcext:value-type="float">
            <text:p>89</text:p>
          </table:table-cell>
          <table:table-cell table:style-name="ce65" table:formula="of:=[.$A19]*100/([.$A19]+([.C$3]*[.$B$1]))" office:value-type="float" office:value="80" calcext:value-type="float">
            <text:p>80</text:p>
          </table:table-cell>
          <table:table-cell table:style-name="ce65" table:formula="of:=[.$A19]*100/([.$A19]+([.D$3]*[.$B$1]))" office:value-type="float" office:value="72.7272727272727" calcext:value-type="float">
            <text:p>73</text:p>
          </table:table-cell>
          <table:table-cell table:style-name="ce65" table:formula="of:=[.$A19]*100/([.$A19]+([.E$3]*[.$B$1]))" office:value-type="float" office:value="66.6666666666667" calcext:value-type="float">
            <text:p>67</text:p>
          </table:table-cell>
          <table:table-cell table:style-name="ce65" table:formula="of:=[.$A19]*100/([.$A19]+([.F$3]*[.$B$1]))" office:value-type="float" office:value="61.5384615384615" calcext:value-type="float">
            <text:p>62</text:p>
          </table:table-cell>
          <table:table-cell table:style-name="ce65" table:formula="of:=[.$A19]*100/([.$A19]+([.G$3]*[.$B$1]))" office:value-type="float" office:value="57.1428571428571" calcext:value-type="float">
            <text:p>57</text:p>
          </table:table-cell>
          <table:table-cell table:style-name="ce65" table:formula="of:=[.$A19]*100/([.$A19]+([.H$3]*[.$B$1]))" office:value-type="float" office:value="53.3333333333333" calcext:value-type="float">
            <text:p>53</text:p>
          </table:table-cell>
          <table:table-cell table:style-name="ce65" table:formula="of:=[.$A19]*100/([.$A19]+([.I$3]*[.$B$1]))" office:value-type="float" office:value="50" calcext:value-type="float">
            <text:p>50</text:p>
          </table:table-cell>
          <table:table-cell table:style-name="ce65" table:formula="of:=[.$A19]*100/([.$A19]+([.J$3]*[.$B$1]))" office:value-type="float" office:value="47.0588235294118" calcext:value-type="float">
            <text:p>47</text:p>
          </table:table-cell>
          <table:table-cell table:style-name="ce65" table:formula="of:=[.$A19]*100/([.$A19]+([.K$3]*[.$B$1]))" office:value-type="float" office:value="44.4444444444444" calcext:value-type="float">
            <text:p>44</text:p>
          </table:table-cell>
          <table:table-cell table:style-name="ce65" table:formula="of:=[.$A19]*100/([.$A19]+([.L$3]*[.$B$1]))" office:value-type="float" office:value="42.1052631578947" calcext:value-type="float">
            <text:p>42</text:p>
          </table:table-cell>
          <table:table-cell table:style-name="ce65" table:formula="of:=[.$A19]*100/([.$A19]+([.M$3]*[.$B$1]))" office:value-type="float" office:value="40" calcext:value-type="float">
            <text:p>40</text:p>
          </table:table-cell>
          <table:table-cell table:style-name="ce65" table:formula="of:=[.$A19]*100/([.$A19]+([.N$3]*[.$B$1]))" office:value-type="float" office:value="38.0952380952381" calcext:value-type="float">
            <text:p>38</text:p>
          </table:table-cell>
          <table:table-cell table:style-name="ce65" table:formula="of:=[.$A19]*100/([.$A19]+([.O$3]*[.$B$1]))" office:value-type="float" office:value="36.3636363636364" calcext:value-type="float">
            <text:p>36</text:p>
          </table:table-cell>
          <table:table-cell table:style-name="ce65" table:formula="of:=[.$A19]*100/([.$A19]+([.P$3]*[.$B$1]))" office:value-type="float" office:value="34.7826086956522" calcext:value-type="float">
            <text:p>35</text:p>
          </table:table-cell>
          <table:table-cell table:style-name="ce65" table:formula="of:=[.$A19]*100/([.$A19]+([.Q$3]*[.$B$1]))" office:value-type="float" office:value="33.3333333333333" calcext:value-type="float">
            <text:p>33</text:p>
          </table:table-cell>
          <table:table-cell table:style-name="ce65" table:formula="of:=[.$A19]*100/([.$A19]+([.R$3]*[.$B$1]))" office:value-type="float" office:value="32" calcext:value-type="float">
            <text:p>32</text:p>
          </table:table-cell>
          <table:table-cell table:style-name="ce65" table:formula="of:=[.$A19]*100/([.$A19]+([.S$3]*[.$B$1]))" office:value-type="float" office:value="30.7692307692308" calcext:value-type="float">
            <text:p>31</text:p>
          </table:table-cell>
          <table:table-cell table:style-name="ce65" table:formula="of:=[.$A19]*100/([.$A19]+([.T$3]*[.$B$1]))" office:value-type="float" office:value="29.6296296296296" calcext:value-type="float">
            <text:p>30</text:p>
          </table:table-cell>
          <table:table-cell table:style-name="ce65" table:formula="of:=[.$A19]*100/([.$A19]+([.U$3]*[.$B$1]))" office:value-type="float" office:value="28.5714285714286" calcext:value-type="float">
            <text:p>29</text:p>
          </table:table-cell>
          <table:table-cell table:style-name="ce65" table:formula="of:=[.$A19]*100/([.$A19]+([.V$3]*[.$B$1]))" office:value-type="float" office:value="27.5862068965517" calcext:value-type="float">
            <text:p>28</text:p>
          </table:table-cell>
          <table:table-cell table:style-name="ce65" table:formula="of:=[.$A19]*100/([.$A19]+([.W$3]*[.$B$1]))" office:value-type="float" office:value="26.6666666666667" calcext:value-type="float">
            <text:p>27</text:p>
          </table:table-cell>
          <table:table-cell table:style-name="ce65" table:formula="of:=[.$A19]*100/([.$A19]+([.X$3]*[.$B$1]))" office:value-type="float" office:value="25.8064516129032" calcext:value-type="float">
            <text:p>26</text:p>
          </table:table-cell>
          <table:table-cell table:style-name="ce65" table:formula="of:=[.$A19]*100/([.$A19]+([.Y$3]*[.$B$1]))" office:value-type="float" office:value="25" calcext:value-type="float">
            <text:p>25</text:p>
          </table:table-cell>
          <table:table-cell table:style-name="ce65" table:formula="of:=[.$A19]*100/([.$A19]+([.Z$3]*[.$B$1]))" office:value-type="float" office:value="24.2424242424242" calcext:value-type="float">
            <text:p>24</text:p>
          </table:table-cell>
          <table:table-cell table:style-name="ce65" table:formula="of:=[.$A19]*100/([.$A19]+([.AA$3]*[.$B$1]))" office:value-type="float" office:value="23.5294117647059" calcext:value-type="float">
            <text:p>24</text:p>
          </table:table-cell>
          <table:table-cell table:style-name="ce65" table:formula="of:=[.$A19]*100/([.$A19]+([.AB$3]*[.$B$1]))" office:value-type="float" office:value="22.8571428571429" calcext:value-type="float">
            <text:p>23</text:p>
          </table:table-cell>
          <table:table-cell table:style-name="ce65" table:formula="of:=[.$A19]*100/([.$A19]+([.AC$3]*[.$B$1]))" office:value-type="float" office:value="22.2222222222222" calcext:value-type="float">
            <text:p>22</text:p>
          </table:table-cell>
          <table:table-cell table:style-name="ce65" table:formula="of:=[.$A19]*100/([.$A19]+([.AD$3]*[.$B$1]))" office:value-type="float" office:value="21.6216216216216" calcext:value-type="float">
            <text:p>22</text:p>
          </table:table-cell>
          <table:table-cell table:style-name="ce65" table:formula="of:=[.$A19]*100/([.$A19]+([.AE$3]*[.$B$1]))" office:value-type="float" office:value="21.0526315789474" calcext:value-type="float">
            <text:p>21</text:p>
          </table:table-cell>
          <table:table-cell table:number-columns-repeated="993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65" table:formula="of:=[.$A20]*100/([.$A20]+([.B$3]*[.$B$1]))" office:value-type="float" office:value="89.4736842105263" calcext:value-type="float">
            <text:p>89</text:p>
          </table:table-cell>
          <table:table-cell table:style-name="ce65" table:formula="of:=[.$A20]*100/([.$A20]+([.C$3]*[.$B$1]))" office:value-type="float" office:value="80.952380952381" calcext:value-type="float">
            <text:p>81</text:p>
          </table:table-cell>
          <table:table-cell table:style-name="ce65" table:formula="of:=[.$A20]*100/([.$A20]+([.D$3]*[.$B$1]))" office:value-type="float" office:value="73.9130434782609" calcext:value-type="float">
            <text:p>74</text:p>
          </table:table-cell>
          <table:table-cell table:style-name="ce65" table:formula="of:=[.$A20]*100/([.$A20]+([.E$3]*[.$B$1]))" office:value-type="float" office:value="68" calcext:value-type="float">
            <text:p>68</text:p>
          </table:table-cell>
          <table:table-cell table:style-name="ce65" table:formula="of:=[.$A20]*100/([.$A20]+([.F$3]*[.$B$1]))" office:value-type="float" office:value="62.962962962963" calcext:value-type="float">
            <text:p>63</text:p>
          </table:table-cell>
          <table:table-cell table:style-name="ce65" table:formula="of:=[.$A20]*100/([.$A20]+([.G$3]*[.$B$1]))" office:value-type="float" office:value="58.6206896551724" calcext:value-type="float">
            <text:p>59</text:p>
          </table:table-cell>
          <table:table-cell table:style-name="ce65" table:formula="of:=[.$A20]*100/([.$A20]+([.H$3]*[.$B$1]))" office:value-type="float" office:value="54.8387096774194" calcext:value-type="float">
            <text:p>55</text:p>
          </table:table-cell>
          <table:table-cell table:style-name="ce65" table:formula="of:=[.$A20]*100/([.$A20]+([.I$3]*[.$B$1]))" office:value-type="float" office:value="51.5151515151515" calcext:value-type="float">
            <text:p>52</text:p>
          </table:table-cell>
          <table:table-cell table:style-name="ce65" table:formula="of:=[.$A20]*100/([.$A20]+([.J$3]*[.$B$1]))" office:value-type="float" office:value="48.5714285714286" calcext:value-type="float">
            <text:p>49</text:p>
          </table:table-cell>
          <table:table-cell table:style-name="ce65" table:formula="of:=[.$A20]*100/([.$A20]+([.K$3]*[.$B$1]))" office:value-type="float" office:value="45.945945945946" calcext:value-type="float">
            <text:p>46</text:p>
          </table:table-cell>
          <table:table-cell table:style-name="ce65" table:formula="of:=[.$A20]*100/([.$A20]+([.L$3]*[.$B$1]))" office:value-type="float" office:value="43.5897435897436" calcext:value-type="float">
            <text:p>44</text:p>
          </table:table-cell>
          <table:table-cell table:style-name="ce65" table:formula="of:=[.$A20]*100/([.$A20]+([.M$3]*[.$B$1]))" office:value-type="float" office:value="41.4634146341463" calcext:value-type="float">
            <text:p>41</text:p>
          </table:table-cell>
          <table:table-cell table:style-name="ce65" table:formula="of:=[.$A20]*100/([.$A20]+([.N$3]*[.$B$1]))" office:value-type="float" office:value="39.5348837209302" calcext:value-type="float">
            <text:p>40</text:p>
          </table:table-cell>
          <table:table-cell table:style-name="ce65" table:formula="of:=[.$A20]*100/([.$A20]+([.O$3]*[.$B$1]))" office:value-type="float" office:value="37.7777777777778" calcext:value-type="float">
            <text:p>38</text:p>
          </table:table-cell>
          <table:table-cell table:style-name="ce65" table:formula="of:=[.$A20]*100/([.$A20]+([.P$3]*[.$B$1]))" office:value-type="float" office:value="36.1702127659574" calcext:value-type="float">
            <text:p>36</text:p>
          </table:table-cell>
          <table:table-cell table:style-name="ce65" table:formula="of:=[.$A20]*100/([.$A20]+([.Q$3]*[.$B$1]))" office:value-type="float" office:value="34.6938775510204" calcext:value-type="float">
            <text:p>35</text:p>
          </table:table-cell>
          <table:table-cell table:style-name="ce65" table:formula="of:=[.$A20]*100/([.$A20]+([.R$3]*[.$B$1]))" office:value-type="float" office:value="33.3333333333333" calcext:value-type="float">
            <text:p>33</text:p>
          </table:table-cell>
          <table:table-cell table:style-name="ce65" table:formula="of:=[.$A20]*100/([.$A20]+([.S$3]*[.$B$1]))" office:value-type="float" office:value="32.0754716981132" calcext:value-type="float">
            <text:p>32</text:p>
          </table:table-cell>
          <table:table-cell table:style-name="ce65" table:formula="of:=[.$A20]*100/([.$A20]+([.T$3]*[.$B$1]))" office:value-type="float" office:value="30.9090909090909" calcext:value-type="float">
            <text:p>31</text:p>
          </table:table-cell>
          <table:table-cell table:style-name="ce65" table:formula="of:=[.$A20]*100/([.$A20]+([.U$3]*[.$B$1]))" office:value-type="float" office:value="29.8245614035088" calcext:value-type="float">
            <text:p>30</text:p>
          </table:table-cell>
          <table:table-cell table:style-name="ce65" table:formula="of:=[.$A20]*100/([.$A20]+([.V$3]*[.$B$1]))" office:value-type="float" office:value="28.8135593220339" calcext:value-type="float">
            <text:p>29</text:p>
          </table:table-cell>
          <table:table-cell table:style-name="ce65" table:formula="of:=[.$A20]*100/([.$A20]+([.W$3]*[.$B$1]))" office:value-type="float" office:value="27.8688524590164" calcext:value-type="float">
            <text:p>28</text:p>
          </table:table-cell>
          <table:table-cell table:style-name="ce65" table:formula="of:=[.$A20]*100/([.$A20]+([.X$3]*[.$B$1]))" office:value-type="float" office:value="26.984126984127" calcext:value-type="float">
            <text:p>27</text:p>
          </table:table-cell>
          <table:table-cell table:style-name="ce65" table:formula="of:=[.$A20]*100/([.$A20]+([.Y$3]*[.$B$1]))" office:value-type="float" office:value="26.1538461538462" calcext:value-type="float">
            <text:p>26</text:p>
          </table:table-cell>
          <table:table-cell table:style-name="ce65" table:formula="of:=[.$A20]*100/([.$A20]+([.Z$3]*[.$B$1]))" office:value-type="float" office:value="25.3731343283582" calcext:value-type="float">
            <text:p>25</text:p>
          </table:table-cell>
          <table:table-cell table:style-name="ce65" table:formula="of:=[.$A20]*100/([.$A20]+([.AA$3]*[.$B$1]))" office:value-type="float" office:value="24.6376811594203" calcext:value-type="float">
            <text:p>25</text:p>
          </table:table-cell>
          <table:table-cell table:style-name="ce65" table:formula="of:=[.$A20]*100/([.$A20]+([.AB$3]*[.$B$1]))" office:value-type="float" office:value="23.943661971831" calcext:value-type="float">
            <text:p>24</text:p>
          </table:table-cell>
          <table:table-cell table:style-name="ce65" table:formula="of:=[.$A20]*100/([.$A20]+([.AC$3]*[.$B$1]))" office:value-type="float" office:value="23.2876712328767" calcext:value-type="float">
            <text:p>23</text:p>
          </table:table-cell>
          <table:table-cell table:style-name="ce65" table:formula="of:=[.$A20]*100/([.$A20]+([.AD$3]*[.$B$1]))" office:value-type="float" office:value="22.6666666666667" calcext:value-type="float">
            <text:p>23</text:p>
          </table:table-cell>
          <table:table-cell table:style-name="ce65" table:formula="of:=[.$A20]*100/([.$A20]+([.AE$3]*[.$B$1]))" office:value-type="float" office:value="22.0779220779221" calcext:value-type="float">
            <text:p>22</text:p>
          </table:table-cell>
          <table:table-cell table:number-columns-repeated="993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65" table:formula="of:=[.$A21]*100/([.$A21]+([.B$3]*[.$B$1]))" office:value-type="float" office:value="90" calcext:value-type="float">
            <text:p>90</text:p>
          </table:table-cell>
          <table:table-cell table:style-name="ce65" table:formula="of:=[.$A21]*100/([.$A21]+([.C$3]*[.$B$1]))" office:value-type="float" office:value="81.8181818181818" calcext:value-type="float">
            <text:p>82</text:p>
          </table:table-cell>
          <table:table-cell table:style-name="ce65" table:formula="of:=[.$A21]*100/([.$A21]+([.D$3]*[.$B$1]))" office:value-type="float" office:value="75" calcext:value-type="float">
            <text:p>75</text:p>
          </table:table-cell>
          <table:table-cell table:style-name="ce65" table:formula="of:=[.$A21]*100/([.$A21]+([.E$3]*[.$B$1]))" office:value-type="float" office:value="69.2307692307692" calcext:value-type="float">
            <text:p>69</text:p>
          </table:table-cell>
          <table:table-cell table:style-name="ce65" table:formula="of:=[.$A21]*100/([.$A21]+([.F$3]*[.$B$1]))" office:value-type="float" office:value="64.2857142857143" calcext:value-type="float">
            <text:p>64</text:p>
          </table:table-cell>
          <table:table-cell table:style-name="ce65" table:formula="of:=[.$A21]*100/([.$A21]+([.G$3]*[.$B$1]))" office:value-type="float" office:value="60" calcext:value-type="float">
            <text:p>60</text:p>
          </table:table-cell>
          <table:table-cell table:style-name="ce65" table:formula="of:=[.$A21]*100/([.$A21]+([.H$3]*[.$B$1]))" office:value-type="float" office:value="56.25" calcext:value-type="float">
            <text:p>56</text:p>
          </table:table-cell>
          <table:table-cell table:style-name="ce65" table:formula="of:=[.$A21]*100/([.$A21]+([.I$3]*[.$B$1]))" office:value-type="float" office:value="52.9411764705882" calcext:value-type="float">
            <text:p>53</text:p>
          </table:table-cell>
          <table:table-cell table:style-name="ce65" table:formula="of:=[.$A21]*100/([.$A21]+([.J$3]*[.$B$1]))" office:value-type="float" office:value="50" calcext:value-type="float">
            <text:p>50</text:p>
          </table:table-cell>
          <table:table-cell table:style-name="ce65" table:formula="of:=[.$A21]*100/([.$A21]+([.K$3]*[.$B$1]))" office:value-type="float" office:value="47.3684210526316" calcext:value-type="float">
            <text:p>47</text:p>
          </table:table-cell>
          <table:table-cell table:style-name="ce65" table:formula="of:=[.$A21]*100/([.$A21]+([.L$3]*[.$B$1]))" office:value-type="float" office:value="45" calcext:value-type="float">
            <text:p>45</text:p>
          </table:table-cell>
          <table:table-cell table:style-name="ce65" table:formula="of:=[.$A21]*100/([.$A21]+([.M$3]*[.$B$1]))" office:value-type="float" office:value="42.8571428571429" calcext:value-type="float">
            <text:p>43</text:p>
          </table:table-cell>
          <table:table-cell table:style-name="ce65" table:formula="of:=[.$A21]*100/([.$A21]+([.N$3]*[.$B$1]))" office:value-type="float" office:value="40.9090909090909" calcext:value-type="float">
            <text:p>41</text:p>
          </table:table-cell>
          <table:table-cell table:style-name="ce65" table:formula="of:=[.$A21]*100/([.$A21]+([.O$3]*[.$B$1]))" office:value-type="float" office:value="39.1304347826087" calcext:value-type="float">
            <text:p>39</text:p>
          </table:table-cell>
          <table:table-cell table:style-name="ce65" table:formula="of:=[.$A21]*100/([.$A21]+([.P$3]*[.$B$1]))" office:value-type="float" office:value="37.5" calcext:value-type="float">
            <text:p>38</text:p>
          </table:table-cell>
          <table:table-cell table:style-name="ce65" table:formula="of:=[.$A21]*100/([.$A21]+([.Q$3]*[.$B$1]))" office:value-type="float" office:value="36" calcext:value-type="float">
            <text:p>36</text:p>
          </table:table-cell>
          <table:table-cell table:style-name="ce65" table:formula="of:=[.$A21]*100/([.$A21]+([.R$3]*[.$B$1]))" office:value-type="float" office:value="34.6153846153846" calcext:value-type="float">
            <text:p>35</text:p>
          </table:table-cell>
          <table:table-cell table:style-name="ce65" table:formula="of:=[.$A21]*100/([.$A21]+([.S$3]*[.$B$1]))" office:value-type="float" office:value="33.3333333333333" calcext:value-type="float">
            <text:p>33</text:p>
          </table:table-cell>
          <table:table-cell table:style-name="ce65" table:formula="of:=[.$A21]*100/([.$A21]+([.T$3]*[.$B$1]))" office:value-type="float" office:value="32.1428571428571" calcext:value-type="float">
            <text:p>32</text:p>
          </table:table-cell>
          <table:table-cell table:style-name="ce65" table:formula="of:=[.$A21]*100/([.$A21]+([.U$3]*[.$B$1]))" office:value-type="float" office:value="31.0344827586207" calcext:value-type="float">
            <text:p>31</text:p>
          </table:table-cell>
          <table:table-cell table:style-name="ce65" table:formula="of:=[.$A21]*100/([.$A21]+([.V$3]*[.$B$1]))" office:value-type="float" office:value="30" calcext:value-type="float">
            <text:p>30</text:p>
          </table:table-cell>
          <table:table-cell table:style-name="ce65" table:formula="of:=[.$A21]*100/([.$A21]+([.W$3]*[.$B$1]))" office:value-type="float" office:value="29.0322580645161" calcext:value-type="float">
            <text:p>29</text:p>
          </table:table-cell>
          <table:table-cell table:style-name="ce65" table:formula="of:=[.$A21]*100/([.$A21]+([.X$3]*[.$B$1]))" office:value-type="float" office:value="28.125" calcext:value-type="float">
            <text:p>28</text:p>
          </table:table-cell>
          <table:table-cell table:style-name="ce65" table:formula="of:=[.$A21]*100/([.$A21]+([.Y$3]*[.$B$1]))" office:value-type="float" office:value="27.2727272727273" calcext:value-type="float">
            <text:p>27</text:p>
          </table:table-cell>
          <table:table-cell table:style-name="ce65" table:formula="of:=[.$A21]*100/([.$A21]+([.Z$3]*[.$B$1]))" office:value-type="float" office:value="26.4705882352941" calcext:value-type="float">
            <text:p>26</text:p>
          </table:table-cell>
          <table:table-cell table:style-name="ce65" table:formula="of:=[.$A21]*100/([.$A21]+([.AA$3]*[.$B$1]))" office:value-type="float" office:value="25.7142857142857" calcext:value-type="float">
            <text:p>26</text:p>
          </table:table-cell>
          <table:table-cell table:style-name="ce65" table:formula="of:=[.$A21]*100/([.$A21]+([.AB$3]*[.$B$1]))" office:value-type="float" office:value="25" calcext:value-type="float">
            <text:p>25</text:p>
          </table:table-cell>
          <table:table-cell table:style-name="ce65" table:formula="of:=[.$A21]*100/([.$A21]+([.AC$3]*[.$B$1]))" office:value-type="float" office:value="24.3243243243243" calcext:value-type="float">
            <text:p>24</text:p>
          </table:table-cell>
          <table:table-cell table:style-name="ce65" table:formula="of:=[.$A21]*100/([.$A21]+([.AD$3]*[.$B$1]))" office:value-type="float" office:value="23.6842105263158" calcext:value-type="float">
            <text:p>24</text:p>
          </table:table-cell>
          <table:table-cell table:style-name="ce65" table:formula="of:=[.$A21]*100/([.$A21]+([.AE$3]*[.$B$1]))" office:value-type="float" office:value="23.0769230769231" calcext:value-type="float">
            <text:p>23</text:p>
          </table:table-cell>
          <table:table-cell table:number-columns-repeated="993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65" table:formula="of:=[.$A22]*100/([.$A22]+([.B$3]*[.$B$1]))" office:value-type="float" office:value="90.4761904761905" calcext:value-type="float">
            <text:p>90</text:p>
          </table:table-cell>
          <table:table-cell table:style-name="ce65" table:formula="of:=[.$A22]*100/([.$A22]+([.C$3]*[.$B$1]))" office:value-type="float" office:value="82.6086956521739" calcext:value-type="float">
            <text:p>83</text:p>
          </table:table-cell>
          <table:table-cell table:style-name="ce65" table:formula="of:=[.$A22]*100/([.$A22]+([.D$3]*[.$B$1]))" office:value-type="float" office:value="76" calcext:value-type="float">
            <text:p>76</text:p>
          </table:table-cell>
          <table:table-cell table:style-name="ce65" table:formula="of:=[.$A22]*100/([.$A22]+([.E$3]*[.$B$1]))" office:value-type="float" office:value="70.3703703703704" calcext:value-type="float">
            <text:p>70</text:p>
          </table:table-cell>
          <table:table-cell table:style-name="ce65" table:formula="of:=[.$A22]*100/([.$A22]+([.F$3]*[.$B$1]))" office:value-type="float" office:value="65.5172413793104" calcext:value-type="float">
            <text:p>66</text:p>
          </table:table-cell>
          <table:table-cell table:style-name="ce65" table:formula="of:=[.$A22]*100/([.$A22]+([.G$3]*[.$B$1]))" office:value-type="float" office:value="61.2903225806452" calcext:value-type="float">
            <text:p>61</text:p>
          </table:table-cell>
          <table:table-cell table:style-name="ce65" table:formula="of:=[.$A22]*100/([.$A22]+([.H$3]*[.$B$1]))" office:value-type="float" office:value="57.5757575757576" calcext:value-type="float">
            <text:p>58</text:p>
          </table:table-cell>
          <table:table-cell table:style-name="ce65" table:formula="of:=[.$A22]*100/([.$A22]+([.I$3]*[.$B$1]))" office:value-type="float" office:value="54.2857142857143" calcext:value-type="float">
            <text:p>54</text:p>
          </table:table-cell>
          <table:table-cell table:style-name="ce65" table:formula="of:=[.$A22]*100/([.$A22]+([.J$3]*[.$B$1]))" office:value-type="float" office:value="51.3513513513514" calcext:value-type="float">
            <text:p>51</text:p>
          </table:table-cell>
          <table:table-cell table:style-name="ce65" table:formula="of:=[.$A22]*100/([.$A22]+([.K$3]*[.$B$1]))" office:value-type="float" office:value="48.7179487179487" calcext:value-type="float">
            <text:p>49</text:p>
          </table:table-cell>
          <table:table-cell table:style-name="ce65" table:formula="of:=[.$A22]*100/([.$A22]+([.L$3]*[.$B$1]))" office:value-type="float" office:value="46.3414634146342" calcext:value-type="float">
            <text:p>46</text:p>
          </table:table-cell>
          <table:table-cell table:style-name="ce65" table:formula="of:=[.$A22]*100/([.$A22]+([.M$3]*[.$B$1]))" office:value-type="float" office:value="44.1860465116279" calcext:value-type="float">
            <text:p>44</text:p>
          </table:table-cell>
          <table:table-cell table:style-name="ce65" table:formula="of:=[.$A22]*100/([.$A22]+([.N$3]*[.$B$1]))" office:value-type="float" office:value="42.2222222222222" calcext:value-type="float">
            <text:p>42</text:p>
          </table:table-cell>
          <table:table-cell table:style-name="ce65" table:formula="of:=[.$A22]*100/([.$A22]+([.O$3]*[.$B$1]))" office:value-type="float" office:value="40.4255319148936" calcext:value-type="float">
            <text:p>40</text:p>
          </table:table-cell>
          <table:table-cell table:style-name="ce65" table:formula="of:=[.$A22]*100/([.$A22]+([.P$3]*[.$B$1]))" office:value-type="float" office:value="38.7755102040816" calcext:value-type="float">
            <text:p>39</text:p>
          </table:table-cell>
          <table:table-cell table:style-name="ce65" table:formula="of:=[.$A22]*100/([.$A22]+([.Q$3]*[.$B$1]))" office:value-type="float" office:value="37.2549019607843" calcext:value-type="float">
            <text:p>37</text:p>
          </table:table-cell>
          <table:table-cell table:style-name="ce65" table:formula="of:=[.$A22]*100/([.$A22]+([.R$3]*[.$B$1]))" office:value-type="float" office:value="35.8490566037736" calcext:value-type="float">
            <text:p>36</text:p>
          </table:table-cell>
          <table:table-cell table:style-name="ce65" table:formula="of:=[.$A22]*100/([.$A22]+([.S$3]*[.$B$1]))" office:value-type="float" office:value="34.5454545454545" calcext:value-type="float">
            <text:p>35</text:p>
          </table:table-cell>
          <table:table-cell table:style-name="ce65" table:formula="of:=[.$A22]*100/([.$A22]+([.T$3]*[.$B$1]))" office:value-type="float" office:value="33.3333333333333" calcext:value-type="float">
            <text:p>33</text:p>
          </table:table-cell>
          <table:table-cell table:style-name="ce65" table:formula="of:=[.$A22]*100/([.$A22]+([.U$3]*[.$B$1]))" office:value-type="float" office:value="32.2033898305085" calcext:value-type="float">
            <text:p>32</text:p>
          </table:table-cell>
          <table:table-cell table:style-name="ce65" table:formula="of:=[.$A22]*100/([.$A22]+([.V$3]*[.$B$1]))" office:value-type="float" office:value="31.1475409836066" calcext:value-type="float">
            <text:p>31</text:p>
          </table:table-cell>
          <table:table-cell table:style-name="ce65" table:formula="of:=[.$A22]*100/([.$A22]+([.W$3]*[.$B$1]))" office:value-type="float" office:value="30.1587301587302" calcext:value-type="float">
            <text:p>30</text:p>
          </table:table-cell>
          <table:table-cell table:style-name="ce65" table:formula="of:=[.$A22]*100/([.$A22]+([.X$3]*[.$B$1]))" office:value-type="float" office:value="29.2307692307692" calcext:value-type="float">
            <text:p>29</text:p>
          </table:table-cell>
          <table:table-cell table:style-name="ce65" table:formula="of:=[.$A22]*100/([.$A22]+([.Y$3]*[.$B$1]))" office:value-type="float" office:value="28.3582089552239" calcext:value-type="float">
            <text:p>28</text:p>
          </table:table-cell>
          <table:table-cell table:style-name="ce65" table:formula="of:=[.$A22]*100/([.$A22]+([.Z$3]*[.$B$1]))" office:value-type="float" office:value="27.536231884058" calcext:value-type="float">
            <text:p>28</text:p>
          </table:table-cell>
          <table:table-cell table:style-name="ce65" table:formula="of:=[.$A22]*100/([.$A22]+([.AA$3]*[.$B$1]))" office:value-type="float" office:value="26.7605633802817" calcext:value-type="float">
            <text:p>27</text:p>
          </table:table-cell>
          <table:table-cell table:style-name="ce65" table:formula="of:=[.$A22]*100/([.$A22]+([.AB$3]*[.$B$1]))" office:value-type="float" office:value="26.027397260274" calcext:value-type="float">
            <text:p>26</text:p>
          </table:table-cell>
          <table:table-cell table:style-name="ce65" table:formula="of:=[.$A22]*100/([.$A22]+([.AC$3]*[.$B$1]))" office:value-type="float" office:value="25.3333333333333" calcext:value-type="float">
            <text:p>25</text:p>
          </table:table-cell>
          <table:table-cell table:style-name="ce65" table:formula="of:=[.$A22]*100/([.$A22]+([.AD$3]*[.$B$1]))" office:value-type="float" office:value="24.6753246753247" calcext:value-type="float">
            <text:p>25</text:p>
          </table:table-cell>
          <table:table-cell table:style-name="ce65" table:formula="of:=[.$A22]*100/([.$A22]+([.AE$3]*[.$B$1]))" office:value-type="float" office:value="24.0506329113924" calcext:value-type="float">
            <text:p>24</text:p>
          </table:table-cell>
          <table:table-cell table:number-columns-repeated="993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65" table:formula="of:=[.$A23]*100/([.$A23]+([.B$3]*[.$B$1]))" office:value-type="float" office:value="90.9090909090909" calcext:value-type="float">
            <text:p>91</text:p>
          </table:table-cell>
          <table:table-cell table:style-name="ce65" table:formula="of:=[.$A23]*100/([.$A23]+([.C$3]*[.$B$1]))" office:value-type="float" office:value="83.3333333333333" calcext:value-type="float">
            <text:p>83</text:p>
          </table:table-cell>
          <table:table-cell table:style-name="ce65" table:formula="of:=[.$A23]*100/([.$A23]+([.D$3]*[.$B$1]))" office:value-type="float" office:value="76.9230769230769" calcext:value-type="float">
            <text:p>77</text:p>
          </table:table-cell>
          <table:table-cell table:style-name="ce65" table:formula="of:=[.$A23]*100/([.$A23]+([.E$3]*[.$B$1]))" office:value-type="float" office:value="71.4285714285714" calcext:value-type="float">
            <text:p>71</text:p>
          </table:table-cell>
          <table:table-cell table:style-name="ce65" table:formula="of:=[.$A23]*100/([.$A23]+([.F$3]*[.$B$1]))" office:value-type="float" office:value="66.6666666666667" calcext:value-type="float">
            <text:p>67</text:p>
          </table:table-cell>
          <table:table-cell table:style-name="ce65" table:formula="of:=[.$A23]*100/([.$A23]+([.G$3]*[.$B$1]))" office:value-type="float" office:value="62.5" calcext:value-type="float">
            <text:p>63</text:p>
          </table:table-cell>
          <table:table-cell table:style-name="ce65" table:formula="of:=[.$A23]*100/([.$A23]+([.H$3]*[.$B$1]))" office:value-type="float" office:value="58.8235294117647" calcext:value-type="float">
            <text:p>59</text:p>
          </table:table-cell>
          <table:table-cell table:style-name="ce65" table:formula="of:=[.$A23]*100/([.$A23]+([.I$3]*[.$B$1]))" office:value-type="float" office:value="55.5555555555556" calcext:value-type="float">
            <text:p>56</text:p>
          </table:table-cell>
          <table:table-cell table:style-name="ce65" table:formula="of:=[.$A23]*100/([.$A23]+([.J$3]*[.$B$1]))" office:value-type="float" office:value="52.6315789473684" calcext:value-type="float">
            <text:p>53</text:p>
          </table:table-cell>
          <table:table-cell table:style-name="ce65" table:formula="of:=[.$A23]*100/([.$A23]+([.K$3]*[.$B$1]))" office:value-type="float" office:value="50" calcext:value-type="float">
            <text:p>50</text:p>
          </table:table-cell>
          <table:table-cell table:style-name="ce65" table:formula="of:=[.$A23]*100/([.$A23]+([.L$3]*[.$B$1]))" office:value-type="float" office:value="47.6190476190476" calcext:value-type="float">
            <text:p>48</text:p>
          </table:table-cell>
          <table:table-cell table:style-name="ce65" table:formula="of:=[.$A23]*100/([.$A23]+([.M$3]*[.$B$1]))" office:value-type="float" office:value="45.4545454545455" calcext:value-type="float">
            <text:p>45</text:p>
          </table:table-cell>
          <table:table-cell table:style-name="ce65" table:formula="of:=[.$A23]*100/([.$A23]+([.N$3]*[.$B$1]))" office:value-type="float" office:value="43.4782608695652" calcext:value-type="float">
            <text:p>43</text:p>
          </table:table-cell>
          <table:table-cell table:style-name="ce65" table:formula="of:=[.$A23]*100/([.$A23]+([.O$3]*[.$B$1]))" office:value-type="float" office:value="41.6666666666667" calcext:value-type="float">
            <text:p>42</text:p>
          </table:table-cell>
          <table:table-cell table:style-name="ce65" table:formula="of:=[.$A23]*100/([.$A23]+([.P$3]*[.$B$1]))" office:value-type="float" office:value="40" calcext:value-type="float">
            <text:p>40</text:p>
          </table:table-cell>
          <table:table-cell table:style-name="ce65" table:formula="of:=[.$A23]*100/([.$A23]+([.Q$3]*[.$B$1]))" office:value-type="float" office:value="38.4615384615385" calcext:value-type="float">
            <text:p>38</text:p>
          </table:table-cell>
          <table:table-cell table:style-name="ce65" table:formula="of:=[.$A23]*100/([.$A23]+([.R$3]*[.$B$1]))" office:value-type="float" office:value="37.037037037037" calcext:value-type="float">
            <text:p>37</text:p>
          </table:table-cell>
          <table:table-cell table:style-name="ce65" table:formula="of:=[.$A23]*100/([.$A23]+([.S$3]*[.$B$1]))" office:value-type="float" office:value="35.7142857142857" calcext:value-type="float">
            <text:p>36</text:p>
          </table:table-cell>
          <table:table-cell table:style-name="ce65" table:formula="of:=[.$A23]*100/([.$A23]+([.T$3]*[.$B$1]))" office:value-type="float" office:value="34.4827586206897" calcext:value-type="float">
            <text:p>34</text:p>
          </table:table-cell>
          <table:table-cell table:style-name="ce65" table:formula="of:=[.$A23]*100/([.$A23]+([.U$3]*[.$B$1]))" office:value-type="float" office:value="33.3333333333333" calcext:value-type="float">
            <text:p>33</text:p>
          </table:table-cell>
          <table:table-cell table:style-name="ce65" table:formula="of:=[.$A23]*100/([.$A23]+([.V$3]*[.$B$1]))" office:value-type="float" office:value="32.258064516129" calcext:value-type="float">
            <text:p>32</text:p>
          </table:table-cell>
          <table:table-cell table:style-name="ce65" table:formula="of:=[.$A23]*100/([.$A23]+([.W$3]*[.$B$1]))" office:value-type="float" office:value="31.25" calcext:value-type="float">
            <text:p>31</text:p>
          </table:table-cell>
          <table:table-cell table:style-name="ce65" table:formula="of:=[.$A23]*100/([.$A23]+([.X$3]*[.$B$1]))" office:value-type="float" office:value="30.3030303030303" calcext:value-type="float">
            <text:p>30</text:p>
          </table:table-cell>
          <table:table-cell table:style-name="ce65" table:formula="of:=[.$A23]*100/([.$A23]+([.Y$3]*[.$B$1]))" office:value-type="float" office:value="29.4117647058823" calcext:value-type="float">
            <text:p>29</text:p>
          </table:table-cell>
          <table:table-cell table:style-name="ce65" table:formula="of:=[.$A23]*100/([.$A23]+([.Z$3]*[.$B$1]))" office:value-type="float" office:value="28.5714285714286" calcext:value-type="float">
            <text:p>29</text:p>
          </table:table-cell>
          <table:table-cell table:style-name="ce65" table:formula="of:=[.$A23]*100/([.$A23]+([.AA$3]*[.$B$1]))" office:value-type="float" office:value="27.7777777777778" calcext:value-type="float">
            <text:p>28</text:p>
          </table:table-cell>
          <table:table-cell table:style-name="ce65" table:formula="of:=[.$A23]*100/([.$A23]+([.AB$3]*[.$B$1]))" office:value-type="float" office:value="27.027027027027" calcext:value-type="float">
            <text:p>27</text:p>
          </table:table-cell>
          <table:table-cell table:style-name="ce65" table:formula="of:=[.$A23]*100/([.$A23]+([.AC$3]*[.$B$1]))" office:value-type="float" office:value="26.3157894736842" calcext:value-type="float">
            <text:p>26</text:p>
          </table:table-cell>
          <table:table-cell table:style-name="ce65" table:formula="of:=[.$A23]*100/([.$A23]+([.AD$3]*[.$B$1]))" office:value-type="float" office:value="25.6410256410256" calcext:value-type="float">
            <text:p>26</text:p>
          </table:table-cell>
          <table:table-cell table:style-name="ce65" table:formula="of:=[.$A23]*100/([.$A23]+([.AE$3]*[.$B$1]))" office:value-type="float" office:value="25" calcext:value-type="float">
            <text:p>25</text:p>
          </table:table-cell>
          <table:table-cell table:number-columns-repeated="993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65" table:formula="of:=[.$A24]*100/([.$A24]+([.B$3]*[.$B$1]))" office:value-type="float" office:value="91.304347826087" calcext:value-type="float">
            <text:p>91</text:p>
          </table:table-cell>
          <table:table-cell table:style-name="ce65" table:formula="of:=[.$A24]*100/([.$A24]+([.C$3]*[.$B$1]))" office:value-type="float" office:value="84" calcext:value-type="float">
            <text:p>84</text:p>
          </table:table-cell>
          <table:table-cell table:style-name="ce65" table:formula="of:=[.$A24]*100/([.$A24]+([.D$3]*[.$B$1]))" office:value-type="float" office:value="77.7777777777778" calcext:value-type="float">
            <text:p>78</text:p>
          </table:table-cell>
          <table:table-cell table:style-name="ce65" table:formula="of:=[.$A24]*100/([.$A24]+([.E$3]*[.$B$1]))" office:value-type="float" office:value="72.4137931034483" calcext:value-type="float">
            <text:p>72</text:p>
          </table:table-cell>
          <table:table-cell table:style-name="ce65" table:formula="of:=[.$A24]*100/([.$A24]+([.F$3]*[.$B$1]))" office:value-type="float" office:value="67.741935483871" calcext:value-type="float">
            <text:p>68</text:p>
          </table:table-cell>
          <table:table-cell table:style-name="ce65" table:formula="of:=[.$A24]*100/([.$A24]+([.G$3]*[.$B$1]))" office:value-type="float" office:value="63.6363636363636" calcext:value-type="float">
            <text:p>64</text:p>
          </table:table-cell>
          <table:table-cell table:style-name="ce65" table:formula="of:=[.$A24]*100/([.$A24]+([.H$3]*[.$B$1]))" office:value-type="float" office:value="60" calcext:value-type="float">
            <text:p>60</text:p>
          </table:table-cell>
          <table:table-cell table:style-name="ce65" table:formula="of:=[.$A24]*100/([.$A24]+([.I$3]*[.$B$1]))" office:value-type="float" office:value="56.7567567567568" calcext:value-type="float">
            <text:p>57</text:p>
          </table:table-cell>
          <table:table-cell table:style-name="ce65" table:formula="of:=[.$A24]*100/([.$A24]+([.J$3]*[.$B$1]))" office:value-type="float" office:value="53.8461538461539" calcext:value-type="float">
            <text:p>54</text:p>
          </table:table-cell>
          <table:table-cell table:style-name="ce65" table:formula="of:=[.$A24]*100/([.$A24]+([.K$3]*[.$B$1]))" office:value-type="float" office:value="51.219512195122" calcext:value-type="float">
            <text:p>51</text:p>
          </table:table-cell>
          <table:table-cell table:style-name="ce65" table:formula="of:=[.$A24]*100/([.$A24]+([.L$3]*[.$B$1]))" office:value-type="float" office:value="48.8372093023256" calcext:value-type="float">
            <text:p>49</text:p>
          </table:table-cell>
          <table:table-cell table:style-name="ce65" table:formula="of:=[.$A24]*100/([.$A24]+([.M$3]*[.$B$1]))" office:value-type="float" office:value="46.6666666666667" calcext:value-type="float">
            <text:p>47</text:p>
          </table:table-cell>
          <table:table-cell table:style-name="ce65" table:formula="of:=[.$A24]*100/([.$A24]+([.N$3]*[.$B$1]))" office:value-type="float" office:value="44.6808510638298" calcext:value-type="float">
            <text:p>45</text:p>
          </table:table-cell>
          <table:table-cell table:style-name="ce65" table:formula="of:=[.$A24]*100/([.$A24]+([.O$3]*[.$B$1]))" office:value-type="float" office:value="42.8571428571429" calcext:value-type="float">
            <text:p>43</text:p>
          </table:table-cell>
          <table:table-cell table:style-name="ce65" table:formula="of:=[.$A24]*100/([.$A24]+([.P$3]*[.$B$1]))" office:value-type="float" office:value="41.1764705882353" calcext:value-type="float">
            <text:p>41</text:p>
          </table:table-cell>
          <table:table-cell table:style-name="ce65" table:formula="of:=[.$A24]*100/([.$A24]+([.Q$3]*[.$B$1]))" office:value-type="float" office:value="39.622641509434" calcext:value-type="float">
            <text:p>40</text:p>
          </table:table-cell>
          <table:table-cell table:style-name="ce65" table:formula="of:=[.$A24]*100/([.$A24]+([.R$3]*[.$B$1]))" office:value-type="float" office:value="38.1818181818182" calcext:value-type="float">
            <text:p>38</text:p>
          </table:table-cell>
          <table:table-cell table:style-name="ce65" table:formula="of:=[.$A24]*100/([.$A24]+([.S$3]*[.$B$1]))" office:value-type="float" office:value="36.8421052631579" calcext:value-type="float">
            <text:p>37</text:p>
          </table:table-cell>
          <table:table-cell table:style-name="ce65" table:formula="of:=[.$A24]*100/([.$A24]+([.T$3]*[.$B$1]))" office:value-type="float" office:value="35.5932203389831" calcext:value-type="float">
            <text:p>36</text:p>
          </table:table-cell>
          <table:table-cell table:style-name="ce65" table:formula="of:=[.$A24]*100/([.$A24]+([.U$3]*[.$B$1]))" office:value-type="float" office:value="34.4262295081967" calcext:value-type="float">
            <text:p>34</text:p>
          </table:table-cell>
          <table:table-cell table:style-name="ce65" table:formula="of:=[.$A24]*100/([.$A24]+([.V$3]*[.$B$1]))" office:value-type="float" office:value="33.3333333333333" calcext:value-type="float">
            <text:p>33</text:p>
          </table:table-cell>
          <table:table-cell table:style-name="ce65" table:formula="of:=[.$A24]*100/([.$A24]+([.W$3]*[.$B$1]))" office:value-type="float" office:value="32.3076923076923" calcext:value-type="float">
            <text:p>32</text:p>
          </table:table-cell>
          <table:table-cell table:style-name="ce65" table:formula="of:=[.$A24]*100/([.$A24]+([.X$3]*[.$B$1]))" office:value-type="float" office:value="31.3432835820895" calcext:value-type="float">
            <text:p>31</text:p>
          </table:table-cell>
          <table:table-cell table:style-name="ce65" table:formula="of:=[.$A24]*100/([.$A24]+([.Y$3]*[.$B$1]))" office:value-type="float" office:value="30.4347826086957" calcext:value-type="float">
            <text:p>30</text:p>
          </table:table-cell>
          <table:table-cell table:style-name="ce65" table:formula="of:=[.$A24]*100/([.$A24]+([.Z$3]*[.$B$1]))" office:value-type="float" office:value="29.5774647887324" calcext:value-type="float">
            <text:p>30</text:p>
          </table:table-cell>
          <table:table-cell table:style-name="ce65" table:formula="of:=[.$A24]*100/([.$A24]+([.AA$3]*[.$B$1]))" office:value-type="float" office:value="28.7671232876712" calcext:value-type="float">
            <text:p>29</text:p>
          </table:table-cell>
          <table:table-cell table:style-name="ce65" table:formula="of:=[.$A24]*100/([.$A24]+([.AB$3]*[.$B$1]))" office:value-type="float" office:value="28" calcext:value-type="float">
            <text:p>28</text:p>
          </table:table-cell>
          <table:table-cell table:style-name="ce65" table:formula="of:=[.$A24]*100/([.$A24]+([.AC$3]*[.$B$1]))" office:value-type="float" office:value="27.2727272727273" calcext:value-type="float">
            <text:p>27</text:p>
          </table:table-cell>
          <table:table-cell table:style-name="ce65" table:formula="of:=[.$A24]*100/([.$A24]+([.AD$3]*[.$B$1]))" office:value-type="float" office:value="26.5822784810127" calcext:value-type="float">
            <text:p>27</text:p>
          </table:table-cell>
          <table:table-cell table:style-name="ce65" table:formula="of:=[.$A24]*100/([.$A24]+([.AE$3]*[.$B$1]))" office:value-type="float" office:value="25.9259259259259" calcext:value-type="float">
            <text:p>26</text:p>
          </table:table-cell>
          <table:table-cell table:number-columns-repeated="993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65" table:formula="of:=[.$A25]*100/([.$A25]+([.B$3]*[.$B$1]))" office:value-type="float" office:value="91.6666666666667" calcext:value-type="float">
            <text:p>92</text:p>
          </table:table-cell>
          <table:table-cell table:style-name="ce65" table:formula="of:=[.$A25]*100/([.$A25]+([.C$3]*[.$B$1]))" office:value-type="float" office:value="84.6153846153846" calcext:value-type="float">
            <text:p>85</text:p>
          </table:table-cell>
          <table:table-cell table:style-name="ce65" table:formula="of:=[.$A25]*100/([.$A25]+([.D$3]*[.$B$1]))" office:value-type="float" office:value="78.5714285714286" calcext:value-type="float">
            <text:p>79</text:p>
          </table:table-cell>
          <table:table-cell table:style-name="ce65" table:formula="of:=[.$A25]*100/([.$A25]+([.E$3]*[.$B$1]))" office:value-type="float" office:value="73.3333333333333" calcext:value-type="float">
            <text:p>73</text:p>
          </table:table-cell>
          <table:table-cell table:style-name="ce65" table:formula="of:=[.$A25]*100/([.$A25]+([.F$3]*[.$B$1]))" office:value-type="float" office:value="68.75" calcext:value-type="float">
            <text:p>69</text:p>
          </table:table-cell>
          <table:table-cell table:style-name="ce65" table:formula="of:=[.$A25]*100/([.$A25]+([.G$3]*[.$B$1]))" office:value-type="float" office:value="64.7058823529412" calcext:value-type="float">
            <text:p>65</text:p>
          </table:table-cell>
          <table:table-cell table:style-name="ce65" table:formula="of:=[.$A25]*100/([.$A25]+([.H$3]*[.$B$1]))" office:value-type="float" office:value="61.1111111111111" calcext:value-type="float">
            <text:p>61</text:p>
          </table:table-cell>
          <table:table-cell table:style-name="ce65" table:formula="of:=[.$A25]*100/([.$A25]+([.I$3]*[.$B$1]))" office:value-type="float" office:value="57.8947368421053" calcext:value-type="float">
            <text:p>58</text:p>
          </table:table-cell>
          <table:table-cell table:style-name="ce65" table:formula="of:=[.$A25]*100/([.$A25]+([.J$3]*[.$B$1]))" office:value-type="float" office:value="55" calcext:value-type="float">
            <text:p>55</text:p>
          </table:table-cell>
          <table:table-cell table:style-name="ce65" table:formula="of:=[.$A25]*100/([.$A25]+([.K$3]*[.$B$1]))" office:value-type="float" office:value="52.3809523809524" calcext:value-type="float">
            <text:p>52</text:p>
          </table:table-cell>
          <table:table-cell table:style-name="ce65" table:formula="of:=[.$A25]*100/([.$A25]+([.L$3]*[.$B$1]))" office:value-type="float" office:value="50" calcext:value-type="float">
            <text:p>50</text:p>
          </table:table-cell>
          <table:table-cell table:style-name="ce65" table:formula="of:=[.$A25]*100/([.$A25]+([.M$3]*[.$B$1]))" office:value-type="float" office:value="47.8260869565217" calcext:value-type="float">
            <text:p>48</text:p>
          </table:table-cell>
          <table:table-cell table:style-name="ce65" table:formula="of:=[.$A25]*100/([.$A25]+([.N$3]*[.$B$1]))" office:value-type="float" office:value="45.8333333333333" calcext:value-type="float">
            <text:p>46</text:p>
          </table:table-cell>
          <table:table-cell table:style-name="ce65" table:formula="of:=[.$A25]*100/([.$A25]+([.O$3]*[.$B$1]))" office:value-type="float" office:value="44" calcext:value-type="float">
            <text:p>44</text:p>
          </table:table-cell>
          <table:table-cell table:style-name="ce65" table:formula="of:=[.$A25]*100/([.$A25]+([.P$3]*[.$B$1]))" office:value-type="float" office:value="42.3076923076923" calcext:value-type="float">
            <text:p>42</text:p>
          </table:table-cell>
          <table:table-cell table:style-name="ce65" table:formula="of:=[.$A25]*100/([.$A25]+([.Q$3]*[.$B$1]))" office:value-type="float" office:value="40.7407407407407" calcext:value-type="float">
            <text:p>41</text:p>
          </table:table-cell>
          <table:table-cell table:style-name="ce65" table:formula="of:=[.$A25]*100/([.$A25]+([.R$3]*[.$B$1]))" office:value-type="float" office:value="39.2857142857143" calcext:value-type="float">
            <text:p>39</text:p>
          </table:table-cell>
          <table:table-cell table:style-name="ce65" table:formula="of:=[.$A25]*100/([.$A25]+([.S$3]*[.$B$1]))" office:value-type="float" office:value="37.9310344827586" calcext:value-type="float">
            <text:p>38</text:p>
          </table:table-cell>
          <table:table-cell table:style-name="ce65" table:formula="of:=[.$A25]*100/([.$A25]+([.T$3]*[.$B$1]))" office:value-type="float" office:value="36.6666666666667" calcext:value-type="float">
            <text:p>37</text:p>
          </table:table-cell>
          <table:table-cell table:style-name="ce65" table:formula="of:=[.$A25]*100/([.$A25]+([.U$3]*[.$B$1]))" office:value-type="float" office:value="35.4838709677419" calcext:value-type="float">
            <text:p>35</text:p>
          </table:table-cell>
          <table:table-cell table:style-name="ce65" table:formula="of:=[.$A25]*100/([.$A25]+([.V$3]*[.$B$1]))" office:value-type="float" office:value="34.375" calcext:value-type="float">
            <text:p>34</text:p>
          </table:table-cell>
          <table:table-cell table:style-name="ce65" table:formula="of:=[.$A25]*100/([.$A25]+([.W$3]*[.$B$1]))" office:value-type="float" office:value="33.3333333333333" calcext:value-type="float">
            <text:p>33</text:p>
          </table:table-cell>
          <table:table-cell table:style-name="ce65" table:formula="of:=[.$A25]*100/([.$A25]+([.X$3]*[.$B$1]))" office:value-type="float" office:value="32.3529411764706" calcext:value-type="float">
            <text:p>32</text:p>
          </table:table-cell>
          <table:table-cell table:style-name="ce65" table:formula="of:=[.$A25]*100/([.$A25]+([.Y$3]*[.$B$1]))" office:value-type="float" office:value="31.4285714285714" calcext:value-type="float">
            <text:p>31</text:p>
          </table:table-cell>
          <table:table-cell table:style-name="ce65" table:formula="of:=[.$A25]*100/([.$A25]+([.Z$3]*[.$B$1]))" office:value-type="float" office:value="30.5555555555556" calcext:value-type="float">
            <text:p>31</text:p>
          </table:table-cell>
          <table:table-cell table:style-name="ce65" table:formula="of:=[.$A25]*100/([.$A25]+([.AA$3]*[.$B$1]))" office:value-type="float" office:value="29.7297297297297" calcext:value-type="float">
            <text:p>30</text:p>
          </table:table-cell>
          <table:table-cell table:style-name="ce65" table:formula="of:=[.$A25]*100/([.$A25]+([.AB$3]*[.$B$1]))" office:value-type="float" office:value="28.9473684210526" calcext:value-type="float">
            <text:p>29</text:p>
          </table:table-cell>
          <table:table-cell table:style-name="ce65" table:formula="of:=[.$A25]*100/([.$A25]+([.AC$3]*[.$B$1]))" office:value-type="float" office:value="28.2051282051282" calcext:value-type="float">
            <text:p>28</text:p>
          </table:table-cell>
          <table:table-cell table:style-name="ce65" table:formula="of:=[.$A25]*100/([.$A25]+([.AD$3]*[.$B$1]))" office:value-type="float" office:value="27.5" calcext:value-type="float">
            <text:p>28</text:p>
          </table:table-cell>
          <table:table-cell table:style-name="ce65" table:formula="of:=[.$A25]*100/([.$A25]+([.AE$3]*[.$B$1]))" office:value-type="float" office:value="26.8292682926829" calcext:value-type="float">
            <text:p>27</text:p>
          </table:table-cell>
          <table:table-cell table:number-columns-repeated="993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65" table:formula="of:=[.$A26]*100/([.$A26]+([.B$3]*[.$B$1]))" office:value-type="float" office:value="92" calcext:value-type="float">
            <text:p>92</text:p>
          </table:table-cell>
          <table:table-cell table:style-name="ce65" table:formula="of:=[.$A26]*100/([.$A26]+([.C$3]*[.$B$1]))" office:value-type="float" office:value="85.1851851851852" calcext:value-type="float">
            <text:p>85</text:p>
          </table:table-cell>
          <table:table-cell table:style-name="ce65" table:formula="of:=[.$A26]*100/([.$A26]+([.D$3]*[.$B$1]))" office:value-type="float" office:value="79.3103448275862" calcext:value-type="float">
            <text:p>79</text:p>
          </table:table-cell>
          <table:table-cell table:style-name="ce65" table:formula="of:=[.$A26]*100/([.$A26]+([.E$3]*[.$B$1]))" office:value-type="float" office:value="74.1935483870968" calcext:value-type="float">
            <text:p>74</text:p>
          </table:table-cell>
          <table:table-cell table:style-name="ce65" table:formula="of:=[.$A26]*100/([.$A26]+([.F$3]*[.$B$1]))" office:value-type="float" office:value="69.6969696969697" calcext:value-type="float">
            <text:p>70</text:p>
          </table:table-cell>
          <table:table-cell table:style-name="ce65" table:formula="of:=[.$A26]*100/([.$A26]+([.G$3]*[.$B$1]))" office:value-type="float" office:value="65.7142857142857" calcext:value-type="float">
            <text:p>66</text:p>
          </table:table-cell>
          <table:table-cell table:style-name="ce65" table:formula="of:=[.$A26]*100/([.$A26]+([.H$3]*[.$B$1]))" office:value-type="float" office:value="62.1621621621622" calcext:value-type="float">
            <text:p>62</text:p>
          </table:table-cell>
          <table:table-cell table:style-name="ce65" table:formula="of:=[.$A26]*100/([.$A26]+([.I$3]*[.$B$1]))" office:value-type="float" office:value="58.974358974359" calcext:value-type="float">
            <text:p>59</text:p>
          </table:table-cell>
          <table:table-cell table:style-name="ce65" table:formula="of:=[.$A26]*100/([.$A26]+([.J$3]*[.$B$1]))" office:value-type="float" office:value="56.0975609756098" calcext:value-type="float">
            <text:p>56</text:p>
          </table:table-cell>
          <table:table-cell table:style-name="ce65" table:formula="of:=[.$A26]*100/([.$A26]+([.K$3]*[.$B$1]))" office:value-type="float" office:value="53.4883720930233" calcext:value-type="float">
            <text:p>53</text:p>
          </table:table-cell>
          <table:table-cell table:style-name="ce65" table:formula="of:=[.$A26]*100/([.$A26]+([.L$3]*[.$B$1]))" office:value-type="float" office:value="51.1111111111111" calcext:value-type="float">
            <text:p>51</text:p>
          </table:table-cell>
          <table:table-cell table:style-name="ce65" table:formula="of:=[.$A26]*100/([.$A26]+([.M$3]*[.$B$1]))" office:value-type="float" office:value="48.936170212766" calcext:value-type="float">
            <text:p>49</text:p>
          </table:table-cell>
          <table:table-cell table:style-name="ce65" table:formula="of:=[.$A26]*100/([.$A26]+([.N$3]*[.$B$1]))" office:value-type="float" office:value="46.9387755102041" calcext:value-type="float">
            <text:p>47</text:p>
          </table:table-cell>
          <table:table-cell table:style-name="ce65" table:formula="of:=[.$A26]*100/([.$A26]+([.O$3]*[.$B$1]))" office:value-type="float" office:value="45.0980392156863" calcext:value-type="float">
            <text:p>45</text:p>
          </table:table-cell>
          <table:table-cell table:style-name="ce65" table:formula="of:=[.$A26]*100/([.$A26]+([.P$3]*[.$B$1]))" office:value-type="float" office:value="43.3962264150943" calcext:value-type="float">
            <text:p>43</text:p>
          </table:table-cell>
          <table:table-cell table:style-name="ce65" table:formula="of:=[.$A26]*100/([.$A26]+([.Q$3]*[.$B$1]))" office:value-type="float" office:value="41.8181818181818" calcext:value-type="float">
            <text:p>42</text:p>
          </table:table-cell>
          <table:table-cell table:style-name="ce65" table:formula="of:=[.$A26]*100/([.$A26]+([.R$3]*[.$B$1]))" office:value-type="float" office:value="40.3508771929825" calcext:value-type="float">
            <text:p>40</text:p>
          </table:table-cell>
          <table:table-cell table:style-name="ce65" table:formula="of:=[.$A26]*100/([.$A26]+([.S$3]*[.$B$1]))" office:value-type="float" office:value="38.9830508474576" calcext:value-type="float">
            <text:p>39</text:p>
          </table:table-cell>
          <table:table-cell table:style-name="ce65" table:formula="of:=[.$A26]*100/([.$A26]+([.T$3]*[.$B$1]))" office:value-type="float" office:value="37.7049180327869" calcext:value-type="float">
            <text:p>38</text:p>
          </table:table-cell>
          <table:table-cell table:style-name="ce65" table:formula="of:=[.$A26]*100/([.$A26]+([.U$3]*[.$B$1]))" office:value-type="float" office:value="36.5079365079365" calcext:value-type="float">
            <text:p>37</text:p>
          </table:table-cell>
          <table:table-cell table:style-name="ce65" table:formula="of:=[.$A26]*100/([.$A26]+([.V$3]*[.$B$1]))" office:value-type="float" office:value="35.3846153846154" calcext:value-type="float">
            <text:p>35</text:p>
          </table:table-cell>
          <table:table-cell table:style-name="ce65" table:formula="of:=[.$A26]*100/([.$A26]+([.W$3]*[.$B$1]))" office:value-type="float" office:value="34.3283582089552" calcext:value-type="float">
            <text:p>34</text:p>
          </table:table-cell>
          <table:table-cell table:style-name="ce65" table:formula="of:=[.$A26]*100/([.$A26]+([.X$3]*[.$B$1]))" office:value-type="float" office:value="33.3333333333333" calcext:value-type="float">
            <text:p>33</text:p>
          </table:table-cell>
          <table:table-cell table:style-name="ce65" table:formula="of:=[.$A26]*100/([.$A26]+([.Y$3]*[.$B$1]))" office:value-type="float" office:value="32.3943661971831" calcext:value-type="float">
            <text:p>32</text:p>
          </table:table-cell>
          <table:table-cell table:style-name="ce65" table:formula="of:=[.$A26]*100/([.$A26]+([.Z$3]*[.$B$1]))" office:value-type="float" office:value="31.5068493150685" calcext:value-type="float">
            <text:p>32</text:p>
          </table:table-cell>
          <table:table-cell table:style-name="ce65" table:formula="of:=[.$A26]*100/([.$A26]+([.AA$3]*[.$B$1]))" office:value-type="float" office:value="30.6666666666667" calcext:value-type="float">
            <text:p>31</text:p>
          </table:table-cell>
          <table:table-cell table:style-name="ce65" table:formula="of:=[.$A26]*100/([.$A26]+([.AB$3]*[.$B$1]))" office:value-type="float" office:value="29.8701298701299" calcext:value-type="float">
            <text:p>30</text:p>
          </table:table-cell>
          <table:table-cell table:style-name="ce65" table:formula="of:=[.$A26]*100/([.$A26]+([.AC$3]*[.$B$1]))" office:value-type="float" office:value="29.1139240506329" calcext:value-type="float">
            <text:p>29</text:p>
          </table:table-cell>
          <table:table-cell table:style-name="ce65" table:formula="of:=[.$A26]*100/([.$A26]+([.AD$3]*[.$B$1]))" office:value-type="float" office:value="28.3950617283951" calcext:value-type="float">
            <text:p>28</text:p>
          </table:table-cell>
          <table:table-cell table:style-name="ce65" table:formula="of:=[.$A26]*100/([.$A26]+([.AE$3]*[.$B$1]))" office:value-type="float" office:value="27.710843373494" calcext:value-type="float">
            <text:p>28</text:p>
          </table:table-cell>
          <table:table-cell table:number-columns-repeated="993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65" table:formula="of:=[.$A27]*100/([.$A27]+([.B$3]*[.$B$1]))" office:value-type="float" office:value="92.3076923076923" calcext:value-type="float">
            <text:p>92</text:p>
          </table:table-cell>
          <table:table-cell table:style-name="ce65" table:formula="of:=[.$A27]*100/([.$A27]+([.C$3]*[.$B$1]))" office:value-type="float" office:value="85.7142857142857" calcext:value-type="float">
            <text:p>86</text:p>
          </table:table-cell>
          <table:table-cell table:style-name="ce65" table:formula="of:=[.$A27]*100/([.$A27]+([.D$3]*[.$B$1]))" office:value-type="float" office:value="80" calcext:value-type="float">
            <text:p>80</text:p>
          </table:table-cell>
          <table:table-cell table:style-name="ce65" table:formula="of:=[.$A27]*100/([.$A27]+([.E$3]*[.$B$1]))" office:value-type="float" office:value="75" calcext:value-type="float">
            <text:p>75</text:p>
          </table:table-cell>
          <table:table-cell table:style-name="ce65" table:formula="of:=[.$A27]*100/([.$A27]+([.F$3]*[.$B$1]))" office:value-type="float" office:value="70.5882352941177" calcext:value-type="float">
            <text:p>71</text:p>
          </table:table-cell>
          <table:table-cell table:style-name="ce65" table:formula="of:=[.$A27]*100/([.$A27]+([.G$3]*[.$B$1]))" office:value-type="float" office:value="66.6666666666667" calcext:value-type="float">
            <text:p>67</text:p>
          </table:table-cell>
          <table:table-cell table:style-name="ce65" table:formula="of:=[.$A27]*100/([.$A27]+([.H$3]*[.$B$1]))" office:value-type="float" office:value="63.1578947368421" calcext:value-type="float">
            <text:p>63</text:p>
          </table:table-cell>
          <table:table-cell table:style-name="ce65" table:formula="of:=[.$A27]*100/([.$A27]+([.I$3]*[.$B$1]))" office:value-type="float" office:value="60" calcext:value-type="float">
            <text:p>60</text:p>
          </table:table-cell>
          <table:table-cell table:style-name="ce65" table:formula="of:=[.$A27]*100/([.$A27]+([.J$3]*[.$B$1]))" office:value-type="float" office:value="57.1428571428571" calcext:value-type="float">
            <text:p>57</text:p>
          </table:table-cell>
          <table:table-cell table:style-name="ce65" table:formula="of:=[.$A27]*100/([.$A27]+([.K$3]*[.$B$1]))" office:value-type="float" office:value="54.5454545454546" calcext:value-type="float">
            <text:p>55</text:p>
          </table:table-cell>
          <table:table-cell table:style-name="ce65" table:formula="of:=[.$A27]*100/([.$A27]+([.L$3]*[.$B$1]))" office:value-type="float" office:value="52.1739130434783" calcext:value-type="float">
            <text:p>52</text:p>
          </table:table-cell>
          <table:table-cell table:style-name="ce65" table:formula="of:=[.$A27]*100/([.$A27]+([.M$3]*[.$B$1]))" office:value-type="float" office:value="50" calcext:value-type="float">
            <text:p>50</text:p>
          </table:table-cell>
          <table:table-cell table:style-name="ce65" table:formula="of:=[.$A27]*100/([.$A27]+([.N$3]*[.$B$1]))" office:value-type="float" office:value="48" calcext:value-type="float">
            <text:p>48</text:p>
          </table:table-cell>
          <table:table-cell table:style-name="ce65" table:formula="of:=[.$A27]*100/([.$A27]+([.O$3]*[.$B$1]))" office:value-type="float" office:value="46.1538461538462" calcext:value-type="float">
            <text:p>46</text:p>
          </table:table-cell>
          <table:table-cell table:style-name="ce65" table:formula="of:=[.$A27]*100/([.$A27]+([.P$3]*[.$B$1]))" office:value-type="float" office:value="44.4444444444444" calcext:value-type="float">
            <text:p>44</text:p>
          </table:table-cell>
          <table:table-cell table:style-name="ce65" table:formula="of:=[.$A27]*100/([.$A27]+([.Q$3]*[.$B$1]))" office:value-type="float" office:value="42.8571428571429" calcext:value-type="float">
            <text:p>43</text:p>
          </table:table-cell>
          <table:table-cell table:style-name="ce65" table:formula="of:=[.$A27]*100/([.$A27]+([.R$3]*[.$B$1]))" office:value-type="float" office:value="41.3793103448276" calcext:value-type="float">
            <text:p>41</text:p>
          </table:table-cell>
          <table:table-cell table:style-name="ce65" table:formula="of:=[.$A27]*100/([.$A27]+([.S$3]*[.$B$1]))" office:value-type="float" office:value="40" calcext:value-type="float">
            <text:p>40</text:p>
          </table:table-cell>
          <table:table-cell table:style-name="ce65" table:formula="of:=[.$A27]*100/([.$A27]+([.T$3]*[.$B$1]))" office:value-type="float" office:value="38.7096774193548" calcext:value-type="float">
            <text:p>39</text:p>
          </table:table-cell>
          <table:table-cell table:style-name="ce65" table:formula="of:=[.$A27]*100/([.$A27]+([.U$3]*[.$B$1]))" office:value-type="float" office:value="37.5" calcext:value-type="float">
            <text:p>38</text:p>
          </table:table-cell>
          <table:table-cell table:style-name="ce65" table:formula="of:=[.$A27]*100/([.$A27]+([.V$3]*[.$B$1]))" office:value-type="float" office:value="36.3636363636364" calcext:value-type="float">
            <text:p>36</text:p>
          </table:table-cell>
          <table:table-cell table:style-name="ce65" table:formula="of:=[.$A27]*100/([.$A27]+([.W$3]*[.$B$1]))" office:value-type="float" office:value="35.2941176470588" calcext:value-type="float">
            <text:p>35</text:p>
          </table:table-cell>
          <table:table-cell table:style-name="ce65" table:formula="of:=[.$A27]*100/([.$A27]+([.X$3]*[.$B$1]))" office:value-type="float" office:value="34.2857142857143" calcext:value-type="float">
            <text:p>34</text:p>
          </table:table-cell>
          <table:table-cell table:style-name="ce65" table:formula="of:=[.$A27]*100/([.$A27]+([.Y$3]*[.$B$1]))" office:value-type="float" office:value="33.3333333333333" calcext:value-type="float">
            <text:p>33</text:p>
          </table:table-cell>
          <table:table-cell table:style-name="ce65" table:formula="of:=[.$A27]*100/([.$A27]+([.Z$3]*[.$B$1]))" office:value-type="float" office:value="32.4324324324324" calcext:value-type="float">
            <text:p>32</text:p>
          </table:table-cell>
          <table:table-cell table:style-name="ce65" table:formula="of:=[.$A27]*100/([.$A27]+([.AA$3]*[.$B$1]))" office:value-type="float" office:value="31.5789473684211" calcext:value-type="float">
            <text:p>32</text:p>
          </table:table-cell>
          <table:table-cell table:style-name="ce65" table:formula="of:=[.$A27]*100/([.$A27]+([.AB$3]*[.$B$1]))" office:value-type="float" office:value="30.7692307692308" calcext:value-type="float">
            <text:p>31</text:p>
          </table:table-cell>
          <table:table-cell table:style-name="ce65" table:formula="of:=[.$A27]*100/([.$A27]+([.AC$3]*[.$B$1]))" office:value-type="float" office:value="30" calcext:value-type="float">
            <text:p>30</text:p>
          </table:table-cell>
          <table:table-cell table:style-name="ce65" table:formula="of:=[.$A27]*100/([.$A27]+([.AD$3]*[.$B$1]))" office:value-type="float" office:value="29.2682926829268" calcext:value-type="float">
            <text:p>29</text:p>
          </table:table-cell>
          <table:table-cell table:style-name="ce65" table:formula="of:=[.$A27]*100/([.$A27]+([.AE$3]*[.$B$1]))" office:value-type="float" office:value="28.5714285714286" calcext:value-type="float">
            <text:p>29</text:p>
          </table:table-cell>
          <table:table-cell table:number-columns-repeated="993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65" table:formula="of:=[.$A28]*100/([.$A28]+([.B$3]*[.$B$1]))" office:value-type="float" office:value="92.5925925925926" calcext:value-type="float">
            <text:p>93</text:p>
          </table:table-cell>
          <table:table-cell table:style-name="ce65" table:formula="of:=[.$A28]*100/([.$A28]+([.C$3]*[.$B$1]))" office:value-type="float" office:value="86.2068965517241" calcext:value-type="float">
            <text:p>86</text:p>
          </table:table-cell>
          <table:table-cell table:style-name="ce65" table:formula="of:=[.$A28]*100/([.$A28]+([.D$3]*[.$B$1]))" office:value-type="float" office:value="80.6451612903226" calcext:value-type="float">
            <text:p>81</text:p>
          </table:table-cell>
          <table:table-cell table:style-name="ce65" table:formula="of:=[.$A28]*100/([.$A28]+([.E$3]*[.$B$1]))" office:value-type="float" office:value="75.7575757575758" calcext:value-type="float">
            <text:p>76</text:p>
          </table:table-cell>
          <table:table-cell table:style-name="ce65" table:formula="of:=[.$A28]*100/([.$A28]+([.F$3]*[.$B$1]))" office:value-type="float" office:value="71.4285714285714" calcext:value-type="float">
            <text:p>71</text:p>
          </table:table-cell>
          <table:table-cell table:style-name="ce65" table:formula="of:=[.$A28]*100/([.$A28]+([.G$3]*[.$B$1]))" office:value-type="float" office:value="67.5675675675676" calcext:value-type="float">
            <text:p>68</text:p>
          </table:table-cell>
          <table:table-cell table:style-name="ce65" table:formula="of:=[.$A28]*100/([.$A28]+([.H$3]*[.$B$1]))" office:value-type="float" office:value="64.1025641025641" calcext:value-type="float">
            <text:p>64</text:p>
          </table:table-cell>
          <table:table-cell table:style-name="ce65" table:formula="of:=[.$A28]*100/([.$A28]+([.I$3]*[.$B$1]))" office:value-type="float" office:value="60.9756097560976" calcext:value-type="float">
            <text:p>61</text:p>
          </table:table-cell>
          <table:table-cell table:style-name="ce65" table:formula="of:=[.$A28]*100/([.$A28]+([.J$3]*[.$B$1]))" office:value-type="float" office:value="58.1395348837209" calcext:value-type="float">
            <text:p>58</text:p>
          </table:table-cell>
          <table:table-cell table:style-name="ce65" table:formula="of:=[.$A28]*100/([.$A28]+([.K$3]*[.$B$1]))" office:value-type="float" office:value="55.5555555555556" calcext:value-type="float">
            <text:p>56</text:p>
          </table:table-cell>
          <table:table-cell table:style-name="ce65" table:formula="of:=[.$A28]*100/([.$A28]+([.L$3]*[.$B$1]))" office:value-type="float" office:value="53.1914893617021" calcext:value-type="float">
            <text:p>53</text:p>
          </table:table-cell>
          <table:table-cell table:style-name="ce65" table:formula="of:=[.$A28]*100/([.$A28]+([.M$3]*[.$B$1]))" office:value-type="float" office:value="51.0204081632653" calcext:value-type="float">
            <text:p>51</text:p>
          </table:table-cell>
          <table:table-cell table:style-name="ce65" table:formula="of:=[.$A28]*100/([.$A28]+([.N$3]*[.$B$1]))" office:value-type="float" office:value="49.0196078431373" calcext:value-type="float">
            <text:p>49</text:p>
          </table:table-cell>
          <table:table-cell table:style-name="ce65" table:formula="of:=[.$A28]*100/([.$A28]+([.O$3]*[.$B$1]))" office:value-type="float" office:value="47.1698113207547" calcext:value-type="float">
            <text:p>47</text:p>
          </table:table-cell>
          <table:table-cell table:style-name="ce65" table:formula="of:=[.$A28]*100/([.$A28]+([.P$3]*[.$B$1]))" office:value-type="float" office:value="45.4545454545455" calcext:value-type="float">
            <text:p>45</text:p>
          </table:table-cell>
          <table:table-cell table:style-name="ce65" table:formula="of:=[.$A28]*100/([.$A28]+([.Q$3]*[.$B$1]))" office:value-type="float" office:value="43.859649122807" calcext:value-type="float">
            <text:p>44</text:p>
          </table:table-cell>
          <table:table-cell table:style-name="ce65" table:formula="of:=[.$A28]*100/([.$A28]+([.R$3]*[.$B$1]))" office:value-type="float" office:value="42.3728813559322" calcext:value-type="float">
            <text:p>42</text:p>
          </table:table-cell>
          <table:table-cell table:style-name="ce65" table:formula="of:=[.$A28]*100/([.$A28]+([.S$3]*[.$B$1]))" office:value-type="float" office:value="40.9836065573771" calcext:value-type="float">
            <text:p>41</text:p>
          </table:table-cell>
          <table:table-cell table:style-name="ce65" table:formula="of:=[.$A28]*100/([.$A28]+([.T$3]*[.$B$1]))" office:value-type="float" office:value="39.6825396825397" calcext:value-type="float">
            <text:p>40</text:p>
          </table:table-cell>
          <table:table-cell table:style-name="ce65" table:formula="of:=[.$A28]*100/([.$A28]+([.U$3]*[.$B$1]))" office:value-type="float" office:value="38.4615384615385" calcext:value-type="float">
            <text:p>38</text:p>
          </table:table-cell>
          <table:table-cell table:style-name="ce65" table:formula="of:=[.$A28]*100/([.$A28]+([.V$3]*[.$B$1]))" office:value-type="float" office:value="37.3134328358209" calcext:value-type="float">
            <text:p>37</text:p>
          </table:table-cell>
          <table:table-cell table:style-name="ce65" table:formula="of:=[.$A28]*100/([.$A28]+([.W$3]*[.$B$1]))" office:value-type="float" office:value="36.231884057971" calcext:value-type="float">
            <text:p>36</text:p>
          </table:table-cell>
          <table:table-cell table:style-name="ce65" table:formula="of:=[.$A28]*100/([.$A28]+([.X$3]*[.$B$1]))" office:value-type="float" office:value="35.2112676056338" calcext:value-type="float">
            <text:p>35</text:p>
          </table:table-cell>
          <table:table-cell table:style-name="ce65" table:formula="of:=[.$A28]*100/([.$A28]+([.Y$3]*[.$B$1]))" office:value-type="float" office:value="34.2465753424658" calcext:value-type="float">
            <text:p>34</text:p>
          </table:table-cell>
          <table:table-cell table:style-name="ce65" table:formula="of:=[.$A28]*100/([.$A28]+([.Z$3]*[.$B$1]))" office:value-type="float" office:value="33.3333333333333" calcext:value-type="float">
            <text:p>33</text:p>
          </table:table-cell>
          <table:table-cell table:style-name="ce65" table:formula="of:=[.$A28]*100/([.$A28]+([.AA$3]*[.$B$1]))" office:value-type="float" office:value="32.4675324675325" calcext:value-type="float">
            <text:p>32</text:p>
          </table:table-cell>
          <table:table-cell table:style-name="ce65" table:formula="of:=[.$A28]*100/([.$A28]+([.AB$3]*[.$B$1]))" office:value-type="float" office:value="31.6455696202532" calcext:value-type="float">
            <text:p>32</text:p>
          </table:table-cell>
          <table:table-cell table:style-name="ce65" table:formula="of:=[.$A28]*100/([.$A28]+([.AC$3]*[.$B$1]))" office:value-type="float" office:value="30.8641975308642" calcext:value-type="float">
            <text:p>31</text:p>
          </table:table-cell>
          <table:table-cell table:style-name="ce65" table:formula="of:=[.$A28]*100/([.$A28]+([.AD$3]*[.$B$1]))" office:value-type="float" office:value="30.1204819277108" calcext:value-type="float">
            <text:p>30</text:p>
          </table:table-cell>
          <table:table-cell table:style-name="ce65" table:formula="of:=[.$A28]*100/([.$A28]+([.AE$3]*[.$B$1]))" office:value-type="float" office:value="29.4117647058823" calcext:value-type="float">
            <text:p>29</text:p>
          </table:table-cell>
          <table:table-cell table:number-columns-repeated="993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65" table:formula="of:=[.$A29]*100/([.$A29]+([.B$3]*[.$B$1]))" office:value-type="float" office:value="92.8571428571429" calcext:value-type="float">
            <text:p>93</text:p>
          </table:table-cell>
          <table:table-cell table:style-name="ce65" table:formula="of:=[.$A29]*100/([.$A29]+([.C$3]*[.$B$1]))" office:value-type="float" office:value="86.6666666666667" calcext:value-type="float">
            <text:p>87</text:p>
          </table:table-cell>
          <table:table-cell table:style-name="ce65" table:formula="of:=[.$A29]*100/([.$A29]+([.D$3]*[.$B$1]))" office:value-type="float" office:value="81.25" calcext:value-type="float">
            <text:p>81</text:p>
          </table:table-cell>
          <table:table-cell table:style-name="ce65" table:formula="of:=[.$A29]*100/([.$A29]+([.E$3]*[.$B$1]))" office:value-type="float" office:value="76.4705882352941" calcext:value-type="float">
            <text:p>76</text:p>
          </table:table-cell>
          <table:table-cell table:style-name="ce65" table:formula="of:=[.$A29]*100/([.$A29]+([.F$3]*[.$B$1]))" office:value-type="float" office:value="72.2222222222222" calcext:value-type="float">
            <text:p>72</text:p>
          </table:table-cell>
          <table:table-cell table:style-name="ce65" table:formula="of:=[.$A29]*100/([.$A29]+([.G$3]*[.$B$1]))" office:value-type="float" office:value="68.421052631579" calcext:value-type="float">
            <text:p>68</text:p>
          </table:table-cell>
          <table:table-cell table:style-name="ce65" table:formula="of:=[.$A29]*100/([.$A29]+([.H$3]*[.$B$1]))" office:value-type="float" office:value="65" calcext:value-type="float">
            <text:p>65</text:p>
          </table:table-cell>
          <table:table-cell table:style-name="ce65" table:formula="of:=[.$A29]*100/([.$A29]+([.I$3]*[.$B$1]))" office:value-type="float" office:value="61.9047619047619" calcext:value-type="float">
            <text:p>62</text:p>
          </table:table-cell>
          <table:table-cell table:style-name="ce65" table:formula="of:=[.$A29]*100/([.$A29]+([.J$3]*[.$B$1]))" office:value-type="float" office:value="59.0909090909091" calcext:value-type="float">
            <text:p>59</text:p>
          </table:table-cell>
          <table:table-cell table:style-name="ce65" table:formula="of:=[.$A29]*100/([.$A29]+([.K$3]*[.$B$1]))" office:value-type="float" office:value="56.5217391304348" calcext:value-type="float">
            <text:p>57</text:p>
          </table:table-cell>
          <table:table-cell table:style-name="ce65" table:formula="of:=[.$A29]*100/([.$A29]+([.L$3]*[.$B$1]))" office:value-type="float" office:value="54.1666666666667" calcext:value-type="float">
            <text:p>54</text:p>
          </table:table-cell>
          <table:table-cell table:style-name="ce65" table:formula="of:=[.$A29]*100/([.$A29]+([.M$3]*[.$B$1]))" office:value-type="float" office:value="52" calcext:value-type="float">
            <text:p>52</text:p>
          </table:table-cell>
          <table:table-cell table:style-name="ce65" table:formula="of:=[.$A29]*100/([.$A29]+([.N$3]*[.$B$1]))" office:value-type="float" office:value="50" calcext:value-type="float">
            <text:p>50</text:p>
          </table:table-cell>
          <table:table-cell table:style-name="ce65" table:formula="of:=[.$A29]*100/([.$A29]+([.O$3]*[.$B$1]))" office:value-type="float" office:value="48.1481481481482" calcext:value-type="float">
            <text:p>48</text:p>
          </table:table-cell>
          <table:table-cell table:style-name="ce65" table:formula="of:=[.$A29]*100/([.$A29]+([.P$3]*[.$B$1]))" office:value-type="float" office:value="46.4285714285714" calcext:value-type="float">
            <text:p>46</text:p>
          </table:table-cell>
          <table:table-cell table:style-name="ce65" table:formula="of:=[.$A29]*100/([.$A29]+([.Q$3]*[.$B$1]))" office:value-type="float" office:value="44.8275862068966" calcext:value-type="float">
            <text:p>45</text:p>
          </table:table-cell>
          <table:table-cell table:style-name="ce65" table:formula="of:=[.$A29]*100/([.$A29]+([.R$3]*[.$B$1]))" office:value-type="float" office:value="43.3333333333333" calcext:value-type="float">
            <text:p>43</text:p>
          </table:table-cell>
          <table:table-cell table:style-name="ce65" table:formula="of:=[.$A29]*100/([.$A29]+([.S$3]*[.$B$1]))" office:value-type="float" office:value="41.9354838709677" calcext:value-type="float">
            <text:p>42</text:p>
          </table:table-cell>
          <table:table-cell table:style-name="ce65" table:formula="of:=[.$A29]*100/([.$A29]+([.T$3]*[.$B$1]))" office:value-type="float" office:value="40.625" calcext:value-type="float">
            <text:p>41</text:p>
          </table:table-cell>
          <table:table-cell table:style-name="ce65" table:formula="of:=[.$A29]*100/([.$A29]+([.U$3]*[.$B$1]))" office:value-type="float" office:value="39.3939393939394" calcext:value-type="float">
            <text:p>39</text:p>
          </table:table-cell>
          <table:table-cell table:style-name="ce65" table:formula="of:=[.$A29]*100/([.$A29]+([.V$3]*[.$B$1]))" office:value-type="float" office:value="38.2352941176471" calcext:value-type="float">
            <text:p>38</text:p>
          </table:table-cell>
          <table:table-cell table:style-name="ce65" table:formula="of:=[.$A29]*100/([.$A29]+([.W$3]*[.$B$1]))" office:value-type="float" office:value="37.1428571428571" calcext:value-type="float">
            <text:p>37</text:p>
          </table:table-cell>
          <table:table-cell table:style-name="ce65" table:formula="of:=[.$A29]*100/([.$A29]+([.X$3]*[.$B$1]))" office:value-type="float" office:value="36.1111111111111" calcext:value-type="float">
            <text:p>36</text:p>
          </table:table-cell>
          <table:table-cell table:style-name="ce65" table:formula="of:=[.$A29]*100/([.$A29]+([.Y$3]*[.$B$1]))" office:value-type="float" office:value="35.1351351351351" calcext:value-type="float">
            <text:p>35</text:p>
          </table:table-cell>
          <table:table-cell table:style-name="ce65" table:formula="of:=[.$A29]*100/([.$A29]+([.Z$3]*[.$B$1]))" office:value-type="float" office:value="34.2105263157895" calcext:value-type="float">
            <text:p>34</text:p>
          </table:table-cell>
          <table:table-cell table:style-name="ce65" table:formula="of:=[.$A29]*100/([.$A29]+([.AA$3]*[.$B$1]))" office:value-type="float" office:value="33.3333333333333" calcext:value-type="float">
            <text:p>33</text:p>
          </table:table-cell>
          <table:table-cell table:style-name="ce65" table:formula="of:=[.$A29]*100/([.$A29]+([.AB$3]*[.$B$1]))" office:value-type="float" office:value="32.5" calcext:value-type="float">
            <text:p>33</text:p>
          </table:table-cell>
          <table:table-cell table:style-name="ce65" table:formula="of:=[.$A29]*100/([.$A29]+([.AC$3]*[.$B$1]))" office:value-type="float" office:value="31.7073170731707" calcext:value-type="float">
            <text:p>32</text:p>
          </table:table-cell>
          <table:table-cell table:style-name="ce65" table:formula="of:=[.$A29]*100/([.$A29]+([.AD$3]*[.$B$1]))" office:value-type="float" office:value="30.952380952381" calcext:value-type="float">
            <text:p>31</text:p>
          </table:table-cell>
          <table:table-cell table:style-name="ce65" table:formula="of:=[.$A29]*100/([.$A29]+([.AE$3]*[.$B$1]))" office:value-type="float" office:value="30.2325581395349" calcext:value-type="float">
            <text:p>30</text:p>
          </table:table-cell>
          <table:table-cell table:number-columns-repeated="993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65" table:formula="of:=[.$A30]*100/([.$A30]+([.B$3]*[.$B$1]))" office:value-type="float" office:value="93.1034482758621" calcext:value-type="float">
            <text:p>93</text:p>
          </table:table-cell>
          <table:table-cell table:style-name="ce65" table:formula="of:=[.$A30]*100/([.$A30]+([.C$3]*[.$B$1]))" office:value-type="float" office:value="87.0967741935484" calcext:value-type="float">
            <text:p>87</text:p>
          </table:table-cell>
          <table:table-cell table:style-name="ce65" table:formula="of:=[.$A30]*100/([.$A30]+([.D$3]*[.$B$1]))" office:value-type="float" office:value="81.8181818181818" calcext:value-type="float">
            <text:p>82</text:p>
          </table:table-cell>
          <table:table-cell table:style-name="ce65" table:formula="of:=[.$A30]*100/([.$A30]+([.E$3]*[.$B$1]))" office:value-type="float" office:value="77.1428571428571" calcext:value-type="float">
            <text:p>77</text:p>
          </table:table-cell>
          <table:table-cell table:style-name="ce65" table:formula="of:=[.$A30]*100/([.$A30]+([.F$3]*[.$B$1]))" office:value-type="float" office:value="72.972972972973" calcext:value-type="float">
            <text:p>73</text:p>
          </table:table-cell>
          <table:table-cell table:style-name="ce65" table:formula="of:=[.$A30]*100/([.$A30]+([.G$3]*[.$B$1]))" office:value-type="float" office:value="69.2307692307692" calcext:value-type="float">
            <text:p>69</text:p>
          </table:table-cell>
          <table:table-cell table:style-name="ce65" table:formula="of:=[.$A30]*100/([.$A30]+([.H$3]*[.$B$1]))" office:value-type="float" office:value="65.8536585365854" calcext:value-type="float">
            <text:p>66</text:p>
          </table:table-cell>
          <table:table-cell table:style-name="ce65" table:formula="of:=[.$A30]*100/([.$A30]+([.I$3]*[.$B$1]))" office:value-type="float" office:value="62.7906976744186" calcext:value-type="float">
            <text:p>63</text:p>
          </table:table-cell>
          <table:table-cell table:style-name="ce65" table:formula="of:=[.$A30]*100/([.$A30]+([.J$3]*[.$B$1]))" office:value-type="float" office:value="60" calcext:value-type="float">
            <text:p>60</text:p>
          </table:table-cell>
          <table:table-cell table:style-name="ce65" table:formula="of:=[.$A30]*100/([.$A30]+([.K$3]*[.$B$1]))" office:value-type="float" office:value="57.4468085106383" calcext:value-type="float">
            <text:p>57</text:p>
          </table:table-cell>
          <table:table-cell table:style-name="ce65" table:formula="of:=[.$A30]*100/([.$A30]+([.L$3]*[.$B$1]))" office:value-type="float" office:value="55.1020408163265" calcext:value-type="float">
            <text:p>55</text:p>
          </table:table-cell>
          <table:table-cell table:style-name="ce65" table:formula="of:=[.$A30]*100/([.$A30]+([.M$3]*[.$B$1]))" office:value-type="float" office:value="52.9411764705882" calcext:value-type="float">
            <text:p>53</text:p>
          </table:table-cell>
          <table:table-cell table:style-name="ce65" table:formula="of:=[.$A30]*100/([.$A30]+([.N$3]*[.$B$1]))" office:value-type="float" office:value="50.9433962264151" calcext:value-type="float">
            <text:p>51</text:p>
          </table:table-cell>
          <table:table-cell table:style-name="ce65" table:formula="of:=[.$A30]*100/([.$A30]+([.O$3]*[.$B$1]))" office:value-type="float" office:value="49.0909090909091" calcext:value-type="float">
            <text:p>49</text:p>
          </table:table-cell>
          <table:table-cell table:style-name="ce65" table:formula="of:=[.$A30]*100/([.$A30]+([.P$3]*[.$B$1]))" office:value-type="float" office:value="47.3684210526316" calcext:value-type="float">
            <text:p>47</text:p>
          </table:table-cell>
          <table:table-cell table:style-name="ce65" table:formula="of:=[.$A30]*100/([.$A30]+([.Q$3]*[.$B$1]))" office:value-type="float" office:value="45.7627118644068" calcext:value-type="float">
            <text:p>46</text:p>
          </table:table-cell>
          <table:table-cell table:style-name="ce65" table:formula="of:=[.$A30]*100/([.$A30]+([.R$3]*[.$B$1]))" office:value-type="float" office:value="44.2622950819672" calcext:value-type="float">
            <text:p>44</text:p>
          </table:table-cell>
          <table:table-cell table:style-name="ce65" table:formula="of:=[.$A30]*100/([.$A30]+([.S$3]*[.$B$1]))" office:value-type="float" office:value="42.8571428571429" calcext:value-type="float">
            <text:p>43</text:p>
          </table:table-cell>
          <table:table-cell table:style-name="ce65" table:formula="of:=[.$A30]*100/([.$A30]+([.T$3]*[.$B$1]))" office:value-type="float" office:value="41.5384615384615" calcext:value-type="float">
            <text:p>42</text:p>
          </table:table-cell>
          <table:table-cell table:style-name="ce65" table:formula="of:=[.$A30]*100/([.$A30]+([.U$3]*[.$B$1]))" office:value-type="float" office:value="40.2985074626866" calcext:value-type="float">
            <text:p>40</text:p>
          </table:table-cell>
          <table:table-cell table:style-name="ce65" table:formula="of:=[.$A30]*100/([.$A30]+([.V$3]*[.$B$1]))" office:value-type="float" office:value="39.1304347826087" calcext:value-type="float">
            <text:p>39</text:p>
          </table:table-cell>
          <table:table-cell table:style-name="ce65" table:formula="of:=[.$A30]*100/([.$A30]+([.W$3]*[.$B$1]))" office:value-type="float" office:value="38.0281690140845" calcext:value-type="float">
            <text:p>38</text:p>
          </table:table-cell>
          <table:table-cell table:style-name="ce65" table:formula="of:=[.$A30]*100/([.$A30]+([.X$3]*[.$B$1]))" office:value-type="float" office:value="36.986301369863" calcext:value-type="float">
            <text:p>37</text:p>
          </table:table-cell>
          <table:table-cell table:style-name="ce65" table:formula="of:=[.$A30]*100/([.$A30]+([.Y$3]*[.$B$1]))" office:value-type="float" office:value="36" calcext:value-type="float">
            <text:p>36</text:p>
          </table:table-cell>
          <table:table-cell table:style-name="ce65" table:formula="of:=[.$A30]*100/([.$A30]+([.Z$3]*[.$B$1]))" office:value-type="float" office:value="35.0649350649351" calcext:value-type="float">
            <text:p>35</text:p>
          </table:table-cell>
          <table:table-cell table:style-name="ce65" table:formula="of:=[.$A30]*100/([.$A30]+([.AA$3]*[.$B$1]))" office:value-type="float" office:value="34.1772151898734" calcext:value-type="float">
            <text:p>34</text:p>
          </table:table-cell>
          <table:table-cell table:style-name="ce65" table:formula="of:=[.$A30]*100/([.$A30]+([.AB$3]*[.$B$1]))" office:value-type="float" office:value="33.3333333333333" calcext:value-type="float">
            <text:p>33</text:p>
          </table:table-cell>
          <table:table-cell table:style-name="ce65" table:formula="of:=[.$A30]*100/([.$A30]+([.AC$3]*[.$B$1]))" office:value-type="float" office:value="32.5301204819277" calcext:value-type="float">
            <text:p>33</text:p>
          </table:table-cell>
          <table:table-cell table:style-name="ce65" table:formula="of:=[.$A30]*100/([.$A30]+([.AD$3]*[.$B$1]))" office:value-type="float" office:value="31.7647058823529" calcext:value-type="float">
            <text:p>32</text:p>
          </table:table-cell>
          <table:table-cell table:style-name="ce65" table:formula="of:=[.$A30]*100/([.$A30]+([.AE$3]*[.$B$1]))" office:value-type="float" office:value="31.0344827586207" calcext:value-type="float">
            <text:p>31</text:p>
          </table:table-cell>
          <table:table-cell table:number-columns-repeated="993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65" table:formula="of:=[.$A31]*100/([.$A31]+([.B$3]*[.$B$1]))" office:value-type="float" office:value="93.3333333333333" calcext:value-type="float">
            <text:p>93</text:p>
          </table:table-cell>
          <table:table-cell table:style-name="ce65" table:formula="of:=[.$A31]*100/([.$A31]+([.C$3]*[.$B$1]))" office:value-type="float" office:value="87.5" calcext:value-type="float">
            <text:p>88</text:p>
          </table:table-cell>
          <table:table-cell table:style-name="ce65" table:formula="of:=[.$A31]*100/([.$A31]+([.D$3]*[.$B$1]))" office:value-type="float" office:value="82.3529411764706" calcext:value-type="float">
            <text:p>82</text:p>
          </table:table-cell>
          <table:table-cell table:style-name="ce65" table:formula="of:=[.$A31]*100/([.$A31]+([.E$3]*[.$B$1]))" office:value-type="float" office:value="77.7777777777778" calcext:value-type="float">
            <text:p>78</text:p>
          </table:table-cell>
          <table:table-cell table:style-name="ce65" table:formula="of:=[.$A31]*100/([.$A31]+([.F$3]*[.$B$1]))" office:value-type="float" office:value="73.6842105263158" calcext:value-type="float">
            <text:p>74</text:p>
          </table:table-cell>
          <table:table-cell table:style-name="ce65" table:formula="of:=[.$A31]*100/([.$A31]+([.G$3]*[.$B$1]))" office:value-type="float" office:value="70" calcext:value-type="float">
            <text:p>70</text:p>
          </table:table-cell>
          <table:table-cell table:style-name="ce65" table:formula="of:=[.$A31]*100/([.$A31]+([.H$3]*[.$B$1]))" office:value-type="float" office:value="66.6666666666667" calcext:value-type="float">
            <text:p>67</text:p>
          </table:table-cell>
          <table:table-cell table:style-name="ce65" table:formula="of:=[.$A31]*100/([.$A31]+([.I$3]*[.$B$1]))" office:value-type="float" office:value="63.6363636363636" calcext:value-type="float">
            <text:p>64</text:p>
          </table:table-cell>
          <table:table-cell table:style-name="ce65" table:formula="of:=[.$A31]*100/([.$A31]+([.J$3]*[.$B$1]))" office:value-type="float" office:value="60.8695652173913" calcext:value-type="float">
            <text:p>61</text:p>
          </table:table-cell>
          <table:table-cell table:style-name="ce65" table:formula="of:=[.$A31]*100/([.$A31]+([.K$3]*[.$B$1]))" office:value-type="float" office:value="58.3333333333333" calcext:value-type="float">
            <text:p>58</text:p>
          </table:table-cell>
          <table:table-cell table:style-name="ce65" table:formula="of:=[.$A31]*100/([.$A31]+([.L$3]*[.$B$1]))" office:value-type="float" office:value="56" calcext:value-type="float">
            <text:p>56</text:p>
          </table:table-cell>
          <table:table-cell table:style-name="ce65" table:formula="of:=[.$A31]*100/([.$A31]+([.M$3]*[.$B$1]))" office:value-type="float" office:value="53.8461538461539" calcext:value-type="float">
            <text:p>54</text:p>
          </table:table-cell>
          <table:table-cell table:style-name="ce65" table:formula="of:=[.$A31]*100/([.$A31]+([.N$3]*[.$B$1]))" office:value-type="float" office:value="51.8518518518519" calcext:value-type="float">
            <text:p>52</text:p>
          </table:table-cell>
          <table:table-cell table:style-name="ce65" table:formula="of:=[.$A31]*100/([.$A31]+([.O$3]*[.$B$1]))" office:value-type="float" office:value="50" calcext:value-type="float">
            <text:p>50</text:p>
          </table:table-cell>
          <table:table-cell table:style-name="ce65" table:formula="of:=[.$A31]*100/([.$A31]+([.P$3]*[.$B$1]))" office:value-type="float" office:value="48.2758620689655" calcext:value-type="float">
            <text:p>48</text:p>
          </table:table-cell>
          <table:table-cell table:style-name="ce65" table:formula="of:=[.$A31]*100/([.$A31]+([.Q$3]*[.$B$1]))" office:value-type="float" office:value="46.6666666666667" calcext:value-type="float">
            <text:p>47</text:p>
          </table:table-cell>
          <table:table-cell table:style-name="ce65" table:formula="of:=[.$A31]*100/([.$A31]+([.R$3]*[.$B$1]))" office:value-type="float" office:value="45.1612903225807" calcext:value-type="float">
            <text:p>45</text:p>
          </table:table-cell>
          <table:table-cell table:style-name="ce65" table:formula="of:=[.$A31]*100/([.$A31]+([.S$3]*[.$B$1]))" office:value-type="float" office:value="43.75" calcext:value-type="float">
            <text:p>44</text:p>
          </table:table-cell>
          <table:table-cell table:style-name="ce65" table:formula="of:=[.$A31]*100/([.$A31]+([.T$3]*[.$B$1]))" office:value-type="float" office:value="42.4242424242424" calcext:value-type="float">
            <text:p>42</text:p>
          </table:table-cell>
          <table:table-cell table:style-name="ce65" table:formula="of:=[.$A31]*100/([.$A31]+([.U$3]*[.$B$1]))" office:value-type="float" office:value="41.1764705882353" calcext:value-type="float">
            <text:p>41</text:p>
          </table:table-cell>
          <table:table-cell table:style-name="ce65" table:formula="of:=[.$A31]*100/([.$A31]+([.V$3]*[.$B$1]))" office:value-type="float" office:value="40" calcext:value-type="float">
            <text:p>40</text:p>
          </table:table-cell>
          <table:table-cell table:style-name="ce65" table:formula="of:=[.$A31]*100/([.$A31]+([.W$3]*[.$B$1]))" office:value-type="float" office:value="38.8888888888889" calcext:value-type="float">
            <text:p>39</text:p>
          </table:table-cell>
          <table:table-cell table:style-name="ce65" table:formula="of:=[.$A31]*100/([.$A31]+([.X$3]*[.$B$1]))" office:value-type="float" office:value="37.8378378378378" calcext:value-type="float">
            <text:p>38</text:p>
          </table:table-cell>
          <table:table-cell table:style-name="ce65" table:formula="of:=[.$A31]*100/([.$A31]+([.Y$3]*[.$B$1]))" office:value-type="float" office:value="36.8421052631579" calcext:value-type="float">
            <text:p>37</text:p>
          </table:table-cell>
          <table:table-cell table:style-name="ce65" table:formula="of:=[.$A31]*100/([.$A31]+([.Z$3]*[.$B$1]))" office:value-type="float" office:value="35.8974358974359" calcext:value-type="float">
            <text:p>36</text:p>
          </table:table-cell>
          <table:table-cell table:style-name="ce65" table:formula="of:=[.$A31]*100/([.$A31]+([.AA$3]*[.$B$1]))" office:value-type="float" office:value="35" calcext:value-type="float">
            <text:p>35</text:p>
          </table:table-cell>
          <table:table-cell table:style-name="ce65" table:formula="of:=[.$A31]*100/([.$A31]+([.AB$3]*[.$B$1]))" office:value-type="float" office:value="34.1463414634146" calcext:value-type="float">
            <text:p>34</text:p>
          </table:table-cell>
          <table:table-cell table:style-name="ce65" table:formula="of:=[.$A31]*100/([.$A31]+([.AC$3]*[.$B$1]))" office:value-type="float" office:value="33.3333333333333" calcext:value-type="float">
            <text:p>33</text:p>
          </table:table-cell>
          <table:table-cell table:style-name="ce65" table:formula="of:=[.$A31]*100/([.$A31]+([.AD$3]*[.$B$1]))" office:value-type="float" office:value="32.5581395348837" calcext:value-type="float">
            <text:p>33</text:p>
          </table:table-cell>
          <table:table-cell table:style-name="ce65" table:formula="of:=[.$A31]*100/([.$A31]+([.AE$3]*[.$B$1]))" office:value-type="float" office:value="31.8181818181818" calcext:value-type="float">
            <text:p>32</text:p>
          </table:table-cell>
          <table:table-cell table:number-columns-repeated="993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65" table:formula="of:=[.$A32]*100/([.$A32]+([.B$3]*[.$B$1]))" office:value-type="float" office:value="93.5483870967742" calcext:value-type="float">
            <text:p>94</text:p>
          </table:table-cell>
          <table:table-cell table:style-name="ce65" table:formula="of:=[.$A32]*100/([.$A32]+([.C$3]*[.$B$1]))" office:value-type="float" office:value="87.8787878787879" calcext:value-type="float">
            <text:p>88</text:p>
          </table:table-cell>
          <table:table-cell table:style-name="ce65" table:formula="of:=[.$A32]*100/([.$A32]+([.D$3]*[.$B$1]))" office:value-type="float" office:value="82.8571428571429" calcext:value-type="float">
            <text:p>83</text:p>
          </table:table-cell>
          <table:table-cell table:style-name="ce65" table:formula="of:=[.$A32]*100/([.$A32]+([.E$3]*[.$B$1]))" office:value-type="float" office:value="78.3783783783784" calcext:value-type="float">
            <text:p>78</text:p>
          </table:table-cell>
          <table:table-cell table:style-name="ce65" table:formula="of:=[.$A32]*100/([.$A32]+([.F$3]*[.$B$1]))" office:value-type="float" office:value="74.3589743589744" calcext:value-type="float">
            <text:p>74</text:p>
          </table:table-cell>
          <table:table-cell table:style-name="ce65" table:formula="of:=[.$A32]*100/([.$A32]+([.G$3]*[.$B$1]))" office:value-type="float" office:value="70.7317073170732" calcext:value-type="float">
            <text:p>71</text:p>
          </table:table-cell>
          <table:table-cell table:style-name="ce65" table:formula="of:=[.$A32]*100/([.$A32]+([.H$3]*[.$B$1]))" office:value-type="float" office:value="67.4418604651163" calcext:value-type="float">
            <text:p>67</text:p>
          </table:table-cell>
          <table:table-cell table:style-name="ce65" table:formula="of:=[.$A32]*100/([.$A32]+([.I$3]*[.$B$1]))" office:value-type="float" office:value="64.4444444444444" calcext:value-type="float">
            <text:p>64</text:p>
          </table:table-cell>
          <table:table-cell table:style-name="ce65" table:formula="of:=[.$A32]*100/([.$A32]+([.J$3]*[.$B$1]))" office:value-type="float" office:value="61.7021276595745" calcext:value-type="float">
            <text:p>62</text:p>
          </table:table-cell>
          <table:table-cell table:style-name="ce65" table:formula="of:=[.$A32]*100/([.$A32]+([.K$3]*[.$B$1]))" office:value-type="float" office:value="59.1836734693878" calcext:value-type="float">
            <text:p>59</text:p>
          </table:table-cell>
          <table:table-cell table:style-name="ce65" table:formula="of:=[.$A32]*100/([.$A32]+([.L$3]*[.$B$1]))" office:value-type="float" office:value="56.8627450980392" calcext:value-type="float">
            <text:p>57</text:p>
          </table:table-cell>
          <table:table-cell table:style-name="ce65" table:formula="of:=[.$A32]*100/([.$A32]+([.M$3]*[.$B$1]))" office:value-type="float" office:value="54.7169811320755" calcext:value-type="float">
            <text:p>55</text:p>
          </table:table-cell>
          <table:table-cell table:style-name="ce65" table:formula="of:=[.$A32]*100/([.$A32]+([.N$3]*[.$B$1]))" office:value-type="float" office:value="52.7272727272727" calcext:value-type="float">
            <text:p>53</text:p>
          </table:table-cell>
          <table:table-cell table:style-name="ce65" table:formula="of:=[.$A32]*100/([.$A32]+([.O$3]*[.$B$1]))" office:value-type="float" office:value="50.8771929824561" calcext:value-type="float">
            <text:p>51</text:p>
          </table:table-cell>
          <table:table-cell table:style-name="ce65" table:formula="of:=[.$A32]*100/([.$A32]+([.P$3]*[.$B$1]))" office:value-type="float" office:value="49.1525423728814" calcext:value-type="float">
            <text:p>49</text:p>
          </table:table-cell>
          <table:table-cell table:style-name="ce65" table:formula="of:=[.$A32]*100/([.$A32]+([.Q$3]*[.$B$1]))" office:value-type="float" office:value="47.5409836065574" calcext:value-type="float">
            <text:p>48</text:p>
          </table:table-cell>
          <table:table-cell table:style-name="ce65" table:formula="of:=[.$A32]*100/([.$A32]+([.R$3]*[.$B$1]))" office:value-type="float" office:value="46.031746031746" calcext:value-type="float">
            <text:p>46</text:p>
          </table:table-cell>
          <table:table-cell table:style-name="ce65" table:formula="of:=[.$A32]*100/([.$A32]+([.S$3]*[.$B$1]))" office:value-type="float" office:value="44.6153846153846" calcext:value-type="float">
            <text:p>45</text:p>
          </table:table-cell>
          <table:table-cell table:style-name="ce65" table:formula="of:=[.$A32]*100/([.$A32]+([.T$3]*[.$B$1]))" office:value-type="float" office:value="43.2835820895522" calcext:value-type="float">
            <text:p>43</text:p>
          </table:table-cell>
          <table:table-cell table:style-name="ce65" table:formula="of:=[.$A32]*100/([.$A32]+([.U$3]*[.$B$1]))" office:value-type="float" office:value="42.0289855072464" calcext:value-type="float">
            <text:p>42</text:p>
          </table:table-cell>
          <table:table-cell table:style-name="ce65" table:formula="of:=[.$A32]*100/([.$A32]+([.V$3]*[.$B$1]))" office:value-type="float" office:value="40.8450704225352" calcext:value-type="float">
            <text:p>41</text:p>
          </table:table-cell>
          <table:table-cell table:style-name="ce65" table:formula="of:=[.$A32]*100/([.$A32]+([.W$3]*[.$B$1]))" office:value-type="float" office:value="39.7260273972603" calcext:value-type="float">
            <text:p>40</text:p>
          </table:table-cell>
          <table:table-cell table:style-name="ce65" table:formula="of:=[.$A32]*100/([.$A32]+([.X$3]*[.$B$1]))" office:value-type="float" office:value="38.6666666666667" calcext:value-type="float">
            <text:p>39</text:p>
          </table:table-cell>
          <table:table-cell table:style-name="ce65" table:formula="of:=[.$A32]*100/([.$A32]+([.Y$3]*[.$B$1]))" office:value-type="float" office:value="37.6623376623377" calcext:value-type="float">
            <text:p>38</text:p>
          </table:table-cell>
          <table:table-cell table:style-name="ce65" table:formula="of:=[.$A32]*100/([.$A32]+([.Z$3]*[.$B$1]))" office:value-type="float" office:value="36.7088607594937" calcext:value-type="float">
            <text:p>37</text:p>
          </table:table-cell>
          <table:table-cell table:style-name="ce65" table:formula="of:=[.$A32]*100/([.$A32]+([.AA$3]*[.$B$1]))" office:value-type="float" office:value="35.8024691358025" calcext:value-type="float">
            <text:p>36</text:p>
          </table:table-cell>
          <table:table-cell table:style-name="ce65" table:formula="of:=[.$A32]*100/([.$A32]+([.AB$3]*[.$B$1]))" office:value-type="float" office:value="34.9397590361446" calcext:value-type="float">
            <text:p>35</text:p>
          </table:table-cell>
          <table:table-cell table:style-name="ce65" table:formula="of:=[.$A32]*100/([.$A32]+([.AC$3]*[.$B$1]))" office:value-type="float" office:value="34.1176470588235" calcext:value-type="float">
            <text:p>34</text:p>
          </table:table-cell>
          <table:table-cell table:style-name="ce65" table:formula="of:=[.$A32]*100/([.$A32]+([.AD$3]*[.$B$1]))" office:value-type="float" office:value="33.3333333333333" calcext:value-type="float">
            <text:p>33</text:p>
          </table:table-cell>
          <table:table-cell table:style-name="ce65" table:formula="of:=[.$A32]*100/([.$A32]+([.AE$3]*[.$B$1]))" office:value-type="float" office:value="32.5842696629214" calcext:value-type="float">
            <text:p>33</text:p>
          </table:table-cell>
          <table:table-cell table:number-columns-repeated="993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65" table:formula="of:=[.$A33]*100/([.$A33]+([.B$3]*[.$B$1]))" office:value-type="float" office:value="93.75" calcext:value-type="float">
            <text:p>94</text:p>
          </table:table-cell>
          <table:table-cell table:style-name="ce65" table:formula="of:=[.$A33]*100/([.$A33]+([.C$3]*[.$B$1]))" office:value-type="float" office:value="88.2352941176471" calcext:value-type="float">
            <text:p>88</text:p>
          </table:table-cell>
          <table:table-cell table:style-name="ce65" table:formula="of:=[.$A33]*100/([.$A33]+([.D$3]*[.$B$1]))" office:value-type="float" office:value="83.3333333333333" calcext:value-type="float">
            <text:p>83</text:p>
          </table:table-cell>
          <table:table-cell table:style-name="ce65" table:formula="of:=[.$A33]*100/([.$A33]+([.E$3]*[.$B$1]))" office:value-type="float" office:value="78.9473684210526" calcext:value-type="float">
            <text:p>79</text:p>
          </table:table-cell>
          <table:table-cell table:style-name="ce65" table:formula="of:=[.$A33]*100/([.$A33]+([.F$3]*[.$B$1]))" office:value-type="float" office:value="75" calcext:value-type="float">
            <text:p>75</text:p>
          </table:table-cell>
          <table:table-cell table:style-name="ce65" table:formula="of:=[.$A33]*100/([.$A33]+([.G$3]*[.$B$1]))" office:value-type="float" office:value="71.4285714285714" calcext:value-type="float">
            <text:p>71</text:p>
          </table:table-cell>
          <table:table-cell table:style-name="ce65" table:formula="of:=[.$A33]*100/([.$A33]+([.H$3]*[.$B$1]))" office:value-type="float" office:value="68.1818181818182" calcext:value-type="float">
            <text:p>68</text:p>
          </table:table-cell>
          <table:table-cell table:style-name="ce65" table:formula="of:=[.$A33]*100/([.$A33]+([.I$3]*[.$B$1]))" office:value-type="float" office:value="65.2173913043478" calcext:value-type="float">
            <text:p>65</text:p>
          </table:table-cell>
          <table:table-cell table:style-name="ce65" table:formula="of:=[.$A33]*100/([.$A33]+([.J$3]*[.$B$1]))" office:value-type="float" office:value="62.5" calcext:value-type="float">
            <text:p>63</text:p>
          </table:table-cell>
          <table:table-cell table:style-name="ce65" table:formula="of:=[.$A33]*100/([.$A33]+([.K$3]*[.$B$1]))" office:value-type="float" office:value="60" calcext:value-type="float">
            <text:p>60</text:p>
          </table:table-cell>
          <table:table-cell table:style-name="ce65" table:formula="of:=[.$A33]*100/([.$A33]+([.L$3]*[.$B$1]))" office:value-type="float" office:value="57.6923076923077" calcext:value-type="float">
            <text:p>58</text:p>
          </table:table-cell>
          <table:table-cell table:style-name="ce65" table:formula="of:=[.$A33]*100/([.$A33]+([.M$3]*[.$B$1]))" office:value-type="float" office:value="55.5555555555556" calcext:value-type="float">
            <text:p>56</text:p>
          </table:table-cell>
          <table:table-cell table:style-name="ce65" table:formula="of:=[.$A33]*100/([.$A33]+([.N$3]*[.$B$1]))" office:value-type="float" office:value="53.5714285714286" calcext:value-type="float">
            <text:p>54</text:p>
          </table:table-cell>
          <table:table-cell table:style-name="ce65" table:formula="of:=[.$A33]*100/([.$A33]+([.O$3]*[.$B$1]))" office:value-type="float" office:value="51.7241379310345" calcext:value-type="float">
            <text:p>52</text:p>
          </table:table-cell>
          <table:table-cell table:style-name="ce65" table:formula="of:=[.$A33]*100/([.$A33]+([.P$3]*[.$B$1]))" office:value-type="float" office:value="50" calcext:value-type="float">
            <text:p>50</text:p>
          </table:table-cell>
          <table:table-cell table:style-name="ce65" table:formula="of:=[.$A33]*100/([.$A33]+([.Q$3]*[.$B$1]))" office:value-type="float" office:value="48.3870967741936" calcext:value-type="float">
            <text:p>48</text:p>
          </table:table-cell>
          <table:table-cell table:style-name="ce65" table:formula="of:=[.$A33]*100/([.$A33]+([.R$3]*[.$B$1]))" office:value-type="float" office:value="46.875" calcext:value-type="float">
            <text:p>47</text:p>
          </table:table-cell>
          <table:table-cell table:style-name="ce65" table:formula="of:=[.$A33]*100/([.$A33]+([.S$3]*[.$B$1]))" office:value-type="float" office:value="45.4545454545455" calcext:value-type="float">
            <text:p>45</text:p>
          </table:table-cell>
          <table:table-cell table:style-name="ce65" table:formula="of:=[.$A33]*100/([.$A33]+([.T$3]*[.$B$1]))" office:value-type="float" office:value="44.1176470588235" calcext:value-type="float">
            <text:p>44</text:p>
          </table:table-cell>
          <table:table-cell table:style-name="ce65" table:formula="of:=[.$A33]*100/([.$A33]+([.U$3]*[.$B$1]))" office:value-type="float" office:value="42.8571428571429" calcext:value-type="float">
            <text:p>43</text:p>
          </table:table-cell>
          <table:table-cell table:style-name="ce65" table:formula="of:=[.$A33]*100/([.$A33]+([.V$3]*[.$B$1]))" office:value-type="float" office:value="41.6666666666667" calcext:value-type="float">
            <text:p>42</text:p>
          </table:table-cell>
          <table:table-cell table:style-name="ce65" table:formula="of:=[.$A33]*100/([.$A33]+([.W$3]*[.$B$1]))" office:value-type="float" office:value="40.5405405405405" calcext:value-type="float">
            <text:p>41</text:p>
          </table:table-cell>
          <table:table-cell table:style-name="ce65" table:formula="of:=[.$A33]*100/([.$A33]+([.X$3]*[.$B$1]))" office:value-type="float" office:value="39.4736842105263" calcext:value-type="float">
            <text:p>39</text:p>
          </table:table-cell>
          <table:table-cell table:style-name="ce65" table:formula="of:=[.$A33]*100/([.$A33]+([.Y$3]*[.$B$1]))" office:value-type="float" office:value="38.4615384615385" calcext:value-type="float">
            <text:p>38</text:p>
          </table:table-cell>
          <table:table-cell table:style-name="ce65" table:formula="of:=[.$A33]*100/([.$A33]+([.Z$3]*[.$B$1]))" office:value-type="float" office:value="37.5" calcext:value-type="float">
            <text:p>38</text:p>
          </table:table-cell>
          <table:table-cell table:style-name="ce65" table:formula="of:=[.$A33]*100/([.$A33]+([.AA$3]*[.$B$1]))" office:value-type="float" office:value="36.5853658536585" calcext:value-type="float">
            <text:p>37</text:p>
          </table:table-cell>
          <table:table-cell table:style-name="ce65" table:formula="of:=[.$A33]*100/([.$A33]+([.AB$3]*[.$B$1]))" office:value-type="float" office:value="35.7142857142857" calcext:value-type="float">
            <text:p>36</text:p>
          </table:table-cell>
          <table:table-cell table:style-name="ce65" table:formula="of:=[.$A33]*100/([.$A33]+([.AC$3]*[.$B$1]))" office:value-type="float" office:value="34.8837209302326" calcext:value-type="float">
            <text:p>35</text:p>
          </table:table-cell>
          <table:table-cell table:style-name="ce65" table:formula="of:=[.$A33]*100/([.$A33]+([.AD$3]*[.$B$1]))" office:value-type="float" office:value="34.0909090909091" calcext:value-type="float">
            <text:p>34</text:p>
          </table:table-cell>
          <table:table-cell table:style-name="ce65" table:formula="of:=[.$A33]*100/([.$A33]+([.AE$3]*[.$B$1]))" office:value-type="float" office:value="33.3333333333333" calcext:value-type="float">
            <text:p>33</text:p>
          </table:table-cell>
          <table:table-cell table:number-columns-repeated="993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rg" table:style-name="ta1">
        <table:table-column table:style-name="co5" table:default-cell-style-name="ce63"/>
        <table:table-column table:style-name="co5" table:number-columns-repeated="3" table:default-cell-style-name="ce156"/>
        <table:table-column table:style-name="co5" table:default-cell-style-name="ce63"/>
        <table:table-column table:style-name="co5" table:number-columns-repeated="1019" table:default-cell-style-name="ce156"/>
        <table:table-row table:style-name="ro3">
          <table:table-cell table:style-name="ce153" office:value-type="string" calcext:value-type="string">
            <text:p>désorganisation</text:p>
          </table:table-cell>
          <table:table-cell table:style-name="ce155" table:number-columns-repeated="3"/>
          <table:table-cell table:style-name="ce153" office:value-type="string" calcext:value-type="string">
            <text:p>réorganisation</text:p>
          </table:table-cell>
          <table:table-cell table:style-name="ce155"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umber</text:p>
          </table:table-cell>
          <table:table-cell office:value-type="string" calcext:value-type="string">
            <text:p>move</text:p>
          </table:table-cell>
          <table:table-cell table:number-columns-repeated="2"/>
          <table:table-cell office:value-type="string" calcext:value-type="string">
            <text:p>tour</text:p>
          </table:table-cell>
          <table:table-cell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57" table:formula="of:=SQRT([.$A4]+40)/8" office:value-type="float" office:value="0.847791247890659" calcext:value-type="float">
            <text:p>0.8</text:p>
          </table:table-cell>
          <table:table-cell table:style-name="ce157" table:formula="of:=SQRT([.$A4]+376)/20" office:value-type="float" office:value="0.977241014284603" calcext:value-type="float">
            <text:p>1.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57" table:formula="of:=((([.$E4]-1)*[.$C$13])+((7-[.$E4])*[.$B$13]))/6" office:value-type="float" office:value="1.80277563773199" calcext:value-type="float">
            <text:p>1.8</text:p>
          </table:table-cell>
          <table:table-cell/>
          <table:table-cell table:style-name="ce63" table:number-columns-repeated="2"/>
          <table:table-cell table:number-columns-repeated="1015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57" table:formula="of:=SQRT([.$A5]+40)/8" office:value-type="float" office:value="0.901387818865997" calcext:value-type="float">
            <text:p>0.9</text:p>
          </table:table-cell>
          <table:table-cell table:style-name="ce157" table:formula="of:=SQRT([.$A5]+376)/20" office:value-type="float" office:value="0.98488578017961" calcext:value-type="float">
            <text:p>1.0</text:p>
          </table:table-cell>
          <table:table-cell/>
          <table:table-cell office:value-type="float" office:value="2" calcext:value-type="float">
            <text:p>2</text:p>
          </table:table-cell>
          <table:table-cell table:style-name="ce157" table:formula="of:=((([.$E5]-1)*[.$C$13])+((7-[.$E5])*[.$B$13]))/6" office:value-type="float" office:value="1.69667809460484" calcext:value-type="float">
            <text:p>1.7</text:p>
          </table:table-cell>
          <table:table-cell/>
          <table:table-cell table:style-name="ce63" table:number-columns-repeated="2"/>
          <table:table-cell table:number-columns-repeated="1015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157" table:formula="of:=SQRT([.$A6]+40)/8" office:value-type="float" office:value="1" calcext:value-type="float">
            <text:p>1.0</text:p>
          </table:table-cell>
          <table:table-cell table:style-name="ce157" table:formula="of:=SQRT([.$A6]+376)/20" office:value-type="float" office:value="1" calcext:value-type="float">
            <text:p>1.0</text:p>
          </table:table-cell>
          <table:table-cell/>
          <table:table-cell office:value-type="float" office:value="3" calcext:value-type="float">
            <text:p>3</text:p>
          </table:table-cell>
          <table:table-cell table:style-name="ce157" table:formula="of:=((([.$E6]-1)*[.$C$13])+((7-[.$E6])*[.$B$13]))/6" office:value-type="float" office:value="1.59058055147768" calcext:value-type="float">
            <text:p>1.6</text:p>
          </table:table-cell>
          <table:table-cell/>
          <table:table-cell table:style-name="ce63" table:number-columns-repeated="2"/>
          <table:table-cell table:number-columns-repeated="1015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157" table:formula="of:=SQRT([.$A7]+40)/8" office:value-type="float" office:value="1.08972473588517" calcext:value-type="float">
            <text:p>1.1</text:p>
          </table:table-cell>
          <table:table-cell table:style-name="ce157" table:formula="of:=SQRT([.$A7]+376)/20" office:value-type="float" office:value="1.01488915650922" calcext:value-type="float">
            <text:p>1.0</text:p>
          </table:table-cell>
          <table:table-cell/>
          <table:table-cell office:value-type="float" office:value="4" calcext:value-type="float">
            <text:p>4</text:p>
          </table:table-cell>
          <table:table-cell table:style-name="ce157" table:formula="of:=((([.$E7]-1)*[.$C$13])+((7-[.$E7])*[.$B$13]))/6" office:value-type="float" office:value="1.48448300835053" calcext:value-type="float">
            <text:p>1.5</text:p>
          </table:table-cell>
          <table:table-cell/>
          <table:table-cell table:style-name="ce63" table:number-columns-repeated="2"/>
          <table:table-cell table:number-columns-repeated="1015"/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157" table:formula="of:=SQRT([.$A8]+40)/8" office:value-type="float" office:value="1.17260393995586" calcext:value-type="float">
            <text:p>1.2</text:p>
          </table:table-cell>
          <table:table-cell table:style-name="ce157" table:formula="of:=SQRT([.$A8]+376)/20" office:value-type="float" office:value="1.0295630140987" calcext:value-type="float">
            <text:p>1.0</text:p>
          </table:table-cell>
          <table:table-cell/>
          <table:table-cell office:value-type="float" office:value="5" calcext:value-type="float">
            <text:p>5</text:p>
          </table:table-cell>
          <table:table-cell table:style-name="ce157" table:formula="of:=((([.$E8]-1)*[.$C$13])+((7-[.$E8])*[.$B$13]))/6" office:value-type="float" office:value="1.37838546522337" calcext:value-type="float">
            <text:p>1.4</text:p>
          </table:table-cell>
          <table:table-cell/>
          <table:table-cell table:style-name="ce63" table:number-columns-repeated="2"/>
          <table:table-cell table:number-columns-repeated="1015"/>
        </table:table-row>
        <table:table-row table:style-name="ro1">
          <table:table-cell office:value-type="float" office:value="72" calcext:value-type="float">
            <text:p>72</text:p>
          </table:table-cell>
          <table:table-cell table:style-name="ce157" table:formula="of:=SQRT([.$A9]+40)/8" office:value-type="float" office:value="1.3228756555323" calcext:value-type="float">
            <text:p>1.3</text:p>
          </table:table-cell>
          <table:table-cell table:style-name="ce157" table:formula="of:=SQRT([.$A9]+376)/20" office:value-type="float" office:value="1.05830052442584" calcext:value-type="float">
            <text:p>1.1</text:p>
          </table:table-cell>
          <table:table-cell/>
          <table:table-cell office:value-type="float" office:value="6" calcext:value-type="float">
            <text:p>6</text:p>
          </table:table-cell>
          <table:table-cell table:style-name="ce157" table:formula="of:=((([.$E9]-1)*[.$C$13])+((7-[.$E9])*[.$B$13]))/6" office:value-type="float" office:value="1.27228792209622" calcext:value-type="float">
            <text:p>1.3</text:p>
          </table:table-cell>
          <table:table-cell/>
          <table:table-cell table:style-name="ce63" table:number-columns-repeated="2"/>
          <table:table-cell table:number-columns-repeated="1015"/>
        </table:table-row>
        <table:table-row table:style-name="ro1">
          <table:table-cell office:value-type="float" office:value="96" calcext:value-type="float">
            <text:p>96</text:p>
          </table:table-cell>
          <table:table-cell table:style-name="ce157" table:formula="of:=SQRT([.$A10]+40)/8" office:value-type="float" office:value="1.45773797371133" calcext:value-type="float">
            <text:p>1.5</text:p>
          </table:table-cell>
          <table:table-cell table:style-name="ce157" table:formula="of:=SQRT([.$A10]+376)/20" office:value-type="float" office:value="1.08627804912002" calcext:value-type="float">
            <text:p>1.1</text:p>
          </table:table-cell>
          <table:table-cell/>
          <table:table-cell office:value-type="float" office:value="7" calcext:value-type="float">
            <text:p>7</text:p>
          </table:table-cell>
          <table:table-cell table:style-name="ce157" table:formula="of:=((([.$E10]-1)*[.$C$13])+((7-[.$E10])*[.$B$13]))/6" office:value-type="float" office:value="1.16619037896906" calcext:value-type="float">
            <text:p>1.2</text:p>
          </table:table-cell>
          <table:table-cell/>
          <table:table-cell table:style-name="ce63" table:number-columns-repeated="2"/>
          <table:table-cell table:number-columns-repeated="1015"/>
        </table:table-row>
        <table:table-row table:style-name="ro1">
          <table:table-cell office:value-type="float" office:value="120" calcext:value-type="float">
            <text:p>120</text:p>
          </table:table-cell>
          <table:table-cell table:style-name="ce157" table:formula="of:=SQRT([.$A11]+40)/8" office:value-type="float" office:value="1.58113883008419" calcext:value-type="float">
            <text:p>1.6</text:p>
          </table:table-cell>
          <table:table-cell table:style-name="ce157" table:formula="of:=SQRT([.$A11]+376)/20" office:value-type="float" office:value="1.113552872566" calcext:value-type="float">
            <text:p>1.1</text:p>
          </table:table-cell>
          <table:table-cell table:number-columns-repeated="2"/>
          <table:table-cell table:style-name="ce157"/>
          <table:table-cell table:number-columns-repeated="1018"/>
        </table:table-row>
        <table:table-row table:style-name="ro1">
          <table:table-cell office:value-type="float" office:value="144" calcext:value-type="float">
            <text:p>144</text:p>
          </table:table-cell>
          <table:table-cell table:style-name="ce157" table:formula="of:=SQRT([.$A12]+40)/8" office:value-type="float" office:value="1.69558249578132" calcext:value-type="float">
            <text:p>1.7</text:p>
          </table:table-cell>
          <table:table-cell table:style-name="ce157" table:formula="of:=SQRT([.$A12]+376)/20" office:value-type="float" office:value="1.14017542509914" calcext:value-type="float">
            <text:p>1.1</text:p>
          </table:table-cell>
          <table:table-cell table:number-columns-repeated="2"/>
          <table:table-cell table:style-name="ce157"/>
          <table:table-cell table:number-columns-repeated="1018"/>
        </table:table-row>
        <table:table-row table:style-name="ro1">
          <table:table-cell table:style-name="ce154" office:value-type="float" office:value="168" calcext:value-type="float">
            <text:p>168</text:p>
          </table:table-cell>
          <table:table-cell table:style-name="ce158" table:formula="of:=SQRT([.$A13]+40)/8" office:value-type="float" office:value="1.80277563773199" calcext:value-type="float">
            <text:p>1.8</text:p>
          </table:table-cell>
          <table:table-cell table:style-name="ce158" table:formula="of:=SQRT([.$A13]+376)/20" office:value-type="float" office:value="1.16619037896906" calcext:value-type="float">
            <text:p>1.2</text:p>
          </table:table-cell>
          <table:table-cell table:number-columns-repeated="2"/>
          <table:table-cell table:style-name="ce157"/>
          <table:table-cell table:number-columns-repeated="1018"/>
        </table:table-row>
        <table:table-row table:style-name="ro1">
          <table:table-cell office:value-type="float" office:value="192" calcext:value-type="float">
            <text:p>192</text:p>
          </table:table-cell>
          <table:table-cell table:style-name="ce157" table:formula="of:=SQRT([.$A14]+40)/8" office:value-type="float" office:value="1.90394327646598" calcext:value-type="float">
            <text:p>1.9</text:p>
          </table:table-cell>
          <table:table-cell table:style-name="ce157" table:formula="of:=SQRT([.$A14]+376)/20" office:value-type="float" office:value="1.1916375287813" calcext:value-type="float">
            <text:p>1.2</text:p>
          </table:table-cell>
          <table:table-cell table:number-columns-repeated="1021"/>
        </table:table-row>
        <table:table-row table:style-name="ro1">
          <table:table-cell office:value-type="float" office:value="216" calcext:value-type="float">
            <text:p>216</text:p>
          </table:table-cell>
          <table:table-cell table:style-name="ce157" table:formula="of:=SQRT([.$A15]+40)/8" office:value-type="float" office:value="2" calcext:value-type="float">
            <text:p>2.0</text:p>
          </table:table-cell>
          <table:table-cell table:style-name="ce157" table:formula="of:=SQRT([.$A15]+376)/20" office:value-type="float" office:value="1.21655250605964" calcext:value-type="float">
            <text:p>1.2</text:p>
          </table:table-cell>
          <table:table-cell table:number-columns-repeated="1021"/>
        </table:table-row>
        <table:table-row table:style-name="ro1">
          <table:table-cell office:value-type="float" office:value="240" calcext:value-type="float">
            <text:p>240</text:p>
          </table:table-cell>
          <table:table-cell table:style-name="ce157" table:formula="of:=SQRT([.$A16]+40)/8" office:value-type="float" office:value="2.09165006633519" calcext:value-type="float">
            <text:p>2.1</text:p>
          </table:table-cell>
          <table:table-cell table:style-name="ce157" table:formula="of:=SQRT([.$A16]+376)/20" office:value-type="float" office:value="1.24096736459909" calcext:value-type="float">
            <text:p>1.2</text:p>
          </table:table-cell>
          <table:table-cell table:number-columns-repeated="1021"/>
        </table:table-row>
        <table:table-row table:style-name="ro1">
          <table:table-cell office:value-type="float" office:value="264" calcext:value-type="float">
            <text:p>264</text:p>
          </table:table-cell>
          <table:table-cell table:style-name="ce157" table:formula="of:=SQRT([.$A17]+40)/8" office:value-type="float" office:value="2.17944947177034" calcext:value-type="float">
            <text:p>2.2</text:p>
          </table:table-cell>
          <table:table-cell table:style-name="ce157" table:formula="of:=SQRT([.$A17]+376)/20" office:value-type="float" office:value="1.26491106406735" calcext:value-type="float">
            <text:p>1.3</text:p>
          </table:table-cell>
          <table:table-cell table:number-columns-repeated="1021"/>
        </table:table-row>
        <table:table-row table:style-name="ro1">
          <table:table-cell office:value-type="float" office:value="288" calcext:value-type="float">
            <text:p>288</text:p>
          </table:table-cell>
          <table:table-cell table:style-name="ce157" table:formula="of:=SQRT([.$A18]+40)/8" office:value-type="float" office:value="2.26384628453435" calcext:value-type="float">
            <text:p>2.3</text:p>
          </table:table-cell>
          <table:table-cell table:style-name="ce157" table:formula="of:=SQRT([.$A18]+376)/20" office:value-type="float" office:value="1.28840987267251" calcext:value-type="float">
            <text:p>1.3</text:p>
          </table:table-cell>
          <table:table-cell table:number-columns-repeated="1021"/>
        </table:table-row>
        <table:table-row table:style-name="ro1">
          <table:table-cell office:value-type="float" office:value="312" calcext:value-type="float">
            <text:p>312</text:p>
          </table:table-cell>
          <table:table-cell table:style-name="ce157" table:formula="of:=SQRT([.$A19]+40)/8" office:value-type="float" office:value="2.34520787991171" calcext:value-type="float">
            <text:p>2.3</text:p>
          </table:table-cell>
          <table:table-cell table:style-name="ce157" table:formula="of:=SQRT([.$A19]+376)/20" office:value-type="float" office:value="1.3114877048604" calcext:value-type="float">
            <text:p>1.3</text:p>
          </table:table-cell>
          <table:table-cell table:number-columns-repeated="1021"/>
        </table:table-row>
        <table:table-row table:style-name="ro1">
          <table:table-cell office:value-type="float" office:value="336" calcext:value-type="float">
            <text:p>336</text:p>
          </table:table-cell>
          <table:table-cell table:style-name="ce157" table:formula="of:=SQRT([.$A20]+40)/8" office:value-type="float" office:value="2.42383992870816" calcext:value-type="float">
            <text:p>2.4</text:p>
          </table:table-cell>
          <table:table-cell table:style-name="ce157" table:formula="of:=SQRT([.$A20]+376)/20" office:value-type="float" office:value="1.33416640641263" calcext:value-type="float">
            <text:p>1.3</text:p>
          </table:table-cell>
          <table:table-cell table:number-columns-repeated="1021"/>
        </table:table-row>
        <table:table-row table:style-name="ro1">
          <table:table-cell office:value-type="float" office:value="360" calcext:value-type="float">
            <text:p>360</text:p>
          </table:table-cell>
          <table:table-cell table:style-name="ce157" table:formula="of:=SQRT([.$A21]+40)/8" office:value-type="float" office:value="2.5" calcext:value-type="float">
            <text:p>2.5</text:p>
          </table:table-cell>
          <table:table-cell table:style-name="ce157" table:formula="of:=SQRT([.$A21]+376)/20" office:value-type="float" office:value="1.35646599662505" calcext:value-type="float">
            <text:p>1.4</text:p>
          </table:table-cell>
          <table:table-cell table:number-columns-repeated="1021"/>
        </table:table-row>
        <table:table-row table:style-name="ro1">
          <table:table-cell office:value-type="float" office:value="384" calcext:value-type="float">
            <text:p>384</text:p>
          </table:table-cell>
          <table:table-cell table:style-name="ce157" table:formula="of:=SQRT([.$A22]+40)/8" office:value-type="float" office:value="2.57390753524675" calcext:value-type="float">
            <text:p>2.6</text:p>
          </table:table-cell>
          <table:table-cell table:style-name="ce157" table:formula="of:=SQRT([.$A22]+376)/20" office:value-type="float" office:value="1.37840487520902" calcext:value-type="float">
            <text:p>1.4</text:p>
          </table:table-cell>
          <table:table-cell table:number-columns-repeated="1021"/>
        </table:table-row>
        <table:table-row table:style-name="ro1">
          <table:table-cell office:value-type="float" office:value="408" calcext:value-type="float">
            <text:p>408</text:p>
          </table:table-cell>
          <table:table-cell table:style-name="ce157" table:formula="of:=SQRT([.$A23]+40)/8" office:value-type="float" office:value="2.64575131106459" calcext:value-type="float">
            <text:p>2.6</text:p>
          </table:table-cell>
          <table:table-cell table:style-name="ce157" table:formula="of:=SQRT([.$A23]+376)/20" office:value-type="float" office:value="1.4" calcext:value-type="float">
            <text:p>1.4</text:p>
          </table:table-cell>
          <table:table-cell table:number-columns-repeated="1021"/>
        </table:table-row>
        <table:table-row table:style-name="ro1">
          <table:table-cell office:value-type="float" office:value="432" calcext:value-type="float">
            <text:p>432</text:p>
          </table:table-cell>
          <table:table-cell table:style-name="ce157" table:formula="of:=SQRT([.$A24]+40)/8" office:value-type="float" office:value="2.71569512280005" calcext:value-type="float">
            <text:p>2.7</text:p>
          </table:table-cell>
          <table:table-cell table:style-name="ce157" table:formula="of:=SQRT([.$A24]+376)/20" office:value-type="float" office:value="1.42126704035519" calcext:value-type="float">
            <text:p>1.4</text:p>
          </table:table-cell>
          <table:table-cell table:number-columns-repeated="1021"/>
        </table:table-row>
        <table:table-row table:style-name="ro1">
          <table:table-cell office:value-type="float" office:value="456" calcext:value-type="float">
            <text:p>456</text:p>
          </table:table-cell>
          <table:table-cell table:style-name="ce157" table:formula="of:=SQRT([.$A25]+40)/8" office:value-type="float" office:value="2.78388218141501" calcext:value-type="float">
            <text:p>2.8</text:p>
          </table:table-cell>
          <table:table-cell table:style-name="ce157" table:formula="of:=SQRT([.$A25]+376)/20" office:value-type="float" office:value="1.4422205101856" calcext:value-type="float">
            <text:p>1.4</text:p>
          </table:table-cell>
          <table:table-cell table:number-columns-repeated="1021"/>
        </table:table-row>
        <table:table-row table:style-name="ro1">
          <table:table-cell office:value-type="float" office:value="480" calcext:value-type="float">
            <text:p>480</text:p>
          </table:table-cell>
          <table:table-cell table:style-name="ce157" table:formula="of:=SQRT([.$A26]+40)/8" office:value-type="float" office:value="2.85043856274784" calcext:value-type="float">
            <text:p>2.9</text:p>
          </table:table-cell>
          <table:table-cell table:style-name="ce157" table:formula="of:=SQRT([.$A26]+376)/20" office:value-type="float" office:value="1.46287388383278" calcext:value-type="float">
            <text:p>1.5</text:p>
          </table:table-cell>
          <table:table-cell table:number-columns-repeated="1021"/>
        </table:table-row>
        <table:table-row table:style-name="ro1">
          <table:table-cell office:value-type="float" office:value="504" calcext:value-type="float">
            <text:p>504</text:p>
          </table:table-cell>
          <table:table-cell table:style-name="ce157" table:formula="of:=SQRT([.$A27]+40)/8" office:value-type="float" office:value="2.91547594742265" calcext:value-type="float">
            <text:p>2.9</text:p>
          </table:table-cell>
          <table:table-cell table:style-name="ce157" table:formula="of:=SQRT([.$A27]+376)/20" office:value-type="float" office:value="1.48323969741913" calcext:value-type="float">
            <text:p>1.5</text:p>
          </table:table-cell>
          <table:table-cell table:number-columns-repeated="1021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nforts" table:style-name="ta1">
        <table:table-column table:style-name="co5" table:number-columns-repeated="1024" table:default-cell-style-name="ce104"/>
        <table:table-row table:style-name="ro3">
          <table:table-cell table:style-name="ce159" office:value-type="string" calcext:value-type="string">
            <text:p>Renforts</text:p>
          </table:table-cell>
          <table:table-cell table:style-name="ce159" table:number-columns-repeated="1023"/>
        </table:table-row>
        <table:table-row table:style-name="ro1">
          <table:table-cell table:style-name="ce160" office:value-type="string" calcext:value-type="string">
            <text:p>plus</text:p>
          </table:table-cell>
          <table:table-cell table:style-name="ce161" office:value-type="float" office:value="15" calcext:value-type="float">
            <text:p>15</text:p>
          </table:table-cell>
          <table:table-cell table:style-name="ce160" office:value-type="string" calcext:value-type="string">
            <text:p>fac</text:p>
          </table:table-cell>
          <table:table-cell table:style-name="ce161" office:value-type="float" office:value="7" calcext:value-type="float">
            <text:p>7</text:p>
          </table:table-cell>
          <table:table-cell table:style-name="ce160" office:value-type="string" calcext:value-type="string">
            <text:p>base</text:p>
          </table:table-cell>
          <table:table-cell table:style-name="ce161" office:value-type="float" office:value="33" calcext:value-type="float">
            <text:p>33</text:p>
          </table:table-cell>
          <table:table-cell table:style-name="ce107"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arrive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vesLeft</text:p>
          </table:table-cell>
          <table:table-cell office:value-type="string" calcext:value-type="string">
            <text:p>au tour</text:p>
          </table:table-cell>
          <table:table-cell table:number-columns-repeated="1022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65" table:formula="of:=[.$F$2]-(SQRT([.$A6]+[.$B$2])*[.$D$2])" office:value-type="float" office:value="2.48770739521528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65" table:formula="of:=[.$F$2]-(SQRT([.$A7]+[.$B$2])*[.$D$2])" office:value-type="float" office:value="3.30151519016501" calcext:value-type="float">
            <text:p>3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5" table:formula="of:=[.$F$2]-(SQRT([.$A8]+[.$B$2])*[.$D$2])" office:value-type="float" office:value="4.13826062067638" calcext:value-type="float">
            <text:p>4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65" table:formula="of:=[.$F$2]-(SQRT([.$A9]+[.$B$2])*[.$D$2])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65" table:formula="of:=[.$F$2]-(SQRT([.$A10]+[.$B$2])*[.$D$2])" office:value-type="float" office:value="5.88911657654808" calcext:value-type="float">
            <text:p>6</text:p>
          </table:table-cell>
          <table:table-cell table:number-columns-repeated="1022"/>
        </table:table-row>
        <table:table-row table:style-name="ro1">
          <table:table-cell office:value-type="float" office:value="-1" calcext:value-type="float">
            <text:p>-1</text:p>
          </table:table-cell>
          <table:table-cell table:style-name="ce65" table:formula="of:=[.$F$2]-(SQRT([.$A11]+[.$B$2])*[.$D$2])" office:value-type="float" office:value="6.80839829258241" calcext:value-type="float">
            <text:p>7</text:p>
          </table:table-cell>
          <table:table-cell table:number-columns-repeated="1022"/>
        </table:table-row>
        <table:table-row table:style-name="ro1">
          <table:table-cell office:value-type="float" office:value="-2" calcext:value-type="float">
            <text:p>-2</text:p>
          </table:table-cell>
          <table:table-cell table:style-name="ce65" table:formula="of:=[.$F$2]-(SQRT([.$A12]+[.$B$2])*[.$D$2])" office:value-type="float" office:value="7.76114107175208" calcext:value-type="float">
            <text:p>8</text:p>
          </table:table-cell>
          <table:table-cell table:number-columns-repeated="1022"/>
        </table:table-row>
        <table:table-row table:style-name="ro1">
          <table:table-cell office:value-type="float" office:value="-3" calcext:value-type="float">
            <text:p>-3</text:p>
          </table:table-cell>
          <table:table-cell table:style-name="ce65" table:formula="of:=[.$F$2]-(SQRT([.$A13]+[.$B$2])*[.$D$2])" office:value-type="float" office:value="8.75128869403572" calcext:value-type="float">
            <text:p>9</text:p>
          </table:table-cell>
          <table:table-cell table:number-columns-repeated="1022"/>
        </table:table-row>
        <table:table-row table:style-name="ro1">
          <table:table-cell office:value-type="float" office:value="-4" calcext:value-type="float">
            <text:p>-4</text:p>
          </table:table-cell>
          <table:table-cell table:style-name="ce65" table:formula="of:=[.$F$2]-(SQRT([.$A14]+[.$B$2])*[.$D$2])" office:value-type="float" office:value="9.7836264675122" calcext:value-type="float">
            <text:p>10</text:p>
          </table:table-cell>
          <table:table-cell table:number-columns-repeated="1022"/>
        </table:table-row>
        <table:table-row table:style-name="ro1">
          <table:table-cell office:value-type="float" office:value="-5" calcext:value-type="float">
            <text:p>-5</text:p>
          </table:table-cell>
          <table:table-cell table:style-name="ce65" table:formula="of:=[.$F$2]-(SQRT([.$A15]+[.$B$2])*[.$D$2])" office:value-type="float" office:value="10.8640563788213" calcext:value-type="float">
            <text:p>11</text:p>
          </table:table-cell>
          <table:table-cell table:number-columns-repeated="1022"/>
        </table:table-row>
        <table:table-row table:style-name="ro1">
          <table:table-cell office:value-type="float" office:value="-6" calcext:value-type="float">
            <text:p>-6</text:p>
          </table:table-cell>
          <table:table-cell table:style-name="ce65" table:formula="of:=[.$F$2]-(SQRT([.$A16]+[.$B$2])*[.$D$2])" office:value-type="float" office:value="12" calcext:value-type="float">
            <text:p>12</text:p>
          </table:table-cell>
          <table:table-cell table:number-columns-repeated="1022"/>
        </table:table-row>
        <table:table-row table:style-name="ro1">
          <table:table-cell office:value-type="float" office:value="-7" calcext:value-type="float">
            <text:p>-7</text:p>
          </table:table-cell>
          <table:table-cell table:style-name="ce65" table:formula="of:=[.$F$2]-(SQRT([.$A17]+[.$B$2])*[.$D$2])" office:value-type="float" office:value="13.2010101267767" calcext:value-type="float">
            <text:p>13</text:p>
          </table:table-cell>
          <table:table-cell table:number-columns-repeated="1022"/>
        </table:table-row>
        <table:table-row table:style-name="ro1">
          <table:table-cell office:value-type="float" office:value="-8" calcext:value-type="float">
            <text:p>-8</text:p>
          </table:table-cell>
          <table:table-cell table:style-name="ce65" table:formula="of:=[.$F$2]-(SQRT([.$A18]+[.$B$2])*[.$D$2])" office:value-type="float" office:value="14.4797408225479" calcext:value-type="float">
            <text:p>14</text:p>
          </table:table-cell>
          <table:table-cell table:number-columns-repeated="1022"/>
        </table:table-row>
        <table:table-row table:style-name="ro1">
          <table:table-cell office:value-type="float" office:value="-9" calcext:value-type="float">
            <text:p>-9</text:p>
          </table:table-cell>
          <table:table-cell table:style-name="ce65" table:formula="of:=[.$F$2]-(SQRT([.$A19]+[.$B$2])*[.$D$2])" office:value-type="float" office:value="15.8535718005178" calcext:value-type="float">
            <text:p>16</text:p>
          </table:table-cell>
          <table:table-cell table:number-columns-repeated="1022"/>
        </table:table-row>
        <table:table-row table:style-name="ro1">
          <table:table-cell office:value-type="float" office:value="-10" calcext:value-type="float">
            <text:p>-10</text:p>
          </table:table-cell>
          <table:table-cell table:style-name="ce65" table:formula="of:=[.$F$2]-(SQRT([.$A20]+[.$B$2])*[.$D$2])" office:value-type="float" office:value="17.3475241575015" calcext:value-type="float">
            <text:p>17</text:p>
          </table:table-cell>
          <table:table-cell table:number-columns-repeated="1022"/>
        </table:table-row>
        <table:table-row table:style-name="ro1">
          <table:table-cell/>
          <table:table-cell table:style-name="ce65"/>
          <table:table-cell table:number-columns-repeated="1022"/>
        </table:table-row>
        <table:table-row table:style-name="ro1">
          <table:table-cell office:value-type="string" calcext:value-type="string">
            <text:p>tous les membres du groupe attaqué sont là dès le tour 1</text:p>
          </table:table-cell>
          <table:table-cell table:style-name="ce65"/>
          <table:table-cell table:number-columns-repeated="1022"/>
        </table:table-row>
        <table:table-row table:style-name="ro1">
          <table:table-cell/>
          <table:table-cell table:style-name="ce65"/>
          <table:table-cell table:number-columns-repeated="1022"/>
        </table:table-row>
        <table:table-row table:style-name="ro1">
          <table:table-cell office:value-type="string" calcext:value-type="string">
            <text:p>si oui ou non les autres bataillons sur le territoire viennent en aide, dépend</text:p>
          </table:table-cell>
          <table:table-cell table:style-name="ce65"/>
          <table:table-cell table:number-columns-repeated="1022"/>
        </table:table-row>
        <table:table-row table:style-name="ro1">
          <table:table-cell/>
          <table:table-cell table:style-name="ce65"/>
          <table:table-cell table:number-columns-repeated="2"/>
          <table:table-cell office:value-type="string" calcext:value-type="string">
            <text:p>des ordres reçu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de l’attitude</text:p>
          </table:table-cell>
          <table:table-cell table:number-columns-repeated="1019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1" table:target-range-address="terrains.A3:terrains.AMJ19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number:number-style style:name="N123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11">00/00/0000</text:date>, <text:time style:data-style-name="N2" text:time-value="19:54:23.35823167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2T21:00:26.040635369</meta:creation-date>
    <meta:generator>LibreOffice/6.0.7.3$Linux_X86_64 LibreOffice_project/00m0$Build-3</meta:generator>
    <dc:date>2019-02-11T20:44:54.279699159</dc:date>
    <meta:editing-duration>P5DT8H12M4S</meta:editing-duration>
    <meta:editing-cycles>238</meta:editing-cycles>
    <meta:document-statistic meta:table-count="14" meta:cell-count="4626" meta:object-count="0"/>
  </office:meta>
</office:document-meta>
</file>